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66in"/>
    </style:style>
    <style:style style:name="co2" style:family="table-column">
      <style:table-column-properties fo:break-before="auto" style:column-width="0.8264in"/>
    </style:style>
    <style:style style:name="co3" style:family="table-column">
      <style:table-column-properties fo:break-before="auto" style:column-width="0.9217in"/>
    </style:style>
    <style:style style:name="co4" style:family="table-column">
      <style:table-column-properties fo:break-before="auto" style:column-width="0.6972in"/>
    </style:style>
    <style:style style:name="co5" style:family="table-column">
      <style:table-column-properties fo:break-before="auto" style:column-width="0.9453in"/>
    </style:style>
    <style:style style:name="co6" style:family="table-column">
      <style:table-column-properties fo:break-before="auto" style:column-width="0.7484in"/>
    </style:style>
    <style:style style:name="co7" style:family="table-column">
      <style:table-column-properties fo:break-before="auto" style:column-width="0.878in"/>
    </style:style>
    <style:style style:name="co8" style:family="table-column">
      <style:table-column-properties fo:break-before="auto" style:column-width="0.8008in"/>
    </style:style>
    <style:style style:name="co9" style:family="table-column">
      <style:table-column-properties fo:break-before="auto" style:column-width="0.9811in"/>
    </style:style>
    <style:style style:name="co10" style:family="table-column">
      <style:table-column-properties fo:break-before="auto" style:column-width="0.9555in"/>
    </style:style>
    <style:style style:name="co11" style:family="table-column">
      <style:table-column-properties fo:break-before="auto" style:column-width="0.7228in"/>
    </style:style>
    <style:style style:name="co12" style:family="table-column">
      <style:table-column-properties fo:break-before="auto" style:column-width="0.852in"/>
    </style:style>
    <style:style style:name="co13" style:family="table-column">
      <style:table-column-properties fo:break-before="auto" style:column-width="1.0846in"/>
    </style:style>
    <style:style style:name="co14" style:family="table-column">
      <style:table-column-properties fo:break-before="auto" style:column-width="1.1362in"/>
    </style:style>
    <style:style style:name="co15" style:family="table-column">
      <style:table-column-properties fo:break-before="auto" style:column-width="1.2138in"/>
    </style:style>
    <style:style style:name="co16" style:family="table-column">
      <style:table-column-properties fo:break-before="auto" style:column-width="1.3689in"/>
    </style:style>
    <style:style style:name="co17" style:family="table-column">
      <style:table-column-properties fo:break-before="auto" style:column-width="5.1925in"/>
    </style:style>
    <style:style style:name="co18" style:family="table-column">
      <style:table-column-properties fo:break-before="auto" style:column-width="3.4335in"/>
    </style:style>
    <style:style style:name="co19" style:family="table-column">
      <style:table-column-properties fo:break-before="auto" style:column-width="6.9598in"/>
    </style:style>
    <style:style style:name="co20" style:family="table-column">
      <style:table-column-properties fo:break-before="auto" style:column-width="6.278in"/>
    </style:style>
    <style:style style:name="co21" style:family="table-column">
      <style:table-column-properties fo:break-before="auto" style:column-width="2.9689in"/>
    </style:style>
    <style:style style:name="co22" style:family="table-column">
      <style:table-column-properties fo:break-before="auto" style:column-width="2.9764in"/>
    </style:style>
    <style:style style:name="co23" style:family="table-column">
      <style:table-column-properties fo:break-before="auto" style:column-width="1.7445in"/>
    </style:style>
    <style:style style:name="co24" style:family="table-column">
      <style:table-column-properties fo:break-before="auto" style:column-width="3.0543in"/>
    </style:style>
    <style:style style:name="co25" style:family="table-column">
      <style:table-column-properties fo:break-before="auto" style:column-width="3.6583in"/>
    </style:style>
    <style:style style:name="co26" style:family="table-column">
      <style:table-column-properties fo:break-before="auto" style:column-width="3.55in"/>
    </style:style>
    <style:style style:name="co27" style:family="table-column">
      <style:table-column-properties fo:break-before="auto" style:column-width="3.0307in"/>
    </style:style>
    <style:style style:name="co28" style:family="table-column">
      <style:table-column-properties fo:break-before="auto" style:column-width="1.2173in"/>
    </style:style>
    <style:style style:name="co29" style:family="table-column">
      <style:table-column-properties fo:break-before="auto" style:column-width="0.7598in"/>
    </style:style>
    <style:style style:name="co30" style:family="table-column">
      <style:table-column-properties fo:break-before="auto" style:column-width="1.8917in"/>
    </style:style>
    <style:style style:name="co31" style:family="table-column">
      <style:table-column-properties fo:break-before="auto" style:column-width="3.7437in"/>
    </style:style>
    <style:style style:name="co32" style:family="table-column">
      <style:table-column-properties fo:break-before="auto" style:column-width="0.9154in"/>
    </style:style>
    <style:style style:name="co33" style:family="table-column">
      <style:table-column-properties fo:break-before="auto" style:column-width="2.1008in"/>
    </style:style>
    <style:style style:name="co34" style:family="table-column">
      <style:table-column-properties fo:break-before="auto" style:column-width="0.6209in"/>
    </style:style>
    <style:style style:name="co35" style:family="table-column">
      <style:table-column-properties fo:break-before="auto" style:column-width="2.3953in"/>
    </style:style>
    <style:style style:name="co36" style:family="table-column">
      <style:table-column-properties fo:break-before="auto" style:column-width="2.4646in"/>
    </style:style>
    <style:style style:name="co37" style:family="table-column">
      <style:table-column-properties fo:break-before="auto" style:column-width="1.1472in"/>
    </style:style>
    <style:style style:name="co38" style:family="table-column">
      <style:table-column-properties fo:break-before="auto" style:column-width="1.1398in"/>
    </style:style>
    <style:style style:name="co39" style:family="table-column">
      <style:table-column-properties fo:break-before="auto" style:column-width="1.2717in"/>
    </style:style>
    <style:style style:name="co40" style:family="table-column">
      <style:table-column-properties fo:break-before="auto" style:column-width="1.2252in"/>
    </style:style>
    <style:style style:name="co41" style:family="table-column">
      <style:table-column-properties fo:break-before="auto" style:column-width="1.5346in"/>
    </style:style>
    <style:style style:name="co42" style:family="table-column">
      <style:table-column-properties fo:break-before="auto" style:column-width="0.8374in"/>
    </style:style>
    <style:style style:name="co43" style:family="table-column">
      <style:table-column-properties fo:break-before="auto" style:column-width="0.9693in"/>
    </style:style>
    <style:style style:name="co44" style:family="table-column">
      <style:table-column-properties fo:break-before="auto" style:column-width="0.4346in"/>
    </style:style>
    <style:style style:name="co45" style:family="table-column">
      <style:table-column-properties fo:break-before="auto" style:column-width="1.3957in"/>
    </style:style>
    <style:style style:name="co46" style:family="table-column">
      <style:table-column-properties fo:break-before="auto" style:column-width="1.6437in"/>
    </style:style>
    <style:style style:name="co47" style:family="table-column">
      <style:table-column-properties fo:break-before="auto" style:column-width="0.8453in"/>
    </style:style>
    <style:style style:name="co48" style:family="table-column">
      <style:table-column-properties fo:break-before="auto" style:column-width="0.9772in"/>
    </style:style>
    <style:style style:name="co49" style:family="table-column">
      <style:table-column-properties fo:break-before="auto" style:column-width="1.4575in"/>
    </style:style>
    <style:style style:name="co50" style:family="table-column">
      <style:table-column-properties fo:break-before="auto" style:column-width="2.039in"/>
    </style:style>
    <style:style style:name="co51" style:family="table-column">
      <style:table-column-properties fo:break-before="auto" style:column-width="0.8299in"/>
    </style:style>
    <style:style style:name="co52" style:family="table-column">
      <style:table-column-properties fo:break-before="auto" style:column-width="1.039in"/>
    </style:style>
    <style:style style:name="co53" style:family="table-column">
      <style:table-column-properties fo:break-before="auto" style:column-width="1.698in"/>
    </style:style>
    <style:style style:name="co54" style:family="table-column">
      <style:table-column-properties fo:break-before="auto" style:column-width="1.7209in"/>
    </style:style>
    <style:style style:name="co55"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1717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3" table:default-cell-style-name="Default"/>
        <table:table-column table:style-name="co8" table:number-columns-repeated="2"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number-columns-repeated="2" table:default-cell-style-name="Default"/>
        <table:table-column table:style-name="co20"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4"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44" table:default-cell-style-name="Default"/>
        <table:table-column table:style-name="co53" table:default-cell-style-name="Default"/>
        <table:table-column table:style-name="co54" table:default-cell-style-name="Default"/>
        <table:table-row table:style-name="ro1">
          <table:table-cell office:value-type="string">
            <text:p>SOURCE-ORTHOGRAPHY</text:p>
          </table:table-cell>
          <table:table-cell office:value-type="string">
            <text:p>SOURCE-PHONETIC</text:p>
          </table:table-cell>
          <table:table-cell office:value-type="string">
            <text:p>SOURCE-WD-CLASS</text:p>
          </table:table-cell>
          <table:table-cell office:value-type="string">
            <text:p>DIALECT-NOTE</text:p>
          </table:table-cell>
          <table:table-cell office:value-type="string">
            <text:p>SP-GLOSS</text:p>
          </table:table-cell>
          <table:table-cell office:value-type="string">
            <text:p>SOURCE-EN-GLOSS</text:p>
          </table:table-cell>
          <table:table-cell office:value-type="string">
            <text:p>GRAM-NOTE</text:p>
          </table:table-cell>
          <table:table-cell table:number-columns-repeated="60"/>
        </table:table-row>
        <table:table-row table:style-name="ro1">
          <table:table-cell office:value-type="string">
            <text:p>oreñe </text:p>
          </table:table-cell>
          <table:table-cell office:value-type="string">
            <text:p>ooreñée-rẽ </text:p>
          </table:table-cell>
          <table:table-cell office:value-type="string">
            <text:p>s. </text:p>
          </table:table-cell>
          <table:table-cell/>
          <table:table-cell office:value-type="string">
            <text:p>casabe </text:p>
          </table:table-cell>
          <table:table-cell office:value-type="string">
            <text:p>‘‘bread’’ mafrom the bitter yucca mash</text:p>
          </table:table-cell>
          <table:table-cell table:number-columns-repeated="61"/>
        </table:table-row>
        <table:table-row table:style-name="ro1">
          <table:table-cell office:value-type="string">
            <text:p>kabu </text:p>
          </table:table-cell>
          <table:table-cell office:value-type="string">
            <text:p>kabú-re </text:p>
          </table:table-cell>
          <table:table-cell office:value-type="string">
            <text:p>s. </text:p>
          </table:table-cell>
          <table:table-cell/>
          <table:table-cell office:value-type="string">
            <text:p>clase de planta con hojas grandes </text:p>
          </table:table-cell>
          <table:table-cell office:value-type="string">
            <text:p>‘‘elephant ear’’ type plant</text:p>
          </table:table-cell>
          <table:table-cell table:number-columns-repeated="61"/>
        </table:table-row>
        <table:table-row table:style-name="ro1">
          <table:table-cell office:value-type="string">
            <text:p>merẽ </text:p>
          </table:table-cell>
          <table:table-cell office:value-type="string">
            <text:p>merẽ́-rẽ́ </text:p>
          </table:table-cell>
          <table:table-cell office:value-type="string">
            <text:p>s. </text:p>
          </table:table-cell>
          <table:table-cell/>
          <table:table-cell office:value-type="string">
            <text:p>guama </text:p>
          </table:table-cell>
          <table:table-cell office:value-type="string">
            <text:p>‘‘jungle ice cream’’ </text:p>
          </table:table-cell>
          <table:table-cell table:number-columns-repeated="61"/>
        </table:table-row>
        <table:table-row table:style-name="ro1">
          <table:table-cell office:value-type="string">
            <text:p>merẽwere bojori </text:p>
          </table:table-cell>
          <table:table-cell office:value-type="string">
            <text:p>merẽ́wéré bojori-re </text:p>
          </table:table-cell>
          <table:table-cell office:value-type="string">
            <text:p>s. </text:p>
          </table:table-cell>
          <table:table-cell/>
          <table:table-cell office:value-type="string">
            <text:p>estación cuando los guamos producen frutas </text:p>
          </table:table-cell>
          <table:table-cell office:value-type="string">
            <text:p>‘‘jungle ice cream’’ fruit season</text:p>
          </table:table-cell>
          <table:table-cell table:number-columns-repeated="61"/>
        </table:table-row>
        <table:table-row table:style-name="ro1">
          <table:table-cell office:value-type="string">
            <text:p>diawekʉ </text:p>
          </table:table-cell>
          <table:table-cell office:value-type="string">
            <text:p>diáwékʉ-re </text:p>
          </table:table-cell>
          <table:table-cell office:value-type="string">
            <text:p>s. </text:p>
          </table:table-cell>
          <table:table-cell/>
          <table:table-cell office:value-type="string">
            <text:p>chigüiro </text:p>
          </table:table-cell>
          <table:table-cell office:value-type="string">
            <text:p>‘‘river cow’’, capybara</text:p>
          </table:table-cell>
          <table:table-cell table:number-columns-repeated="61"/>
        </table:table-row>
        <table:table-row table:style-name="ro1">
          <table:table-cell office:value-type="string">
            <text:p>moãborebu </text:p>
          </table:table-cell>
          <table:table-cell office:value-type="string">
            <text:p>moã́bórebu-re </text:p>
          </table:table-cell>
          <table:table-cell office:value-type="string">
            <text:p>s. </text:p>
          </table:table-cell>
          <table:table-cell/>
          <table:table-cell office:value-type="string">
            <text:p>tente </text:p>
          </table:table-cell>
          <table:table-cell office:value-type="string">
            <text:p>‘‘trumpeter’’ bird</text:p>
          </table:table-cell>
          <table:table-cell table:number-columns-repeated="61"/>
        </table:table-row>
        <table:table-row table:style-name="ro1">
          <table:table-cell office:value-type="string">
            <text:p>mijĩ </text:p>
          </table:table-cell>
          <table:table-cell office:value-type="string">
            <text:p>mijĩ́-rẽ́ </text:p>
          </table:table-cell>
          <table:table-cell office:value-type="string">
            <text:p>s. </text:p>
          </table:table-cell>
          <table:table-cell/>
          <table:table-cell office:value-type="string">
            <text:p>asahí </text:p>
          </table:table-cell>
          <table:table-cell office:value-type="string">
            <text:p>‘asahí’ palm </text:p>
          </table:table-cell>
          <table:table-cell table:number-columns-repeated="61"/>
        </table:table-row>
        <table:table-row table:style-name="ro1">
          <table:table-cell office:value-type="string">
            <text:p>doka </text:p>
          </table:table-cell>
          <table:table-cell office:value-type="string">
            <text:p>doká-ré </text:p>
          </table:table-cell>
          <table:table-cell office:value-type="string">
            <text:p>s. </text:p>
          </table:table-cell>
          <table:table-cell/>
          <table:table-cell office:value-type="string">
            <text:p>lulo </text:p>
          </table:table-cell>
          <table:table-cell office:value-type="string">
            <text:p>‘lulo’ fruit </text:p>
          </table:table-cell>
          <table:table-cell table:number-columns-repeated="61"/>
        </table:table-row>
        <table:table-row table:style-name="ro1">
          <table:table-cell office:value-type="string">
            <text:p>nee </text:p>
          </table:table-cell>
          <table:table-cell office:value-type="string">
            <text:p>neé, nee-rẽ́ </text:p>
          </table:table-cell>
          <table:table-cell office:value-type="string">
            <text:p>s. </text:p>
          </table:table-cell>
          <table:table-cell/>
          <table:table-cell office:value-type="string">
            <text:p>mirití (palmera o fruta) </text:p>
          </table:table-cell>
          <table:table-cell office:value-type="string">
            <text:p>‘mirití’ palm tree </text:p>
          </table:table-cell>
          <table:table-cell table:number-columns-repeated="61"/>
        </table:table-row>
        <table:table-row table:style-name="ro1">
          <table:table-cell office:value-type="string">
            <text:p>ʉ̃rĩ </text:p>
          </table:table-cell>
          <table:table-cell office:value-type="string">
            <text:p>ʉ̃rĩ́-rẽ́ </text:p>
          </table:table-cell>
          <table:table-cell office:value-type="string">
            <text:p>s. </text:p>
          </table:table-cell>
          <table:table-cell/>
          <table:table-cell office:value-type="string">
            <text:p>pupuña </text:p>
          </table:table-cell>
          <table:table-cell office:value-type="string">
            <text:p>‘pupuña’; type of palm tree with edible fruit </text:p>
          </table:table-cell>
          <table:table-cell table:number-columns-repeated="61"/>
        </table:table-row>
        <table:table-row table:style-name="ro1">
          <table:table-cell office:value-type="string">
            <text:p>aʉ </text:p>
          </table:table-cell>
          <table:table-cell office:value-type="string">
            <text:p>aaʉ́ </text:p>
          </table:table-cell>
          <table:table-cell office:value-type="string">
            <text:p>voc. </text:p>
          </table:table-cell>
          <table:table-cell/>
          <table:table-cell office:value-type="string">
            <text:p>“papá” (hijos a su padre) </text:p>
          </table:table-cell>
          <table:table-cell office:value-type="string">
            <text:p>“daddy”</text:p>
          </table:table-cell>
          <table:table-cell table:number-columns-repeated="61"/>
        </table:table-row>
        <table:table-row table:style-name="ro1">
          <table:table-cell office:value-type="string">
            <text:p>mako </text:p>
          </table:table-cell>
          <table:table-cell office:value-type="string">
            <text:p>makó </text:p>
          </table:table-cell>
          <table:table-cell office:value-type="string">
            <text:p>voc. </text:p>
          </table:table-cell>
          <table:table-cell/>
          <table:table-cell office:value-type="string">
            <text:p>“hija” (padres a su hija) </text:p>
          </table:table-cell>
          <table:table-cell office:value-type="string">
            <text:p>“daughter”</text:p>
          </table:table-cell>
          <table:table-cell table:number-columns-repeated="61"/>
        </table:table-row>
        <table:table-row table:style-name="ro1">
          <table:table-cell office:value-type="string">
            <text:p>aʉbʉ </text:p>
          </table:table-cell>
          <table:table-cell office:value-type="string">
            <text:p>aaʉbʉ́ </text:p>
          </table:table-cell>
          <table:table-cell office:value-type="string">
            <text:p>voc. </text:p>
          </table:table-cell>
          <table:table-cell/>
          <table:table-cell office:value-type="string">
            <text:p>“abuelo” (nietos a su abuelo) </text:p>
          </table:table-cell>
          <table:table-cell office:value-type="string">
            <text:p>“grandfather”</text:p>
          </table:table-cell>
          <table:table-cell table:number-columns-repeated="61"/>
        </table:table-row>
        <table:table-row table:style-name="ro1">
          <table:table-cell office:value-type="string">
            <text:p>meó </text:p>
          </table:table-cell>
          <table:table-cell/>
          <table:table-cell office:value-type="string">
            <text:p>voc. </text:p>
          </table:table-cell>
          <table:table-cell/>
          <table:table-cell office:value-type="string">
            <text:p>“mamá” (hijos a su madre) </text:p>
          </table:table-cell>
          <table:table-cell office:value-type="string">
            <text:p>“mommy”</text:p>
          </table:table-cell>
          <table:table-cell table:number-columns-repeated="61"/>
        </table:table-row>
        <table:table-row table:style-name="ro1">
          <table:table-cell office:value-type="string">
            <text:p>kúsumi </text:p>
          </table:table-cell>
          <table:table-cell office:value-type="string">
            <text:p>kúsumí-re </text:p>
          </table:table-cell>
          <table:table-cell office:value-type="string">
            <text:p>s. </text:p>
          </table:table-cell>
          <table:table-cell/>
          <table:table-cell office:value-type="string">
            <text:p>legaña </text:p>
          </table:table-cell>
          <table:table-cell office:value-type="string">
            <text:p>“sleep” in your eyes</text:p>
          </table:table-cell>
          <table:table-cell table:number-columns-repeated="61"/>
        </table:table-row>
        <table:table-row table:style-name="ro1">
          <table:table-cell office:value-type="string">
            <text:p>makʉ </text:p>
          </table:table-cell>
          <table:table-cell office:value-type="string">
            <text:p>makʉ́ </text:p>
          </table:table-cell>
          <table:table-cell office:value-type="string">
            <text:p>voc. </text:p>
          </table:table-cell>
          <table:table-cell/>
          <table:table-cell office:value-type="string">
            <text:p>“hijo” (padres a su hijo) </text:p>
          </table:table-cell>
          <table:table-cell office:value-type="string">
            <text:p>“son”</text:p>
          </table:table-cell>
          <table:table-cell table:number-columns-repeated="61"/>
        </table:table-row>
        <table:table-row table:style-name="ro1">
          <table:table-cell office:value-type="string">
            <text:p>majã- </text:p>
          </table:table-cell>
          <table:table-cell office:value-type="string">
            <text:p>majã́-rã </text:p>
          </table:table-cell>
          <table:table-cell office:value-type="string">
            <text:p>v.2a </text:p>
          </table:table-cell>
          <table:table-cell/>
          <table:table-cell office:value-type="string">
            <text:p>subir del puerto </text:p>
          </table:table-cell>
          <table:table-cell office:value-type="string">
            <text:p>(come) up from the port</text:p>
          </table:table-cell>
          <table:table-cell table:number-columns-repeated="61"/>
        </table:table-row>
        <table:table-row table:style-name="ro1">
          <table:table-cell office:value-type="string">
            <text:p>wii </text:p>
          </table:table-cell>
          <table:table-cell/>
          <table:table-cell office:value-type="string">
            <text:p>suf. s. </text:p>
          </table:table-cell>
          <table:table-cell/>
          <table:table-cell office:value-type="string">
            <text:p>(forma de) una casa </text:p>
          </table:table-cell>
          <table:table-cell office:value-type="string">
            <text:p>(shape marker) for a house</text:p>
          </table:table-cell>
          <table:table-cell table:number-columns-repeated="61"/>
        </table:table-row>
        <table:table-row table:style-name="ro1">
          <table:table-cell office:value-type="string">
            <text:p>maa </text:p>
          </table:table-cell>
          <table:table-cell/>
          <table:table-cell office:value-type="string">
            <text:p>suf. s. </text:p>
          </table:table-cell>
          <table:table-cell/>
          <table:table-cell office:value-type="string">
            <text:p>(forma de) camino </text:p>
          </table:table-cell>
          <table:table-cell office:value-type="string">
            <text:p>(shape marker) for a path</text:p>
          </table:table-cell>
          <table:table-cell table:number-columns-repeated="61"/>
        </table:table-row>
        <table:table-row table:style-name="ro1">
          <table:table-cell office:value-type="string">
            <text:p>saaka </text:p>
          </table:table-cell>
          <table:table-cell office:value-type="string">
            <text:p>saaká-re </text:p>
          </table:table-cell>
          <table:table-cell office:value-type="string">
            <text:p>s. </text:p>
          </table:table-cell>
          <table:table-cell/>
          <table:table-cell office:value-type="string">
            <text:p>raíz grande </text:p>
          </table:table-cell>
          <table:table-cell office:value-type="string">
            <text:p>a big root above the ground</text:p>
          </table:table-cell>
          <table:table-cell table:number-columns-repeated="61"/>
        </table:table-row>
        <table:table-row table:style-name="ro1">
          <table:table-cell office:value-type="string">
            <text:p>kooaru </text:p>
          </table:table-cell>
          <table:table-cell office:value-type="string">
            <text:p>kooarú-re </text:p>
          </table:table-cell>
          <table:table-cell office:value-type="string">
            <text:p>s. </text:p>
          </table:table-cell>
          <table:table-cell/>
          <table:table-cell office:value-type="string">
            <text:p>una calabaza </text:p>
          </table:table-cell>
          <table:table-cell office:value-type="string">
            <text:p>a gourd</text:p>
          </table:table-cell>
          <table:table-cell table:number-columns-repeated="61"/>
        </table:table-row>
        <table:table-row table:style-name="ro1">
          <table:table-cell office:value-type="string">
            <text:p>-sã </text:p>
          </table:table-cell>
          <table:table-cell/>
          <table:table-cell office:value-type="string">
            <text:p>suf. s. </text:p>
          </table:table-cell>
          <table:table-cell/>
          <table:table-cell office:value-type="string">
            <text:p>ellos que están con alguien </text:p>
          </table:table-cell>
          <table:table-cell office:value-type="string">
            <text:p>a previously named participant and those with him </text:p>
          </table:table-cell>
          <table:table-cell table:number-columns-repeated="61"/>
        </table:table-row>
        <table:table-row table:style-name="ro1">
          <table:table-cell office:value-type="string">
            <text:p>ĩguĩña </text:p>
          </table:table-cell>
          <table:table-cell office:value-type="string">
            <text:p>ĩĩguĩñá-gue </text:p>
          </table:table-cell>
          <table:table-cell office:value-type="string">
            <text:p>s. </text:p>
          </table:table-cell>
          <table:table-cell/>
          <table:table-cell office:value-type="string">
            <text:p>Caño Tí </text:p>
          </table:table-cell>
          <table:table-cell office:value-type="string">
            <text:p>a stream that empties into the Vaupés River</text:p>
          </table:table-cell>
          <table:table-cell table:number-columns-repeated="61"/>
        </table:table-row>
        <table:table-row table:style-name="ro1">
          <table:table-cell office:value-type="string">
            <text:p>iro dupuyuro </text:p>
          </table:table-cell>
          <table:table-cell office:value-type="string">
            <text:p>iró dupuyuro </text:p>
          </table:table-cell>
          <table:table-cell office:value-type="string">
            <text:p>adv. </text:p>
          </table:table-cell>
          <table:table-cell office:value-type="string">
            <text:p>iro dupiyuro </text:p>
          </table:table-cell>
          <table:table-cell office:value-type="string">
            <text:p>hace tiempo </text:p>
          </table:table-cell>
          <table:table-cell office:value-type="string">
            <text:p>a while ago</text:p>
          </table:table-cell>
          <table:table-cell table:number-columns-repeated="61"/>
        </table:table-row>
        <table:table-row table:style-name="ro1">
          <table:table-cell office:value-type="string">
            <text:p>neãgue </text:p>
          </table:table-cell>
          <table:table-cell office:value-type="string">
            <text:p>neeãgué </text:p>
          </table:table-cell>
          <table:table-cell office:value-type="string">
            <text:p>adv. </text:p>
          </table:table-cell>
          <table:table-cell/>
          <table:table-cell office:value-type="string">
            <text:p>más temprano, hace rato </text:p>
          </table:table-cell>
          <table:table-cell office:value-type="string">
            <text:p>a while ago, earlier</text:p>
          </table:table-cell>
          <table:table-cell table:number-columns-repeated="61"/>
        </table:table-row>
        <table:table-row table:style-name="ro1">
          <table:table-cell office:value-type="string">
            <text:p>-masĩ- </text:p>
          </table:table-cell>
          <table:table-cell/>
          <table:table-cell office:value-type="string">
            <text:p>suf. v. no final </text:p>
          </table:table-cell>
          <table:table-cell/>
          <table:table-cell office:value-type="string">
            <text:p>poder a hacer, saber a hacer </text:p>
          </table:table-cell>
          <table:table-cell office:value-type="string">
            <text:p>able to do</text:p>
          </table:table-cell>
          <table:table-cell table:number-columns-repeated="61"/>
        </table:table-row>
        <table:table-row table:style-name="ro1">
          <table:table-cell office:value-type="string">
            <text:p>weka </text:p>
          </table:table-cell>
          <table:table-cell office:value-type="string">
            <text:p>weká-gue </text:p>
          </table:table-cell>
          <table:table-cell office:value-type="string">
            <text:p>adv. </text:p>
          </table:table-cell>
          <table:table-cell/>
          <table:table-cell office:value-type="string">
            <text:p>arriba, encima de </text:p>
          </table:table-cell>
          <table:table-cell office:value-type="string">
            <text:p>above, on top of </text:p>
          </table:table-cell>
          <table:table-cell table:number-columns-repeated="61"/>
        </table:table-row>
        <table:table-row table:style-name="ro1">
          <table:table-cell office:value-type="string">
            <text:p>wapikʉ- </text:p>
          </table:table-cell>
          <table:table-cell office:value-type="string">
            <text:p>wapíkʉ́-rã́ </text:p>
          </table:table-cell>
          <table:table-cell office:value-type="string">
            <text:p>v. </text:p>
          </table:table-cell>
          <table:table-cell/>
          <table:table-cell office:value-type="string">
            <text:p>acompañar </text:p>
          </table:table-cell>
          <table:table-cell office:value-type="string">
            <text:p>accompany </text:p>
          </table:table-cell>
          <table:table-cell table:number-columns-repeated="61"/>
        </table:table-row>
        <table:table-row table:style-name="ro1">
          <table:table-cell office:value-type="string">
            <text:p>weresã- </text:p>
          </table:table-cell>
          <table:table-cell office:value-type="string">
            <text:p>werésã-rã </text:p>
          </table:table-cell>
          <table:table-cell office:value-type="string">
            <text:p>v. </text:p>
          </table:table-cell>
          <table:table-cell/>
          <table:table-cell office:value-type="string">
            <text:p>acusar </text:p>
          </table:table-cell>
          <table:table-cell office:value-type="string">
            <text:p>accuse</text:p>
          </table:table-cell>
          <table:table-cell table:number-columns-repeated="61"/>
        </table:table-row>
        <table:table-row table:style-name="ro1">
          <table:table-cell office:value-type="string">
            <text:p>musã </text:p>
          </table:table-cell>
          <table:table-cell office:value-type="string">
            <text:p>musã́-rẽ́ </text:p>
          </table:table-cell>
          <table:table-cell office:value-type="string">
            <text:p>s. </text:p>
          </table:table-cell>
          <table:table-cell/>
          <table:table-cell table:number-columns-repeated="2" office:value-type="string">
            <text:p>achiote </text:p>
          </table:table-cell>
          <table:table-cell office:value-type="string">
            <text:p>nt The red berries inside the pod of fruit are used to color the strips of [wʉjʉ] for makidesigns when weavibaskets. </text:p>
          </table:table-cell>
          <table:table-cell table:number-columns-repeated="60"/>
        </table:table-row>
        <table:table-row table:style-name="ro1">
          <table:table-cell office:value-type="string">
            <text:p>pẽẽrẽ- </text:p>
          </table:table-cell>
          <table:table-cell office:value-type="string">
            <text:p>pẽẽrẽ́-rõ </text:p>
          </table:table-cell>
          <table:table-cell office:value-type="string">
            <text:p>v.2b </text:p>
          </table:table-cell>
          <table:table-cell/>
          <table:table-cell office:value-type="string">
            <text:p>pegarse </text:p>
          </table:table-cell>
          <table:table-cell office:value-type="string">
            <text:p>adhere </text:p>
          </table:table-cell>
          <table:table-cell table:number-columns-repeated="61"/>
        </table:table-row>
        <table:table-row table:style-name="ro1">
          <table:table-cell office:value-type="string">
            <text:p>tuú- </text:p>
          </table:table-cell>
          <table:table-cell office:value-type="string">
            <text:p>tuú-ro </text:p>
          </table:table-cell>
          <table:table-cell office:value-type="string">
            <text:p>v.2a </text:p>
          </table:table-cell>
          <table:table-cell/>
          <table:table-cell office:value-type="string">
            <text:p>pegarse a </text:p>
          </table:table-cell>
          <table:table-cell office:value-type="string">
            <text:p>adhere to</text:p>
          </table:table-cell>
          <table:table-cell table:number-columns-repeated="61"/>
        </table:table-row>
        <table:table-row table:style-name="ro1">
          <table:table-cell office:value-type="string">
            <text:p>tuuya- </text:p>
          </table:table-cell>
          <table:table-cell office:value-type="string">
            <text:p>tuuyá, tuuya-ró </text:p>
          </table:table-cell>
          <table:table-cell office:value-type="string">
            <text:p>v.1b </text:p>
          </table:table-cell>
          <table:table-cell/>
          <table:table-cell office:value-type="string">
            <text:p>adherir, pegar a, realzar </text:p>
          </table:table-cell>
          <table:table-cell office:value-type="string">
            <text:p>adhered to, embossed with</text:p>
          </table:table-cell>
          <table:table-cell table:number-columns-repeated="61"/>
        </table:table-row>
        <table:table-row table:style-name="ro1">
          <table:table-cell office:value-type="string">
            <text:p>mʉrã </text:p>
          </table:table-cell>
          <table:table-cell office:value-type="string">
            <text:p>mʉrã́-rẽ </text:p>
          </table:table-cell>
          <table:table-cell office:value-type="string">
            <text:p>s. </text:p>
          </table:table-cell>
          <table:table-cell/>
          <table:table-cell office:value-type="string">
            <text:p>adultos, mayores, antepasados </text:p>
          </table:table-cell>
          <table:table-cell office:value-type="string">
            <text:p>adults, elders, ancestors</text:p>
          </table:table-cell>
          <table:table-cell table:number-columns-repeated="61"/>
        </table:table-row>
        <table:table-row table:style-name="ro1">
          <table:table-cell office:value-type="string">
            <text:p>-sĩã </text:p>
          </table:table-cell>
          <table:table-cell/>
          <table:table-cell office:value-type="string">
            <text:p>suf. v. </text:p>
          </table:table-cell>
          <table:table-cell/>
          <table:table-cell office:value-type="string">
            <text:p>después de hacerlo </text:p>
          </table:table-cell>
          <table:table-cell office:value-type="string">
            <text:p>after doing </text:p>
          </table:table-cell>
          <table:table-cell table:number-columns-repeated="61"/>
        </table:table-row>
        <table:table-row table:style-name="ro1">
          <table:table-cell office:value-type="string">
            <text:p>-dero pʉrʉ </text:p>
          </table:table-cell>
          <table:table-cell/>
          <table:table-cell office:value-type="string">
            <text:p>suf. v. </text:p>
          </table:table-cell>
          <table:table-cell/>
          <table:table-cell office:value-type="string">
            <text:p>después de </text:p>
          </table:table-cell>
          <table:table-cell office:value-type="string">
            <text:p>after the time of, since </text:p>
          </table:table-cell>
          <table:table-cell table:number-columns-repeated="61"/>
        </table:table-row>
        <table:table-row table:style-name="ro1">
          <table:table-cell office:value-type="string">
            <text:p>muuñu- </text:p>
          </table:table-cell>
          <table:table-cell office:value-type="string">
            <text:p>muuñú, muuñu-rã́ </text:p>
          </table:table-cell>
          <table:table-cell office:value-type="string">
            <text:p>v.1b </text:p>
          </table:table-cell>
          <table:table-cell/>
          <table:table-cell office:value-type="string">
            <text:p>envejecer </text:p>
          </table:table-cell>
          <table:table-cell office:value-type="string">
            <text:p>age, get old</text:p>
          </table:table-cell>
          <table:table-cell table:number-columns-repeated="61"/>
        </table:table-row>
        <table:table-row table:style-name="ro1">
          <table:table-cell office:value-type="string">
            <text:p>wʉ́diru </text:p>
          </table:table-cell>
          <table:table-cell office:value-type="string">
            <text:p>wʉ́diru-re </text:p>
          </table:table-cell>
          <table:table-cell office:value-type="string">
            <text:p>s. </text:p>
          </table:table-cell>
          <table:table-cell/>
          <table:table-cell office:value-type="string">
            <text:p>avión </text:p>
          </table:table-cell>
          <table:table-cell office:value-type="string">
            <text:p>airplane </text:p>
          </table:table-cell>
          <table:table-cell table:number-columns-repeated="61"/>
        </table:table-row>
        <table:table-row table:style-name="ro1">
          <table:table-cell office:value-type="string">
            <text:p>wʉ́diru dujirima </text:p>
          </table:table-cell>
          <table:table-cell office:value-type="string">
            <text:p>wʉ́diru dujírimaa-rẽ </text:p>
          </table:table-cell>
          <table:table-cell office:value-type="string">
            <text:p>s. </text:p>
          </table:table-cell>
          <table:table-cell/>
          <table:table-cell office:value-type="string">
            <text:p>pista </text:p>
          </table:table-cell>
          <table:table-cell office:value-type="string">
            <text:p>airstrip </text:p>
          </table:table-cell>
          <table:table-cell table:number-columns-repeated="61"/>
        </table:table-row>
        <table:table-row table:style-name="ro1">
          <table:table-cell office:value-type="string">
            <text:p>ããrĩpere- </text:p>
          </table:table-cell>
          <table:table-cell office:value-type="string">
            <text:p>ããrĩpeeré-ri </text:p>
          </table:table-cell>
          <table:table-cell office:value-type="string">
            <text:p>adj. </text:p>
          </table:table-cell>
          <table:table-cell/>
          <table:table-cell office:value-type="string">
            <text:p>todo </text:p>
          </table:table-cell>
          <table:table-cell office:value-type="string">
            <text:p>all, every </text:p>
          </table:table-cell>
          <table:table-cell table:number-columns-repeated="61"/>
        </table:table-row>
        <table:table-row table:style-name="ro1">
          <table:table-cell office:value-type="string">
            <text:p>-sia- </text:p>
          </table:table-cell>
          <table:table-cell/>
          <table:table-cell office:value-type="string">
            <text:p>suf. v. no final </text:p>
          </table:table-cell>
          <table:table-cell/>
          <table:table-cell office:value-type="string">
            <text:p>ya hecho </text:p>
          </table:table-cell>
          <table:table-cell office:value-type="string">
            <text:p>already </text:p>
          </table:table-cell>
          <table:table-cell office:value-type="string">
            <text:p>The focus isn’t on completion, but on the event beirealized prior to the point of reference, it looks backward.</text:p>
          </table:table-cell>
          <table:table-cell table:number-columns-repeated="60"/>
        </table:table-row>
        <table:table-row table:style-name="ro1">
          <table:table-cell office:value-type="string">
            <text:p>-de </text:p>
          </table:table-cell>
          <table:table-cell/>
          <table:table-cell office:value-type="string">
            <text:p>suf. s. </text:p>
          </table:table-cell>
          <table:table-cell/>
          <table:table-cell office:value-type="string">
            <text:p>también </text:p>
          </table:table-cell>
          <table:table-cell office:value-type="string">
            <text:p>also, too, consent to</text:p>
          </table:table-cell>
          <table:table-cell table:number-columns-repeated="61"/>
        </table:table-row>
        <table:table-row table:style-name="ro1">
          <table:table-cell office:value-type="string">
            <text:p>aaba- </text:p>
          </table:table-cell>
          <table:table-cell office:value-type="string">
            <text:p>aabá, aaba-rí </text:p>
          </table:table-cell>
          <table:table-cell office:value-type="string">
            <text:p>v.1b </text:p>
          </table:table-cell>
          <table:table-cell/>
          <table:table-cell office:value-type="string">
            <text:p>amasar </text:p>
          </table:table-cell>
          <table:table-cell office:value-type="string">
            <text:p>amass</text:p>
          </table:table-cell>
          <table:table-cell table:number-columns-repeated="61"/>
        </table:table-row>
        <table:table-row table:style-name="ro1">
          <table:table-cell office:value-type="string">
            <text:p>waibʉ </text:p>
          </table:table-cell>
          <table:table-cell office:value-type="string">
            <text:p>waaibʉ́-re </text:p>
          </table:table-cell>
          <table:table-cell office:value-type="string">
            <text:p>s. </text:p>
          </table:table-cell>
          <table:table-cell/>
          <table:table-cell office:value-type="string">
            <text:p>animal </text:p>
          </table:table-cell>
          <table:table-cell office:value-type="string">
            <text:p>animal</text:p>
          </table:table-cell>
          <table:table-cell table:number-columns-repeated="61"/>
        </table:table-row>
        <table:table-row table:style-name="ro1">
          <table:table-cell office:value-type="string">
            <text:p>gasiro </text:p>
          </table:table-cell>
          <table:table-cell office:value-type="string">
            <text:p>gasíró-re </text:p>
          </table:table-cell>
          <table:table-cell office:value-type="string">
            <text:p>s. </text:p>
          </table:table-cell>
          <table:table-cell/>
          <table:table-cell office:value-type="string">
            <text:p>piel de un animal </text:p>
          </table:table-cell>
          <table:table-cell office:value-type="string">
            <text:p>animal skin</text:p>
          </table:table-cell>
          <table:table-cell table:number-columns-repeated="61"/>
        </table:table-row>
        <table:table-row table:style-name="ro1">
          <table:table-cell office:value-type="string">
            <text:p>paarã </text:p>
          </table:table-cell>
          <table:table-cell office:value-type="string">
            <text:p>paárã-rẽ </text:p>
          </table:table-cell>
          <table:table-cell office:value-type="string">
            <text:p>s. </text:p>
          </table:table-cell>
          <table:table-cell/>
          <table:table-cell office:value-type="string">
            <text:p>cuadrúpedo </text:p>
          </table:table-cell>
          <table:table-cell office:value-type="string">
            <text:p>animal that walks on all four feet</text:p>
          </table:table-cell>
          <table:table-cell table:number-columns-repeated="61"/>
        </table:table-row>
        <table:table-row table:style-name="ro1">
          <table:table-cell office:value-type="string">
            <text:p>ãñagubuye </text:p>
          </table:table-cell>
          <table:table-cell office:value-type="string">
            <text:p>ãnã́guubuye-re </text:p>
          </table:table-cell>
          <table:table-cell office:value-type="string">
            <text:p>s. </text:p>
          </table:table-cell>
          <table:table-cell/>
          <table:table-cell office:value-type="string">
            <text:p>hueso del tobillo </text:p>
          </table:table-cell>
          <table:table-cell office:value-type="string">
            <text:p>ankle bone</text:p>
          </table:table-cell>
          <table:table-cell table:number-columns-repeated="61"/>
        </table:table-row>
        <table:table-row table:style-name="ro1">
          <table:table-cell office:value-type="string">
            <text:p>gajinʉ </text:p>
          </table:table-cell>
          <table:table-cell office:value-type="string">
            <text:p>gajínʉ-rẽ </text:p>
          </table:table-cell>
          <table:table-cell office:value-type="string">
            <text:p>adv. </text:p>
          </table:table-cell>
          <table:table-cell/>
          <table:table-cell office:value-type="string">
            <text:p>otro día </text:p>
          </table:table-cell>
          <table:table-cell office:value-type="string">
            <text:p>another day</text:p>
          </table:table-cell>
          <table:table-cell table:number-columns-repeated="61"/>
        </table:table-row>
        <table:table-row table:style-name="ro1">
          <table:table-cell office:value-type="string">
            <text:p>gajigʉ </text:p>
          </table:table-cell>
          <table:table-cell office:value-type="string">
            <text:p>gajígʉ́-re </text:p>
          </table:table-cell>
          <table:table-cell office:value-type="string">
            <text:p>adj. dem. </text:p>
          </table:table-cell>
          <table:table-cell/>
          <table:table-cell office:value-type="string">
            <text:p>otro hombre </text:p>
          </table:table-cell>
          <table:table-cell office:value-type="string">
            <text:p>another man or masculine being</text:p>
          </table:table-cell>
          <table:table-cell table:number-columns-repeated="61"/>
        </table:table-row>
        <table:table-row table:style-name="ro1">
          <table:table-cell office:value-type="string">
            <text:p>gajero </text:p>
          </table:table-cell>
          <table:table-cell office:value-type="string">
            <text:p>gajéro-gue </text:p>
          </table:table-cell>
          <table:table-cell office:value-type="string">
            <text:p>adv. </text:p>
          </table:table-cell>
          <table:table-cell office:value-type="string">
            <text:p>gajiro </text:p>
          </table:table-cell>
          <table:table-cell office:value-type="string">
            <text:p>otra lugar </text:p>
          </table:table-cell>
          <table:table-cell office:value-type="string">
            <text:p>another place</text:p>
          </table:table-cell>
          <table:table-cell table:number-columns-repeated="61"/>
        </table:table-row>
        <table:table-row table:style-name="ro1">
          <table:table-cell office:value-type="string">
            <text:p>gajego </text:p>
          </table:table-cell>
          <table:table-cell office:value-type="string">
            <text:p>gajégó-re </text:p>
          </table:table-cell>
          <table:table-cell office:value-type="string">
            <text:p>adj. dem. </text:p>
          </table:table-cell>
          <table:table-cell office:value-type="string">
            <text:p>gajigo </text:p>
          </table:table-cell>
          <table:table-cell office:value-type="string">
            <text:p>otra mujer </text:p>
          </table:table-cell>
          <table:table-cell office:value-type="string">
            <text:p>another woman or femanine being</text:p>
          </table:table-cell>
          <table:table-cell table:number-columns-repeated="61"/>
        </table:table-row>
        <table:table-row table:style-name="ro1">
          <table:table-cell office:value-type="string">
            <text:p>yʉjʉ- </text:p>
          </table:table-cell>
          <table:table-cell office:value-type="string">
            <text:p>yʉjʉ́-rã́ </text:p>
          </table:table-cell>
          <table:table-cell office:value-type="string">
            <text:p>v.1a </text:p>
          </table:table-cell>
          <table:table-cell/>
          <table:table-cell office:value-type="string">
            <text:p>contestar, obedecer </text:p>
          </table:table-cell>
          <table:table-cell office:value-type="string">
            <text:p>answer, an aspect of obey </text:p>
          </table:table-cell>
          <table:table-cell table:number-columns-repeated="61"/>
        </table:table-row>
        <table:table-row table:style-name="ro1">
          <table:table-cell office:value-type="string">
            <text:p>misõkã mojõdibu </text:p>
          </table:table-cell>
          <table:table-cell office:value-type="string">
            <text:p>misṍkã́ mojõdibu-re </text:p>
          </table:table-cell>
          <table:table-cell office:value-type="string">
            <text:p>s. </text:p>
          </table:table-cell>
          <table:table-cell/>
          <table:table-cell office:value-type="string">
            <text:p>oso hormiguero (común) </text:p>
          </table:table-cell>
          <table:table-cell office:value-type="string">
            <text:p>ant eater</text:p>
          </table:table-cell>
          <table:table-cell table:number-columns-repeated="61"/>
        </table:table-row>
        <table:table-row table:style-name="ro1">
          <table:table-cell office:value-type="string">
            <text:p>bugu </text:p>
          </table:table-cell>
          <table:table-cell office:value-type="string">
            <text:p>bugú-ré </text:p>
          </table:table-cell>
          <table:table-cell office:value-type="string">
            <text:p>s. </text:p>
          </table:table-cell>
          <table:table-cell/>
          <table:table-cell office:value-type="string">
            <text:p>oso hormiguero real </text:p>
          </table:table-cell>
          <table:table-cell office:value-type="string">
            <text:p>ant eater (the largest size)</text:p>
          </table:table-cell>
          <table:table-cell table:number-columns-repeated="61"/>
        </table:table-row>
        <table:table-row table:style-name="ro1">
          <table:table-cell office:value-type="string">
            <text:p>deyo- </text:p>
          </table:table-cell>
          <table:table-cell office:value-type="string">
            <text:p>deeyó, deeyo-rã́ </text:p>
          </table:table-cell>
          <table:table-cell office:value-type="string">
            <text:p>v.1b </text:p>
          </table:table-cell>
          <table:table-cell/>
          <table:table-cell office:value-type="string">
            <text:p>aparecer </text:p>
          </table:table-cell>
          <table:table-cell office:value-type="string">
            <text:p>appear </text:p>
          </table:table-cell>
          <table:table-cell table:number-columns-repeated="61"/>
        </table:table-row>
        <table:table-row table:style-name="ro1">
          <table:table-cell office:value-type="string">
            <text:p>gubukáya </text:p>
          </table:table-cell>
          <table:table-cell office:value-type="string">
            <text:p>guubukáya-re </text:p>
          </table:table-cell>
          <table:table-cell office:value-type="string">
            <text:p>s. </text:p>
          </table:table-cell>
          <table:table-cell/>
          <table:table-cell office:value-type="string">
            <text:p>arco del pie </text:p>
          </table:table-cell>
          <table:table-cell office:value-type="string">
            <text:p>arch of the foot</text:p>
          </table:table-cell>
          <table:table-cell table:number-columns-repeated="61"/>
        </table:table-row>
        <table:table-row table:style-name="ro1">
          <table:table-cell office:value-type="string">
            <text:p>guaseo- </text:p>
          </table:table-cell>
          <table:table-cell office:value-type="string">
            <text:p>guásiu-rã </text:p>
          </table:table-cell>
          <table:table-cell office:value-type="string">
            <text:p>v. </text:p>
          </table:table-cell>
          <table:table-cell office:value-type="string">
            <text:p>guasiu- </text:p>
          </table:table-cell>
          <table:table-cell office:value-type="string">
            <text:p>argüir </text:p>
          </table:table-cell>
          <table:table-cell office:value-type="string">
            <text:p>argue over something</text:p>
          </table:table-cell>
          <table:table-cell table:number-columns-repeated="61"/>
        </table:table-row>
        <table:table-row table:style-name="ro1">
          <table:table-cell office:value-type="string">
            <text:p>dʉka </text:p>
          </table:table-cell>
          <table:table-cell office:value-type="string">
            <text:p>dʉká-ré </text:p>
          </table:table-cell>
          <table:table-cell office:value-type="string">
            <text:p>s. </text:p>
          </table:table-cell>
          <table:table-cell/>
          <table:table-cell office:value-type="string">
            <text:p>brazo </text:p>
          </table:table-cell>
          <table:table-cell office:value-type="string">
            <text:p>arm </text:p>
          </table:table-cell>
          <table:table-cell table:number-columns-repeated="61"/>
        </table:table-row>
        <table:table-row table:style-name="ro1">
          <table:table-cell office:value-type="string">
            <text:p>pãmu </text:p>
          </table:table-cell>
          <table:table-cell office:value-type="string">
            <text:p>pãmú-rẽ́ </text:p>
          </table:table-cell>
          <table:table-cell office:value-type="string">
            <text:p>s. </text:p>
          </table:table-cell>
          <table:table-cell/>
          <table:table-cell office:value-type="string">
            <text:p>armadillo </text:p>
          </table:table-cell>
          <table:table-cell office:value-type="string">
            <text:p>armadillo</text:p>
          </table:table-cell>
          <table:table-cell table:number-columns-repeated="61"/>
        </table:table-row>
        <table:table-row table:style-name="ro1">
          <table:table-cell office:value-type="string">
            <text:p>ãmu- </text:p>
          </table:table-cell>
          <table:table-cell office:value-type="string">
            <text:p>ããmú, ããmu-rã́ </text:p>
          </table:table-cell>
          <table:table-cell office:value-type="string">
            <text:p>v.1b </text:p>
          </table:table-cell>
          <table:table-cell/>
          <table:table-cell office:value-type="string">
            <text:p>arreglar, preparar </text:p>
          </table:table-cell>
          <table:table-cell office:value-type="string">
            <text:p>arrange, fix, prepare</text:p>
          </table:table-cell>
          <table:table-cell table:number-columns-repeated="61"/>
        </table:table-row>
        <table:table-row table:style-name="ro1">
          <table:table-cell office:value-type="string">
            <text:p>eja- </text:p>
          </table:table-cell>
          <table:table-cell office:value-type="string">
            <text:p>ejá-rã́ </text:p>
          </table:table-cell>
          <table:table-cell office:value-type="string">
            <text:p>v.1a </text:p>
          </table:table-cell>
          <table:table-cell/>
          <table:table-cell office:value-type="string">
            <text:p>llegar </text:p>
          </table:table-cell>
          <table:table-cell office:value-type="string">
            <text:p>arrive</text:p>
          </table:table-cell>
          <table:table-cell table:number-columns-repeated="61"/>
        </table:table-row>
        <table:table-row table:style-name="ro1">
          <table:table-cell office:value-type="string">
            <text:p>-ja- </text:p>
          </table:table-cell>
          <table:table-cell/>
          <table:table-cell office:value-type="string">
            <text:p>suf. v. no final </text:p>
          </table:table-cell>
          <table:table-cell/>
          <table:table-cell office:value-type="string">
            <text:p>llegar al destino </text:p>
          </table:table-cell>
          <table:table-cell office:value-type="string">
            <text:p>arrive at a goal</text:p>
          </table:table-cell>
          <table:table-cell table:number-columns-repeated="61"/>
        </table:table-row>
        <table:table-row table:style-name="ro1">
          <table:table-cell office:value-type="string">
            <text:p>majãja- </text:p>
          </table:table-cell>
          <table:table-cell office:value-type="string">
            <text:p>majã́ja-rã </text:p>
          </table:table-cell>
          <table:table-cell office:value-type="string">
            <text:p>v. </text:p>
          </table:table-cell>
          <table:table-cell/>
          <table:table-cell office:value-type="string">
            <text:p>llegar subiendo del puerto </text:p>
          </table:table-cell>
          <table:table-cell office:value-type="string">
            <text:p>arrive up from the port</text:p>
          </table:table-cell>
          <table:table-cell table:number-columns-repeated="61"/>
        </table:table-row>
        <table:table-row table:style-name="ro1">
          <table:table-cell office:value-type="string">
            <text:p>gãrʉ̃gʉ̃ </text:p>
          </table:table-cell>
          <table:table-cell office:value-type="string">
            <text:p>gãrʉ̃́gʉ̃́-rẽ́ </text:p>
          </table:table-cell>
          <table:table-cell office:value-type="string">
            <text:p>s. </text:p>
          </table:table-cell>
          <table:table-cell/>
          <table:table-cell office:value-type="string">
            <text:p>flecha </text:p>
          </table:table-cell>
          <table:table-cell office:value-type="string">
            <text:p>arrow</text:p>
          </table:table-cell>
          <table:table-cell table:number-columns-repeated="61"/>
        </table:table-row>
        <table:table-row table:style-name="ro1">
          <table:table-cell office:value-type="string">
            <text:p>nitĩ </text:p>
          </table:table-cell>
          <table:table-cell office:value-type="string">
            <text:p>nitĩ́-rẽ́ </text:p>
          </table:table-cell>
          <table:table-cell office:value-type="string">
            <text:p>s. </text:p>
          </table:table-cell>
          <table:table-cell/>
          <table:table-cell office:value-type="string">
            <text:p>ceniza, carbón </text:p>
          </table:table-cell>
          <table:table-cell office:value-type="string">
            <text:p>ashes, carbon</text:p>
          </table:table-cell>
          <table:table-cell table:number-columns-repeated="61"/>
        </table:table-row>
        <table:table-row table:style-name="ro1">
          <table:table-cell office:value-type="string">
            <text:p>sẽrẽña- </text:p>
          </table:table-cell>
          <table:table-cell office:value-type="string">
            <text:p>sẽrẽ́ñá-rã </text:p>
          </table:table-cell>
          <table:table-cell office:value-type="string">
            <text:p>v. </text:p>
          </table:table-cell>
          <table:table-cell/>
          <table:table-cell office:value-type="string">
            <text:p>preguntar </text:p>
          </table:table-cell>
          <table:table-cell office:value-type="string">
            <text:p>ask</text:p>
          </table:table-cell>
          <table:table-cell table:number-columns-repeated="61"/>
        </table:table-row>
        <table:table-row table:style-name="ro1">
          <table:table-cell office:value-type="string">
            <text:p>gãmesʉri- </text:p>
          </table:table-cell>
          <table:table-cell office:value-type="string">
            <text:p>gãmesʉri-rã </text:p>
          </table:table-cell>
          <table:table-cell office:value-type="string">
            <text:p>v. </text:p>
          </table:table-cell>
          <table:table-cell/>
          <table:table-cell office:value-type="string">
            <text:p>mezclar, visitar </text:p>
          </table:table-cell>
          <table:table-cell office:value-type="string">
            <text:p>associate with</text:p>
          </table:table-cell>
          <table:table-cell table:number-columns-repeated="61"/>
        </table:table-row>
        <table:table-row table:style-name="ro1">
          <table:table-cell office:value-type="string">
            <text:p>gajipoe </text:p>
          </table:table-cell>
          <table:table-cell office:value-type="string">
            <text:p>gajípoe-re </text:p>
          </table:table-cell>
          <table:table-cell office:value-type="string">
            <text:p>adv. </text:p>
          </table:table-cell>
          <table:table-cell/>
          <table:table-cell office:value-type="string">
            <text:p>otro momento, otro tiempo </text:p>
          </table:table-cell>
          <table:table-cell office:value-type="string">
            <text:p>at another time, at other times</text:p>
          </table:table-cell>
          <table:table-cell table:number-columns-repeated="61"/>
        </table:table-row>
        <table:table-row table:style-name="ro1">
          <table:table-cell office:value-type="string">
            <text:p>iripoe </text:p>
          </table:table-cell>
          <table:table-cell office:value-type="string">
            <text:p>irípoe-re </text:p>
          </table:table-cell>
          <table:table-cell office:value-type="string">
            <text:p>adv. </text:p>
          </table:table-cell>
          <table:table-cell/>
          <table:table-cell office:value-type="string">
            <text:p>en esta tiempo </text:p>
          </table:table-cell>
          <table:table-cell office:value-type="string">
            <text:p>at that time</text:p>
          </table:table-cell>
          <table:table-cell table:number-columns-repeated="61"/>
        </table:table-row>
        <table:table-row table:style-name="ro1">
          <table:table-cell office:value-type="string">
            <text:p>-poe </text:p>
          </table:table-cell>
          <table:table-cell/>
          <table:table-cell office:value-type="string">
            <text:p>suf. s. </text:p>
          </table:table-cell>
          <table:table-cell/>
          <table:table-cell office:value-type="string">
            <text:p>tiempo para hacerlo </text:p>
          </table:table-cell>
          <table:table-cell office:value-type="string">
            <text:p>at the time of doing </text:p>
          </table:table-cell>
          <table:table-cell office:value-type="string">
            <text:p>nge It indicates a season or period of time and contrasts with [-ro] which indicates a point in time. </text:p>
          </table:table-cell>
          <table:table-cell table:number-columns-repeated="60"/>
        </table:table-row>
        <table:table-row table:style-name="ro1">
          <table:table-cell office:value-type="string">
            <text:p>ipapoe </text:p>
          </table:table-cell>
          <table:table-cell office:value-type="string">
            <text:p>ípapoe </text:p>
          </table:table-cell>
          <table:table-cell office:value-type="string">
            <text:p>adv. </text:p>
          </table:table-cell>
          <table:table-cell/>
          <table:table-cell office:value-type="string">
            <text:p>en este momento, en este tiempo </text:p>
          </table:table-cell>
          <table:table-cell office:value-type="string">
            <text:p>at this moment, at this time</text:p>
          </table:table-cell>
          <table:table-cell table:number-columns-repeated="61"/>
        </table:table-row>
        <table:table-row table:style-name="ro1">
          <table:table-cell office:value-type="string">
            <text:p>-gue </text:p>
          </table:table-cell>
          <table:table-cell/>
          <table:table-cell office:value-type="string">
            <text:p>suf. s. </text:p>
          </table:table-cell>
          <table:table-cell/>
          <table:table-cell office:value-type="string">
            <text:p>en esa tiempo </text:p>
          </table:table-cell>
          <table:table-cell office:value-type="string">
            <text:p>at this/that time </text:p>
          </table:table-cell>
          <table:table-cell table:number-columns-repeated="61"/>
        </table:table-row>
        <table:table-row table:style-name="ro1">
          <table:table-cell office:value-type="string">
            <text:p>dorero </text:p>
          </table:table-cell>
          <table:table-cell office:value-type="string">
            <text:p>doréró-ré </text:p>
          </table:table-cell>
          <table:table-cell office:value-type="string">
            <text:p>adv. </text:p>
          </table:table-cell>
          <table:table-cell/>
          <table:table-cell office:value-type="string">
            <text:p>autoridad, reglamento </text:p>
          </table:table-cell>
          <table:table-cell office:value-type="string">
            <text:p>authority, rule</text:p>
          </table:table-cell>
          <table:table-cell table:number-columns-repeated="61"/>
        </table:table-row>
        <table:table-row table:style-name="ro1">
          <table:table-cell office:value-type="string">
            <text:p>ũñu </text:p>
          </table:table-cell>
          <table:table-cell office:value-type="string">
            <text:p>ũñú-rẽ́ </text:p>
          </table:table-cell>
          <table:table-cell office:value-type="string">
            <text:p>s. </text:p>
          </table:table-cell>
          <table:table-cell/>
          <table:table-cell office:value-type="string">
            <text:p>aguacate </text:p>
          </table:table-cell>
          <table:table-cell office:value-type="string">
            <text:p>avocado </text:p>
          </table:table-cell>
          <table:table-cell table:number-columns-repeated="61"/>
        </table:table-row>
        <table:table-row table:style-name="ro1">
          <table:table-cell office:value-type="string">
            <text:p>kõme </text:p>
          </table:table-cell>
          <table:table-cell office:value-type="string">
            <text:p>kõmé-ré </text:p>
          </table:table-cell>
          <table:table-cell office:value-type="string">
            <text:p>s. </text:p>
          </table:table-cell>
          <table:table-cell/>
          <table:table-cell office:value-type="string">
            <text:p>hacha </text:p>
          </table:table-cell>
          <table:table-cell office:value-type="string">
            <text:p>axe</text:p>
          </table:table-cell>
          <table:table-cell table:number-columns-repeated="61"/>
        </table:table-row>
        <table:table-row table:style-name="ro1">
          <table:table-cell office:value-type="string">
            <text:p>pʉrʉpʉ </text:p>
          </table:table-cell>
          <table:table-cell office:value-type="string">
            <text:p>pʉʉrʉpʉ́-gue </text:p>
          </table:table-cell>
          <table:table-cell office:value-type="string">
            <text:p>s. </text:p>
          </table:table-cell>
          <table:table-cell/>
          <table:table-cell office:value-type="string">
            <text:p>espalda </text:p>
          </table:table-cell>
          <table:table-cell office:value-type="string">
            <text:p>back </text:p>
          </table:table-cell>
          <table:table-cell table:number-columns-repeated="61"/>
        </table:table-row>
        <table:table-row table:style-name="ro1">
          <table:table-cell office:value-type="string">
            <text:p>ñe- </text:p>
          </table:table-cell>
          <table:table-cell office:value-type="string">
            <text:p>ñeé, ñee-rĩ́ </text:p>
          </table:table-cell>
          <table:table-cell office:value-type="string">
            <text:p>adj. </text:p>
          </table:table-cell>
          <table:table-cell/>
          <table:table-cell office:value-type="string">
            <text:p>malo </text:p>
          </table:table-cell>
          <table:table-cell office:value-type="string">
            <text:p>bad </text:p>
          </table:table-cell>
          <table:table-cell table:number-columns-repeated="61"/>
        </table:table-row>
        <table:table-row table:style-name="ro1">
          <table:table-cell office:value-type="string">
            <text:p>ajuro </text:p>
          </table:table-cell>
          <table:table-cell office:value-type="string">
            <text:p>ajúró-ré </text:p>
          </table:table-cell>
          <table:table-cell office:value-type="string">
            <text:p>s. </text:p>
          </table:table-cell>
          <table:table-cell/>
          <table:table-cell office:value-type="string">
            <text:p>bolsa </text:p>
          </table:table-cell>
          <table:table-cell office:value-type="string">
            <text:p>bag</text:p>
          </table:table-cell>
          <table:table-cell table:number-columns-repeated="61"/>
        </table:table-row>
        <table:table-row table:style-name="ro1">
          <table:table-cell office:value-type="string">
            <text:p>kúri- </text:p>
          </table:table-cell>
          <table:table-cell office:value-type="string">
            <text:p>kúri-rã </text:p>
          </table:table-cell>
          <table:table-cell office:value-type="string">
            <text:p>v.3b </text:p>
          </table:table-cell>
          <table:table-cell/>
          <table:table-cell office:value-type="string">
            <text:p>colocar la carnada </text:p>
          </table:table-cell>
          <table:table-cell office:value-type="string">
            <text:p>bait</text:p>
          </table:table-cell>
          <table:table-cell table:number-columns-repeated="61"/>
        </table:table-row>
        <table:table-row table:style-name="ro1">
          <table:table-cell office:value-type="string">
            <text:p>góru </text:p>
          </table:table-cell>
          <table:table-cell office:value-type="string">
            <text:p>górú-ré </text:p>
          </table:table-cell>
          <table:table-cell office:value-type="string">
            <text:p>s. </text:p>
          </table:table-cell>
          <table:table-cell/>
          <table:table-cell office:value-type="string">
            <text:p>pelota </text:p>
          </table:table-cell>
          <table:table-cell office:value-type="string">
            <text:p>ball</text:p>
          </table:table-cell>
          <table:table-cell table:number-columns-repeated="61"/>
        </table:table-row>
        <table:table-row table:style-name="ro1">
          <table:table-cell office:value-type="string">
            <text:p>waa </text:p>
          </table:table-cell>
          <table:table-cell office:value-type="string">
            <text:p>waá-re </text:p>
          </table:table-cell>
          <table:table-cell office:value-type="string">
            <text:p>s. </text:p>
          </table:table-cell>
          <table:table-cell/>
          <table:table-cell office:value-type="string">
            <text:p>bambú </text:p>
          </table:table-cell>
          <table:table-cell office:value-type="string">
            <text:p>bamboo</text:p>
          </table:table-cell>
          <table:table-cell table:number-columns-repeated="61"/>
        </table:table-row>
        <table:table-row table:style-name="ro1">
          <table:table-cell office:value-type="string">
            <text:p>guuarikoe </text:p>
          </table:table-cell>
          <table:table-cell office:value-type="string">
            <text:p>guuárikoe-re </text:p>
          </table:table-cell>
          <table:table-cell office:value-type="string">
            <text:p>s. </text:p>
          </table:table-cell>
          <table:table-cell/>
          <table:table-cell office:value-type="string">
            <text:p>barra de jabón para bañarse </text:p>
          </table:table-cell>
          <table:table-cell office:value-type="string">
            <text:p>bar of bath soap</text:p>
          </table:table-cell>
          <table:table-cell table:number-columns-repeated="61"/>
        </table:table-row>
        <table:table-row table:style-name="ro1">
          <table:table-cell office:value-type="string">
            <text:p>gasiri </text:p>
          </table:table-cell>
          <table:table-cell office:value-type="string">
            <text:p>gasírí-re </text:p>
          </table:table-cell>
          <table:table-cell office:value-type="string">
            <text:p>s. </text:p>
          </table:table-cell>
          <table:table-cell/>
          <table:table-cell office:value-type="string">
            <text:p>corteza </text:p>
          </table:table-cell>
          <table:table-cell office:value-type="string">
            <text:p>bark</text:p>
          </table:table-cell>
          <table:table-cell table:number-columns-repeated="61"/>
        </table:table-row>
        <table:table-row table:style-name="ro1">
          <table:table-cell office:value-type="string">
            <text:p>puui </text:p>
          </table:table-cell>
          <table:table-cell office:value-type="string">
            <text:p>puuí, puui-ré </text:p>
          </table:table-cell>
          <table:table-cell office:value-type="string">
            <text:p>s. </text:p>
          </table:table-cell>
          <table:table-cell/>
          <table:table-cell office:value-type="string">
            <text:p>canasta </text:p>
          </table:table-cell>
          <table:table-cell office:value-type="string">
            <text:p>basket</text:p>
          </table:table-cell>
          <table:table-cell table:number-columns-repeated="61"/>
        </table:table-row>
        <table:table-row table:style-name="ro1">
          <table:table-cell office:value-type="string">
            <text:p>tẽrẽmu </text:p>
          </table:table-cell>
          <table:table-cell office:value-type="string">
            <text:p>tẽrẽ́mu-rẽ </text:p>
          </table:table-cell>
          <table:table-cell office:value-type="string">
            <text:p>s. </text:p>
          </table:table-cell>
          <table:table-cell/>
          <table:table-cell office:value-type="string">
            <text:p>canasta para cargar pájaros </text:p>
          </table:table-cell>
          <table:table-cell office:value-type="string">
            <text:p>basket for carrying birds</text:p>
          </table:table-cell>
          <table:table-cell table:number-columns-repeated="61"/>
        </table:table-row>
        <table:table-row table:style-name="ro1">
          <table:table-cell office:value-type="string">
            <text:p>siibúru </text:p>
          </table:table-cell>
          <table:table-cell office:value-type="string">
            <text:p>siibúru-re </text:p>
          </table:table-cell>
          <table:table-cell office:value-type="string">
            <text:p>s. </text:p>
          </table:table-cell>
          <table:table-cell/>
          <table:table-cell office:value-type="string">
            <text:p>balay para cerner o tamizar </text:p>
          </table:table-cell>
          <table:table-cell office:value-type="string">
            <text:p>basket, loosely woven used for sifting or rinsing</text:p>
          </table:table-cell>
          <table:table-cell table:number-columns-repeated="61"/>
        </table:table-row>
        <table:table-row table:style-name="ro1">
          <table:table-cell office:value-type="string">
            <text:p>oyo </text:p>
          </table:table-cell>
          <table:table-cell office:value-type="string">
            <text:p>oyó-re </text:p>
          </table:table-cell>
          <table:table-cell office:value-type="string">
            <text:p>s. </text:p>
          </table:table-cell>
          <table:table-cell/>
          <table:table-cell office:value-type="string">
            <text:p>murciélago </text:p>
          </table:table-cell>
          <table:table-cell office:value-type="string">
            <text:p>bat</text:p>
          </table:table-cell>
          <table:table-cell table:number-columns-repeated="61"/>
        </table:table-row>
        <table:table-row table:style-name="ro1">
          <table:table-cell office:value-type="string">
            <text:p>guua- </text:p>
          </table:table-cell>
          <table:table-cell office:value-type="string">
            <text:p>guuá-rã </text:p>
          </table:table-cell>
          <table:table-cell office:value-type="string">
            <text:p>v.2b </text:p>
          </table:table-cell>
          <table:table-cell/>
          <table:table-cell office:value-type="string">
            <text:p>bañarse </text:p>
          </table:table-cell>
          <table:table-cell office:value-type="string">
            <text:p>bathe</text:p>
          </table:table-cell>
          <table:table-cell table:number-columns-repeated="61"/>
        </table:table-row>
        <table:table-row table:style-name="ro1">
          <table:table-cell office:value-type="string">
            <text:p>guubu- </text:p>
          </table:table-cell>
          <table:table-cell office:value-type="string">
            <text:p>guubú-rã </text:p>
          </table:table-cell>
          <table:table-cell office:value-type="string">
            <text:p>v.2b </text:p>
          </table:table-cell>
          <table:table-cell/>
          <table:table-cell office:value-type="string">
            <text:p>hacer bañar </text:p>
          </table:table-cell>
          <table:table-cell office:value-type="string">
            <text:p>bathe someone else</text:p>
          </table:table-cell>
          <table:table-cell table:number-columns-repeated="61"/>
        </table:table-row>
        <table:table-row table:style-name="ro1">
          <table:table-cell office:value-type="string">
            <text:p>ããrĩ- </text:p>
          </table:table-cell>
          <table:table-cell office:value-type="string">
            <text:p>ããrĩ́, ããrĩ-rã́ </text:p>
          </table:table-cell>
          <table:table-cell office:value-type="string">
            <text:p>v.1b </text:p>
          </table:table-cell>
          <table:table-cell/>
          <table:table-cell office:value-type="string">
            <text:p>ser, estar </text:p>
          </table:table-cell>
          <table:table-cell office:value-type="string">
            <text:p>be </text:p>
          </table:table-cell>
          <table:table-cell office:value-type="string">
            <text:p>presente con 1, 2, 3 persona y inan.; pasado inmediato [ããrã-rĩ]. </text:p>
          </table:table-cell>
          <table:table-cell table:number-columns-repeated="60"/>
        </table:table-row>
        <table:table-row table:style-name="ro1">
          <table:table-cell office:value-type="string">
            <text:p>búsũ- </text:p>
          </table:table-cell>
          <table:table-cell office:value-type="string">
            <text:p>búsũ-rã </text:p>
          </table:table-cell>
          <table:table-cell office:value-type="string">
            <text:p>v. </text:p>
          </table:table-cell>
          <table:table-cell/>
          <table:table-cell office:value-type="string">
            <text:p>pensar que algo está chistoso </text:p>
          </table:table-cell>
          <table:table-cell office:value-type="string">
            <text:p>be ‘‘tickled’’ </text:p>
          </table:table-cell>
          <table:table-cell table:number-columns-repeated="61"/>
        </table:table-row>
        <table:table-row table:style-name="ro1">
          <table:table-cell office:value-type="string">
            <text:p>-paua- </text:p>
          </table:table-cell>
          <table:table-cell/>
          <table:table-cell office:value-type="string">
            <text:p>suf. v. no final </text:p>
          </table:table-cell>
          <table:table-cell/>
          <table:table-cell office:value-type="string">
            <text:p>ser acostumbrado a </text:p>
          </table:table-cell>
          <table:table-cell office:value-type="string">
            <text:p>be accustomed</text:p>
          </table:table-cell>
          <table:table-cell table:number-columns-repeated="61"/>
        </table:table-row>
        <table:table-row table:style-name="ro1">
          <table:table-cell office:value-type="string">
            <text:p>pau- </text:p>
          </table:table-cell>
          <table:table-cell office:value-type="string">
            <text:p>paaú, paau-rã́ </text:p>
          </table:table-cell>
          <table:table-cell office:value-type="string">
            <text:p>v.1b </text:p>
          </table:table-cell>
          <table:table-cell/>
          <table:table-cell office:value-type="string">
            <text:p>acostumbrar, ser/estar situado </text:p>
          </table:table-cell>
          <table:table-cell office:value-type="string">
            <text:p>be accustomed, be situated</text:p>
          </table:table-cell>
          <table:table-cell table:number-columns-repeated="61"/>
        </table:table-row>
        <table:table-row table:style-name="ro1">
          <table:table-cell office:value-type="string">
            <text:p>güi- </text:p>
          </table:table-cell>
          <table:table-cell office:value-type="string">
            <text:p>güí-rã́ </text:p>
          </table:table-cell>
          <table:table-cell office:value-type="string">
            <text:p>v.1a </text:p>
          </table:table-cell>
          <table:table-cell/>
          <table:table-cell office:value-type="string">
            <text:p>tener miedo </text:p>
          </table:table-cell>
          <table:table-cell office:value-type="string">
            <text:p>be afraid</text:p>
          </table:table-cell>
          <table:table-cell table:number-columns-repeated="61"/>
        </table:table-row>
        <table:table-row table:style-name="ro1">
          <table:table-cell office:value-type="string">
            <text:p>gua- </text:p>
          </table:table-cell>
          <table:table-cell office:value-type="string">
            <text:p>guá-rã́ </text:p>
          </table:table-cell>
          <table:table-cell office:value-type="string">
            <text:p>v.1a </text:p>
          </table:table-cell>
          <table:table-cell/>
          <table:table-cell office:value-type="string">
            <text:p>estar enojado </text:p>
          </table:table-cell>
          <table:table-cell office:value-type="string">
            <text:p>be angry</text:p>
          </table:table-cell>
          <table:table-cell table:number-columns-repeated="61"/>
        </table:table-row>
        <table:table-row table:style-name="ro1">
          <table:table-cell office:value-type="string">
            <text:p>yobe- </text:p>
          </table:table-cell>
          <table:table-cell office:value-type="string">
            <text:p>yobé-rã </text:p>
          </table:table-cell>
          <table:table-cell office:value-type="string">
            <text:p>v. </text:p>
          </table:table-cell>
          <table:table-cell/>
          <table:table-cell office:value-type="string">
            <text:p>despertarse </text:p>
          </table:table-cell>
          <table:table-cell office:value-type="string">
            <text:p>be awake</text:p>
          </table:table-cell>
          <table:table-cell table:number-columns-repeated="61"/>
        </table:table-row>
        <table:table-row table:style-name="ro1">
          <table:table-cell office:value-type="string">
            <text:p>garibore- </text:p>
          </table:table-cell>
          <table:table-cell office:value-type="string">
            <text:p>garíbóre-rã </text:p>
          </table:table-cell>
          <table:table-cell office:value-type="string">
            <text:p>v. </text:p>
          </table:table-cell>
          <table:table-cell/>
          <table:table-cell office:value-type="string">
            <text:p>aburrirse </text:p>
          </table:table-cell>
          <table:table-cell office:value-type="string">
            <text:p>be bothered, bored</text:p>
          </table:table-cell>
          <table:table-cell table:number-columns-repeated="61"/>
        </table:table-row>
        <table:table-row table:style-name="ro1">
          <table:table-cell office:value-type="string">
            <text:p>pẽẽrẽ- </text:p>
          </table:table-cell>
          <table:table-cell office:value-type="string">
            <text:p>pẽẽrẽ́-rõ </text:p>
          </table:table-cell>
          <table:table-cell office:value-type="string">
            <text:p>v.2b </text:p>
          </table:table-cell>
          <table:table-cell/>
          <table:table-cell office:value-type="string">
            <text:p>estar contagioso </text:p>
          </table:table-cell>
          <table:table-cell office:value-type="string">
            <text:p>be contagious</text:p>
          </table:table-cell>
          <table:table-cell table:number-columns-repeated="61"/>
        </table:table-row>
        <table:table-row table:style-name="ro1">
          <table:table-cell office:value-type="string">
            <text:p>masũ- </text:p>
          </table:table-cell>
          <table:table-cell office:value-type="string">
            <text:p>masṹ-rã </text:p>
          </table:table-cell>
          <table:table-cell office:value-type="string">
            <text:p>v.2a </text:p>
          </table:table-cell>
          <table:table-cell/>
          <table:table-cell office:value-type="string">
            <text:p>curarse, ser curado o resucitado </text:p>
          </table:table-cell>
          <table:table-cell office:value-type="string">
            <text:p>be cured or recover, be raised from the dead </text:p>
          </table:table-cell>
          <table:table-cell table:number-columns-repeated="61"/>
        </table:table-row>
        <table:table-row table:style-name="ro1">
          <table:table-cell office:value-type="string">
            <text:p>naĩtĩã- </text:p>
          </table:table-cell>
          <table:table-cell office:value-type="string">
            <text:p>naaĩtĩ́ã-rõ </text:p>
          </table:table-cell>
          <table:table-cell office:value-type="string">
            <text:p>v. </text:p>
          </table:table-cell>
          <table:table-cell/>
          <table:table-cell office:value-type="string">
            <text:p>estar obscuro </text:p>
          </table:table-cell>
          <table:table-cell office:value-type="string">
            <text:p>be dark or become dark</text:p>
          </table:table-cell>
          <table:table-cell table:number-columns-repeated="61"/>
        </table:table-row>
        <table:table-row table:style-name="ro1">
          <table:table-cell office:value-type="string">
            <text:p>ñiã- </text:p>
          </table:table-cell>
          <table:table-cell office:value-type="string">
            <text:p>ñiã́-rõ/ñiã́-rĩ </text:p>
          </table:table-cell>
          <table:table-cell office:value-type="string">
            <text:p>v. </text:p>
          </table:table-cell>
          <table:table-cell/>
          <table:table-cell office:value-type="string">
            <text:p>ser listo para usar o comer </text:p>
          </table:table-cell>
          <table:table-cell office:value-type="string">
            <text:p>be done or ready for use or to eat </text:p>
          </table:table-cell>
          <table:table-cell table:number-columns-repeated="61"/>
        </table:table-row>
        <table:table-row table:style-name="ro1">
          <table:table-cell office:value-type="string">
            <text:p>mejã- </text:p>
          </table:table-cell>
          <table:table-cell office:value-type="string">
            <text:p>mejã́-rã́ </text:p>
          </table:table-cell>
          <table:table-cell office:value-type="string">
            <text:p>v.1a </text:p>
          </table:table-cell>
          <table:table-cell/>
          <table:table-cell office:value-type="string">
            <text:p>emborracharse </text:p>
          </table:table-cell>
          <table:table-cell office:value-type="string">
            <text:p>be drunk</text:p>
          </table:table-cell>
          <table:table-cell table:number-columns-repeated="61"/>
        </table:table-row>
        <table:table-row table:style-name="ro1">
          <table:table-cell office:value-type="string">
            <text:p>usibe- </text:p>
          </table:table-cell>
          <table:table-cell office:value-type="string">
            <text:p>usíbe-ro </text:p>
          </table:table-cell>
          <table:table-cell office:value-type="string">
            <text:p>v. </text:p>
          </table:table-cell>
          <table:table-cell/>
          <table:table-cell office:value-type="string">
            <text:p>embotado </text:p>
          </table:table-cell>
          <table:table-cell office:value-type="string">
            <text:p>be dull, not sharb, dulled</text:p>
          </table:table-cell>
          <table:table-cell table:number-columns-repeated="61"/>
        </table:table-row>
        <table:table-row table:style-name="ro1">
          <table:table-cell office:value-type="string">
            <text:p>dʉyasĩrĩ- </text:p>
          </table:table-cell>
          <table:table-cell office:value-type="string">
            <text:p>dʉyásĩrĩ-rã </text:p>
          </table:table-cell>
          <table:table-cell office:value-type="string">
            <text:p>v. </text:p>
          </table:table-cell>
          <table:table-cell/>
          <table:table-cell office:value-type="string">
            <text:p>tener pena </text:p>
          </table:table-cell>
          <table:table-cell office:value-type="string">
            <text:p>be embarrassed, ashamed </text:p>
          </table:table-cell>
          <table:table-cell table:number-columns-repeated="61"/>
        </table:table-row>
        <table:table-row table:style-name="ro1">
          <table:table-cell office:value-type="string">
            <text:p>gʉyasĩrĩ- </text:p>
          </table:table-cell>
          <table:table-cell office:value-type="string">
            <text:p>gʉyásĩrĩ-rã </text:p>
          </table:table-cell>
          <table:table-cell office:value-type="string">
            <text:p>v. </text:p>
          </table:table-cell>
          <table:table-cell/>
          <table:table-cell office:value-type="string">
            <text:p>tener pena </text:p>
          </table:table-cell>
          <table:table-cell office:value-type="string">
            <text:p>be embarrassed, ashamed </text:p>
          </table:table-cell>
          <table:table-cell table:number-columns-repeated="61"/>
        </table:table-row>
        <table:table-row table:style-name="ro1">
          <table:table-cell office:value-type="string">
            <text:p>muĩ- </text:p>
          </table:table-cell>
          <table:table-cell office:value-type="string">
            <text:p>muĩ́-rã </text:p>
          </table:table-cell>
          <table:table-cell office:value-type="string">
            <text:p>v.2a </text:p>
          </table:table-cell>
          <table:table-cell/>
          <table:table-cell office:value-type="string">
            <text:p>estar vacío, estar unos pocos </text:p>
          </table:table-cell>
          <table:table-cell office:value-type="string">
            <text:p>be empty of, be only a few of</text:p>
          </table:table-cell>
          <table:table-cell table:number-columns-repeated="61"/>
        </table:table-row>
        <table:table-row table:style-name="ro1">
          <table:table-cell office:value-type="string">
            <text:p>túbia- </text:p>
          </table:table-cell>
          <table:table-cell office:value-type="string">
            <text:p>túbiia-ro </text:p>
          </table:table-cell>
          <table:table-cell office:value-type="string">
            <text:p>v. </text:p>
          </table:table-cell>
          <table:table-cell/>
          <table:table-cell office:value-type="string">
            <text:p>estar envuelto </text:p>
          </table:table-cell>
          <table:table-cell office:value-type="string">
            <text:p>be enclosed, enveloped</text:p>
          </table:table-cell>
          <table:table-cell table:number-columns-repeated="61"/>
        </table:table-row>
        <table:table-row table:style-name="ro1">
          <table:table-cell office:value-type="string">
            <text:p>gũñarikʉ- </text:p>
          </table:table-cell>
          <table:table-cell office:value-type="string">
            <text:p>gũñárikʉ-rã </text:p>
          </table:table-cell>
          <table:table-cell office:value-type="string">
            <text:p>v. </text:p>
          </table:table-cell>
          <table:table-cell/>
          <table:table-cell office:value-type="string">
            <text:p>estar muy preocupado </text:p>
          </table:table-cell>
          <table:table-cell office:value-type="string">
            <text:p>be full of thought, be worried</text:p>
          </table:table-cell>
          <table:table-cell table:number-columns-repeated="61"/>
        </table:table-row>
        <table:table-row table:style-name="ro1">
          <table:table-cell office:value-type="string">
            <text:p>ʉaboa- </text:p>
          </table:table-cell>
          <table:table-cell office:value-type="string">
            <text:p>ʉáboá-rã </text:p>
          </table:table-cell>
          <table:table-cell office:value-type="string">
            <text:p>v. </text:p>
          </table:table-cell>
          <table:table-cell/>
          <table:table-cell office:value-type="string">
            <text:p>tener hambre </text:p>
          </table:table-cell>
          <table:table-cell office:value-type="string">
            <text:p>be hungry </text:p>
          </table:table-cell>
          <table:table-cell table:number-columns-repeated="61"/>
        </table:table-row>
        <table:table-row table:style-name="ro1">
          <table:table-cell office:value-type="string">
            <text:p>doe- </text:p>
          </table:table-cell>
          <table:table-cell office:value-type="string">
            <text:p>doé-rã </text:p>
          </table:table-cell>
          <table:table-cell office:value-type="string">
            <text:p>v.2a </text:p>
          </table:table-cell>
          <table:table-cell/>
          <table:table-cell office:value-type="string">
            <text:p>tener celos, envidioso </text:p>
          </table:table-cell>
          <table:table-cell office:value-type="string">
            <text:p>be jealous</text:p>
          </table:table-cell>
          <table:table-cell table:number-columns-repeated="61"/>
        </table:table-row>
        <table:table-row table:style-name="ro1">
          <table:table-cell office:value-type="string">
            <text:p>wẽjõ- </text:p>
          </table:table-cell>
          <table:table-cell office:value-type="string">
            <text:p>wẽjṍ-rã </text:p>
          </table:table-cell>
          <table:table-cell office:value-type="string">
            <text:p>v.2a </text:p>
          </table:table-cell>
          <table:table-cell/>
          <table:table-cell office:value-type="string">
            <text:p>ser muerte </text:p>
          </table:table-cell>
          <table:table-cell office:value-type="string">
            <text:p>be killed, murdered</text:p>
          </table:table-cell>
          <table:table-cell table:number-columns-repeated="61"/>
        </table:table-row>
        <table:table-row table:style-name="ro1">
          <table:table-cell office:value-type="string">
            <text:p>dediu- </text:p>
          </table:table-cell>
          <table:table-cell office:value-type="string">
            <text:p>deedíú-rã́ </text:p>
          </table:table-cell>
          <table:table-cell office:value-type="string">
            <text:p>v. </text:p>
          </table:table-cell>
          <table:table-cell office:value-type="string">
            <text:p>dedeu- </text:p>
          </table:table-cell>
          <table:table-cell office:value-type="string">
            <text:p>estar perdido </text:p>
          </table:table-cell>
          <table:table-cell office:value-type="string">
            <text:p>be lost</text:p>
          </table:table-cell>
          <table:table-cell table:number-columns-repeated="61"/>
        </table:table-row>
        <table:table-row table:style-name="ro1">
          <table:table-cell office:value-type="string">
            <text:p>gãme gua- </text:p>
          </table:table-cell>
          <table:table-cell office:value-type="string">
            <text:p>gãmé gua-rã </text:p>
          </table:table-cell>
          <table:table-cell office:value-type="string">
            <text:p>v. </text:p>
          </table:table-cell>
          <table:table-cell/>
          <table:table-cell office:value-type="string">
            <text:p>tener rabia el uno con el otro, estar enemigos mutuos </text:p>
          </table:table-cell>
          <table:table-cell office:value-type="string">
            <text:p>be mutually angry with one another</text:p>
          </table:table-cell>
          <table:table-cell table:number-columns-repeated="61"/>
        </table:table-row>
        <table:table-row table:style-name="ro1">
          <table:table-cell office:value-type="string">
            <text:p>toyo- </text:p>
          </table:table-cell>
          <table:table-cell office:value-type="string">
            <text:p>toyó-ro </text:p>
          </table:table-cell>
          <table:table-cell office:value-type="string">
            <text:p>v.2a </text:p>
          </table:table-cell>
          <table:table-cell/>
          <table:table-cell office:value-type="string">
            <text:p>estar abierto </text:p>
          </table:table-cell>
          <table:table-cell office:value-type="string">
            <text:p>be open, as a door or doorway </text:p>
          </table:table-cell>
          <table:table-cell office:value-type="string">
            <text:p>nt To be open as a door or doorway without the door, an open doorway; be open for business as a store.</text:p>
          </table:table-cell>
          <table:table-cell table:number-columns-repeated="60"/>
        </table:table-row>
        <table:table-row table:style-name="ro1">
          <table:table-cell office:value-type="string">
            <text:p>bopo- </text:p>
          </table:table-cell>
          <table:table-cell office:value-type="string">
            <text:p>bopóo-rã </text:p>
          </table:table-cell>
          <table:table-cell office:value-type="string">
            <text:p>v. </text:p>
          </table:table-cell>
          <table:table-cell office:value-type="string">
            <text:p>bopáu- </text:p>
          </table:table-cell>
          <table:table-cell office:value-type="string">
            <text:p>ser pobre </text:p>
          </table:table-cell>
          <table:table-cell office:value-type="string">
            <text:p>be poor</text:p>
          </table:table-cell>
          <table:table-cell table:number-columns-repeated="61"/>
        </table:table-row>
        <table:table-row table:style-name="ro1">
          <table:table-cell office:value-type="string">
            <text:p>gũñanʉrʉ̃- </text:p>
          </table:table-cell>
          <table:table-cell office:value-type="string">
            <text:p>gũñánʉrʉ̃́-rẽ </text:p>
          </table:table-cell>
          <table:table-cell office:value-type="string">
            <text:p>v. </text:p>
          </table:table-cell>
          <table:table-cell/>
          <table:table-cell office:value-type="string">
            <text:p>estar preocupado </text:p>
          </table:table-cell>
          <table:table-cell office:value-type="string">
            <text:p>be preoccupied</text:p>
          </table:table-cell>
          <table:table-cell table:number-columns-repeated="61"/>
        </table:table-row>
        <table:table-row table:style-name="ro1">
          <table:table-cell office:value-type="string">
            <text:p>doó- </text:p>
          </table:table-cell>
          <table:table-cell office:value-type="string">
            <text:p>doó-ri </text:p>
          </table:table-cell>
          <table:table-cell office:value-type="string">
            <text:p>v. </text:p>
          </table:table-cell>
          <table:table-cell/>
          <table:table-cell office:value-type="string">
            <text:p>juntar los palos o tablas punta a punta o uno al lado del otro </text:p>
          </table:table-cell>
          <table:table-cell office:value-type="string">
            <text:p>be put end to end or siby side</text:p>
          </table:table-cell>
          <table:table-cell table:number-columns-repeated="61"/>
        </table:table-row>
        <table:table-row table:style-name="ro1">
          <table:table-cell office:value-type="string">
            <text:p>ñaĩ- </text:p>
          </table:table-cell>
          <table:table-cell office:value-type="string">
            <text:p>ñaĩ́-rõ </text:p>
          </table:table-cell>
          <table:table-cell office:value-type="string">
            <text:p>v.2a </text:p>
          </table:table-cell>
          <table:table-cell/>
          <table:table-cell office:value-type="string">
            <text:p>ser/estar listo para comer </text:p>
          </table:table-cell>
          <table:table-cell office:value-type="string">
            <text:p>be ready to eat</text:p>
          </table:table-cell>
          <table:table-cell table:number-columns-repeated="61"/>
        </table:table-row>
        <table:table-row table:style-name="ro1">
          <table:table-cell office:value-type="string">
            <text:p>bʉribeja- </text:p>
          </table:table-cell>
          <table:table-cell office:value-type="string">
            <text:p>bʉríbejá-ro </text:p>
          </table:table-cell>
          <table:table-cell office:value-type="string">
            <text:p>v. </text:p>
          </table:table-cell>
          <table:table-cell/>
          <table:table-cell office:value-type="string">
            <text:p>ser madura </text:p>
          </table:table-cell>
          <table:table-cell office:value-type="string">
            <text:p>be ripe</text:p>
          </table:table-cell>
          <table:table-cell table:number-columns-repeated="61"/>
        </table:table-row>
        <table:table-row table:style-name="ro1">
          <table:table-cell office:value-type="string">
            <text:p>bʉjawere- </text:p>
          </table:table-cell>
          <table:table-cell office:value-type="string">
            <text:p>bʉjáwéré-rã </text:p>
          </table:table-cell>
          <table:table-cell office:value-type="string">
            <text:p>v. </text:p>
          </table:table-cell>
          <table:table-cell/>
          <table:table-cell office:value-type="string">
            <text:p>estar triste </text:p>
          </table:table-cell>
          <table:table-cell office:value-type="string">
            <text:p>be sad </text:p>
          </table:table-cell>
          <table:table-cell table:number-columns-repeated="61"/>
        </table:table-row>
        <table:table-row table:style-name="ro1">
          <table:table-cell office:value-type="string">
            <text:p>doaní- </text:p>
          </table:table-cell>
          <table:table-cell office:value-type="string">
            <text:p>doání-rã </text:p>
          </table:table-cell>
          <table:table-cell office:value-type="string">
            <text:p>v. </text:p>
          </table:table-cell>
          <table:table-cell/>
          <table:table-cell office:value-type="string">
            <text:p>estar sentando </text:p>
          </table:table-cell>
          <table:table-cell office:value-type="string">
            <text:p>be seated</text:p>
          </table:table-cell>
          <table:table-cell table:number-columns-repeated="61"/>
        </table:table-row>
        <table:table-row table:style-name="ro1">
          <table:table-cell office:value-type="string">
            <text:p>yaye- </text:p>
          </table:table-cell>
          <table:table-cell office:value-type="string">
            <text:p>yayé-ro </text:p>
          </table:table-cell>
          <table:table-cell office:value-type="string">
            <text:p>v.2a </text:p>
          </table:table-cell>
          <table:table-cell/>
          <table:table-cell office:value-type="string">
            <text:p>hacer en secreto </text:p>
          </table:table-cell>
          <table:table-cell office:value-type="string">
            <text:p>be secretive, hide</text:p>
          </table:table-cell>
          <table:table-cell table:number-columns-repeated="61"/>
        </table:table-row>
        <table:table-row table:style-name="ro1">
          <table:table-cell office:value-type="string">
            <text:p>goepeya- </text:p>
          </table:table-cell>
          <table:table-cell office:value-type="string">
            <text:p>goépeyá-rã </text:p>
          </table:table-cell>
          <table:table-cell office:value-type="string">
            <text:p>v. </text:p>
          </table:table-cell>
          <table:table-cell/>
          <table:table-cell office:value-type="string">
            <text:p>reverenciar </text:p>
          </table:table-cell>
          <table:table-cell office:value-type="string">
            <text:p>be serious, be awe struck</text:p>
          </table:table-cell>
          <table:table-cell table:number-columns-repeated="61"/>
        </table:table-row>
        <table:table-row table:style-name="ro1">
          <table:table-cell office:value-type="string">
            <text:p>sĩrĩ- </text:p>
          </table:table-cell>
          <table:table-cell office:value-type="string">
            <text:p>sĩrĩ́-rã </text:p>
          </table:table-cell>
          <table:table-cell office:value-type="string">
            <text:p>v.2a </text:p>
          </table:table-cell>
          <table:table-cell/>
          <table:table-cell office:value-type="string">
            <text:p>estar enfermo </text:p>
          </table:table-cell>
          <table:table-cell office:value-type="string">
            <text:p>be sick</text:p>
          </table:table-cell>
          <table:table-cell table:number-columns-repeated="61"/>
        </table:table-row>
        <table:table-row table:style-name="ro1">
          <table:table-cell office:value-type="string">
            <text:p>ajʉrikʉ- </text:p>
          </table:table-cell>
          <table:table-cell office:value-type="string">
            <text:p>ajʉ́rikʉ-ro </text:p>
          </table:table-cell>
          <table:table-cell office:value-type="string">
            <text:p>v. </text:p>
          </table:table-cell>
          <table:table-cell/>
          <table:table-cell office:value-type="string">
            <text:p>ser espantoso </text:p>
          </table:table-cell>
          <table:table-cell office:value-type="string">
            <text:p>be spooky</text:p>
          </table:table-cell>
          <table:table-cell table:number-columns-repeated="61"/>
        </table:table-row>
        <table:table-row table:style-name="ro1">
          <table:table-cell office:value-type="string">
            <text:p>gʉka- </text:p>
          </table:table-cell>
          <table:table-cell office:value-type="string">
            <text:p>gʉká-rã </text:p>
          </table:table-cell>
          <table:table-cell office:value-type="string">
            <text:p>v. </text:p>
          </table:table-cell>
          <table:table-cell/>
          <table:table-cell office:value-type="string">
            <text:p>asustarse </text:p>
          </table:table-cell>
          <table:table-cell office:value-type="string">
            <text:p>be startled, be amazed</text:p>
          </table:table-cell>
          <table:table-cell table:number-columns-repeated="61"/>
        </table:table-row>
        <table:table-row table:style-name="ro1">
          <table:table-cell office:value-type="string">
            <text:p>sʉʉabeja- </text:p>
          </table:table-cell>
          <table:table-cell office:value-type="string">
            <text:p>sʉʉabéjá-ro </text:p>
          </table:table-cell>
          <table:table-cell office:value-type="string">
            <text:p>v. </text:p>
          </table:table-cell>
          <table:table-cell/>
          <table:table-cell office:value-type="string">
            <text:p>estar pegajoso </text:p>
          </table:table-cell>
          <table:table-cell office:value-type="string">
            <text:p>be sticky</text:p>
          </table:table-cell>
          <table:table-cell table:number-columns-repeated="61"/>
        </table:table-row>
        <table:table-row table:style-name="ro1">
          <table:table-cell office:value-type="string">
            <text:p>ẽõtú- </text:p>
          </table:table-cell>
          <table:table-cell office:value-type="string">
            <text:p>ẽṍtú-rã </text:p>
          </table:table-cell>
          <table:table-cell office:value-type="string">
            <text:p>v. </text:p>
          </table:table-cell>
          <table:table-cell/>
          <table:table-cell office:value-type="string">
            <text:p>estar cansado, estar agotado </text:p>
          </table:table-cell>
          <table:table-cell office:value-type="string">
            <text:p>be tired, exhausted</text:p>
          </table:table-cell>
          <table:table-cell table:number-columns-repeated="61"/>
        </table:table-row>
        <table:table-row table:style-name="ro1">
          <table:table-cell office:value-type="string">
            <text:p>kaará- </text:p>
          </table:table-cell>
          <table:table-cell office:value-type="string">
            <text:p>kaará-ri </text:p>
          </table:table-cell>
          <table:table-cell office:value-type="string">
            <text:p>adj. </text:p>
          </table:table-cell>
          <table:table-cell/>
          <table:table-cell office:value-type="string">
            <text:p>flojera, flojo </text:p>
          </table:table-cell>
          <table:table-cell office:value-type="string">
            <text:p>be wobbly</text:p>
          </table:table-cell>
          <table:table-cell table:number-columns-repeated="61"/>
        </table:table-row>
        <table:table-row table:style-name="ro1">
          <table:table-cell office:value-type="string">
            <text:p>kũmada </text:p>
          </table:table-cell>
          <table:table-cell office:value-type="string">
            <text:p>kũmáda-re </text:p>
          </table:table-cell>
          <table:table-cell office:value-type="string">
            <text:p>s. </text:p>
          </table:table-cell>
          <table:table-cell/>
          <table:table-cell office:value-type="string">
            <text:p>habichuela </text:p>
          </table:table-cell>
          <table:table-cell office:value-type="string">
            <text:p>bean</text:p>
          </table:table-cell>
          <table:table-cell table:number-columns-repeated="61"/>
        </table:table-row>
        <table:table-row table:style-name="ro1">
          <table:table-cell office:value-type="string">
            <text:p>pũrãkʉ- </text:p>
          </table:table-cell>
          <table:table-cell office:value-type="string">
            <text:p>pũũrãkʉ́-rã́ </text:p>
          </table:table-cell>
          <table:table-cell office:value-type="string">
            <text:p>v. </text:p>
          </table:table-cell>
          <table:table-cell/>
          <table:table-cell office:value-type="string">
            <text:p>dar a luz </text:p>
          </table:table-cell>
          <table:table-cell office:value-type="string">
            <text:p>bear children</text:p>
          </table:table-cell>
          <table:table-cell table:number-columns-repeated="61"/>
        </table:table-row>
        <table:table-row table:style-name="ro1">
          <table:table-cell office:value-type="string">
            <text:p>nʉgã- </text:p>
          </table:table-cell>
          <table:table-cell office:value-type="string">
            <text:p>nʉgã́-rã </text:p>
          </table:table-cell>
          <table:table-cell office:value-type="string">
            <text:p>v.2a </text:p>
          </table:table-cell>
          <table:table-cell/>
          <table:table-cell office:value-type="string">
            <text:p>aguantar </text:p>
          </table:table-cell>
          <table:table-cell office:value-type="string">
            <text:p>bear or endure</text:p>
          </table:table-cell>
          <table:table-cell table:number-columns-repeated="61"/>
        </table:table-row>
        <table:table-row table:style-name="ro1">
          <table:table-cell office:value-type="string">
            <text:p>sípoa </text:p>
          </table:table-cell>
          <table:table-cell office:value-type="string">
            <text:p>sípóa-re </text:p>
          </table:table-cell>
          <table:table-cell office:value-type="string">
            <text:p>s. </text:p>
          </table:table-cell>
          <table:table-cell/>
          <table:table-cell office:value-type="string">
            <text:p>barba, mentón </text:p>
          </table:table-cell>
          <table:table-cell office:value-type="string">
            <text:p>beard </text:p>
          </table:table-cell>
          <table:table-cell table:number-columns-repeated="61"/>
        </table:table-row>
        <table:table-row table:style-name="ro1">
          <table:table-cell office:value-type="string">
            <text:p>meétua- </text:p>
          </table:table-cell>
          <table:table-cell office:value-type="string">
            <text:p>meétua-ro </text:p>
          </table:table-cell>
          <table:table-cell office:value-type="string">
            <text:p>v. </text:p>
          </table:table-cell>
          <table:table-cell/>
          <table:table-cell office:value-type="string">
            <text:p>pulsar </text:p>
          </table:table-cell>
          <table:table-cell office:value-type="string">
            <text:p>beat, as the heart</text:p>
          </table:table-cell>
          <table:table-cell table:number-columns-repeated="61"/>
        </table:table-row>
        <table:table-row table:style-name="ro1">
          <table:table-cell office:value-type="string">
            <text:p>-sĩã </text:p>
          </table:table-cell>
          <table:table-cell/>
          <table:table-cell office:value-type="string">
            <text:p>suf. v. </text:p>
          </table:table-cell>
          <table:table-cell/>
          <table:table-cell office:value-type="string">
            <text:p>porque hacerlo </text:p>
          </table:table-cell>
          <table:table-cell office:value-type="string">
            <text:p>because of doing </text:p>
          </table:table-cell>
          <table:table-cell office:value-type="string">
            <text:p>1. After this then this, on doithis then this; offers a temporal or causal settifor main line action by makian off main line action into a temporal or causal settifor the main line action. 2. On doithat in order to do this. 3. Because of beithis... 4. Like this after doing, then... It points ahead, an action or series of actions are about to described in order to explain how to arrive at the main line verb action. 5. After doiwhatever. </text:p>
          </table:table-cell>
          <table:table-cell table:number-columns-repeated="60"/>
        </table:table-row>
        <table:table-row table:style-name="ro1">
          <table:table-cell office:value-type="string">
            <text:p>siiu- </text:p>
          </table:table-cell>
          <table:table-cell office:value-type="string">
            <text:p>siiú-rã </text:p>
          </table:table-cell>
          <table:table-cell office:value-type="string">
            <text:p>v.2b </text:p>
          </table:table-cell>
          <table:table-cell/>
          <table:table-cell office:value-type="string">
            <text:p>llamar, mandar, ser/estar el primero, ir por delante </text:p>
          </table:table-cell>
          <table:table-cell office:value-type="string">
            <text:p>becken, lead out in doing</text:p>
          </table:table-cell>
          <table:table-cell table:number-columns-repeated="61"/>
        </table:table-row>
        <table:table-row table:style-name="ro1">
          <table:table-cell office:value-type="string">
            <text:p>mumemʉ </text:p>
          </table:table-cell>
          <table:table-cell office:value-type="string">
            <text:p>mumémʉ́-rẽ </text:p>
          </table:table-cell>
          <table:table-cell office:value-type="string">
            <text:p>s. </text:p>
          </table:table-cell>
          <table:table-cell/>
          <table:table-cell office:value-type="string">
            <text:p>abeja </text:p>
          </table:table-cell>
          <table:table-cell office:value-type="string">
            <text:p>bee</text:p>
          </table:table-cell>
          <table:table-cell table:number-columns-repeated="61"/>
        </table:table-row>
        <table:table-row table:style-name="ro1">
          <table:table-cell office:value-type="string">
            <text:p>dupuyuro </text:p>
          </table:table-cell>
          <table:table-cell office:value-type="string">
            <text:p>dupúyuro </text:p>
          </table:table-cell>
          <table:table-cell office:value-type="string">
            <text:p>adv. </text:p>
          </table:table-cell>
          <table:table-cell office:value-type="string">
            <text:p>dupiyuro </text:p>
          </table:table-cell>
          <table:table-cell office:value-type="string">
            <text:p>antes </text:p>
          </table:table-cell>
          <table:table-cell office:value-type="string">
            <text:p>before </text:p>
          </table:table-cell>
          <table:table-cell table:number-columns-repeated="61"/>
        </table:table-row>
        <table:table-row table:style-name="ro1">
          <table:table-cell office:value-type="string">
            <text:p>-nʉgã- </text:p>
          </table:table-cell>
          <table:table-cell/>
          <table:table-cell office:value-type="string">
            <text:p>suf. v. no final </text:p>
          </table:table-cell>
          <table:table-cell/>
          <table:table-cell office:value-type="string">
            <text:p>empezar y siguir </text:p>
          </table:table-cell>
          <table:table-cell office:value-type="string">
            <text:p>begin and steadily continue</text:p>
          </table:table-cell>
          <table:table-cell table:number-columns-repeated="61"/>
        </table:table-row>
        <table:table-row table:style-name="ro1">
          <table:table-cell office:value-type="string">
            <text:p>-pʉrori- </text:p>
          </table:table-cell>
          <table:table-cell/>
          <table:table-cell office:value-type="string">
            <text:p>suf. v. no final </text:p>
          </table:table-cell>
          <table:table-cell/>
          <table:table-cell office:value-type="string">
            <text:p>hacer primero </text:p>
          </table:table-cell>
          <table:table-cell office:value-type="string">
            <text:p>begin or do first in a series of actions </text:p>
          </table:table-cell>
          <table:table-cell table:number-columns-repeated="61"/>
        </table:table-row>
        <table:table-row table:style-name="ro1">
          <table:table-cell office:value-type="string">
            <text:p>kuuri- </text:p>
          </table:table-cell>
          <table:table-cell office:value-type="string">
            <text:p>kuurí, kuuri-rã́ </text:p>
          </table:table-cell>
          <table:table-cell office:value-type="string">
            <text:p>v.1b </text:p>
          </table:table-cell>
          <table:table-cell/>
          <table:table-cell office:value-type="string">
            <text:p>andar por primera vez </text:p>
          </table:table-cell>
          <table:table-cell office:value-type="string">
            <text:p>begin to walk, take the first steps</text:p>
          </table:table-cell>
          <table:table-cell table:number-columns-repeated="61"/>
        </table:table-row>
        <table:table-row table:style-name="ro1">
          <table:table-cell office:value-type="string">
            <text:p>pʉrori- </text:p>
          </table:table-cell>
          <table:table-cell office:value-type="string">
            <text:p>pʉrorí-rã </text:p>
          </table:table-cell>
          <table:table-cell office:value-type="string">
            <text:p>v. </text:p>
          </table:table-cell>
          <table:table-cell/>
          <table:table-cell office:value-type="string">
            <text:p>empezar </text:p>
          </table:table-cell>
          <table:table-cell office:value-type="string">
            <text:p>begin, start</text:p>
          </table:table-cell>
          <table:table-cell table:number-columns-repeated="61"/>
        </table:table-row>
        <table:table-row table:style-name="ro1">
          <table:table-cell office:value-type="string">
            <text:p>kore </text:p>
          </table:table-cell>
          <table:table-cell office:value-type="string">
            <text:p>kooré, koore-gué </text:p>
          </table:table-cell>
          <table:table-cell office:value-type="string">
            <text:p>adv. </text:p>
          </table:table-cell>
          <table:table-cell/>
          <table:table-cell office:value-type="string">
            <text:p>atrás, detrás </text:p>
          </table:table-cell>
          <table:table-cell office:value-type="string">
            <text:p>behind, beyond</text:p>
          </table:table-cell>
          <table:table-cell table:number-columns-repeated="61"/>
        </table:table-row>
        <table:table-row table:style-name="ro1">
          <table:table-cell office:value-type="string">
            <text:p>-nerã ããrĩ- </text:p>
          </table:table-cell>
          <table:table-cell/>
          <table:table-cell office:value-type="string">
            <text:p>suf. v. </text:p>
          </table:table-cell>
          <table:table-cell/>
          <table:table-cell office:value-type="string">
            <text:p>indica unos que estuvieron haciendo algo </text:p>
          </table:table-cell>
          <table:table-cell office:value-type="string">
            <text:p>being ones who did</text:p>
          </table:table-cell>
          <table:table-cell table:number-columns-repeated="61"/>
        </table:table-row>
        <table:table-row table:style-name="ro1">
          <table:table-cell office:value-type="string">
            <text:p>waitu </text:p>
          </table:table-cell>
          <table:table-cell office:value-type="string">
            <text:p>waítu-re </text:p>
          </table:table-cell>
          <table:table-cell office:value-type="string">
            <text:p>s. </text:p>
          </table:table-cell>
          <table:table-cell/>
          <table:table-cell office:value-type="string">
            <text:p>cascabeles </text:p>
          </table:table-cell>
          <table:table-cell office:value-type="string">
            <text:p>bells or rattles </text:p>
          </table:table-cell>
          <table:table-cell office:value-type="string">
            <text:p>nt A type of bells or rattles made of shells.</text:p>
          </table:table-cell>
          <table:table-cell table:number-columns-repeated="60"/>
        </table:table-row>
        <table:table-row table:style-name="ro1">
          <table:table-cell office:value-type="string">
            <text:p>sũmurũ </text:p>
          </table:table-cell>
          <table:table-cell office:value-type="string">
            <text:p>sũmúrṹ-rẽ́ </text:p>
          </table:table-cell>
          <table:table-cell office:value-type="string">
            <text:p>s. </text:p>
          </table:table-cell>
          <table:table-cell/>
          <table:table-cell office:value-type="string">
            <text:p>ombligo </text:p>
          </table:table-cell>
          <table:table-cell office:value-type="string">
            <text:p>belly button</text:p>
          </table:table-cell>
          <table:table-cell table:number-columns-repeated="61"/>
        </table:table-row>
        <table:table-row table:style-name="ro1">
          <table:table-cell office:value-type="string">
            <text:p>doka </text:p>
          </table:table-cell>
          <table:table-cell office:value-type="string">
            <text:p>doká-gue </text:p>
          </table:table-cell>
          <table:table-cell office:value-type="string">
            <text:p>adv. </text:p>
          </table:table-cell>
          <table:table-cell/>
          <table:table-cell office:value-type="string">
            <text:p>abajo, debajo </text:p>
          </table:table-cell>
          <table:table-cell office:value-type="string">
            <text:p>below in location or size or rank</text:p>
          </table:table-cell>
          <table:table-cell table:number-columns-repeated="61"/>
        </table:table-row>
        <table:table-row table:style-name="ro1">
          <table:table-cell office:value-type="string">
            <text:p>yʉjʉwẽñarida </text:p>
          </table:table-cell>
          <table:table-cell office:value-type="string">
            <text:p>yʉjʉ́wẽñarida-re </text:p>
          </table:table-cell>
          <table:table-cell office:value-type="string">
            <text:p>s. </text:p>
          </table:table-cell>
          <table:table-cell/>
          <table:table-cell office:value-type="string">
            <text:p>cinturón </text:p>
          </table:table-cell>
          <table:table-cell office:value-type="string">
            <text:p>belt</text:p>
          </table:table-cell>
          <table:table-cell table:number-columns-repeated="61"/>
        </table:table-row>
        <table:table-row table:style-name="ro1">
          <table:table-cell office:value-type="string">
            <text:p>seepẽrõ </text:p>
          </table:table-cell>
          <table:table-cell office:value-type="string">
            <text:p>seepẽ́rõ-rẽ </text:p>
          </table:table-cell>
          <table:table-cell office:value-type="string">
            <text:p>s. </text:p>
          </table:table-cell>
          <table:table-cell/>
          <table:table-cell office:value-type="string">
            <text:p>banco </text:p>
          </table:table-cell>
          <table:table-cell office:value-type="string">
            <text:p>bench</text:p>
          </table:table-cell>
          <table:table-cell table:number-columns-repeated="61"/>
        </table:table-row>
        <table:table-row table:style-name="ro1">
          <table:table-cell office:value-type="string">
            <text:p>seretu- </text:p>
          </table:table-cell>
          <table:table-cell office:value-type="string">
            <text:p>serétu-rã </text:p>
          </table:table-cell>
          <table:table-cell office:value-type="string">
            <text:p>v. </text:p>
          </table:table-cell>
          <table:table-cell/>
          <table:table-cell office:value-type="string">
            <text:p>despedir </text:p>
          </table:table-cell>
          <table:table-cell office:value-type="string">
            <text:p>bid farewell</text:p>
          </table:table-cell>
          <table:table-cell table:number-columns-repeated="61"/>
        </table:table-row>
        <table:table-row table:style-name="ro1">
          <table:table-cell office:value-type="string">
            <text:p>paga- </text:p>
          </table:table-cell>
          <table:table-cell office:value-type="string">
            <text:p>pagá-rí </text:p>
          </table:table-cell>
          <table:table-cell office:value-type="string">
            <text:p>adj. </text:p>
          </table:table-cell>
          <table:table-cell/>
          <table:table-cell office:value-type="string">
            <text:p>grande </text:p>
          </table:table-cell>
          <table:table-cell office:value-type="string">
            <text:p>big </text:p>
          </table:table-cell>
          <table:table-cell office:value-type="string">
            <text:p>inan.</text:p>
          </table:table-cell>
          <table:table-cell table:number-columns-repeated="60"/>
        </table:table-row>
        <table:table-row table:style-name="ro1">
          <table:table-cell office:value-type="string">
            <text:p>miẽ </text:p>
          </table:table-cell>
          <table:table-cell office:value-type="string">
            <text:p>miiẽ́-rẽ </text:p>
          </table:table-cell>
          <table:table-cell office:value-type="string">
            <text:p>adj. </text:p>
          </table:table-cell>
          <table:table-cell/>
          <table:table-cell office:value-type="string">
            <text:p>muy grande, mucho </text:p>
          </table:table-cell>
          <table:table-cell office:value-type="string">
            <text:p>big in size or amount</text:p>
          </table:table-cell>
          <table:table-cell table:number-columns-repeated="61"/>
        </table:table-row>
        <table:table-row table:style-name="ro1">
          <table:table-cell office:value-type="string">
            <text:p>gubusũru pagʉru </text:p>
          </table:table-cell>
          <table:table-cell office:value-type="string">
            <text:p>guubusṹru pagʉ́rú-re </text:p>
          </table:table-cell>
          <table:table-cell office:value-type="string">
            <text:p>s. </text:p>
          </table:table-cell>
          <table:table-cell/>
          <table:table-cell office:value-type="string">
            <text:p>dedo grande del pie </text:p>
          </table:table-cell>
          <table:table-cell office:value-type="string">
            <text:p>big toe</text:p>
          </table:table-cell>
          <table:table-cell table:number-columns-repeated="61"/>
        </table:table-row>
        <table:table-row table:style-name="ro1">
          <table:table-cell office:value-type="string">
            <text:p>wá- </text:p>
          </table:table-cell>
          <table:table-cell/>
          <table:table-cell office:value-type="string">
            <text:p>pron. indef. </text:p>
          </table:table-cell>
          <table:table-cell/>
          <table:table-cell office:value-type="string">
            <text:p>grande, muchas, mucho </text:p>
          </table:table-cell>
          <table:table-cell office:value-type="string">
            <text:p>big, much, many </text:p>
          </table:table-cell>
          <table:table-cell table:number-columns-repeated="61"/>
        </table:table-row>
        <table:table-row table:style-name="ro1">
          <table:table-cell office:value-type="string">
            <text:p>mirĩ </text:p>
          </table:table-cell>
          <table:table-cell office:value-type="string">
            <text:p>mirĩ́-rẽ </text:p>
          </table:table-cell>
          <table:table-cell office:value-type="string">
            <text:p>s. </text:p>
          </table:table-cell>
          <table:table-cell/>
          <table:table-cell office:value-type="string">
            <text:p>pájaro </text:p>
          </table:table-cell>
          <table:table-cell office:value-type="string">
            <text:p>bird</text:p>
          </table:table-cell>
          <table:table-cell table:number-columns-repeated="61"/>
        </table:table-row>
        <table:table-row table:style-name="ro1">
          <table:table-cell office:value-type="string">
            <text:p>mirĩ suríro </text:p>
          </table:table-cell>
          <table:table-cell office:value-type="string">
            <text:p>mirĩ́ suuríro-re </text:p>
          </table:table-cell>
          <table:table-cell office:value-type="string">
            <text:p>s. </text:p>
          </table:table-cell>
          <table:table-cell/>
          <table:table-cell office:value-type="string">
            <text:p>nido </text:p>
          </table:table-cell>
          <table:table-cell office:value-type="string">
            <text:p>bird nest</text:p>
          </table:table-cell>
          <table:table-cell table:number-columns-repeated="61"/>
        </table:table-row>
        <table:table-row table:style-name="ro1">
          <table:table-cell office:value-type="string">
            <text:p>kũũrĩ- </text:p>
          </table:table-cell>
          <table:table-cell office:value-type="string">
            <text:p>kũũrĩ́, kũũrĩ-rã́ </text:p>
          </table:table-cell>
          <table:table-cell office:value-type="string">
            <text:p>v.1b </text:p>
          </table:table-cell>
          <table:table-cell/>
          <table:table-cell office:value-type="string">
            <text:p>morder </text:p>
          </table:table-cell>
          <table:table-cell office:value-type="string">
            <text:p>bite</text:p>
          </table:table-cell>
          <table:table-cell table:number-columns-repeated="61"/>
        </table:table-row>
        <table:table-row table:style-name="ro1">
          <table:table-cell office:value-type="string">
            <text:p>gãme kũrĩ- </text:p>
          </table:table-cell>
          <table:table-cell office:value-type="string">
            <text:p>gãmé kũũrĩ-rã </text:p>
          </table:table-cell>
          <table:table-cell office:value-type="string">
            <text:p>v. </text:p>
          </table:table-cell>
          <table:table-cell/>
          <table:table-cell office:value-type="string">
            <text:p>morder </text:p>
          </table:table-cell>
          <table:table-cell office:value-type="string">
            <text:p>bite back and forth</text:p>
          </table:table-cell>
          <table:table-cell table:number-columns-repeated="61"/>
        </table:table-row>
        <table:table-row table:style-name="ro1">
          <table:table-cell office:value-type="string">
            <text:p>kĩ </text:p>
          </table:table-cell>
          <table:table-cell office:value-type="string">
            <text:p>kĩ́-rẽ </text:p>
          </table:table-cell>
          <table:table-cell office:value-type="string">
            <text:p>s. </text:p>
          </table:table-cell>
          <table:table-cell/>
          <table:table-cell office:value-type="string">
            <text:p>yuca brava </text:p>
          </table:table-cell>
          <table:table-cell office:value-type="string">
            <text:p>bitter or poison yucca</text:p>
          </table:table-cell>
          <table:table-cell table:number-columns-repeated="61"/>
        </table:table-row>
        <table:table-row table:style-name="ro1">
          <table:table-cell office:value-type="string">
            <text:p>sʉ̃ĩ-rĩ- </text:p>
          </table:table-cell>
          <table:table-cell office:value-type="string">
            <text:p>sʉ̃ĩ́-rĩ́-rí </text:p>
          </table:table-cell>
          <table:table-cell office:value-type="string">
            <text:p>adj. </text:p>
          </table:table-cell>
          <table:table-cell/>
          <table:table-cell office:value-type="string">
            <text:p>amargo </text:p>
          </table:table-cell>
          <table:table-cell office:value-type="string">
            <text:p>bitter, strong smelling or tasting</text:p>
          </table:table-cell>
          <table:table-cell table:number-columns-repeated="61"/>
        </table:table-row>
        <table:table-row table:style-name="ro1">
          <table:table-cell office:value-type="string">
            <text:p>-majĩ </text:p>
          </table:table-cell>
          <table:table-cell/>
          <table:table-cell office:value-type="string">
            <text:p>suf. s. </text:p>
          </table:table-cell>
          <table:table-cell/>
          <table:table-cell office:value-type="string">
            <text:p>(forma de) algo largo y plano </text:p>
          </table:table-cell>
          <table:table-cell office:value-type="string">
            <text:p>bla(shape marker)</text:p>
          </table:table-cell>
          <table:table-cell table:number-columns-repeated="61"/>
        </table:table-row>
        <table:table-row table:style-name="ro1">
          <table:table-cell office:value-type="string">
            <text:p>mimidoro </text:p>
          </table:table-cell>
          <table:table-cell office:value-type="string">
            <text:p>mimídóro-re </text:p>
          </table:table-cell>
          <table:table-cell office:value-type="string">
            <text:p>s. </text:p>
          </table:table-cell>
          <table:table-cell/>
          <table:table-cell office:value-type="string">
            <text:p>clase de escarabajo </text:p>
          </table:table-cell>
          <table:table-cell office:value-type="string">
            <text:p>black beetle</text:p>
          </table:table-cell>
          <table:table-cell table:number-columns-repeated="61"/>
        </table:table-row>
        <table:table-row table:style-name="ro1">
          <table:table-cell office:value-type="string">
            <text:p>ñí- </text:p>
          </table:table-cell>
          <table:table-cell office:value-type="string">
            <text:p>ñí-rĩ </text:p>
          </table:table-cell>
          <table:table-cell office:value-type="string">
            <text:p>adj. </text:p>
          </table:table-cell>
          <table:table-cell/>
          <table:table-cell office:value-type="string">
            <text:p>negro, obscuro </text:p>
          </table:table-cell>
          <table:table-cell office:value-type="string">
            <text:p>black, dark </text:p>
          </table:table-cell>
          <table:table-cell table:number-columns-repeated="61"/>
        </table:table-row>
        <table:table-row table:style-name="ro1">
          <table:table-cell office:value-type="string">
            <text:p>karamʉ </text:p>
          </table:table-cell>
          <table:table-cell office:value-type="string">
            <text:p>karámʉ-rẽ </text:p>
          </table:table-cell>
          <table:table-cell office:value-type="string">
            <text:p>s. </text:p>
          </table:table-cell>
          <table:table-cell/>
          <table:table-cell office:value-type="string">
            <text:p>pavo negro </text:p>
          </table:table-cell>
          <table:table-cell office:value-type="string">
            <text:p>black, turkey type bird</text:p>
          </table:table-cell>
          <table:table-cell table:number-columns-repeated="61"/>
        </table:table-row>
        <table:table-row table:style-name="ro1">
          <table:table-cell office:value-type="string">
            <text:p>ĩãbi </text:p>
          </table:table-cell>
          <table:table-cell office:value-type="string">
            <text:p>ĩĩãbígʉ-re </text:p>
          </table:table-cell>
          <table:table-cell office:value-type="string">
            <text:p>s. </text:p>
          </table:table-cell>
          <table:table-cell/>
          <table:table-cell office:value-type="string">
            <text:p>ciego </text:p>
          </table:table-cell>
          <table:table-cell office:value-type="string">
            <text:p>blind man</text:p>
          </table:table-cell>
          <table:table-cell table:number-columns-repeated="61"/>
        </table:table-row>
        <table:table-row table:style-name="ro1">
          <table:table-cell office:value-type="string">
            <text:p>gapi koeri </text:p>
          </table:table-cell>
          <table:table-cell office:value-type="string">
            <text:p>gapí koeri-re </text:p>
          </table:table-cell>
          <table:table-cell office:value-type="string">
            <text:p>s. </text:p>
          </table:table-cell>
          <table:table-cell/>
          <table:table-cell office:value-type="string">
            <text:p>bolitas o baras de brea </text:p>
          </table:table-cell>
          <table:table-cell office:value-type="string">
            <text:p>blobs of pitch</text:p>
          </table:table-cell>
          <table:table-cell table:number-columns-repeated="61"/>
        </table:table-row>
        <table:table-row table:style-name="ro1">
          <table:table-cell office:value-type="string">
            <text:p>dí </text:p>
          </table:table-cell>
          <table:table-cell office:value-type="string">
            <text:p>dí-ré </text:p>
          </table:table-cell>
          <table:table-cell office:value-type="string">
            <text:p>s. </text:p>
          </table:table-cell>
          <table:table-cell/>
          <table:table-cell office:value-type="string">
            <text:p>sangre </text:p>
          </table:table-cell>
          <table:table-cell office:value-type="string">
            <text:p>blood</text:p>
          </table:table-cell>
          <table:table-cell table:number-columns-repeated="61"/>
        </table:table-row>
        <table:table-row table:style-name="ro1">
          <table:table-cell office:value-type="string">
            <text:p>puri- </text:p>
          </table:table-cell>
          <table:table-cell office:value-type="string">
            <text:p>purí-rã </text:p>
          </table:table-cell>
          <table:table-cell office:value-type="string">
            <text:p>v.2a </text:p>
          </table:table-cell>
          <table:table-cell/>
          <table:table-cell office:value-type="string">
            <text:p>soplar </text:p>
          </table:table-cell>
          <table:table-cell office:value-type="string">
            <text:p>blow</text:p>
          </table:table-cell>
          <table:table-cell table:number-columns-repeated="61"/>
        </table:table-row>
        <table:table-row table:style-name="ro1">
          <table:table-cell office:value-type="string">
            <text:p>wẽjẽpu- </text:p>
          </table:table-cell>
          <table:table-cell office:value-type="string">
            <text:p>wẽjẽ́pú-ró </text:p>
          </table:table-cell>
          <table:table-cell office:value-type="string">
            <text:p>v. </text:p>
          </table:table-cell>
          <table:table-cell office:value-type="string">
            <text:p>wẽjãpu- </text:p>
          </table:table-cell>
          <table:table-cell office:value-type="string">
            <text:p>soplar </text:p>
          </table:table-cell>
          <table:table-cell office:value-type="string">
            <text:p>blow </text:p>
          </table:table-cell>
          <table:table-cell table:number-columns-repeated="61"/>
        </table:table-row>
        <table:table-row table:style-name="ro1">
          <table:table-cell office:value-type="string">
            <text:p>bayi- </text:p>
          </table:table-cell>
          <table:table-cell office:value-type="string">
            <text:p>bayí-rã </text:p>
          </table:table-cell>
          <table:table-cell office:value-type="string">
            <text:p>v. </text:p>
          </table:table-cell>
          <table:table-cell/>
          <table:table-cell office:value-type="string">
            <text:p>soplar para bendecir </text:p>
          </table:table-cell>
          <table:table-cell office:value-type="string">
            <text:p>blow as a shaman does for healing</text:p>
          </table:table-cell>
          <table:table-cell table:number-columns-repeated="61"/>
        </table:table-row>
        <table:table-row table:style-name="ro1">
          <table:table-cell office:value-type="string">
            <text:p>bojoru </text:p>
          </table:table-cell>
          <table:table-cell office:value-type="string">
            <text:p>bojóru-re </text:p>
          </table:table-cell>
          <table:table-cell office:value-type="string">
            <text:p>s. </text:p>
          </table:table-cell>
          <table:table-cell/>
          <table:table-cell office:value-type="string">
            <text:p>cerbatana </text:p>
          </table:table-cell>
          <table:table-cell office:value-type="string">
            <text:p>blow gun</text:p>
          </table:table-cell>
          <table:table-cell table:number-columns-repeated="61"/>
        </table:table-row>
        <table:table-row table:style-name="ro1">
          <table:table-cell office:value-type="string">
            <text:p>pĩrũ </text:p>
          </table:table-cell>
          <table:table-cell office:value-type="string">
            <text:p>pĩrṹ-rẽ </text:p>
          </table:table-cell>
          <table:table-cell office:value-type="string">
            <text:p>s. </text:p>
          </table:table-cell>
          <table:table-cell/>
          <table:table-cell office:value-type="string">
            <text:p>güío </text:p>
          </table:table-cell>
          <table:table-cell office:value-type="string">
            <text:p>boa </text:p>
          </table:table-cell>
          <table:table-cell table:number-columns-repeated="61"/>
        </table:table-row>
        <table:table-row table:style-name="ro1">
          <table:table-cell office:value-type="string">
            <text:p>doódiru </text:p>
          </table:table-cell>
          <table:table-cell office:value-type="string">
            <text:p>doódiru-re </text:p>
          </table:table-cell>
          <table:table-cell office:value-type="string">
            <text:p>s. </text:p>
          </table:table-cell>
          <table:table-cell/>
          <table:table-cell office:value-type="string">
            <text:p>barco </text:p>
          </table:table-cell>
          <table:table-cell office:value-type="string">
            <text:p>boat </text:p>
          </table:table-cell>
          <table:table-cell table:number-columns-repeated="61"/>
        </table:table-row>
        <table:table-row table:style-name="ro1">
          <table:table-cell office:value-type="string">
            <text:p>dupʉ </text:p>
          </table:table-cell>
          <table:table-cell office:value-type="string">
            <text:p>dupʉ́-re </text:p>
          </table:table-cell>
          <table:table-cell office:value-type="string">
            <text:p>s. </text:p>
          </table:table-cell>
          <table:table-cell office:value-type="string">
            <text:p>dʉpʉ </text:p>
          </table:table-cell>
          <table:table-cell office:value-type="string">
            <text:p>cuerpo </text:p>
          </table:table-cell>
          <table:table-cell office:value-type="string">
            <text:p>body </text:p>
          </table:table-cell>
          <table:table-cell table:number-columns-repeated="61"/>
        </table:table-row>
        <table:table-row table:style-name="ro1">
          <table:table-cell office:value-type="string">
            <text:p>murĩ- </text:p>
          </table:table-cell>
          <table:table-cell office:value-type="string">
            <text:p>murĩ́-rĩ </text:p>
          </table:table-cell>
          <table:table-cell office:value-type="string">
            <text:p>v.2a </text:p>
          </table:table-cell>
          <table:table-cell/>
          <table:table-cell office:value-type="string">
            <text:p>hervir </text:p>
          </table:table-cell>
          <table:table-cell office:value-type="string">
            <text:p>boiling </text:p>
          </table:table-cell>
          <table:table-cell table:number-columns-repeated="61"/>
        </table:table-row>
        <table:table-row table:style-name="ro1">
          <table:table-cell office:value-type="string">
            <text:p>gõã </text:p>
          </table:table-cell>
          <table:table-cell office:value-type="string">
            <text:p>gõõã́, gõõã-rẽ́ </text:p>
          </table:table-cell>
          <table:table-cell office:value-type="string">
            <text:p>s. </text:p>
          </table:table-cell>
          <table:table-cell/>
          <table:table-cell office:value-type="string">
            <text:p>hueso </text:p>
          </table:table-cell>
          <table:table-cell office:value-type="string">
            <text:p>bone</text:p>
          </table:table-cell>
          <table:table-cell table:number-columns-repeated="61"/>
        </table:table-row>
        <table:table-row table:style-name="ro1">
          <table:table-cell office:value-type="string">
            <text:p>tʉro </text:p>
          </table:table-cell>
          <table:table-cell office:value-type="string">
            <text:p>tʉró-gue </text:p>
          </table:table-cell>
          <table:table-cell office:value-type="string">
            <text:p>adv. </text:p>
          </table:table-cell>
          <table:table-cell/>
          <table:table-cell office:value-type="string">
            <text:p>borde, orilla, cerca de </text:p>
          </table:table-cell>
          <table:table-cell office:value-type="string">
            <text:p>border of, shore of, close to</text:p>
          </table:table-cell>
          <table:table-cell table:number-columns-repeated="61"/>
        </table:table-row>
        <table:table-row table:style-name="ro1">
          <table:table-cell office:value-type="string">
            <text:p>deyoa- </text:p>
          </table:table-cell>
          <table:table-cell office:value-type="string">
            <text:p>deeyóa-rã </text:p>
          </table:table-cell>
          <table:table-cell office:value-type="string">
            <text:p>v. </text:p>
          </table:table-cell>
          <table:table-cell/>
          <table:table-cell office:value-type="string">
            <text:p>nacer </text:p>
          </table:table-cell>
          <table:table-cell office:value-type="string">
            <text:p>born</text:p>
          </table:table-cell>
          <table:table-cell table:number-columns-repeated="61"/>
        </table:table-row>
        <table:table-row table:style-name="ro1">
          <table:table-cell office:value-type="string">
            <text:p>perãgueta </text:p>
          </table:table-cell>
          <table:table-cell office:value-type="string">
            <text:p>perã́gueta </text:p>
          </table:table-cell>
          <table:table-cell office:value-type="string">
            <text:p>adj. </text:p>
          </table:table-cell>
          <table:table-cell/>
          <table:table-cell office:value-type="string">
            <text:p>ambos </text:p>
          </table:table-cell>
          <table:table-cell office:value-type="string">
            <text:p>both</text:p>
          </table:table-cell>
          <table:table-cell table:number-columns-repeated="61"/>
        </table:table-row>
        <table:table-row table:style-name="ro1">
          <table:table-cell office:value-type="string">
            <text:p>garibo- </text:p>
          </table:table-cell>
          <table:table-cell office:value-type="string">
            <text:p>garíbó-rã </text:p>
          </table:table-cell>
          <table:table-cell office:value-type="string">
            <text:p>v. </text:p>
          </table:table-cell>
          <table:table-cell/>
          <table:table-cell office:value-type="string">
            <text:p>molestar </text:p>
          </table:table-cell>
          <table:table-cell office:value-type="string">
            <text:p>bother</text:p>
          </table:table-cell>
          <table:table-cell table:number-columns-repeated="61"/>
        </table:table-row>
        <table:table-row table:style-name="ro1">
          <table:table-cell office:value-type="string">
            <text:p>sĩĩrĩturo </text:p>
          </table:table-cell>
          <table:table-cell office:value-type="string">
            <text:p>sĩĩrĩ́turo-re </text:p>
          </table:table-cell>
          <table:table-cell office:value-type="string">
            <text:p>s. </text:p>
          </table:table-cell>
          <table:table-cell/>
          <table:table-cell office:value-type="string">
            <text:p>arco </text:p>
          </table:table-cell>
          <table:table-cell office:value-type="string">
            <text:p>bow</text:p>
          </table:table-cell>
          <table:table-cell table:number-columns-repeated="61"/>
        </table:table-row>
        <table:table-row table:style-name="ro1">
          <table:table-cell office:value-type="string">
            <text:p>wʉjʉwekoro </text:p>
          </table:table-cell>
          <table:table-cell office:value-type="string">
            <text:p>wʉjʉ́ wekooro-re </text:p>
          </table:table-cell>
          <table:table-cell office:value-type="string">
            <text:p>s. </text:p>
          </table:table-cell>
          <table:table-cell/>
          <table:table-cell office:value-type="string">
            <text:p>balay hecha de caña yaruma/yarumo </text:p>
          </table:table-cell>
          <table:table-cell office:value-type="string">
            <text:p>bowl shaped basket maof strips of cane</text:p>
          </table:table-cell>
          <table:table-cell table:number-columns-repeated="61"/>
        </table:table-row>
        <table:table-row table:style-name="ro1">
          <table:table-cell office:value-type="string">
            <text:p>dipuru pũ </text:p>
          </table:table-cell>
          <table:table-cell office:value-type="string">
            <text:p>dipúrú pṹ-rẽ </text:p>
          </table:table-cell>
          <table:table-cell office:value-type="string">
            <text:p>s. </text:p>
          </table:table-cell>
          <table:table-cell/>
          <table:table-cell office:value-type="string">
            <text:p>cerebro </text:p>
          </table:table-cell>
          <table:table-cell office:value-type="string">
            <text:p>brain</text:p>
          </table:table-cell>
          <table:table-cell table:number-columns-repeated="61"/>
        </table:table-row>
        <table:table-row table:style-name="ro1">
          <table:table-cell office:value-type="string">
            <text:p>pũkai </text:p>
          </table:table-cell>
          <table:table-cell office:value-type="string">
            <text:p>pũkai-re </text:p>
          </table:table-cell>
          <table:table-cell office:value-type="string">
            <text:p>s. </text:p>
          </table:table-cell>
          <table:table-cell/>
          <table:table-cell office:value-type="string">
            <text:p>cerebro </text:p>
          </table:table-cell>
          <table:table-cell office:value-type="string">
            <text:p>brain</text:p>
          </table:table-cell>
          <table:table-cell table:number-columns-repeated="61"/>
        </table:table-row>
        <table:table-row table:style-name="ro1">
          <table:table-cell office:value-type="string">
            <text:p>tʉri- </text:p>
          </table:table-cell>
          <table:table-cell office:value-type="string">
            <text:p>tʉrí-ró </text:p>
          </table:table-cell>
          <table:table-cell office:value-type="string">
            <text:p>v.1a </text:p>
          </table:table-cell>
          <table:table-cell/>
          <table:table-cell office:value-type="string">
            <text:p>partir </text:p>
          </table:table-cell>
          <table:table-cell office:value-type="string">
            <text:p>break apart</text:p>
          </table:table-cell>
          <table:table-cell table:number-columns-repeated="61"/>
        </table:table-row>
        <table:table-row table:style-name="ro1">
          <table:table-cell office:value-type="string">
            <text:p>boje- </text:p>
          </table:table-cell>
          <table:table-cell office:value-type="string">
            <text:p>bojé-rã </text:p>
          </table:table-cell>
          <table:table-cell office:value-type="string">
            <text:p>v.2a </text:p>
          </table:table-cell>
          <table:table-cell/>
          <table:table-cell office:value-type="string">
            <text:p>romper, quebrar </text:p>
          </table:table-cell>
          <table:table-cell office:value-type="string">
            <text:p>break open, separate from</text:p>
          </table:table-cell>
          <table:table-cell table:number-columns-repeated="61"/>
        </table:table-row>
        <table:table-row table:style-name="ro1">
          <table:table-cell office:value-type="string">
            <text:p>-norẽ- </text:p>
          </table:table-cell>
          <table:table-cell/>
          <table:table-cell office:value-type="string">
            <text:p>suf. v. no final </text:p>
          </table:table-cell>
          <table:table-cell/>
          <table:table-cell office:value-type="string">
            <text:p>causar daño </text:p>
          </table:table-cell>
          <table:table-cell office:value-type="string">
            <text:p>break, cause to ruin </text:p>
          </table:table-cell>
          <table:table-cell table:number-columns-repeated="61"/>
        </table:table-row>
        <table:table-row table:style-name="ro1">
          <table:table-cell office:value-type="string">
            <text:p>õpĩ </text:p>
          </table:table-cell>
          <table:table-cell office:value-type="string">
            <text:p>õpĩ́-rẽ </text:p>
          </table:table-cell>
          <table:table-cell office:value-type="string">
            <text:p>s. </text:p>
          </table:table-cell>
          <table:table-cell/>
          <table:table-cell office:value-type="string">
            <text:p>seno </text:p>
          </table:table-cell>
          <table:table-cell office:value-type="string">
            <text:p>breast </text:p>
          </table:table-cell>
          <table:table-cell table:number-columns-repeated="61"/>
        </table:table-row>
        <table:table-row table:style-name="ro1">
          <table:table-cell office:value-type="string">
            <text:p>ũpĩ </text:p>
          </table:table-cell>
          <table:table-cell office:value-type="string">
            <text:p>ũpĩ́-rẽ </text:p>
          </table:table-cell>
          <table:table-cell office:value-type="string">
            <text:p>s. </text:p>
          </table:table-cell>
          <table:table-cell/>
          <table:table-cell office:value-type="string">
            <text:p>seno </text:p>
          </table:table-cell>
          <table:table-cell office:value-type="string">
            <text:p>breast </text:p>
          </table:table-cell>
          <table:table-cell table:number-columns-repeated="61"/>
        </table:table-row>
        <table:table-row table:style-name="ro1">
          <table:table-cell office:value-type="string">
            <text:p>yʉjʉãĩ- </text:p>
          </table:table-cell>
          <table:table-cell office:value-type="string">
            <text:p>yʉjʉ́ã́ĩ-rã </text:p>
          </table:table-cell>
          <table:table-cell office:value-type="string">
            <text:p>v. </text:p>
          </table:table-cell>
          <table:table-cell/>
          <table:table-cell office:value-type="string">
            <text:p>respirar </text:p>
          </table:table-cell>
          <table:table-cell office:value-type="string">
            <text:p>breath</text:p>
          </table:table-cell>
          <table:table-cell table:number-columns-repeated="61"/>
        </table:table-row>
        <table:table-row table:style-name="ro1">
          <table:table-cell office:value-type="string">
            <text:p>deko wárisoro </text:p>
          </table:table-cell>
          <table:table-cell office:value-type="string">
            <text:p>deko wárisoro-re </text:p>
          </table:table-cell>
          <table:table-cell office:value-type="string">
            <text:p>s. </text:p>
          </table:table-cell>
          <table:table-cell/>
          <table:table-cell office:value-type="string">
            <text:p>balde </text:p>
          </table:table-cell>
          <table:table-cell office:value-type="string">
            <text:p>bucket</text:p>
          </table:table-cell>
          <table:table-cell table:number-columns-repeated="61"/>
        </table:table-row>
        <table:table-row table:style-name="ro1">
          <table:table-cell office:value-type="string">
            <text:p>beroamʉ </text:p>
          </table:table-cell>
          <table:table-cell office:value-type="string">
            <text:p>beeroámʉ-rẽ </text:p>
          </table:table-cell>
          <table:table-cell office:value-type="string">
            <text:p>s. </text:p>
          </table:table-cell>
          <table:table-cell/>
          <table:table-cell office:value-type="string">
            <text:p>abeja, abejón </text:p>
          </table:table-cell>
          <table:table-cell office:value-type="string">
            <text:p>bumble bee</text:p>
          </table:table-cell>
          <table:table-cell table:number-columns-repeated="61"/>
        </table:table-row>
        <table:table-row table:style-name="ro1">
          <table:table-cell office:value-type="string">
            <text:p>soe- </text:p>
          </table:table-cell>
          <table:table-cell office:value-type="string">
            <text:p>soé-rã́ </text:p>
          </table:table-cell>
          <table:table-cell office:value-type="string">
            <text:p>v.1a </text:p>
          </table:table-cell>
          <table:table-cell/>
          <table:table-cell office:value-type="string">
            <text:p>quemar </text:p>
          </table:table-cell>
          <table:table-cell office:value-type="string">
            <text:p>burn</text:p>
          </table:table-cell>
          <table:table-cell table:number-columns-repeated="61"/>
        </table:table-row>
        <table:table-row table:style-name="ro1">
          <table:table-cell office:value-type="string">
            <text:p>ʉ̃jʉ̃- </text:p>
          </table:table-cell>
          <table:table-cell office:value-type="string">
            <text:p>ʉ̃jʉ̃́-rõ </text:p>
          </table:table-cell>
          <table:table-cell office:value-type="string">
            <text:p>v.2a </text:p>
          </table:table-cell>
          <table:table-cell/>
          <table:table-cell office:value-type="string">
            <text:p>quemarse </text:p>
          </table:table-cell>
          <table:table-cell office:value-type="string">
            <text:p>burn up</text:p>
          </table:table-cell>
          <table:table-cell table:number-columns-repeated="61"/>
        </table:table-row>
        <table:table-row table:style-name="ro1">
          <table:table-cell office:value-type="string">
            <text:p>gubusũ </text:p>
          </table:table-cell>
          <table:table-cell office:value-type="string">
            <text:p>guubusṹ-re </text:p>
          </table:table-cell>
          <table:table-cell office:value-type="string">
            <text:p>s. </text:p>
          </table:table-cell>
          <table:table-cell/>
          <table:table-cell office:value-type="string">
            <text:p>nigua </text:p>
          </table:table-cell>
          <table:table-cell office:value-type="string">
            <text:p>burrowing flea, sand flea or jigger</text:p>
          </table:table-cell>
          <table:table-cell table:number-columns-repeated="61"/>
        </table:table-row>
        <table:table-row table:style-name="ro1">
          <table:table-cell office:value-type="string">
            <text:p>oore- </text:p>
          </table:table-cell>
          <table:table-cell office:value-type="string">
            <text:p>ooré, oore-ró </text:p>
          </table:table-cell>
          <table:table-cell office:value-type="string">
            <text:p>v.1b </text:p>
          </table:table-cell>
          <table:table-cell/>
          <table:table-cell office:value-type="string">
            <text:p>reventarse </text:p>
          </table:table-cell>
          <table:table-cell office:value-type="string">
            <text:p>burst open</text:p>
          </table:table-cell>
          <table:table-cell table:number-columns-repeated="61"/>
        </table:table-row>
        <table:table-row table:style-name="ro1">
          <table:table-cell office:value-type="string">
            <text:p>yaa- </text:p>
          </table:table-cell>
          <table:table-cell office:value-type="string">
            <text:p>yaá, yaa-rã́ </text:p>
          </table:table-cell>
          <table:table-cell office:value-type="string">
            <text:p>v.1b </text:p>
          </table:table-cell>
          <table:table-cell/>
          <table:table-cell office:value-type="string">
            <text:p>enterrar, plantar </text:p>
          </table:table-cell>
          <table:table-cell office:value-type="string">
            <text:p>bury, plant underground</text:p>
          </table:table-cell>
          <table:table-cell table:number-columns-repeated="61"/>
        </table:table-row>
        <table:table-row table:style-name="ro1">
          <table:table-cell office:value-type="string">
            <text:p>-di- </text:p>
          </table:table-cell>
          <table:table-cell/>
          <table:table-cell office:value-type="string">
            <text:p>suf. v. no final, frus. </text:p>
          </table:table-cell>
          <table:table-cell/>
          <table:table-cell office:value-type="string">
            <text:p>pero, sino, excepto </text:p>
          </table:table-cell>
          <table:table-cell office:value-type="string">
            <text:p>but </text:p>
          </table:table-cell>
          <table:table-cell table:number-columns-repeated="61"/>
        </table:table-row>
        <table:table-row table:style-name="ro1">
          <table:table-cell office:value-type="string">
            <text:p>-da- </text:p>
          </table:table-cell>
          <table:table-cell/>
          <table:table-cell office:value-type="string">
            <text:p>suf. v. no final, frus. </text:p>
          </table:table-cell>
          <table:table-cell/>
          <table:table-cell office:value-type="string">
            <text:p>pero, sino, excepto </text:p>
          </table:table-cell>
          <table:table-cell office:value-type="string">
            <text:p>but, almost, in vain </text:p>
          </table:table-cell>
          <table:table-cell table:number-columns-repeated="61"/>
        </table:table-row>
        <table:table-row table:style-name="ro1">
          <table:table-cell office:value-type="string">
            <text:p>tamerã-rẽ / -ta merã-rẽ </text:p>
          </table:table-cell>
          <table:table-cell office:value-type="string">
            <text:p>tameerã́-rẽ </text:p>
          </table:table-cell>
          <table:table-cell office:value-type="string">
            <text:p>adv. </text:p>
          </table:table-cell>
          <table:table-cell/>
          <table:table-cell office:value-type="string">
            <text:p>pero, sino </text:p>
          </table:table-cell>
          <table:table-cell office:value-type="string">
            <text:p>but, in contrast </text:p>
          </table:table-cell>
          <table:table-cell table:number-columns-repeated="61"/>
        </table:table-row>
        <table:table-row table:style-name="ro1">
          <table:table-cell office:value-type="string">
            <text:p>poogoro </text:p>
          </table:table-cell>
          <table:table-cell office:value-type="string">
            <text:p>poogoró-re </text:p>
          </table:table-cell>
          <table:table-cell office:value-type="string">
            <text:p>s. </text:p>
          </table:table-cell>
          <table:table-cell/>
          <table:table-cell office:value-type="string">
            <text:p>mariposa </text:p>
          </table:table-cell>
          <table:table-cell office:value-type="string">
            <text:p>butterfly</text:p>
          </table:table-cell>
          <table:table-cell table:number-columns-repeated="61"/>
        </table:table-row>
        <table:table-row table:style-name="ro1">
          <table:table-cell office:value-type="string">
            <text:p>goropero </text:p>
          </table:table-cell>
          <table:table-cell office:value-type="string">
            <text:p>goorópeero-re </text:p>
          </table:table-cell>
          <table:table-cell office:value-type="string">
            <text:p>s. </text:p>
          </table:table-cell>
          <table:table-cell/>
          <table:table-cell office:value-type="string">
            <text:p>nalgas </text:p>
          </table:table-cell>
          <table:table-cell office:value-type="string">
            <text:p>buttocks</text:p>
          </table:table-cell>
          <table:table-cell table:number-columns-repeated="61"/>
        </table:table-row>
        <table:table-row table:style-name="ro1">
          <table:table-cell office:value-type="string">
            <text:p>wajari- </text:p>
          </table:table-cell>
          <table:table-cell office:value-type="string">
            <text:p>wajári-rã </text:p>
          </table:table-cell>
          <table:table-cell office:value-type="string">
            <text:p>v. </text:p>
          </table:table-cell>
          <table:table-cell/>
          <table:table-cell office:value-type="string">
            <text:p>comprar </text:p>
          </table:table-cell>
          <table:table-cell office:value-type="string">
            <text:p>buy</text:p>
          </table:table-cell>
          <table:table-cell table:number-columns-repeated="61"/>
        </table:table-row>
        <table:table-row table:style-name="ro1">
          <table:table-cell office:value-type="string">
            <text:p>mimu </text:p>
          </table:table-cell>
          <table:table-cell office:value-type="string">
            <text:p>mimú-rẽ́ </text:p>
          </table:table-cell>
          <table:table-cell office:value-type="string">
            <text:p>s. </text:p>
          </table:table-cell>
          <table:table-cell/>
          <table:table-cell office:value-type="string">
            <text:p>gallinazo, buitre, ave de rapiña </text:p>
          </table:table-cell>
          <table:table-cell office:value-type="string">
            <text:p>buzzard, vulture, bird of prey</text:p>
          </table:table-cell>
          <table:table-cell table:number-columns-repeated="61"/>
        </table:table-row>
        <table:table-row table:style-name="ro1">
          <table:table-cell office:value-type="string">
            <text:p>oe- </text:p>
          </table:table-cell>
          <table:table-cell office:value-type="string">
            <text:p>oé-rã </text:p>
          </table:table-cell>
          <table:table-cell office:value-type="string">
            <text:p>v.2a </text:p>
          </table:table-cell>
          <table:table-cell/>
          <table:table-cell office:value-type="string">
            <text:p>llamar, apodar </text:p>
          </table:table-cell>
          <table:table-cell office:value-type="string">
            <text:p>call, refer to, call someone by a nick name </text:p>
          </table:table-cell>
          <table:table-cell table:number-columns-repeated="61"/>
        </table:table-row>
        <table:table-row table:style-name="ro1">
          <table:table-cell office:value-type="string">
            <text:p>dátaru </text:p>
          </table:table-cell>
          <table:table-cell office:value-type="string">
            <text:p>dátaru-re </text:p>
          </table:table-cell>
          <table:table-cell office:value-type="string">
            <text:p>s. </text:p>
          </table:table-cell>
          <table:table-cell/>
          <table:table-cell office:value-type="string">
            <text:p>lata </text:p>
          </table:table-cell>
          <table:table-cell office:value-type="string">
            <text:p>can, barrel</text:p>
          </table:table-cell>
          <table:table-cell table:number-columns-repeated="61"/>
        </table:table-row>
        <table:table-row table:style-name="ro1">
          <table:table-cell office:value-type="string">
            <text:p>kũma </text:p>
          </table:table-cell>
          <table:table-cell office:value-type="string">
            <text:p>kũmá-ré </text:p>
          </table:table-cell>
          <table:table-cell office:value-type="string">
            <text:p>s. </text:p>
          </table:table-cell>
          <table:table-cell/>
          <table:table-cell office:value-type="string">
            <text:p>canoa </text:p>
          </table:table-cell>
          <table:table-cell office:value-type="string">
            <text:p>canoe</text:p>
          </table:table-cell>
          <table:table-cell table:number-columns-repeated="61"/>
        </table:table-row>
        <table:table-row table:style-name="ro1">
          <table:table-cell office:value-type="string">
            <text:p>doebiri </text:p>
          </table:table-cell>
          <table:table-cell office:value-type="string">
            <text:p>doébiri-re </text:p>
          </table:table-cell>
          <table:table-cell office:value-type="string">
            <text:p>s. </text:p>
          </table:table-cell>
          <table:table-cell/>
          <table:table-cell office:value-type="string">
            <text:p>carga </text:p>
          </table:table-cell>
          <table:table-cell office:value-type="string">
            <text:p>cargo</text:p>
          </table:table-cell>
          <table:table-cell table:number-columns-repeated="61"/>
        </table:table-row>
        <table:table-row table:style-name="ro1">
          <table:table-cell office:value-type="string">
            <text:p>kã́sãrĩ- </text:p>
          </table:table-cell>
          <table:table-cell office:value-type="string">
            <text:p>kã́sãrĩ́-rã </text:p>
          </table:table-cell>
          <table:table-cell office:value-type="string">
            <text:p>v. </text:p>
          </table:table-cell>
          <table:table-cell/>
          <table:table-cell office:value-type="string">
            <text:p>llevar a un niño sobre la cadera </text:p>
          </table:table-cell>
          <table:table-cell office:value-type="string">
            <text:p>carry a child on the hip</text:p>
          </table:table-cell>
          <table:table-cell table:number-columns-repeated="61"/>
        </table:table-row>
        <table:table-row table:style-name="ro1">
          <table:table-cell office:value-type="string">
            <text:p>kõã- </text:p>
          </table:table-cell>
          <table:table-cell office:value-type="string">
            <text:p>kõã́-rã </text:p>
          </table:table-cell>
          <table:table-cell office:value-type="string">
            <text:p>v.2a </text:p>
          </table:table-cell>
          <table:table-cell/>
          <table:table-cell office:value-type="string">
            <text:p>cargar al hombro </text:p>
          </table:table-cell>
          <table:table-cell office:value-type="string">
            <text:p>carry on one’s shoulder or in one’s arms </text:p>
          </table:table-cell>
          <table:table-cell table:number-columns-repeated="61"/>
        </table:table-row>
        <table:table-row table:style-name="ro1">
          <table:table-cell office:value-type="string">
            <text:p>ũũma- </text:p>
          </table:table-cell>
          <table:table-cell office:value-type="string">
            <text:p>ũũmá, ũũma-rã́ </text:p>
          </table:table-cell>
          <table:table-cell office:value-type="string">
            <text:p>v.1b </text:p>
          </table:table-cell>
          <table:table-cell/>
          <table:table-cell office:value-type="string">
            <text:p>cargar en la espalda </text:p>
          </table:table-cell>
          <table:table-cell office:value-type="string">
            <text:p>carry on the back </text:p>
          </table:table-cell>
          <table:table-cell table:number-columns-repeated="61"/>
        </table:table-row>
        <table:table-row table:style-name="ro1">
          <table:table-cell office:value-type="string">
            <text:p>túpeo- </text:p>
          </table:table-cell>
          <table:table-cell office:value-type="string">
            <text:p>túpeo-rã </text:p>
          </table:table-cell>
          <table:table-cell office:value-type="string">
            <text:p>v. </text:p>
          </table:table-cell>
          <table:table-cell/>
          <table:table-cell office:value-type="string">
            <text:p>cargar en la cabeza </text:p>
          </table:table-cell>
          <table:table-cell office:value-type="string">
            <text:p>carry on the head</text:p>
          </table:table-cell>
          <table:table-cell table:number-columns-repeated="61"/>
        </table:table-row>
        <table:table-row table:style-name="ro1">
          <table:table-cell office:value-type="string">
            <text:p>sõrã </text:p>
          </table:table-cell>
          <table:table-cell office:value-type="string">
            <text:p>sõrã́-rẽ́ </text:p>
          </table:table-cell>
          <table:table-cell office:value-type="string">
            <text:p>s. </text:p>
          </table:table-cell>
          <table:table-cell/>
          <table:table-cell office:value-type="string">
            <text:p>marañon </text:p>
          </table:table-cell>
          <table:table-cell office:value-type="string">
            <text:p>cashew fruit</text:p>
          </table:table-cell>
          <table:table-cell table:number-columns-repeated="61"/>
        </table:table-row>
        <table:table-row table:style-name="ro1">
          <table:table-cell office:value-type="string">
            <text:p>masãpore </text:p>
          </table:table-cell>
          <table:table-cell office:value-type="string">
            <text:p>masã́póré-re </text:p>
          </table:table-cell>
          <table:table-cell office:value-type="string">
            <text:p>s. </text:p>
          </table:table-cell>
          <table:table-cell/>
          <table:table-cell office:value-type="string">
            <text:p>ataúd </text:p>
          </table:table-cell>
          <table:table-cell office:value-type="string">
            <text:p>casket</text:p>
          </table:table-cell>
          <table:table-cell table:number-columns-repeated="61"/>
        </table:table-row>
        <table:table-row table:style-name="ro1">
          <table:table-cell office:value-type="string">
            <text:p>-wea- </text:p>
          </table:table-cell>
          <table:table-cell/>
          <table:table-cell office:value-type="string">
            <text:p>suf. v. no final </text:p>
          </table:table-cell>
          <table:table-cell/>
          <table:table-cell office:value-type="string">
            <text:p>echar, sacar fuera </text:p>
          </table:table-cell>
          <table:table-cell office:value-type="string">
            <text:p>cast away from</text:p>
          </table:table-cell>
          <table:table-cell table:number-columns-repeated="61"/>
        </table:table-row>
        <table:table-row table:style-name="ro1">
          <table:table-cell office:value-type="string">
            <text:p>meéyo- </text:p>
          </table:table-cell>
          <table:table-cell office:value-type="string">
            <text:p>meéyo-rã </text:p>
          </table:table-cell>
          <table:table-cell office:value-type="string">
            <text:p>v. </text:p>
          </table:table-cell>
          <table:table-cell/>
          <table:table-cell office:value-type="string">
            <text:p>tirar en el agua </text:p>
          </table:table-cell>
          <table:table-cell office:value-type="string">
            <text:p>cast into the water</text:p>
          </table:table-cell>
          <table:table-cell table:number-columns-repeated="61"/>
        </table:table-row>
        <table:table-row table:style-name="ro1">
          <table:table-cell office:value-type="string">
            <text:p>pisana </text:p>
          </table:table-cell>
          <table:table-cell office:value-type="string">
            <text:p>pisána-rẽ </text:p>
          </table:table-cell>
          <table:table-cell office:value-type="string">
            <text:p>s. </text:p>
          </table:table-cell>
          <table:table-cell/>
          <table:table-cell office:value-type="string">
            <text:p>gato </text:p>
          </table:table-cell>
          <table:table-cell office:value-type="string">
            <text:p>cat</text:p>
          </table:table-cell>
          <table:table-cell table:number-columns-repeated="61"/>
        </table:table-row>
        <table:table-row table:style-name="ro1">
          <table:table-cell office:value-type="string">
            <text:p>sʉaja- </text:p>
          </table:table-cell>
          <table:table-cell office:value-type="string">
            <text:p>sʉája-rã </text:p>
          </table:table-cell>
          <table:table-cell office:value-type="string">
            <text:p>v. </text:p>
          </table:table-cell>
          <table:table-cell/>
          <table:table-cell office:value-type="string">
            <text:p>alcanzar por el camino </text:p>
          </table:table-cell>
          <table:table-cell office:value-type="string">
            <text:p>catch-up with</text:p>
          </table:table-cell>
          <table:table-cell table:number-columns-repeated="61"/>
        </table:table-row>
        <table:table-row table:style-name="ro1">
          <table:table-cell office:value-type="string">
            <text:p>-u- </text:p>
          </table:table-cell>
          <table:table-cell/>
          <table:table-cell office:value-type="string">
            <text:p>suf. v. no final </text:p>
          </table:table-cell>
          <table:table-cell office:value-type="string">
            <text:p>-ũ- </text:p>
          </table:table-cell>
          <table:table-cell office:value-type="string">
            <text:p>causativo </text:p>
          </table:table-cell>
          <table:table-cell office:value-type="string">
            <text:p>causative </text:p>
          </table:table-cell>
          <table:table-cell office:value-type="string">
            <text:p>, nge The subject is acted upon.</text:p>
          </table:table-cell>
          <table:table-cell table:number-columns-repeated="60"/>
        </table:table-row>
        <table:table-row table:style-name="ro1">
          <table:table-cell office:value-type="string">
            <text:p>gʉyasĩũ- </text:p>
          </table:table-cell>
          <table:table-cell office:value-type="string">
            <text:p>gʉyásĩũ-rã </text:p>
          </table:table-cell>
          <table:table-cell office:value-type="string">
            <text:p>v. </text:p>
          </table:table-cell>
          <table:table-cell/>
          <table:table-cell office:value-type="string">
            <text:p>apenar, causar alguien a tener pena </text:p>
          </table:table-cell>
          <table:table-cell office:value-type="string">
            <text:p>cause embarrasement</text:p>
          </table:table-cell>
          <table:table-cell table:number-columns-repeated="61"/>
        </table:table-row>
        <table:table-row table:style-name="ro1">
          <table:table-cell office:value-type="string">
            <text:p>-sã- </text:p>
          </table:table-cell>
          <table:table-cell/>
          <table:table-cell office:value-type="string">
            <text:p>suf. v. no final </text:p>
          </table:table-cell>
          <table:table-cell/>
          <table:table-cell office:value-type="string">
            <text:p>causar a ser o hacer </text:p>
          </table:table-cell>
          <table:table-cell office:value-type="string">
            <text:p>cause to be or do</text:p>
          </table:table-cell>
          <table:table-cell table:number-columns-repeated="61"/>
        </table:table-row>
        <table:table-row table:style-name="ro1">
          <table:table-cell office:value-type="string">
            <text:p>nʉgũ- </text:p>
          </table:table-cell>
          <table:table-cell/>
          <table:table-cell office:value-type="string">
            <text:p>v. </text:p>
          </table:table-cell>
          <table:table-cell/>
          <table:table-cell office:value-type="string">
            <text:p>causar a empezar o aguantar algo </text:p>
          </table:table-cell>
          <table:table-cell office:value-type="string">
            <text:p>cause to begin, cause to bear or endure</text:p>
          </table:table-cell>
          <table:table-cell table:number-columns-repeated="61"/>
        </table:table-row>
        <table:table-row table:style-name="ro1">
          <table:table-cell office:value-type="string">
            <text:p>soemúu- </text:p>
          </table:table-cell>
          <table:table-cell office:value-type="string">
            <text:p>soemúu-rã </text:p>
          </table:table-cell>
          <table:table-cell office:value-type="string">
            <text:p>v. </text:p>
          </table:table-cell>
          <table:table-cell/>
          <table:table-cell office:value-type="string">
            <text:p>quemar (el incienso) </text:p>
          </table:table-cell>
          <table:table-cell office:value-type="string">
            <text:p>cause to burn going upward</text:p>
          </table:table-cell>
          <table:table-cell table:number-columns-repeated="61"/>
        </table:table-row>
        <table:table-row table:style-name="ro1">
          <table:table-cell office:value-type="string">
            <text:p>neeõ- </text:p>
          </table:table-cell>
          <table:table-cell office:value-type="string">
            <text:p>neeṍ-rã </text:p>
          </table:table-cell>
          <table:table-cell office:value-type="string">
            <text:p>v.2b </text:p>
          </table:table-cell>
          <table:table-cell/>
          <table:table-cell office:value-type="string">
            <text:p>invitar para reunir </text:p>
          </table:table-cell>
          <table:table-cell office:value-type="string">
            <text:p>cause to gather together, call together </text:p>
          </table:table-cell>
          <table:table-cell table:number-columns-repeated="61"/>
        </table:table-row>
        <table:table-row table:style-name="ro1">
          <table:table-cell office:value-type="string">
            <text:p>diju- </text:p>
          </table:table-cell>
          <table:table-cell office:value-type="string">
            <text:p>dijú-rã </text:p>
          </table:table-cell>
          <table:table-cell office:value-type="string">
            <text:p>v.2a </text:p>
          </table:table-cell>
          <table:table-cell/>
          <table:table-cell office:value-type="string">
            <text:p>hacer bajar </text:p>
          </table:table-cell>
          <table:table-cell office:value-type="string">
            <text:p>cause to go down</text:p>
          </table:table-cell>
          <table:table-cell table:number-columns-repeated="61"/>
        </table:table-row>
        <table:table-row table:style-name="ro1">
          <table:table-cell office:value-type="string">
            <text:p>duju- </text:p>
          </table:table-cell>
          <table:table-cell office:value-type="string">
            <text:p>dujú-rã </text:p>
          </table:table-cell>
          <table:table-cell office:value-type="string">
            <text:p>v.2a </text:p>
          </table:table-cell>
          <table:table-cell/>
          <table:table-cell office:value-type="string">
            <text:p>causar bajar </text:p>
          </table:table-cell>
          <table:table-cell office:value-type="string">
            <text:p>cause to lower</text:p>
          </table:table-cell>
          <table:table-cell table:number-columns-repeated="61"/>
        </table:table-row>
        <table:table-row table:style-name="ro1">
          <table:table-cell office:value-type="string">
            <text:p>tau- </text:p>
          </table:table-cell>
          <table:table-cell office:value-type="string">
            <text:p>taaú-rã </text:p>
          </table:table-cell>
          <table:table-cell office:value-type="string">
            <text:p>v.2b </text:p>
          </table:table-cell>
          <table:table-cell/>
          <table:table-cell office:value-type="string">
            <text:p>hacer a pasar, curar o salvar </text:p>
          </table:table-cell>
          <table:table-cell office:value-type="string">
            <text:p>cause to pass through, heal or save </text:p>
          </table:table-cell>
          <table:table-cell table:number-columns-repeated="61"/>
        </table:table-row>
        <table:table-row table:style-name="ro1">
          <table:table-cell office:value-type="string">
            <text:p>doreu- </text:p>
          </table:table-cell>
          <table:table-cell office:value-type="string">
            <text:p>doréú-rã́ </text:p>
          </table:table-cell>
          <table:table-cell office:value-type="string">
            <text:p>v. </text:p>
          </table:table-cell>
          <table:table-cell/>
          <table:table-cell office:value-type="string">
            <text:p>causar a encargar </text:p>
          </table:table-cell>
          <table:table-cell office:value-type="string">
            <text:p>cause to send or order</text:p>
          </table:table-cell>
          <table:table-cell table:number-columns-repeated="61"/>
        </table:table-row>
        <table:table-row table:style-name="ro1">
          <table:table-cell office:value-type="string">
            <text:p>nú- </text:p>
          </table:table-cell>
          <table:table-cell office:value-type="string">
            <text:p>nú-rã </text:p>
          </table:table-cell>
          <table:table-cell office:value-type="string">
            <text:p>v.3a </text:p>
          </table:table-cell>
          <table:table-cell/>
          <table:table-cell office:value-type="string">
            <text:p>poner recto </text:p>
          </table:table-cell>
          <table:table-cell office:value-type="string">
            <text:p>cause to stand </text:p>
          </table:table-cell>
          <table:table-cell table:number-columns-repeated="61"/>
        </table:table-row>
        <table:table-row table:style-name="ro1">
          <table:table-cell office:value-type="string">
            <text:p>-nú- </text:p>
          </table:table-cell>
          <table:table-cell/>
          <table:table-cell office:value-type="string">
            <text:p>suf. v. no final </text:p>
          </table:table-cell>
          <table:table-cell/>
          <table:table-cell office:value-type="string">
            <text:p>colocar verticalmente </text:p>
          </table:table-cell>
          <table:table-cell office:value-type="string">
            <text:p>cause to stand errect </text:p>
          </table:table-cell>
          <table:table-cell table:number-columns-repeated="61"/>
        </table:table-row>
        <table:table-row table:style-name="ro1">
          <table:table-cell office:value-type="string">
            <text:p>-wãgũ- </text:p>
          </table:table-cell>
          <table:table-cell office:value-type="string">
            <text:p>-wããgũ- </text:p>
          </table:table-cell>
          <table:table-cell office:value-type="string">
            <text:p>suf. v. no final </text:p>
          </table:table-cell>
          <table:table-cell/>
          <table:table-cell office:value-type="string">
            <text:p>causar empezar </text:p>
          </table:table-cell>
          <table:table-cell office:value-type="string">
            <text:p>cause to start suddenly</text:p>
          </table:table-cell>
          <table:table-cell table:number-columns-repeated="61"/>
        </table:table-row>
        <table:table-row table:style-name="ro1">
          <table:table-cell office:value-type="string">
            <text:p>gããmeu- </text:p>
          </table:table-cell>
          <table:table-cell office:value-type="string">
            <text:p>gããméu-rã </text:p>
          </table:table-cell>
          <table:table-cell office:value-type="string">
            <text:p>v. </text:p>
          </table:table-cell>
          <table:table-cell/>
          <table:table-cell office:value-type="string">
            <text:p>hacer a otro querer, tentar </text:p>
          </table:table-cell>
          <table:table-cell office:value-type="string">
            <text:p>cause to want or tempt</text:p>
          </table:table-cell>
          <table:table-cell table:number-columns-repeated="61"/>
        </table:table-row>
        <table:table-row table:style-name="ro1">
          <table:table-cell office:value-type="string">
            <text:p>ʉ̃tãtore </text:p>
          </table:table-cell>
          <table:table-cell office:value-type="string">
            <text:p>ʉ̃tã́tore-gue </text:p>
          </table:table-cell>
          <table:table-cell office:value-type="string">
            <text:p>s. </text:p>
          </table:table-cell>
          <table:table-cell/>
          <table:table-cell office:value-type="string">
            <text:p>cueva </text:p>
          </table:table-cell>
          <table:table-cell office:value-type="string">
            <text:p>cave</text:p>
          </table:table-cell>
          <table:table-cell table:number-columns-repeated="61"/>
        </table:table-row>
        <table:table-row table:style-name="ro1">
          <table:table-cell office:value-type="string">
            <text:p>diakẽã </text:p>
          </table:table-cell>
          <table:table-cell office:value-type="string">
            <text:p>diákẽ́ã-rẽ </text:p>
          </table:table-cell>
          <table:table-cell office:value-type="string">
            <text:p>s. </text:p>
          </table:table-cell>
          <table:table-cell/>
          <table:table-cell office:value-type="string">
            <text:p>caimán </text:p>
          </table:table-cell>
          <table:table-cell office:value-type="string">
            <text:p>cayman, alligator</text:p>
          </table:table-cell>
          <table:table-cell table:number-columns-repeated="61"/>
        </table:table-row>
        <table:table-row table:style-name="ro1">
          <table:table-cell office:value-type="string">
            <text:p>deko </text:p>
          </table:table-cell>
          <table:table-cell office:value-type="string">
            <text:p>dekó-gué </text:p>
          </table:table-cell>
          <table:table-cell office:value-type="string">
            <text:p>adv. </text:p>
          </table:table-cell>
          <table:table-cell/>
          <table:table-cell office:value-type="string">
            <text:p>central, mitad, medio </text:p>
          </table:table-cell>
          <table:table-cell office:value-type="string">
            <text:p>center of, middle of</text:p>
          </table:table-cell>
          <table:table-cell table:number-columns-repeated="61"/>
        </table:table-row>
        <table:table-row table:style-name="ro1">
          <table:table-cell office:value-type="string">
            <text:p>gũñarĩrẽ gorawayu- </text:p>
          </table:table-cell>
          <table:table-cell office:value-type="string">
            <text:p>gũñárĩrẽ goráwayú-rã </text:p>
          </table:table-cell>
          <table:table-cell office:value-type="string">
            <text:p>v. </text:p>
          </table:table-cell>
          <table:table-cell/>
          <table:table-cell office:value-type="string">
            <text:p>cambiar al actitud, arrepentirse </text:p>
          </table:table-cell>
          <table:table-cell office:value-type="string">
            <text:p>change one’s thinking (an aspect of repent)</text:p>
          </table:table-cell>
          <table:table-cell table:number-columns-repeated="61"/>
        </table:table-row>
        <table:table-row table:style-name="ro1">
          <table:table-cell office:value-type="string">
            <text:p>nʉrʉ̃- </text:p>
          </table:table-cell>
          <table:table-cell office:value-type="string">
            <text:p>nʉrʉ̃́-rã́ </text:p>
          </table:table-cell>
          <table:table-cell office:value-type="string">
            <text:p>v.1a </text:p>
          </table:table-cell>
          <table:table-cell/>
          <table:table-cell office:value-type="string">
            <text:p>perseguir </text:p>
          </table:table-cell>
          <table:table-cell office:value-type="string">
            <text:p>chase </text:p>
          </table:table-cell>
          <table:table-cell table:number-columns-repeated="61"/>
        </table:table-row>
        <table:table-row table:style-name="ro1">
          <table:table-cell office:value-type="string">
            <text:p>koretibi </text:p>
          </table:table-cell>
          <table:table-cell office:value-type="string">
            <text:p>korétíbi-re </text:p>
          </table:table-cell>
          <table:table-cell office:value-type="string">
            <text:p>s. </text:p>
          </table:table-cell>
          <table:table-cell/>
          <table:table-cell office:value-type="string">
            <text:p>pecho </text:p>
          </table:table-cell>
          <table:table-cell office:value-type="string">
            <text:p>chest</text:p>
          </table:table-cell>
          <table:table-cell table:number-columns-repeated="61"/>
        </table:table-row>
        <table:table-row table:style-name="ro1">
          <table:table-cell office:value-type="string">
            <text:p>ãgãbo </text:p>
          </table:table-cell>
          <table:table-cell office:value-type="string">
            <text:p>ãgã́bo-re </text:p>
          </table:table-cell>
          <table:table-cell office:value-type="string">
            <text:p>s. </text:p>
          </table:table-cell>
          <table:table-cell/>
          <table:table-cell office:value-type="string">
            <text:p>gallo </text:p>
          </table:table-cell>
          <table:table-cell office:value-type="string">
            <text:p>chicken</text:p>
          </table:table-cell>
          <table:table-cell table:number-columns-repeated="61"/>
        </table:table-row>
        <table:table-row table:style-name="ro1">
          <table:table-cell office:value-type="string">
            <text:p>majĩgõ </text:p>
          </table:table-cell>
          <table:table-cell office:value-type="string">
            <text:p>majĩ́gõ-rẽ </text:p>
          </table:table-cell>
          <table:table-cell office:value-type="string">
            <text:p>s. </text:p>
          </table:table-cell>
          <table:table-cell/>
          <table:table-cell office:value-type="string">
            <text:p>niña </text:p>
          </table:table-cell>
          <table:table-cell office:value-type="string">
            <text:p>child</text:p>
          </table:table-cell>
          <table:table-cell table:number-columns-repeated="61"/>
        </table:table-row>
        <table:table-row table:style-name="ro1">
          <table:table-cell office:value-type="string">
            <text:p>majĩgʉ̃ </text:p>
          </table:table-cell>
          <table:table-cell office:value-type="string">
            <text:p>majĩ́gʉ̃-rẽ </text:p>
          </table:table-cell>
          <table:table-cell office:value-type="string">
            <text:p>s. </text:p>
          </table:table-cell>
          <table:table-cell/>
          <table:table-cell office:value-type="string">
            <text:p>niño </text:p>
          </table:table-cell>
          <table:table-cell office:value-type="string">
            <text:p>child</text:p>
          </table:table-cell>
          <table:table-cell table:number-columns-repeated="61"/>
        </table:table-row>
        <table:table-row table:style-name="ro1">
          <table:table-cell office:value-type="string">
            <text:p>pũrã </text:p>
          </table:table-cell>
          <table:table-cell office:value-type="string">
            <text:p>pũũrã́, pũũrã-rẽ́ </text:p>
          </table:table-cell>
          <table:table-cell office:value-type="string">
            <text:p>s. </text:p>
          </table:table-cell>
          <table:table-cell/>
          <table:table-cell office:value-type="string">
            <text:p>hijos </text:p>
          </table:table-cell>
          <table:table-cell office:value-type="string">
            <text:p>children</text:p>
          </table:table-cell>
          <table:table-cell table:number-columns-repeated="61"/>
        </table:table-row>
        <table:table-row table:style-name="ro1">
          <table:table-cell office:value-type="string">
            <text:p>majĩrã </text:p>
          </table:table-cell>
          <table:table-cell office:value-type="string">
            <text:p>majĩ́rã-rẽ </text:p>
          </table:table-cell>
          <table:table-cell office:value-type="string">
            <text:p>s. </text:p>
          </table:table-cell>
          <table:table-cell/>
          <table:table-cell office:value-type="string">
            <text:p>niños </text:p>
          </table:table-cell>
          <table:table-cell office:value-type="string">
            <text:p>children</text:p>
          </table:table-cell>
          <table:table-cell table:number-columns-repeated="61"/>
        </table:table-row>
        <table:table-row table:style-name="ro1">
          <table:table-cell office:value-type="string">
            <text:p>ujusaari- </text:p>
          </table:table-cell>
          <table:table-cell office:value-type="string">
            <text:p>ujúsaari-rã </text:p>
          </table:table-cell>
          <table:table-cell office:value-type="string">
            <text:p>v. </text:p>
          </table:table-cell>
          <table:table-cell/>
          <table:table-cell office:value-type="string">
            <text:p>ahogar tosiendo </text:p>
          </table:table-cell>
          <table:table-cell office:value-type="string">
            <text:p>choke on</text:p>
          </table:table-cell>
          <table:table-cell table:number-columns-repeated="61"/>
        </table:table-row>
        <table:table-row table:style-name="ro1">
          <table:table-cell office:value-type="string">
            <text:p>beye- </text:p>
          </table:table-cell>
          <table:table-cell office:value-type="string">
            <text:p>beyé-rã </text:p>
          </table:table-cell>
          <table:table-cell office:value-type="string">
            <text:p>v.2a </text:p>
          </table:table-cell>
          <table:table-cell/>
          <table:table-cell office:value-type="string">
            <text:p>escoger, seleccionar </text:p>
          </table:table-cell>
          <table:table-cell office:value-type="string">
            <text:p>choose, select</text:p>
          </table:table-cell>
          <table:table-cell table:number-columns-repeated="61"/>
        </table:table-row>
        <table:table-row table:style-name="ro1">
          <table:table-cell office:value-type="string">
            <text:p>dubu- </text:p>
          </table:table-cell>
          <table:table-cell office:value-type="string">
            <text:p>dubú-rã </text:p>
          </table:table-cell>
          <table:table-cell office:value-type="string">
            <text:p>v.2a </text:p>
          </table:table-cell>
          <table:table-cell/>
          <table:table-cell office:value-type="string">
            <text:p>agarrar </text:p>
          </table:table-cell>
          <table:table-cell office:value-type="string">
            <text:p>clamp or pinch together, lash the bark to poles for a wall</text:p>
          </table:table-cell>
          <table:table-cell table:number-columns-repeated="61"/>
        </table:table-row>
        <table:table-row table:style-name="ro1">
          <table:table-cell office:value-type="string">
            <text:p>diiarí </text:p>
          </table:table-cell>
          <table:table-cell office:value-type="string">
            <text:p>diiarí-ré </text:p>
          </table:table-cell>
          <table:table-cell office:value-type="string">
            <text:p>s. </text:p>
          </table:table-cell>
          <table:table-cell/>
          <table:table-cell office:value-type="string">
            <text:p>barro </text:p>
          </table:table-cell>
          <table:table-cell office:value-type="string">
            <text:p>clay</text:p>
          </table:table-cell>
          <table:table-cell table:number-columns-repeated="61"/>
        </table:table-row>
        <table:table-row table:style-name="ro1">
          <table:table-cell office:value-type="string">
            <text:p>kĩpũsoro </text:p>
          </table:table-cell>
          <table:table-cell office:value-type="string">
            <text:p>kĩ́pũsoro-re </text:p>
          </table:table-cell>
          <table:table-cell office:value-type="string">
            <text:p>s. </text:p>
          </table:table-cell>
          <table:table-cell/>
          <table:table-cell office:value-type="string">
            <text:p>olla de barro </text:p>
          </table:table-cell>
          <table:table-cell office:value-type="string">
            <text:p>clay pot used for processing yucca</text:p>
          </table:table-cell>
          <table:table-cell table:number-columns-repeated="61"/>
        </table:table-row>
        <table:table-row table:style-name="ro1">
          <table:table-cell office:value-type="string">
            <text:p>sʉri- </text:p>
          </table:table-cell>
          <table:table-cell office:value-type="string">
            <text:p>sʉrí-rí </text:p>
          </table:table-cell>
          <table:table-cell office:value-type="string">
            <text:p>adj. </text:p>
          </table:table-cell>
          <table:table-cell/>
          <table:table-cell office:value-type="string">
            <text:p>claro </text:p>
          </table:table-cell>
          <table:table-cell office:value-type="string">
            <text:p>clear </text:p>
          </table:table-cell>
          <table:table-cell table:number-columns-repeated="61"/>
        </table:table-row>
        <table:table-row table:style-name="ro1">
          <table:table-cell office:value-type="string">
            <text:p>kẽẽrã- </text:p>
          </table:table-cell>
          <table:table-cell office:value-type="string">
            <text:p>kẽẽrã́, kẽẽrã-rã́ </text:p>
          </table:table-cell>
          <table:table-cell office:value-type="string">
            <text:p>v.1b </text:p>
          </table:table-cell>
          <table:table-cell/>
          <table:table-cell office:value-type="string">
            <text:p>desmontar un terreno completamente </text:p>
          </table:table-cell>
          <table:table-cell office:value-type="string">
            <text:p>clear the ground completely of vegetation</text:p>
          </table:table-cell>
          <table:table-cell table:number-columns-repeated="61"/>
        </table:table-row>
        <table:table-row table:style-name="ro1">
          <table:table-cell office:value-type="string">
            <text:p>mojã- </text:p>
          </table:table-cell>
          <table:table-cell office:value-type="string">
            <text:p>mojã́-rõ </text:p>
          </table:table-cell>
          <table:table-cell office:value-type="string">
            <text:p>v.2a </text:p>
          </table:table-cell>
          <table:table-cell/>
          <table:table-cell office:value-type="string">
            <text:p>despejarse </text:p>
          </table:table-cell>
          <table:table-cell office:value-type="string">
            <text:p>clear up</text:p>
          </table:table-cell>
          <table:table-cell table:number-columns-repeated="61"/>
        </table:table-row>
        <table:table-row table:style-name="ro1">
          <table:table-cell office:value-type="string">
            <text:p>bia- </text:p>
          </table:table-cell>
          <table:table-cell office:value-type="string">
            <text:p>biiá-rã </text:p>
          </table:table-cell>
          <table:table-cell office:value-type="string">
            <text:p>v.2b </text:p>
          </table:table-cell>
          <table:table-cell/>
          <table:table-cell office:value-type="string">
            <text:p>cerrar </text:p>
          </table:table-cell>
          <table:table-cell office:value-type="string">
            <text:p>close </text:p>
          </table:table-cell>
          <table:table-cell table:number-columns-repeated="61"/>
        </table:table-row>
        <table:table-row table:style-name="ro1">
          <table:table-cell office:value-type="string">
            <text:p>bua- </text:p>
          </table:table-cell>
          <table:table-cell office:value-type="string">
            <text:p>buá-ro </text:p>
          </table:table-cell>
          <table:table-cell office:value-type="string">
            <text:p>v.2a </text:p>
          </table:table-cell>
          <table:table-cell/>
          <table:table-cell office:value-type="string">
            <text:p>cerrar los ojos </text:p>
          </table:table-cell>
          <table:table-cell office:value-type="string">
            <text:p>close the eyelids</text:p>
          </table:table-cell>
          <table:table-cell table:number-columns-repeated="61"/>
        </table:table-row>
        <table:table-row table:style-name="ro1">
          <table:table-cell office:value-type="string">
            <text:p>pʉro </text:p>
          </table:table-cell>
          <table:table-cell office:value-type="string">
            <text:p>pʉró-gué </text:p>
          </table:table-cell>
          <table:table-cell office:value-type="string">
            <text:p>adv. </text:p>
          </table:table-cell>
          <table:table-cell/>
          <table:table-cell office:value-type="string">
            <text:p>cerca </text:p>
          </table:table-cell>
          <table:table-cell office:value-type="string">
            <text:p>close to, at the place where someone is </text:p>
          </table:table-cell>
          <table:table-cell table:number-columns-repeated="61"/>
        </table:table-row>
        <table:table-row table:style-name="ro1">
          <table:table-cell office:value-type="string">
            <text:p>kʉ̃ña- </text:p>
          </table:table-cell>
          <table:table-cell office:value-type="string">
            <text:p>kʉ̃ñá-rĩ </text:p>
          </table:table-cell>
          <table:table-cell office:value-type="string">
            <text:p>adj. </text:p>
          </table:table-cell>
          <table:table-cell/>
          <table:table-cell office:value-type="string">
            <text:p>tejido muy estrecho </text:p>
          </table:table-cell>
          <table:table-cell office:value-type="string">
            <text:p>closely/tightly woven</text:p>
          </table:table-cell>
          <table:table-cell table:number-columns-repeated="61"/>
        </table:table-row>
        <table:table-row table:style-name="ro1">
          <table:table-cell office:value-type="string">
            <text:p>ĩmikãyebo </text:p>
          </table:table-cell>
          <table:table-cell office:value-type="string">
            <text:p>ĩĩmikã́yeebo-re </text:p>
          </table:table-cell>
          <table:table-cell office:value-type="string">
            <text:p>s. </text:p>
          </table:table-cell>
          <table:table-cell/>
          <table:table-cell office:value-type="string">
            <text:p>nube </text:p>
          </table:table-cell>
          <table:table-cell office:value-type="string">
            <text:p>cloud </text:p>
          </table:table-cell>
          <table:table-cell table:number-columns-repeated="61"/>
        </table:table-row>
        <table:table-row table:style-name="ro1">
          <table:table-cell office:value-type="string">
            <text:p>mikãyebo </text:p>
          </table:table-cell>
          <table:table-cell office:value-type="string">
            <text:p>miikã́yeebo-re </text:p>
          </table:table-cell>
          <table:table-cell office:value-type="string">
            <text:p>s. </text:p>
          </table:table-cell>
          <table:table-cell/>
          <table:table-cell office:value-type="string">
            <text:p>nube </text:p>
          </table:table-cell>
          <table:table-cell office:value-type="string">
            <text:p>cloud </text:p>
          </table:table-cell>
          <table:table-cell table:number-columns-repeated="61"/>
        </table:table-row>
        <table:table-row table:style-name="ro1">
          <table:table-cell office:value-type="string">
            <text:p>yebo </text:p>
          </table:table-cell>
          <table:table-cell/>
          <table:table-cell office:value-type="string">
            <text:p>suf. s. </text:p>
          </table:table-cell>
          <table:table-cell/>
          <table:table-cell office:value-type="string">
            <text:p>(forma de) nube </text:p>
          </table:table-cell>
          <table:table-cell office:value-type="string">
            <text:p>cloud (shape marker)</text:p>
          </table:table-cell>
          <table:table-cell table:number-columns-repeated="61"/>
        </table:table-row>
        <table:table-row table:style-name="ro1">
          <table:table-cell office:value-type="string">
            <text:p>ãpĩ </text:p>
          </table:table-cell>
          <table:table-cell office:value-type="string">
            <text:p>ãpĩ́-rẽ </text:p>
          </table:table-cell>
          <table:table-cell office:value-type="string">
            <text:p>s. </text:p>
          </table:table-cell>
          <table:table-cell/>
          <table:table-cell office:value-type="string">
            <text:p>coca </text:p>
          </table:table-cell>
          <table:table-cell office:value-type="string">
            <text:p>coca</text:p>
          </table:table-cell>
          <table:table-cell table:number-columns-repeated="61"/>
        </table:table-row>
        <table:table-row table:style-name="ro1">
          <table:table-cell office:value-type="string">
            <text:p>yʉsa- </text:p>
          </table:table-cell>
          <table:table-cell office:value-type="string">
            <text:p>yʉsá-ro </text:p>
          </table:table-cell>
          <table:table-cell office:value-type="string">
            <text:p>adv. </text:p>
          </table:table-cell>
          <table:table-cell/>
          <table:table-cell office:value-type="string">
            <text:p>frío </text:p>
          </table:table-cell>
          <table:table-cell office:value-type="string">
            <text:p>cold </text:p>
          </table:table-cell>
          <table:table-cell table:number-columns-repeated="61"/>
        </table:table-row>
        <table:table-row table:style-name="ro1">
          <table:table-cell office:value-type="string">
            <text:p>ẽjõ </text:p>
          </table:table-cell>
          <table:table-cell office:value-type="string">
            <text:p>ẽjṍ-rẽ </text:p>
          </table:table-cell>
          <table:table-cell office:value-type="string">
            <text:p>s. </text:p>
          </table:table-cell>
          <table:table-cell/>
          <table:table-cell office:value-type="string">
            <text:p>gripa </text:p>
          </table:table-cell>
          <table:table-cell office:value-type="string">
            <text:p>cold or the flu</text:p>
          </table:table-cell>
          <table:table-cell table:number-columns-repeated="61"/>
        </table:table-row>
        <table:table-row table:style-name="ro1">
          <table:table-cell office:value-type="string">
            <text:p>wʉʉapu- </text:p>
          </table:table-cell>
          <table:table-cell office:value-type="string">
            <text:p>wʉʉápu-rã </text:p>
          </table:table-cell>
          <table:table-cell office:value-type="string">
            <text:p>v. </text:p>
          </table:table-cell>
          <table:table-cell/>
          <table:table-cell office:value-type="string">
            <text:p>peinarse </text:p>
          </table:table-cell>
          <table:table-cell office:value-type="string">
            <text:p>comb </text:p>
          </table:table-cell>
          <table:table-cell table:number-columns-repeated="61"/>
        </table:table-row>
        <table:table-row table:style-name="ro1">
          <table:table-cell office:value-type="string">
            <text:p>aari- </text:p>
          </table:table-cell>
          <table:table-cell office:value-type="string">
            <text:p>aarí, aari-rã́ </text:p>
          </table:table-cell>
          <table:table-cell office:value-type="string">
            <text:p>v.1b </text:p>
          </table:table-cell>
          <table:table-cell/>
          <table:table-cell office:value-type="string">
            <text:p>venir </text:p>
          </table:table-cell>
          <table:table-cell office:value-type="string">
            <text:p>come </text:p>
          </table:table-cell>
          <table:table-cell office:value-type="string">
            <text:p>presente con 1, 2, 3 persona, an. y inan.; pasado inmediato [aara-ri].</text:p>
          </table:table-cell>
          <table:table-cell table:number-columns-repeated="60"/>
        </table:table-row>
        <table:table-row table:style-name="ro1">
          <table:table-cell office:value-type="string">
            <text:p>náka </text:p>
          </table:table-cell>
          <table:table-cell/>
          <table:table-cell office:value-type="string">
            <text:p>imp. </text:p>
          </table:table-cell>
          <table:table-cell/>
          <table:table-cell office:value-type="string">
            <text:p>¡Vamonos! </text:p>
          </table:table-cell>
          <table:table-cell office:value-type="string">
            <text:p>Come on, let’s go!</text:p>
          </table:table-cell>
          <table:table-cell table:number-columns-repeated="61"/>
        </table:table-row>
        <table:table-row table:style-name="ro1">
          <table:table-cell office:value-type="string">
            <text:p>-ri- / -rĩ- </text:p>
          </table:table-cell>
          <table:table-cell/>
          <table:table-cell office:value-type="string">
            <text:p>suf. v. no final </text:p>
          </table:table-cell>
          <table:table-cell/>
          <table:table-cell office:value-type="string">
            <text:p>sufijo direccional; venir haciendo </text:p>
          </table:table-cell>
          <table:table-cell office:value-type="string">
            <text:p>come toward doing </text:p>
          </table:table-cell>
          <table:table-cell table:number-columns-repeated="61"/>
        </table:table-row>
        <table:table-row table:style-name="ro1">
          <table:table-cell office:value-type="string">
            <text:p>majãri- </text:p>
          </table:table-cell>
          <table:table-cell office:value-type="string">
            <text:p>majã́ri-rã </text:p>
          </table:table-cell>
          <table:table-cell office:value-type="string">
            <text:p>v. </text:p>
          </table:table-cell>
          <table:table-cell/>
          <table:table-cell office:value-type="string">
            <text:p>venir subiendo del puerto </text:p>
          </table:table-cell>
          <table:table-cell office:value-type="string">
            <text:p>come up from the port</text:p>
          </table:table-cell>
          <table:table-cell table:number-columns-repeated="61"/>
        </table:table-row>
        <table:table-row table:style-name="ro1">
          <table:table-cell office:value-type="string">
            <text:p>iriu- </text:p>
          </table:table-cell>
          <table:table-cell office:value-type="string">
            <text:p>iríu-rã </text:p>
          </table:table-cell>
          <table:table-cell office:value-type="string">
            <text:p>v. </text:p>
          </table:table-cell>
          <table:table-cell/>
          <table:table-cell office:value-type="string">
            <text:p>mandar a hacer, enviar </text:p>
          </table:table-cell>
          <table:table-cell office:value-type="string">
            <text:p>commision or send someone to do something, cause to do </text:p>
          </table:table-cell>
          <table:table-cell table:number-columns-repeated="61"/>
        </table:table-row>
        <table:table-row table:style-name="ro1">
          <table:table-cell office:value-type="string">
            <text:p>-peo- </text:p>
          </table:table-cell>
          <table:table-cell/>
          <table:table-cell office:value-type="string">
            <text:p>suf. v. no final </text:p>
          </table:table-cell>
          <table:table-cell office:value-type="string">
            <text:p>-peu- </text:p>
          </table:table-cell>
          <table:table-cell office:value-type="string">
            <text:p>completar, acabar </text:p>
          </table:table-cell>
          <table:table-cell office:value-type="string">
            <text:p>completely finish doing </text:p>
          </table:table-cell>
          <table:table-cell office:value-type="string">
            <text:p>, It’s probably the causative of [-pere-] and refers to the object beicompletely acted upon.</text:p>
          </table:table-cell>
          <table:table-cell table:number-columns-repeated="60"/>
        </table:table-row>
        <table:table-row table:style-name="ro1">
          <table:table-cell office:value-type="string">
            <text:p>sora- </text:p>
          </table:table-cell>
          <table:table-cell office:value-type="string">
            <text:p>sorá-rã́ </text:p>
          </table:table-cell>
          <table:table-cell office:value-type="string">
            <text:p>v.1a </text:p>
          </table:table-cell>
          <table:table-cell/>
          <table:table-cell office:value-type="string">
            <text:p>cocinar </text:p>
          </table:table-cell>
          <table:table-cell office:value-type="string">
            <text:p>cook</text:p>
          </table:table-cell>
          <table:table-cell table:number-columns-repeated="61"/>
        </table:table-row>
        <table:table-row table:style-name="ro1">
          <table:table-cell office:value-type="string">
            <text:p>ũjũpũ </text:p>
          </table:table-cell>
          <table:table-cell office:value-type="string">
            <text:p>ũjṹpũ-rẽ </text:p>
          </table:table-cell>
          <table:table-cell office:value-type="string">
            <text:p>s. </text:p>
          </table:table-cell>
          <table:table-cell/>
          <table:table-cell office:value-type="string">
            <text:p>plátano </text:p>
          </table:table-cell>
          <table:table-cell office:value-type="string">
            <text:p>cooking banana </text:p>
          </table:table-cell>
          <table:table-cell table:number-columns-repeated="61"/>
        </table:table-row>
        <table:table-row table:style-name="ro1">
          <table:table-cell office:value-type="string">
            <text:p>wáyʉsu- </text:p>
          </table:table-cell>
          <table:table-cell office:value-type="string">
            <text:p>wáyʉsu-go </text:p>
          </table:table-cell>
          <table:table-cell office:value-type="string">
            <text:p>v. </text:p>
          </table:table-cell>
          <table:table-cell/>
          <table:table-cell office:value-type="string">
            <text:p>enfriar </text:p>
          </table:table-cell>
          <table:table-cell office:value-type="string">
            <text:p>cool a liquid </text:p>
          </table:table-cell>
          <table:table-cell office:value-type="string">
            <text:p>nt To pour back and forth in order to cool a liquid.</text:p>
          </table:table-cell>
          <table:table-cell table:number-columns-repeated="60"/>
        </table:table-row>
        <table:table-row table:style-name="ro1">
          <table:table-cell office:value-type="string">
            <text:p>beeru </text:p>
          </table:table-cell>
          <table:table-cell office:value-type="string">
            <text:p>beerú-re </text:p>
          </table:table-cell>
          <table:table-cell office:value-type="string">
            <text:p>s. </text:p>
          </table:table-cell>
          <table:table-cell/>
          <table:table-cell office:value-type="string">
            <text:p>coral (culebra) </text:p>
          </table:table-cell>
          <table:table-cell office:value-type="string">
            <text:p>coral snake</text:p>
          </table:table-cell>
          <table:table-cell table:number-columns-repeated="61"/>
        </table:table-row>
        <table:table-row table:style-name="ro1">
          <table:table-cell office:value-type="string">
            <text:p>ojodʉka </text:p>
          </table:table-cell>
          <table:table-cell office:value-type="string">
            <text:p>ojódʉka-re </text:p>
          </table:table-cell>
          <table:table-cell office:value-type="string">
            <text:p>s. </text:p>
          </table:table-cell>
          <table:table-cell/>
          <table:table-cell office:value-type="string">
            <text:p>mata de maíz </text:p>
          </table:table-cell>
          <table:table-cell office:value-type="string">
            <text:p>corn </text:p>
          </table:table-cell>
          <table:table-cell table:number-columns-repeated="61"/>
        </table:table-row>
        <table:table-row table:style-name="ro1">
          <table:table-cell office:value-type="string">
            <text:p>bora </text:p>
          </table:table-cell>
          <table:table-cell office:value-type="string">
            <text:p>borá-re </text:p>
          </table:table-cell>
          <table:table-cell office:value-type="string">
            <text:p>s. </text:p>
          </table:table-cell>
          <table:table-cell/>
          <table:table-cell office:value-type="string">
            <text:p>poste de la esquina de la casa </text:p>
          </table:table-cell>
          <table:table-cell office:value-type="string">
            <text:p>corner post for a house </text:p>
          </table:table-cell>
          <table:table-cell office:value-type="string">
            <text:p>nt The corner post is usually made from ‘yapisa yukʉ’, which is a very hard wood.</text:p>
          </table:table-cell>
          <table:table-cell table:number-columns-repeated="60"/>
        </table:table-row>
        <table:table-row table:style-name="ro1">
          <table:table-cell office:value-type="string">
            <text:p>boari dupʉ </text:p>
          </table:table-cell>
          <table:table-cell office:value-type="string">
            <text:p>boári dupʉ-re </text:p>
          </table:table-cell>
          <table:table-cell office:value-type="string">
            <text:p>s. </text:p>
          </table:table-cell>
          <table:table-cell/>
          <table:table-cell office:value-type="string">
            <text:p>cadáver </text:p>
          </table:table-cell>
          <table:table-cell office:value-type="string">
            <text:p>corpse</text:p>
          </table:table-cell>
          <table:table-cell table:number-columns-repeated="61"/>
        </table:table-row>
        <table:table-row table:style-name="ro1">
          <table:table-cell office:value-type="string">
            <text:p>diaye </text:p>
          </table:table-cell>
          <table:table-cell office:value-type="string">
            <text:p>diáyé </text:p>
          </table:table-cell>
          <table:table-cell office:value-type="string">
            <text:p>adv. </text:p>
          </table:table-cell>
          <table:table-cell/>
          <table:table-cell office:value-type="string">
            <text:p>correcto </text:p>
          </table:table-cell>
          <table:table-cell office:value-type="string">
            <text:p>correct, straight</text:p>
          </table:table-cell>
          <table:table-cell table:number-columns-repeated="61"/>
        </table:table-row>
        <table:table-row table:style-name="ro1">
          <table:table-cell office:value-type="string">
            <text:p>saari- </text:p>
          </table:table-cell>
          <table:table-cell office:value-type="string">
            <text:p>saarí-rã </text:p>
          </table:table-cell>
          <table:table-cell office:value-type="string">
            <text:p>v.2b </text:p>
          </table:table-cell>
          <table:table-cell/>
          <table:table-cell office:value-type="string">
            <text:p>toser </text:p>
          </table:table-cell>
          <table:table-cell office:value-type="string">
            <text:p>cough</text:p>
          </table:table-cell>
          <table:table-cell table:number-columns-repeated="61"/>
        </table:table-row>
        <table:table-row table:style-name="ro1">
          <table:table-cell office:value-type="string">
            <text:p>keo- </text:p>
          </table:table-cell>
          <table:table-cell office:value-type="string">
            <text:p>keó-rã </text:p>
          </table:table-cell>
          <table:table-cell office:value-type="string">
            <text:p>v.2a </text:p>
          </table:table-cell>
          <table:table-cell/>
          <table:table-cell office:value-type="string">
            <text:p>contar, medir </text:p>
          </table:table-cell>
          <table:table-cell office:value-type="string">
            <text:p>count, measure</text:p>
          </table:table-cell>
          <table:table-cell table:number-columns-repeated="61"/>
        </table:table-row>
        <table:table-row table:style-name="ro1">
          <table:table-cell office:value-type="string">
            <text:p>basudeo </text:p>
          </table:table-cell>
          <table:table-cell office:value-type="string">
            <text:p>basúdéo-re </text:p>
          </table:table-cell>
          <table:table-cell office:value-type="string">
            <text:p>s. </text:p>
          </table:table-cell>
          <table:table-cell/>
          <table:table-cell office:value-type="string">
            <text:p>prima </text:p>
          </table:table-cell>
          <table:table-cell office:value-type="string">
            <text:p>cousin</text:p>
          </table:table-cell>
          <table:table-cell table:number-columns-repeated="61"/>
        </table:table-row>
        <table:table-row table:style-name="ro1">
          <table:table-cell office:value-type="string">
            <text:p>basudi </text:p>
          </table:table-cell>
          <table:table-cell office:value-type="string">
            <text:p>basúdí-re </text:p>
          </table:table-cell>
          <table:table-cell office:value-type="string">
            <text:p>s. </text:p>
          </table:table-cell>
          <table:table-cell/>
          <table:table-cell office:value-type="string">
            <text:p>primo </text:p>
          </table:table-cell>
          <table:table-cell office:value-type="string">
            <text:p>cousin</text:p>
          </table:table-cell>
          <table:table-cell table:number-columns-repeated="61"/>
        </table:table-row>
        <table:table-row table:style-name="ro1">
          <table:table-cell office:value-type="string">
            <text:p>peo- </text:p>
          </table:table-cell>
          <table:table-cell office:value-type="string">
            <text:p>peó-rã </text:p>
          </table:table-cell>
          <table:table-cell office:value-type="string">
            <text:p>v.2a </text:p>
          </table:table-cell>
          <table:table-cell/>
          <table:table-cell office:value-type="string">
            <text:p>cubrir </text:p>
          </table:table-cell>
          <table:table-cell office:value-type="string">
            <text:p>cover</text:p>
          </table:table-cell>
          <table:table-cell table:number-columns-repeated="61"/>
        </table:table-row>
        <table:table-row table:style-name="ro1">
          <table:table-cell office:value-type="string">
            <text:p>kaaugʉ </text:p>
          </table:table-cell>
          <table:table-cell office:value-type="string">
            <text:p>kaaúgʉ́-re </text:p>
          </table:table-cell>
          <table:table-cell office:value-type="string">
            <text:p>s. </text:p>
          </table:table-cell>
          <table:table-cell/>
          <table:table-cell office:value-type="string">
            <text:p>cangrejo </text:p>
          </table:table-cell>
          <table:table-cell office:value-type="string">
            <text:p>crab</text:p>
          </table:table-cell>
          <table:table-cell table:number-columns-repeated="61"/>
        </table:table-row>
        <table:table-row table:style-name="ro1">
          <table:table-cell office:value-type="string">
            <text:p>gãmi </text:p>
          </table:table-cell>
          <table:table-cell office:value-type="string">
            <text:p>gãmí-ré </text:p>
          </table:table-cell>
          <table:table-cell office:value-type="string">
            <text:p>s. </text:p>
          </table:table-cell>
          <table:table-cell/>
          <table:table-cell office:value-type="string">
            <text:p>congrejo </text:p>
          </table:table-cell>
          <table:table-cell office:value-type="string">
            <text:p>crab</text:p>
          </table:table-cell>
          <table:table-cell table:number-columns-repeated="61"/>
        </table:table-row>
        <table:table-row table:style-name="ro1">
          <table:table-cell office:value-type="string">
            <text:p>paa- </text:p>
          </table:table-cell>
          <table:table-cell office:value-type="string">
            <text:p>paá-rã </text:p>
          </table:table-cell>
          <table:table-cell office:value-type="string">
            <text:p>v.2a </text:p>
          </table:table-cell>
          <table:table-cell/>
          <table:table-cell office:value-type="string">
            <text:p>gatear </text:p>
          </table:table-cell>
          <table:table-cell office:value-type="string">
            <text:p>crawl</text:p>
          </table:table-cell>
          <table:table-cell table:number-columns-repeated="61"/>
        </table:table-row>
        <table:table-row table:style-name="ro1">
          <table:table-cell office:value-type="string">
            <text:p>tũrũwãgã- </text:p>
          </table:table-cell>
          <table:table-cell office:value-type="string">
            <text:p>tũũrṹwããgã-rã </text:p>
          </table:table-cell>
          <table:table-cell office:value-type="string">
            <text:p>v. </text:p>
          </table:table-cell>
          <table:table-cell/>
          <table:table-cell office:value-type="string">
            <text:p>arrastrarse </text:p>
          </table:table-cell>
          <table:table-cell office:value-type="string">
            <text:p>crawl or move along the ground</text:p>
          </table:table-cell>
          <table:table-cell table:number-columns-repeated="61"/>
        </table:table-row>
        <table:table-row table:style-name="ro1">
          <table:table-cell office:value-type="string">
            <text:p>niãsũ- </text:p>
          </table:table-cell>
          <table:table-cell office:value-type="string">
            <text:p>niã́sũ-rã </text:p>
          </table:table-cell>
          <table:table-cell office:value-type="string">
            <text:p>v. </text:p>
          </table:table-cell>
          <table:table-cell/>
          <table:table-cell office:value-type="string">
            <text:p>ser/estar loco </text:p>
          </table:table-cell>
          <table:table-cell office:value-type="string">
            <text:p>crazy</text:p>
          </table:table-cell>
          <table:table-cell table:number-columns-repeated="61"/>
        </table:table-row>
        <table:table-row table:style-name="ro1">
          <table:table-cell office:value-type="string">
            <text:p>werewʉa- </text:p>
          </table:table-cell>
          <table:table-cell office:value-type="string">
            <text:p>weréwʉa-rã </text:p>
          </table:table-cell>
          <table:table-cell office:value-type="string">
            <text:p>v. </text:p>
          </table:table-cell>
          <table:table-cell/>
          <table:table-cell office:value-type="string">
            <text:p>criticar </text:p>
          </table:table-cell>
          <table:table-cell office:value-type="string">
            <text:p>criticize</text:p>
          </table:table-cell>
          <table:table-cell table:number-columns-repeated="61"/>
        </table:table-row>
        <table:table-row table:style-name="ro1">
          <table:table-cell office:value-type="string">
            <text:p>besukʉ- </text:p>
          </table:table-cell>
          <table:table-cell office:value-type="string">
            <text:p>besúkʉ́-ri </text:p>
          </table:table-cell>
          <table:table-cell office:value-type="string">
            <text:p>v. </text:p>
          </table:table-cell>
          <table:table-cell office:value-type="string">
            <text:p>besokʉ- </text:p>
          </table:table-cell>
          <table:table-cell office:value-type="string">
            <text:p>tener dolor </text:p>
          </table:table-cell>
          <table:table-cell office:value-type="string">
            <text:p>cronic condition of being in pain or sick</text:p>
          </table:table-cell>
          <table:table-cell table:number-columns-repeated="61"/>
        </table:table-row>
        <table:table-row table:style-name="ro1">
          <table:table-cell office:value-type="string">
            <text:p>curusa </text:p>
          </table:table-cell>
          <table:table-cell office:value-type="string">
            <text:p>curúsa-re </text:p>
          </table:table-cell>
          <table:table-cell office:value-type="string">
            <text:p>s. </text:p>
          </table:table-cell>
          <table:table-cell/>
          <table:table-cell office:value-type="string">
            <text:p>cruz </text:p>
          </table:table-cell>
          <table:table-cell office:value-type="string">
            <text:p>cross</text:p>
          </table:table-cell>
          <table:table-cell table:number-columns-repeated="61"/>
        </table:table-row>
        <table:table-row table:style-name="ro1">
          <table:table-cell office:value-type="string">
            <text:p>taribuja- </text:p>
          </table:table-cell>
          <table:table-cell office:value-type="string">
            <text:p>taríbuja-rã </text:p>
          </table:table-cell>
          <table:table-cell office:value-type="string">
            <text:p>v. </text:p>
          </table:table-cell>
          <table:table-cell/>
          <table:table-cell office:value-type="string">
            <text:p>cruzar </text:p>
          </table:table-cell>
          <table:table-cell office:value-type="string">
            <text:p>cross over </text:p>
          </table:table-cell>
          <table:table-cell table:number-columns-repeated="61"/>
        </table:table-row>
        <table:table-row table:style-name="ro1">
          <table:table-cell office:value-type="string">
            <text:p>õjẽdija- </text:p>
          </table:table-cell>
          <table:table-cell office:value-type="string">
            <text:p>õjẽ́dija-ro </text:p>
          </table:table-cell>
          <table:table-cell office:value-type="string">
            <text:p>v. </text:p>
          </table:table-cell>
          <table:table-cell/>
          <table:table-cell office:value-type="string">
            <text:p>derrumbarse </text:p>
          </table:table-cell>
          <table:table-cell office:value-type="string">
            <text:p>crumble or disolve away, collapse</text:p>
          </table:table-cell>
          <table:table-cell table:number-columns-repeated="61"/>
        </table:table-row>
        <table:table-row table:style-name="ro1">
          <table:table-cell office:value-type="string">
            <text:p>sĩĩguĩ- </text:p>
          </table:table-cell>
          <table:table-cell office:value-type="string">
            <text:p>sĩĩguĩ́, sĩĩguĩ-rã́ </text:p>
          </table:table-cell>
          <table:table-cell office:value-type="string">
            <text:p>v.1b </text:p>
          </table:table-cell>
          <table:table-cell/>
          <table:table-cell office:value-type="string">
            <text:p>desmenuzar </text:p>
          </table:table-cell>
          <table:table-cell office:value-type="string">
            <text:p>crumble up</text:p>
          </table:table-cell>
          <table:table-cell table:number-columns-repeated="61"/>
        </table:table-row>
        <table:table-row table:style-name="ro1">
          <table:table-cell office:value-type="string">
            <text:p>ore- </text:p>
          </table:table-cell>
          <table:table-cell office:value-type="string">
            <text:p>oré-rã́ </text:p>
          </table:table-cell>
          <table:table-cell office:value-type="string">
            <text:p>v.1a </text:p>
          </table:table-cell>
          <table:table-cell/>
          <table:table-cell office:value-type="string">
            <text:p>llorar </text:p>
          </table:table-cell>
          <table:table-cell office:value-type="string">
            <text:p>cry</text:p>
          </table:table-cell>
          <table:table-cell table:number-columns-repeated="61"/>
        </table:table-row>
        <table:table-row table:style-name="ro1">
          <table:table-cell office:value-type="string">
            <text:p>eji- </text:p>
          </table:table-cell>
          <table:table-cell office:value-type="string">
            <text:p>ejí-rã </text:p>
          </table:table-cell>
          <table:table-cell office:value-type="string">
            <text:p>v.2a </text:p>
          </table:table-cell>
          <table:table-cell/>
          <table:table-cell office:value-type="string">
            <text:p>gritar como un tigre </text:p>
          </table:table-cell>
          <table:table-cell office:value-type="string">
            <text:p>cry as a tiger</text:p>
          </table:table-cell>
          <table:table-cell table:number-columns-repeated="61"/>
        </table:table-row>
        <table:table-row table:style-name="ro1">
          <table:table-cell office:value-type="string">
            <text:p>gainí- </text:p>
          </table:table-cell>
          <table:table-cell office:value-type="string">
            <text:p>gaíní-rã </text:p>
          </table:table-cell>
          <table:table-cell office:value-type="string">
            <text:p>v. </text:p>
          </table:table-cell>
          <table:table-cell office:value-type="string">
            <text:p>gaguiní-, gaguíní-rã </text:p>
          </table:table-cell>
          <table:table-cell office:value-type="string">
            <text:p>gritar </text:p>
          </table:table-cell>
          <table:table-cell office:value-type="string">
            <text:p>cry out</text:p>
          </table:table-cell>
          <table:table-cell table:number-columns-repeated="61"/>
        </table:table-row>
        <table:table-row table:style-name="ro1">
          <table:table-cell office:value-type="string">
            <text:p>soropa </text:p>
          </table:table-cell>
          <table:table-cell office:value-type="string">
            <text:p>sorópá-re </text:p>
          </table:table-cell>
          <table:table-cell office:value-type="string">
            <text:p>s. </text:p>
          </table:table-cell>
          <table:table-cell/>
          <table:table-cell office:value-type="string">
            <text:p>taza, plato </text:p>
          </table:table-cell>
          <table:table-cell office:value-type="string">
            <text:p>cup, dish</text:p>
          </table:table-cell>
          <table:table-cell table:number-columns-repeated="61"/>
        </table:table-row>
        <table:table-row table:style-name="ro1">
          <table:table-cell office:value-type="string">
            <text:p>subi- </text:p>
          </table:table-cell>
          <table:table-cell office:value-type="string">
            <text:p>subí-ri </text:p>
          </table:table-cell>
          <table:table-cell office:value-type="string">
            <text:p>adj. </text:p>
          </table:table-cell>
          <table:table-cell/>
          <table:table-cell office:value-type="string">
            <text:p>crespo, áspero </text:p>
          </table:table-cell>
          <table:table-cell office:value-type="string">
            <text:p>curly, not smooth</text:p>
          </table:table-cell>
          <table:table-cell table:number-columns-repeated="61"/>
        </table:table-row>
        <table:table-row table:style-name="ro1">
          <table:table-cell office:value-type="string">
            <text:p>doja- </text:p>
          </table:table-cell>
          <table:table-cell office:value-type="string">
            <text:p>dojá-rã </text:p>
          </table:table-cell>
          <table:table-cell office:value-type="string">
            <text:p>v.2a </text:p>
          </table:table-cell>
          <table:table-cell/>
          <table:table-cell office:value-type="string">
            <text:p>maldecir </text:p>
          </table:table-cell>
          <table:table-cell office:value-type="string">
            <text:p>curse</text:p>
          </table:table-cell>
          <table:table-cell table:number-columns-repeated="61"/>
        </table:table-row>
        <table:table-row table:style-name="ro1">
          <table:table-cell office:value-type="string">
            <text:p>waji- </text:p>
          </table:table-cell>
          <table:table-cell office:value-type="string">
            <text:p>wají-rã </text:p>
          </table:table-cell>
          <table:table-cell office:value-type="string">
            <text:p>v.2a </text:p>
          </table:table-cell>
          <table:table-cell/>
          <table:table-cell office:value-type="string">
            <text:p>bajar frutas que crecen en racimo </text:p>
          </table:table-cell>
          <table:table-cell office:value-type="string">
            <text:p>cut down or pull off fruits that grow in bunches</text:p>
          </table:table-cell>
          <table:table-cell table:number-columns-repeated="61"/>
        </table:table-row>
        <table:table-row table:style-name="ro1">
          <table:table-cell office:value-type="string">
            <text:p>pera- </text:p>
          </table:table-cell>
          <table:table-cell office:value-type="string">
            <text:p>perá-rã </text:p>
          </table:table-cell>
          <table:table-cell office:value-type="string">
            <text:p>v.2a </text:p>
          </table:table-cell>
          <table:table-cell/>
          <table:table-cell office:value-type="string">
            <text:p>cortar pelo </text:p>
          </table:table-cell>
          <table:table-cell office:value-type="string">
            <text:p>cut hair</text:p>
          </table:table-cell>
          <table:table-cell table:number-columns-repeated="61"/>
        </table:table-row>
        <table:table-row table:style-name="ro1">
          <table:table-cell office:value-type="string">
            <text:p>peari- </text:p>
          </table:table-cell>
          <table:table-cell office:value-type="string">
            <text:p>peearí-rã </text:p>
          </table:table-cell>
          <table:table-cell office:value-type="string">
            <text:p>v. </text:p>
          </table:table-cell>
          <table:table-cell/>
          <table:table-cell office:value-type="string">
            <text:p>arrancar </text:p>
          </table:table-cell>
          <table:table-cell office:value-type="string">
            <text:p>cut or tear off</text:p>
          </table:table-cell>
          <table:table-cell table:number-columns-repeated="61"/>
        </table:table-row>
        <table:table-row table:style-name="ro1">
          <table:table-cell office:value-type="string">
            <text:p>wiiri- </text:p>
          </table:table-cell>
          <table:table-cell office:value-type="string">
            <text:p>wiirí, wiiri-rã́ </text:p>
          </table:table-cell>
          <table:table-cell office:value-type="string">
            <text:p>v.1b </text:p>
          </table:table-cell>
          <table:table-cell/>
          <table:table-cell office:value-type="string">
            <text:p>cortar </text:p>
          </table:table-cell>
          <table:table-cell office:value-type="string">
            <text:p>cut up </text:p>
          </table:table-cell>
          <table:table-cell table:number-columns-repeated="61"/>
        </table:table-row>
        <table:table-row table:style-name="ro1">
          <table:table-cell office:value-type="string">
            <text:p>dubuta- </text:p>
          </table:table-cell>
          <table:table-cell office:value-type="string">
            <text:p>dubúta-rã </text:p>
          </table:table-cell>
          <table:table-cell office:value-type="string">
            <text:p>v. </text:p>
          </table:table-cell>
          <table:table-cell/>
          <table:table-cell office:value-type="string">
            <text:p>cortar con tijeras </text:p>
          </table:table-cell>
          <table:table-cell office:value-type="string">
            <text:p>cut with scissors</text:p>
          </table:table-cell>
          <table:table-cell table:number-columns-repeated="61"/>
        </table:table-row>
        <table:table-row table:style-name="ro1">
          <table:table-cell office:value-type="string">
            <text:p>goe- </text:p>
          </table:table-cell>
          <table:table-cell office:value-type="string">
            <text:p>goé-rã </text:p>
          </table:table-cell>
          <table:table-cell office:value-type="string">
            <text:p>v.2a </text:p>
          </table:table-cell>
          <table:table-cell/>
          <table:table-cell office:value-type="string">
            <text:p>ser/estar peligroso, bravo o serio </text:p>
          </table:table-cell>
          <table:table-cell office:value-type="string">
            <text:p>dangerous, fierce, fearsome or serious</text:p>
          </table:table-cell>
          <table:table-cell table:number-columns-repeated="61"/>
        </table:table-row>
        <table:table-row table:style-name="ro1">
          <table:table-cell office:value-type="string">
            <text:p>wekʉ </text:p>
          </table:table-cell>
          <table:table-cell office:value-type="string">
            <text:p>wekʉ́-ré </text:p>
          </table:table-cell>
          <table:table-cell office:value-type="string">
            <text:p>s. </text:p>
          </table:table-cell>
          <table:table-cell/>
          <table:table-cell office:value-type="string">
            <text:p>danta, vaca </text:p>
          </table:table-cell>
          <table:table-cell office:value-type="string">
            <text:p>danta, cow</text:p>
          </table:table-cell>
          <table:table-cell table:number-columns-repeated="61"/>
        </table:table-row>
        <table:table-row table:style-name="ro1">
          <table:table-cell office:value-type="string">
            <text:p>naĩa- </text:p>
          </table:table-cell>
          <table:table-cell office:value-type="string">
            <text:p>naaĩ́a-rõ </text:p>
          </table:table-cell>
          <table:table-cell office:value-type="string">
            <text:p>v. </text:p>
          </table:table-cell>
          <table:table-cell/>
          <table:table-cell office:value-type="string">
            <text:p>atardecer </text:p>
          </table:table-cell>
          <table:table-cell office:value-type="string">
            <text:p>dark, late in the evening</text:p>
          </table:table-cell>
          <table:table-cell table:number-columns-repeated="61"/>
        </table:table-row>
        <table:table-row table:style-name="ro1">
          <table:table-cell office:value-type="string">
            <text:p>magõ </text:p>
          </table:table-cell>
          <table:table-cell office:value-type="string">
            <text:p>magṍ-rẽ́ </text:p>
          </table:table-cell>
          <table:table-cell office:value-type="string">
            <text:p>s. </text:p>
          </table:table-cell>
          <table:table-cell/>
          <table:table-cell office:value-type="string">
            <text:p>hija </text:p>
          </table:table-cell>
          <table:table-cell office:value-type="string">
            <text:p>daughter</text:p>
          </table:table-cell>
          <table:table-cell table:number-columns-repeated="61"/>
        </table:table-row>
        <table:table-row table:style-name="ro1">
          <table:table-cell office:value-type="string">
            <text:p>bepo </text:p>
          </table:table-cell>
          <table:table-cell office:value-type="string">
            <text:p>bepó-re </text:p>
          </table:table-cell>
          <table:table-cell office:value-type="string">
            <text:p>s. </text:p>
          </table:table-cell>
          <table:table-cell/>
          <table:table-cell office:value-type="string">
            <text:p>nuera </text:p>
          </table:table-cell>
          <table:table-cell office:value-type="string">
            <text:p>daughter-in-law</text:p>
          </table:table-cell>
          <table:table-cell table:number-columns-repeated="61"/>
        </table:table-row>
        <table:table-row table:style-name="ro1">
          <table:table-cell office:value-type="string">
            <text:p>boyoripoe </text:p>
          </table:table-cell>
          <table:table-cell office:value-type="string">
            <text:p>boyóripoe-re </text:p>
          </table:table-cell>
          <table:table-cell office:value-type="string">
            <text:p>adv. </text:p>
          </table:table-cell>
          <table:table-cell/>
          <table:table-cell office:value-type="string">
            <text:p>madrugada </text:p>
          </table:table-cell>
          <table:table-cell office:value-type="string">
            <text:p>dawn</text:p>
          </table:table-cell>
          <table:table-cell table:number-columns-repeated="61"/>
        </table:table-row>
        <table:table-row table:style-name="ro1">
          <table:table-cell office:value-type="string">
            <text:p>boyo- </text:p>
          </table:table-cell>
          <table:table-cell office:value-type="string">
            <text:p>boyó-ro </text:p>
          </table:table-cell>
          <table:table-cell office:value-type="string">
            <text:p>v. </text:p>
          </table:table-cell>
          <table:table-cell/>
          <table:table-cell office:value-type="string">
            <text:p>amanecer </text:p>
          </table:table-cell>
          <table:table-cell office:value-type="string">
            <text:p>dawn </text:p>
          </table:table-cell>
          <table:table-cell table:number-columns-repeated="61"/>
        </table:table-row>
        <table:table-row table:style-name="ro1">
          <table:table-cell office:value-type="string">
            <text:p>ʉ̃mʉ </text:p>
          </table:table-cell>
          <table:table-cell office:value-type="string">
            <text:p>ʉ̃mʉ́-rẽ́ </text:p>
          </table:table-cell>
          <table:table-cell office:value-type="string">
            <text:p>adv. </text:p>
          </table:table-cell>
          <table:table-cell/>
          <table:table-cell office:value-type="string">
            <text:p>día </text:p>
          </table:table-cell>
          <table:table-cell office:value-type="string">
            <text:p>day </text:p>
          </table:table-cell>
          <table:table-cell table:number-columns-repeated="61"/>
        </table:table-row>
        <table:table-row table:style-name="ro1">
          <table:table-cell office:value-type="string">
            <text:p>kõmodediri- </text:p>
          </table:table-cell>
          <table:table-cell office:value-type="string">
            <text:p>kõõmódeedírí-rã </text:p>
          </table:table-cell>
          <table:table-cell office:value-type="string">
            <text:p>v. </text:p>
          </table:table-cell>
          <table:table-cell/>
          <table:table-cell office:value-type="string">
            <text:p>morir y perderse </text:p>
          </table:table-cell>
          <table:table-cell office:value-type="string">
            <text:p>dead and gone</text:p>
          </table:table-cell>
          <table:table-cell table:number-columns-repeated="61"/>
        </table:table-row>
        <table:table-row table:style-name="ro1">
          <table:table-cell office:value-type="string">
            <text:p>wajamo </text:p>
          </table:table-cell>
          <table:table-cell office:value-type="string">
            <text:p>wajámó-rẽ </text:p>
          </table:table-cell>
          <table:table-cell office:value-type="string">
            <text:p>s. </text:p>
          </table:table-cell>
          <table:table-cell/>
          <table:table-cell office:value-type="string">
            <text:p>deuda </text:p>
          </table:table-cell>
          <table:table-cell office:value-type="string">
            <text:p>debt</text:p>
          </table:table-cell>
          <table:table-cell table:number-columns-repeated="61"/>
        </table:table-row>
        <table:table-row table:style-name="ro1">
          <table:table-cell office:value-type="string">
            <text:p>gõmu </text:p>
          </table:table-cell>
          <table:table-cell office:value-type="string">
            <text:p>gõmú-ré </text:p>
          </table:table-cell>
          <table:table-cell office:value-type="string">
            <text:p>s. </text:p>
          </table:table-cell>
          <table:table-cell/>
          <table:table-cell office:value-type="string">
            <text:p>materia vegetal en descomposición </text:p>
          </table:table-cell>
          <table:table-cell office:value-type="string">
            <text:p>decomposed vegetation</text:p>
          </table:table-cell>
          <table:table-cell table:number-columns-repeated="61"/>
        </table:table-row>
        <table:table-row table:style-name="ro1">
          <table:table-cell office:value-type="string">
            <text:p>ʉ̃kʉ̃ãrõ </text:p>
          </table:table-cell>
          <table:table-cell office:value-type="string">
            <text:p>ʉ̃kʉ̃́ãrõ-gue </text:p>
          </table:table-cell>
          <table:table-cell office:value-type="string">
            <text:p>adv. </text:p>
          </table:table-cell>
          <table:table-cell/>
          <table:table-cell office:value-type="string">
            <text:p>sitio profundo, como un hueco profundo o lugar profundo en el río o en el lago </text:p>
          </table:table-cell>
          <table:table-cell office:value-type="string">
            <text:p>deep place, as a hole or as a place in a river or lake </text:p>
          </table:table-cell>
          <table:table-cell office:value-type="string">
            <text:p>nt A deep place, as a deep hole or as a deep place in a river or a lake. </text:p>
          </table:table-cell>
          <table:table-cell table:number-columns-repeated="60"/>
        </table:table-row>
        <table:table-row table:style-name="ro1">
          <table:table-cell office:value-type="string">
            <text:p>ñama </text:p>
          </table:table-cell>
          <table:table-cell office:value-type="string">
            <text:p>ñamá-rẽ́ </text:p>
          </table:table-cell>
          <table:table-cell office:value-type="string">
            <text:p>s. </text:p>
          </table:table-cell>
          <table:table-cell/>
          <table:table-cell office:value-type="string">
            <text:p>venado </text:p>
          </table:table-cell>
          <table:table-cell office:value-type="string">
            <text:p>deer</text:p>
          </table:table-cell>
          <table:table-cell table:number-columns-repeated="61"/>
        </table:table-row>
        <table:table-row table:style-name="ro1">
          <table:table-cell office:value-type="string">
            <text:p>gʉrawiri- </text:p>
          </table:table-cell>
          <table:table-cell office:value-type="string">
            <text:p>gʉʉrawíri-rã </text:p>
          </table:table-cell>
          <table:table-cell office:value-type="string">
            <text:p>v. </text:p>
          </table:table-cell>
          <table:table-cell/>
          <table:table-cell office:value-type="string">
            <text:p>defecar </text:p>
          </table:table-cell>
          <table:table-cell office:value-type="string">
            <text:p>defecate</text:p>
          </table:table-cell>
          <table:table-cell table:number-columns-repeated="61"/>
        </table:table-row>
        <table:table-row table:style-name="ro1">
          <table:table-cell office:value-type="string">
            <text:p>meta </text:p>
          </table:table-cell>
          <table:table-cell/>
          <table:table-cell office:value-type="string">
            <text:p>adj. </text:p>
          </table:table-cell>
          <table:table-cell/>
          <table:table-cell office:value-type="string">
            <text:p>otro que o no </text:p>
          </table:table-cell>
          <table:table-cell office:value-type="string">
            <text:p>definitely not the one </text:p>
          </table:table-cell>
          <table:table-cell table:number-columns-repeated="61"/>
        </table:table-row>
        <table:table-row table:style-name="ro1">
          <table:table-cell office:value-type="string">
            <text:p>parãmi </text:p>
          </table:table-cell>
          <table:table-cell office:value-type="string">
            <text:p>párãmi-rẽ </text:p>
          </table:table-cell>
          <table:table-cell office:value-type="string">
            <text:p>s. </text:p>
          </table:table-cell>
          <table:table-cell/>
          <table:table-cell office:value-type="string">
            <text:p>descendiente </text:p>
          </table:table-cell>
          <table:table-cell office:value-type="string">
            <text:p>descendent </text:p>
          </table:table-cell>
          <table:table-cell office:value-type="string">
            <text:p>masc. </text:p>
          </table:table-cell>
          <table:table-cell table:number-columns-repeated="60"/>
        </table:table-row>
        <table:table-row table:style-name="ro1">
          <table:table-cell office:value-type="string">
            <text:p>parãmerã </text:p>
          </table:table-cell>
          <table:table-cell office:value-type="string">
            <text:p>párãmerã-rẽ </text:p>
          </table:table-cell>
          <table:table-cell office:value-type="string">
            <text:p>s. </text:p>
          </table:table-cell>
          <table:table-cell/>
          <table:table-cell office:value-type="string">
            <text:p>descendientes </text:p>
          </table:table-cell>
          <table:table-cell office:value-type="string">
            <text:p>descendents</text:p>
          </table:table-cell>
          <table:table-cell table:number-columns-repeated="61"/>
        </table:table-row>
        <table:table-row table:style-name="ro1">
          <table:table-cell office:value-type="string">
            <text:p>gojarikʉri </text:p>
          </table:table-cell>
          <table:table-cell office:value-type="string">
            <text:p>gojáríkʉ́rí-re </text:p>
          </table:table-cell>
          <table:table-cell office:value-type="string">
            <text:p>s. </text:p>
          </table:table-cell>
          <table:table-cell/>
          <table:table-cell office:value-type="string">
            <text:p>diseño </text:p>
          </table:table-cell>
          <table:table-cell office:value-type="string">
            <text:p>design as in the weave of a basket</text:p>
          </table:table-cell>
          <table:table-cell table:number-columns-repeated="61"/>
        </table:table-row>
        <table:table-row table:style-name="ro1">
          <table:table-cell office:value-type="string">
            <text:p>wãtĩ </text:p>
          </table:table-cell>
          <table:table-cell office:value-type="string">
            <text:p>wãtĩ́-rẽ́ </text:p>
          </table:table-cell>
          <table:table-cell office:value-type="string">
            <text:p>s. </text:p>
          </table:table-cell>
          <table:table-cell/>
          <table:table-cell office:value-type="string">
            <text:p>diablo, demonio </text:p>
          </table:table-cell>
          <table:table-cell office:value-type="string">
            <text:p>devil, demon</text:p>
          </table:table-cell>
          <table:table-cell table:number-columns-repeated="61"/>
        </table:table-row>
        <table:table-row table:style-name="ro1">
          <table:table-cell office:value-type="string">
            <text:p>yojo </text:p>
          </table:table-cell>
          <table:table-cell office:value-type="string">
            <text:p>yojó-re </text:p>
          </table:table-cell>
          <table:table-cell office:value-type="string">
            <text:p>s. </text:p>
          </table:table-cell>
          <table:table-cell/>
          <table:table-cell office:value-type="string">
            <text:p>diarrea </text:p>
          </table:table-cell>
          <table:table-cell office:value-type="string">
            <text:p>diarrhea</text:p>
          </table:table-cell>
          <table:table-cell table:number-columns-repeated="61"/>
        </table:table-row>
        <table:table-row table:style-name="ro1">
          <table:table-cell office:value-type="string">
            <text:p>boa- </text:p>
          </table:table-cell>
          <table:table-cell office:value-type="string">
            <text:p>boá-rã </text:p>
          </table:table-cell>
          <table:table-cell office:value-type="string">
            <text:p>v.2a </text:p>
          </table:table-cell>
          <table:table-cell/>
          <table:table-cell office:value-type="string">
            <text:p>morir </text:p>
          </table:table-cell>
          <table:table-cell office:value-type="string">
            <text:p>die </text:p>
          </table:table-cell>
          <table:table-cell table:number-columns-repeated="61"/>
        </table:table-row>
        <table:table-row table:style-name="ro1">
          <table:table-cell office:value-type="string">
            <text:p>kõmo- </text:p>
          </table:table-cell>
          <table:table-cell office:value-type="string">
            <text:p>kõõmó-rã </text:p>
          </table:table-cell>
          <table:table-cell office:value-type="string">
            <text:p>v.2b </text:p>
          </table:table-cell>
          <table:table-cell/>
          <table:table-cell office:value-type="string">
            <text:p>morir </text:p>
          </table:table-cell>
          <table:table-cell office:value-type="string">
            <text:p>die </text:p>
          </table:table-cell>
          <table:table-cell table:number-columns-repeated="61"/>
        </table:table-row>
        <table:table-row table:style-name="ro1">
          <table:table-cell office:value-type="string">
            <text:p>kõmoweo- </text:p>
          </table:table-cell>
          <table:table-cell office:value-type="string">
            <text:p>kõõmóweeo-rã </text:p>
          </table:table-cell>
          <table:table-cell office:value-type="string">
            <text:p>v. </text:p>
          </table:table-cell>
          <table:table-cell/>
          <table:table-cell office:value-type="string">
            <text:p>morir y dejar otro solo </text:p>
          </table:table-cell>
          <table:table-cell office:value-type="string">
            <text:p>die and leave another alone</text:p>
          </table:table-cell>
          <table:table-cell table:number-columns-repeated="61"/>
        </table:table-row>
        <table:table-row table:style-name="ro1">
          <table:table-cell office:value-type="string">
            <text:p>gajerosũ </text:p>
          </table:table-cell>
          <table:table-cell office:value-type="string">
            <text:p>gajérosũ </text:p>
          </table:table-cell>
          <table:table-cell office:value-type="string">
            <text:p>adv. </text:p>
          </table:table-cell>
          <table:table-cell office:value-type="string">
            <text:p>gajirosũ </text:p>
          </table:table-cell>
          <table:table-cell office:value-type="string">
            <text:p>diferente, extraña </text:p>
          </table:table-cell>
          <table:table-cell office:value-type="string">
            <text:p>different, similar but different, strange</text:p>
          </table:table-cell>
          <table:table-cell table:number-columns-repeated="61"/>
        </table:table-row>
        <table:table-row table:style-name="ro1">
          <table:table-cell office:value-type="string">
            <text:p>diasa- </text:p>
          </table:table-cell>
          <table:table-cell office:value-type="string">
            <text:p>diása-ro </text:p>
          </table:table-cell>
          <table:table-cell office:value-type="string">
            <text:p>adv. </text:p>
          </table:table-cell>
          <table:table-cell/>
          <table:table-cell office:value-type="string">
            <text:p>ser/estar difícil </text:p>
          </table:table-cell>
          <table:table-cell office:value-type="string">
            <text:p>difficult</text:p>
          </table:table-cell>
          <table:table-cell table:number-columns-repeated="61"/>
        </table:table-row>
        <table:table-row table:style-name="ro1">
          <table:table-cell office:value-type="string">
            <text:p>má- </text:p>
          </table:table-cell>
          <table:table-cell office:value-type="string">
            <text:p>má-rã </text:p>
          </table:table-cell>
          <table:table-cell office:value-type="string">
            <text:p>v.3a </text:p>
          </table:table-cell>
          <table:table-cell/>
          <table:table-cell office:value-type="string">
            <text:p>cavar </text:p>
          </table:table-cell>
          <table:table-cell office:value-type="string">
            <text:p>dig</text:p>
          </table:table-cell>
          <table:table-cell table:number-columns-repeated="61"/>
        </table:table-row>
        <table:table-row table:style-name="ro1">
          <table:table-cell office:value-type="string">
            <text:p>gorewea- </text:p>
          </table:table-cell>
          <table:table-cell office:value-type="string">
            <text:p>goréwea-rã </text:p>
          </table:table-cell>
          <table:table-cell office:value-type="string">
            <text:p>v. </text:p>
          </table:table-cell>
          <table:table-cell/>
          <table:table-cell office:value-type="string">
            <text:p>sacar, excavar </text:p>
          </table:table-cell>
          <table:table-cell office:value-type="string">
            <text:p>dig or gouge out</text:p>
          </table:table-cell>
          <table:table-cell table:number-columns-repeated="61"/>
        </table:table-row>
        <table:table-row table:style-name="ro1">
          <table:table-cell office:value-type="string">
            <text:p>máwea- </text:p>
          </table:table-cell>
          <table:table-cell office:value-type="string">
            <text:p>máwea-rã </text:p>
          </table:table-cell>
          <table:table-cell office:value-type="string">
            <text:p>v. </text:p>
          </table:table-cell>
          <table:table-cell/>
          <table:table-cell office:value-type="string">
            <text:p>cavar y echar </text:p>
          </table:table-cell>
          <table:table-cell office:value-type="string">
            <text:p>dig out </text:p>
          </table:table-cell>
          <table:table-cell table:number-columns-repeated="61"/>
        </table:table-row>
        <table:table-row table:style-name="ro1">
          <table:table-cell office:value-type="string">
            <text:p>-gã </text:p>
          </table:table-cell>
          <table:table-cell/>
          <table:table-cell office:value-type="string">
            <text:p>suf. s. </text:p>
          </table:table-cell>
          <table:table-cell/>
          <table:table-cell office:value-type="string">
            <text:p>diminutivo </text:p>
          </table:table-cell>
          <table:table-cell office:value-type="string">
            <text:p>diminutive</text:p>
          </table:table-cell>
          <table:table-cell table:number-columns-repeated="61"/>
        </table:table-row>
        <table:table-row table:style-name="ro1">
          <table:table-cell office:value-type="string">
            <text:p>-ka </text:p>
          </table:table-cell>
          <table:table-cell/>
          <table:table-cell office:value-type="string">
            <text:p>suf. v. </text:p>
          </table:table-cell>
          <table:table-cell/>
          <table:table-cell office:value-type="string">
            <text:p>imperativo directo </text:p>
          </table:table-cell>
          <table:table-cell office:value-type="string">
            <text:p>direct imperative</text:p>
          </table:table-cell>
          <table:table-cell table:number-columns-repeated="61"/>
        </table:table-row>
        <table:table-row table:style-name="ro1">
          <table:table-cell office:value-type="string">
            <text:p>doo- </text:p>
          </table:table-cell>
          <table:table-cell office:value-type="string">
            <text:p>doó, doo-rã́ </text:p>
          </table:table-cell>
          <table:table-cell office:value-type="string">
            <text:p>v.1b </text:p>
          </table:table-cell>
          <table:table-cell/>
          <table:table-cell office:value-type="string">
            <text:p>no gustar, recharzar, odiar, detestar </text:p>
          </table:table-cell>
          <table:table-cell office:value-type="string">
            <text:p>dislike, reject, hate, detest</text:p>
          </table:table-cell>
          <table:table-cell table:number-columns-repeated="61"/>
        </table:table-row>
        <table:table-row table:style-name="ro1">
          <table:table-cell office:value-type="string">
            <text:p>tarinʉgã- </text:p>
          </table:table-cell>
          <table:table-cell office:value-type="string">
            <text:p>tarínʉgã-rã </text:p>
          </table:table-cell>
          <table:table-cell office:value-type="string">
            <text:p>v. </text:p>
          </table:table-cell>
          <table:table-cell/>
          <table:table-cell office:value-type="string">
            <text:p>desobedecer </text:p>
          </table:table-cell>
          <table:table-cell office:value-type="string">
            <text:p>disobey, transgress </text:p>
          </table:table-cell>
          <table:table-cell table:number-columns-repeated="61"/>
        </table:table-row>
        <table:table-row table:style-name="ro1">
          <table:table-cell office:value-type="string">
            <text:p>gãme guaseo- </text:p>
          </table:table-cell>
          <table:table-cell office:value-type="string">
            <text:p>gãmé guáseo-rã </text:p>
          </table:table-cell>
          <table:table-cell office:value-type="string">
            <text:p>v. </text:p>
          </table:table-cell>
          <table:table-cell/>
          <table:table-cell office:value-type="string">
            <text:p>argüir </text:p>
          </table:table-cell>
          <table:table-cell office:value-type="string">
            <text:p>dispute, argue back and forth</text:p>
          </table:table-cell>
          <table:table-cell table:number-columns-repeated="61"/>
        </table:table-row>
        <table:table-row table:style-name="ro1">
          <table:table-cell office:value-type="string">
            <text:p>boje </text:p>
          </table:table-cell>
          <table:table-cell office:value-type="string">
            <text:p>bojé </text:p>
          </table:table-cell>
          <table:table-cell office:value-type="string">
            <text:p>adv. </text:p>
          </table:table-cell>
          <table:table-cell/>
          <table:table-cell office:value-type="string">
            <text:p>algo distinto o diferente </text:p>
          </table:table-cell>
          <table:table-cell office:value-type="string">
            <text:p>distinct, different than</text:p>
          </table:table-cell>
          <table:table-cell table:number-columns-repeated="61"/>
        </table:table-row>
        <table:table-row table:style-name="ro1">
          <table:table-cell office:value-type="string">
            <text:p>guere- </text:p>
          </table:table-cell>
          <table:table-cell office:value-type="string">
            <text:p>gueré-rã </text:p>
          </table:table-cell>
          <table:table-cell office:value-type="string">
            <text:p>v.2a </text:p>
          </table:table-cell>
          <table:table-cell/>
          <table:table-cell office:value-type="string">
            <text:p>distrubuir </text:p>
          </table:table-cell>
          <table:table-cell office:value-type="string">
            <text:p>distribute</text:p>
          </table:table-cell>
          <table:table-cell table:number-columns-repeated="61"/>
        </table:table-row>
        <table:table-row table:style-name="ro1">
          <table:table-cell office:value-type="string">
            <text:p>ore- </text:p>
          </table:table-cell>
          <table:table-cell office:value-type="string">
            <text:p>oré-rã </text:p>
          </table:table-cell>
          <table:table-cell office:value-type="string">
            <text:p>v.2a </text:p>
          </table:table-cell>
          <table:table-cell/>
          <table:table-cell office:value-type="string">
            <text:p>sumergirse </text:p>
          </table:table-cell>
          <table:table-cell office:value-type="string">
            <text:p>dive or go under or duck under (the water) </text:p>
          </table:table-cell>
          <table:table-cell table:number-columns-repeated="61"/>
        </table:table-row>
        <table:table-row table:style-name="ro1">
          <table:table-cell office:value-type="string">
            <text:p>iri- </text:p>
          </table:table-cell>
          <table:table-cell office:value-type="string">
            <text:p>irí-rã </text:p>
          </table:table-cell>
          <table:table-cell office:value-type="string">
            <text:p>v.2a </text:p>
          </table:table-cell>
          <table:table-cell/>
          <table:table-cell office:value-type="string">
            <text:p>hacer </text:p>
          </table:table-cell>
          <table:table-cell office:value-type="string">
            <text:p>do </text:p>
          </table:table-cell>
          <table:table-cell table:number-columns-repeated="61"/>
        </table:table-row>
        <table:table-row table:style-name="ro1">
          <table:table-cell office:value-type="string">
            <text:p>yá- (yá + -a, -ma, -mi, -mo, -ri) </text:p>
          </table:table-cell>
          <table:table-cell/>
          <table:table-cell office:value-type="string">
            <text:p>v. aux. </text:p>
          </table:table-cell>
          <table:table-cell/>
          <table:table-cell office:value-type="string">
            <text:p>hacer </text:p>
          </table:table-cell>
          <table:table-cell office:value-type="string">
            <text:p>do </text:p>
          </table:table-cell>
          <table:table-cell table:number-columns-repeated="61"/>
        </table:table-row>
        <table:table-row table:style-name="ro1">
          <table:table-cell office:value-type="string">
            <text:p>-mirẽ- </text:p>
          </table:table-cell>
          <table:table-cell/>
          <table:table-cell office:value-type="string">
            <text:p>suf. v. no final </text:p>
          </table:table-cell>
          <table:table-cell/>
          <table:table-cell office:value-type="string">
            <text:p>hacer a la vez, pero disorganizada </text:p>
          </table:table-cell>
          <table:table-cell office:value-type="string">
            <text:p>do all at once but not in unison</text:p>
          </table:table-cell>
          <table:table-cell table:number-columns-repeated="61"/>
        </table:table-row>
        <table:table-row table:style-name="ro1">
          <table:table-cell office:value-type="string">
            <text:p>-merẽ- </text:p>
          </table:table-cell>
          <table:table-cell/>
          <table:table-cell office:value-type="string">
            <text:p>suf. v. </text:p>
          </table:table-cell>
          <table:table-cell/>
          <table:table-cell office:value-type="string">
            <text:p>hacer juntos a la vez </text:p>
          </table:table-cell>
          <table:table-cell office:value-type="string">
            <text:p>do all together and all at once</text:p>
          </table:table-cell>
          <table:table-cell table:number-columns-repeated="61"/>
        </table:table-row>
        <table:table-row table:style-name="ro1">
          <table:table-cell office:value-type="string">
            <text:p>gãmebira- </text:p>
          </table:table-cell>
          <table:table-cell office:value-type="string">
            <text:p>gãmébirá-rã </text:p>
          </table:table-cell>
          <table:table-cell office:value-type="string">
            <text:p>v. </text:p>
          </table:table-cell>
          <table:table-cell/>
          <table:table-cell office:value-type="string">
            <text:p>hacer una acción de inmoralidad sexual </text:p>
          </table:table-cell>
          <table:table-cell office:value-type="string">
            <text:p>do an inmoral action such as fornication</text:p>
          </table:table-cell>
          <table:table-cell table:number-columns-repeated="61"/>
        </table:table-row>
        <table:table-row table:style-name="ro1">
          <table:table-cell office:value-type="string">
            <text:p>-gãme- </text:p>
          </table:table-cell>
          <table:table-cell/>
          <table:table-cell office:value-type="string">
            <text:p>suf. v. no final </text:p>
          </table:table-cell>
          <table:table-cell/>
          <table:table-cell office:value-type="string">
            <text:p>hacer de aquí para allá </text:p>
          </table:table-cell>
          <table:table-cell office:value-type="string">
            <text:p>do back and forth</text:p>
          </table:table-cell>
          <table:table-cell table:number-columns-repeated="61"/>
        </table:table-row>
        <table:table-row table:style-name="ro1">
          <table:table-cell office:value-type="string">
            <text:p>gãme </text:p>
          </table:table-cell>
          <table:table-cell office:value-type="string">
            <text:p>gãmé </text:p>
          </table:table-cell>
          <table:table-cell office:value-type="string">
            <text:p>v. </text:p>
          </table:table-cell>
          <table:table-cell/>
          <table:table-cell office:value-type="string">
            <text:p>mover, hacer uno a otro </text:p>
          </table:table-cell>
          <table:table-cell office:value-type="string">
            <text:p>do back and forth</text:p>
          </table:table-cell>
          <table:table-cell table:number-columns-repeated="61"/>
        </table:table-row>
        <table:table-row table:style-name="ro1">
          <table:table-cell office:value-type="string">
            <text:p>gãme- </text:p>
          </table:table-cell>
          <table:table-cell office:value-type="string">
            <text:p>gãmé-rõ </text:p>
          </table:table-cell>
          <table:table-cell office:value-type="string">
            <text:p>v.2a </text:p>
          </table:table-cell>
          <table:table-cell/>
          <table:table-cell office:value-type="string">
            <text:p>mover, hacer uno a otro </text:p>
          </table:table-cell>
          <table:table-cell office:value-type="string">
            <text:p>do back and forth</text:p>
          </table:table-cell>
          <table:table-cell table:number-columns-repeated="61"/>
        </table:table-row>
        <table:table-row table:style-name="ro1">
          <table:table-cell office:value-type="string">
            <text:p>-dupuyu- </text:p>
          </table:table-cell>
          <table:table-cell/>
          <table:table-cell office:value-type="string">
            <text:p>suf. v. no final </text:p>
          </table:table-cell>
          <table:table-cell office:value-type="string">
            <text:p>-dupiyu- </text:p>
          </table:table-cell>
          <table:table-cell office:value-type="string">
            <text:p>proceder, hacer antes </text:p>
          </table:table-cell>
          <table:table-cell office:value-type="string">
            <text:p>do beforehand</text:p>
          </table:table-cell>
          <table:table-cell table:number-columns-repeated="61"/>
        </table:table-row>
        <table:table-row table:style-name="ro1">
          <table:table-cell office:value-type="string">
            <text:p>-bosa- </text:p>
          </table:table-cell>
          <table:table-cell/>
          <table:table-cell office:value-type="string">
            <text:p>suf. v. no final </text:p>
          </table:table-cell>
          <table:table-cell/>
          <table:table-cell office:value-type="string">
            <text:p>hacer en favor de, para </text:p>
          </table:table-cell>
          <table:table-cell office:value-type="string">
            <text:p>do benefactively for</text:p>
          </table:table-cell>
          <table:table-cell table:number-columns-repeated="61"/>
        </table:table-row>
        <table:table-row table:style-name="ro1">
          <table:table-cell office:value-type="string">
            <text:p>-weo- </text:p>
          </table:table-cell>
          <table:table-cell office:value-type="string">
            <text:p>-weeo- </text:p>
          </table:table-cell>
          <table:table-cell office:value-type="string">
            <text:p>suf. v. no final </text:p>
          </table:table-cell>
          <table:table-cell/>
          <table:table-cell office:value-type="string">
            <text:p>hacer para él mismo </text:p>
          </table:table-cell>
          <table:table-cell office:value-type="string">
            <text:p>do by/for oneself, do in the absence of others</text:p>
          </table:table-cell>
          <table:table-cell table:number-columns-repeated="61"/>
        </table:table-row>
        <table:table-row table:style-name="ro1">
          <table:table-cell office:value-type="string">
            <text:p>-kato- </text:p>
          </table:table-cell>
          <table:table-cell/>
          <table:table-cell office:value-type="string">
            <text:p>suf. v. no final </text:p>
          </table:table-cell>
          <table:table-cell office:value-type="string">
            <text:p>-gato- </text:p>
          </table:table-cell>
          <table:table-cell office:value-type="string">
            <text:p>hacer engañosamente </text:p>
          </table:table-cell>
          <table:table-cell office:value-type="string">
            <text:p>do deceitfully</text:p>
          </table:table-cell>
          <table:table-cell table:number-columns-repeated="61"/>
        </table:table-row>
        <table:table-row table:style-name="ro1">
          <table:table-cell office:value-type="string">
            <text:p>-gato- </text:p>
          </table:table-cell>
          <table:table-cell/>
          <table:table-cell office:value-type="string">
            <text:p>suf. v. no final </text:p>
          </table:table-cell>
          <table:table-cell/>
          <table:table-cell office:value-type="string">
            <text:p>hacer engañosamente </text:p>
          </table:table-cell>
          <table:table-cell office:value-type="string">
            <text:p>do deceitfully </text:p>
          </table:table-cell>
          <table:table-cell table:number-columns-repeated="61"/>
        </table:table-row>
        <table:table-row table:style-name="ro1">
          <table:table-cell office:value-type="string">
            <text:p>irigato- </text:p>
          </table:table-cell>
          <table:table-cell office:value-type="string">
            <text:p>irígáto-rã </text:p>
          </table:table-cell>
          <table:table-cell office:value-type="string">
            <text:p>v. </text:p>
          </table:table-cell>
          <table:table-cell office:value-type="string">
            <text:p>irikato- </text:p>
          </table:table-cell>
          <table:table-cell office:value-type="string">
            <text:p>hacer engañosamente </text:p>
          </table:table-cell>
          <table:table-cell office:value-type="string">
            <text:p>do deceitfully or hypocritically</text:p>
          </table:table-cell>
          <table:table-cell table:number-columns-repeated="61"/>
        </table:table-row>
        <table:table-row table:style-name="ro1">
          <table:table-cell office:value-type="string">
            <text:p>-yu- </text:p>
          </table:table-cell>
          <table:table-cell/>
          <table:table-cell office:value-type="string">
            <text:p>suf. v. no final </text:p>
          </table:table-cell>
          <table:table-cell/>
          <table:table-cell office:value-type="string">
            <text:p>proceder, hacer antes de otro acción </text:p>
          </table:table-cell>
          <table:table-cell office:value-type="string">
            <text:p>do first before another action, do beforehand </text:p>
          </table:table-cell>
          <table:table-cell office:value-type="string">
            <text:p>It’s in contast with ‘already’ and refers to an action occurriprior to previous action described.</text:p>
          </table:table-cell>
          <table:table-cell table:number-columns-repeated="60"/>
        </table:table-row>
        <table:table-row table:style-name="ro1">
          <table:table-cell office:value-type="string">
            <text:p>-tũnu- </text:p>
          </table:table-cell>
          <table:table-cell/>
          <table:table-cell office:value-type="string">
            <text:p>suf. v. no final </text:p>
          </table:table-cell>
          <table:table-cell/>
          <table:table-cell office:value-type="string">
            <text:p>hacer por la última vez </text:p>
          </table:table-cell>
          <table:table-cell office:value-type="string">
            <text:p>do for the last time </text:p>
          </table:table-cell>
          <table:table-cell office:value-type="string">
            <text:p>It indicates the last thidone in a series of similar events.</text:p>
          </table:table-cell>
          <table:table-cell table:number-columns-repeated="60"/>
        </table:table-row>
        <table:table-row table:style-name="ro1">
          <table:table-cell office:value-type="string">
            <text:p>ubugorata </text:p>
          </table:table-cell>
          <table:table-cell office:value-type="string">
            <text:p>ubúgoráta </text:p>
          </table:table-cell>
          <table:table-cell office:value-type="string">
            <text:p>adv. </text:p>
          </table:table-cell>
          <table:table-cell/>
          <table:table-cell office:value-type="string">
            <text:p>hacer en vano </text:p>
          </table:table-cell>
          <table:table-cell office:value-type="string">
            <text:p>do in vain</text:p>
          </table:table-cell>
          <table:table-cell table:number-columns-repeated="61"/>
        </table:table-row>
        <table:table-row table:style-name="ro1">
          <table:table-cell office:value-type="string">
            <text:p>-boe- </text:p>
          </table:table-cell>
          <table:table-cell/>
          <table:table-cell office:value-type="string">
            <text:p>suf. v. no final </text:p>
          </table:table-cell>
          <table:table-cell/>
          <table:table-cell office:value-type="string">
            <text:p>hacer en lugar de, en vez de </text:p>
          </table:table-cell>
          <table:table-cell office:value-type="string">
            <text:p>do instead of, do in the place of another</text:p>
          </table:table-cell>
          <table:table-cell table:number-columns-repeated="61"/>
        </table:table-row>
        <table:table-row table:style-name="ro1">
          <table:table-cell office:value-type="string">
            <text:p>-nemo- </text:p>
          </table:table-cell>
          <table:table-cell/>
          <table:table-cell office:value-type="string">
            <text:p>suf. v. no final </text:p>
          </table:table-cell>
          <table:table-cell/>
          <table:table-cell office:value-type="string">
            <text:p>hacer más </text:p>
          </table:table-cell>
          <table:table-cell office:value-type="string">
            <text:p>do more of the same </text:p>
          </table:table-cell>
          <table:table-cell table:number-columns-repeated="61"/>
        </table:table-row>
        <table:table-row table:style-name="ro1">
          <table:table-cell office:value-type="string">
            <text:p>-yo- </text:p>
          </table:table-cell>
          <table:table-cell/>
          <table:table-cell office:value-type="string">
            <text:p>suf. v. no final </text:p>
          </table:table-cell>
          <table:table-cell/>
          <table:table-cell office:value-type="string">
            <text:p>hacer uno por uno </text:p>
          </table:table-cell>
          <table:table-cell office:value-type="string">
            <text:p>do one after another</text:p>
          </table:table-cell>
          <table:table-cell table:number-columns-repeated="61"/>
        </table:table-row>
        <table:table-row table:style-name="ro1">
          <table:table-cell office:value-type="string">
            <text:p>yoobo- </text:p>
          </table:table-cell>
          <table:table-cell office:value-type="string">
            <text:p>yoobó-ro </text:p>
          </table:table-cell>
          <table:table-cell office:value-type="string">
            <text:p>v.2b </text:p>
          </table:table-cell>
          <table:table-cell/>
          <table:table-cell office:value-type="string">
            <text:p>demorar </text:p>
          </table:table-cell>
          <table:table-cell office:value-type="string">
            <text:p>do slowly, make slow progress, be delayed</text:p>
          </table:table-cell>
          <table:table-cell table:number-columns-repeated="61"/>
        </table:table-row>
        <table:table-row table:style-name="ro1">
          <table:table-cell office:value-type="string">
            <text:p>-mesã- </text:p>
          </table:table-cell>
          <table:table-cell/>
          <table:table-cell office:value-type="string">
            <text:p>suf. v. no final </text:p>
          </table:table-cell>
          <table:table-cell/>
          <table:table-cell office:value-type="string">
            <text:p>hacer escondidas, hacer para persuadir </text:p>
          </table:table-cell>
          <table:table-cell office:value-type="string">
            <text:p>do slyly, persuasively</text:p>
          </table:table-cell>
          <table:table-cell table:number-columns-repeated="61"/>
        </table:table-row>
        <table:table-row table:style-name="ro1">
          <table:table-cell office:value-type="string">
            <text:p>-ní- </text:p>
          </table:table-cell>
          <table:table-cell/>
          <table:table-cell office:value-type="string">
            <text:p>suf. v. no final </text:p>
          </table:table-cell>
          <table:table-cell/>
          <table:table-cell office:value-type="string">
            <text:p>hacer algo continuamente o frecuentemente </text:p>
          </table:table-cell>
          <table:table-cell office:value-type="string">
            <text:p>do something continually or frequently </text:p>
          </table:table-cell>
          <table:table-cell office:value-type="string">
            <text:p>nge It indicates ‘in contrast to’ and a continual unbounded action. </text:p>
          </table:table-cell>
          <table:table-cell table:number-columns-repeated="60"/>
        </table:table-row>
        <table:table-row table:style-name="ro1">
          <table:table-cell office:value-type="string">
            <text:p>-yo </text:p>
          </table:table-cell>
          <table:table-cell/>
          <table:table-cell office:value-type="string">
            <text:p>suf. v. </text:p>
          </table:table-cell>
          <table:table-cell/>
          <table:table-cell office:value-type="string">
            <text:p>pasado supositivo </text:p>
          </table:table-cell>
          <table:table-cell office:value-type="string">
            <text:p>do with obvious evidence of the result (1, 2 person and inanimate) </text:p>
          </table:table-cell>
          <table:table-cell office:value-type="string">
            <text:p>1, 2 persona o inan. </text:p>
          </table:table-cell>
          <table:table-cell table:number-columns-repeated="60"/>
        </table:table-row>
        <table:table-row table:style-name="ro1">
          <table:table-cell office:value-type="string">
            <text:p>duturu </text:p>
          </table:table-cell>
          <table:table-cell office:value-type="string">
            <text:p>dutúru-re </text:p>
          </table:table-cell>
          <table:table-cell office:value-type="string">
            <text:p>s. </text:p>
          </table:table-cell>
          <table:table-cell office:value-type="string">
            <text:p>dotoro </text:p>
          </table:table-cell>
          <table:table-cell table:number-columns-repeated="2" office:value-type="string">
            <text:p>doctor </text:p>
          </table:table-cell>
          <table:table-cell table:number-columns-repeated="61"/>
        </table:table-row>
        <table:table-row table:style-name="ro1">
          <table:table-cell office:value-type="string">
            <text:p>kúrigʉ </text:p>
          </table:table-cell>
          <table:table-cell office:value-type="string">
            <text:p>kúrigʉ-re </text:p>
          </table:table-cell>
          <table:table-cell office:value-type="string">
            <text:p>s. </text:p>
          </table:table-cell>
          <table:table-cell/>
          <table:table-cell office:value-type="string">
            <text:p>médico </text:p>
          </table:table-cell>
          <table:table-cell office:value-type="string">
            <text:p>doctor </text:p>
          </table:table-cell>
          <table:table-cell table:number-columns-repeated="61"/>
        </table:table-row>
        <table:table-row table:style-name="ro1">
          <table:table-cell office:value-type="string">
            <text:p>-moãma- </text:p>
          </table:table-cell>
          <table:table-cell/>
          <table:table-cell office:value-type="string">
            <text:p>suf. v. no final </text:p>
          </table:table-cell>
          <table:table-cell/>
          <table:table-cell office:value-type="string">
            <text:p>hacer algo que no sirve </text:p>
          </table:table-cell>
          <table:table-cell office:value-type="string">
            <text:p>doesn’t serve, unfit </text:p>
          </table:table-cell>
          <table:table-cell table:number-columns-repeated="61"/>
        </table:table-row>
        <table:table-row table:style-name="ro1">
          <table:table-cell office:value-type="string">
            <text:p>diayéo </text:p>
          </table:table-cell>
          <table:table-cell office:value-type="string">
            <text:p>diáyéo-re </text:p>
          </table:table-cell>
          <table:table-cell office:value-type="string">
            <text:p>s. </text:p>
          </table:table-cell>
          <table:table-cell/>
          <table:table-cell office:value-type="string">
            <text:p>perra </text:p>
          </table:table-cell>
          <table:table-cell office:value-type="string">
            <text:p>dog</text:p>
          </table:table-cell>
          <table:table-cell table:number-columns-repeated="61"/>
        </table:table-row>
        <table:table-row table:style-name="ro1">
          <table:table-cell office:value-type="string">
            <text:p>diayée </text:p>
          </table:table-cell>
          <table:table-cell office:value-type="string">
            <text:p>diáyée-re </text:p>
          </table:table-cell>
          <table:table-cell office:value-type="string">
            <text:p>s. </text:p>
          </table:table-cell>
          <table:table-cell/>
          <table:table-cell office:value-type="string">
            <text:p>perro </text:p>
          </table:table-cell>
          <table:table-cell office:value-type="string">
            <text:p>dog</text:p>
          </table:table-cell>
          <table:table-cell table:number-columns-repeated="61"/>
        </table:table-row>
        <table:table-row table:style-name="ro1">
          <table:table-cell office:value-type="string">
            <text:p>-beri </text:p>
          </table:table-cell>
          <table:table-cell/>
          <table:table-cell office:value-type="string">
            <text:p>suf. v. </text:p>
          </table:table-cell>
          <table:table-cell/>
          <table:table-cell office:value-type="string">
            <text:p>interrogativo de cortesía </text:p>
          </table:table-cell>
          <table:table-cell office:value-type="string">
            <text:p>don’t you want? (polite question expecting a positive response)</text:p>
          </table:table-cell>
          <table:table-cell table:number-columns-repeated="61"/>
        </table:table-row>
        <table:table-row table:style-name="ro1">
          <table:table-cell office:value-type="string">
            <text:p>disipʉro </text:p>
          </table:table-cell>
          <table:table-cell office:value-type="string">
            <text:p>disípʉro-gue </text:p>
          </table:table-cell>
          <table:table-cell office:value-type="string">
            <text:p>s. </text:p>
          </table:table-cell>
          <table:table-cell/>
          <table:table-cell office:value-type="string">
            <text:p>puerta, entrada </text:p>
          </table:table-cell>
          <table:table-cell office:value-type="string">
            <text:p>door, doorway </text:p>
          </table:table-cell>
          <table:table-cell table:number-columns-repeated="61"/>
        </table:table-row>
        <table:table-row table:style-name="ro1">
          <table:table-cell office:value-type="string">
            <text:p>makãpʉro </text:p>
          </table:table-cell>
          <table:table-cell office:value-type="string">
            <text:p>makã́pʉro-gue </text:p>
          </table:table-cell>
          <table:table-cell office:value-type="string">
            <text:p>s. </text:p>
          </table:table-cell>
          <table:table-cell/>
          <table:table-cell office:value-type="string">
            <text:p>puerta, entrada </text:p>
          </table:table-cell>
          <table:table-cell office:value-type="string">
            <text:p>door, doorway </text:p>
          </table:table-cell>
          <table:table-cell table:number-columns-repeated="61"/>
        </table:table-row>
        <table:table-row table:style-name="ro1">
          <table:table-cell office:value-type="string">
            <text:p>doya- </text:p>
          </table:table-cell>
          <table:table-cell office:value-type="string">
            <text:p>doyá-rã </text:p>
          </table:table-cell>
          <table:table-cell office:value-type="string">
            <text:p>v.2a </text:p>
          </table:table-cell>
          <table:table-cell/>
          <table:table-cell office:value-type="string">
            <text:p>dudar </text:p>
          </table:table-cell>
          <table:table-cell office:value-type="string">
            <text:p>doubt</text:p>
          </table:table-cell>
          <table:table-cell table:number-columns-repeated="61"/>
        </table:table-row>
        <table:table-row table:style-name="ro1">
          <table:table-cell office:value-type="string">
            <text:p>buja </text:p>
          </table:table-cell>
          <table:table-cell office:value-type="string">
            <text:p>bujá-re </text:p>
          </table:table-cell>
          <table:table-cell office:value-type="string">
            <text:p>s. </text:p>
          </table:table-cell>
          <table:table-cell/>
          <table:table-cell office:value-type="string">
            <text:p>paloma </text:p>
          </table:table-cell>
          <table:table-cell office:value-type="string">
            <text:p>dove</text:p>
          </table:table-cell>
          <table:table-cell table:number-columns-repeated="61"/>
        </table:table-row>
        <table:table-row table:style-name="ro1">
          <table:table-cell office:value-type="string">
            <text:p>bore </text:p>
          </table:table-cell>
          <table:table-cell office:value-type="string">
            <text:p>boré-ré </text:p>
          </table:table-cell>
          <table:table-cell office:value-type="string">
            <text:p>s. </text:p>
          </table:table-cell>
          <table:table-cell/>
          <table:table-cell office:value-type="string">
            <text:p>libélula </text:p>
          </table:table-cell>
          <table:table-cell office:value-type="string">
            <text:p>dragon fly</text:p>
          </table:table-cell>
          <table:table-cell table:number-columns-repeated="61"/>
        </table:table-row>
        <table:table-row table:style-name="ro1">
          <table:table-cell office:value-type="string">
            <text:p>deko yuriri maa </text:p>
          </table:table-cell>
          <table:table-cell office:value-type="string">
            <text:p>dekó yuríri maa-rẽ </text:p>
          </table:table-cell>
          <table:table-cell office:value-type="string">
            <text:p>s. </text:p>
          </table:table-cell>
          <table:table-cell/>
          <table:table-cell office:value-type="string">
            <text:p>zanja </text:p>
          </table:table-cell>
          <table:table-cell office:value-type="string">
            <text:p>drainage ditch</text:p>
          </table:table-cell>
          <table:table-cell table:number-columns-repeated="61"/>
        </table:table-row>
        <table:table-row table:style-name="ro1">
          <table:table-cell office:value-type="string">
            <text:p>dibu- </text:p>
          </table:table-cell>
          <table:table-cell office:value-type="string">
            <text:p>diibú, diibu-rí </text:p>
          </table:table-cell>
          <table:table-cell office:value-type="string">
            <text:p>v. </text:p>
          </table:table-cell>
          <table:table-cell/>
          <table:table-cell office:value-type="string">
            <text:p>dibujar </text:p>
          </table:table-cell>
          <table:table-cell office:value-type="string">
            <text:p>draw </text:p>
          </table:table-cell>
          <table:table-cell table:number-columns-repeated="61"/>
        </table:table-row>
        <table:table-row table:style-name="ro1">
          <table:table-cell office:value-type="string">
            <text:p>kẽ́- </text:p>
          </table:table-cell>
          <table:table-cell office:value-type="string">
            <text:p>kẽ́-rã </text:p>
          </table:table-cell>
          <table:table-cell office:value-type="string">
            <text:p>v.3a </text:p>
          </table:table-cell>
          <table:table-cell/>
          <table:table-cell office:value-type="string">
            <text:p>soñar </text:p>
          </table:table-cell>
          <table:table-cell office:value-type="string">
            <text:p>dream</text:p>
          </table:table-cell>
          <table:table-cell table:number-columns-repeated="61"/>
        </table:table-row>
        <table:table-row table:style-name="ro1">
          <table:table-cell office:value-type="string">
            <text:p>gore- </text:p>
          </table:table-cell>
          <table:table-cell office:value-type="string">
            <text:p>goré-rã́ </text:p>
          </table:table-cell>
          <table:table-cell office:value-type="string">
            <text:p>v.1a </text:p>
          </table:table-cell>
          <table:table-cell/>
          <table:table-cell office:value-type="string">
            <text:p>taladrar </text:p>
          </table:table-cell>
          <table:table-cell office:value-type="string">
            <text:p>drill a hole as into wood</text:p>
          </table:table-cell>
          <table:table-cell table:number-columns-repeated="61"/>
        </table:table-row>
        <table:table-row table:style-name="ro1">
          <table:table-cell office:value-type="string">
            <text:p>iirí- </text:p>
          </table:table-cell>
          <table:table-cell office:value-type="string">
            <text:p>iirí-rã </text:p>
          </table:table-cell>
          <table:table-cell office:value-type="string">
            <text:p>v.2b </text:p>
          </table:table-cell>
          <table:table-cell/>
          <table:table-cell office:value-type="string">
            <text:p>beber </text:p>
          </table:table-cell>
          <table:table-cell office:value-type="string">
            <text:p>drink</text:p>
          </table:table-cell>
          <table:table-cell table:number-columns-repeated="61"/>
        </table:table-row>
        <table:table-row table:style-name="ro1">
          <table:table-cell office:value-type="string">
            <text:p>iiríri </text:p>
          </table:table-cell>
          <table:table-cell office:value-type="string">
            <text:p>iiríri-re </text:p>
          </table:table-cell>
          <table:table-cell office:value-type="string">
            <text:p>s. </text:p>
          </table:table-cell>
          <table:table-cell/>
          <table:table-cell office:value-type="string">
            <text:p>bebida </text:p>
          </table:table-cell>
          <table:table-cell office:value-type="string">
            <text:p>drink</text:p>
          </table:table-cell>
          <table:table-cell table:number-columns-repeated="61"/>
        </table:table-row>
        <table:table-row table:style-name="ro1">
          <table:table-cell office:value-type="string">
            <text:p>ñukã bajuri </text:p>
          </table:table-cell>
          <table:table-cell office:value-type="string">
            <text:p>ñukã́ bajúri-re </text:p>
          </table:table-cell>
          <table:table-cell office:value-type="string">
            <text:p>s. </text:p>
          </table:table-cell>
          <table:table-cell/>
          <table:table-cell office:value-type="string">
            <text:p>manicuera (bebida de jugo) </text:p>
          </table:table-cell>
          <table:table-cell office:value-type="string">
            <text:p>drink mafrom processing the ‘yuca brava’ tubers </text:p>
          </table:table-cell>
          <table:table-cell office:value-type="string">
            <text:p>nt A drink made from the boiled juice that results from processithe ‘yuca brava’ tubers.</text:p>
          </table:table-cell>
          <table:table-cell table:number-columns-repeated="60"/>
        </table:table-row>
        <table:table-row table:style-name="ro1">
          <table:table-cell office:value-type="string">
            <text:p>ñumukũ </text:p>
          </table:table-cell>
          <table:table-cell office:value-type="string">
            <text:p>ñumúkũ-rẽ </text:p>
          </table:table-cell>
          <table:table-cell office:value-type="string">
            <text:p>s. </text:p>
          </table:table-cell>
          <table:table-cell/>
          <table:table-cell office:value-type="string">
            <text:p>mingao, bebida hecha de almidón de yuca brava/tapioca que le toman mezclado con patabá </text:p>
          </table:table-cell>
          <table:table-cell office:value-type="string">
            <text:p>drink mafrom the manioc starch/tapioca mixed with certain palm fruits</text:p>
          </table:table-cell>
          <table:table-cell table:number-columns-repeated="61"/>
        </table:table-row>
        <table:table-row table:style-name="ro1">
          <table:table-cell office:value-type="string">
            <text:p>iiríboyotamumejã- </text:p>
          </table:table-cell>
          <table:table-cell office:value-type="string">
            <text:p>iiríboyotamumejã-rã </text:p>
          </table:table-cell>
          <table:table-cell office:value-type="string">
            <text:p>v. </text:p>
          </table:table-cell>
          <table:table-cell/>
          <table:table-cell office:value-type="string">
            <text:p>beber juntos hasta la madrugada y emborracharse </text:p>
          </table:table-cell>
          <table:table-cell office:value-type="string">
            <text:p>drink together until dawn getting drunk</text:p>
          </table:table-cell>
          <table:table-cell table:number-columns-repeated="61"/>
        </table:table-row>
        <table:table-row table:style-name="ro1">
          <table:table-cell office:value-type="string">
            <text:p>ẽrẽ- </text:p>
          </table:table-cell>
          <table:table-cell office:value-type="string">
            <text:p>ẽrẽ́-rõ </text:p>
          </table:table-cell>
          <table:table-cell office:value-type="string">
            <text:p>v.2a </text:p>
          </table:table-cell>
          <table:table-cell/>
          <table:table-cell office:value-type="string">
            <text:p>gotear </text:p>
          </table:table-cell>
          <table:table-cell office:value-type="string">
            <text:p>drip </text:p>
          </table:table-cell>
          <table:table-cell table:number-columns-repeated="61"/>
        </table:table-row>
        <table:table-row table:style-name="ro1">
          <table:table-cell office:value-type="string">
            <text:p>mirĩ- </text:p>
          </table:table-cell>
          <table:table-cell office:value-type="string">
            <text:p>mirĩ́-rã́ </text:p>
          </table:table-cell>
          <table:table-cell office:value-type="string">
            <text:p>v.1a </text:p>
          </table:table-cell>
          <table:table-cell/>
          <table:table-cell office:value-type="string">
            <text:p>ahogarse, sumergirse </text:p>
          </table:table-cell>
          <table:table-cell office:value-type="string">
            <text:p>drowned, submerge </text:p>
          </table:table-cell>
          <table:table-cell table:number-columns-repeated="61"/>
        </table:table-row>
        <table:table-row table:style-name="ro1">
          <table:table-cell office:value-type="string">
            <text:p>bojo- </text:p>
          </table:table-cell>
          <table:table-cell office:value-type="string">
            <text:p>bojó-ró </text:p>
          </table:table-cell>
          <table:table-cell office:value-type="string">
            <text:p>v.1a </text:p>
          </table:table-cell>
          <table:table-cell/>
          <table:table-cell office:value-type="string">
            <text:p>secar </text:p>
          </table:table-cell>
          <table:table-cell office:value-type="string">
            <text:p>dry </text:p>
          </table:table-cell>
          <table:table-cell table:number-columns-repeated="61"/>
        </table:table-row>
        <table:table-row table:style-name="ro1">
          <table:table-cell office:value-type="string">
            <text:p>irikʉta </text:p>
          </table:table-cell>
          <table:table-cell office:value-type="string">
            <text:p>iríkʉta </text:p>
          </table:table-cell>
          <table:table-cell office:value-type="string">
            <text:p>adv. </text:p>
          </table:table-cell>
          <table:table-cell/>
          <table:table-cell office:value-type="string">
            <text:p>cada uno de estos no más </text:p>
          </table:table-cell>
          <table:table-cell office:value-type="string">
            <text:p>each of those specifically, but no more</text:p>
          </table:table-cell>
          <table:table-cell table:number-columns-repeated="61"/>
        </table:table-row>
        <table:table-row table:style-name="ro1">
          <table:table-cell office:value-type="string">
            <text:p>-kʉ </text:p>
          </table:table-cell>
          <table:table-cell/>
          <table:table-cell office:value-type="string">
            <text:p>suf. s. </text:p>
          </table:table-cell>
          <table:table-cell/>
          <table:table-cell office:value-type="string">
            <text:p>cada uno, cada uno de todo </text:p>
          </table:table-cell>
          <table:table-cell office:value-type="string">
            <text:p>each one of every</text:p>
          </table:table-cell>
          <table:table-cell table:number-columns-repeated="61"/>
        </table:table-row>
        <table:table-row table:style-name="ro1">
          <table:table-cell office:value-type="string">
            <text:p>-rãkʉ </text:p>
          </table:table-cell>
          <table:table-cell/>
          <table:table-cell office:value-type="string">
            <text:p>suf. v. </text:p>
          </table:table-cell>
          <table:table-cell/>
          <table:table-cell office:value-type="string">
            <text:p>cada uno de todo </text:p>
          </table:table-cell>
          <table:table-cell office:value-type="string">
            <text:p>each one of every </text:p>
          </table:table-cell>
          <table:table-cell office:value-type="string">
            <text:p>pl.</text:p>
          </table:table-cell>
          <table:table-cell table:number-columns-repeated="60"/>
        </table:table-row>
        <table:table-row table:style-name="ro1">
          <table:table-cell office:value-type="string">
            <text:p>gapáʉ </text:p>
          </table:table-cell>
          <table:table-cell office:value-type="string">
            <text:p>gapáʉ-re </text:p>
          </table:table-cell>
          <table:table-cell office:value-type="string">
            <text:p>s. </text:p>
          </table:table-cell>
          <table:table-cell/>
          <table:table-cell office:value-type="string">
            <text:p>gavilán </text:p>
          </table:table-cell>
          <table:table-cell office:value-type="string">
            <text:p>eagle, large hawk</text:p>
          </table:table-cell>
          <table:table-cell table:number-columns-repeated="61"/>
        </table:table-row>
        <table:table-row table:style-name="ro1">
          <table:table-cell office:value-type="string">
            <text:p>gãmípũ </text:p>
          </table:table-cell>
          <table:table-cell office:value-type="string">
            <text:p>gããmípũ-rẽ </text:p>
          </table:table-cell>
          <table:table-cell office:value-type="string">
            <text:p>s. </text:p>
          </table:table-cell>
          <table:table-cell/>
          <table:table-cell office:value-type="string">
            <text:p>oreja </text:p>
          </table:table-cell>
          <table:table-cell office:value-type="string">
            <text:p>ear</text:p>
          </table:table-cell>
          <table:table-cell table:number-columns-repeated="61"/>
        </table:table-row>
        <table:table-row table:style-name="ro1">
          <table:table-cell office:value-type="string">
            <text:p>gãmípũ siari </text:p>
          </table:table-cell>
          <table:table-cell office:value-type="string">
            <text:p>gããmípũ siiarí-re </text:p>
          </table:table-cell>
          <table:table-cell office:value-type="string">
            <text:p>s. </text:p>
          </table:table-cell>
          <table:table-cell/>
          <table:table-cell office:value-type="string">
            <text:p>orejera, arete, pendiente </text:p>
          </table:table-cell>
          <table:table-cell office:value-type="string">
            <text:p>earring</text:p>
          </table:table-cell>
          <table:table-cell table:number-columns-repeated="61"/>
        </table:table-row>
        <table:table-row table:style-name="ro1">
          <table:table-cell office:value-type="string">
            <text:p>yeba </text:p>
          </table:table-cell>
          <table:table-cell office:value-type="string">
            <text:p>yeebá, yeeba-ré </text:p>
          </table:table-cell>
          <table:table-cell office:value-type="string">
            <text:p>s. </text:p>
          </table:table-cell>
          <table:table-cell/>
          <table:table-cell office:value-type="string">
            <text:p>tierra </text:p>
          </table:table-cell>
          <table:table-cell office:value-type="string">
            <text:p>earth</text:p>
          </table:table-cell>
          <table:table-cell table:number-columns-repeated="61"/>
        </table:table-row>
        <table:table-row table:style-name="ro1">
          <table:table-cell office:value-type="string">
            <text:p>yeba gãmeña- </text:p>
          </table:table-cell>
          <table:table-cell office:value-type="string">
            <text:p>yeebá gãmáña-rõ </text:p>
          </table:table-cell>
          <table:table-cell office:value-type="string">
            <text:p>s. </text:p>
          </table:table-cell>
          <table:table-cell/>
          <table:table-cell office:value-type="string">
            <text:p>terremoto </text:p>
          </table:table-cell>
          <table:table-cell office:value-type="string">
            <text:p>earthquake </text:p>
          </table:table-cell>
          <table:table-cell table:number-columns-repeated="61"/>
        </table:table-row>
        <table:table-row table:style-name="ro1">
          <table:table-cell office:value-type="string">
            <text:p>baa- </text:p>
          </table:table-cell>
          <table:table-cell office:value-type="string">
            <text:p>baá, baa-rã́ </text:p>
          </table:table-cell>
          <table:table-cell office:value-type="string">
            <text:p>v.1b </text:p>
          </table:table-cell>
          <table:table-cell/>
          <table:table-cell office:value-type="string">
            <text:p>comer </text:p>
          </table:table-cell>
          <table:table-cell office:value-type="string">
            <text:p>eat </text:p>
          </table:table-cell>
          <table:table-cell table:number-columns-repeated="61"/>
        </table:table-row>
        <table:table-row table:style-name="ro1">
          <table:table-cell office:value-type="string">
            <text:p>buui </text:p>
          </table:table-cell>
          <table:table-cell office:value-type="string">
            <text:p>buuí, buui-ré </text:p>
          </table:table-cell>
          <table:table-cell office:value-type="string">
            <text:p>s. </text:p>
          </table:table-cell>
          <table:table-cell/>
          <table:table-cell office:value-type="string">
            <text:p>anguila </text:p>
          </table:table-cell>
          <table:table-cell office:value-type="string">
            <text:p>eel</text:p>
          </table:table-cell>
          <table:table-cell table:number-columns-repeated="61"/>
        </table:table-row>
        <table:table-row table:style-name="ro1">
          <table:table-cell office:value-type="string">
            <text:p>diu </text:p>
          </table:table-cell>
          <table:table-cell office:value-type="string">
            <text:p>diú-ré </text:p>
          </table:table-cell>
          <table:table-cell office:value-type="string">
            <text:p>s. </text:p>
          </table:table-cell>
          <table:table-cell/>
          <table:table-cell office:value-type="string">
            <text:p>huevo </text:p>
          </table:table-cell>
          <table:table-cell office:value-type="string">
            <text:p>egg </text:p>
          </table:table-cell>
          <table:table-cell table:number-columns-repeated="61"/>
        </table:table-row>
        <table:table-row table:style-name="ro1">
          <table:table-cell office:value-type="string">
            <text:p>ãgãbo diu </text:p>
          </table:table-cell>
          <table:table-cell office:value-type="string">
            <text:p>ãgã́bo diu-re </text:p>
          </table:table-cell>
          <table:table-cell office:value-type="string">
            <text:p>s. </text:p>
          </table:table-cell>
          <table:table-cell/>
          <table:table-cell office:value-type="string">
            <text:p>huevo de gallina </text:p>
          </table:table-cell>
          <table:table-cell office:value-type="string">
            <text:p>egg, chicken egg </text:p>
          </table:table-cell>
          <table:table-cell table:number-columns-repeated="61"/>
        </table:table-row>
        <table:table-row table:style-name="ro1">
          <table:table-cell office:value-type="string">
            <text:p>béo- </text:p>
          </table:table-cell>
          <table:table-cell office:value-type="string">
            <text:p>béo-rã </text:p>
          </table:table-cell>
          <table:table-cell office:value-type="string">
            <text:p>v.3b </text:p>
          </table:table-cell>
          <table:table-cell/>
          <table:table-cell office:value-type="string">
            <text:p>botar, eliminar completamente </text:p>
          </table:table-cell>
          <table:table-cell office:value-type="string">
            <text:p>eliminate completely </text:p>
          </table:table-cell>
          <table:table-cell table:number-columns-repeated="61"/>
        </table:table-row>
        <table:table-row table:style-name="ro1">
          <table:table-cell office:value-type="string">
            <text:p>-akõã- </text:p>
          </table:table-cell>
          <table:table-cell/>
          <table:table-cell office:value-type="string">
            <text:p>suf. v. no final </text:p>
          </table:table-cell>
          <table:table-cell/>
          <table:table-cell office:value-type="string">
            <text:p>enfático y para contratar </text:p>
          </table:table-cell>
          <table:table-cell office:value-type="string">
            <text:p>emphasis (in contrast to)</text:p>
          </table:table-cell>
          <table:table-cell table:number-columns-repeated="61"/>
        </table:table-row>
        <table:table-row table:style-name="ro1">
          <table:table-cell office:value-type="string">
            <text:p>-kõã- </text:p>
          </table:table-cell>
          <table:table-cell/>
          <table:table-cell office:value-type="string">
            <text:p>suf. v. no final </text:p>
          </table:table-cell>
          <table:table-cell/>
          <table:table-cell office:value-type="string">
            <text:p>enfático </text:p>
          </table:table-cell>
          <table:table-cell office:value-type="string">
            <text:p>emphatic </text:p>
          </table:table-cell>
          <table:table-cell office:value-type="string">
            <text:p>, Occurs followisettitype sentences and conversation; attached to each major new development performed by major participants, it comes at the end of a series of actions but is lookiforward to next development; occurs on participant initiated actions.</text:p>
          </table:table-cell>
          <table:table-cell table:number-columns-repeated="60"/>
        </table:table-row>
        <table:table-row table:style-name="ro1">
          <table:table-cell office:value-type="string">
            <text:p>-kõãka </text:p>
          </table:table-cell>
          <table:table-cell/>
          <table:table-cell office:value-type="string">
            <text:p>suf. v. </text:p>
          </table:table-cell>
          <table:table-cell/>
          <table:table-cell office:value-type="string">
            <text:p>imperativo directo con énfasis </text:p>
          </table:table-cell>
          <table:table-cell office:value-type="string">
            <text:p>emphatic direct command </text:p>
          </table:table-cell>
          <table:table-cell office:value-type="string">
            <text:p>presente.</text:p>
          </table:table-cell>
          <table:table-cell table:number-columns-repeated="60"/>
        </table:table-row>
        <table:table-row table:style-name="ro1">
          <table:table-cell office:value-type="string">
            <text:p>-ye </text:p>
          </table:table-cell>
          <table:table-cell/>
          <table:table-cell office:value-type="string">
            <text:p>suf. v. </text:p>
          </table:table-cell>
          <table:table-cell/>
          <table:table-cell office:value-type="string">
            <text:p>interrogativo enfático </text:p>
          </table:table-cell>
          <table:table-cell office:value-type="string">
            <text:p>emphatic interrogative </text:p>
          </table:table-cell>
          <table:table-cell office:value-type="string">
            <text:p>When occurriafter the question marker [-ri], it means ‘what type?’</text:p>
          </table:table-cell>
          <table:table-cell table:number-columns-repeated="60"/>
        </table:table-row>
        <table:table-row table:style-name="ro1">
          <table:table-cell office:value-type="string">
            <text:p>-kõãkubʉ </text:p>
          </table:table-cell>
          <table:table-cell/>
          <table:table-cell office:value-type="string">
            <text:p>suf. v. </text:p>
          </table:table-cell>
          <table:table-cell/>
          <table:table-cell office:value-type="string">
            <text:p>énfasis sin intención </text:p>
          </table:table-cell>
          <table:table-cell office:value-type="string">
            <text:p>emphatic unintentional </text:p>
          </table:table-cell>
          <table:table-cell office:value-type="string">
            <text:p>1 persona y inan.</text:p>
          </table:table-cell>
          <table:table-cell table:number-columns-repeated="60"/>
        </table:table-row>
        <table:table-row table:style-name="ro1">
          <table:table-cell office:value-type="string">
            <text:p>yuwa- </text:p>
          </table:table-cell>
          <table:table-cell/>
          <table:table-cell office:value-type="string">
            <text:p>adv. </text:p>
          </table:table-cell>
          <table:table-cell/>
          <table:table-cell office:value-type="string">
            <text:p>final de </text:p>
          </table:table-cell>
          <table:table-cell office:value-type="string">
            <text:p>end of </text:p>
          </table:table-cell>
          <table:table-cell table:number-columns-repeated="61"/>
        </table:table-row>
        <table:table-row table:style-name="ro1">
          <table:table-cell office:value-type="string">
            <text:p>bokatĩũ- </text:p>
          </table:table-cell>
          <table:table-cell office:value-type="string">
            <text:p>bokátĩũ-rã </text:p>
          </table:table-cell>
          <table:table-cell office:value-type="string">
            <text:p>v. </text:p>
          </table:table-cell>
          <table:table-cell/>
          <table:table-cell office:value-type="string">
            <text:p>resistir, afrontar </text:p>
          </table:table-cell>
          <table:table-cell office:value-type="string">
            <text:p>endure, face, confront</text:p>
          </table:table-cell>
          <table:table-cell table:number-columns-repeated="61"/>
        </table:table-row>
        <table:table-row table:style-name="ro1">
          <table:table-cell office:value-type="string">
            <text:p>-tua- </text:p>
          </table:table-cell>
          <table:table-cell/>
          <table:table-cell office:value-type="string">
            <text:p>suf. v. no final </text:p>
          </table:table-cell>
          <table:table-cell/>
          <table:table-cell office:value-type="string">
            <text:p>lo suficiente </text:p>
          </table:table-cell>
          <table:table-cell office:value-type="string">
            <text:p>enough, up to completion </text:p>
          </table:table-cell>
          <table:table-cell office:value-type="string">
            <text:p>nge Opposite of inception.</text:p>
          </table:table-cell>
          <table:table-cell table:number-columns-repeated="60"/>
        </table:table-row>
        <table:table-row table:style-name="ro1">
          <table:table-cell office:value-type="string">
            <text:p>ñajã- </text:p>
          </table:table-cell>
          <table:table-cell office:value-type="string">
            <text:p>ñajã́-rã́ </text:p>
          </table:table-cell>
          <table:table-cell office:value-type="string">
            <text:p>v.1a </text:p>
          </table:table-cell>
          <table:table-cell/>
          <table:table-cell office:value-type="string">
            <text:p>entrar </text:p>
          </table:table-cell>
          <table:table-cell office:value-type="string">
            <text:p>enter </text:p>
          </table:table-cell>
          <table:table-cell table:number-columns-repeated="61"/>
        </table:table-row>
        <table:table-row table:style-name="ro1">
          <table:table-cell office:value-type="string">
            <text:p>õma- </text:p>
          </table:table-cell>
          <table:table-cell office:value-type="string">
            <text:p>õmá-rã́ </text:p>
          </table:table-cell>
          <table:table-cell office:value-type="string">
            <text:p>v.1a </text:p>
          </table:table-cell>
          <table:table-cell/>
          <table:table-cell office:value-type="string">
            <text:p>cubrir </text:p>
          </table:table-cell>
          <table:table-cell office:value-type="string">
            <text:p>envelop, wrap up </text:p>
          </table:table-cell>
          <table:table-cell table:number-columns-repeated="61"/>
        </table:table-row>
        <table:table-row table:style-name="ro1">
          <table:table-cell office:value-type="string">
            <text:p>ubu- </text:p>
          </table:table-cell>
          <table:table-cell office:value-type="string">
            <text:p>ubú-rã </text:p>
          </table:table-cell>
          <table:table-cell office:value-type="string">
            <text:p>v.2a </text:p>
          </table:table-cell>
          <table:table-cell/>
          <table:table-cell office:value-type="string">
            <text:p>envidiar </text:p>
          </table:table-cell>
          <table:table-cell office:value-type="string">
            <text:p>envy</text:p>
          </table:table-cell>
          <table:table-cell table:number-columns-repeated="61"/>
        </table:table-row>
        <table:table-row table:style-name="ro1">
          <table:table-cell office:value-type="string">
            <text:p>sʉrosũ </text:p>
          </table:table-cell>
          <table:table-cell office:value-type="string">
            <text:p>sʉ́rosũ </text:p>
          </table:table-cell>
          <table:table-cell office:value-type="string">
            <text:p>adv. </text:p>
          </table:table-cell>
          <table:table-cell office:value-type="string">
            <text:p>surosũ </text:p>
          </table:table-cell>
          <table:table-cell office:value-type="string">
            <text:p>egual, lo mismo </text:p>
          </table:table-cell>
          <table:table-cell office:value-type="string">
            <text:p>equal, the same, like</text:p>
          </table:table-cell>
          <table:table-cell table:number-columns-repeated="61"/>
        </table:table-row>
        <table:table-row table:style-name="ro1">
          <table:table-cell office:value-type="string">
            <text:p>-kere- </text:p>
          </table:table-cell>
          <table:table-cell/>
          <table:table-cell office:value-type="string">
            <text:p>suf. v. no final </text:p>
          </table:table-cell>
          <table:table-cell/>
          <table:table-cell office:value-type="string">
            <text:p>aunque, contra-expectación </text:p>
          </table:table-cell>
          <table:table-cell office:value-type="string">
            <text:p>even though </text:p>
          </table:table-cell>
          <table:table-cell office:value-type="string">
            <text:p>nge Occurs only with auxillary verbs; stative.</text:p>
          </table:table-cell>
          <table:table-cell table:number-columns-repeated="60"/>
        </table:table-row>
        <table:table-row table:style-name="ro1">
          <table:table-cell office:value-type="string">
            <text:p>-kũĩ- </text:p>
          </table:table-cell>
          <table:table-cell/>
          <table:table-cell office:value-type="string">
            <text:p>suf. v. no final </text:p>
          </table:table-cell>
          <table:table-cell/>
          <table:table-cell office:value-type="string">
            <text:p>examinar para imitar </text:p>
          </table:table-cell>
          <table:table-cell office:value-type="string">
            <text:p>examine to re-duplicate or imitate</text:p>
          </table:table-cell>
          <table:table-cell table:number-columns-repeated="61"/>
        </table:table-row>
        <table:table-row table:style-name="ro1">
          <table:table-cell office:value-type="string">
            <text:p>gãme dote- </text:p>
          </table:table-cell>
          <table:table-cell office:value-type="string">
            <text:p>gãmé doté-rã </text:p>
          </table:table-cell>
          <table:table-cell office:value-type="string">
            <text:p>v. </text:p>
          </table:table-cell>
          <table:table-cell/>
          <table:table-cell office:value-type="string">
            <text:p>darse puños </text:p>
          </table:table-cell>
          <table:table-cell office:value-type="string">
            <text:p>exchange blows</text:p>
          </table:table-cell>
          <table:table-cell table:number-columns-repeated="61"/>
        </table:table-row>
        <table:table-row table:style-name="ro1">
          <table:table-cell office:value-type="string">
            <text:p>-be </text:p>
          </table:table-cell>
          <table:table-cell/>
          <table:table-cell office:value-type="string">
            <text:p>suf. v. </text:p>
          </table:table-cell>
          <table:table-cell/>
          <table:table-cell office:value-type="string">
            <text:p>exclamación de disgusto </text:p>
          </table:table-cell>
          <table:table-cell office:value-type="string">
            <text:p>exclamation of disgust or irritation</text:p>
          </table:table-cell>
          <table:table-cell table:number-columns-repeated="61"/>
        </table:table-row>
        <table:table-row table:style-name="ro1">
          <table:table-cell office:value-type="string">
            <text:p>-kẽ </text:p>
          </table:table-cell>
          <table:table-cell/>
          <table:table-cell office:value-type="string">
            <text:p>suf. v. </text:p>
          </table:table-cell>
          <table:table-cell/>
          <table:table-cell office:value-type="string">
            <text:p>interrogativo y <text:s/>imperativo </text:p>
          </table:table-cell>
          <table:table-cell office:value-type="string">
            <text:p>exclamatory interrogative </text:p>
          </table:table-cell>
          <table:table-cell office:value-type="string">
            <text:p>nge Often indicates sarcasm.</text:p>
          </table:table-cell>
          <table:table-cell table:number-columns-repeated="60"/>
        </table:table-row>
        <table:table-row table:style-name="ro1">
          <table:table-cell office:value-type="string">
            <text:p>gʉra </text:p>
          </table:table-cell>
          <table:table-cell office:value-type="string">
            <text:p>gʉʉrá, gʉʉra-ré </text:p>
          </table:table-cell>
          <table:table-cell office:value-type="string">
            <text:p>s. </text:p>
          </table:table-cell>
          <table:table-cell/>
          <table:table-cell office:value-type="string">
            <text:p>excremento, mugre </text:p>
          </table:table-cell>
          <table:table-cell office:value-type="string">
            <text:p>excrement, filth </text:p>
          </table:table-cell>
          <table:table-cell table:number-columns-repeated="61"/>
        </table:table-row>
        <table:table-row table:style-name="ro1">
          <table:table-cell office:value-type="string">
            <text:p>õẽã- </text:p>
          </table:table-cell>
          <table:table-cell office:value-type="string">
            <text:p>õẽ́ã-rã </text:p>
          </table:table-cell>
          <table:table-cell office:value-type="string">
            <text:p>v. </text:p>
          </table:table-cell>
          <table:table-cell/>
          <table:table-cell office:value-type="string">
            <text:p>estar agotado </text:p>
          </table:table-cell>
          <table:table-cell office:value-type="string">
            <text:p>exhausted</text:p>
          </table:table-cell>
          <table:table-cell table:number-columns-repeated="61"/>
        </table:table-row>
        <table:table-row table:style-name="ro1">
          <table:table-cell office:value-type="string">
            <text:p>-ba </text:p>
          </table:table-cell>
          <table:table-cell/>
          <table:table-cell office:value-type="string">
            <text:p>suf. v. </text:p>
          </table:table-cell>
          <table:table-cell/>
          <table:table-cell office:value-type="string">
            <text:p>imperativo de cortesía o exhortativo; exclamación </text:p>
          </table:table-cell>
          <table:table-cell office:value-type="string">
            <text:p>exhortation; warning or exclamation</text:p>
          </table:table-cell>
          <table:table-cell table:number-columns-repeated="61"/>
        </table:table-row>
        <table:table-row table:style-name="ro1">
          <table:table-cell office:value-type="string">
            <text:p>koyeru </text:p>
          </table:table-cell>
          <table:table-cell office:value-type="string">
            <text:p>koyéru-re </text:p>
          </table:table-cell>
          <table:table-cell office:value-type="string">
            <text:p>s. </text:p>
          </table:table-cell>
          <table:table-cell/>
          <table:table-cell office:value-type="string">
            <text:p>ojo </text:p>
          </table:table-cell>
          <table:table-cell office:value-type="string">
            <text:p>eye</text:p>
          </table:table-cell>
          <table:table-cell table:number-columns-repeated="61"/>
        </table:table-row>
        <table:table-row table:style-name="ro1">
          <table:table-cell office:value-type="string">
            <text:p>koyepoada </text:p>
          </table:table-cell>
          <table:table-cell office:value-type="string">
            <text:p>koyépoada-re </text:p>
          </table:table-cell>
          <table:table-cell office:value-type="string">
            <text:p>s. </text:p>
          </table:table-cell>
          <table:table-cell/>
          <table:table-cell office:value-type="string">
            <text:p>ceja </text:p>
          </table:table-cell>
          <table:table-cell office:value-type="string">
            <text:p>eyebrow</text:p>
          </table:table-cell>
          <table:table-cell table:number-columns-repeated="61"/>
        </table:table-row>
        <table:table-row table:style-name="ro1">
          <table:table-cell office:value-type="string">
            <text:p>koyepoa </text:p>
          </table:table-cell>
          <table:table-cell office:value-type="string">
            <text:p>koyépoa-re </text:p>
          </table:table-cell>
          <table:table-cell office:value-type="string">
            <text:p>s. </text:p>
          </table:table-cell>
          <table:table-cell/>
          <table:table-cell office:value-type="string">
            <text:p>pestaña </text:p>
          </table:table-cell>
          <table:table-cell office:value-type="string">
            <text:p>eyelashes</text:p>
          </table:table-cell>
          <table:table-cell table:number-columns-repeated="61"/>
        </table:table-row>
        <table:table-row table:style-name="ro1">
          <table:table-cell office:value-type="string">
            <text:p>koyesuri </text:p>
          </table:table-cell>
          <table:table-cell office:value-type="string">
            <text:p>koyésuuri-re </text:p>
          </table:table-cell>
          <table:table-cell office:value-type="string">
            <text:p>s. </text:p>
          </table:table-cell>
          <table:table-cell/>
          <table:table-cell office:value-type="string">
            <text:p>párpado </text:p>
          </table:table-cell>
          <table:table-cell office:value-type="string">
            <text:p>eyelid</text:p>
          </table:table-cell>
          <table:table-cell table:number-columns-repeated="61"/>
        </table:table-row>
        <table:table-row table:style-name="ro1">
          <table:table-cell office:value-type="string">
            <text:p>diapu </text:p>
          </table:table-cell>
          <table:table-cell office:value-type="string">
            <text:p>diápú-re </text:p>
          </table:table-cell>
          <table:table-cell office:value-type="string">
            <text:p>s. </text:p>
          </table:table-cell>
          <table:table-cell/>
          <table:table-cell office:value-type="string">
            <text:p>cara, delantero </text:p>
          </table:table-cell>
          <table:table-cell office:value-type="string">
            <text:p>face</text:p>
          </table:table-cell>
          <table:table-cell table:number-columns-repeated="61"/>
        </table:table-row>
        <table:table-row table:style-name="ro1">
          <table:table-cell office:value-type="string">
            <text:p>bokatĩũrõ </text:p>
          </table:table-cell>
          <table:table-cell office:value-type="string">
            <text:p>bokátĩũrõ-gue </text:p>
          </table:table-cell>
          <table:table-cell office:value-type="string">
            <text:p>adv. </text:p>
          </table:table-cell>
          <table:table-cell/>
          <table:table-cell office:value-type="string">
            <text:p>frente a </text:p>
          </table:table-cell>
          <table:table-cell office:value-type="string">
            <text:p>face or the front facing</text:p>
          </table:table-cell>
          <table:table-cell table:number-columns-repeated="61"/>
        </table:table-row>
        <table:table-row table:style-name="ro1">
          <table:table-cell office:value-type="string">
            <text:p>meémejãsĩrĩ- </text:p>
          </table:table-cell>
          <table:table-cell office:value-type="string">
            <text:p>meémejãsĩrĩ-rã </text:p>
          </table:table-cell>
          <table:table-cell office:value-type="string">
            <text:p>v. </text:p>
          </table:table-cell>
          <table:table-cell/>
          <table:table-cell office:value-type="string">
            <text:p>desmayarse </text:p>
          </table:table-cell>
          <table:table-cell office:value-type="string">
            <text:p>faint</text:p>
          </table:table-cell>
          <table:table-cell table:number-columns-repeated="61"/>
        </table:table-row>
        <table:table-row table:style-name="ro1">
          <table:table-cell office:value-type="string">
            <text:p>kõmoa- </text:p>
          </table:table-cell>
          <table:table-cell office:value-type="string">
            <text:p>kõõmóa-rã </text:p>
          </table:table-cell>
          <table:table-cell office:value-type="string">
            <text:p>v. </text:p>
          </table:table-cell>
          <table:table-cell/>
          <table:table-cell office:value-type="string">
            <text:p>ser dejado, morir </text:p>
          </table:table-cell>
          <table:table-cell office:value-type="string">
            <text:p>faint or die </text:p>
          </table:table-cell>
          <table:table-cell table:number-columns-repeated="61"/>
        </table:table-row>
        <table:table-row table:style-name="ro1">
          <table:table-cell office:value-type="string">
            <text:p>meé- </text:p>
          </table:table-cell>
          <table:table-cell office:value-type="string">
            <text:p>meé+VERBO-rã </text:p>
          </table:table-cell>
          <table:table-cell office:value-type="string">
            <text:p>v.2a </text:p>
          </table:table-cell>
          <table:table-cell/>
          <table:table-cell office:value-type="string">
            <text:p>caer </text:p>
          </table:table-cell>
          <table:table-cell office:value-type="string">
            <text:p>fall </text:p>
          </table:table-cell>
          <table:table-cell table:number-columns-repeated="61"/>
        </table:table-row>
        <table:table-row table:style-name="ro1">
          <table:table-cell office:value-type="string">
            <text:p>yuri- </text:p>
          </table:table-cell>
          <table:table-cell office:value-type="string">
            <text:p>yurí-rã </text:p>
          </table:table-cell>
          <table:table-cell office:value-type="string">
            <text:p>v.2a </text:p>
          </table:table-cell>
          <table:table-cell/>
          <table:table-cell office:value-type="string">
            <text:p>caer de arriba </text:p>
          </table:table-cell>
          <table:table-cell office:value-type="string">
            <text:p>fall down </text:p>
          </table:table-cell>
          <table:table-cell table:number-columns-repeated="61"/>
        </table:table-row>
        <table:table-row table:style-name="ro1">
          <table:table-cell office:value-type="string">
            <text:p>gãmedija- </text:p>
          </table:table-cell>
          <table:table-cell office:value-type="string">
            <text:p>gãmédijí-rã </text:p>
          </table:table-cell>
          <table:table-cell office:value-type="string">
            <text:p>v. </text:p>
          </table:table-cell>
          <table:table-cell/>
          <table:table-cell office:value-type="string">
            <text:p>descender de nuevo </text:p>
          </table:table-cell>
          <table:table-cell office:value-type="string">
            <text:p>fall overboard</text:p>
          </table:table-cell>
          <table:table-cell table:number-columns-repeated="61"/>
        </table:table-row>
        <table:table-row table:style-name="ro1">
          <table:table-cell office:value-type="string">
            <text:p>wẽrẽrõ </text:p>
          </table:table-cell>
          <table:table-cell office:value-type="string">
            <text:p>wẽrẽ́rṍ-rẽ́ </text:p>
          </table:table-cell>
          <table:table-cell office:value-type="string">
            <text:p>s. </text:p>
          </table:table-cell>
          <table:table-cell/>
          <table:table-cell office:value-type="string">
            <text:p>soplador </text:p>
          </table:table-cell>
          <table:table-cell office:value-type="string">
            <text:p>fan for the fire </text:p>
          </table:table-cell>
          <table:table-cell office:value-type="string">
            <text:p>nt A fan for the fire, which is used to turn over the ‘casabe’.</text:p>
          </table:table-cell>
          <table:table-cell table:number-columns-repeated="60"/>
        </table:table-row>
        <table:table-row table:style-name="ro1">
          <table:table-cell office:value-type="string">
            <text:p>yoaro </text:p>
          </table:table-cell>
          <table:table-cell office:value-type="string">
            <text:p>yoáro </text:p>
          </table:table-cell>
          <table:table-cell office:value-type="string">
            <text:p>adv. </text:p>
          </table:table-cell>
          <table:table-cell/>
          <table:table-cell office:value-type="string">
            <text:p>lejos </text:p>
          </table:table-cell>
          <table:table-cell office:value-type="string">
            <text:p>far </text:p>
          </table:table-cell>
          <table:table-cell table:number-columns-repeated="61"/>
        </table:table-row>
        <table:table-row table:style-name="ro1">
          <table:table-cell office:value-type="string">
            <text:p>bere- </text:p>
          </table:table-cell>
          <table:table-cell office:value-type="string">
            <text:p>beeré, beere-rã́ </text:p>
          </table:table-cell>
          <table:table-cell office:value-type="string">
            <text:p>v. </text:p>
          </table:table-cell>
          <table:table-cell/>
          <table:table-cell office:value-type="string">
            <text:p>ayunar </text:p>
          </table:table-cell>
          <table:table-cell office:value-type="string">
            <text:p>fast, abstain from eating</text:p>
          </table:table-cell>
          <table:table-cell table:number-columns-repeated="61"/>
        </table:table-row>
        <table:table-row table:style-name="ro1">
          <table:table-cell office:value-type="string">
            <text:p>pagʉ </text:p>
          </table:table-cell>
          <table:table-cell office:value-type="string">
            <text:p>pagʉ́-ré </text:p>
          </table:table-cell>
          <table:table-cell office:value-type="string">
            <text:p>s. </text:p>
          </table:table-cell>
          <table:table-cell/>
          <table:table-cell office:value-type="string">
            <text:p>padre </text:p>
          </table:table-cell>
          <table:table-cell office:value-type="string">
            <text:p>father</text:p>
          </table:table-cell>
          <table:table-cell table:number-columns-repeated="61"/>
        </table:table-row>
        <table:table-row table:style-name="ro1">
          <table:table-cell office:value-type="string">
            <text:p>mʉ́ñekʉ̃ </text:p>
          </table:table-cell>
          <table:table-cell office:value-type="string">
            <text:p>mʉ́ñekʉ̃-rẽ </text:p>
          </table:table-cell>
          <table:table-cell office:value-type="string">
            <text:p>s. </text:p>
          </table:table-cell>
          <table:table-cell/>
          <table:table-cell office:value-type="string">
            <text:p>suegro </text:p>
          </table:table-cell>
          <table:table-cell office:value-type="string">
            <text:p>father-in-law</text:p>
          </table:table-cell>
          <table:table-cell table:number-columns-repeated="61"/>
        </table:table-row>
        <table:table-row table:style-name="ro1">
          <table:table-cell office:value-type="string">
            <text:p>ejo- </text:p>
          </table:table-cell>
          <table:table-cell office:value-type="string">
            <text:p>ejó-rã́ </text:p>
          </table:table-cell>
          <table:table-cell office:value-type="string">
            <text:p>v.1a </text:p>
          </table:table-cell>
          <table:table-cell/>
          <table:table-cell office:value-type="string">
            <text:p>dar comida, alimentar </text:p>
          </table:table-cell>
          <table:table-cell office:value-type="string">
            <text:p>feed </text:p>
          </table:table-cell>
          <table:table-cell table:number-columns-repeated="61"/>
        </table:table-row>
        <table:table-row table:style-name="ro1">
          <table:table-cell office:value-type="string">
            <text:p>masako </text:p>
          </table:table-cell>
          <table:table-cell office:value-type="string">
            <text:p>masákó-re </text:p>
          </table:table-cell>
          <table:table-cell office:value-type="string">
            <text:p>s. </text:p>
          </table:table-cell>
          <table:table-cell/>
          <table:table-cell office:value-type="string">
            <text:p>persona </text:p>
          </table:table-cell>
          <table:table-cell office:value-type="string">
            <text:p>female person </text:p>
          </table:table-cell>
          <table:table-cell office:value-type="string">
            <text:p>fem.</text:p>
          </table:table-cell>
          <table:table-cell table:number-columns-repeated="60"/>
        </table:table-row>
        <table:table-row table:style-name="ro1">
          <table:table-cell office:value-type="string">
            <text:p>sãrĩrõ </text:p>
          </table:table-cell>
          <table:table-cell office:value-type="string">
            <text:p>sãrĩ́rõ-rẽ </text:p>
          </table:table-cell>
          <table:table-cell office:value-type="string">
            <text:p>s. </text:p>
          </table:table-cell>
          <table:table-cell/>
          <table:table-cell office:value-type="string">
            <text:p>cerca, muralla </text:p>
          </table:table-cell>
          <table:table-cell office:value-type="string">
            <text:p>fence, wall</text:p>
          </table:table-cell>
          <table:table-cell table:number-columns-repeated="61"/>
        </table:table-row>
        <table:table-row table:style-name="ro1">
          <table:table-cell office:value-type="string">
            <text:p>pãmu- </text:p>
          </table:table-cell>
          <table:table-cell office:value-type="string">
            <text:p>pãmú-rõ </text:p>
          </table:table-cell>
          <table:table-cell office:value-type="string">
            <text:p>v.2a </text:p>
          </table:table-cell>
          <table:table-cell/>
          <table:table-cell office:value-type="string">
            <text:p>fermentar, hacer fermentar </text:p>
          </table:table-cell>
          <table:table-cell office:value-type="string">
            <text:p>ferment(ed)</text:p>
          </table:table-cell>
          <table:table-cell table:number-columns-repeated="61"/>
        </table:table-row>
        <table:table-row table:style-name="ro1">
          <table:table-cell office:value-type="string">
            <text:p>peyaru </text:p>
          </table:table-cell>
          <table:table-cell office:value-type="string">
            <text:p>peyárú-re </text:p>
          </table:table-cell>
          <table:table-cell office:value-type="string">
            <text:p>v. </text:p>
          </table:table-cell>
          <table:table-cell/>
          <table:table-cell office:value-type="string">
            <text:p>chicha </text:p>
          </table:table-cell>
          <table:table-cell office:value-type="string">
            <text:p>fermented drink</text:p>
          </table:table-cell>
          <table:table-cell table:number-columns-repeated="61"/>
        </table:table-row>
        <table:table-row table:style-name="ro1">
          <table:table-cell office:value-type="string">
            <text:p>mérãgã </text:p>
          </table:table-cell>
          <table:table-cell office:value-type="string">
            <text:p>mérãgã-rẽ </text:p>
          </table:table-cell>
          <table:table-cell office:value-type="string">
            <text:p>adj. </text:p>
          </table:table-cell>
          <table:table-cell/>
          <table:table-cell office:value-type="string">
            <text:p>unos pocos personas </text:p>
          </table:table-cell>
          <table:table-cell office:value-type="string">
            <text:p>few </text:p>
          </table:table-cell>
          <table:table-cell table:number-columns-repeated="61"/>
        </table:table-row>
        <table:table-row table:style-name="ro1">
          <table:table-cell office:value-type="string">
            <text:p>pooe </text:p>
          </table:table-cell>
          <table:table-cell office:value-type="string">
            <text:p>pooé, pooe-gué </text:p>
          </table:table-cell>
          <table:table-cell office:value-type="string">
            <text:p>s. </text:p>
          </table:table-cell>
          <table:table-cell/>
          <table:table-cell office:value-type="string">
            <text:p>chagra </text:p>
          </table:table-cell>
          <table:table-cell office:value-type="string">
            <text:p>field</text:p>
          </table:table-cell>
          <table:table-cell table:number-columns-repeated="61"/>
        </table:table-row>
        <table:table-row table:style-name="ro1">
          <table:table-cell office:value-type="string">
            <text:p>gãmekẽã- </text:p>
          </table:table-cell>
          <table:table-cell office:value-type="string">
            <text:p>gãmékẽã-rã </text:p>
          </table:table-cell>
          <table:table-cell office:value-type="string">
            <text:p>v. </text:p>
          </table:table-cell>
          <table:table-cell/>
          <table:table-cell office:value-type="string">
            <text:p>luchar (con), pelear </text:p>
          </table:table-cell>
          <table:table-cell office:value-type="string">
            <text:p>fight</text:p>
          </table:table-cell>
          <table:table-cell table:number-columns-repeated="61"/>
        </table:table-row>
        <table:table-row table:style-name="ro1">
          <table:table-cell office:value-type="string">
            <text:p>ẽma- </text:p>
          </table:table-cell>
          <table:table-cell office:value-type="string">
            <text:p>ẽẽmá, ẽẽma-rã́ </text:p>
          </table:table-cell>
          <table:table-cell office:value-type="string">
            <text:p>v.1b </text:p>
          </table:table-cell>
          <table:table-cell/>
          <table:table-cell office:value-type="string">
            <text:p>pelear por algo, agarrar </text:p>
          </table:table-cell>
          <table:table-cell office:value-type="string">
            <text:p>fight over, take away from</text:p>
          </table:table-cell>
          <table:table-cell table:number-columns-repeated="61"/>
        </table:table-row>
        <table:table-row table:style-name="ro1">
          <table:table-cell office:value-type="string">
            <text:p>kẽã- </text:p>
          </table:table-cell>
          <table:table-cell office:value-type="string">
            <text:p>kẽã́-rã </text:p>
          </table:table-cell>
          <table:table-cell office:value-type="string">
            <text:p>v.2a </text:p>
          </table:table-cell>
          <table:table-cell/>
          <table:table-cell office:value-type="string">
            <text:p>pelear, reñir </text:p>
          </table:table-cell>
          <table:table-cell office:value-type="string">
            <text:p>fight, quarrel</text:p>
          </table:table-cell>
          <table:table-cell table:number-columns-repeated="61"/>
        </table:table-row>
        <table:table-row table:style-name="ro1">
          <table:table-cell office:value-type="string">
            <text:p>usipu- </text:p>
          </table:table-cell>
          <table:table-cell office:value-type="string">
            <text:p>usípu-rã </text:p>
          </table:table-cell>
          <table:table-cell office:value-type="string">
            <text:p>v. </text:p>
          </table:table-cell>
          <table:table-cell/>
          <table:table-cell office:value-type="string">
            <text:p>afilar </text:p>
          </table:table-cell>
          <table:table-cell office:value-type="string">
            <text:p>file, sharpen</text:p>
          </table:table-cell>
          <table:table-cell table:number-columns-repeated="61"/>
        </table:table-row>
        <table:table-row table:style-name="ro1">
          <table:table-cell office:value-type="string">
            <text:p>wejaro </text:p>
          </table:table-cell>
          <table:table-cell office:value-type="string">
            <text:p>wejáro-re </text:p>
          </table:table-cell>
          <table:table-cell office:value-type="string">
            <text:p>s. </text:p>
          </table:table-cell>
          <table:table-cell/>
          <table:table-cell office:value-type="string">
            <text:p>aleta </text:p>
          </table:table-cell>
          <table:table-cell office:value-type="string">
            <text:p>fin of a fish </text:p>
          </table:table-cell>
          <table:table-cell table:number-columns-repeated="61"/>
        </table:table-row>
        <table:table-row table:style-name="ro1">
          <table:table-cell office:value-type="string">
            <text:p>iriyuwarikʉ- </text:p>
          </table:table-cell>
          <table:table-cell office:value-type="string">
            <text:p>iríyuwarikʉ-rã </text:p>
          </table:table-cell>
          <table:table-cell office:value-type="string">
            <text:p>v. </text:p>
          </table:table-cell>
          <table:table-cell/>
          <table:table-cell office:value-type="string">
            <text:p>finalizar, terminar </text:p>
          </table:table-cell>
          <table:table-cell office:value-type="string">
            <text:p>finalize, finish doing, do to completion</text:p>
          </table:table-cell>
          <table:table-cell table:number-columns-repeated="61"/>
        </table:table-row>
        <table:table-row table:style-name="ro1">
          <table:table-cell office:value-type="string">
            <text:p>pama </text:p>
          </table:table-cell>
          <table:table-cell office:value-type="string">
            <text:p>páma </text:p>
          </table:table-cell>
          <table:table-cell office:value-type="string">
            <text:p>adv. </text:p>
          </table:table-cell>
          <table:table-cell/>
          <table:table-cell office:value-type="string">
            <text:p>por fin </text:p>
          </table:table-cell>
          <table:table-cell office:value-type="string">
            <text:p>finally, now </text:p>
          </table:table-cell>
          <table:table-cell office:value-type="string">
            <text:p>1. The [pama] occurs followi‘failure’, marki‘success’; ‘failure’, ‘failure’, ‘success’ [pama]. 2. It occurs at the end of the final stage, when the action is spread out over several stages or sentences. 3. It occurs where the action has resumed, followian interuption. 4. It occurs at the ‘genuine end’ which may involve several sentences.</text:p>
          </table:table-cell>
          <table:table-cell table:number-columns-repeated="60"/>
        </table:table-row>
        <table:table-row table:style-name="ro1">
          <table:table-cell office:value-type="string">
            <text:p>boka- </text:p>
          </table:table-cell>
          <table:table-cell office:value-type="string">
            <text:p>boká-rã </text:p>
          </table:table-cell>
          <table:table-cell office:value-type="string">
            <text:p>v.2a </text:p>
          </table:table-cell>
          <table:table-cell/>
          <table:table-cell office:value-type="string">
            <text:p>encontrar </text:p>
          </table:table-cell>
          <table:table-cell office:value-type="string">
            <text:p>find </text:p>
          </table:table-cell>
          <table:table-cell table:number-columns-repeated="61"/>
        </table:table-row>
        <table:table-row table:style-name="ro1">
          <table:table-cell office:value-type="string">
            <text:p>odo- </text:p>
          </table:table-cell>
          <table:table-cell office:value-type="string">
            <text:p>odóo-rã </text:p>
          </table:table-cell>
          <table:table-cell office:value-type="string">
            <text:p>v. </text:p>
          </table:table-cell>
          <table:table-cell office:value-type="string">
            <text:p>odo-a- </text:p>
          </table:table-cell>
          <table:table-cell office:value-type="string">
            <text:p>terminar </text:p>
          </table:table-cell>
          <table:table-cell office:value-type="string">
            <text:p>finish a series of related actions </text:p>
          </table:table-cell>
          <table:table-cell office:value-type="string">
            <text:p>, Focuses on the end of a process which can be viewed as occurriover a space or period of time. </text:p>
          </table:table-cell>
          <table:table-cell table:number-columns-repeated="60"/>
        </table:table-row>
        <table:table-row table:style-name="ro1">
          <table:table-cell office:value-type="string">
            <text:p>pere- </text:p>
          </table:table-cell>
          <table:table-cell office:value-type="string">
            <text:p>peeré-rã </text:p>
          </table:table-cell>
          <table:table-cell office:value-type="string">
            <text:p>v.2b </text:p>
          </table:table-cell>
          <table:table-cell/>
          <table:table-cell office:value-type="string">
            <text:p>terminar, acabar(se) </text:p>
          </table:table-cell>
          <table:table-cell office:value-type="string">
            <text:p>finish up, finish off </text:p>
          </table:table-cell>
          <table:table-cell office:value-type="string">
            <text:p>nge Refers to the subject; all of it or all of them have finished a process.</text:p>
          </table:table-cell>
          <table:table-cell table:number-columns-repeated="60"/>
        </table:table-row>
        <table:table-row table:style-name="ro1">
          <table:table-cell office:value-type="string">
            <text:p>-pere- </text:p>
          </table:table-cell>
          <table:table-cell/>
          <table:table-cell office:value-type="string">
            <text:p>suf. v. no final </text:p>
          </table:table-cell>
          <table:table-cell/>
          <table:table-cell office:value-type="string">
            <text:p>terminar, acabar(se) </text:p>
          </table:table-cell>
          <table:table-cell office:value-type="string">
            <text:p>finish; all or everything </text:p>
          </table:table-cell>
          <table:table-cell office:value-type="string">
            <text:p>The focus is on the finishiof a process.</text:p>
          </table:table-cell>
          <table:table-cell table:number-columns-repeated="60"/>
        </table:table-row>
        <table:table-row table:style-name="ro1">
          <table:table-cell office:value-type="string">
            <text:p>peame </text:p>
          </table:table-cell>
          <table:table-cell office:value-type="string">
            <text:p>peámée-rẽ </text:p>
          </table:table-cell>
          <table:table-cell office:value-type="string">
            <text:p>s. </text:p>
          </table:table-cell>
          <table:table-cell/>
          <table:table-cell office:value-type="string">
            <text:p>fuego </text:p>
          </table:table-cell>
          <table:table-cell office:value-type="string">
            <text:p>fire</text:p>
          </table:table-cell>
          <table:table-cell table:number-columns-repeated="61"/>
        </table:table-row>
        <table:table-row table:style-name="ro1">
          <table:table-cell office:value-type="string">
            <text:p>pea </text:p>
          </table:table-cell>
          <table:table-cell office:value-type="string">
            <text:p>peá-ré </text:p>
          </table:table-cell>
          <table:table-cell office:value-type="string">
            <text:p>s. </text:p>
          </table:table-cell>
          <table:table-cell/>
          <table:table-cell office:value-type="string">
            <text:p>leña </text:p>
          </table:table-cell>
          <table:table-cell office:value-type="string">
            <text:p>firewood</text:p>
          </table:table-cell>
          <table:table-cell table:number-columns-repeated="61"/>
        </table:table-row>
        <table:table-row table:style-name="ro1">
          <table:table-cell office:value-type="string">
            <text:p>waaí </text:p>
          </table:table-cell>
          <table:table-cell office:value-type="string">
            <text:p>waaí, waai-ré </text:p>
          </table:table-cell>
          <table:table-cell office:value-type="string">
            <text:p>s. </text:p>
          </table:table-cell>
          <table:table-cell/>
          <table:table-cell office:value-type="string">
            <text:p>pez, peces </text:p>
          </table:table-cell>
          <table:table-cell office:value-type="string">
            <text:p>fish </text:p>
          </table:table-cell>
          <table:table-cell table:number-columns-repeated="61"/>
        </table:table-row>
        <table:table-row table:style-name="ro1">
          <table:table-cell office:value-type="string">
            <text:p>miã- </text:p>
          </table:table-cell>
          <table:table-cell office:value-type="string">
            <text:p>miã́-rõ </text:p>
          </table:table-cell>
          <table:table-cell office:value-type="string">
            <text:p>v.2a </text:p>
          </table:table-cell>
          <table:table-cell/>
          <table:table-cell office:value-type="string">
            <text:p>relampaguear </text:p>
          </table:table-cell>
          <table:table-cell office:value-type="string">
            <text:p>flash</text:p>
          </table:table-cell>
          <table:table-cell table:number-columns-repeated="61"/>
        </table:table-row>
        <table:table-row table:style-name="ro1">
          <table:table-cell office:value-type="string">
            <text:p>-ñe </text:p>
          </table:table-cell>
          <table:table-cell office:value-type="string">
            <text:p>-ñee </text:p>
          </table:table-cell>
          <table:table-cell office:value-type="string">
            <text:p>suf. s. </text:p>
          </table:table-cell>
          <table:table-cell/>
          <table:table-cell office:value-type="string">
            <text:p>(forma de) algo plano y flexible </text:p>
          </table:table-cell>
          <table:table-cell office:value-type="string">
            <text:p>flat &amp; floppy (shape marker) </text:p>
          </table:table-cell>
          <table:table-cell table:number-columns-repeated="61"/>
        </table:table-row>
        <table:table-row table:style-name="ro1">
          <table:table-cell office:value-type="string">
            <text:p>bapa- </text:p>
          </table:table-cell>
          <table:table-cell office:value-type="string">
            <text:p>bápá-ri </text:p>
          </table:table-cell>
          <table:table-cell office:value-type="string">
            <text:p>adj. </text:p>
          </table:table-cell>
          <table:table-cell/>
          <table:table-cell office:value-type="string">
            <text:p>plano </text:p>
          </table:table-cell>
          <table:table-cell office:value-type="string">
            <text:p>flat or smooth</text:p>
          </table:table-cell>
          <table:table-cell table:number-columns-repeated="61"/>
        </table:table-row>
        <table:table-row table:style-name="ro1">
          <table:table-cell office:value-type="string">
            <text:p>-koro </text:p>
          </table:table-cell>
          <table:table-cell office:value-type="string">
            <text:p>-kooro </text:p>
          </table:table-cell>
          <table:table-cell office:value-type="string">
            <text:p>suf. s. </text:p>
          </table:table-cell>
          <table:table-cell/>
          <table:table-cell office:value-type="string">
            <text:p>(forma de) un receptáculo poco profundo </text:p>
          </table:table-cell>
          <table:table-cell office:value-type="string">
            <text:p>flat-bowl or shallow recepticle (shape marker)</text:p>
          </table:table-cell>
          <table:table-cell table:number-columns-repeated="61"/>
        </table:table-row>
        <table:table-row table:style-name="ro1">
          <table:table-cell office:value-type="string">
            <text:p>goó </text:p>
          </table:table-cell>
          <table:table-cell office:value-type="string">
            <text:p>goó, goo-ré </text:p>
          </table:table-cell>
          <table:table-cell office:value-type="string">
            <text:p>s. </text:p>
          </table:table-cell>
          <table:table-cell/>
          <table:table-cell office:value-type="string">
            <text:p>flor </text:p>
          </table:table-cell>
          <table:table-cell office:value-type="string">
            <text:p>flower</text:p>
          </table:table-cell>
          <table:table-cell table:number-columns-repeated="61"/>
        </table:table-row>
        <table:table-row table:style-name="ro1">
          <table:table-cell office:value-type="string">
            <text:p>pore- </text:p>
          </table:table-cell>
          <table:table-cell office:value-type="string">
            <text:p>poré-ró </text:p>
          </table:table-cell>
          <table:table-cell office:value-type="string">
            <text:p>v.1a </text:p>
          </table:table-cell>
          <table:table-cell/>
          <table:table-cell office:value-type="string">
            <text:p>florecer </text:p>
          </table:table-cell>
          <table:table-cell office:value-type="string">
            <text:p>flower</text:p>
          </table:table-cell>
          <table:table-cell table:number-columns-repeated="61"/>
        </table:table-row>
        <table:table-row table:style-name="ro1">
          <table:table-cell office:value-type="string">
            <text:p>wiri- </text:p>
          </table:table-cell>
          <table:table-cell office:value-type="string">
            <text:p>wirí-ró </text:p>
          </table:table-cell>
          <table:table-cell office:value-type="string">
            <text:p>v.1a </text:p>
          </table:table-cell>
          <table:table-cell/>
          <table:table-cell office:value-type="string">
            <text:p>florecer </text:p>
          </table:table-cell>
          <table:table-cell office:value-type="string">
            <text:p>flower</text:p>
          </table:table-cell>
          <table:table-cell table:number-columns-repeated="61"/>
        </table:table-row>
        <table:table-row table:style-name="ro1">
          <table:table-cell office:value-type="string">
            <text:p>bekamʉ </text:p>
          </table:table-cell>
          <table:table-cell office:value-type="string">
            <text:p>bekámʉ́-rẽ́ </text:p>
          </table:table-cell>
          <table:table-cell office:value-type="string">
            <text:p>s. </text:p>
          </table:table-cell>
          <table:table-cell/>
          <table:table-cell office:value-type="string">
            <text:p>mosca </text:p>
          </table:table-cell>
          <table:table-cell office:value-type="string">
            <text:p>fly</text:p>
          </table:table-cell>
          <table:table-cell table:number-columns-repeated="61"/>
        </table:table-row>
        <table:table-row table:style-name="ro1">
          <table:table-cell office:value-type="string">
            <text:p>wʉ́- </text:p>
          </table:table-cell>
          <table:table-cell office:value-type="string">
            <text:p>wʉ́-rã́ </text:p>
          </table:table-cell>
          <table:table-cell office:value-type="string">
            <text:p>v.1c </text:p>
          </table:table-cell>
          <table:table-cell/>
          <table:table-cell office:value-type="string">
            <text:p>volar </text:p>
          </table:table-cell>
          <table:table-cell office:value-type="string">
            <text:p>fly </text:p>
          </table:table-cell>
          <table:table-cell table:number-columns-repeated="61"/>
        </table:table-row>
        <table:table-row table:style-name="ro1">
          <table:table-cell office:value-type="string">
            <text:p>gũmupeo- </text:p>
          </table:table-cell>
          <table:table-cell office:value-type="string">
            <text:p>gũmúpeo-rã </text:p>
          </table:table-cell>
          <table:table-cell office:value-type="string">
            <text:p>v. </text:p>
          </table:table-cell>
          <table:table-cell/>
          <table:table-cell office:value-type="string">
            <text:p>doblar </text:p>
          </table:table-cell>
          <table:table-cell office:value-type="string">
            <text:p>fold over as when finishing off the edge of a basket</text:p>
          </table:table-cell>
          <table:table-cell table:number-columns-repeated="61"/>
        </table:table-row>
        <table:table-row table:style-name="ro1">
          <table:table-cell office:value-type="string">
            <text:p>-tʉya- </text:p>
          </table:table-cell>
          <table:table-cell/>
          <table:table-cell office:value-type="string">
            <text:p>suf. v. no final </text:p>
          </table:table-cell>
          <table:table-cell/>
          <table:table-cell office:value-type="string">
            <text:p>seguir </text:p>
          </table:table-cell>
          <table:table-cell office:value-type="string">
            <text:p>follow</text:p>
          </table:table-cell>
          <table:table-cell table:number-columns-repeated="61"/>
        </table:table-row>
        <table:table-row table:style-name="ro1">
          <table:table-cell office:value-type="string">
            <text:p>tʉya- </text:p>
          </table:table-cell>
          <table:table-cell office:value-type="string">
            <text:p>tʉyá-rã́ </text:p>
          </table:table-cell>
          <table:table-cell office:value-type="string">
            <text:p>v.1a </text:p>
          </table:table-cell>
          <table:table-cell/>
          <table:table-cell office:value-type="string">
            <text:p>seguir </text:p>
          </table:table-cell>
          <table:table-cell office:value-type="string">
            <text:p>follow </text:p>
          </table:table-cell>
          <table:table-cell table:number-columns-repeated="61"/>
        </table:table-row>
        <table:table-row table:style-name="ro1">
          <table:table-cell office:value-type="string">
            <text:p>wija- </text:p>
          </table:table-cell>
          <table:table-cell office:value-type="string">
            <text:p>wijá-rã </text:p>
          </table:table-cell>
          <table:table-cell office:value-type="string">
            <text:p>v.2a </text:p>
          </table:table-cell>
          <table:table-cell/>
          <table:table-cell office:value-type="string">
            <text:p>alinear y seguir </text:p>
          </table:table-cell>
          <table:table-cell office:value-type="string">
            <text:p>follow along with</text:p>
          </table:table-cell>
          <table:table-cell table:number-columns-repeated="61"/>
        </table:table-row>
        <table:table-row table:style-name="ro1">
          <table:table-cell office:value-type="string">
            <text:p>gubu </text:p>
          </table:table-cell>
          <table:table-cell office:value-type="string">
            <text:p>guubú-ré </text:p>
          </table:table-cell>
          <table:table-cell office:value-type="string">
            <text:p>s. </text:p>
          </table:table-cell>
          <table:table-cell/>
          <table:table-cell office:value-type="string">
            <text:p>pie </text:p>
          </table:table-cell>
          <table:table-cell office:value-type="string">
            <text:p>foot</text:p>
          </table:table-cell>
          <table:table-cell table:number-columns-repeated="61"/>
        </table:table-row>
        <table:table-row table:style-name="ro1">
          <table:table-cell office:value-type="string">
            <text:p>guburi </text:p>
          </table:table-cell>
          <table:table-cell office:value-type="string">
            <text:p>guuburí-re </text:p>
          </table:table-cell>
          <table:table-cell office:value-type="string">
            <text:p>s. </text:p>
          </table:table-cell>
          <table:table-cell/>
          <table:table-cell office:value-type="string">
            <text:p>huellas </text:p>
          </table:table-cell>
          <table:table-cell office:value-type="string">
            <text:p>foot prints</text:p>
          </table:table-cell>
          <table:table-cell table:number-columns-repeated="61"/>
        </table:table-row>
        <table:table-row table:style-name="ro1">
          <table:table-cell office:value-type="string">
            <text:p>yoaripoe </text:p>
          </table:table-cell>
          <table:table-cell office:value-type="string">
            <text:p>yoáripoe </text:p>
          </table:table-cell>
          <table:table-cell office:value-type="string">
            <text:p>adv. </text:p>
          </table:table-cell>
          <table:table-cell/>
          <table:table-cell office:value-type="string">
            <text:p>por mucho tiempo </text:p>
          </table:table-cell>
          <table:table-cell office:value-type="string">
            <text:p>for a long time, a long time ago </text:p>
          </table:table-cell>
          <table:table-cell table:number-columns-repeated="61"/>
        </table:table-row>
        <table:table-row table:style-name="ro1">
          <table:table-cell office:value-type="string">
            <text:p>-gue </text:p>
          </table:table-cell>
          <table:table-cell/>
          <table:table-cell office:value-type="string">
            <text:p>suf. s. </text:p>
          </table:table-cell>
          <table:table-cell/>
          <table:table-cell office:value-type="string">
            <text:p>para enfocar </text:p>
          </table:table-cell>
          <table:table-cell office:value-type="string">
            <text:p>for focus </text:p>
          </table:table-cell>
          <table:table-cell table:number-columns-repeated="61"/>
        </table:table-row>
        <table:table-row table:style-name="ro1">
          <table:table-cell office:value-type="string">
            <text:p>diapusero </text:p>
          </table:table-cell>
          <table:table-cell office:value-type="string">
            <text:p>diápúseero-re </text:p>
          </table:table-cell>
          <table:table-cell office:value-type="string">
            <text:p>s. </text:p>
          </table:table-cell>
          <table:table-cell/>
          <table:table-cell office:value-type="string">
            <text:p>frente </text:p>
          </table:table-cell>
          <table:table-cell office:value-type="string">
            <text:p>forehead</text:p>
          </table:table-cell>
          <table:table-cell table:number-columns-repeated="61"/>
        </table:table-row>
        <table:table-row table:style-name="ro1">
          <table:table-cell office:value-type="string">
            <text:p>kãti- </text:p>
          </table:table-cell>
          <table:table-cell office:value-type="string">
            <text:p>kã́ti-rã </text:p>
          </table:table-cell>
          <table:table-cell office:value-type="string">
            <text:p>v.3b </text:p>
          </table:table-cell>
          <table:table-cell/>
          <table:table-cell office:value-type="string">
            <text:p>olvidar </text:p>
          </table:table-cell>
          <table:table-cell office:value-type="string">
            <text:p>forget </text:p>
          </table:table-cell>
          <table:table-cell table:number-columns-repeated="61"/>
        </table:table-row>
        <table:table-row table:style-name="ro1">
          <table:table-cell office:value-type="string">
            <text:p>keori </text:p>
          </table:table-cell>
          <table:table-cell office:value-type="string">
            <text:p>keóri-re </text:p>
          </table:table-cell>
          <table:table-cell office:value-type="string">
            <text:p>s. </text:p>
          </table:table-cell>
          <table:table-cell/>
          <table:table-cell office:value-type="string">
            <text:p>forma de, ejemplo de </text:p>
          </table:table-cell>
          <table:table-cell office:value-type="string">
            <text:p>form of, example of</text:p>
          </table:table-cell>
          <table:table-cell table:number-columns-repeated="61"/>
        </table:table-row>
        <table:table-row table:style-name="ro1">
          <table:table-cell office:value-type="string">
            <text:p>wara- </text:p>
          </table:table-cell>
          <table:table-cell office:value-type="string">
            <text:p>wará-rã́ </text:p>
          </table:table-cell>
          <table:table-cell office:value-type="string">
            <text:p>v.1a </text:p>
          </table:table-cell>
          <table:table-cell/>
          <table:table-cell office:value-type="string">
            <text:p>amoldar </text:p>
          </table:table-cell>
          <table:table-cell office:value-type="string">
            <text:p>form with clay</text:p>
          </table:table-cell>
          <table:table-cell table:number-columns-repeated="61"/>
        </table:table-row>
        <table:table-row table:style-name="ro1">
          <table:table-cell office:value-type="string">
            <text:p>merãmarã </text:p>
          </table:table-cell>
          <table:table-cell office:value-type="string">
            <text:p>meerã́marã-rẽ </text:p>
          </table:table-cell>
          <table:table-cell office:value-type="string">
            <text:p>s. </text:p>
          </table:table-cell>
          <table:table-cell/>
          <table:table-cell office:value-type="string">
            <text:p>amigos, compañeros </text:p>
          </table:table-cell>
          <table:table-cell office:value-type="string">
            <text:p>friends </text:p>
          </table:table-cell>
          <table:table-cell table:number-columns-repeated="61"/>
        </table:table-row>
        <table:table-row table:style-name="ro1">
          <table:table-cell office:value-type="string">
            <text:p>güisã- </text:p>
          </table:table-cell>
          <table:table-cell office:value-type="string">
            <text:p>güísã-rã </text:p>
          </table:table-cell>
          <table:table-cell office:value-type="string">
            <text:p>v. </text:p>
          </table:table-cell>
          <table:table-cell/>
          <table:table-cell office:value-type="string">
            <text:p>asustar, espantar </text:p>
          </table:table-cell>
          <table:table-cell office:value-type="string">
            <text:p>frighten</text:p>
          </table:table-cell>
          <table:table-cell table:number-columns-repeated="61"/>
        </table:table-row>
        <table:table-row table:style-name="ro1">
          <table:table-cell office:value-type="string">
            <text:p>iro merã </text:p>
          </table:table-cell>
          <table:table-cell office:value-type="string">
            <text:p>iró meerã </text:p>
          </table:table-cell>
          <table:table-cell office:value-type="string">
            <text:p>adv. </text:p>
          </table:table-cell>
          <table:table-cell/>
          <table:table-cell office:value-type="string">
            <text:p>de allí </text:p>
          </table:table-cell>
          <table:table-cell office:value-type="string">
            <text:p>from there</text:p>
          </table:table-cell>
          <table:table-cell table:number-columns-repeated="61"/>
        </table:table-row>
        <table:table-row table:style-name="ro1">
          <table:table-cell office:value-type="string">
            <text:p>sũmu </text:p>
          </table:table-cell>
          <table:table-cell office:value-type="string">
            <text:p>sũmú-rẽ </text:p>
          </table:table-cell>
          <table:table-cell office:value-type="string">
            <text:p>s. </text:p>
          </table:table-cell>
          <table:table-cell/>
          <table:table-cell office:value-type="string">
            <text:p>espuma </text:p>
          </table:table-cell>
          <table:table-cell office:value-type="string">
            <text:p>froth</text:p>
          </table:table-cell>
          <table:table-cell table:number-columns-repeated="61"/>
        </table:table-row>
        <table:table-row table:style-name="ro1">
          <table:table-cell office:value-type="string">
            <text:p>dʉka </text:p>
          </table:table-cell>
          <table:table-cell office:value-type="string">
            <text:p>dʉká-re </text:p>
          </table:table-cell>
          <table:table-cell office:value-type="string">
            <text:p>s. </text:p>
          </table:table-cell>
          <table:table-cell/>
          <table:table-cell office:value-type="string">
            <text:p>fruta </text:p>
          </table:table-cell>
          <table:table-cell office:value-type="string">
            <text:p>fruit </text:p>
          </table:table-cell>
          <table:table-cell table:number-columns-repeated="61"/>
        </table:table-row>
        <table:table-row table:style-name="ro1">
          <table:table-cell office:value-type="string">
            <text:p>ʉtʉri- </text:p>
          </table:table-cell>
          <table:table-cell office:value-type="string">
            <text:p>ʉtʉ́rí-ró </text:p>
          </table:table-cell>
          <table:table-cell office:value-type="string">
            <text:p>v. </text:p>
          </table:table-cell>
          <table:table-cell/>
          <table:table-cell office:value-type="string">
            <text:p>lleno de </text:p>
          </table:table-cell>
          <table:table-cell office:value-type="string">
            <text:p>full of </text:p>
          </table:table-cell>
          <table:table-cell table:number-columns-repeated="61"/>
        </table:table-row>
        <table:table-row table:style-name="ro1">
          <table:table-cell office:value-type="string">
            <text:p>-gʉ́ra </text:p>
          </table:table-cell>
          <table:table-cell/>
          <table:table-cell office:value-type="string">
            <text:p>suf. v. </text:p>
          </table:table-cell>
          <table:table-cell/>
          <table:table-cell office:value-type="string">
            <text:p>futuro definido, intencional </text:p>
          </table:table-cell>
          <table:table-cell office:value-type="string">
            <text:p>future definate intention </text:p>
          </table:table-cell>
          <table:table-cell office:value-type="string">
            <text:p>1 persona, masc. sing. , Assumed, potential event or state; <text:s/>focuses on the inception. </text:p>
          </table:table-cell>
          <table:table-cell table:number-columns-repeated="60"/>
        </table:table-row>
        <table:table-row table:style-name="ro1">
          <table:table-cell office:value-type="string">
            <text:p>-buro </text:p>
          </table:table-cell>
          <table:table-cell/>
          <table:table-cell office:value-type="string">
            <text:p>suf. v. </text:p>
          </table:table-cell>
          <table:table-cell/>
          <table:table-cell office:value-type="string">
            <text:p>tiempo o lugar de anticipación </text:p>
          </table:table-cell>
          <table:table-cell office:value-type="string">
            <text:p>future time or place</text:p>
          </table:table-cell>
          <table:table-cell table:number-columns-repeated="61"/>
        </table:table-row>
        <table:table-row table:style-name="ro1">
          <table:table-cell office:value-type="string">
            <text:p>wajata- </text:p>
          </table:table-cell>
          <table:table-cell office:value-type="string">
            <text:p>wajátá-rã </text:p>
          </table:table-cell>
          <table:table-cell office:value-type="string">
            <text:p>v. </text:p>
          </table:table-cell>
          <table:table-cell/>
          <table:table-cell office:value-type="string">
            <text:p>ganar </text:p>
          </table:table-cell>
          <table:table-cell office:value-type="string">
            <text:p>gain, win, be rewarded with</text:p>
          </table:table-cell>
          <table:table-cell table:number-columns-repeated="61"/>
        </table:table-row>
        <table:table-row table:style-name="ro1">
          <table:table-cell office:value-type="string">
            <text:p>galoma </text:p>
          </table:table-cell>
          <table:table-cell office:value-type="string">
            <text:p>galómá-rẽ </text:p>
          </table:table-cell>
          <table:table-cell office:value-type="string">
            <text:p>s. </text:p>
          </table:table-cell>
          <table:table-cell/>
          <table:table-cell office:value-type="string">
            <text:p>galón </text:p>
          </table:table-cell>
          <table:table-cell office:value-type="string">
            <text:p>gallon</text:p>
          </table:table-cell>
          <table:table-cell table:number-columns-repeated="61"/>
        </table:table-row>
        <table:table-row table:style-name="ro1">
          <table:table-cell office:value-type="string">
            <text:p>suríro </text:p>
          </table:table-cell>
          <table:table-cell office:value-type="string">
            <text:p>suuríro-re </text:p>
          </table:table-cell>
          <table:table-cell office:value-type="string">
            <text:p>s. </text:p>
          </table:table-cell>
          <table:table-cell/>
          <table:table-cell office:value-type="string">
            <text:p>vestido </text:p>
          </table:table-cell>
          <table:table-cell office:value-type="string">
            <text:p>garment</text:p>
          </table:table-cell>
          <table:table-cell table:number-columns-repeated="61"/>
        </table:table-row>
        <table:table-row table:style-name="ro1">
          <table:table-cell office:value-type="string">
            <text:p>sea- </text:p>
          </table:table-cell>
          <table:table-cell office:value-type="string">
            <text:p>seá-rã </text:p>
          </table:table-cell>
          <table:table-cell office:value-type="string">
            <text:p>v.2a </text:p>
          </table:table-cell>
          <table:table-cell/>
          <table:table-cell office:value-type="string">
            <text:p>recoger </text:p>
          </table:table-cell>
          <table:table-cell office:value-type="string">
            <text:p>gather </text:p>
          </table:table-cell>
          <table:table-cell table:number-columns-repeated="61"/>
        </table:table-row>
        <table:table-row table:style-name="ro1">
          <table:table-cell office:value-type="string">
            <text:p>tũrũ- </text:p>
          </table:table-cell>
          <table:table-cell office:value-type="string">
            <text:p>tũrṹ-rã́ </text:p>
          </table:table-cell>
          <table:table-cell office:value-type="string">
            <text:p>v.1a </text:p>
          </table:table-cell>
          <table:table-cell/>
          <table:table-cell office:value-type="string">
            <text:p>reunir como un banco de peces </text:p>
          </table:table-cell>
          <table:table-cell office:value-type="string">
            <text:p>gather together as fish</text:p>
          </table:table-cell>
          <table:table-cell table:number-columns-repeated="61"/>
        </table:table-row>
        <table:table-row table:style-name="ro1">
          <table:table-cell office:value-type="string">
            <text:p>ñípi- </text:p>
          </table:table-cell>
          <table:table-cell office:value-type="string">
            <text:p>ñípi-ro </text:p>
          </table:table-cell>
          <table:table-cell office:value-type="string">
            <text:p>v.3b </text:p>
          </table:table-cell>
          <table:table-cell/>
          <table:table-cell office:value-type="string">
            <text:p>ponerse obscuro </text:p>
          </table:table-cell>
          <table:table-cell office:value-type="string">
            <text:p>get dark, be dark </text:p>
          </table:table-cell>
          <table:table-cell table:number-columns-repeated="61"/>
        </table:table-row>
        <table:table-row table:style-name="ro1">
          <table:table-cell office:value-type="string">
            <text:p>duú- </text:p>
          </table:table-cell>
          <table:table-cell office:value-type="string">
            <text:p>duú-rã </text:p>
          </table:table-cell>
          <table:table-cell office:value-type="string">
            <text:p>v.2a </text:p>
          </table:table-cell>
          <table:table-cell/>
          <table:table-cell office:value-type="string">
            <text:p>perder de vista </text:p>
          </table:table-cell>
          <table:table-cell office:value-type="string">
            <text:p>get or be lost, be hidden </text:p>
          </table:table-cell>
          <table:table-cell table:number-columns-repeated="61"/>
        </table:table-row>
        <table:table-row table:style-name="ro1">
          <table:table-cell office:value-type="string">
            <text:p>we- </text:p>
          </table:table-cell>
          <table:table-cell office:value-type="string">
            <text:p>wé-ro </text:p>
          </table:table-cell>
          <table:table-cell office:value-type="string">
            <text:p>v.3a </text:p>
          </table:table-cell>
          <table:table-cell/>
          <table:table-cell office:value-type="string">
            <text:p>mojarse </text:p>
          </table:table-cell>
          <table:table-cell office:value-type="string">
            <text:p>get wet or moist</text:p>
          </table:table-cell>
          <table:table-cell table:number-columns-repeated="61"/>
        </table:table-row>
        <table:table-row table:style-name="ro1">
          <table:table-cell office:value-type="string">
            <text:p>sĩ- </text:p>
          </table:table-cell>
          <table:table-cell office:value-type="string">
            <text:p>sĩ́-rã́ </text:p>
          </table:table-cell>
          <table:table-cell office:value-type="string">
            <text:p>v.1c </text:p>
          </table:table-cell>
          <table:table-cell/>
          <table:table-cell office:value-type="string">
            <text:p>dar </text:p>
          </table:table-cell>
          <table:table-cell office:value-type="string">
            <text:p>give </text:p>
          </table:table-cell>
          <table:table-cell table:number-columns-repeated="61"/>
        </table:table-row>
        <table:table-row table:style-name="ro1">
          <table:table-cell office:value-type="string">
            <text:p>nomesu- </text:p>
          </table:table-cell>
          <table:table-cell office:value-type="string">
            <text:p>nomésu-rã </text:p>
          </table:table-cell>
          <table:table-cell office:value-type="string">
            <text:p>v. </text:p>
          </table:table-cell>
          <table:table-cell/>
          <table:table-cell office:value-type="string">
            <text:p>dar su hija en matrimonia </text:p>
          </table:table-cell>
          <table:table-cell office:value-type="string">
            <text:p>give one’s daughter in marriage</text:p>
          </table:table-cell>
          <table:table-cell table:number-columns-repeated="61"/>
        </table:table-row>
        <table:table-row table:style-name="ro1">
          <table:table-cell office:value-type="string">
            <text:p>kũmijũ- </text:p>
          </table:table-cell>
          <table:table-cell office:value-type="string">
            <text:p>kṹmijũ-rõ </text:p>
          </table:table-cell>
          <table:table-cell office:value-type="string">
            <text:p>v. </text:p>
          </table:table-cell>
          <table:table-cell/>
          <table:table-cell office:value-type="string">
            <text:p>resplandecer, lucir muy brilliante </text:p>
          </table:table-cell>
          <table:table-cell office:value-type="string">
            <text:p>glare, be ‘‘blinded’’ with light; blinding light</text:p>
          </table:table-cell>
          <table:table-cell table:number-columns-repeated="61"/>
        </table:table-row>
        <table:table-row table:style-name="ro1">
          <table:table-cell office:value-type="string">
            <text:p>gose- </text:p>
          </table:table-cell>
          <table:table-cell office:value-type="string">
            <text:p>gosé-ro </text:p>
          </table:table-cell>
          <table:table-cell office:value-type="string">
            <text:p>v.2a </text:p>
          </table:table-cell>
          <table:table-cell/>
          <table:table-cell office:value-type="string">
            <text:p>lucir, brillar </text:p>
          </table:table-cell>
          <table:table-cell office:value-type="string">
            <text:p>glow, shine</text:p>
          </table:table-cell>
          <table:table-cell table:number-columns-repeated="61"/>
        </table:table-row>
        <table:table-row table:style-name="ro1">
          <table:table-cell office:value-type="string">
            <text:p>goseri </text:p>
          </table:table-cell>
          <table:table-cell office:value-type="string">
            <text:p>goséri-re </text:p>
          </table:table-cell>
          <table:table-cell office:value-type="string">
            <text:p>adj. </text:p>
          </table:table-cell>
          <table:table-cell/>
          <table:table-cell office:value-type="string">
            <text:p>incandescencia, brillo, lustra </text:p>
          </table:table-cell>
          <table:table-cell office:value-type="string">
            <text:p>glowing, brilliant, shining</text:p>
          </table:table-cell>
          <table:table-cell table:number-columns-repeated="61"/>
        </table:table-row>
        <table:table-row table:style-name="ro1">
          <table:table-cell office:value-type="string">
            <text:p>gãmegoro- </text:p>
          </table:table-cell>
          <table:table-cell office:value-type="string">
            <text:p>gãmégoro-rã </text:p>
          </table:table-cell>
          <table:table-cell office:value-type="string">
            <text:p>v. </text:p>
          </table:table-cell>
          <table:table-cell/>
          <table:table-cell office:value-type="string">
            <text:p>dar una vuelta </text:p>
          </table:table-cell>
          <table:table-cell office:value-type="string">
            <text:p>go around in a circle, encircle</text:p>
          </table:table-cell>
          <table:table-cell table:number-columns-repeated="61"/>
        </table:table-row>
        <table:table-row table:style-name="ro1">
          <table:table-cell office:value-type="string">
            <text:p>seya- </text:p>
          </table:table-cell>
          <table:table-cell office:value-type="string">
            <text:p>seyá-ro </text:p>
          </table:table-cell>
          <table:table-cell office:value-type="string">
            <text:p>v. 2a </text:p>
          </table:table-cell>
          <table:table-cell/>
          <table:table-cell office:value-type="string">
            <text:p>difundir(se), hacer algo en todas las partes </text:p>
          </table:table-cell>
          <table:table-cell office:value-type="string">
            <text:p>go around, spread out everywhere</text:p>
          </table:table-cell>
          <table:table-cell table:number-columns-repeated="61"/>
        </table:table-row>
        <table:table-row table:style-name="ro1">
          <table:table-cell office:value-type="string">
            <text:p>dupuyu- </text:p>
          </table:table-cell>
          <table:table-cell office:value-type="string">
            <text:p>dupúyu-rã </text:p>
          </table:table-cell>
          <table:table-cell office:value-type="string">
            <text:p>v. </text:p>
          </table:table-cell>
          <table:table-cell office:value-type="string">
            <text:p>dupiyu- </text:p>
          </table:table-cell>
          <table:table-cell office:value-type="string">
            <text:p>ir delante de alguien </text:p>
          </table:table-cell>
          <table:table-cell office:value-type="string">
            <text:p>go before, lead</text:p>
          </table:table-cell>
          <table:table-cell table:number-columns-repeated="61"/>
        </table:table-row>
        <table:table-row table:style-name="ro1">
          <table:table-cell office:value-type="string">
            <text:p>dija- </text:p>
          </table:table-cell>
          <table:table-cell office:value-type="string">
            <text:p>dijá-rã </text:p>
          </table:table-cell>
          <table:table-cell office:value-type="string">
            <text:p>v.2a </text:p>
          </table:table-cell>
          <table:table-cell/>
          <table:table-cell office:value-type="string">
            <text:p>bajar, descender </text:p>
          </table:table-cell>
          <table:table-cell office:value-type="string">
            <text:p>go down </text:p>
          </table:table-cell>
          <table:table-cell table:number-columns-repeated="61"/>
        </table:table-row>
        <table:table-row table:style-name="ro1">
          <table:table-cell office:value-type="string">
            <text:p>bua- </text:p>
          </table:table-cell>
          <table:table-cell office:value-type="string">
            <text:p>buuá-rã </text:p>
          </table:table-cell>
          <table:table-cell office:value-type="string">
            <text:p>v.2b </text:p>
          </table:table-cell>
          <table:table-cell/>
          <table:table-cell office:value-type="string">
            <text:p>bajar del puerto </text:p>
          </table:table-cell>
          <table:table-cell office:value-type="string">
            <text:p>go down to the port or to the water </text:p>
          </table:table-cell>
          <table:table-cell table:number-columns-repeated="61"/>
        </table:table-row>
        <table:table-row table:style-name="ro1">
          <table:table-cell office:value-type="string">
            <text:p>sorogoroa- </text:p>
          </table:table-cell>
          <table:table-cell office:value-type="string">
            <text:p>sorógoróa-ro </text:p>
          </table:table-cell>
          <table:table-cell office:value-type="string">
            <text:p>v. </text:p>
          </table:table-cell>
          <table:table-cell/>
          <table:table-cell office:value-type="string">
            <text:p>ir en círculos, rodear </text:p>
          </table:table-cell>
          <table:table-cell office:value-type="string">
            <text:p>go in circles, encircle</text:p>
          </table:table-cell>
          <table:table-cell table:number-columns-repeated="61"/>
        </table:table-row>
        <table:table-row table:style-name="ro1">
          <table:table-cell office:value-type="string">
            <text:p>piaja- </text:p>
          </table:table-cell>
          <table:table-cell office:value-type="string">
            <text:p>piájá-rã́ </text:p>
          </table:table-cell>
          <table:table-cell office:value-type="string">
            <text:p>v. </text:p>
          </table:table-cell>
          <table:table-cell/>
          <table:table-cell office:value-type="string">
            <text:p>entrar a una chagra saliendo del monte </text:p>
          </table:table-cell>
          <table:table-cell office:value-type="string">
            <text:p>go into, as into a field or clearing in the jungle </text:p>
          </table:table-cell>
          <table:table-cell table:number-columns-repeated="61"/>
        </table:table-row>
        <table:table-row table:style-name="ro1">
          <table:table-cell office:value-type="string">
            <text:p>-wiri- </text:p>
          </table:table-cell>
          <table:table-cell/>
          <table:table-cell office:value-type="string">
            <text:p>suf. v. no final </text:p>
          </table:table-cell>
          <table:table-cell/>
          <table:table-cell office:value-type="string">
            <text:p>salir de </text:p>
          </table:table-cell>
          <table:table-cell office:value-type="string">
            <text:p>go out from</text:p>
          </table:table-cell>
          <table:table-cell table:number-columns-repeated="61"/>
        </table:table-row>
        <table:table-row table:style-name="ro1">
          <table:table-cell office:value-type="string">
            <text:p>wiri- </text:p>
          </table:table-cell>
          <table:table-cell office:value-type="string">
            <text:p>wirí-rã́ </text:p>
          </table:table-cell>
          <table:table-cell office:value-type="string">
            <text:p>v.1a </text:p>
          </table:table-cell>
          <table:table-cell/>
          <table:table-cell office:value-type="string">
            <text:p>salir </text:p>
          </table:table-cell>
          <table:table-cell office:value-type="string">
            <text:p>go out from, leave </text:p>
          </table:table-cell>
          <table:table-cell table:number-columns-repeated="61"/>
        </table:table-row>
        <table:table-row table:style-name="ro1">
          <table:table-cell office:value-type="string">
            <text:p>yari- </text:p>
          </table:table-cell>
          <table:table-cell office:value-type="string">
            <text:p>yarí-ró </text:p>
          </table:table-cell>
          <table:table-cell office:value-type="string">
            <text:p>v.1a </text:p>
          </table:table-cell>
          <table:table-cell/>
          <table:table-cell office:value-type="string">
            <text:p>apagarse </text:p>
          </table:table-cell>
          <table:table-cell office:value-type="string">
            <text:p>go out, be extinguished </text:p>
          </table:table-cell>
          <table:table-cell table:number-columns-repeated="61"/>
        </table:table-row>
        <table:table-row table:style-name="ro1">
          <table:table-cell office:value-type="string">
            <text:p>oja-a- </text:p>
          </table:table-cell>
          <table:table-cell office:value-type="string">
            <text:p>ojá-rã </text:p>
          </table:table-cell>
          <table:table-cell office:value-type="string">
            <text:p>v.2a </text:p>
          </table:table-cell>
          <table:table-cell/>
          <table:table-cell office:value-type="string">
            <text:p>ir al monte </text:p>
          </table:table-cell>
          <table:table-cell office:value-type="string">
            <text:p>go to the edge of a clearing and enter the jungle </text:p>
          </table:table-cell>
          <table:table-cell table:number-columns-repeated="61"/>
        </table:table-row>
        <table:table-row table:style-name="ro1">
          <table:table-cell office:value-type="string">
            <text:p>mʉrĩ- </text:p>
          </table:table-cell>
          <table:table-cell office:value-type="string">
            <text:p>mʉrĩ́-rã </text:p>
          </table:table-cell>
          <table:table-cell office:value-type="string">
            <text:p>v.2a </text:p>
          </table:table-cell>
          <table:table-cell/>
          <table:table-cell office:value-type="string">
            <text:p>ir (río) arriba, subir </text:p>
          </table:table-cell>
          <table:table-cell office:value-type="string">
            <text:p>go up (river) </text:p>
          </table:table-cell>
          <table:table-cell table:number-columns-repeated="61"/>
        </table:table-row>
        <table:table-row table:style-name="ro1">
          <table:table-cell office:value-type="string">
            <text:p>majãa- </text:p>
          </table:table-cell>
          <table:table-cell office:value-type="string">
            <text:p>majã́a-rã </text:p>
          </table:table-cell>
          <table:table-cell office:value-type="string">
            <text:p>v. </text:p>
          </table:table-cell>
          <table:table-cell/>
          <table:table-cell office:value-type="string">
            <text:p>ir subiendo del puerto </text:p>
          </table:table-cell>
          <table:table-cell office:value-type="string">
            <text:p>go up from the port</text:p>
          </table:table-cell>
          <table:table-cell table:number-columns-repeated="61"/>
        </table:table-row>
        <table:table-row table:style-name="ro1">
          <table:table-cell office:value-type="string">
            <text:p>-mu- </text:p>
          </table:table-cell>
          <table:table-cell/>
          <table:table-cell office:value-type="string">
            <text:p>suf. v. no final </text:p>
          </table:table-cell>
          <table:table-cell/>
          <table:table-cell office:value-type="string">
            <text:p>subir </text:p>
          </table:table-cell>
          <table:table-cell office:value-type="string">
            <text:p>go upward, rise</text:p>
          </table:table-cell>
          <table:table-cell table:number-columns-repeated="61"/>
        </table:table-row>
        <table:table-row table:style-name="ro1">
          <table:table-cell office:value-type="string">
            <text:p>mú- </text:p>
          </table:table-cell>
          <table:table-cell office:value-type="string">
            <text:p>mú-rõ </text:p>
          </table:table-cell>
          <table:table-cell office:value-type="string">
            <text:p>v.3a </text:p>
          </table:table-cell>
          <table:table-cell/>
          <table:table-cell office:value-type="string">
            <text:p>subir </text:p>
          </table:table-cell>
          <table:table-cell office:value-type="string">
            <text:p>go upward, rise</text:p>
          </table:table-cell>
          <table:table-cell table:number-columns-repeated="61"/>
        </table:table-row>
        <table:table-row table:style-name="ro1">
          <table:table-cell office:value-type="string">
            <text:p>waa- </text:p>
          </table:table-cell>
          <table:table-cell office:value-type="string">
            <text:p>waá, waa-rã́ </text:p>
          </table:table-cell>
          <table:table-cell office:value-type="string">
            <text:p>v.1b </text:p>
          </table:table-cell>
          <table:table-cell/>
          <table:table-cell office:value-type="string">
            <text:p>ir, pasar </text:p>
          </table:table-cell>
          <table:table-cell office:value-type="string">
            <text:p>go, happen </text:p>
          </table:table-cell>
          <table:table-cell table:number-columns-repeated="61"/>
        </table:table-row>
        <table:table-row table:style-name="ro1">
          <table:table-cell office:value-type="string">
            <text:p>gõãmarã </text:p>
          </table:table-cell>
          <table:table-cell office:value-type="string">
            <text:p>gõõãmárã-rẽ </text:p>
          </table:table-cell>
          <table:table-cell office:value-type="string">
            <text:p>s. </text:p>
          </table:table-cell>
          <table:table-cell/>
          <table:table-cell office:value-type="string">
            <text:p>dioses </text:p>
          </table:table-cell>
          <table:table-cell office:value-type="string">
            <text:p>gods </text:p>
          </table:table-cell>
          <table:table-cell table:number-columns-repeated="61"/>
        </table:table-row>
        <table:table-row table:style-name="ro1">
          <table:table-cell office:value-type="string">
            <text:p>õã- </text:p>
          </table:table-cell>
          <table:table-cell office:value-type="string">
            <text:p>õõã́-rĩ </text:p>
          </table:table-cell>
          <table:table-cell office:value-type="string">
            <text:p>adj. </text:p>
          </table:table-cell>
          <table:table-cell/>
          <table:table-cell office:value-type="string">
            <text:p>bueno </text:p>
          </table:table-cell>
          <table:table-cell office:value-type="string">
            <text:p>good </text:p>
          </table:table-cell>
          <table:table-cell table:number-columns-repeated="61"/>
        </table:table-row>
        <table:table-row table:style-name="ro1">
          <table:table-cell office:value-type="string">
            <text:p>kooa </text:p>
          </table:table-cell>
          <table:table-cell office:value-type="string">
            <text:p>kooá-re </text:p>
          </table:table-cell>
          <table:table-cell office:value-type="string">
            <text:p>s. </text:p>
          </table:table-cell>
          <table:table-cell/>
          <table:table-cell office:value-type="string">
            <text:p>calabaza, totuma </text:p>
          </table:table-cell>
          <table:table-cell office:value-type="string">
            <text:p>gourd</text:p>
          </table:table-cell>
          <table:table-cell table:number-columns-repeated="61"/>
        </table:table-row>
        <table:table-row table:style-name="ro1">
          <table:table-cell office:value-type="string">
            <text:p>ñekʉ̃ </text:p>
          </table:table-cell>
          <table:table-cell office:value-type="string">
            <text:p>ñekʉ̃́-rẽ </text:p>
          </table:table-cell>
          <table:table-cell office:value-type="string">
            <text:p>s. </text:p>
          </table:table-cell>
          <table:table-cell/>
          <table:table-cell office:value-type="string">
            <text:p>abuelo </text:p>
          </table:table-cell>
          <table:table-cell office:value-type="string">
            <text:p>grandfather, ancestor</text:p>
          </table:table-cell>
          <table:table-cell table:number-columns-repeated="61"/>
        </table:table-row>
        <table:table-row table:style-name="ro1">
          <table:table-cell office:value-type="string">
            <text:p>ñekõ </text:p>
          </table:table-cell>
          <table:table-cell office:value-type="string">
            <text:p>ñekṍ-rẽ </text:p>
          </table:table-cell>
          <table:table-cell office:value-type="string">
            <text:p>s. </text:p>
          </table:table-cell>
          <table:table-cell/>
          <table:table-cell office:value-type="string">
            <text:p>abuela </text:p>
          </table:table-cell>
          <table:table-cell office:value-type="string">
            <text:p>grandmother</text:p>
          </table:table-cell>
          <table:table-cell table:number-columns-repeated="61"/>
        </table:table-row>
        <table:table-row table:style-name="ro1">
          <table:table-cell office:value-type="string">
            <text:p>igui </text:p>
          </table:table-cell>
          <table:table-cell office:value-type="string">
            <text:p>iiguí, iigui-ré </text:p>
          </table:table-cell>
          <table:table-cell office:value-type="string">
            <text:p>s. </text:p>
          </table:table-cell>
          <table:table-cell/>
          <table:table-cell office:value-type="string">
            <text:p>uvas </text:p>
          </table:table-cell>
          <table:table-cell office:value-type="string">
            <text:p>grapes </text:p>
          </table:table-cell>
          <table:table-cell table:number-columns-repeated="61"/>
        </table:table-row>
        <table:table-row table:style-name="ro1">
          <table:table-cell office:value-type="string">
            <text:p>tá </text:p>
          </table:table-cell>
          <table:table-cell office:value-type="string">
            <text:p>tá-ré </text:p>
          </table:table-cell>
          <table:table-cell office:value-type="string">
            <text:p>s. </text:p>
          </table:table-cell>
          <table:table-cell/>
          <table:table-cell office:value-type="string">
            <text:p>hierba </text:p>
          </table:table-cell>
          <table:table-cell office:value-type="string">
            <text:p>grass </text:p>
          </table:table-cell>
          <table:table-cell table:number-columns-repeated="61"/>
        </table:table-row>
        <table:table-row table:style-name="ro1">
          <table:table-cell office:value-type="string">
            <text:p>mujĩ </text:p>
          </table:table-cell>
          <table:table-cell office:value-type="string">
            <text:p>mujĩ́-rẽ́ </text:p>
          </table:table-cell>
          <table:table-cell office:value-type="string">
            <text:p>s. </text:p>
          </table:table-cell>
          <table:table-cell/>
          <table:table-cell office:value-type="string">
            <text:p>paja </text:p>
          </table:table-cell>
          <table:table-cell office:value-type="string">
            <text:p>grass or leaves used for roofs and walls</text:p>
          </table:table-cell>
          <table:table-cell table:number-columns-repeated="61"/>
        </table:table-row>
        <table:table-row table:style-name="ro1">
          <table:table-cell office:value-type="string">
            <text:p>peapĩgãrãmʉ </text:p>
          </table:table-cell>
          <table:table-cell office:value-type="string">
            <text:p>peápĩ́gã́rãmʉ-rẽ </text:p>
          </table:table-cell>
          <table:table-cell office:value-type="string">
            <text:p>s. </text:p>
          </table:table-cell>
          <table:table-cell/>
          <table:table-cell office:value-type="string">
            <text:p>grillo, saltamonte </text:p>
          </table:table-cell>
          <table:table-cell office:value-type="string">
            <text:p>grasshopper</text:p>
          </table:table-cell>
          <table:table-cell table:number-columns-repeated="61"/>
        </table:table-row>
        <table:table-row table:style-name="ro1">
          <table:table-cell office:value-type="string">
            <text:p>porero </text:p>
          </table:table-cell>
          <table:table-cell office:value-type="string">
            <text:p>poréro-re </text:p>
          </table:table-cell>
          <table:table-cell office:value-type="string">
            <text:p>s. </text:p>
          </table:table-cell>
          <table:table-cell/>
          <table:table-cell office:value-type="string">
            <text:p>grillo, saltamonte </text:p>
          </table:table-cell>
          <table:table-cell office:value-type="string">
            <text:p>grasshopper</text:p>
          </table:table-cell>
          <table:table-cell table:number-columns-repeated="61"/>
        </table:table-row>
        <table:table-row table:style-name="ro1">
          <table:table-cell office:value-type="string">
            <text:p>oe- </text:p>
          </table:table-cell>
          <table:table-cell office:value-type="string">
            <text:p>oé-rã́ </text:p>
          </table:table-cell>
          <table:table-cell office:value-type="string">
            <text:p>v.1a </text:p>
          </table:table-cell>
          <table:table-cell/>
          <table:table-cell office:value-type="string">
            <text:p>rallar (yuca brava) </text:p>
          </table:table-cell>
          <table:table-cell office:value-type="string">
            <text:p>grate (manioc)</text:p>
          </table:table-cell>
          <table:table-cell table:number-columns-repeated="61"/>
        </table:table-row>
        <table:table-row table:style-name="ro1">
          <table:table-cell office:value-type="string">
            <text:p>sũũgũrũ </text:p>
          </table:table-cell>
          <table:table-cell office:value-type="string">
            <text:p>sũũgũrṹ-rẽ </text:p>
          </table:table-cell>
          <table:table-cell office:value-type="string">
            <text:p>s. </text:p>
          </table:table-cell>
          <table:table-cell/>
          <table:table-cell office:value-type="string">
            <text:p>rallador </text:p>
          </table:table-cell>
          <table:table-cell office:value-type="string">
            <text:p>grater</text:p>
          </table:table-cell>
          <table:table-cell table:number-columns-repeated="61"/>
        </table:table-row>
        <table:table-row table:style-name="ro1">
          <table:table-cell office:value-type="string">
            <text:p>masãgobe </text:p>
          </table:table-cell>
          <table:table-cell office:value-type="string">
            <text:p>masã́góbé-gue </text:p>
          </table:table-cell>
          <table:table-cell office:value-type="string">
            <text:p>s. </text:p>
          </table:table-cell>
          <table:table-cell/>
          <table:table-cell office:value-type="string">
            <text:p>sepulcro, tumba </text:p>
          </table:table-cell>
          <table:table-cell office:value-type="string">
            <text:p>grave, tomb</text:p>
          </table:table-cell>
          <table:table-cell table:number-columns-repeated="61"/>
        </table:table-row>
        <table:table-row table:style-name="ro1">
          <table:table-cell office:value-type="string">
            <text:p>merẽpubaparu </text:p>
          </table:table-cell>
          <table:table-cell office:value-type="string">
            <text:p>merẽ́pubaparu-re </text:p>
          </table:table-cell>
          <table:table-cell office:value-type="string">
            <text:p>s. </text:p>
          </table:table-cell>
          <table:table-cell/>
          <table:table-cell office:value-type="string">
            <text:p>oruga </text:p>
          </table:table-cell>
          <table:table-cell office:value-type="string">
            <text:p>green, edible caterpiller</text:p>
          </table:table-cell>
          <table:table-cell table:number-columns-repeated="61"/>
        </table:table-row>
        <table:table-row table:style-name="ro1">
          <table:table-cell office:value-type="string">
            <text:p>bokatĩrĩñeã- </text:p>
          </table:table-cell>
          <table:table-cell office:value-type="string">
            <text:p>bokátĩrĩñeã́-rã </text:p>
          </table:table-cell>
          <table:table-cell office:value-type="string">
            <text:p>v. </text:p>
          </table:table-cell>
          <table:table-cell/>
          <table:table-cell office:value-type="string">
            <text:p>encontrar y recibir </text:p>
          </table:table-cell>
          <table:table-cell office:value-type="string">
            <text:p>greet and receive someone</text:p>
          </table:table-cell>
          <table:table-cell table:number-columns-repeated="61"/>
        </table:table-row>
        <table:table-row table:style-name="ro1">
          <table:table-cell office:value-type="string">
            <text:p>gararu </text:p>
          </table:table-cell>
          <table:table-cell office:value-type="string">
            <text:p>garárú-ré </text:p>
          </table:table-cell>
          <table:table-cell office:value-type="string">
            <text:p>s. </text:p>
          </table:table-cell>
          <table:table-cell/>
          <table:table-cell office:value-type="string">
            <text:p>tiesto </text:p>
          </table:table-cell>
          <table:table-cell office:value-type="string">
            <text:p>griddle</text:p>
          </table:table-cell>
          <table:table-cell table:number-columns-repeated="61"/>
        </table:table-row>
        <table:table-row table:style-name="ro1">
          <table:table-cell office:value-type="string">
            <text:p>dʉjaritua- </text:p>
          </table:table-cell>
          <table:table-cell office:value-type="string">
            <text:p>dʉjáritua-rã </text:p>
          </table:table-cell>
          <table:table-cell office:value-type="string">
            <text:p>v. </text:p>
          </table:table-cell>
          <table:table-cell/>
          <table:table-cell office:value-type="string">
            <text:p>lamentar </text:p>
          </table:table-cell>
          <table:table-cell office:value-type="string">
            <text:p>grieve</text:p>
          </table:table-cell>
          <table:table-cell table:number-columns-repeated="61"/>
        </table:table-row>
        <table:table-row table:style-name="ro1">
          <table:table-cell office:value-type="string">
            <text:p>surãyeri </text:p>
          </table:table-cell>
          <table:table-cell office:value-type="string">
            <text:p>surã́yeri-re </text:p>
          </table:table-cell>
          <table:table-cell office:value-type="string">
            <text:p>adj. </text:p>
          </table:table-cell>
          <table:table-cell/>
          <table:table-cell office:value-type="string">
            <text:p>algunos, un grupo entre otro grupo más grande </text:p>
          </table:table-cell>
          <table:table-cell office:value-type="string">
            <text:p>group of people out of another larger group</text:p>
          </table:table-cell>
          <table:table-cell table:number-columns-repeated="61"/>
        </table:table-row>
        <table:table-row table:style-name="ro1">
          <table:table-cell office:value-type="string">
            <text:p>dotedibu </text:p>
          </table:table-cell>
          <table:table-cell office:value-type="string">
            <text:p>dotédíbu-gue </text:p>
          </table:table-cell>
          <table:table-cell office:value-type="string">
            <text:p>s. </text:p>
          </table:table-cell>
          <table:table-cell/>
          <table:table-cell office:value-type="string">
            <text:p>Guaralajara (un pueblito en el Río Paca) </text:p>
          </table:table-cell>
          <table:table-cell office:value-type="string">
            <text:p>Guaralajara (a small town on the Paca River)</text:p>
          </table:table-cell>
          <table:table-cell table:number-columns-repeated="61"/>
        </table:table-row>
        <table:table-row table:style-name="ro1">
          <table:table-cell office:value-type="string">
            <text:p>ĩãduripí- </text:p>
          </table:table-cell>
          <table:table-cell office:value-type="string">
            <text:p>ĩĩã́durípí-rã </text:p>
          </table:table-cell>
          <table:table-cell office:value-type="string">
            <text:p>v. </text:p>
          </table:table-cell>
          <table:table-cell/>
          <table:table-cell office:value-type="string">
            <text:p>guardar </text:p>
          </table:table-cell>
          <table:table-cell office:value-type="string">
            <text:p>guard</text:p>
          </table:table-cell>
          <table:table-cell table:number-columns-repeated="61"/>
        </table:table-row>
        <table:table-row table:style-name="ro1">
          <table:table-cell office:value-type="string">
            <text:p>payakãrẽ </text:p>
          </table:table-cell>
          <table:table-cell office:value-type="string">
            <text:p>payákã́rẽ-rẽ </text:p>
          </table:table-cell>
          <table:table-cell office:value-type="string">
            <text:p>s. </text:p>
          </table:table-cell>
          <table:table-cell/>
          <table:table-cell office:value-type="string">
            <text:p>guayaba </text:p>
          </table:table-cell>
          <table:table-cell office:value-type="string">
            <text:p>guayaba</text:p>
          </table:table-cell>
          <table:table-cell table:number-columns-repeated="61"/>
        </table:table-row>
        <table:table-row table:style-name="ro1">
          <table:table-cell office:value-type="string">
            <text:p>bʉapʉtẽrõ </text:p>
          </table:table-cell>
          <table:table-cell office:value-type="string">
            <text:p>bʉápʉ́tẽ́rõ-rẽ </text:p>
          </table:table-cell>
          <table:table-cell office:value-type="string">
            <text:p>s. </text:p>
          </table:table-cell>
          <table:table-cell/>
          <table:table-cell office:value-type="string">
            <text:p>guitarra, arpa </text:p>
          </table:table-cell>
          <table:table-cell office:value-type="string">
            <text:p>guitar or stringed instrument such as a harp</text:p>
          </table:table-cell>
          <table:table-cell table:number-columns-repeated="61"/>
        </table:table-row>
        <table:table-row table:style-name="ro1">
          <table:table-cell office:value-type="string">
            <text:p>peagʉ </text:p>
          </table:table-cell>
          <table:table-cell office:value-type="string">
            <text:p>peágʉ́-re </text:p>
          </table:table-cell>
          <table:table-cell office:value-type="string">
            <text:p>s. </text:p>
          </table:table-cell>
          <table:table-cell/>
          <table:table-cell office:value-type="string">
            <text:p>escopeta </text:p>
          </table:table-cell>
          <table:table-cell office:value-type="string">
            <text:p>gun</text:p>
          </table:table-cell>
          <table:table-cell table:number-columns-repeated="61"/>
        </table:table-row>
        <table:table-row table:style-name="ro1">
          <table:table-cell office:value-type="string">
            <text:p>-na- </text:p>
          </table:table-cell>
          <table:table-cell/>
          <table:table-cell office:value-type="string">
            <text:p>suf. v. no final </text:p>
          </table:table-cell>
          <table:table-cell/>
          <table:table-cell office:value-type="string">
            <text:p>hacer usualmente </text:p>
          </table:table-cell>
          <table:table-cell office:value-type="string">
            <text:p>habitually do </text:p>
          </table:table-cell>
          <table:table-cell office:value-type="string">
            <text:p>presente.</text:p>
          </table:table-cell>
          <table:table-cell table:number-columns-repeated="60"/>
        </table:table-row>
        <table:table-row table:style-name="ro1">
          <table:table-cell office:value-type="string">
            <text:p>-una- </text:p>
          </table:table-cell>
          <table:table-cell/>
          <table:table-cell office:value-type="string">
            <text:p>suf. v. no final </text:p>
          </table:table-cell>
          <table:table-cell/>
          <table:table-cell office:value-type="string">
            <text:p>acción acostumbrada en el pasado </text:p>
          </table:table-cell>
          <table:table-cell office:value-type="string">
            <text:p>habitually used to do </text:p>
          </table:table-cell>
          <table:table-cell office:value-type="string">
            <text:p>, nge The focus is not on the possible continuation of the action, but on it’s past habitual realization. </text:p>
          </table:table-cell>
          <table:table-cell table:number-columns-repeated="60"/>
        </table:table-row>
        <table:table-row table:style-name="ro1">
          <table:table-cell office:value-type="string">
            <text:p>poa </text:p>
          </table:table-cell>
          <table:table-cell office:value-type="string">
            <text:p>poá-re </text:p>
          </table:table-cell>
          <table:table-cell office:value-type="string">
            <text:p>s. </text:p>
          </table:table-cell>
          <table:table-cell/>
          <table:table-cell office:value-type="string">
            <text:p>pelo </text:p>
          </table:table-cell>
          <table:table-cell office:value-type="string">
            <text:p>hair </text:p>
          </table:table-cell>
          <table:table-cell table:number-columns-repeated="61"/>
        </table:table-row>
        <table:table-row table:style-name="ro1">
          <table:table-cell office:value-type="string">
            <text:p>kõmeye </text:p>
          </table:table-cell>
          <table:table-cell office:value-type="string">
            <text:p>kõméye-re </text:p>
          </table:table-cell>
          <table:table-cell office:value-type="string">
            <text:p>s. </text:p>
          </table:table-cell>
          <table:table-cell/>
          <table:table-cell office:value-type="string">
            <text:p>martillo </text:p>
          </table:table-cell>
          <table:table-cell office:value-type="string">
            <text:p>hammer</text:p>
          </table:table-cell>
          <table:table-cell table:number-columns-repeated="61"/>
        </table:table-row>
        <table:table-row table:style-name="ro1">
          <table:table-cell office:value-type="string">
            <text:p>pũgʉ̃ </text:p>
          </table:table-cell>
          <table:table-cell office:value-type="string">
            <text:p>pṹgʉ̃-rẽ </text:p>
          </table:table-cell>
          <table:table-cell office:value-type="string">
            <text:p>s. </text:p>
          </table:table-cell>
          <table:table-cell/>
          <table:table-cell office:value-type="string">
            <text:p>hamaca </text:p>
          </table:table-cell>
          <table:table-cell office:value-type="string">
            <text:p>hammock</text:p>
          </table:table-cell>
          <table:table-cell table:number-columns-repeated="61"/>
        </table:table-row>
        <table:table-row table:style-name="ro1">
          <table:table-cell office:value-type="string">
            <text:p>mojõ </text:p>
          </table:table-cell>
          <table:table-cell office:value-type="string">
            <text:p>mojṍ-rẽ́ </text:p>
          </table:table-cell>
          <table:table-cell office:value-type="string">
            <text:p>s. </text:p>
          </table:table-cell>
          <table:table-cell/>
          <table:table-cell office:value-type="string">
            <text:p>mano </text:p>
          </table:table-cell>
          <table:table-cell office:value-type="string">
            <text:p>hand </text:p>
          </table:table-cell>
          <table:table-cell table:number-columns-repeated="61"/>
        </table:table-row>
        <table:table-row table:style-name="ro1">
          <table:table-cell office:value-type="string">
            <text:p>wia- </text:p>
          </table:table-cell>
          <table:table-cell office:value-type="string">
            <text:p>wiá-rã </text:p>
          </table:table-cell>
          <table:table-cell office:value-type="string">
            <text:p>v.2a </text:p>
          </table:table-cell>
          <table:table-cell/>
          <table:table-cell office:value-type="string">
            <text:p>entregar </text:p>
          </table:table-cell>
          <table:table-cell office:value-type="string">
            <text:p>hand over; an aspect of betray</text:p>
          </table:table-cell>
          <table:table-cell table:number-columns-repeated="61"/>
        </table:table-row>
        <table:table-row table:style-name="ro1">
          <table:table-cell office:value-type="string">
            <text:p>ʉsʉya- </text:p>
          </table:table-cell>
          <table:table-cell office:value-type="string">
            <text:p>ʉʉsʉ́ya-rã </text:p>
          </table:table-cell>
          <table:table-cell office:value-type="string">
            <text:p>v. </text:p>
          </table:table-cell>
          <table:table-cell/>
          <table:table-cell office:value-type="string">
            <text:p>estar feliz </text:p>
          </table:table-cell>
          <table:table-cell office:value-type="string">
            <text:p>happy</text:p>
          </table:table-cell>
          <table:table-cell table:number-columns-repeated="61"/>
        </table:table-row>
        <table:table-row table:style-name="ro1">
          <table:table-cell office:value-type="string">
            <text:p>sepewa </text:p>
          </table:table-cell>
          <table:table-cell office:value-type="string">
            <text:p>sepéwa-re </text:p>
          </table:table-cell>
          <table:table-cell office:value-type="string">
            <text:p>s. </text:p>
          </table:table-cell>
          <table:table-cell/>
          <table:table-cell office:value-type="string">
            <text:p>sombrero </text:p>
          </table:table-cell>
          <table:table-cell office:value-type="string">
            <text:p>hat</text:p>
          </table:table-cell>
          <table:table-cell table:number-columns-repeated="61"/>
        </table:table-row>
        <table:table-row table:style-name="ro1">
          <table:table-cell office:value-type="string">
            <text:p>téri- </text:p>
          </table:table-cell>
          <table:table-cell office:value-type="string">
            <text:p>téri-rã </text:p>
          </table:table-cell>
          <table:table-cell office:value-type="string">
            <text:p>v.3b </text:p>
          </table:table-cell>
          <table:table-cell/>
          <table:table-cell office:value-type="string">
            <text:p>odiar </text:p>
          </table:table-cell>
          <table:table-cell office:value-type="string">
            <text:p>hate, dislike</text:p>
          </table:table-cell>
          <table:table-cell table:number-columns-repeated="61"/>
        </table:table-row>
        <table:table-row table:style-name="ro1">
          <table:table-cell office:value-type="string">
            <text:p>opa- </text:p>
          </table:table-cell>
          <table:table-cell office:value-type="string">
            <text:p>opá-rã́ </text:p>
          </table:table-cell>
          <table:table-cell office:value-type="string">
            <text:p>v.1a </text:p>
          </table:table-cell>
          <table:table-cell/>
          <table:table-cell office:value-type="string">
            <text:p>tener </text:p>
          </table:table-cell>
          <table:table-cell office:value-type="string">
            <text:p>have</text:p>
          </table:table-cell>
          <table:table-cell table:number-columns-repeated="61"/>
        </table:table-row>
        <table:table-row table:style-name="ro1">
          <table:table-cell office:value-type="string">
            <text:p>wii- </text:p>
          </table:table-cell>
          <table:table-cell office:value-type="string">
            <text:p>wií, wii-ró </text:p>
          </table:table-cell>
          <table:table-cell office:value-type="string">
            <text:p>v.1b </text:p>
          </table:table-cell>
          <table:table-cell/>
          <table:table-cell office:value-type="string">
            <text:p>tener fiebre </text:p>
          </table:table-cell>
          <table:table-cell office:value-type="string">
            <text:p>have a fever</text:p>
          </table:table-cell>
          <table:table-cell table:number-columns-repeated="61"/>
        </table:table-row>
        <table:table-row table:style-name="ro1">
          <table:table-cell office:value-type="string">
            <text:p>wĩjĩ- </text:p>
          </table:table-cell>
          <table:table-cell office:value-type="string">
            <text:p>wĩjĩ́-rṍ </text:p>
          </table:table-cell>
          <table:table-cell office:value-type="string">
            <text:p>v.1a </text:p>
          </table:table-cell>
          <table:table-cell/>
          <table:table-cell office:value-type="string">
            <text:p>oler, tener olor </text:p>
          </table:table-cell>
          <table:table-cell office:value-type="string">
            <text:p>have a smell</text:p>
          </table:table-cell>
          <table:table-cell table:number-columns-repeated="61"/>
        </table:table-row>
        <table:table-row table:style-name="ro1">
          <table:table-cell office:value-type="string">
            <text:p>sʉ̃rõ- </text:p>
          </table:table-cell>
          <table:table-cell office:value-type="string">
            <text:p>sʉ̃ʉ̃rṍ-rõ </text:p>
          </table:table-cell>
          <table:table-cell office:value-type="string">
            <text:p>v.2b </text:p>
          </table:table-cell>
          <table:table-cell/>
          <table:table-cell office:value-type="string">
            <text:p>tener olor </text:p>
          </table:table-cell>
          <table:table-cell office:value-type="string">
            <text:p>have an odor </text:p>
          </table:table-cell>
          <table:table-cell table:number-columns-repeated="61"/>
        </table:table-row>
        <table:table-row table:style-name="ro1">
          <table:table-cell office:value-type="string">
            <text:p>bopoña- </text:p>
          </table:table-cell>
          <table:table-cell office:value-type="string">
            <text:p>bopóoña-rã </text:p>
          </table:table-cell>
          <table:table-cell office:value-type="string">
            <text:p>v. </text:p>
          </table:table-cell>
          <table:table-cell/>
          <table:table-cell office:value-type="string">
            <text:p>tener compasión </text:p>
          </table:table-cell>
          <table:table-cell office:value-type="string">
            <text:p>have compasion</text:p>
          </table:table-cell>
          <table:table-cell table:number-columns-repeated="61"/>
        </table:table-row>
        <table:table-row table:style-name="ro1">
          <table:table-cell office:value-type="string">
            <text:p>mojõkʉ- </text:p>
          </table:table-cell>
          <table:table-cell office:value-type="string">
            <text:p>mojṍkʉ́-rã́ </text:p>
          </table:table-cell>
          <table:table-cell office:value-type="string">
            <text:p>v. </text:p>
          </table:table-cell>
          <table:table-cell/>
          <table:table-cell office:value-type="string">
            <text:p>tener en la mano </text:p>
          </table:table-cell>
          <table:table-cell office:value-type="string">
            <text:p>have in the hand, hold, armed with (a weapon in the hand)</text:p>
          </table:table-cell>
          <table:table-cell table:number-columns-repeated="61"/>
        </table:table-row>
        <table:table-row table:style-name="ro1">
          <table:table-cell office:value-type="string">
            <text:p>kũũñu- </text:p>
          </table:table-cell>
          <table:table-cell office:value-type="string">
            <text:p>kũũñú, kũũñu-rã́ </text:p>
          </table:table-cell>
          <table:table-cell office:value-type="string">
            <text:p>v.1b </text:p>
          </table:table-cell>
          <table:table-cell/>
          <table:table-cell office:value-type="string">
            <text:p>tener en la boca </text:p>
          </table:table-cell>
          <table:table-cell office:value-type="string">
            <text:p>have in the mouth</text:p>
          </table:table-cell>
          <table:table-cell table:number-columns-repeated="61"/>
        </table:table-row>
        <table:table-row table:style-name="ro1">
          <table:table-cell office:value-type="string">
            <text:p>bʉa- </text:p>
          </table:table-cell>
          <table:table-cell office:value-type="string">
            <text:p>bʉá-ro </text:p>
          </table:table-cell>
          <table:table-cell office:value-type="string">
            <text:p>v.2a </text:p>
          </table:table-cell>
          <table:table-cell/>
          <table:table-cell office:value-type="string">
            <text:p>acalambrarse </text:p>
          </table:table-cell>
          <table:table-cell office:value-type="string">
            <text:p>have muscle cramps, be numb or atrophied</text:p>
          </table:table-cell>
          <table:table-cell table:number-columns-repeated="61"/>
        </table:table-row>
        <table:table-row table:style-name="ro1">
          <table:table-cell office:value-type="string">
            <text:p>-ñabiri- </text:p>
          </table:table-cell>
          <table:table-cell/>
          <table:table-cell office:value-type="string">
            <text:p>suf. v. no final </text:p>
          </table:table-cell>
          <table:table-cell/>
          <table:table-cell office:value-type="string">
            <text:p>nunca tratar hacerlo </text:p>
          </table:table-cell>
          <table:table-cell office:value-type="string">
            <text:p>have never done</text:p>
          </table:table-cell>
          <table:table-cell table:number-columns-repeated="61"/>
        </table:table-row>
        <table:table-row table:style-name="ro1">
          <table:table-cell office:value-type="string">
            <text:p>-kʉro </text:p>
          </table:table-cell>
          <table:table-cell/>
          <table:table-cell office:value-type="string">
            <text:p>suf. s. </text:p>
          </table:table-cell>
          <table:table-cell/>
          <table:table-cell office:value-type="string">
            <text:p>tener, tener la cualidad de algo </text:p>
          </table:table-cell>
          <table:table-cell office:value-type="string">
            <text:p>have or be of</text:p>
          </table:table-cell>
          <table:table-cell table:number-columns-repeated="61"/>
        </table:table-row>
        <table:table-row table:style-name="ro1">
          <table:table-cell office:value-type="string">
            <text:p>-kʉ- </text:p>
          </table:table-cell>
          <table:table-cell/>
          <table:table-cell office:value-type="string">
            <text:p>suf. s. no final </text:p>
          </table:table-cell>
          <table:table-cell/>
          <table:table-cell office:value-type="string">
            <text:p>tener, tener la esencia de </text:p>
          </table:table-cell>
          <table:table-cell office:value-type="string">
            <text:p>have or possess the quality of </text:p>
          </table:table-cell>
          <table:table-cell office:value-type="string">
            <text:p>verbalizar </text:p>
          </table:table-cell>
          <table:table-cell table:number-columns-repeated="60"/>
        </table:table-row>
        <table:table-row table:style-name="ro1">
          <table:table-cell office:value-type="string">
            <text:p>tura- </text:p>
          </table:table-cell>
          <table:table-cell office:value-type="string">
            <text:p>turá-ró </text:p>
          </table:table-cell>
          <table:table-cell office:value-type="string">
            <text:p>v. </text:p>
          </table:table-cell>
          <table:table-cell/>
          <table:table-cell office:value-type="string">
            <text:p>tener fuerza, estar fuerte </text:p>
          </table:table-cell>
          <table:table-cell office:value-type="string">
            <text:p>have strength, be strong </text:p>
          </table:table-cell>
          <table:table-cell table:number-columns-repeated="61"/>
        </table:table-row>
        <table:table-row table:style-name="ro1">
          <table:table-cell office:value-type="string">
            <text:p>-rikʉ- </text:p>
          </table:table-cell>
          <table:table-cell/>
          <table:table-cell office:value-type="string">
            <text:p>suf. v. no final </text:p>
          </table:table-cell>
          <table:table-cell/>
          <table:table-cell office:value-type="string">
            <text:p>tener la esencia de, hacer habitualmente </text:p>
          </table:table-cell>
          <table:table-cell office:value-type="string">
            <text:p>have the essence of, habitually do </text:p>
          </table:table-cell>
          <table:table-cell office:value-type="string">
            <text:p>nge Stative action.</text:p>
          </table:table-cell>
          <table:table-cell table:number-columns-repeated="60"/>
        </table:table-row>
        <table:table-row table:style-name="ro1">
          <table:table-cell office:value-type="string">
            <text:p>-kʉri </text:p>
          </table:table-cell>
          <table:table-cell/>
          <table:table-cell office:value-type="string">
            <text:p>suf. s. </text:p>
          </table:table-cell>
          <table:table-cell/>
          <table:table-cell office:value-type="string">
            <text:p>tener, tener la cualidad de algo </text:p>
          </table:table-cell>
          <table:table-cell office:value-type="string">
            <text:p>have, to be of </text:p>
          </table:table-cell>
          <table:table-cell office:value-type="string">
            <text:p>nge Verbalizes a noun with [-kʉ-] and then nominalizes the new verb with [-ri-] so that it becomes a state of being. </text:p>
          </table:table-cell>
          <table:table-cell table:number-columns-repeated="60"/>
        </table:table-row>
        <table:table-row table:style-name="ro1">
          <table:table-cell office:value-type="string">
            <text:p>desere- </text:p>
          </table:table-cell>
          <table:table-cell office:value-type="string">
            <text:p>deesere-rã </text:p>
          </table:table-cell>
          <table:table-cell office:value-type="string">
            <text:p>v. </text:p>
          </table:table-cell>
          <table:table-cell/>
          <table:table-cell office:value-type="string">
            <text:p>tener defensa </text:p>
          </table:table-cell>
          <table:table-cell office:value-type="string">
            <text:p>having defense against something as a sickness</text:p>
          </table:table-cell>
          <table:table-cell table:number-columns-repeated="61"/>
        </table:table-row>
        <table:table-row table:style-name="ro1">
          <table:table-cell office:value-type="string">
            <text:p>ĩgʉ̃ </text:p>
          </table:table-cell>
          <table:table-cell office:value-type="string">
            <text:p>ĩgʉ̃́-rẽ </text:p>
          </table:table-cell>
          <table:table-cell office:value-type="string">
            <text:p>pron. </text:p>
          </table:table-cell>
          <table:table-cell/>
          <table:table-cell office:value-type="string">
            <text:p>él </text:p>
          </table:table-cell>
          <table:table-cell office:value-type="string">
            <text:p>he</text:p>
          </table:table-cell>
          <table:table-cell table:number-columns-repeated="61"/>
        </table:table-row>
        <table:table-row table:style-name="ro1">
          <table:table-cell office:value-type="string">
            <text:p>dipuru </text:p>
          </table:table-cell>
          <table:table-cell office:value-type="string">
            <text:p>dipúrú-re </text:p>
          </table:table-cell>
          <table:table-cell office:value-type="string">
            <text:p>s. </text:p>
          </table:table-cell>
          <table:table-cell/>
          <table:table-cell office:value-type="string">
            <text:p>cabeza </text:p>
          </table:table-cell>
          <table:table-cell office:value-type="string">
            <text:p>head</text:p>
          </table:table-cell>
          <table:table-cell table:number-columns-repeated="61"/>
        </table:table-row>
        <table:table-row table:style-name="ro1">
          <table:table-cell office:value-type="string">
            <text:p>niã- </text:p>
          </table:table-cell>
          <table:table-cell office:value-type="string">
            <text:p>niã́-rṍ </text:p>
          </table:table-cell>
          <table:table-cell office:value-type="string">
            <text:p>v.1a </text:p>
          </table:table-cell>
          <table:table-cell/>
          <table:table-cell office:value-type="string">
            <text:p>doler de la cabeza </text:p>
          </table:table-cell>
          <table:table-cell office:value-type="string">
            <text:p>head ache</text:p>
          </table:table-cell>
          <table:table-cell table:number-columns-repeated="61"/>
        </table:table-row>
        <table:table-row table:style-name="ro1">
          <table:table-cell office:value-type="string">
            <text:p>dipa </text:p>
          </table:table-cell>
          <table:table-cell office:value-type="string">
            <text:p>dipá-gue </text:p>
          </table:table-cell>
          <table:table-cell office:value-type="string">
            <text:p>s. </text:p>
          </table:table-cell>
          <table:table-cell/>
          <table:table-cell office:value-type="string">
            <text:p>cabecera (de un río) </text:p>
          </table:table-cell>
          <table:table-cell office:value-type="string">
            <text:p>head waters of a river</text:p>
          </table:table-cell>
          <table:table-cell table:number-columns-repeated="61"/>
        </table:table-row>
        <table:table-row table:style-name="ro1">
          <table:table-cell office:value-type="string">
            <text:p>kúri- </text:p>
          </table:table-cell>
          <table:table-cell office:value-type="string">
            <text:p>kúri-rã </text:p>
          </table:table-cell>
          <table:table-cell office:value-type="string">
            <text:p>v.3b </text:p>
          </table:table-cell>
          <table:table-cell/>
          <table:table-cell office:value-type="string">
            <text:p>curar </text:p>
          </table:table-cell>
          <table:table-cell office:value-type="string">
            <text:p>heal, treat</text:p>
          </table:table-cell>
          <table:table-cell table:number-columns-repeated="61"/>
        </table:table-row>
        <table:table-row table:style-name="ro1">
          <table:table-cell office:value-type="string">
            <text:p>pé- </text:p>
          </table:table-cell>
          <table:table-cell office:value-type="string">
            <text:p>pé-rã </text:p>
          </table:table-cell>
          <table:table-cell office:value-type="string">
            <text:p>v.3a </text:p>
          </table:table-cell>
          <table:table-cell/>
          <table:table-cell office:value-type="string">
            <text:p>oír, escuchar </text:p>
          </table:table-cell>
          <table:table-cell office:value-type="string">
            <text:p>hear, listen </text:p>
          </table:table-cell>
          <table:table-cell table:number-columns-repeated="61"/>
        </table:table-row>
        <table:table-row table:style-name="ro1">
          <table:table-cell office:value-type="string">
            <text:p>yʉjʉpũrã </text:p>
          </table:table-cell>
          <table:table-cell office:value-type="string">
            <text:p>yʉjʉ́pũrã-rẽ </text:p>
          </table:table-cell>
          <table:table-cell office:value-type="string">
            <text:p>s. </text:p>
          </table:table-cell>
          <table:table-cell/>
          <table:table-cell office:value-type="string">
            <text:p>corazón </text:p>
          </table:table-cell>
          <table:table-cell office:value-type="string">
            <text:p>heart </text:p>
          </table:table-cell>
          <table:table-cell table:number-columns-repeated="61"/>
        </table:table-row>
        <table:table-row table:style-name="ro1">
          <table:table-cell office:value-type="string">
            <text:p>kũñupo- </text:p>
          </table:table-cell>
          <table:table-cell office:value-type="string">
            <text:p>kũñúpo-rã </text:p>
          </table:table-cell>
          <table:table-cell office:value-type="string">
            <text:p>v. </text:p>
          </table:table-cell>
          <table:table-cell/>
          <table:table-cell office:value-type="string">
            <text:p>calentar </text:p>
          </table:table-cell>
          <table:table-cell office:value-type="string">
            <text:p>heat up</text:p>
          </table:table-cell>
          <table:table-cell table:number-columns-repeated="61"/>
        </table:table-row>
        <table:table-row table:style-name="ro1">
          <table:table-cell office:value-type="string">
            <text:p>nʉkʉ̃- </text:p>
          </table:table-cell>
          <table:table-cell office:value-type="string">
            <text:p>nʉkʉ̃́-rĩ́/nʉkʉ̃́-rṍ </text:p>
          </table:table-cell>
          <table:table-cell office:value-type="string">
            <text:p>adj. </text:p>
          </table:table-cell>
          <table:table-cell/>
          <table:table-cell office:value-type="string">
            <text:p>pesado </text:p>
          </table:table-cell>
          <table:table-cell office:value-type="string">
            <text:p>heavy </text:p>
          </table:table-cell>
          <table:table-cell table:number-columns-repeated="61"/>
        </table:table-row>
        <table:table-row table:style-name="ro1">
          <table:table-cell office:value-type="string">
            <text:p>gubudiru </text:p>
          </table:table-cell>
          <table:table-cell office:value-type="string">
            <text:p>guubudíru-re </text:p>
          </table:table-cell>
          <table:table-cell office:value-type="string">
            <text:p>s. </text:p>
          </table:table-cell>
          <table:table-cell/>
          <table:table-cell office:value-type="string">
            <text:p>talón </text:p>
          </table:table-cell>
          <table:table-cell office:value-type="string">
            <text:p>heel of the foot</text:p>
          </table:table-cell>
          <table:table-cell table:number-columns-repeated="61"/>
        </table:table-row>
        <table:table-row table:style-name="ro1">
          <table:table-cell office:value-type="string">
            <text:p>-tamu- </text:p>
          </table:table-cell>
          <table:table-cell/>
          <table:table-cell office:value-type="string">
            <text:p>suf. v. no final </text:p>
          </table:table-cell>
          <table:table-cell/>
          <table:table-cell office:value-type="string">
            <text:p>ayudar o hacer recíprocamente </text:p>
          </table:table-cell>
          <table:table-cell office:value-type="string">
            <text:p>help or do together</text:p>
          </table:table-cell>
          <table:table-cell table:number-columns-repeated="61"/>
        </table:table-row>
        <table:table-row table:style-name="ro1">
          <table:table-cell office:value-type="string">
            <text:p>iritamu- </text:p>
          </table:table-cell>
          <table:table-cell office:value-type="string">
            <text:p>irítamu-rã </text:p>
          </table:table-cell>
          <table:table-cell office:value-type="string">
            <text:p>v. </text:p>
          </table:table-cell>
          <table:table-cell/>
          <table:table-cell office:value-type="string">
            <text:p>ayudar, hacer juntos </text:p>
          </table:table-cell>
          <table:table-cell office:value-type="string">
            <text:p>help, do together</text:p>
          </table:table-cell>
          <table:table-cell table:number-columns-repeated="61"/>
        </table:table-row>
        <table:table-row table:style-name="ro1">
          <table:table-cell office:value-type="string">
            <text:p>õõ </text:p>
          </table:table-cell>
          <table:table-cell office:value-type="string">
            <text:p>õṍ, õõ-gué </text:p>
          </table:table-cell>
          <table:table-cell office:value-type="string">
            <text:p>adv. </text:p>
          </table:table-cell>
          <table:table-cell/>
          <table:table-cell office:value-type="string">
            <text:p>por aquí </text:p>
          </table:table-cell>
          <table:table-cell office:value-type="string">
            <text:p>here </text:p>
          </table:table-cell>
          <table:table-cell table:number-columns-repeated="61"/>
        </table:table-row>
        <table:table-row table:style-name="ro1">
          <table:table-cell office:value-type="string">
            <text:p>duri- </text:p>
          </table:table-cell>
          <table:table-cell office:value-type="string">
            <text:p>durí-rã </text:p>
          </table:table-cell>
          <table:table-cell office:value-type="string">
            <text:p>v.2a </text:p>
          </table:table-cell>
          <table:table-cell/>
          <table:table-cell office:value-type="string">
            <text:p>esconder de vista, esconder(se) </text:p>
          </table:table-cell>
          <table:table-cell office:value-type="string">
            <text:p>hifrom view, hi</text:p>
          </table:table-cell>
          <table:table-cell table:number-columns-repeated="61"/>
        </table:table-row>
        <table:table-row table:style-name="ro1">
          <table:table-cell office:value-type="string">
            <text:p>ʉ̃marõ </text:p>
          </table:table-cell>
          <table:table-cell office:value-type="string">
            <text:p>ʉ̃márõ-gue </text:p>
          </table:table-cell>
          <table:table-cell office:value-type="string">
            <text:p>adv. </text:p>
          </table:table-cell>
          <table:table-cell/>
          <table:table-cell office:value-type="string">
            <text:p>arriba, alto </text:p>
          </table:table-cell>
          <table:table-cell office:value-type="string">
            <text:p>high up, tall</text:p>
          </table:table-cell>
          <table:table-cell table:number-columns-repeated="61"/>
        </table:table-row>
        <table:table-row table:style-name="ro1">
          <table:table-cell office:value-type="string">
            <text:p>buúru </text:p>
          </table:table-cell>
          <table:table-cell office:value-type="string">
            <text:p>buúru-gue </text:p>
          </table:table-cell>
          <table:table-cell office:value-type="string">
            <text:p>s. </text:p>
          </table:table-cell>
          <table:table-cell/>
          <table:table-cell office:value-type="string">
            <text:p>loma </text:p>
          </table:table-cell>
          <table:table-cell office:value-type="string">
            <text:p>hill </text:p>
          </table:table-cell>
          <table:table-cell table:number-columns-repeated="61"/>
        </table:table-row>
        <table:table-row table:style-name="ro1">
          <table:table-cell office:value-type="string">
            <text:p>ʉ̃tãyukʉ </text:p>
          </table:table-cell>
          <table:table-cell office:value-type="string">
            <text:p>ʉ̃tã́yukʉ-re </text:p>
          </table:table-cell>
          <table:table-cell office:value-type="string">
            <text:p>s. </text:p>
          </table:table-cell>
          <table:table-cell/>
          <table:table-cell office:value-type="string">
            <text:p>loma </text:p>
          </table:table-cell>
          <table:table-cell office:value-type="string">
            <text:p>hill </text:p>
          </table:table-cell>
          <table:table-cell table:number-columns-repeated="61"/>
        </table:table-row>
        <table:table-row table:style-name="ro1">
          <table:table-cell office:value-type="string">
            <text:p>dote- </text:p>
          </table:table-cell>
          <table:table-cell office:value-type="string">
            <text:p>doté-rã́ </text:p>
          </table:table-cell>
          <table:table-cell office:value-type="string">
            <text:p>v.1a </text:p>
          </table:table-cell>
          <table:table-cell/>
          <table:table-cell office:value-type="string">
            <text:p>golpear </text:p>
          </table:table-cell>
          <table:table-cell office:value-type="string">
            <text:p>hit</text:p>
          </table:table-cell>
          <table:table-cell table:number-columns-repeated="61"/>
        </table:table-row>
        <table:table-row table:style-name="ro1">
          <table:table-cell office:value-type="string">
            <text:p>pá- </text:p>
          </table:table-cell>
          <table:table-cell office:value-type="string">
            <text:p>pá-rã́ </text:p>
          </table:table-cell>
          <table:table-cell office:value-type="string">
            <text:p>v.1c </text:p>
          </table:table-cell>
          <table:table-cell/>
          <table:table-cell office:value-type="string">
            <text:p>tumbar, golpear </text:p>
          </table:table-cell>
          <table:table-cell office:value-type="string">
            <text:p>hit, strike</text:p>
          </table:table-cell>
          <table:table-cell table:number-columns-repeated="61"/>
        </table:table-row>
        <table:table-row table:style-name="ro1">
          <table:table-cell office:value-type="string">
            <text:p>yó- </text:p>
          </table:table-cell>
          <table:table-cell office:value-type="string">
            <text:p>yó-rã́ </text:p>
          </table:table-cell>
          <table:table-cell office:value-type="string">
            <text:p>v.1c </text:p>
          </table:table-cell>
          <table:table-cell/>
          <table:table-cell office:value-type="string">
            <text:p>tener en el mano </text:p>
          </table:table-cell>
          <table:table-cell office:value-type="string">
            <text:p>hold in the hand</text:p>
          </table:table-cell>
          <table:table-cell table:number-columns-repeated="61"/>
        </table:table-row>
        <table:table-row table:style-name="ro1">
          <table:table-cell office:value-type="string">
            <text:p>gobe </text:p>
          </table:table-cell>
          <table:table-cell office:value-type="string">
            <text:p>gobé-ré </text:p>
          </table:table-cell>
          <table:table-cell office:value-type="string">
            <text:p>s. </text:p>
          </table:table-cell>
          <table:table-cell/>
          <table:table-cell office:value-type="string">
            <text:p>hueco </text:p>
          </table:table-cell>
          <table:table-cell office:value-type="string">
            <text:p>hole</text:p>
          </table:table-cell>
          <table:table-cell table:number-columns-repeated="61"/>
        </table:table-row>
        <table:table-row table:style-name="ro1">
          <table:table-cell office:value-type="string">
            <text:p>tore </text:p>
          </table:table-cell>
          <table:table-cell office:value-type="string">
            <text:p>toré-re </text:p>
          </table:table-cell>
          <table:table-cell office:value-type="string">
            <text:p>s. </text:p>
          </table:table-cell>
          <table:table-cell/>
          <table:table-cell office:value-type="string">
            <text:p>hueco en un árbol </text:p>
          </table:table-cell>
          <table:table-cell office:value-type="string">
            <text:p>hole in a tree</text:p>
          </table:table-cell>
          <table:table-cell table:number-columns-repeated="61"/>
        </table:table-row>
        <table:table-row table:style-name="ro1">
          <table:table-cell office:value-type="string">
            <text:p>bosenʉ </text:p>
          </table:table-cell>
          <table:table-cell office:value-type="string">
            <text:p>bosénʉ́-rẽ </text:p>
          </table:table-cell>
          <table:table-cell office:value-type="string">
            <text:p>s. </text:p>
          </table:table-cell>
          <table:table-cell/>
          <table:table-cell office:value-type="string">
            <text:p>día de fiesta </text:p>
          </table:table-cell>
          <table:table-cell office:value-type="string">
            <text:p>holiday</text:p>
          </table:table-cell>
          <table:table-cell table:number-columns-repeated="61"/>
        </table:table-row>
        <table:table-row table:style-name="ro1">
          <table:table-cell office:value-type="string">
            <text:p>pamorõ </text:p>
          </table:table-cell>
          <table:table-cell office:value-type="string">
            <text:p>pamórṍ-rẽ́ </text:p>
          </table:table-cell>
          <table:table-cell office:value-type="string">
            <text:p>s. </text:p>
          </table:table-cell>
          <table:table-cell/>
          <table:table-cell office:value-type="string">
            <text:p>mortero (para machacar carne o coca) </text:p>
          </table:table-cell>
          <table:table-cell office:value-type="string">
            <text:p>hollowed out log for pounding up meat or coca</text:p>
          </table:table-cell>
          <table:table-cell table:number-columns-repeated="61"/>
        </table:table-row>
        <table:table-row table:style-name="ro1">
          <table:table-cell office:value-type="string">
            <text:p>mume </text:p>
          </table:table-cell>
          <table:table-cell office:value-type="string">
            <text:p>mumé-rẽ́ </text:p>
          </table:table-cell>
          <table:table-cell office:value-type="string">
            <text:p>s. </text:p>
          </table:table-cell>
          <table:table-cell/>
          <table:table-cell office:value-type="string">
            <text:p>miel, dulces </text:p>
          </table:table-cell>
          <table:table-cell office:value-type="string">
            <text:p>honey, candy</text:p>
          </table:table-cell>
          <table:table-cell table:number-columns-repeated="61"/>
        </table:table-row>
        <table:table-row table:style-name="ro1">
          <table:table-cell office:value-type="string">
            <text:p>kúsaá </text:p>
          </table:table-cell>
          <table:table-cell office:value-type="string">
            <text:p>kúsaá-re </text:p>
          </table:table-cell>
          <table:table-cell office:value-type="string">
            <text:p>s. </text:p>
          </table:table-cell>
          <table:table-cell/>
          <table:table-cell office:value-type="string">
            <text:p>cuerno </text:p>
          </table:table-cell>
          <table:table-cell office:value-type="string">
            <text:p>horn</text:p>
          </table:table-cell>
          <table:table-cell table:number-columns-repeated="61"/>
        </table:table-row>
        <table:table-row table:style-name="ro1">
          <table:table-cell office:value-type="string">
            <text:p>núrãmʉ </text:p>
          </table:table-cell>
          <table:table-cell office:value-type="string">
            <text:p>núrãmʉ-rẽ </text:p>
          </table:table-cell>
          <table:table-cell office:value-type="string">
            <text:p>s. </text:p>
          </table:table-cell>
          <table:table-cell/>
          <table:table-cell office:value-type="string">
            <text:p>tábano </text:p>
          </table:table-cell>
          <table:table-cell office:value-type="string">
            <text:p>horse fly</text:p>
          </table:table-cell>
          <table:table-cell table:number-columns-repeated="61"/>
        </table:table-row>
        <table:table-row table:style-name="ro1">
          <table:table-cell office:value-type="string">
            <text:p>asi- </text:p>
          </table:table-cell>
          <table:table-cell office:value-type="string">
            <text:p>así-ri </text:p>
          </table:table-cell>
          <table:table-cell office:value-type="string">
            <text:p>adj. </text:p>
          </table:table-cell>
          <table:table-cell/>
          <table:table-cell office:value-type="string">
            <text:p>caliente </text:p>
          </table:table-cell>
          <table:table-cell office:value-type="string">
            <text:p>hot </text:p>
          </table:table-cell>
          <table:table-cell table:number-columns-repeated="61"/>
        </table:table-row>
        <table:table-row table:style-name="ro1">
          <table:table-cell office:value-type="string">
            <text:p>bia </text:p>
          </table:table-cell>
          <table:table-cell office:value-type="string">
            <text:p>biá-ré </text:p>
          </table:table-cell>
          <table:table-cell office:value-type="string">
            <text:p>s. </text:p>
          </table:table-cell>
          <table:table-cell/>
          <table:table-cell office:value-type="string">
            <text:p>ají </text:p>
          </table:table-cell>
          <table:table-cell office:value-type="string">
            <text:p>hot pepper </text:p>
          </table:table-cell>
          <table:table-cell table:number-columns-repeated="61"/>
        </table:table-row>
        <table:table-row table:style-name="ro1">
          <table:table-cell office:value-type="string">
            <text:p>pũrĩ- </text:p>
          </table:table-cell>
          <table:table-cell office:value-type="string">
            <text:p>pũrĩ́-rĩ </text:p>
          </table:table-cell>
          <table:table-cell office:value-type="string">
            <text:p>adj. </text:p>
          </table:table-cell>
          <table:table-cell/>
          <table:table-cell office:value-type="string">
            <text:p>picante </text:p>
          </table:table-cell>
          <table:table-cell office:value-type="string">
            <text:p>hot, spicy</text:p>
          </table:table-cell>
          <table:table-cell table:number-columns-repeated="61"/>
        </table:table-row>
        <table:table-row table:style-name="ro1">
          <table:table-cell office:value-type="string">
            <text:p>hora </text:p>
          </table:table-cell>
          <table:table-cell/>
          <table:table-cell office:value-type="string">
            <text:p>s. </text:p>
          </table:table-cell>
          <table:table-cell/>
          <table:table-cell office:value-type="string">
            <text:p>hora </text:p>
          </table:table-cell>
          <table:table-cell office:value-type="string">
            <text:p>hour</text:p>
          </table:table-cell>
          <table:table-cell table:number-columns-repeated="61"/>
        </table:table-row>
        <table:table-row table:style-name="ro1">
          <table:table-cell office:value-type="string">
            <text:p>wii </text:p>
          </table:table-cell>
          <table:table-cell office:value-type="string">
            <text:p>wií-re </text:p>
          </table:table-cell>
          <table:table-cell office:value-type="string">
            <text:p>s. </text:p>
          </table:table-cell>
          <table:table-cell/>
          <table:table-cell office:value-type="string">
            <text:p>casa </text:p>
          </table:table-cell>
          <table:table-cell office:value-type="string">
            <text:p>house, building</text:p>
          </table:table-cell>
          <table:table-cell table:number-columns-repeated="61"/>
        </table:table-row>
        <table:table-row table:style-name="ro1">
          <table:table-cell office:value-type="string">
            <text:p>noópã </text:p>
          </table:table-cell>
          <table:table-cell office:value-type="string">
            <text:p>noópã́ </text:p>
          </table:table-cell>
          <table:table-cell office:value-type="string">
            <text:p>adv. </text:p>
          </table:table-cell>
          <table:table-cell office:value-type="string">
            <text:p>noópa </text:p>
          </table:table-cell>
          <table:table-cell office:value-type="string">
            <text:p>¿cuánto? </text:p>
          </table:table-cell>
          <table:table-cell office:value-type="string">
            <text:p>how many, how long, how much, to where? </text:p>
          </table:table-cell>
          <table:table-cell table:number-columns-repeated="61"/>
        </table:table-row>
        <table:table-row table:style-name="ro1">
          <table:table-cell office:value-type="string">
            <text:p>diíkʉ </text:p>
          </table:table-cell>
          <table:table-cell office:value-type="string">
            <text:p>diíkʉ </text:p>
          </table:table-cell>
          <table:table-cell office:value-type="string">
            <text:p>pron. interr. </text:p>
          </table:table-cell>
          <table:table-cell/>
          <table:table-cell office:value-type="string">
            <text:p>¿cuántas cosas? </text:p>
          </table:table-cell>
          <table:table-cell office:value-type="string">
            <text:p>how many? </text:p>
          </table:table-cell>
          <table:table-cell office:value-type="string">
            <text:p>inan.</text:p>
          </table:table-cell>
          <table:table-cell table:number-columns-repeated="60"/>
        </table:table-row>
        <table:table-row table:style-name="ro1">
          <table:table-cell office:value-type="string">
            <text:p>oogʉ </text:p>
          </table:table-cell>
          <table:table-cell office:value-type="string">
            <text:p>oogʉ́-re </text:p>
          </table:table-cell>
          <table:table-cell office:value-type="string">
            <text:p>s. </text:p>
          </table:table-cell>
          <table:table-cell/>
          <table:table-cell office:value-type="string">
            <text:p>mono aullador </text:p>
          </table:table-cell>
          <table:table-cell office:value-type="string">
            <text:p>howler monkey</text:p>
          </table:table-cell>
          <table:table-cell table:number-columns-repeated="61"/>
        </table:table-row>
        <table:table-row table:style-name="ro1">
          <table:table-cell office:value-type="string">
            <text:p>mimi </text:p>
          </table:table-cell>
          <table:table-cell office:value-type="string">
            <text:p>mimí-rẽ́ </text:p>
          </table:table-cell>
          <table:table-cell office:value-type="string">
            <text:p>s. </text:p>
          </table:table-cell>
          <table:table-cell/>
          <table:table-cell office:value-type="string">
            <text:p>chupaflor </text:p>
          </table:table-cell>
          <table:table-cell office:value-type="string">
            <text:p>hummingbird</text:p>
          </table:table-cell>
          <table:table-cell table:number-columns-repeated="61"/>
        </table:table-row>
        <table:table-row table:style-name="ro1">
          <table:table-cell office:value-type="string">
            <text:p>bú- </text:p>
          </table:table-cell>
          <table:table-cell office:value-type="string">
            <text:p>bú-ri </text:p>
          </table:table-cell>
          <table:table-cell office:value-type="string">
            <text:p>adj. </text:p>
          </table:table-cell>
          <table:table-cell/>
          <table:table-cell office:value-type="string">
            <text:p>estar cómico o chistoso </text:p>
          </table:table-cell>
          <table:table-cell office:value-type="string">
            <text:p>humorous, funny</text:p>
          </table:table-cell>
          <table:table-cell table:number-columns-repeated="61"/>
        </table:table-row>
        <table:table-row table:style-name="ro1">
          <table:table-cell office:value-type="string">
            <text:p>ãma- </text:p>
          </table:table-cell>
          <table:table-cell office:value-type="string">
            <text:p>ããmá, ããma-rã́ </text:p>
          </table:table-cell>
          <table:table-cell office:value-type="string">
            <text:p>v.1b </text:p>
          </table:table-cell>
          <table:table-cell/>
          <table:table-cell office:value-type="string">
            <text:p>buscar </text:p>
          </table:table-cell>
          <table:table-cell office:value-type="string">
            <text:p>hunt, search for</text:p>
          </table:table-cell>
          <table:table-cell table:number-columns-repeated="61"/>
        </table:table-row>
        <table:table-row table:style-name="ro1">
          <table:table-cell office:value-type="string">
            <text:p>-purumu- </text:p>
          </table:table-cell>
          <table:table-cell/>
          <table:table-cell office:value-type="string">
            <text:p>suf. v. no final </text:p>
          </table:table-cell>
          <table:table-cell/>
          <table:table-cell office:value-type="string">
            <text:p>hacer con rápidez </text:p>
          </table:table-cell>
          <table:table-cell office:value-type="string">
            <text:p>hurry, do with haste</text:p>
          </table:table-cell>
          <table:table-cell table:number-columns-repeated="61"/>
        </table:table-row>
        <table:table-row table:style-name="ro1">
          <table:table-cell office:value-type="string">
            <text:p>marãpʉ </text:p>
          </table:table-cell>
          <table:table-cell office:value-type="string">
            <text:p>marã́pʉ́-re </text:p>
          </table:table-cell>
          <table:table-cell office:value-type="string">
            <text:p>s. </text:p>
          </table:table-cell>
          <table:table-cell/>
          <table:table-cell office:value-type="string">
            <text:p>esposo </text:p>
          </table:table-cell>
          <table:table-cell office:value-type="string">
            <text:p>husband</text:p>
          </table:table-cell>
          <table:table-cell table:number-columns-repeated="61"/>
        </table:table-row>
        <table:table-row table:style-name="ro1">
          <table:table-cell office:value-type="string">
            <text:p>yʉ </text:p>
          </table:table-cell>
          <table:table-cell office:value-type="string">
            <text:p>yʉʉ́, yʉʉ-ré </text:p>
          </table:table-cell>
          <table:table-cell office:value-type="string">
            <text:p>pron. </text:p>
          </table:table-cell>
          <table:table-cell/>
          <table:table-cell office:value-type="string">
            <text:p>yo </text:p>
          </table:table-cell>
          <table:table-cell office:value-type="string">
            <text:p>I </text:p>
          </table:table-cell>
          <table:table-cell office:value-type="string">
            <text:p>1 persona, sing.</text:p>
          </table:table-cell>
          <table:table-cell table:number-columns-repeated="60"/>
        </table:table-row>
        <table:table-row table:style-name="ro1">
          <table:table-cell office:value-type="string">
            <text:p>ẽrẽyoa </text:p>
          </table:table-cell>
          <table:table-cell office:value-type="string">
            <text:p>ẽrẽ́yóá-re </text:p>
          </table:table-cell>
          <table:table-cell office:value-type="string">
            <text:p>s. </text:p>
          </table:table-cell>
          <table:table-cell/>
          <table:table-cell office:value-type="string">
            <text:p>iguana </text:p>
          </table:table-cell>
          <table:table-cell office:value-type="string">
            <text:p>iguana</text:p>
          </table:table-cell>
          <table:table-cell table:number-columns-repeated="61"/>
        </table:table-row>
        <table:table-row table:style-name="ro1">
          <table:table-cell office:value-type="string">
            <text:p>-ama </text:p>
          </table:table-cell>
          <table:table-cell/>
          <table:table-cell office:value-type="string">
            <text:p>ps suf. v. </text:p>
          </table:table-cell>
          <table:table-cell/>
          <table:table-cell office:value-type="string">
            <text:p>en el pasado inmediato </text:p>
          </table:table-cell>
          <table:table-cell office:value-type="string">
            <text:p>immediate past </text:p>
          </table:table-cell>
          <table:table-cell office:value-type="string">
            <text:p>3 persona, pl.</text:p>
          </table:table-cell>
          <table:table-cell table:number-columns-repeated="60"/>
        </table:table-row>
        <table:table-row table:style-name="ro1">
          <table:table-cell office:value-type="string">
            <text:p>-amo</text:p>
          </table:table-cell>
          <table:table-cell/>
          <table:table-cell office:value-type="string">
            <text:p>ps suf. v. </text:p>
          </table:table-cell>
          <table:table-cell/>
          <table:table-cell office:value-type="string">
            <text:p>en el pasado inmediato </text:p>
          </table:table-cell>
          <table:table-cell office:value-type="string">
            <text:p>immediate past </text:p>
          </table:table-cell>
          <table:table-cell office:value-type="string">
            <text:p>3 persona, fem. sing.</text:p>
          </table:table-cell>
          <table:table-cell table:number-columns-repeated="60"/>
        </table:table-row>
        <table:table-row table:style-name="ro1">
          <table:table-cell office:value-type="string">
            <text:p>-abʉ </text:p>
          </table:table-cell>
          <table:table-cell/>
          <table:table-cell office:value-type="string">
            <text:p>suf. v. </text:p>
          </table:table-cell>
          <table:table-cell/>
          <table:table-cell office:value-type="string">
            <text:p>pasado inmediato presenciado </text:p>
          </table:table-cell>
          <table:table-cell office:value-type="string">
            <text:p>immediate past </text:p>
          </table:table-cell>
          <table:table-cell office:value-type="string">
            <text:p>1, 2 persona, sing. y pl. o inan. </text:p>
          </table:table-cell>
          <table:table-cell table:number-columns-repeated="60"/>
        </table:table-row>
        <table:table-row table:style-name="ro1">
          <table:table-cell office:value-type="string">
            <text:p>mata </text:p>
          </table:table-cell>
          <table:table-cell/>
          <table:table-cell office:value-type="string">
            <text:p>adv. </text:p>
          </table:table-cell>
          <table:table-cell/>
          <table:table-cell office:value-type="string">
            <text:p>inmediatamente, de repente </text:p>
          </table:table-cell>
          <table:table-cell office:value-type="string">
            <text:p>immediately, suddenly, just like that </text:p>
          </table:table-cell>
          <table:table-cell office:value-type="string">
            <text:p>, nge Event relator; with ‘nerbs’ (verbish nouns) - <text:s/>the ‘nerbs’ <text:s/>is off main line information related to main line verb.</text:p>
          </table:table-cell>
          <table:table-cell table:number-columns-repeated="60"/>
        </table:table-row>
        <table:table-row table:style-name="ro1">
          <table:table-cell office:value-type="string">
            <text:p>-su- </text:p>
          </table:table-cell>
          <table:table-cell/>
          <table:table-cell office:value-type="string">
            <text:p>suf. v. no final </text:p>
          </table:table-cell>
          <table:table-cell office:value-type="string">
            <text:p>-sũ- </text:p>
          </table:table-cell>
          <table:table-cell office:value-type="string">
            <text:p>impersonal, acción o voz pasivo </text:p>
          </table:table-cell>
          <table:table-cell office:value-type="string">
            <text:p>impersonal, passive </text:p>
          </table:table-cell>
          <table:table-cell table:number-columns-repeated="61"/>
        </table:table-row>
        <table:table-row table:style-name="ro1">
          <table:table-cell office:value-type="string">
            <text:p>-guere </text:p>
          </table:table-cell>
          <table:table-cell/>
          <table:table-cell office:value-type="string">
            <text:p>suf. v. </text:p>
          </table:table-cell>
          <table:table-cell/>
          <table:table-cell office:value-type="string">
            <text:p>para contrastar </text:p>
          </table:table-cell>
          <table:table-cell office:value-type="string">
            <text:p>in contrast to </text:p>
          </table:table-cell>
          <table:table-cell table:number-columns-repeated="61"/>
        </table:table-row>
        <table:table-row table:style-name="ro1">
          <table:table-cell office:value-type="string">
            <text:p>-pero </text:p>
          </table:table-cell>
          <table:table-cell/>
          <table:table-cell office:value-type="string">
            <text:p>suf. s. </text:p>
          </table:table-cell>
          <table:table-cell/>
          <table:table-cell office:value-type="string">
            <text:p>en la forma de </text:p>
          </table:table-cell>
          <table:table-cell office:value-type="string">
            <text:p>in the form of</text:p>
          </table:table-cell>
          <table:table-cell table:number-columns-repeated="61"/>
        </table:table-row>
        <table:table-row table:style-name="ro1">
          <table:table-cell office:value-type="string">
            <text:p>-ami </text:p>
          </table:table-cell>
          <table:table-cell/>
          <table:table-cell office:value-type="string">
            <text:p>ps suf. v. </text:p>
          </table:table-cell>
          <table:table-cell/>
          <table:table-cell office:value-type="string">
            <text:p>en el pasado inmediato </text:p>
          </table:table-cell>
          <table:table-cell office:value-type="string">
            <text:p>in the immediate past </text:p>
          </table:table-cell>
          <table:table-cell office:value-type="string">
            <text:p>3 persona, masc. sing.</text:p>
          </table:table-cell>
          <table:table-cell table:number-columns-repeated="60"/>
        </table:table-row>
        <table:table-row table:style-name="ro1">
          <table:table-cell office:value-type="string">
            <text:p>-mi </text:p>
          </table:table-cell>
          <table:table-cell/>
          <table:table-cell office:value-type="string">
            <text:p>suf. v. </text:p>
          </table:table-cell>
          <table:table-cell/>
          <table:table-cell office:value-type="string">
            <text:p>para verbos de estado o acción: en el presente </text:p>
          </table:table-cell>
          <table:table-cell office:value-type="string">
            <text:p>in the present </text:p>
          </table:table-cell>
          <table:table-cell office:value-type="string">
            <text:p>nge Witnessed, non-completed event or state. </text:p>
          </table:table-cell>
          <table:table-cell table:number-columns-repeated="60"/>
        </table:table-row>
        <table:table-row table:style-name="ro1">
          <table:table-cell office:value-type="string">
            <text:p>-mi </text:p>
          </table:table-cell>
          <table:table-cell/>
          <table:table-cell office:value-type="string">
            <text:p>suf. v. </text:p>
          </table:table-cell>
          <table:table-cell/>
          <table:table-cell office:value-type="string">
            <text:p>en el pasado remoto </text:p>
          </table:table-cell>
          <table:table-cell office:value-type="string">
            <text:p>in the remote past </text:p>
          </table:table-cell>
          <table:table-cell office:value-type="string">
            <text:p>nge Witnessed, completed event or state. </text:p>
          </table:table-cell>
          <table:table-cell table:number-columns-repeated="60"/>
        </table:table-row>
        <table:table-row table:style-name="ro1">
          <table:table-cell office:value-type="string">
            <text:p>irinʉ </text:p>
          </table:table-cell>
          <table:table-cell office:value-type="string">
            <text:p>irínʉ-gue </text:p>
          </table:table-cell>
          <table:table-cell office:value-type="string">
            <text:p>adv. </text:p>
          </table:table-cell>
          <table:table-cell/>
          <table:table-cell office:value-type="string">
            <text:p>hace algunos días, hace unos días </text:p>
          </table:table-cell>
          <table:table-cell office:value-type="string">
            <text:p>in those days</text:p>
          </table:table-cell>
          <table:table-cell table:number-columns-repeated="61"/>
        </table:table-row>
        <table:table-row table:style-name="ro1">
          <table:table-cell office:value-type="string">
            <text:p>sõõ ããrĩdeapoe </text:p>
          </table:table-cell>
          <table:table-cell office:value-type="string">
            <text:p>sõṍ ããrĩdéapoe-gue </text:p>
          </table:table-cell>
          <table:table-cell office:value-type="string">
            <text:p>frase adv. </text:p>
          </table:table-cell>
          <table:table-cell/>
          <table:table-cell office:value-type="string">
            <text:p>en ese tiempo, esa vez en el pasado </text:p>
          </table:table-cell>
          <table:table-cell office:value-type="string">
            <text:p>in those days, at that time in the past</text:p>
          </table:table-cell>
          <table:table-cell table:number-columns-repeated="61"/>
        </table:table-row>
        <table:table-row table:style-name="ro1">
          <table:table-cell office:value-type="string">
            <text:p>-buro yá- </text:p>
          </table:table-cell>
          <table:table-cell/>
          <table:table-cell office:value-type="string">
            <text:p>suf. v. no final </text:p>
          </table:table-cell>
          <table:table-cell/>
          <table:table-cell office:value-type="string">
            <text:p>acción de anticipación en el presente </text:p>
          </table:table-cell>
          <table:table-cell office:value-type="string">
            <text:p>inceptive with present progressive (inan.) </text:p>
          </table:table-cell>
          <table:table-cell office:value-type="string">
            <text:p>inan.</text:p>
          </table:table-cell>
          <table:table-cell table:number-columns-repeated="60"/>
        </table:table-row>
        <table:table-row table:style-name="ro1">
          <table:table-cell office:value-type="string">
            <text:p>-murã </text:p>
          </table:table-cell>
          <table:table-cell/>
          <table:table-cell office:value-type="string">
            <text:p>suf. v. </text:p>
          </table:table-cell>
          <table:table-cell/>
          <table:table-cell office:value-type="string">
            <text:p>acción de anticipación en el presente </text:p>
          </table:table-cell>
          <table:table-cell office:value-type="string">
            <text:p>inceptive with the present progressive, about to do </text:p>
          </table:table-cell>
          <table:table-cell office:value-type="string">
            <text:p>pl. </text:p>
          </table:table-cell>
          <table:table-cell table:number-columns-repeated="60"/>
        </table:table-row>
        <table:table-row table:style-name="ro1">
          <table:table-cell office:value-type="string">
            <text:p>-gokoa </text:p>
          </table:table-cell>
          <table:table-cell/>
          <table:table-cell office:value-type="string">
            <text:p>suf. v. </text:p>
          </table:table-cell>
          <table:table-cell/>
          <table:table-cell office:value-type="string">
            <text:p>futuro indefinido </text:p>
          </table:table-cell>
          <table:table-cell office:value-type="string">
            <text:p>indefinate future </text:p>
          </table:table-cell>
          <table:table-cell office:value-type="string">
            <text:p>1 persona, fem. Sing.; Assumed potential event or state. </text:p>
          </table:table-cell>
          <table:table-cell table:number-columns-repeated="60"/>
        </table:table-row>
        <table:table-row table:style-name="ro1">
          <table:table-cell office:value-type="string">
            <text:p>-goku- (+-mo) </text:p>
          </table:table-cell>
          <table:table-cell/>
          <table:table-cell office:value-type="string">
            <text:p>suf. v. no final </text:p>
          </table:table-cell>
          <table:table-cell/>
          <table:table-cell office:value-type="string">
            <text:p>futuro indefinido </text:p>
          </table:table-cell>
          <table:table-cell office:value-type="string">
            <text:p>indefinate future </text:p>
          </table:table-cell>
          <table:table-cell office:value-type="string">
            <text:p>3 persona, fem. sing. , Assumed potential event or state. </text:p>
          </table:table-cell>
          <table:table-cell table:number-columns-repeated="60"/>
        </table:table-row>
        <table:table-row table:style-name="ro1">
          <table:table-cell office:value-type="string">
            <text:p>-gʉkoa </text:p>
          </table:table-cell>
          <table:table-cell/>
          <table:table-cell office:value-type="string">
            <text:p>suf. v. </text:p>
          </table:table-cell>
          <table:table-cell/>
          <table:table-cell office:value-type="string">
            <text:p>futuro indefinido </text:p>
          </table:table-cell>
          <table:table-cell office:value-type="string">
            <text:p>indefinite future </text:p>
          </table:table-cell>
          <table:table-cell office:value-type="string">
            <text:p>1 persona, masc. Sing.; Assumed potential event or state. </text:p>
          </table:table-cell>
          <table:table-cell table:number-columns-repeated="60"/>
        </table:table-row>
        <table:table-row table:style-name="ro1">
          <table:table-cell office:value-type="string">
            <text:p>-gʉku- (+-mi) </text:p>
          </table:table-cell>
          <table:table-cell/>
          <table:table-cell office:value-type="string">
            <text:p>suf. v. no final </text:p>
          </table:table-cell>
          <table:table-cell/>
          <table:table-cell office:value-type="string">
            <text:p>futuro indefinido </text:p>
          </table:table-cell>
          <table:table-cell office:value-type="string">
            <text:p>indefinite future </text:p>
          </table:table-cell>
          <table:table-cell office:value-type="string">
            <text:p>3 persona, masc. sing. , Assumed potential event or state. </text:p>
          </table:table-cell>
          <table:table-cell table:number-columns-repeated="60"/>
        </table:table-row>
        <table:table-row table:style-name="ro1">
          <table:table-cell office:value-type="string">
            <text:p>-rãkoa </text:p>
          </table:table-cell>
          <table:table-cell/>
          <table:table-cell office:value-type="string">
            <text:p>suf. v. </text:p>
          </table:table-cell>
          <table:table-cell/>
          <table:table-cell office:value-type="string">
            <text:p>futuro indefinido </text:p>
          </table:table-cell>
          <table:table-cell office:value-type="string">
            <text:p>indefinite future </text:p>
          </table:table-cell>
          <table:table-cell office:value-type="string">
            <text:p>1 persona, pl.; Assumed potential event or state. </text:p>
          </table:table-cell>
          <table:table-cell table:number-columns-repeated="60"/>
        </table:table-row>
        <table:table-row table:style-name="ro1">
          <table:table-cell office:value-type="string">
            <text:p>-rãku- (+-ma) </text:p>
          </table:table-cell>
          <table:table-cell/>
          <table:table-cell office:value-type="string">
            <text:p>suf. v. no final </text:p>
          </table:table-cell>
          <table:table-cell/>
          <table:table-cell office:value-type="string">
            <text:p>futuro indefinido </text:p>
          </table:table-cell>
          <table:table-cell office:value-type="string">
            <text:p>indefinite future action </text:p>
          </table:table-cell>
          <table:table-cell office:value-type="string">
            <text:p>3 persona, pl. </text:p>
          </table:table-cell>
          <table:table-cell table:number-columns-repeated="60"/>
        </table:table-row>
        <table:table-row table:style-name="ro1">
          <table:table-cell office:value-type="string">
            <text:p>-rokoa </text:p>
          </table:table-cell>
          <table:table-cell/>
          <table:table-cell office:value-type="string">
            <text:p>suf. v. </text:p>
          </table:table-cell>
          <table:table-cell/>
          <table:table-cell office:value-type="string">
            <text:p>futuro indefinido </text:p>
          </table:table-cell>
          <table:table-cell office:value-type="string">
            <text:p>indefinite future action </text:p>
          </table:table-cell>
          <table:table-cell office:value-type="string">
            <text:p>inan.</text:p>
          </table:table-cell>
          <table:table-cell table:number-columns-repeated="60"/>
        </table:table-row>
        <table:table-row table:style-name="ro1">
          <table:table-cell office:value-type="string">
            <text:p>-kuri </text:p>
          </table:table-cell>
          <table:table-cell/>
          <table:table-cell office:value-type="string">
            <text:p>suf. v. </text:p>
          </table:table-cell>
          <table:table-cell/>
          <table:table-cell office:value-type="string">
            <text:p>interrogativo indefinido </text:p>
          </table:table-cell>
          <table:table-cell office:value-type="string">
            <text:p>indefinite interrogative</text:p>
          </table:table-cell>
          <table:table-cell table:number-columns-repeated="61"/>
        </table:table-row>
        <table:table-row table:style-name="ro1">
          <table:table-cell office:value-type="string">
            <text:p>-dero </text:p>
          </table:table-cell>
          <table:table-cell/>
          <table:table-cell office:value-type="string">
            <text:p>suf. v. </text:p>
          </table:table-cell>
          <table:table-cell/>
          <table:table-cell office:value-type="string">
            <text:p>indica un tiempo o lugar en el pasado </text:p>
          </table:table-cell>
          <table:table-cell office:value-type="string">
            <text:p>indicates a time or location in the past </text:p>
          </table:table-cell>
          <table:table-cell table:number-columns-repeated="61"/>
        </table:table-row>
        <table:table-row table:style-name="ro1">
          <table:table-cell office:value-type="string">
            <text:p>diparimarã </text:p>
          </table:table-cell>
          <table:table-cell office:value-type="string">
            <text:p>dipárímarã-rẽ </text:p>
          </table:table-cell>
          <table:table-cell office:value-type="string">
            <text:p>s. </text:p>
          </table:table-cell>
          <table:table-cell/>
          <table:table-cell office:value-type="string">
            <text:p>indígenas </text:p>
          </table:table-cell>
          <table:table-cell office:value-type="string">
            <text:p>indigenous people </text:p>
          </table:table-cell>
          <table:table-cell table:number-columns-repeated="61"/>
        </table:table-row>
        <table:table-row table:style-name="ro1">
          <table:table-cell office:value-type="string">
            <text:p>diparimo </text:p>
          </table:table-cell>
          <table:table-cell office:value-type="string">
            <text:p>dipárímo-rẽ </text:p>
          </table:table-cell>
          <table:table-cell office:value-type="string">
            <text:p>s. </text:p>
          </table:table-cell>
          <table:table-cell/>
          <table:table-cell office:value-type="string">
            <text:p>indígena </text:p>
          </table:table-cell>
          <table:table-cell office:value-type="string">
            <text:p>indigenous person </text:p>
          </table:table-cell>
          <table:table-cell office:value-type="string">
            <text:p>fem.</text:p>
          </table:table-cell>
          <table:table-cell table:number-columns-repeated="60"/>
        </table:table-row>
        <table:table-row table:style-name="ro1">
          <table:table-cell office:value-type="string">
            <text:p>diparimʉ </text:p>
          </table:table-cell>
          <table:table-cell office:value-type="string">
            <text:p>dipárímʉ-rẽ </text:p>
          </table:table-cell>
          <table:table-cell office:value-type="string">
            <text:p>s. </text:p>
          </table:table-cell>
          <table:table-cell/>
          <table:table-cell office:value-type="string">
            <text:p>indígena </text:p>
          </table:table-cell>
          <table:table-cell office:value-type="string">
            <text:p>indigenous person </text:p>
          </table:table-cell>
          <table:table-cell office:value-type="string">
            <text:p>masc.</text:p>
          </table:table-cell>
          <table:table-cell table:number-columns-repeated="60"/>
        </table:table-row>
        <table:table-row table:style-name="ro1">
          <table:table-cell office:value-type="string">
            <text:p>-buro </text:p>
          </table:table-cell>
          <table:table-cell/>
          <table:table-cell office:value-type="string">
            <text:p>suf. v. </text:p>
          </table:table-cell>
          <table:table-cell/>
          <table:table-cell office:value-type="string">
            <text:p>imperativo indirecto; que se ? </text:p>
          </table:table-cell>
          <table:table-cell office:value-type="string">
            <text:p>indirect command; may they be/may it happen </text:p>
          </table:table-cell>
          <table:table-cell office:value-type="string">
            <text:p>2, 3 persona.; 2, 3 person. Has the meaniof ‘in order to’ when occurriwith the verb [ãrĩ-] ‘to say’ as part of a subordinate clause.</text:p>
          </table:table-cell>
          <table:table-cell table:number-columns-repeated="60"/>
        </table:table-row>
        <table:table-row table:style-name="ro1">
          <table:table-cell office:value-type="string">
            <text:p>-birikõãburo </text:p>
          </table:table-cell>
          <table:table-cell/>
          <table:table-cell office:value-type="string">
            <text:p>suf. v. </text:p>
          </table:table-cell>
          <table:table-cell/>
          <table:table-cell office:value-type="string">
            <text:p>negativo, imperativo indirecto con enfático </text:p>
          </table:table-cell>
          <table:table-cell office:value-type="string">
            <text:p>indirect negative; imperative with emphatic</text:p>
          </table:table-cell>
          <table:table-cell table:number-columns-repeated="61"/>
        </table:table-row>
        <table:table-row table:style-name="ro1">
          <table:table-cell office:value-type="string">
            <text:p>wĩjõ- </text:p>
          </table:table-cell>
          <table:table-cell office:value-type="string">
            <text:p>wĩjõ-rã́ </text:p>
          </table:table-cell>
          <table:table-cell office:value-type="string">
            <text:p>v.1a </text:p>
          </table:table-cell>
          <table:table-cell/>
          <table:table-cell office:value-type="string">
            <text:p>inhalar </text:p>
          </table:table-cell>
          <table:table-cell office:value-type="string">
            <text:p>inhale </text:p>
          </table:table-cell>
          <table:table-cell office:value-type="string">
            <text:p>nt To inhale, as in ‘giving’ or ‘receiving’ power from a shaman.</text:p>
          </table:table-cell>
          <table:table-cell table:number-columns-repeated="60"/>
        </table:table-row>
        <table:table-row table:style-name="ro1">
          <table:table-cell office:value-type="string">
            <text:p>gõrẽburu </text:p>
          </table:table-cell>
          <table:table-cell office:value-type="string">
            <text:p>gõrẽ́buru-re </text:p>
          </table:table-cell>
          <table:table-cell office:value-type="string">
            <text:p>s. </text:p>
          </table:table-cell>
          <table:table-cell/>
          <table:table-cell office:value-type="string">
            <text:p>insecto que pica </text:p>
          </table:table-cell>
          <table:table-cell office:value-type="string">
            <text:p>insect that causes a raised itchy place like a nigua</text:p>
          </table:table-cell>
          <table:table-cell table:number-columns-repeated="61"/>
        </table:table-row>
        <table:table-row table:style-name="ro1">
          <table:table-cell office:value-type="string">
            <text:p>duguamʉ </text:p>
          </table:table-cell>
          <table:table-cell office:value-type="string">
            <text:p>dugúámʉ́-rẽ </text:p>
          </table:table-cell>
          <table:table-cell office:value-type="string">
            <text:p>s. </text:p>
          </table:table-cell>
          <table:table-cell/>
          <table:table-cell office:value-type="string">
            <text:p>insecto que comen madera </text:p>
          </table:table-cell>
          <table:table-cell office:value-type="string">
            <text:p>insect that eats wood</text:p>
          </table:table-cell>
          <table:table-cell table:number-columns-repeated="61"/>
        </table:table-row>
        <table:table-row table:style-name="ro1">
          <table:table-cell office:value-type="string">
            <text:p>borewijigʉ </text:p>
          </table:table-cell>
          <table:table-cell office:value-type="string">
            <text:p>boréwíjígʉ-re </text:p>
          </table:table-cell>
          <table:table-cell office:value-type="string">
            <text:p>s. </text:p>
          </table:table-cell>
          <table:table-cell/>
          <table:table-cell office:value-type="string">
            <text:p>insecto que pica </text:p>
          </table:table-cell>
          <table:table-cell office:value-type="string">
            <text:p>insect that stings</text:p>
          </table:table-cell>
          <table:table-cell table:number-columns-repeated="61"/>
        </table:table-row>
        <table:table-row table:style-name="ro1">
          <table:table-cell office:value-type="string">
            <text:p>poekague </text:p>
          </table:table-cell>
          <table:table-cell office:value-type="string">
            <text:p>pooeká-gue </text:p>
          </table:table-cell>
          <table:table-cell office:value-type="string">
            <text:p>adv. </text:p>
          </table:table-cell>
          <table:table-cell/>
          <table:table-cell office:value-type="string">
            <text:p>adentro </text:p>
          </table:table-cell>
          <table:table-cell office:value-type="string">
            <text:p>insiof</text:p>
          </table:table-cell>
          <table:table-cell table:number-columns-repeated="61"/>
        </table:table-row>
        <table:table-row table:style-name="ro1">
          <table:table-cell office:value-type="string">
            <text:p>-gora- </text:p>
          </table:table-cell>
          <table:table-cell/>
          <table:table-cell office:value-type="string">
            <text:p>suf. adv. no final </text:p>
          </table:table-cell>
          <table:table-cell/>
          <table:table-cell office:value-type="string">
            <text:p>intensivamente </text:p>
          </table:table-cell>
          <table:table-cell office:value-type="string">
            <text:p>intensively </text:p>
          </table:table-cell>
          <table:table-cell office:value-type="string">
            <text:p>, Verbalizes and intensifies states of beior conditions.</text:p>
          </table:table-cell>
          <table:table-cell table:number-columns-repeated="60"/>
        </table:table-row>
        <table:table-row table:style-name="ro1">
          <table:table-cell office:value-type="string">
            <text:p>-rãra </text:p>
          </table:table-cell>
          <table:table-cell/>
          <table:table-cell office:value-type="string">
            <text:p>suf. v. </text:p>
          </table:table-cell>
          <table:table-cell/>
          <table:table-cell office:value-type="string">
            <text:p>futuro definido, intencional </text:p>
          </table:table-cell>
          <table:table-cell office:value-type="string">
            <text:p>intentional definite future action </text:p>
          </table:table-cell>
          <table:table-cell office:value-type="string">
            <text:p>1 persona, pl. , Assumed, potential event or state; <text:s/>focuses on the inception. </text:p>
          </table:table-cell>
          <table:table-cell table:number-columns-repeated="60"/>
        </table:table-row>
        <table:table-row table:style-name="ro1">
          <table:table-cell office:value-type="string">
            <text:p>-ri </text:p>
          </table:table-cell>
          <table:table-cell/>
          <table:table-cell office:value-type="string">
            <text:p>suf. v. </text:p>
          </table:table-cell>
          <table:table-cell/>
          <table:table-cell office:value-type="string">
            <text:p>interrogativo </text:p>
          </table:table-cell>
          <table:table-cell office:value-type="string">
            <text:p>interrogative </text:p>
          </table:table-cell>
          <table:table-cell office:value-type="string">
            <text:p>presente, pasado inmediato y pasado remoto</text:p>
          </table:table-cell>
          <table:table-cell table:number-columns-repeated="60"/>
        </table:table-row>
        <table:table-row table:style-name="ro1">
          <table:table-cell office:value-type="string">
            <text:p>gʉramisĩrĩ </text:p>
          </table:table-cell>
          <table:table-cell office:value-type="string">
            <text:p>gʉʉramísĩrĩ-rẽ </text:p>
          </table:table-cell>
          <table:table-cell office:value-type="string">
            <text:p>s. </text:p>
          </table:table-cell>
          <table:table-cell/>
          <table:table-cell office:value-type="string">
            <text:p>intestinos </text:p>
          </table:table-cell>
          <table:table-cell office:value-type="string">
            <text:p>intestines</text:p>
          </table:table-cell>
          <table:table-cell table:number-columns-repeated="61"/>
        </table:table-row>
        <table:table-row table:style-name="ro1">
          <table:table-cell office:value-type="string">
            <text:p>ĩãkũĩ- </text:p>
          </table:table-cell>
          <table:table-cell office:value-type="string">
            <text:p>ĩĩã́kũĩ́-rã </text:p>
          </table:table-cell>
          <table:table-cell office:value-type="string">
            <text:p>v. </text:p>
          </table:table-cell>
          <table:table-cell/>
          <table:table-cell office:value-type="string">
            <text:p>investigar y imitar </text:p>
          </table:table-cell>
          <table:table-cell office:value-type="string">
            <text:p>investigate and/or imitate</text:p>
          </table:table-cell>
          <table:table-cell table:number-columns-repeated="61"/>
        </table:table-row>
        <table:table-row table:style-name="ro1">
          <table:table-cell office:value-type="string">
            <text:p>bʉawasiri- </text:p>
          </table:table-cell>
          <table:table-cell office:value-type="string">
            <text:p>bʉáwásiri-rã </text:p>
          </table:table-cell>
          <table:table-cell office:value-type="string">
            <text:p>v. </text:p>
          </table:table-cell>
          <table:table-cell/>
          <table:table-cell office:value-type="string">
            <text:p>regar </text:p>
          </table:table-cell>
          <table:table-cell office:value-type="string">
            <text:p>irrigate or use water as when making a griddle or something with clay</text:p>
          </table:table-cell>
          <table:table-cell table:number-columns-repeated="61"/>
        </table:table-row>
        <table:table-row table:style-name="ro1">
          <table:table-cell office:value-type="string">
            <text:p>nʉgʉ̃no </text:p>
          </table:table-cell>
          <table:table-cell office:value-type="string">
            <text:p>nʉgʉ̃́nó-rẽ́ </text:p>
          </table:table-cell>
          <table:table-cell office:value-type="string">
            <text:p>s. </text:p>
          </table:table-cell>
          <table:table-cell/>
          <table:table-cell office:value-type="string">
            <text:p>isla </text:p>
          </table:table-cell>
          <table:table-cell office:value-type="string">
            <text:p>island</text:p>
          </table:table-cell>
          <table:table-cell table:number-columns-repeated="61"/>
        </table:table-row>
        <table:table-row table:style-name="ro1">
          <table:table-cell office:value-type="string">
            <text:p>wãkĩ- </text:p>
          </table:table-cell>
          <table:table-cell office:value-type="string">
            <text:p>wãkĩ́-rõ </text:p>
          </table:table-cell>
          <table:table-cell office:value-type="string">
            <text:p>v.2a </text:p>
          </table:table-cell>
          <table:table-cell/>
          <table:table-cell office:value-type="string">
            <text:p>picar, doler </text:p>
          </table:table-cell>
          <table:table-cell office:value-type="string">
            <text:p>itchy, painful, sore </text:p>
          </table:table-cell>
          <table:table-cell table:number-columns-repeated="61"/>
        </table:table-row>
        <table:table-row table:style-name="ro1">
          <table:table-cell office:value-type="string">
            <text:p>peresu </text:p>
          </table:table-cell>
          <table:table-cell office:value-type="string">
            <text:p>perésu-gue </text:p>
          </table:table-cell>
          <table:table-cell office:value-type="string">
            <text:p>s. </text:p>
          </table:table-cell>
          <table:table-cell/>
          <table:table-cell office:value-type="string">
            <text:p>cárcel </text:p>
          </table:table-cell>
          <table:table-cell office:value-type="string">
            <text:p>jail</text:p>
          </table:table-cell>
          <table:table-cell table:number-columns-repeated="61"/>
        </table:table-row>
        <table:table-row table:style-name="ro1">
          <table:table-cell office:value-type="string">
            <text:p>disika </text:p>
          </table:table-cell>
          <table:table-cell office:value-type="string">
            <text:p>disíká-re </text:p>
          </table:table-cell>
          <table:table-cell office:value-type="string">
            <text:p>s. </text:p>
          </table:table-cell>
          <table:table-cell/>
          <table:table-cell office:value-type="string">
            <text:p>mandibula </text:p>
          </table:table-cell>
          <table:table-cell office:value-type="string">
            <text:p>jaw, jawbone</text:p>
          </table:table-cell>
          <table:table-cell table:number-columns-repeated="61"/>
        </table:table-row>
        <table:table-row table:style-name="ro1">
          <table:table-cell office:value-type="string">
            <text:p>makãnʉ́ʉ </text:p>
          </table:table-cell>
          <table:table-cell office:value-type="string">
            <text:p>makã́nʉ́ʉ-gue </text:p>
          </table:table-cell>
          <table:table-cell office:value-type="string">
            <text:p>s. </text:p>
          </table:table-cell>
          <table:table-cell office:value-type="string">
            <text:p>makãnʉ́gʉ̃ </text:p>
          </table:table-cell>
          <table:table-cell office:value-type="string">
            <text:p>monte, selva </text:p>
          </table:table-cell>
          <table:table-cell office:value-type="string">
            <text:p>jungle, wilderness</text:p>
          </table:table-cell>
          <table:table-cell table:number-columns-repeated="61"/>
        </table:table-row>
        <table:table-row table:style-name="ro1">
          <table:table-cell office:value-type="string">
            <text:p>-sũ </text:p>
          </table:table-cell>
          <table:table-cell/>
          <table:table-cell office:value-type="string">
            <text:p>suf. v. </text:p>
          </table:table-cell>
          <table:table-cell/>
          <table:table-cell office:value-type="string">
            <text:p>como así, semejante </text:p>
          </table:table-cell>
          <table:table-cell office:value-type="string">
            <text:p>just as / like</text:p>
          </table:table-cell>
          <table:table-cell table:number-columns-repeated="61"/>
        </table:table-row>
        <table:table-row table:style-name="ro1">
          <table:table-cell office:value-type="string">
            <text:p>wẽjẽ- </text:p>
          </table:table-cell>
          <table:table-cell office:value-type="string">
            <text:p>wẽjẽ́-rã </text:p>
          </table:table-cell>
          <table:table-cell office:value-type="string">
            <text:p>v.2a </text:p>
          </table:table-cell>
          <table:table-cell/>
          <table:table-cell office:value-type="string">
            <text:p>matar </text:p>
          </table:table-cell>
          <table:table-cell office:value-type="string">
            <text:p>kill </text:p>
          </table:table-cell>
          <table:table-cell table:number-columns-repeated="61"/>
        </table:table-row>
        <table:table-row table:style-name="ro1">
          <table:table-cell office:value-type="string">
            <text:p>mimi- </text:p>
          </table:table-cell>
          <table:table-cell office:value-type="string">
            <text:p>miimí, miimi-rã́ </text:p>
          </table:table-cell>
          <table:table-cell office:value-type="string">
            <text:p>v.1b </text:p>
          </table:table-cell>
          <table:table-cell/>
          <table:table-cell office:value-type="string">
            <text:p>besar </text:p>
          </table:table-cell>
          <table:table-cell office:value-type="string">
            <text:p>kiss</text:p>
          </table:table-cell>
          <table:table-cell table:number-columns-repeated="61"/>
        </table:table-row>
        <table:table-row table:style-name="ro1">
          <table:table-cell office:value-type="string">
            <text:p>ñadʉkʉpu </text:p>
          </table:table-cell>
          <table:table-cell office:value-type="string">
            <text:p>ñádʉ́kʉpu-re </text:p>
          </table:table-cell>
          <table:table-cell office:value-type="string">
            <text:p>s. </text:p>
          </table:table-cell>
          <table:table-cell/>
          <table:table-cell office:value-type="string">
            <text:p>rodilla </text:p>
          </table:table-cell>
          <table:table-cell office:value-type="string">
            <text:p>knee</text:p>
          </table:table-cell>
          <table:table-cell table:number-columns-repeated="61"/>
        </table:table-row>
        <table:table-row table:style-name="ro1">
          <table:table-cell office:value-type="string">
            <text:p>ejamejã- </text:p>
          </table:table-cell>
          <table:table-cell office:value-type="string">
            <text:p>ejámejã́-rã </text:p>
          </table:table-cell>
          <table:table-cell office:value-type="string">
            <text:p>v. </text:p>
          </table:table-cell>
          <table:table-cell/>
          <table:table-cell office:value-type="string">
            <text:p>arrodillarse </text:p>
          </table:table-cell>
          <table:table-cell office:value-type="string">
            <text:p>kneel down</text:p>
          </table:table-cell>
          <table:table-cell table:number-columns-repeated="61"/>
        </table:table-row>
        <table:table-row table:style-name="ro1">
          <table:table-cell office:value-type="string">
            <text:p>pámeédiju- </text:p>
          </table:table-cell>
          <table:table-cell office:value-type="string">
            <text:p>pámeédiju-rã </text:p>
          </table:table-cell>
          <table:table-cell office:value-type="string">
            <text:p>v. </text:p>
          </table:table-cell>
          <table:table-cell/>
          <table:table-cell office:value-type="string">
            <text:p>derribar </text:p>
          </table:table-cell>
          <table:table-cell office:value-type="string">
            <text:p>knock down</text:p>
          </table:table-cell>
          <table:table-cell table:number-columns-repeated="61"/>
        </table:table-row>
        <table:table-row table:style-name="ro1">
          <table:table-cell office:value-type="string">
            <text:p>masĩ- </text:p>
          </table:table-cell>
          <table:table-cell office:value-type="string">
            <text:p>masĩ́-rã́ </text:p>
          </table:table-cell>
          <table:table-cell office:value-type="string">
            <text:p>v.1a </text:p>
          </table:table-cell>
          <table:table-cell/>
          <table:table-cell office:value-type="string">
            <text:p>saber </text:p>
          </table:table-cell>
          <table:table-cell office:value-type="string">
            <text:p>know</text:p>
          </table:table-cell>
          <table:table-cell table:number-columns-repeated="61"/>
        </table:table-row>
        <table:table-row table:style-name="ro1">
          <table:table-cell office:value-type="string">
            <text:p>masĩtura- </text:p>
          </table:table-cell>
          <table:table-cell office:value-type="string">
            <text:p>masĩ́tura-rã </text:p>
          </table:table-cell>
          <table:table-cell office:value-type="string">
            <text:p>v. </text:p>
          </table:table-cell>
          <table:table-cell/>
          <table:table-cell office:value-type="string">
            <text:p>saber muy bien </text:p>
          </table:table-cell>
          <table:table-cell office:value-type="string">
            <text:p>know well</text:p>
          </table:table-cell>
          <table:table-cell table:number-columns-repeated="61"/>
        </table:table-row>
        <table:table-row table:style-name="ro1">
          <table:table-cell office:value-type="string">
            <text:p>dʉya- </text:p>
          </table:table-cell>
          <table:table-cell office:value-type="string">
            <text:p>dʉʉyá-rã </text:p>
          </table:table-cell>
          <table:table-cell office:value-type="string">
            <text:p>v.2b </text:p>
          </table:table-cell>
          <table:table-cell/>
          <table:table-cell office:value-type="string">
            <text:p>sobrar, faltar, tener algo más para hacer </text:p>
          </table:table-cell>
          <table:table-cell office:value-type="string">
            <text:p>lack, or have more to do, not be finished</text:p>
          </table:table-cell>
          <table:table-cell table:number-columns-repeated="61"/>
        </table:table-row>
        <table:table-row table:style-name="ro1">
          <table:table-cell office:value-type="string">
            <text:p>ditaru </text:p>
          </table:table-cell>
          <table:table-cell office:value-type="string">
            <text:p>ditárú-gué </text:p>
          </table:table-cell>
          <table:table-cell office:value-type="string">
            <text:p>s. </text:p>
          </table:table-cell>
          <table:table-cell/>
          <table:table-cell office:value-type="string">
            <text:p>lago </text:p>
          </table:table-cell>
          <table:table-cell office:value-type="string">
            <text:p>lake</text:p>
          </table:table-cell>
          <table:table-cell table:number-columns-repeated="61"/>
        </table:table-row>
        <table:table-row table:style-name="ro1">
          <table:table-cell office:value-type="string">
            <text:p>duji- </text:p>
          </table:table-cell>
          <table:table-cell office:value-type="string">
            <text:p>dují-rã </text:p>
          </table:table-cell>
          <table:table-cell office:value-type="string">
            <text:p>v.2a </text:p>
          </table:table-cell>
          <table:table-cell/>
          <table:table-cell office:value-type="string">
            <text:p>aterrizar </text:p>
          </table:table-cell>
          <table:table-cell office:value-type="string">
            <text:p>land </text:p>
          </table:table-cell>
          <table:table-cell table:number-columns-repeated="61"/>
        </table:table-row>
        <table:table-row table:style-name="ro1">
          <table:table-cell office:value-type="string">
            <text:p>nikũ </text:p>
          </table:table-cell>
          <table:table-cell office:value-type="string">
            <text:p>nikṹ-rẽ́ </text:p>
          </table:table-cell>
          <table:table-cell office:value-type="string">
            <text:p>s. </text:p>
          </table:table-cell>
          <table:table-cell/>
          <table:table-cell office:value-type="string">
            <text:p>tierra </text:p>
          </table:table-cell>
          <table:table-cell office:value-type="string">
            <text:p>land </text:p>
          </table:table-cell>
          <table:table-cell table:number-columns-repeated="61"/>
        </table:table-row>
        <table:table-row table:style-name="ro1">
          <table:table-cell office:value-type="string">
            <text:p>yaa wererã </text:p>
          </table:table-cell>
          <table:table-cell office:value-type="string">
            <text:p>yaa werérã́-rẽ </text:p>
          </table:table-cell>
          <table:table-cell office:value-type="string">
            <text:p>s. </text:p>
          </table:table-cell>
          <table:table-cell/>
          <table:table-cell office:value-type="string">
            <text:p>parientes </text:p>
          </table:table-cell>
          <table:table-cell office:value-type="string">
            <text:p>language ones, relatives</text:p>
          </table:table-cell>
          <table:table-cell table:number-columns-repeated="61"/>
        </table:table-row>
        <table:table-row table:style-name="ro1">
          <table:table-cell office:value-type="string">
            <text:p>diakara </text:p>
          </table:table-cell>
          <table:table-cell office:value-type="string">
            <text:p>diákárá-re </text:p>
          </table:table-cell>
          <table:table-cell office:value-type="string">
            <text:p>s. </text:p>
          </table:table-cell>
          <table:table-cell/>
          <table:table-cell office:value-type="string">
            <text:p>pato grande </text:p>
          </table:table-cell>
          <table:table-cell office:value-type="string">
            <text:p>large duck</text:p>
          </table:table-cell>
          <table:table-cell table:number-columns-repeated="61"/>
        </table:table-row>
        <table:table-row table:style-name="ro1">
          <table:table-cell office:value-type="string">
            <text:p>tʉbʉro </text:p>
          </table:table-cell>
          <table:table-cell office:value-type="string">
            <text:p>tʉbʉ́ró-ré </text:p>
          </table:table-cell>
          <table:table-cell office:value-type="string">
            <text:p>s. </text:p>
          </table:table-cell>
          <table:table-cell/>
          <table:table-cell office:value-type="string">
            <text:p>sapo grande </text:p>
          </table:table-cell>
          <table:table-cell office:value-type="string">
            <text:p>large frog</text:p>
          </table:table-cell>
          <table:table-cell table:number-columns-repeated="61"/>
        </table:table-row>
        <table:table-row table:style-name="ro1">
          <table:table-cell office:value-type="string">
            <text:p>wádiya </text:p>
          </table:table-cell>
          <table:table-cell office:value-type="string">
            <text:p>wádiya-gue </text:p>
          </table:table-cell>
          <table:table-cell office:value-type="string">
            <text:p>s. </text:p>
          </table:table-cell>
          <table:table-cell/>
          <table:table-cell office:value-type="string">
            <text:p>río grande, lago, mar </text:p>
          </table:table-cell>
          <table:table-cell office:value-type="string">
            <text:p>large river, lake, ocean</text:p>
          </table:table-cell>
          <table:table-cell table:number-columns-repeated="61"/>
        </table:table-row>
        <table:table-row table:style-name="ro1">
          <table:table-cell office:value-type="string">
            <text:p>gʉ̃rãda </text:p>
          </table:table-cell>
          <table:table-cell office:value-type="string">
            <text:p>gʉ̃rã́dá-re </text:p>
          </table:table-cell>
          <table:table-cell office:value-type="string">
            <text:p>s. </text:p>
          </table:table-cell>
          <table:table-cell/>
          <table:table-cell office:value-type="string">
            <text:p>bejuco grande </text:p>
          </table:table-cell>
          <table:table-cell office:value-type="string">
            <text:p>large vine </text:p>
          </table:table-cell>
          <table:table-cell office:value-type="string">
            <text:p>nt The leaves are used for paintithe face. </text:p>
          </table:table-cell>
          <table:table-cell table:number-columns-repeated="60"/>
        </table:table-row>
        <table:table-row table:style-name="ro1">
          <table:table-cell office:value-type="string">
            <text:p>dago </text:p>
          </table:table-cell>
          <table:table-cell office:value-type="string">
            <text:p>daagó-re </text:p>
          </table:table-cell>
          <table:table-cell office:value-type="string">
            <text:p>adj. </text:p>
          </table:table-cell>
          <table:table-cell office:value-type="string">
            <text:p>dao </text:p>
          </table:table-cell>
          <table:table-cell office:value-type="string">
            <text:p>persona inútil, finada, gastada </text:p>
          </table:table-cell>
          <table:table-cell office:value-type="string">
            <text:p>late or deceased one, the sick one (fem.) </text:p>
          </table:table-cell>
          <table:table-cell office:value-type="string">
            <text:p>fem. </text:p>
          </table:table-cell>
          <table:table-cell table:number-columns-repeated="60"/>
        </table:table-row>
        <table:table-row table:style-name="ro1">
          <table:table-cell office:value-type="string">
            <text:p>dagʉ </text:p>
          </table:table-cell>
          <table:table-cell office:value-type="string">
            <text:p>daagʉ́-re </text:p>
          </table:table-cell>
          <table:table-cell office:value-type="string">
            <text:p>adj. </text:p>
          </table:table-cell>
          <table:table-cell office:value-type="string">
            <text:p>daʉ </text:p>
          </table:table-cell>
          <table:table-cell office:value-type="string">
            <text:p>persona inútil, finado, gastado </text:p>
          </table:table-cell>
          <table:table-cell office:value-type="string">
            <text:p>late or deceased one, the sick one (masc.) </text:p>
          </table:table-cell>
          <table:table-cell office:value-type="string">
            <text:p>masc. </text:p>
          </table:table-cell>
          <table:table-cell table:number-columns-repeated="60"/>
        </table:table-row>
        <table:table-row table:style-name="ro1">
          <table:table-cell office:value-type="string">
            <text:p>basi </text:p>
          </table:table-cell>
          <table:table-cell office:value-type="string">
            <text:p>basí </text:p>
          </table:table-cell>
          <table:table-cell office:value-type="string">
            <text:p>adv. </text:p>
          </table:table-cell>
          <table:table-cell/>
          <table:table-cell office:value-type="string">
            <text:p>más tarde </text:p>
          </table:table-cell>
          <table:table-cell office:value-type="string">
            <text:p>later with reference to ‘now’ </text:p>
          </table:table-cell>
          <table:table-cell office:value-type="string">
            <text:p>nge Contrasts with [mérogã pʉrʉ], which means ‘a little after another event’.</text:p>
          </table:table-cell>
          <table:table-cell table:number-columns-repeated="60"/>
        </table:table-row>
        <table:table-row table:style-name="ro1">
          <table:table-cell office:value-type="string">
            <text:p>bʉri- </text:p>
          </table:table-cell>
          <table:table-cell office:value-type="string">
            <text:p>bʉrí-rã </text:p>
          </table:table-cell>
          <table:table-cell office:value-type="string">
            <text:p>v.2a </text:p>
          </table:table-cell>
          <table:table-cell/>
          <table:table-cell office:value-type="string">
            <text:p>reirse </text:p>
          </table:table-cell>
          <table:table-cell office:value-type="string">
            <text:p>laugh</text:p>
          </table:table-cell>
          <table:table-cell table:number-columns-repeated="61"/>
        </table:table-row>
        <table:table-row table:style-name="ro1">
          <table:table-cell office:value-type="string">
            <text:p>ñapeo- </text:p>
          </table:table-cell>
          <table:table-cell office:value-type="string">
            <text:p>ñápeo-rã </text:p>
          </table:table-cell>
          <table:table-cell office:value-type="string">
            <text:p>v. </text:p>
          </table:table-cell>
          <table:table-cell/>
          <table:table-cell office:value-type="string">
            <text:p>poner las manos sobre </text:p>
          </table:table-cell>
          <table:table-cell office:value-type="string">
            <text:p>lay hands upon </text:p>
          </table:table-cell>
          <table:table-cell table:number-columns-repeated="61"/>
        </table:table-row>
        <table:table-row table:style-name="ro1">
          <table:table-cell office:value-type="string">
            <text:p>tébo- </text:p>
          </table:table-cell>
          <table:table-cell office:value-type="string">
            <text:p>tébó-rí </text:p>
          </table:table-cell>
          <table:table-cell office:value-type="string">
            <text:p>adj. </text:p>
          </table:table-cell>
          <table:table-cell/>
          <table:table-cell office:value-type="string">
            <text:p>perezoso </text:p>
          </table:table-cell>
          <table:table-cell office:value-type="string">
            <text:p>lazy </text:p>
          </table:table-cell>
          <table:table-cell table:number-columns-repeated="61"/>
        </table:table-row>
        <table:table-row table:style-name="ro1">
          <table:table-cell office:value-type="string">
            <text:p>dorerã </text:p>
          </table:table-cell>
          <table:table-cell office:value-type="string">
            <text:p>dorérã́-rẽ́ </text:p>
          </table:table-cell>
          <table:table-cell office:value-type="string">
            <text:p>s. </text:p>
          </table:table-cell>
          <table:table-cell/>
          <table:table-cell office:value-type="string">
            <text:p>jefes, gobernantes </text:p>
          </table:table-cell>
          <table:table-cell office:value-type="string">
            <text:p>leaders, rulers</text:p>
          </table:table-cell>
          <table:table-cell table:number-columns-repeated="61"/>
        </table:table-row>
        <table:table-row table:style-name="ro1">
          <table:table-cell office:value-type="string">
            <text:p>pũ </text:p>
          </table:table-cell>
          <table:table-cell office:value-type="string">
            <text:p>pṹ-rẽ́ </text:p>
          </table:table-cell>
          <table:table-cell office:value-type="string">
            <text:p>s. </text:p>
          </table:table-cell>
          <table:table-cell/>
          <table:table-cell office:value-type="string">
            <text:p>hoja </text:p>
          </table:table-cell>
          <table:table-cell office:value-type="string">
            <text:p>leaf </text:p>
          </table:table-cell>
          <table:table-cell table:number-columns-repeated="61"/>
        </table:table-row>
        <table:table-row table:style-name="ro1">
          <table:table-cell office:value-type="string">
            <text:p>deko ẽrẽrĩ gobe </text:p>
          </table:table-cell>
          <table:table-cell office:value-type="string">
            <text:p>dekó ẽrẽ́rĩ gobe-re </text:p>
          </table:table-cell>
          <table:table-cell office:value-type="string">
            <text:p>s. </text:p>
          </table:table-cell>
          <table:table-cell/>
          <table:table-cell office:value-type="string">
            <text:p>charco </text:p>
          </table:table-cell>
          <table:table-cell office:value-type="string">
            <text:p>leak</text:p>
          </table:table-cell>
          <table:table-cell table:number-columns-repeated="61"/>
        </table:table-row>
        <table:table-row table:style-name="ro1">
          <table:table-cell office:value-type="string">
            <text:p>pari- </text:p>
          </table:table-cell>
          <table:table-cell office:value-type="string">
            <text:p>parí-rã́ </text:p>
          </table:table-cell>
          <table:table-cell office:value-type="string">
            <text:p>v.1a </text:p>
          </table:table-cell>
          <table:table-cell/>
          <table:table-cell office:value-type="string">
            <text:p>saltar, brincar </text:p>
          </table:table-cell>
          <table:table-cell office:value-type="string">
            <text:p>leap, jump</text:p>
          </table:table-cell>
          <table:table-cell table:number-columns-repeated="61"/>
        </table:table-row>
        <table:table-row table:style-name="ro1">
          <table:table-cell office:value-type="string">
            <text:p>numu- </text:p>
          </table:table-cell>
          <table:table-cell office:value-type="string">
            <text:p>numú-rã </text:p>
          </table:table-cell>
          <table:table-cell office:value-type="string">
            <text:p>v.2a </text:p>
          </table:table-cell>
          <table:table-cell/>
          <table:table-cell office:value-type="string">
            <text:p>salir y entrar </text:p>
          </table:table-cell>
          <table:table-cell office:value-type="string">
            <text:p>leave a group, leave a bigger stream to enter a smaller one</text:p>
          </table:table-cell>
          <table:table-cell table:number-columns-repeated="61"/>
        </table:table-row>
        <table:table-row table:style-name="ro1">
          <table:table-cell office:value-type="string">
            <text:p>ãpĩmoã </text:p>
          </table:table-cell>
          <table:table-cell office:value-type="string">
            <text:p>ãpĩ́moã-rẽ </text:p>
          </table:table-cell>
          <table:table-cell office:value-type="string">
            <text:p>s. </text:p>
          </table:table-cell>
          <table:table-cell/>
          <table:table-cell office:value-type="string">
            <text:p>hojas para mezclar con coca </text:p>
          </table:table-cell>
          <table:table-cell office:value-type="string">
            <text:p>leaves that are mix with coca</text:p>
          </table:table-cell>
          <table:table-cell table:number-columns-repeated="61"/>
        </table:table-row>
        <table:table-row table:style-name="ro1">
          <table:table-cell office:value-type="string">
            <text:p>kúgapʉ </text:p>
          </table:table-cell>
          <table:table-cell office:value-type="string">
            <text:p>kúgapʉ-re </text:p>
          </table:table-cell>
          <table:table-cell office:value-type="string">
            <text:p>adv. </text:p>
          </table:table-cell>
          <table:table-cell/>
          <table:table-cell office:value-type="string">
            <text:p>izquierdo </text:p>
          </table:table-cell>
          <table:table-cell office:value-type="string">
            <text:p>left side</text:p>
          </table:table-cell>
          <table:table-cell table:number-columns-repeated="61"/>
        </table:table-row>
        <table:table-row table:style-name="ro1">
          <table:table-cell office:value-type="string">
            <text:p>wirimoã </text:p>
          </table:table-cell>
          <table:table-cell office:value-type="string">
            <text:p>wirímoã-rẽ </text:p>
          </table:table-cell>
          <table:table-cell office:value-type="string">
            <text:p>s. </text:p>
          </table:table-cell>
          <table:table-cell/>
          <table:table-cell office:value-type="string">
            <text:p>limón </text:p>
          </table:table-cell>
          <table:table-cell office:value-type="string">
            <text:p>lemon</text:p>
          </table:table-cell>
          <table:table-cell table:number-columns-repeated="61"/>
        </table:table-row>
        <table:table-row table:style-name="ro1">
          <table:table-cell office:value-type="string">
            <text:p>yótaudiju- </text:p>
          </table:table-cell>
          <table:table-cell office:value-type="string">
            <text:p>yótaudijú-rã </text:p>
          </table:table-cell>
          <table:table-cell office:value-type="string">
            <text:p>v. </text:p>
          </table:table-cell>
          <table:table-cell/>
          <table:table-cell office:value-type="string">
            <text:p>bajar con lazo </text:p>
          </table:table-cell>
          <table:table-cell office:value-type="string">
            <text:p>let down by a rope</text:p>
          </table:table-cell>
          <table:table-cell table:number-columns-repeated="61"/>
        </table:table-row>
        <table:table-row table:style-name="ro1">
          <table:table-cell office:value-type="string">
            <text:p>-kõãburo </text:p>
          </table:table-cell>
          <table:table-cell/>
          <table:table-cell office:value-type="string">
            <text:p>suf. v. </text:p>
          </table:table-cell>
          <table:table-cell/>
          <table:table-cell office:value-type="string">
            <text:p>imperativo indirecto con enfático </text:p>
          </table:table-cell>
          <table:table-cell office:value-type="string">
            <text:p>let it be done </text:p>
          </table:table-cell>
          <table:table-cell office:value-type="string">
            <text:p>futuro.</text:p>
          </table:table-cell>
          <table:table-cell table:number-columns-repeated="60"/>
        </table:table-row>
        <table:table-row table:style-name="ro1">
          <table:table-cell office:value-type="string">
            <text:p>duúwiu- </text:p>
          </table:table-cell>
          <table:table-cell office:value-type="string">
            <text:p>duúwiu-rã </text:p>
          </table:table-cell>
          <table:table-cell office:value-type="string">
            <text:p>v. </text:p>
          </table:table-cell>
          <table:table-cell/>
          <table:table-cell office:value-type="string">
            <text:p>poner en libertad </text:p>
          </table:table-cell>
          <table:table-cell office:value-type="string">
            <text:p>let loose or cause to escape</text:p>
          </table:table-cell>
          <table:table-cell table:number-columns-repeated="61"/>
        </table:table-row>
        <table:table-row table:style-name="ro1">
          <table:table-cell office:value-type="string">
            <text:p>-rã </text:p>
          </table:table-cell>
          <table:table-cell/>
          <table:table-cell office:value-type="string">
            <text:p>suf. v. </text:p>
          </table:table-cell>
          <table:table-cell/>
          <table:table-cell office:value-type="string">
            <text:p>vamos a hacer algo </text:p>
          </table:table-cell>
          <table:table-cell office:value-type="string">
            <text:p>lets do </text:p>
          </table:table-cell>
          <table:table-cell office:value-type="string">
            <text:p>1 persona, pl. y exhortativo y imperativo.</text:p>
          </table:table-cell>
          <table:table-cell table:number-columns-repeated="60"/>
        </table:table-row>
        <table:table-row table:style-name="ro1">
          <table:table-cell office:value-type="string">
            <text:p>mámuúpí- </text:p>
          </table:table-cell>
          <table:table-cell office:value-type="string">
            <text:p>mámuúpí-rã </text:p>
          </table:table-cell>
          <table:table-cell office:value-type="string">
            <text:p>v. </text:p>
          </table:table-cell>
          <table:table-cell/>
          <table:table-cell office:value-type="string">
            <text:p>nivelar </text:p>
          </table:table-cell>
          <table:table-cell office:value-type="string">
            <text:p>level out</text:p>
          </table:table-cell>
          <table:table-cell table:number-columns-repeated="61"/>
        </table:table-row>
        <table:table-row table:style-name="ro1">
          <table:table-cell office:value-type="string">
            <text:p>wijata- </text:p>
          </table:table-cell>
          <table:table-cell office:value-type="string">
            <text:p>wijáta-rã </text:p>
          </table:table-cell>
          <table:table-cell office:value-type="string">
            <text:p>v. </text:p>
          </table:table-cell>
          <table:table-cell/>
          <table:table-cell office:value-type="string">
            <text:p>librar, rescatar </text:p>
          </table:table-cell>
          <table:table-cell office:value-type="string">
            <text:p>liberate, rescue</text:p>
          </table:table-cell>
          <table:table-cell table:number-columns-repeated="61"/>
        </table:table-row>
        <table:table-row table:style-name="ro1">
          <table:table-cell office:value-type="string">
            <text:p>neerẽ- </text:p>
          </table:table-cell>
          <table:table-cell office:value-type="string">
            <text:p>neerẽ́-rã </text:p>
          </table:table-cell>
          <table:table-cell office:value-type="string">
            <text:p>v.2b </text:p>
          </table:table-cell>
          <table:table-cell/>
          <table:table-cell office:value-type="string">
            <text:p>lamer, saborear </text:p>
          </table:table-cell>
          <table:table-cell office:value-type="string">
            <text:p>lick up, taste</text:p>
          </table:table-cell>
          <table:table-cell table:number-columns-repeated="61"/>
        </table:table-row>
        <table:table-row table:style-name="ro1">
          <table:table-cell office:value-type="string">
            <text:p>siia- </text:p>
          </table:table-cell>
          <table:table-cell office:value-type="string">
            <text:p>siiá, siia-rã́ </text:p>
          </table:table-cell>
          <table:table-cell office:value-type="string">
            <text:p>v.1b </text:p>
          </table:table-cell>
          <table:table-cell/>
          <table:table-cell office:value-type="string">
            <text:p>acostarse en la hamaca </text:p>
          </table:table-cell>
          <table:table-cell office:value-type="string">
            <text:p>lie in the hammock </text:p>
          </table:table-cell>
          <table:table-cell table:number-columns-repeated="61"/>
        </table:table-row>
        <table:table-row table:style-name="ro1">
          <table:table-cell office:value-type="string">
            <text:p>kõãña- </text:p>
          </table:table-cell>
          <table:table-cell office:value-type="string">
            <text:p>kõã́ña-rã </text:p>
          </table:table-cell>
          <table:table-cell office:value-type="string">
            <text:p>v. </text:p>
          </table:table-cell>
          <table:table-cell/>
          <table:table-cell office:value-type="string">
            <text:p>coger y levantar a un niño </text:p>
          </table:table-cell>
          <table:table-cell office:value-type="string">
            <text:p>lift up a child as in a greeting</text:p>
          </table:table-cell>
          <table:table-cell table:number-columns-repeated="61"/>
        </table:table-row>
        <table:table-row table:style-name="ro1">
          <table:table-cell office:value-type="string">
            <text:p>diu- </text:p>
          </table:table-cell>
          <table:table-cell office:value-type="string">
            <text:p>diiú-rã </text:p>
          </table:table-cell>
          <table:table-cell office:value-type="string">
            <text:p>v.2b </text:p>
          </table:table-cell>
          <table:table-cell/>
          <table:table-cell office:value-type="string">
            <text:p>prender fuego </text:p>
          </table:table-cell>
          <table:table-cell office:value-type="string">
            <text:p>light the fire, turn on</text:p>
          </table:table-cell>
          <table:table-cell table:number-columns-repeated="61"/>
        </table:table-row>
        <table:table-row table:style-name="ro1">
          <table:table-cell office:value-type="string">
            <text:p>sĩã- </text:p>
          </table:table-cell>
          <table:table-cell office:value-type="string">
            <text:p>sĩĩã́-rõ </text:p>
          </table:table-cell>
          <table:table-cell office:value-type="string">
            <text:p>v.2b </text:p>
          </table:table-cell>
          <table:table-cell/>
          <table:table-cell office:value-type="string">
            <text:p>alumbrar </text:p>
          </table:table-cell>
          <table:table-cell office:value-type="string">
            <text:p>light up</text:p>
          </table:table-cell>
          <table:table-cell table:number-columns-repeated="61"/>
        </table:table-row>
        <table:table-row table:style-name="ro1">
          <table:table-cell office:value-type="string">
            <text:p>sĩãgo- </text:p>
          </table:table-cell>
          <table:table-cell office:value-type="string">
            <text:p>sĩĩã́go-rã </text:p>
          </table:table-cell>
          <table:table-cell office:value-type="string">
            <text:p>v. </text:p>
          </table:table-cell>
          <table:table-cell/>
          <table:table-cell office:value-type="string">
            <text:p>encender la luz </text:p>
          </table:table-cell>
          <table:table-cell office:value-type="string">
            <text:p>light, as a candle or lamp</text:p>
          </table:table-cell>
          <table:table-cell table:number-columns-repeated="61"/>
        </table:table-row>
        <table:table-row table:style-name="ro1">
          <table:table-cell office:value-type="string">
            <text:p>-derosũ </text:p>
          </table:table-cell>
          <table:table-cell/>
          <table:table-cell office:value-type="string">
            <text:p>suf. v. </text:p>
          </table:table-cell>
          <table:table-cell/>
          <table:table-cell office:value-type="string">
            <text:p>como así </text:p>
          </table:table-cell>
          <table:table-cell office:value-type="string">
            <text:p>like or as what was done </text:p>
          </table:table-cell>
          <table:table-cell office:value-type="string">
            <text:p>inan. pasado.</text:p>
          </table:table-cell>
          <table:table-cell table:number-columns-repeated="60"/>
        </table:table-row>
        <table:table-row table:style-name="ro1">
          <table:table-cell office:value-type="string">
            <text:p>ãsũ </text:p>
          </table:table-cell>
          <table:table-cell office:value-type="string">
            <text:p>ããsṹ </text:p>
          </table:table-cell>
          <table:table-cell office:value-type="string">
            <text:p>adv. </text:p>
          </table:table-cell>
          <table:table-cell/>
          <table:table-cell office:value-type="string">
            <text:p>como así </text:p>
          </table:table-cell>
          <table:table-cell office:value-type="string">
            <text:p>like this </text:p>
          </table:table-cell>
          <table:table-cell table:number-columns-repeated="61"/>
        </table:table-row>
        <table:table-row table:style-name="ro1">
          <table:table-cell office:value-type="string">
            <text:p>ubu </text:p>
          </table:table-cell>
          <table:table-cell office:value-type="string">
            <text:p>ubú </text:p>
          </table:table-cell>
          <table:table-cell office:value-type="string">
            <text:p>adv. </text:p>
          </table:table-cell>
          <table:table-cell/>
          <table:table-cell office:value-type="string">
            <text:p>así mismo </text:p>
          </table:table-cell>
          <table:table-cell office:value-type="string">
            <text:p>like this, being this way </text:p>
          </table:table-cell>
          <table:table-cell table:number-columns-repeated="61"/>
        </table:table-row>
        <table:table-row table:style-name="ro1">
          <table:table-cell office:value-type="string">
            <text:p>-no </text:p>
          </table:table-cell>
          <table:table-cell/>
          <table:table-cell office:value-type="string">
            <text:p>suf. s. </text:p>
          </table:table-cell>
          <table:table-cell/>
          <table:table-cell office:value-type="string">
            <text:p>como así </text:p>
          </table:table-cell>
          <table:table-cell office:value-type="string">
            <text:p>like whichever, any kind, like this type </text:p>
          </table:table-cell>
          <table:table-cell table:number-columns-repeated="61"/>
        </table:table-row>
        <table:table-row table:style-name="ro1">
          <table:table-cell office:value-type="string">
            <text:p>-rosũ </text:p>
          </table:table-cell>
          <table:table-cell/>
          <table:table-cell office:value-type="string">
            <text:p>suf. v. </text:p>
          </table:table-cell>
          <table:table-cell/>
          <table:table-cell office:value-type="string">
            <text:p>como así, parece </text:p>
          </table:table-cell>
          <table:table-cell office:value-type="string">
            <text:p>like, as</text:p>
          </table:table-cell>
          <table:table-cell table:number-columns-repeated="61"/>
        </table:table-row>
        <table:table-row table:style-name="ro1">
          <table:table-cell office:value-type="string">
            <text:p>ẽõkaye </text:p>
          </table:table-cell>
          <table:table-cell office:value-type="string">
            <text:p>ẽṍkáye-re </text:p>
          </table:table-cell>
          <table:table-cell office:value-type="string">
            <text:p>s. </text:p>
          </table:table-cell>
          <table:table-cell/>
          <table:table-cell office:value-type="string">
            <text:p>león </text:p>
          </table:table-cell>
          <table:table-cell office:value-type="string">
            <text:p>lion</text:p>
          </table:table-cell>
          <table:table-cell table:number-columns-repeated="61"/>
        </table:table-row>
        <table:table-row table:style-name="ro1">
          <table:table-cell office:value-type="string">
            <text:p>síbero </text:p>
          </table:table-cell>
          <table:table-cell office:value-type="string">
            <text:p>síbeeró-re </text:p>
          </table:table-cell>
          <table:table-cell office:value-type="string">
            <text:p>s. </text:p>
          </table:table-cell>
          <table:table-cell/>
          <table:table-cell office:value-type="string">
            <text:p>labio </text:p>
          </table:table-cell>
          <table:table-cell office:value-type="string">
            <text:p>lip</text:p>
          </table:table-cell>
          <table:table-cell table:number-columns-repeated="61"/>
        </table:table-row>
        <table:table-row table:style-name="ro1">
          <table:table-cell office:value-type="string">
            <text:p>mé- </text:p>
          </table:table-cell>
          <table:table-cell/>
          <table:table-cell office:value-type="string">
            <text:p>adj. </text:p>
          </table:table-cell>
          <table:table-cell/>
          <table:table-cell office:value-type="string">
            <text:p>pequeño, un poco </text:p>
          </table:table-cell>
          <table:table-cell office:value-type="string">
            <text:p>little, small, few </text:p>
          </table:table-cell>
          <table:table-cell table:number-columns-repeated="61"/>
        </table:table-row>
        <table:table-row table:style-name="ro1">
          <table:table-cell office:value-type="string">
            <text:p>oka- </text:p>
          </table:table-cell>
          <table:table-cell office:value-type="string">
            <text:p>oká-rã́ </text:p>
          </table:table-cell>
          <table:table-cell office:value-type="string">
            <text:p>v.1a </text:p>
          </table:table-cell>
          <table:table-cell/>
          <table:table-cell office:value-type="string">
            <text:p>vivir </text:p>
          </table:table-cell>
          <table:table-cell office:value-type="string">
            <text:p>live </text:p>
          </table:table-cell>
          <table:table-cell table:number-columns-repeated="61"/>
        </table:table-row>
        <table:table-row table:style-name="ro1">
          <table:table-cell office:value-type="string">
            <text:p>ñeme </text:p>
          </table:table-cell>
          <table:table-cell office:value-type="string">
            <text:p>ñeemé, ñeeme-rẽ́ </text:p>
          </table:table-cell>
          <table:table-cell office:value-type="string">
            <text:p>s. </text:p>
          </table:table-cell>
          <table:table-cell/>
          <table:table-cell office:value-type="string">
            <text:p>hígado </text:p>
          </table:table-cell>
          <table:table-cell office:value-type="string">
            <text:p>liver</text:p>
          </table:table-cell>
          <table:table-cell table:number-columns-repeated="61"/>
        </table:table-row>
        <table:table-row table:style-name="ro1">
          <table:table-cell office:value-type="string">
            <text:p>diaparibu </text:p>
          </table:table-cell>
          <table:table-cell office:value-type="string">
            <text:p>diápáríbú-re </text:p>
          </table:table-cell>
          <table:table-cell office:value-type="string">
            <text:p>s. </text:p>
          </table:table-cell>
          <table:table-cell/>
          <table:table-cell office:value-type="string">
            <text:p>lagarto de agua </text:p>
          </table:table-cell>
          <table:table-cell office:value-type="string">
            <text:p>lizard that lives in the water</text:p>
          </table:table-cell>
          <table:table-cell table:number-columns-repeated="61"/>
        </table:table-row>
        <table:table-row table:style-name="ro1">
          <table:table-cell office:value-type="string">
            <text:p>wayu- </text:p>
          </table:table-cell>
          <table:table-cell office:value-type="string">
            <text:p>wayú-rã́ </text:p>
          </table:table-cell>
          <table:table-cell office:value-type="string">
            <text:p>v.1a </text:p>
          </table:table-cell>
          <table:table-cell/>
          <table:table-cell office:value-type="string">
            <text:p>prestar </text:p>
          </table:table-cell>
          <table:table-cell office:value-type="string">
            <text:p>loan, lend </text:p>
          </table:table-cell>
          <table:table-cell table:number-columns-repeated="61"/>
        </table:table-row>
        <table:table-row table:style-name="ro1">
          <table:table-cell office:value-type="string">
            <text:p>-gue </text:p>
          </table:table-cell>
          <table:table-cell/>
          <table:table-cell office:value-type="string">
            <text:p>suf. s. </text:p>
          </table:table-cell>
          <table:table-cell/>
          <table:table-cell office:value-type="string">
            <text:p>locativo </text:p>
          </table:table-cell>
          <table:table-cell office:value-type="string">
            <text:p>location </text:p>
          </table:table-cell>
          <table:table-cell table:number-columns-repeated="61"/>
        </table:table-row>
        <table:table-row table:style-name="ro1">
          <table:table-cell office:value-type="string">
            <text:p>bojorisoro </text:p>
          </table:table-cell>
          <table:table-cell office:value-type="string">
            <text:p>bojórísóró-re </text:p>
          </table:table-cell>
          <table:table-cell office:value-type="string">
            <text:p>s. </text:p>
          </table:table-cell>
          <table:table-cell/>
          <table:table-cell office:value-type="string">
            <text:p>cigarra </text:p>
          </table:table-cell>
          <table:table-cell office:value-type="string">
            <text:p>locust</text:p>
          </table:table-cell>
          <table:table-cell table:number-columns-repeated="61"/>
        </table:table-row>
        <table:table-row table:style-name="ro1">
          <table:table-cell office:value-type="string">
            <text:p>iripoegue </text:p>
          </table:table-cell>
          <table:table-cell office:value-type="string">
            <text:p>irípoegue-re </text:p>
          </table:table-cell>
          <table:table-cell office:value-type="string">
            <text:p>adv. </text:p>
          </table:table-cell>
          <table:table-cell/>
          <table:table-cell office:value-type="string">
            <text:p>antes, en los tiempos pasados </text:p>
          </table:table-cell>
          <table:table-cell office:value-type="string">
            <text:p>long ago, way back when</text:p>
          </table:table-cell>
          <table:table-cell table:number-columns-repeated="61"/>
        </table:table-row>
        <table:table-row table:style-name="ro1">
          <table:table-cell office:value-type="string">
            <text:p>ĩãgʉka- </text:p>
          </table:table-cell>
          <table:table-cell office:value-type="string">
            <text:p>ĩĩã́gʉka-rã </text:p>
          </table:table-cell>
          <table:table-cell office:value-type="string">
            <text:p>v. </text:p>
          </table:table-cell>
          <table:table-cell/>
          <table:table-cell office:value-type="string">
            <text:p>mirar con susto </text:p>
          </table:table-cell>
          <table:table-cell office:value-type="string">
            <text:p>look and be astounded</text:p>
          </table:table-cell>
          <table:table-cell table:number-columns-repeated="61"/>
        </table:table-row>
        <table:table-row table:style-name="ro1">
          <table:table-cell office:value-type="string">
            <text:p>-ye </text:p>
          </table:table-cell>
          <table:table-cell/>
          <table:table-cell office:value-type="string">
            <text:p>suf. s. </text:p>
          </table:table-cell>
          <table:table-cell/>
          <table:table-cell office:value-type="string">
            <text:p>¡míralo! </text:p>
          </table:table-cell>
          <table:table-cell office:value-type="string">
            <text:p>look at (the person named)! </text:p>
          </table:table-cell>
          <table:table-cell office:value-type="string">
            <text:p>nge It occurs on proper names and is exclamatory and signifies ‘look at (the person named)!’</text:p>
          </table:table-cell>
          <table:table-cell table:number-columns-repeated="60"/>
        </table:table-row>
        <table:table-row table:style-name="ro1">
          <table:table-cell office:value-type="string">
            <text:p>ĩãbéo- </text:p>
          </table:table-cell>
          <table:table-cell office:value-type="string">
            <text:p>ĩĩãbéo-rã </text:p>
          </table:table-cell>
          <table:table-cell office:value-type="string">
            <text:p>v. </text:p>
          </table:table-cell>
          <table:table-cell/>
          <table:table-cell office:value-type="string">
            <text:p>dejar de mirar, desaprobar </text:p>
          </table:table-cell>
          <table:table-cell office:value-type="string">
            <text:p>look away, reject</text:p>
          </table:table-cell>
          <table:table-cell table:number-columns-repeated="61"/>
        </table:table-row>
        <table:table-row table:style-name="ro1">
          <table:table-cell office:value-type="string">
            <text:p>ĩãdijuro gapʉ </text:p>
          </table:table-cell>
          <table:table-cell office:value-type="string">
            <text:p>ĩĩã́dijúro gapʉ-re </text:p>
          </table:table-cell>
          <table:table-cell office:value-type="string">
            <text:p>adv. </text:p>
          </table:table-cell>
          <table:table-cell/>
          <table:table-cell office:value-type="string">
            <text:p>al revés </text:p>
          </table:table-cell>
          <table:table-cell office:value-type="string">
            <text:p>look up sidown</text:p>
          </table:table-cell>
          <table:table-cell table:number-columns-repeated="61"/>
        </table:table-row>
        <table:table-row table:style-name="ro1">
          <table:table-cell office:value-type="string">
            <text:p>ĩãmuĩ- </text:p>
          </table:table-cell>
          <table:table-cell office:value-type="string">
            <text:p>ĩĩã́muĩ́-rã </text:p>
          </table:table-cell>
          <table:table-cell office:value-type="string">
            <text:p>v. </text:p>
          </table:table-cell>
          <table:table-cell/>
          <table:table-cell office:value-type="string">
            <text:p>mirar con orgullo </text:p>
          </table:table-cell>
          <table:table-cell office:value-type="string">
            <text:p>look with pride</text:p>
          </table:table-cell>
          <table:table-cell table:number-columns-repeated="61"/>
        </table:table-row>
        <table:table-row table:style-name="ro1">
          <table:table-cell office:value-type="string">
            <text:p>ĩãturi- </text:p>
          </table:table-cell>
          <table:table-cell office:value-type="string">
            <text:p>ĩĩã́turi-rã </text:p>
          </table:table-cell>
          <table:table-cell office:value-type="string">
            <text:p>v. </text:p>
          </table:table-cell>
          <table:table-cell/>
          <table:table-cell office:value-type="string">
            <text:p>tener celos de una persona </text:p>
          </table:table-cell>
          <table:table-cell office:value-type="string">
            <text:p>look with scolding, envy</text:p>
          </table:table-cell>
          <table:table-cell table:number-columns-repeated="61"/>
        </table:table-row>
        <table:table-row table:style-name="ro1">
          <table:table-cell office:value-type="string">
            <text:p>sʉʉa- </text:p>
          </table:table-cell>
          <table:table-cell office:value-type="string">
            <text:p>sʉʉá, sʉʉa-ró </text:p>
          </table:table-cell>
          <table:table-cell office:value-type="string">
            <text:p>v.1b </text:p>
          </table:table-cell>
          <table:table-cell/>
          <table:table-cell office:value-type="string">
            <text:p>estar afónico </text:p>
          </table:table-cell>
          <table:table-cell office:value-type="string">
            <text:p>loose one’s voice</text:p>
          </table:table-cell>
          <table:table-cell table:number-columns-repeated="61"/>
        </table:table-row>
        <table:table-row table:style-name="ro1">
          <table:table-cell office:value-type="string">
            <text:p>siruri </text:p>
          </table:table-cell>
          <table:table-cell office:value-type="string">
            <text:p>sirúrí-re </text:p>
          </table:table-cell>
          <table:table-cell office:value-type="string">
            <text:p>s. </text:p>
          </table:table-cell>
          <table:table-cell/>
          <table:table-cell office:value-type="string">
            <text:p>balay, bateador </text:p>
          </table:table-cell>
          <table:table-cell office:value-type="string">
            <text:p>loosely woven basket</text:p>
          </table:table-cell>
          <table:table-cell table:number-columns-repeated="61"/>
        </table:table-row>
        <table:table-row table:style-name="ro1">
          <table:table-cell office:value-type="string">
            <text:p>dediri- </text:p>
          </table:table-cell>
          <table:table-cell office:value-type="string">
            <text:p>deedírí-rã́ </text:p>
          </table:table-cell>
          <table:table-cell office:value-type="string">
            <text:p>v. </text:p>
          </table:table-cell>
          <table:table-cell office:value-type="string">
            <text:p>dederi- </text:p>
          </table:table-cell>
          <table:table-cell office:value-type="string">
            <text:p>perder, perder la oportunidad </text:p>
          </table:table-cell>
          <table:table-cell office:value-type="string">
            <text:p>lose, lose the opportunity</text:p>
          </table:table-cell>
          <table:table-cell table:number-columns-repeated="61"/>
        </table:table-row>
        <table:table-row table:style-name="ro1">
          <table:table-cell office:value-type="string">
            <text:p>maĩ́- </text:p>
          </table:table-cell>
          <table:table-cell office:value-type="string">
            <text:p>maaĩ́-rã </text:p>
          </table:table-cell>
          <table:table-cell office:value-type="string">
            <text:p>v.2b </text:p>
          </table:table-cell>
          <table:table-cell/>
          <table:table-cell office:value-type="string">
            <text:p>amar, valuar, apreciar demasiado como para no quere perderlo </text:p>
          </table:table-cell>
          <table:table-cell office:value-type="string">
            <text:p>love, value, not be willing to give up</text:p>
          </table:table-cell>
          <table:table-cell table:number-columns-repeated="61"/>
        </table:table-row>
        <table:table-row table:style-name="ro1">
          <table:table-cell office:value-type="string">
            <text:p>diji- </text:p>
          </table:table-cell>
          <table:table-cell office:value-type="string">
            <text:p>dijí-rã </text:p>
          </table:table-cell>
          <table:table-cell office:value-type="string">
            <text:p>v.2a </text:p>
          </table:table-cell>
          <table:table-cell/>
          <table:table-cell office:value-type="string">
            <text:p>bajar </text:p>
          </table:table-cell>
          <table:table-cell office:value-type="string">
            <text:p>lower</text:p>
          </table:table-cell>
          <table:table-cell table:number-columns-repeated="61"/>
        </table:table-row>
        <table:table-row table:style-name="ro1">
          <table:table-cell office:value-type="string">
            <text:p>ñigã </text:p>
          </table:table-cell>
          <table:table-cell office:value-type="string">
            <text:p>ñigã́-rẽ́ </text:p>
          </table:table-cell>
          <table:table-cell office:value-type="string">
            <text:p>s. </text:p>
          </table:table-cell>
          <table:table-cell/>
          <table:table-cell office:value-type="string">
            <text:p>pierna </text:p>
          </table:table-cell>
          <table:table-cell office:value-type="string">
            <text:p>lower leg </text:p>
          </table:table-cell>
          <table:table-cell table:number-columns-repeated="61"/>
        </table:table-row>
        <table:table-row table:style-name="ro1">
          <table:table-cell office:value-type="string">
            <text:p>ʉaribeja- </text:p>
          </table:table-cell>
          <table:table-cell office:value-type="string">
            <text:p>ʉáribejá-rã </text:p>
          </table:table-cell>
          <table:table-cell office:value-type="string">
            <text:p>v. </text:p>
          </table:table-cell>
          <table:table-cell/>
          <table:table-cell office:value-type="string">
            <text:p>desear, ansiar, codiciar </text:p>
          </table:table-cell>
          <table:table-cell office:value-type="string">
            <text:p>lust or long for or wish </text:p>
          </table:table-cell>
          <table:table-cell office:value-type="string">
            <text:p>nt Has negative connotations.</text:p>
          </table:table-cell>
          <table:table-cell table:number-columns-repeated="60"/>
        </table:table-row>
        <table:table-row table:style-name="ro1">
          <table:table-cell office:value-type="string">
            <text:p>majã </text:p>
          </table:table-cell>
          <table:table-cell office:value-type="string">
            <text:p>majã́-rẽ </text:p>
          </table:table-cell>
          <table:table-cell office:value-type="string">
            <text:p>s. </text:p>
          </table:table-cell>
          <table:table-cell/>
          <table:table-cell office:value-type="string">
            <text:p>guacamayo </text:p>
          </table:table-cell>
          <table:table-cell office:value-type="string">
            <text:p>macaw</text:p>
          </table:table-cell>
          <table:table-cell table:number-columns-repeated="61"/>
        </table:table-row>
        <table:table-row table:style-name="ro1">
          <table:table-cell office:value-type="string">
            <text:p>wisi- </text:p>
          </table:table-cell>
          <table:table-cell office:value-type="string">
            <text:p>wisí-rã </text:p>
          </table:table-cell>
          <table:table-cell office:value-type="string">
            <text:p>v.2a </text:p>
          </table:table-cell>
          <table:table-cell/>
          <table:table-cell office:value-type="string">
            <text:p>estar equivocado, equivocarse </text:p>
          </table:table-cell>
          <table:table-cell office:value-type="string">
            <text:p>make a mistake</text:p>
          </table:table-cell>
          <table:table-cell table:number-columns-repeated="61"/>
        </table:table-row>
        <table:table-row table:style-name="ro1">
          <table:table-cell office:value-type="string">
            <text:p>-gorena- </text:p>
          </table:table-cell>
          <table:table-cell/>
          <table:table-cell office:value-type="string">
            <text:p>suf. v. no final </text:p>
          </table:table-cell>
          <table:table-cell/>
          <table:table-cell office:value-type="string">
            <text:p>usualmente, normalmente, intermitentemente </text:p>
          </table:table-cell>
          <table:table-cell office:value-type="string">
            <text:p>make a practice of doing, go around doing, do intermittently </text:p>
          </table:table-cell>
          <table:table-cell office:value-type="string">
            <text:p>, nge Indicates that the action or state extends over a bounded period of time (. . . . . .).</text:p>
          </table:table-cell>
          <table:table-cell table:number-columns-repeated="60"/>
        </table:table-row>
        <table:table-row table:style-name="ro1">
          <table:table-cell office:value-type="string">
            <text:p>bʉri- </text:p>
          </table:table-cell>
          <table:table-cell office:value-type="string">
            <text:p>bʉrí-ró </text:p>
          </table:table-cell>
          <table:table-cell office:value-type="string">
            <text:p>v.1a </text:p>
          </table:table-cell>
          <table:table-cell/>
          <table:table-cell office:value-type="string">
            <text:p>endurecer, hacer duro </text:p>
          </table:table-cell>
          <table:table-cell office:value-type="string">
            <text:p>make hard</text:p>
          </table:table-cell>
          <table:table-cell table:number-columns-repeated="61"/>
        </table:table-row>
        <table:table-row table:style-name="ro1">
          <table:table-cell office:value-type="string">
            <text:p>bʉsʉ- </text:p>
          </table:table-cell>
          <table:table-cell office:value-type="string">
            <text:p>bʉsʉ́-ró </text:p>
          </table:table-cell>
          <table:table-cell office:value-type="string">
            <text:p>v.1a </text:p>
          </table:table-cell>
          <table:table-cell/>
          <table:table-cell office:value-type="string">
            <text:p>hacer ruido </text:p>
          </table:table-cell>
          <table:table-cell office:value-type="string">
            <text:p>make noise, sound</text:p>
          </table:table-cell>
          <table:table-cell table:number-columns-repeated="61"/>
        </table:table-row>
        <table:table-row table:style-name="ro1">
          <table:table-cell office:value-type="string">
            <text:p>masakʉ </text:p>
          </table:table-cell>
          <table:table-cell office:value-type="string">
            <text:p>masákʉ́-re </text:p>
          </table:table-cell>
          <table:table-cell office:value-type="string">
            <text:p>s. </text:p>
          </table:table-cell>
          <table:table-cell/>
          <table:table-cell office:value-type="string">
            <text:p>persona </text:p>
          </table:table-cell>
          <table:table-cell office:value-type="string">
            <text:p>male person </text:p>
          </table:table-cell>
          <table:table-cell office:value-type="string">
            <text:p>masc.</text:p>
          </table:table-cell>
          <table:table-cell table:number-columns-repeated="60"/>
        </table:table-row>
        <table:table-row table:style-name="ro1">
          <table:table-cell office:value-type="string">
            <text:p>ʉ̃mʉ́ʉ </text:p>
          </table:table-cell>
          <table:table-cell/>
          <table:table-cell office:value-type="string">
            <text:p>s. </text:p>
          </table:table-cell>
          <table:table-cell office:value-type="string">
            <text:p>ʉ̃mʉ́gʉ̃, ʉ̃mʉ̃́gʉ̃-rẽ </text:p>
          </table:table-cell>
          <table:table-cell office:value-type="string">
            <text:p>hombre </text:p>
          </table:table-cell>
          <table:table-cell office:value-type="string">
            <text:p>man</text:p>
          </table:table-cell>
          <table:table-cell table:number-columns-repeated="61"/>
        </table:table-row>
        <table:table-row table:style-name="ro1">
          <table:table-cell office:value-type="string">
            <text:p>wári gajerosũperi </text:p>
          </table:table-cell>
          <table:table-cell office:value-type="string">
            <text:p>wári gajérosũperi-re </text:p>
          </table:table-cell>
          <table:table-cell office:value-type="string">
            <text:p>adj. </text:p>
          </table:table-cell>
          <table:table-cell/>
          <table:table-cell office:value-type="string">
            <text:p>muchos tipos </text:p>
          </table:table-cell>
          <table:table-cell office:value-type="string">
            <text:p>many kinds of </text:p>
          </table:table-cell>
          <table:table-cell table:number-columns-repeated="61"/>
        </table:table-row>
        <table:table-row table:style-name="ro1">
          <table:table-cell office:value-type="string">
            <text:p>biyaye </text:p>
          </table:table-cell>
          <table:table-cell office:value-type="string">
            <text:p>biyáye-re </text:p>
          </table:table-cell>
          <table:table-cell office:value-type="string">
            <text:p>s. </text:p>
          </table:table-cell>
          <table:table-cell/>
          <table:table-cell office:value-type="string">
            <text:p>canica </text:p>
          </table:table-cell>
          <table:table-cell office:value-type="string">
            <text:p>marble</text:p>
          </table:table-cell>
          <table:table-cell table:number-columns-repeated="61"/>
        </table:table-row>
        <table:table-row table:style-name="ro1">
          <table:table-cell office:value-type="string">
            <text:p>-koe </text:p>
          </table:table-cell>
          <table:table-cell/>
          <table:table-cell office:value-type="string">
            <text:p>suf. s. </text:p>
          </table:table-cell>
          <table:table-cell/>
          <table:table-cell office:value-type="string">
            <text:p>(forma de) bolita o barra </text:p>
          </table:table-cell>
          <table:table-cell office:value-type="string">
            <text:p>marker for a ball or something shaped like a bar of soap</text:p>
          </table:table-cell>
          <table:table-cell table:number-columns-repeated="61"/>
        </table:table-row>
        <table:table-row table:style-name="ro1">
          <table:table-cell office:value-type="string">
            <text:p>-po </text:p>
          </table:table-cell>
          <table:table-cell/>
          <table:table-cell office:value-type="string">
            <text:p>suf. s. </text:p>
          </table:table-cell>
          <table:table-cell/>
          <table:table-cell office:value-type="string">
            <text:p>sufijo de género </text:p>
          </table:table-cell>
          <table:table-cell office:value-type="string">
            <text:p>marker for a female relative </text:p>
          </table:table-cell>
          <table:table-cell table:number-columns-repeated="61"/>
        </table:table-row>
        <table:table-row table:style-name="ro1">
          <table:table-cell office:value-type="string">
            <text:p>-me </text:p>
          </table:table-cell>
          <table:table-cell office:value-type="string">
            <text:p>-mee-re </text:p>
          </table:table-cell>
          <table:table-cell office:value-type="string">
            <text:p>suf. s. </text:p>
          </table:table-cell>
          <table:table-cell/>
          <table:table-cell office:value-type="string">
            <text:p>una colección de </text:p>
          </table:table-cell>
          <table:table-cell office:value-type="string">
            <text:p>marker for a group or collection </text:p>
          </table:table-cell>
          <table:table-cell table:number-columns-repeated="61"/>
        </table:table-row>
        <table:table-row table:style-name="ro1">
          <table:table-cell office:value-type="string">
            <text:p>-pʉ </text:p>
          </table:table-cell>
          <table:table-cell/>
          <table:table-cell office:value-type="string">
            <text:p>suf. s. </text:p>
          </table:table-cell>
          <table:table-cell/>
          <table:table-cell office:value-type="string">
            <text:p>sufijo de género </text:p>
          </table:table-cell>
          <table:table-cell office:value-type="string">
            <text:p>marker for a male relative </text:p>
          </table:table-cell>
          <table:table-cell office:value-type="string">
            <text:p>masc.</text:p>
          </table:table-cell>
          <table:table-cell table:number-columns-repeated="60"/>
        </table:table-row>
        <table:table-row table:style-name="ro1">
          <table:table-cell office:value-type="string">
            <text:p>-waka </text:p>
          </table:table-cell>
          <table:table-cell/>
          <table:table-cell office:value-type="string">
            <text:p>suf. s. </text:p>
          </table:table-cell>
          <table:table-cell/>
          <table:table-cell office:value-type="string">
            <text:p>(forma de) algo largo y pequeño como una cápsula </text:p>
          </table:table-cell>
          <table:table-cell office:value-type="string">
            <text:p>marker for capsule shaped objects </text:p>
          </table:table-cell>
          <table:table-cell table:number-columns-repeated="61"/>
        </table:table-row>
        <table:table-row table:style-name="ro1">
          <table:table-cell office:value-type="string">
            <text:p>-ye </text:p>
          </table:table-cell>
          <table:table-cell/>
          <table:table-cell office:value-type="string">
            <text:p>suf. s </text:p>
          </table:table-cell>
          <table:table-cell/>
          <table:table-cell office:value-type="string">
            <text:p>(forma de) un bolito pequeño </text:p>
          </table:table-cell>
          <table:table-cell office:value-type="string">
            <text:p>marker for little round ball shapes such as seeds</text:p>
          </table:table-cell>
          <table:table-cell table:number-columns-repeated="61"/>
        </table:table-row>
        <table:table-row table:style-name="ro1">
          <table:table-cell office:value-type="string">
            <text:p>-ti </text:p>
          </table:table-cell>
          <table:table-cell/>
          <table:table-cell office:value-type="string">
            <text:p>suf. s. </text:p>
          </table:table-cell>
          <table:table-cell/>
          <table:table-cell office:value-type="string">
            <text:p>(forma de) cosas redondas y planos como pastillas </text:p>
          </table:table-cell>
          <table:table-cell office:value-type="string">
            <text:p>marker for pill shaped objects</text:p>
          </table:table-cell>
          <table:table-cell table:number-columns-repeated="61"/>
        </table:table-row>
        <table:table-row table:style-name="ro1">
          <table:table-cell office:value-type="string">
            <text:p>tábu </text:p>
          </table:table-cell>
          <table:table-cell office:value-type="string">
            <text:p>tábú-ré </text:p>
          </table:table-cell>
          <table:table-cell office:value-type="string">
            <text:p>s. </text:p>
          </table:table-cell>
          <table:table-cell/>
          <table:table-cell office:value-type="string">
            <text:p>pantano, cienaga </text:p>
          </table:table-cell>
          <table:table-cell office:value-type="string">
            <text:p>marsh land</text:p>
          </table:table-cell>
          <table:table-cell table:number-columns-repeated="61"/>
        </table:table-row>
        <table:table-row table:style-name="ro1">
          <table:table-cell office:value-type="string">
            <text:p>kósuri </text:p>
          </table:table-cell>
          <table:table-cell office:value-type="string">
            <text:p>kósuuri-re </text:p>
          </table:table-cell>
          <table:table-cell office:value-type="string">
            <text:p>s. </text:p>
          </table:table-cell>
          <table:table-cell/>
          <table:table-cell office:value-type="string">
            <text:p>máscara </text:p>
          </table:table-cell>
          <table:table-cell office:value-type="string">
            <text:p>mask </text:p>
          </table:table-cell>
          <table:table-cell office:value-type="string">
            <text:p>nt One week after someone dies they would put on masks and siand cry.</text:p>
          </table:table-cell>
          <table:table-cell table:number-columns-repeated="60"/>
        </table:table-row>
        <table:table-row table:style-name="ro1">
          <table:table-cell office:value-type="string">
            <text:p>paritu </text:p>
          </table:table-cell>
          <table:table-cell office:value-type="string">
            <text:p>parítu-re </text:p>
          </table:table-cell>
          <table:table-cell office:value-type="string">
            <text:p>s. </text:p>
          </table:table-cell>
          <table:table-cell/>
          <table:table-cell office:value-type="string">
            <text:p>fósforos </text:p>
          </table:table-cell>
          <table:table-cell office:value-type="string">
            <text:p>matches</text:p>
          </table:table-cell>
          <table:table-cell table:number-columns-repeated="61"/>
        </table:table-row>
        <table:table-row table:style-name="ro1">
          <table:table-cell office:value-type="string">
            <text:p>gajipoe iri- </text:p>
          </table:table-cell>
          <table:table-cell office:value-type="string">
            <text:p>gajípoe irí-rã </text:p>
          </table:table-cell>
          <table:table-cell office:value-type="string">
            <text:p>adv. </text:p>
          </table:table-cell>
          <table:table-cell/>
          <table:table-cell office:value-type="string">
            <text:p>tal vez </text:p>
          </table:table-cell>
          <table:table-cell office:value-type="string">
            <text:p>maybe, perhaps</text:p>
          </table:table-cell>
          <table:table-cell table:number-columns-repeated="61"/>
        </table:table-row>
        <table:table-row table:style-name="ro1">
          <table:table-cell office:value-type="string">
            <text:p>dií </text:p>
          </table:table-cell>
          <table:table-cell office:value-type="string">
            <text:p>dií, dii-ré </text:p>
          </table:table-cell>
          <table:table-cell office:value-type="string">
            <text:p>s. </text:p>
          </table:table-cell>
          <table:table-cell/>
          <table:table-cell office:value-type="string">
            <text:p>carne </text:p>
          </table:table-cell>
          <table:table-cell office:value-type="string">
            <text:p>meat</text:p>
          </table:table-cell>
          <table:table-cell table:number-columns-repeated="61"/>
        </table:table-row>
        <table:table-row table:style-name="ro1">
          <table:table-cell office:value-type="string">
            <text:p>kú </text:p>
          </table:table-cell>
          <table:table-cell office:value-type="string">
            <text:p>kú-re </text:p>
          </table:table-cell>
          <table:table-cell office:value-type="string">
            <text:p>s. </text:p>
          </table:table-cell>
          <table:table-cell/>
          <table:table-cell office:value-type="string">
            <text:p>medicina </text:p>
          </table:table-cell>
          <table:table-cell office:value-type="string">
            <text:p>medicine</text:p>
          </table:table-cell>
          <table:table-cell table:number-columns-repeated="61"/>
        </table:table-row>
        <table:table-row table:style-name="ro1">
          <table:table-cell office:value-type="string">
            <text:p>gũñatʉya- </text:p>
          </table:table-cell>
          <table:table-cell office:value-type="string">
            <text:p>gũñátʉyá-rã </text:p>
          </table:table-cell>
          <table:table-cell office:value-type="string">
            <text:p>v. </text:p>
          </table:table-cell>
          <table:table-cell/>
          <table:table-cell office:value-type="string">
            <text:p>meditar, pensar en </text:p>
          </table:table-cell>
          <table:table-cell office:value-type="string">
            <text:p>meditate, think over</text:p>
          </table:table-cell>
          <table:table-cell table:number-columns-repeated="61"/>
        </table:table-row>
        <table:table-row table:style-name="ro1">
          <table:table-cell office:value-type="string">
            <text:p>bokatĩrĩ- </text:p>
          </table:table-cell>
          <table:table-cell office:value-type="string">
            <text:p>bokátĩrĩ-rã </text:p>
          </table:table-cell>
          <table:table-cell office:value-type="string">
            <text:p>v. </text:p>
          </table:table-cell>
          <table:table-cell/>
          <table:table-cell office:value-type="string">
            <text:p>encontrar y saludar </text:p>
          </table:table-cell>
          <table:table-cell office:value-type="string">
            <text:p>meet and greet</text:p>
          </table:table-cell>
          <table:table-cell table:number-columns-repeated="61"/>
        </table:table-row>
        <table:table-row table:style-name="ro1">
          <table:table-cell office:value-type="string">
            <text:p>nerẽ- </text:p>
          </table:table-cell>
          <table:table-cell office:value-type="string">
            <text:p>nerẽ́-rã́ </text:p>
          </table:table-cell>
          <table:table-cell office:value-type="string">
            <text:p>v.1a </text:p>
          </table:table-cell>
          <table:table-cell/>
          <table:table-cell office:value-type="string">
            <text:p>reunir para hacer algo </text:p>
          </table:table-cell>
          <table:table-cell office:value-type="string">
            <text:p>meet together </text:p>
          </table:table-cell>
          <table:table-cell table:number-columns-repeated="61"/>
        </table:table-row>
        <table:table-row table:style-name="ro1">
          <table:table-cell office:value-type="string">
            <text:p>sebe- </text:p>
          </table:table-cell>
          <table:table-cell office:value-type="string">
            <text:p>sebé-ro </text:p>
          </table:table-cell>
          <table:table-cell office:value-type="string">
            <text:p>v.2a </text:p>
          </table:table-cell>
          <table:table-cell/>
          <table:table-cell office:value-type="string">
            <text:p>derretir </text:p>
          </table:table-cell>
          <table:table-cell office:value-type="string">
            <text:p>melt</text:p>
          </table:table-cell>
          <table:table-cell table:number-columns-repeated="61"/>
        </table:table-row>
        <table:table-row table:style-name="ro1">
          <table:table-cell office:value-type="string">
            <text:p>bumo </text:p>
          </table:table-cell>
          <table:table-cell/>
          <table:table-cell office:value-type="string">
            <text:p>s. </text:p>
          </table:table-cell>
          <table:table-cell/>
          <table:table-cell office:value-type="string">
            <text:p>miembra de un grupo </text:p>
          </table:table-cell>
          <table:table-cell office:value-type="string">
            <text:p>member of a group </text:p>
          </table:table-cell>
          <table:table-cell table:number-columns-repeated="61"/>
        </table:table-row>
        <table:table-row table:style-name="ro1">
          <table:table-cell office:value-type="string">
            <text:p>bumʉ </text:p>
          </table:table-cell>
          <table:table-cell/>
          <table:table-cell office:value-type="string">
            <text:p>s. </text:p>
          </table:table-cell>
          <table:table-cell/>
          <table:table-cell office:value-type="string">
            <text:p>miembro de un grupo </text:p>
          </table:table-cell>
          <table:table-cell office:value-type="string">
            <text:p>member of a group </text:p>
          </table:table-cell>
          <table:table-cell table:number-columns-repeated="61"/>
        </table:table-row>
        <table:table-row table:style-name="ro1">
          <table:table-cell office:value-type="string">
            <text:p>bu- / -bu </text:p>
          </table:table-cell>
          <table:table-cell/>
          <table:table-cell office:value-type="string">
            <text:p>prefijo o suf. s. </text:p>
          </table:table-cell>
          <table:table-cell/>
          <table:table-cell office:value-type="string">
            <text:p>parte o miembro de un grupo </text:p>
          </table:table-cell>
          <table:table-cell office:value-type="string">
            <text:p>member or part of a fore mentioned group, group of </text:p>
          </table:table-cell>
          <table:table-cell table:number-columns-repeated="61"/>
        </table:table-row>
        <table:table-row table:style-name="ro1">
          <table:table-cell office:value-type="string">
            <text:p>bumarã </text:p>
          </table:table-cell>
          <table:table-cell/>
          <table:table-cell office:value-type="string">
            <text:p>s. </text:p>
          </table:table-cell>
          <table:table-cell/>
          <table:table-cell office:value-type="string">
            <text:p>miembros de un grupo </text:p>
          </table:table-cell>
          <table:table-cell office:value-type="string">
            <text:p>members of a group </text:p>
          </table:table-cell>
          <table:table-cell table:number-columns-repeated="61"/>
        </table:table-row>
        <table:table-row table:style-name="ro1">
          <table:table-cell office:value-type="string">
            <text:p>seretú- </text:p>
          </table:table-cell>
          <table:table-cell office:value-type="string">
            <text:p>serétú-rã </text:p>
          </table:table-cell>
          <table:table-cell office:value-type="string">
            <text:p>v. </text:p>
          </table:table-cell>
          <table:table-cell/>
          <table:table-cell office:value-type="string">
            <text:p>remendar </text:p>
          </table:table-cell>
          <table:table-cell office:value-type="string">
            <text:p>mend, patch</text:p>
          </table:table-cell>
          <table:table-cell table:number-columns-repeated="61"/>
        </table:table-row>
        <table:table-row table:style-name="ro1">
          <table:table-cell office:value-type="string">
            <text:p>kere </text:p>
          </table:table-cell>
          <table:table-cell office:value-type="string">
            <text:p>keré-re </text:p>
          </table:table-cell>
          <table:table-cell office:value-type="string">
            <text:p>s. </text:p>
          </table:table-cell>
          <table:table-cell/>
          <table:table-cell office:value-type="string">
            <text:p>mensaje, cuento </text:p>
          </table:table-cell>
          <table:table-cell office:value-type="string">
            <text:p>message, story</text:p>
          </table:table-cell>
          <table:table-cell table:number-columns-repeated="61"/>
        </table:table-row>
        <table:table-row table:style-name="ro1">
          <table:table-cell office:value-type="string">
            <text:p>kõmesoro </text:p>
          </table:table-cell>
          <table:table-cell office:value-type="string">
            <text:p>kõmésoro-re </text:p>
          </table:table-cell>
          <table:table-cell office:value-type="string">
            <text:p>s. </text:p>
          </table:table-cell>
          <table:table-cell/>
          <table:table-cell office:value-type="string">
            <text:p>olla de metal </text:p>
          </table:table-cell>
          <table:table-cell office:value-type="string">
            <text:p>metal pot</text:p>
          </table:table-cell>
          <table:table-cell table:number-columns-repeated="61"/>
        </table:table-row>
        <table:table-row table:style-name="ro1">
          <table:table-cell office:value-type="string">
            <text:p>õpĩkʉ </text:p>
          </table:table-cell>
          <table:table-cell office:value-type="string">
            <text:p>õpĩ́kʉ-re </text:p>
          </table:table-cell>
          <table:table-cell office:value-type="string">
            <text:p>s. </text:p>
          </table:table-cell>
          <table:table-cell/>
          <table:table-cell office:value-type="string">
            <text:p>leche </text:p>
          </table:table-cell>
          <table:table-cell office:value-type="string">
            <text:p>milk </text:p>
          </table:table-cell>
          <table:table-cell table:number-columns-repeated="61"/>
        </table:table-row>
        <table:table-row table:style-name="ro1">
          <table:table-cell office:value-type="string">
            <text:p>ũpĩkʉ </text:p>
          </table:table-cell>
          <table:table-cell office:value-type="string">
            <text:p>ũpĩ́kʉ-re </text:p>
          </table:table-cell>
          <table:table-cell office:value-type="string">
            <text:p>s. </text:p>
          </table:table-cell>
          <table:table-cell/>
          <table:table-cell office:value-type="string">
            <text:p>leche </text:p>
          </table:table-cell>
          <table:table-cell office:value-type="string">
            <text:p>milk </text:p>
          </table:table-cell>
          <table:table-cell table:number-columns-repeated="61"/>
        </table:table-row>
        <table:table-row table:style-name="ro1">
          <table:table-cell office:value-type="string">
            <text:p>diuru </text:p>
          </table:table-cell>
          <table:table-cell office:value-type="string">
            <text:p>diúrú-re </text:p>
          </table:table-cell>
          <table:table-cell office:value-type="string">
            <text:p>s. </text:p>
          </table:table-cell>
          <table:table-cell/>
          <table:table-cell office:value-type="string">
            <text:p>espejo </text:p>
          </table:table-cell>
          <table:table-cell office:value-type="string">
            <text:p>mirror, window, pane of glass</text:p>
          </table:table-cell>
          <table:table-cell table:number-columns-repeated="61"/>
        </table:table-row>
        <table:table-row table:style-name="ro1">
          <table:table-cell office:value-type="string">
            <text:p>kʉragãmesũ- </text:p>
          </table:table-cell>
          <table:table-cell office:value-type="string">
            <text:p>kʉrágãmesũ-rã </text:p>
          </table:table-cell>
          <table:table-cell office:value-type="string">
            <text:p>v. </text:p>
          </table:table-cell>
          <table:table-cell/>
          <table:table-cell office:value-type="string">
            <text:p>mezclar con los pies </text:p>
          </table:table-cell>
          <table:table-cell office:value-type="string">
            <text:p>mix by stomping</text:p>
          </table:table-cell>
          <table:table-cell table:number-columns-repeated="61"/>
        </table:table-row>
        <table:table-row table:style-name="ro1">
          <table:table-cell office:value-type="string">
            <text:p>morẽ- </text:p>
          </table:table-cell>
          <table:table-cell office:value-type="string">
            <text:p>morẽ́-rã </text:p>
          </table:table-cell>
          <table:table-cell office:value-type="string">
            <text:p>v.2a </text:p>
          </table:table-cell>
          <table:table-cell/>
          <table:table-cell office:value-type="string">
            <text:p>mezclar </text:p>
          </table:table-cell>
          <table:table-cell office:value-type="string">
            <text:p>mix together</text:p>
          </table:table-cell>
          <table:table-cell table:number-columns-repeated="61"/>
        </table:table-row>
        <table:table-row table:style-name="ro1">
          <table:table-cell office:value-type="string">
            <text:p>pĩgũ </text:p>
          </table:table-cell>
          <table:table-cell office:value-type="string">
            <text:p>pĩgṹ-rẽ </text:p>
          </table:table-cell>
          <table:table-cell office:value-type="string">
            <text:p>s. </text:p>
          </table:table-cell>
          <table:table-cell/>
          <table:table-cell office:value-type="string">
            <text:p>muela </text:p>
          </table:table-cell>
          <table:table-cell office:value-type="string">
            <text:p>molar</text:p>
          </table:table-cell>
          <table:table-cell table:number-columns-repeated="61"/>
        </table:table-row>
        <table:table-row table:style-name="ro1">
          <table:table-cell office:value-type="string">
            <text:p>niyeru </text:p>
          </table:table-cell>
          <table:table-cell office:value-type="string">
            <text:p>niyéru-re </text:p>
          </table:table-cell>
          <table:table-cell office:value-type="string">
            <text:p>s. </text:p>
          </table:table-cell>
          <table:table-cell/>
          <table:table-cell office:value-type="string">
            <text:p>dinero </text:p>
          </table:table-cell>
          <table:table-cell office:value-type="string">
            <text:p>money</text:p>
          </table:table-cell>
          <table:table-cell table:number-columns-repeated="61"/>
        </table:table-row>
        <table:table-row table:style-name="ro1">
          <table:table-cell office:value-type="string">
            <text:p>nemo- </text:p>
          </table:table-cell>
          <table:table-cell office:value-type="string">
            <text:p>nemó-rĩ́/nemó-rṍ </text:p>
          </table:table-cell>
          <table:table-cell office:value-type="string">
            <text:p>adv. </text:p>
          </table:table-cell>
          <table:table-cell/>
          <table:table-cell office:value-type="string">
            <text:p>más que, más de </text:p>
          </table:table-cell>
          <table:table-cell office:value-type="string">
            <text:p>more than</text:p>
          </table:table-cell>
          <table:table-cell table:number-columns-repeated="61"/>
        </table:table-row>
        <table:table-row table:style-name="ro1">
          <table:table-cell office:value-type="string">
            <text:p>-dupa- </text:p>
          </table:table-cell>
          <table:table-cell/>
          <table:table-cell office:value-type="string">
            <text:p>suf. s. no final </text:p>
          </table:table-cell>
          <table:table-cell/>
          <table:table-cell office:value-type="string">
            <text:p>más de uno </text:p>
          </table:table-cell>
          <table:table-cell office:value-type="string">
            <text:p>more than one </text:p>
          </table:table-cell>
          <table:table-cell table:number-columns-repeated="61"/>
        </table:table-row>
        <table:table-row table:style-name="ro1">
          <table:table-cell office:value-type="string">
            <text:p>ñamigã </text:p>
          </table:table-cell>
          <table:table-cell office:value-type="string">
            <text:p>ñamígã́-rẽ </text:p>
          </table:table-cell>
          <table:table-cell office:value-type="string">
            <text:p>adv. </text:p>
          </table:table-cell>
          <table:table-cell/>
          <table:table-cell office:value-type="string">
            <text:p>mañana </text:p>
          </table:table-cell>
          <table:table-cell office:value-type="string">
            <text:p>morning, tomorrow </text:p>
          </table:table-cell>
          <table:table-cell table:number-columns-repeated="61"/>
        </table:table-row>
        <table:table-row table:style-name="ro1">
          <table:table-cell office:value-type="string">
            <text:p>mʉrẽ </text:p>
          </table:table-cell>
          <table:table-cell office:value-type="string">
            <text:p>mʉrẽ́-rẽ́ </text:p>
          </table:table-cell>
          <table:table-cell office:value-type="string">
            <text:p>s. </text:p>
          </table:table-cell>
          <table:table-cell/>
          <table:table-cell office:value-type="string">
            <text:p>zancudo </text:p>
          </table:table-cell>
          <table:table-cell office:value-type="string">
            <text:p>mosquito</text:p>
          </table:table-cell>
          <table:table-cell table:number-columns-repeated="61"/>
        </table:table-row>
        <table:table-row table:style-name="ro1">
          <table:table-cell office:value-type="string">
            <text:p>pago </text:p>
          </table:table-cell>
          <table:table-cell office:value-type="string">
            <text:p>pagó-ré </text:p>
          </table:table-cell>
          <table:table-cell office:value-type="string">
            <text:p>s. </text:p>
          </table:table-cell>
          <table:table-cell/>
          <table:table-cell office:value-type="string">
            <text:p>madre </text:p>
          </table:table-cell>
          <table:table-cell office:value-type="string">
            <text:p>mother</text:p>
          </table:table-cell>
          <table:table-cell table:number-columns-repeated="61"/>
        </table:table-row>
        <table:table-row table:style-name="ro1">
          <table:table-cell office:value-type="string">
            <text:p>mʉ́ñekõ </text:p>
          </table:table-cell>
          <table:table-cell office:value-type="string">
            <text:p>mʉ́ñekõ-rẽ </text:p>
          </table:table-cell>
          <table:table-cell office:value-type="string">
            <text:p>s. </text:p>
          </table:table-cell>
          <table:table-cell/>
          <table:table-cell office:value-type="string">
            <text:p>suegra </text:p>
          </table:table-cell>
          <table:table-cell office:value-type="string">
            <text:p>mother-in-law</text:p>
          </table:table-cell>
          <table:table-cell table:number-columns-repeated="61"/>
        </table:table-row>
        <table:table-row table:style-name="ro1">
          <table:table-cell office:value-type="string">
            <text:p>diiporabu mʉtãgãmʉ </text:p>
          </table:table-cell>
          <table:table-cell office:value-type="string">
            <text:p>diipórabu mʉtã́gãmʉ-rẽ </text:p>
          </table:table-cell>
          <table:table-cell office:value-type="string">
            <text:p>s. </text:p>
          </table:table-cell>
          <table:table-cell/>
          <table:table-cell office:value-type="string">
            <text:p>ratón </text:p>
          </table:table-cell>
          <table:table-cell office:value-type="string">
            <text:p>mouse</text:p>
          </table:table-cell>
          <table:table-cell table:number-columns-repeated="61"/>
        </table:table-row>
        <table:table-row table:style-name="ro1">
          <table:table-cell office:value-type="string">
            <text:p>disi </text:p>
          </table:table-cell>
          <table:table-cell office:value-type="string">
            <text:p>disí-ré </text:p>
          </table:table-cell>
          <table:table-cell office:value-type="string">
            <text:p>s. </text:p>
          </table:table-cell>
          <table:table-cell/>
          <table:table-cell office:value-type="string">
            <text:p>boca </text:p>
          </table:table-cell>
          <table:table-cell office:value-type="string">
            <text:p>mouth</text:p>
          </table:table-cell>
          <table:table-cell table:number-columns-repeated="61"/>
        </table:table-row>
        <table:table-row table:style-name="ro1">
          <table:table-cell office:value-type="string">
            <text:p>piro </text:p>
          </table:table-cell>
          <table:table-cell office:value-type="string">
            <text:p>píro-gue </text:p>
          </table:table-cell>
          <table:table-cell office:value-type="string">
            <text:p>adv. </text:p>
          </table:table-cell>
          <table:table-cell/>
          <table:table-cell office:value-type="string">
            <text:p>desembocadura del río </text:p>
          </table:table-cell>
          <table:table-cell office:value-type="string">
            <text:p>mouth of the river</text:p>
          </table:table-cell>
          <table:table-cell table:number-columns-repeated="61"/>
        </table:table-row>
        <table:table-row table:style-name="ro1">
          <table:table-cell office:value-type="string">
            <text:p>gãmeña- </text:p>
          </table:table-cell>
          <table:table-cell office:value-type="string">
            <text:p>gãméña-rõ </text:p>
          </table:table-cell>
          <table:table-cell office:value-type="string">
            <text:p>v. </text:p>
          </table:table-cell>
          <table:table-cell/>
          <table:table-cell office:value-type="string">
            <text:p>tener movimiento </text:p>
          </table:table-cell>
          <table:table-cell office:value-type="string">
            <text:p>move around or back and forth</text:p>
          </table:table-cell>
          <table:table-cell table:number-columns-repeated="61"/>
        </table:table-row>
        <table:table-row table:style-name="ro1">
          <table:table-cell office:value-type="string">
            <text:p>tũrũ- </text:p>
          </table:table-cell>
          <table:table-cell office:value-type="string">
            <text:p>tũũrṹ-rõ </text:p>
          </table:table-cell>
          <table:table-cell office:value-type="string">
            <text:p>v.2b </text:p>
          </table:table-cell>
          <table:table-cell/>
          <table:table-cell office:value-type="string">
            <text:p>andar o rodar en la tierra </text:p>
          </table:table-cell>
          <table:table-cell office:value-type="string">
            <text:p>move or roll on the ground </text:p>
          </table:table-cell>
          <table:table-cell table:number-columns-repeated="61"/>
        </table:table-row>
        <table:table-row table:style-name="ro1">
          <table:table-cell office:value-type="string">
            <text:p>yʉpʉ </text:p>
          </table:table-cell>
          <table:table-cell office:value-type="string">
            <text:p>yʉʉpʉ́-re </text:p>
          </table:table-cell>
          <table:table-cell office:value-type="string">
            <text:p>s. </text:p>
          </table:table-cell>
          <table:table-cell/>
          <table:table-cell office:value-type="string">
            <text:p>mi papá </text:p>
          </table:table-cell>
          <table:table-cell office:value-type="string">
            <text:p>my father</text:p>
          </table:table-cell>
          <table:table-cell table:number-columns-repeated="61"/>
        </table:table-row>
        <table:table-row table:style-name="ro1">
          <table:table-cell office:value-type="string">
            <text:p>yʉpo </text:p>
          </table:table-cell>
          <table:table-cell office:value-type="string">
            <text:p>yʉʉpó-re </text:p>
          </table:table-cell>
          <table:table-cell office:value-type="string">
            <text:p>s. </text:p>
          </table:table-cell>
          <table:table-cell/>
          <table:table-cell office:value-type="string">
            <text:p>mi mamá </text:p>
          </table:table-cell>
          <table:table-cell office:value-type="string">
            <text:p>my mother</text:p>
          </table:table-cell>
          <table:table-cell table:number-columns-repeated="61"/>
        </table:table-row>
        <table:table-row table:style-name="ro1">
          <table:table-cell office:value-type="string">
            <text:p>yaa </text:p>
          </table:table-cell>
          <table:table-cell office:value-type="string">
            <text:p>yaá-re </text:p>
          </table:table-cell>
          <table:table-cell office:value-type="string">
            <text:p>pron. pos. </text:p>
          </table:table-cell>
          <table:table-cell/>
          <table:table-cell office:value-type="string">
            <text:p>mi, mis </text:p>
          </table:table-cell>
          <table:table-cell office:value-type="string">
            <text:p>my, mine </text:p>
          </table:table-cell>
          <table:table-cell office:value-type="string">
            <text:p>1 persona, sing. o pl.</text:p>
          </table:table-cell>
          <table:table-cell table:number-columns-repeated="60"/>
        </table:table-row>
        <table:table-row table:style-name="ro1">
          <table:table-cell office:value-type="string">
            <text:p>kõmewaka </text:p>
          </table:table-cell>
          <table:table-cell office:value-type="string">
            <text:p>kõméwaka-re </text:p>
          </table:table-cell>
          <table:table-cell office:value-type="string">
            <text:p>s. </text:p>
          </table:table-cell>
          <table:table-cell/>
          <table:table-cell office:value-type="string">
            <text:p>puntilla </text:p>
          </table:table-cell>
          <table:table-cell office:value-type="string">
            <text:p>nail </text:p>
          </table:table-cell>
          <table:table-cell table:number-columns-repeated="61"/>
        </table:table-row>
        <table:table-row table:style-name="ro1">
          <table:table-cell office:value-type="string">
            <text:p>pábiatú- </text:p>
          </table:table-cell>
          <table:table-cell office:value-type="string">
            <text:p>pábiiatú-rã </text:p>
          </table:table-cell>
          <table:table-cell office:value-type="string">
            <text:p>v. </text:p>
          </table:table-cell>
          <table:table-cell/>
          <table:table-cell office:value-type="string">
            <text:p>clavar a </text:p>
          </table:table-cell>
          <table:table-cell office:value-type="string">
            <text:p>nail to</text:p>
          </table:table-cell>
          <table:table-cell table:number-columns-repeated="61"/>
        </table:table-row>
        <table:table-row table:style-name="ro1">
          <table:table-cell office:value-type="string">
            <text:p>wãĩ </text:p>
          </table:table-cell>
          <table:table-cell office:value-type="string">
            <text:p>wãĩ́-rẽ </text:p>
          </table:table-cell>
          <table:table-cell office:value-type="string">
            <text:p>s. </text:p>
          </table:table-cell>
          <table:table-cell/>
          <table:table-cell office:value-type="string">
            <text:p>nombre </text:p>
          </table:table-cell>
          <table:table-cell office:value-type="string">
            <text:p>name </text:p>
          </table:table-cell>
          <table:table-cell table:number-columns-repeated="61"/>
        </table:table-row>
        <table:table-row table:style-name="ro1">
          <table:table-cell office:value-type="string">
            <text:p>gapi </text:p>
          </table:table-cell>
          <table:table-cell office:value-type="string">
            <text:p>gapí-re </text:p>
          </table:table-cell>
          <table:table-cell office:value-type="string">
            <text:p>s. </text:p>
          </table:table-cell>
          <table:table-cell/>
          <table:table-cell office:value-type="string">
            <text:p>ayahuasca, yajé </text:p>
          </table:table-cell>
          <table:table-cell office:value-type="string">
            <text:p>narcotic plant</text:p>
          </table:table-cell>
          <table:table-cell table:number-columns-repeated="61"/>
        </table:table-row>
        <table:table-row table:style-name="ro1">
          <table:table-cell office:value-type="string">
            <text:p>kʉ̃rĩ- </text:p>
          </table:table-cell>
          <table:table-cell office:value-type="string">
            <text:p>kʉ̃rĩ́-rĩ́ </text:p>
          </table:table-cell>
          <table:table-cell office:value-type="string">
            <text:p>adj. </text:p>
          </table:table-cell>
          <table:table-cell/>
          <table:table-cell office:value-type="string">
            <text:p>estrecho, ajustado </text:p>
          </table:table-cell>
          <table:table-cell office:value-type="string">
            <text:p>narrow, narrowed</text:p>
          </table:table-cell>
          <table:table-cell table:number-columns-repeated="61"/>
        </table:table-row>
        <table:table-row table:style-name="ro1">
          <table:table-cell office:value-type="string">
            <text:p>wʉ̃́nugũ </text:p>
          </table:table-cell>
          <table:table-cell office:value-type="string">
            <text:p>wʉ̃́nugũ-rẽ </text:p>
          </table:table-cell>
          <table:table-cell office:value-type="string">
            <text:p>s. </text:p>
          </table:table-cell>
          <table:table-cell/>
          <table:table-cell office:value-type="string">
            <text:p>cuello </text:p>
          </table:table-cell>
          <table:table-cell office:value-type="string">
            <text:p>neck</text:p>
          </table:table-cell>
          <table:table-cell table:number-columns-repeated="61"/>
        </table:table-row>
        <table:table-row table:style-name="ro1">
          <table:table-cell office:value-type="string">
            <text:p>ñaguĩda </text:p>
          </table:table-cell>
          <table:table-cell office:value-type="string">
            <text:p>ñaguĩ́da-re </text:p>
          </table:table-cell>
          <table:table-cell office:value-type="string">
            <text:p>s. </text:p>
          </table:table-cell>
          <table:table-cell/>
          <table:table-cell office:value-type="string">
            <text:p>collar </text:p>
          </table:table-cell>
          <table:table-cell office:value-type="string">
            <text:p>necklace or string of beads</text:p>
          </table:table-cell>
          <table:table-cell table:number-columns-repeated="61"/>
        </table:table-row>
        <table:table-row table:style-name="ro1">
          <table:table-cell office:value-type="string">
            <text:p>awiru </text:p>
          </table:table-cell>
          <table:table-cell office:value-type="string">
            <text:p>awírú-ré </text:p>
          </table:table-cell>
          <table:table-cell office:value-type="string">
            <text:p>s. </text:p>
          </table:table-cell>
          <table:table-cell/>
          <table:table-cell office:value-type="string">
            <text:p>aguja </text:p>
          </table:table-cell>
          <table:table-cell office:value-type="string">
            <text:p>needle</text:p>
          </table:table-cell>
          <table:table-cell table:number-columns-repeated="61"/>
        </table:table-row>
        <table:table-row table:style-name="ro1">
          <table:table-cell office:value-type="string">
            <text:p>-biriku- </text:p>
          </table:table-cell>
          <table:table-cell/>
          <table:table-cell office:value-type="string">
            <text:p>suf. v. no final </text:p>
          </table:table-cell>
          <table:table-cell/>
          <table:table-cell office:value-type="string">
            <text:p>negativo </text:p>
          </table:table-cell>
          <table:table-cell office:value-type="string">
            <text:p>negative </text:p>
          </table:table-cell>
          <table:table-cell office:value-type="string">
            <text:p>3 persona, sing. y pl.</text:p>
          </table:table-cell>
          <table:table-cell table:number-columns-repeated="60"/>
        </table:table-row>
        <table:table-row table:style-name="ro1">
          <table:table-cell office:value-type="string">
            <text:p>-beota </text:p>
          </table:table-cell>
          <table:table-cell/>
          <table:table-cell office:value-type="string">
            <text:p>suf. v. </text:p>
          </table:table-cell>
          <table:table-cell/>
          <table:table-cell office:value-type="string">
            <text:p>imperativo negativo, regaño </text:p>
          </table:table-cell>
          <table:table-cell office:value-type="string">
            <text:p>negative command </text:p>
          </table:table-cell>
          <table:table-cell office:value-type="string">
            <text:p>2 persona, fem. </text:p>
          </table:table-cell>
          <table:table-cell table:number-columns-repeated="60"/>
        </table:table-row>
        <table:table-row table:style-name="ro1">
          <table:table-cell office:value-type="string">
            <text:p>-birikuri </text:p>
          </table:table-cell>
          <table:table-cell/>
          <table:table-cell office:value-type="string">
            <text:p>suf. v. </text:p>
          </table:table-cell>
          <table:table-cell/>
          <table:table-cell office:value-type="string">
            <text:p>interrogativo negativo, presente o futuro </text:p>
          </table:table-cell>
          <table:table-cell office:value-type="string">
            <text:p>negative future interrogative </text:p>
          </table:table-cell>
          <table:table-cell office:value-type="string">
            <text:p>2, 3 persona o inan. sing. y pl.</text:p>
          </table:table-cell>
          <table:table-cell table:number-columns-repeated="60"/>
        </table:table-row>
        <table:table-row table:style-name="ro1">
          <table:table-cell office:value-type="string">
            <text:p>-bira- </text:p>
          </table:table-cell>
          <table:table-cell/>
          <table:table-cell office:value-type="string">
            <text:p>suf. v. no final </text:p>
          </table:table-cell>
          <table:table-cell/>
          <table:table-cell office:value-type="string">
            <text:p>negativo, pasado inmediato </text:p>
          </table:table-cell>
          <table:table-cell office:value-type="string">
            <text:p>negative immediate past </text:p>
          </table:table-cell>
          <table:table-cell table:number-columns-repeated="61"/>
        </table:table-row>
        <table:table-row table:style-name="ro1">
          <table:table-cell office:value-type="string">
            <text:p>-merãta </text:p>
          </table:table-cell>
          <table:table-cell/>
          <table:table-cell office:value-type="string">
            <text:p>suf. v. </text:p>
          </table:table-cell>
          <table:table-cell/>
          <table:table-cell office:value-type="string">
            <text:p>imperativo negativo, regaño </text:p>
          </table:table-cell>
          <table:table-cell office:value-type="string">
            <text:p>negative imperative </text:p>
          </table:table-cell>
          <table:table-cell office:value-type="string">
            <text:p>2 persona, pl. </text:p>
          </table:table-cell>
          <table:table-cell table:number-columns-repeated="60"/>
        </table:table-row>
        <table:table-row table:style-name="ro1">
          <table:table-cell office:value-type="string">
            <text:p>-bita </text:p>
          </table:table-cell>
          <table:table-cell/>
          <table:table-cell office:value-type="string">
            <text:p>suf. v. </text:p>
          </table:table-cell>
          <table:table-cell/>
          <table:table-cell office:value-type="string">
            <text:p>imperativo negativo, regaño </text:p>
          </table:table-cell>
          <table:table-cell office:value-type="string">
            <text:p>negative imperative (2 person, masc.) </text:p>
          </table:table-cell>
          <table:table-cell office:value-type="string">
            <text:p>2 persona, masc. </text:p>
          </table:table-cell>
          <table:table-cell table:number-columns-repeated="60"/>
        </table:table-row>
        <table:table-row table:style-name="ro1">
          <table:table-cell office:value-type="string">
            <text:p>-bero </text:p>
          </table:table-cell>
          <table:table-cell/>
          <table:table-cell office:value-type="string">
            <text:p>suf. v. </text:p>
          </table:table-cell>
          <table:table-cell/>
          <table:table-cell office:value-type="string">
            <text:p>negativo en el presente </text:p>
          </table:table-cell>
          <table:table-cell office:value-type="string">
            <text:p>negative present progressive state</text:p>
          </table:table-cell>
          <table:table-cell table:number-columns-repeated="61"/>
        </table:table-row>
        <table:table-row table:style-name="ro1">
          <table:table-cell office:value-type="string">
            <text:p>-biradi- </text:p>
          </table:table-cell>
          <table:table-cell/>
          <table:table-cell office:value-type="string">
            <text:p>suf. v. no final </text:p>
          </table:table-cell>
          <table:table-cell/>
          <table:table-cell office:value-type="string">
            <text:p>negativo, pasado inmediato con frustrativo </text:p>
          </table:table-cell>
          <table:table-cell office:value-type="string">
            <text:p>negative, immediate past with frustrative</text:p>
          </table:table-cell>
          <table:table-cell table:number-columns-repeated="61"/>
        </table:table-row>
        <table:table-row table:style-name="ro1">
          <table:table-cell office:value-type="string">
            <text:p>-biri- </text:p>
          </table:table-cell>
          <table:table-cell/>
          <table:table-cell office:value-type="string">
            <text:p>suf. v. no final </text:p>
          </table:table-cell>
          <table:table-cell/>
          <table:table-cell office:value-type="string">
            <text:p>negativo en el pasado </text:p>
          </table:table-cell>
          <table:table-cell office:value-type="string">
            <text:p>negative, past</text:p>
          </table:table-cell>
          <table:table-cell table:number-columns-repeated="61"/>
        </table:table-row>
        <table:table-row table:style-name="ro1">
          <table:table-cell office:value-type="string">
            <text:p>-birikoa </text:p>
          </table:table-cell>
          <table:table-cell/>
          <table:table-cell office:value-type="string">
            <text:p>suf. v. </text:p>
          </table:table-cell>
          <table:table-cell/>
          <table:table-cell office:value-type="string">
            <text:p>negativo, presente o futuro </text:p>
          </table:table-cell>
          <table:table-cell office:value-type="string">
            <text:p>negative, present or future </text:p>
          </table:table-cell>
          <table:table-cell table:number-columns-repeated="61"/>
        </table:table-row>
        <table:table-row table:style-name="ro1">
          <table:table-cell office:value-type="string">
            <text:p>-be- </text:p>
          </table:table-cell>
          <table:table-cell/>
          <table:table-cell office:value-type="string">
            <text:p>suf. v. no final </text:p>
          </table:table-cell>
          <table:table-cell/>
          <table:table-cell office:value-type="string">
            <text:p>negativo en el presente </text:p>
          </table:table-cell>
          <table:table-cell office:value-type="string">
            <text:p>negative, present tense (non-completed action) </text:p>
          </table:table-cell>
          <table:table-cell table:number-columns-repeated="61"/>
        </table:table-row>
        <table:table-row table:style-name="ro1">
          <table:table-cell office:value-type="string">
            <text:p>-marã- </text:p>
          </table:table-cell>
          <table:table-cell/>
          <table:table-cell office:value-type="string">
            <text:p>suf. v. no final </text:p>
          </table:table-cell>
          <table:table-cell/>
          <table:table-cell office:value-type="string">
            <text:p>negativo, no existir </text:p>
          </table:table-cell>
          <table:table-cell office:value-type="string">
            <text:p>negative, to not be </text:p>
          </table:table-cell>
          <table:table-cell office:value-type="string">
            <text:p>pasado inmediato.</text:p>
          </table:table-cell>
          <table:table-cell table:number-columns-repeated="60"/>
        </table:table-row>
        <table:table-row table:style-name="ro1">
          <table:table-cell office:value-type="string">
            <text:p>-marĩ- </text:p>
          </table:table-cell>
          <table:table-cell/>
          <table:table-cell office:value-type="string">
            <text:p>suf. v. no final </text:p>
          </table:table-cell>
          <table:table-cell/>
          <table:table-cell office:value-type="string">
            <text:p>negativo, no existir </text:p>
          </table:table-cell>
          <table:table-cell office:value-type="string">
            <text:p>negative, to not be </text:p>
          </table:table-cell>
          <table:table-cell office:value-type="string">
            <text:p>presente y pasado remoto.</text:p>
          </table:table-cell>
          <table:table-cell table:number-columns-repeated="60"/>
        </table:table-row>
        <table:table-row table:style-name="ro1">
          <table:table-cell office:value-type="string">
            <text:p>márã- </text:p>
          </table:table-cell>
          <table:table-cell office:value-type="string">
            <text:p>márã-rã </text:p>
          </table:table-cell>
          <table:table-cell office:value-type="string">
            <text:p>v. </text:p>
          </table:table-cell>
          <table:table-cell/>
          <table:table-cell office:value-type="string">
            <text:p>no estar, no existir </text:p>
          </table:table-cell>
          <table:table-cell office:value-type="string">
            <text:p>negative, to not be, non-existence </text:p>
          </table:table-cell>
          <table:table-cell office:value-type="string">
            <text:p>pasado inmediato.</text:p>
          </table:table-cell>
          <table:table-cell table:number-columns-repeated="60"/>
        </table:table-row>
        <table:table-row table:style-name="ro1">
          <table:table-cell office:value-type="string">
            <text:p>-birikõãka </text:p>
          </table:table-cell>
          <table:table-cell/>
          <table:table-cell office:value-type="string">
            <text:p>suf. v. </text:p>
          </table:table-cell>
          <table:table-cell/>
          <table:table-cell office:value-type="string">
            <text:p>negativo, imperativo directo </text:p>
          </table:table-cell>
          <table:table-cell office:value-type="string">
            <text:p>negative; direct imperative</text:p>
          </table:table-cell>
          <table:table-cell table:number-columns-repeated="61"/>
        </table:table-row>
        <table:table-row table:style-name="ro1">
          <table:table-cell office:value-type="string">
            <text:p>tĩ́gʉ̃magʉ̃ </text:p>
          </table:table-cell>
          <table:table-cell office:value-type="string">
            <text:p>tĩ́gʉ̃magʉ̃-rẽ </text:p>
          </table:table-cell>
          <table:table-cell office:value-type="string">
            <text:p>s. </text:p>
          </table:table-cell>
          <table:table-cell/>
          <table:table-cell office:value-type="string">
            <text:p>sobrino </text:p>
          </table:table-cell>
          <table:table-cell office:value-type="string">
            <text:p>nephew</text:p>
          </table:table-cell>
          <table:table-cell table:number-columns-repeated="61"/>
        </table:table-row>
        <table:table-row table:style-name="ro1">
          <table:table-cell office:value-type="string">
            <text:p>burubu </text:p>
          </table:table-cell>
          <table:table-cell office:value-type="string">
            <text:p>burúbú-re </text:p>
          </table:table-cell>
          <table:table-cell office:value-type="string">
            <text:p>s. </text:p>
          </table:table-cell>
          <table:table-cell/>
          <table:table-cell office:value-type="string">
            <text:p>nido de comejenes </text:p>
          </table:table-cell>
          <table:table-cell office:value-type="string">
            <text:p>nest of termites</text:p>
          </table:table-cell>
          <table:table-cell table:number-columns-repeated="61"/>
        </table:table-row>
        <table:table-row table:style-name="ro1">
          <table:table-cell office:value-type="string">
            <text:p>buidi </text:p>
          </table:table-cell>
          <table:table-cell office:value-type="string">
            <text:p>buídí-re </text:p>
          </table:table-cell>
          <table:table-cell office:value-type="string">
            <text:p>s. </text:p>
          </table:table-cell>
          <table:table-cell/>
          <table:table-cell office:value-type="string">
            <text:p>red </text:p>
          </table:table-cell>
          <table:table-cell office:value-type="string">
            <text:p>net</text:p>
          </table:table-cell>
          <table:table-cell table:number-columns-repeated="61"/>
        </table:table-row>
        <table:table-row table:style-name="ro1">
          <table:table-cell office:value-type="string">
            <text:p>maama </text:p>
          </table:table-cell>
          <table:table-cell office:value-type="string">
            <text:p>maamá </text:p>
          </table:table-cell>
          <table:table-cell office:value-type="string">
            <text:p>adj. </text:p>
          </table:table-cell>
          <table:table-cell/>
          <table:table-cell office:value-type="string">
            <text:p>nuevo </text:p>
          </table:table-cell>
          <table:table-cell office:value-type="string">
            <text:p>new</text:p>
          </table:table-cell>
          <table:table-cell table:number-columns-repeated="61"/>
        </table:table-row>
        <table:table-row table:style-name="ro1">
          <table:table-cell office:value-type="string">
            <text:p>maama </text:p>
          </table:table-cell>
          <table:table-cell office:value-type="string">
            <text:p>maamá </text:p>
          </table:table-cell>
          <table:table-cell office:value-type="string">
            <text:p>adv. </text:p>
          </table:table-cell>
          <table:table-cell/>
          <table:table-cell office:value-type="string">
            <text:p>hacer por la primera vez, comenzar hacer </text:p>
          </table:table-cell>
          <table:table-cell office:value-type="string">
            <text:p>newly doing, the first time to do, beginner at doing </text:p>
          </table:table-cell>
          <table:table-cell table:number-columns-repeated="61"/>
        </table:table-row>
        <table:table-row table:style-name="ro1">
          <table:table-cell office:value-type="string">
            <text:p>-góra </text:p>
          </table:table-cell>
          <table:table-cell/>
          <table:table-cell office:value-type="string">
            <text:p>suf. v. </text:p>
          </table:table-cell>
          <table:table-cell/>
          <table:table-cell office:value-type="string">
            <text:p>futuro definido, intencional </text:p>
          </table:table-cell>
          <table:table-cell office:value-type="string">
            <text:p>ng 1 persona, fem. sing. </text:p>
          </table:table-cell>
          <table:table-cell office:value-type="string">
            <text:p>nge Assumed, potential event or state; focuses on the inception. </text:p>
          </table:table-cell>
          <table:table-cell table:number-columns-repeated="60"/>
        </table:table-row>
        <table:table-row table:style-name="ro1">
          <table:table-cell office:value-type="string">
            <text:p>-gʉkoa </text:p>
          </table:table-cell>
          <table:table-cell/>
          <table:table-cell office:value-type="string">
            <text:p>suf. v. </text:p>
          </table:table-cell>
          <table:table-cell/>
          <table:table-cell office:value-type="string">
            <text:p>imperativo de cortesía o sugestión </text:p>
          </table:table-cell>
          <table:table-cell office:value-type="string">
            <text:p>ng 2 persona, masc. sing.</text:p>
          </table:table-cell>
          <table:table-cell table:number-columns-repeated="61"/>
        </table:table-row>
        <table:table-row table:style-name="ro1">
          <table:table-cell office:value-type="string">
            <text:p>tĩ́gõmagõ </text:p>
          </table:table-cell>
          <table:table-cell office:value-type="string">
            <text:p>tĩ́gõmagõ-rẽ </text:p>
          </table:table-cell>
          <table:table-cell office:value-type="string">
            <text:p>s. </text:p>
          </table:table-cell>
          <table:table-cell/>
          <table:table-cell office:value-type="string">
            <text:p>sobrina </text:p>
          </table:table-cell>
          <table:table-cell office:value-type="string">
            <text:p>niece</text:p>
          </table:table-cell>
          <table:table-cell table:number-columns-repeated="61"/>
        </table:table-row>
        <table:table-row table:style-name="ro1">
          <table:table-cell office:value-type="string">
            <text:p>ñami </text:p>
          </table:table-cell>
          <table:table-cell office:value-type="string">
            <text:p>ñamí-rẽ́ </text:p>
          </table:table-cell>
          <table:table-cell office:value-type="string">
            <text:p>adv. </text:p>
          </table:table-cell>
          <table:table-cell/>
          <table:table-cell office:value-type="string">
            <text:p>noche </text:p>
          </table:table-cell>
          <table:table-cell office:value-type="string">
            <text:p>night </text:p>
          </table:table-cell>
          <table:table-cell table:number-columns-repeated="61"/>
        </table:table-row>
        <table:table-row table:style-name="ro1">
          <table:table-cell office:value-type="string">
            <text:p>-ri </text:p>
          </table:table-cell>
          <table:table-cell/>
          <table:table-cell office:value-type="string">
            <text:p>suf. v. </text:p>
          </table:table-cell>
          <table:table-cell/>
          <table:table-cell office:value-type="string">
            <text:p>nominalizar </text:p>
          </table:table-cell>
          <table:table-cell office:value-type="string">
            <text:p>nominalizer </text:p>
          </table:table-cell>
          <table:table-cell office:value-type="string">
            <text:p>inan. </text:p>
          </table:table-cell>
          <table:table-cell table:number-columns-repeated="60"/>
        </table:table-row>
        <table:table-row table:style-name="ro1">
          <table:table-cell office:value-type="string">
            <text:p>-ro </text:p>
          </table:table-cell>
          <table:table-cell/>
          <table:table-cell office:value-type="string">
            <text:p>suf. v. </text:p>
          </table:table-cell>
          <table:table-cell/>
          <table:table-cell office:value-type="string">
            <text:p>nominalizar </text:p>
          </table:table-cell>
          <table:table-cell office:value-type="string">
            <text:p>nominalizer </text:p>
          </table:table-cell>
          <table:table-cell office:value-type="string">
            <text:p>inan.</text:p>
          </table:table-cell>
          <table:table-cell table:number-columns-repeated="60"/>
        </table:table-row>
        <table:table-row table:style-name="ro1">
          <table:table-cell office:value-type="string">
            <text:p>-rokʉ- </text:p>
          </table:table-cell>
          <table:table-cell/>
          <table:table-cell office:value-type="string">
            <text:p>suf. v. no final </text:p>
          </table:table-cell>
          <table:table-cell/>
          <table:table-cell office:value-type="string">
            <text:p>nominalizar+verbalizar; ya tener, ya estuvo, ya fuí </text:p>
          </table:table-cell>
          <table:table-cell office:value-type="string">
            <text:p>nominalizer+verbalizer; have taken, have been</text:p>
          </table:table-cell>
          <table:table-cell table:number-columns-repeated="61"/>
        </table:table-row>
        <table:table-row table:style-name="ro1">
          <table:table-cell office:value-type="string">
            <text:p>má- </text:p>
          </table:table-cell>
          <table:table-cell office:value-type="string">
            <text:p>máa-rã </text:p>
          </table:table-cell>
          <table:table-cell office:value-type="string">
            <text:p>v. </text:p>
          </table:table-cell>
          <table:table-cell/>
          <table:table-cell office:value-type="string">
            <text:p>no estar, no existir </text:p>
          </table:table-cell>
          <table:table-cell office:value-type="string">
            <text:p>non-existant </text:p>
          </table:table-cell>
          <table:table-cell office:value-type="string">
            <text:p>presente. </text:p>
          </table:table-cell>
          <table:table-cell table:number-columns-repeated="60"/>
        </table:table-row>
        <table:table-row table:style-name="ro1">
          <table:table-cell office:value-type="string">
            <text:p>-kuma </text:p>
          </table:table-cell>
          <table:table-cell/>
          <table:table-cell office:value-type="string">
            <text:p>suf. v. </text:p>
          </table:table-cell>
          <table:table-cell/>
          <table:table-cell office:value-type="string">
            <text:p>indica una acción indefinida </text:p>
          </table:table-cell>
          <table:table-cell office:value-type="string">
            <text:p>non-involved, probably, normally </text:p>
          </table:table-cell>
          <table:table-cell office:value-type="string">
            <text:p>3 persona, pl. , It tends to indicate a ‘present tense’, unbounded action or state.</text:p>
          </table:table-cell>
          <table:table-cell table:number-columns-repeated="60"/>
        </table:table-row>
        <table:table-row table:style-name="ro1">
          <table:table-cell office:value-type="string">
            <text:p>-kumi </text:p>
          </table:table-cell>
          <table:table-cell/>
          <table:table-cell office:value-type="string">
            <text:p>suf. v. </text:p>
          </table:table-cell>
          <table:table-cell/>
          <table:table-cell office:value-type="string">
            <text:p>indica una acción indefinida </text:p>
          </table:table-cell>
          <table:table-cell office:value-type="string">
            <text:p>non-involved, probably, normally </text:p>
          </table:table-cell>
          <table:table-cell office:value-type="string">
            <text:p>3 persona, masc. Sing.; Non-witnessed, non-completed event or state. It tends to indicate a ‘present tense’ unbounded action or state.</text:p>
          </table:table-cell>
          <table:table-cell table:number-columns-repeated="60"/>
        </table:table-row>
        <table:table-row table:style-name="ro1">
          <table:table-cell office:value-type="string">
            <text:p>-kumo </text:p>
          </table:table-cell>
          <table:table-cell/>
          <table:table-cell office:value-type="string">
            <text:p>suf. v. </text:p>
          </table:table-cell>
          <table:table-cell/>
          <table:table-cell office:value-type="string">
            <text:p>indica una acción indefinida </text:p>
          </table:table-cell>
          <table:table-cell office:value-type="string">
            <text:p>non-involved, probably, normally </text:p>
          </table:table-cell>
          <table:table-cell office:value-type="string">
            <text:p>3 persona, fem. sing. , Non-witnessed, non-completed event or state. It tends to indicate a ‘present tense’ unbounded action or state.</text:p>
          </table:table-cell>
          <table:table-cell table:number-columns-repeated="60"/>
        </table:table-row>
        <table:table-row table:style-name="ro1">
          <table:table-cell office:value-type="string">
            <text:p>gooeripoe </text:p>
          </table:table-cell>
          <table:table-cell office:value-type="string">
            <text:p>gooerípoé-re </text:p>
          </table:table-cell>
          <table:table-cell office:value-type="string">
            <text:p>adv. </text:p>
          </table:table-cell>
          <table:table-cell/>
          <table:table-cell office:value-type="string">
            <text:p>mediodía (tiempo de regreso) </text:p>
          </table:table-cell>
          <table:table-cell office:value-type="string">
            <text:p>noon </text:p>
          </table:table-cell>
          <table:table-cell table:number-columns-repeated="61"/>
        </table:table-row>
        <table:table-row table:style-name="ro1">
          <table:table-cell office:value-type="string">
            <text:p>-koa </text:p>
          </table:table-cell>
          <table:table-cell/>
          <table:table-cell office:value-type="string">
            <text:p>suf. v. </text:p>
          </table:table-cell>
          <table:table-cell/>
          <table:table-cell office:value-type="string">
            <text:p>indica una acción indefinida; normalmente </text:p>
          </table:table-cell>
          <table:table-cell office:value-type="string">
            <text:p>normally </text:p>
          </table:table-cell>
          <table:table-cell table:number-columns-repeated="61"/>
        </table:table-row>
        <table:table-row table:style-name="ro1">
          <table:table-cell office:value-type="string">
            <text:p>ĩguĩrũ </text:p>
          </table:table-cell>
          <table:table-cell office:value-type="string">
            <text:p>ĩĩguĩrṹ-rẽ </text:p>
          </table:table-cell>
          <table:table-cell office:value-type="string">
            <text:p>s. </text:p>
          </table:table-cell>
          <table:table-cell/>
          <table:table-cell office:value-type="string">
            <text:p>nariz </text:p>
          </table:table-cell>
          <table:table-cell office:value-type="string">
            <text:p>nose</text:p>
          </table:table-cell>
          <table:table-cell table:number-columns-repeated="61"/>
        </table:table-row>
        <table:table-row table:style-name="ro1">
          <table:table-cell office:value-type="string">
            <text:p>marĩ- </text:p>
          </table:table-cell>
          <table:table-cell office:value-type="string">
            <text:p>marĩ́-rã </text:p>
          </table:table-cell>
          <table:table-cell office:value-type="string">
            <text:p>v. </text:p>
          </table:table-cell>
          <table:table-cell/>
          <table:table-cell office:value-type="string">
            <text:p>no estar, no existir </text:p>
          </table:table-cell>
          <table:table-cell office:value-type="string">
            <text:p>not be or not exist </text:p>
          </table:table-cell>
          <table:table-cell office:value-type="string">
            <text:p>futuro y pasado remoto. </text:p>
          </table:table-cell>
          <table:table-cell table:number-columns-repeated="60"/>
        </table:table-row>
        <table:table-row table:style-name="ro1">
          <table:table-cell office:value-type="string">
            <text:p>ĩãwãgã- </text:p>
          </table:table-cell>
          <table:table-cell office:value-type="string">
            <text:p>ĩĩã́wããgã-rã </text:p>
          </table:table-cell>
          <table:table-cell office:value-type="string">
            <text:p>v. </text:p>
          </table:table-cell>
          <table:table-cell/>
          <table:table-cell office:value-type="string">
            <text:p>empezar a mirar, notar </text:p>
          </table:table-cell>
          <table:table-cell office:value-type="string">
            <text:p>notice, take a look</text:p>
          </table:table-cell>
          <table:table-cell table:number-columns-repeated="61"/>
        </table:table-row>
        <table:table-row table:style-name="ro1">
          <table:table-cell office:value-type="string">
            <text:p>dapora </text:p>
          </table:table-cell>
          <table:table-cell office:value-type="string">
            <text:p>daapóra-re </text:p>
          </table:table-cell>
          <table:table-cell office:value-type="string">
            <text:p>adv. </text:p>
          </table:table-cell>
          <table:table-cell office:value-type="string">
            <text:p>dapagora </text:p>
          </table:table-cell>
          <table:table-cell office:value-type="string">
            <text:p>ahora </text:p>
          </table:table-cell>
          <table:table-cell office:value-type="string">
            <text:p>now</text:p>
          </table:table-cell>
          <table:table-cell table:number-columns-repeated="61"/>
        </table:table-row>
        <table:table-row table:style-name="ro1">
          <table:table-cell office:value-type="string">
            <text:p>-koa </text:p>
          </table:table-cell>
          <table:table-cell/>
          <table:table-cell office:value-type="string">
            <text:p>suf. s. </text:p>
          </table:table-cell>
          <table:table-cell/>
          <table:table-cell office:value-type="string">
            <text:p>¿y Ud.?, ¿y yo qué? </text:p>
          </table:table-cell>
          <table:table-cell office:value-type="string">
            <text:p>now it’s ‘your’/‘my’ turn, now as for ‘you’/‘me’/‘it’ </text:p>
          </table:table-cell>
          <table:table-cell office:value-type="string">
            <text:p>1, 2 persona.</text:p>
          </table:table-cell>
          <table:table-cell table:number-columns-repeated="60"/>
        </table:table-row>
        <table:table-row table:style-name="ro1">
          <table:table-cell office:value-type="string">
            <text:p>miũ- </text:p>
          </table:table-cell>
          <table:table-cell office:value-type="string">
            <text:p>miiṹ-rã </text:p>
          </table:table-cell>
          <table:table-cell office:value-type="string">
            <text:p>v.2b </text:p>
          </table:table-cell>
          <table:table-cell/>
          <table:table-cell office:value-type="string">
            <text:p>dar el pecho </text:p>
          </table:table-cell>
          <table:table-cell office:value-type="string">
            <text:p>nurse, cause to suck </text:p>
          </table:table-cell>
          <table:table-cell table:number-columns-repeated="61"/>
        </table:table-row>
        <table:table-row table:style-name="ro1">
          <table:table-cell office:value-type="string">
            <text:p>-re </text:p>
          </table:table-cell>
          <table:table-cell/>
          <table:table-cell office:value-type="string">
            <text:p>suf. s. </text:p>
          </table:table-cell>
          <table:table-cell/>
          <table:table-cell office:value-type="string">
            <text:p>sufijo por el complemento del verbo </text:p>
          </table:table-cell>
          <table:table-cell office:value-type="string">
            <text:p>object marker; focus marker in discource </text:p>
          </table:table-cell>
          <table:table-cell office:value-type="string">
            <text:p>1. Generally the [-re] doesn’t occur on the first reference to any specific time or location, but always on the second reference to any specific time or location T/L. <text:s/>Generally T/L are background information when the [-re] is abscent except in a travelogue. <text:s/>Final goal takes [-re] unless some other element is more central. <text:s/>Some objects will be central, others peripheral. <text:s/>It distinguishes between elements which are central to the story, and those which are props or peripheral. 2. When the [-re] occurs on T/L without the [-gue], the T/L has not been arrived at yet or is not the ultimate goal or unit of time in which the main action will take place. <text:s/>T/L without the [-re] are viewed as background setting. 3. For animate and inanimate objects, the specific takes [-re] and the non-specific such as ‘water’ or ‘animals’ don’t take the [-re] unless they would be in special focus. The [-re] is used to indicate that a specific person/animal/object is in focus (over against one of a class, etc., i.e. ‘a particular danta did X’, not ‘one of the class of dantas’). <text:s/>The [-re] occurs on non-specifics once they become specific. 4. In the pre-nuclear position the [-re] functions as a linkidevice and tends to relate to the previous. <text:s/>In the nuclear position it occurs on objects that are specific but not usually on non-specific, generic terms; however, it will occur on all items which are central to the story. In the post-nuclear position the [-re] occurs on termination type elements bringithem into strofocus; namely, final goal, includispecific followigeneral.</text:p>
          </table:table-cell>
          <table:table-cell table:number-columns-repeated="60"/>
        </table:table-row>
        <table:table-row table:style-name="ro1">
          <table:table-cell office:value-type="string">
            <text:p>-se </text:p>
          </table:table-cell>
          <table:table-cell office:value-type="string">
            <text:p>-see </text:p>
          </table:table-cell>
          <table:table-cell office:value-type="string">
            <text:p>suf. s. </text:p>
          </table:table-cell>
          <table:table-cell/>
          <table:table-cell office:value-type="string">
            <text:p>(forma de) una fila de objectos </text:p>
          </table:table-cell>
          <table:table-cell office:value-type="string">
            <text:p>objects in a row (shape marker)</text:p>
          </table:table-cell>
          <table:table-cell table:number-columns-repeated="61"/>
        </table:table-row>
        <table:table-row table:style-name="ro1">
          <table:table-cell office:value-type="string">
            <text:p>-ñuma </text:p>
          </table:table-cell>
          <table:table-cell/>
          <table:table-cell office:value-type="string">
            <text:p>suf. v. </text:p>
          </table:table-cell>
          <table:table-cell/>
          <table:table-cell office:value-type="string">
            <text:p>pasado supositivo </text:p>
          </table:table-cell>
          <table:table-cell office:value-type="string">
            <text:p>obviously do </text:p>
          </table:table-cell>
          <table:table-cell office:value-type="string">
            <text:p>3 persona, pl.</text:p>
          </table:table-cell>
          <table:table-cell table:number-columns-repeated="60"/>
        </table:table-row>
        <table:table-row table:style-name="ro1">
          <table:table-cell office:value-type="string">
            <text:p>-ñumi </text:p>
          </table:table-cell>
          <table:table-cell/>
          <table:table-cell office:value-type="string">
            <text:p>suf. v. </text:p>
          </table:table-cell>
          <table:table-cell/>
          <table:table-cell office:value-type="string">
            <text:p>pasado supositivo </text:p>
          </table:table-cell>
          <table:table-cell office:value-type="string">
            <text:p>obviously do </text:p>
          </table:table-cell>
          <table:table-cell office:value-type="string">
            <text:p>3 persona, masc. sing.</text:p>
          </table:table-cell>
          <table:table-cell table:number-columns-repeated="60"/>
        </table:table-row>
        <table:table-row table:style-name="ro1">
          <table:table-cell office:value-type="string">
            <text:p>-ñumo </text:p>
          </table:table-cell>
          <table:table-cell/>
          <table:table-cell office:value-type="string">
            <text:p>suf. v. </text:p>
          </table:table-cell>
          <table:table-cell/>
          <table:table-cell office:value-type="string">
            <text:p>pasado supositivo </text:p>
          </table:table-cell>
          <table:table-cell office:value-type="string">
            <text:p>obviously do </text:p>
          </table:table-cell>
          <table:table-cell office:value-type="string">
            <text:p>3 persona, fem. sing.</text:p>
          </table:table-cell>
          <table:table-cell table:number-columns-repeated="60"/>
        </table:table-row>
        <table:table-row table:style-name="ro1">
          <table:table-cell office:value-type="string">
            <text:p>dʉrʉró </text:p>
          </table:table-cell>
          <table:table-cell office:value-type="string">
            <text:p>dʉʉrʉró </text:p>
          </table:table-cell>
          <table:table-cell office:value-type="string">
            <text:p>adv. </text:p>
          </table:table-cell>
          <table:table-cell/>
          <table:table-cell office:value-type="string">
            <text:p>siempre </text:p>
          </table:table-cell>
          <table:table-cell office:value-type="string">
            <text:p>often, always</text:p>
          </table:table-cell>
          <table:table-cell table:number-columns-repeated="61"/>
        </table:table-row>
        <table:table-row table:style-name="ro1">
          <table:table-cell office:value-type="string">
            <text:p>ʉye </text:p>
          </table:table-cell>
          <table:table-cell office:value-type="string">
            <text:p>ʉʉyé-re </text:p>
          </table:table-cell>
          <table:table-cell office:value-type="string">
            <text:p>s. </text:p>
          </table:table-cell>
          <table:table-cell/>
          <table:table-cell office:value-type="string">
            <text:p>grasa </text:p>
          </table:table-cell>
          <table:table-cell office:value-type="string">
            <text:p>oil, grease</text:p>
          </table:table-cell>
          <table:table-cell table:number-columns-repeated="61"/>
        </table:table-row>
        <table:table-row table:style-name="ro1">
          <table:table-cell office:value-type="string">
            <text:p>jáʉ </text:p>
          </table:table-cell>
          <table:table-cell/>
          <table:table-cell office:value-type="string">
            <text:p>adv. </text:p>
          </table:table-cell>
          <table:table-cell/>
          <table:table-cell office:value-type="string">
            <text:p>sí, (esta bien) </text:p>
          </table:table-cell>
          <table:table-cell office:value-type="string">
            <text:p>okay </text:p>
          </table:table-cell>
          <table:table-cell office:value-type="string">
            <text:p>nge Positive response to a request or an exclamation of approval.</text:p>
          </table:table-cell>
          <table:table-cell table:number-columns-repeated="60"/>
        </table:table-row>
        <table:table-row table:style-name="ro1">
          <table:table-cell office:value-type="string">
            <text:p>bʉgʉturimarã </text:p>
          </table:table-cell>
          <table:table-cell office:value-type="string">
            <text:p>bʉgʉ́túrímárã-rẽ </text:p>
          </table:table-cell>
          <table:table-cell office:value-type="string">
            <text:p>s. </text:p>
          </table:table-cell>
          <table:table-cell/>
          <table:table-cell office:value-type="string">
            <text:p>ancianos </text:p>
          </table:table-cell>
          <table:table-cell office:value-type="string">
            <text:p>old ones</text:p>
          </table:table-cell>
          <table:table-cell table:number-columns-repeated="61"/>
        </table:table-row>
        <table:table-row table:style-name="ro1">
          <table:table-cell office:value-type="string">
            <text:p>bʉ́ro </text:p>
          </table:table-cell>
          <table:table-cell office:value-type="string">
            <text:p>bʉ́ro-re </text:p>
          </table:table-cell>
          <table:table-cell office:value-type="string">
            <text:p>adj. </text:p>
          </table:table-cell>
          <table:table-cell/>
          <table:table-cell office:value-type="string">
            <text:p>adulta </text:p>
          </table:table-cell>
          <table:table-cell office:value-type="string">
            <text:p>old or mature one (fem.)</text:p>
          </table:table-cell>
          <table:table-cell table:number-columns-repeated="61"/>
        </table:table-row>
        <table:table-row table:style-name="ro1">
          <table:table-cell office:value-type="string">
            <text:p>bʉgʉro </text:p>
          </table:table-cell>
          <table:table-cell office:value-type="string">
            <text:p>bʉgʉ́ró-ré </text:p>
          </table:table-cell>
          <table:table-cell office:value-type="string">
            <text:p>adj. </text:p>
          </table:table-cell>
          <table:table-cell/>
          <table:table-cell office:value-type="string">
            <text:p>adulto </text:p>
          </table:table-cell>
          <table:table-cell office:value-type="string">
            <text:p>old or mature one (masc.)</text:p>
          </table:table-cell>
          <table:table-cell table:number-columns-repeated="61"/>
        </table:table-row>
        <table:table-row table:style-name="ro1">
          <table:table-cell office:value-type="string">
            <text:p>daro </text:p>
          </table:table-cell>
          <table:table-cell office:value-type="string">
            <text:p>daaró-re </text:p>
          </table:table-cell>
          <table:table-cell office:value-type="string">
            <text:p>adj. </text:p>
          </table:table-cell>
          <table:table-cell/>
          <table:table-cell office:value-type="string">
            <text:p>viejo, feo, inútil </text:p>
          </table:table-cell>
          <table:table-cell office:value-type="string">
            <text:p>old, ugly, useless </text:p>
          </table:table-cell>
          <table:table-cell office:value-type="string">
            <text:p>inan. </text:p>
          </table:table-cell>
          <table:table-cell table:number-columns-repeated="60"/>
        </table:table-row>
        <table:table-row table:style-name="ro1">
          <table:table-cell office:value-type="string">
            <text:p>tĩ́gʉ̃ </text:p>
          </table:table-cell>
          <table:table-cell office:value-type="string">
            <text:p>tĩ́gʉ̃-rẽ </text:p>
          </table:table-cell>
          <table:table-cell office:value-type="string">
            <text:p>s. </text:p>
          </table:table-cell>
          <table:table-cell/>
          <table:table-cell office:value-type="string">
            <text:p>hermano mayor </text:p>
          </table:table-cell>
          <table:table-cell office:value-type="string">
            <text:p>older brother</text:p>
          </table:table-cell>
          <table:table-cell table:number-columns-repeated="61"/>
        </table:table-row>
        <table:table-row table:style-name="ro1">
          <table:table-cell office:value-type="string">
            <text:p>gããmú </text:p>
          </table:table-cell>
          <table:table-cell office:value-type="string">
            <text:p>gããmú </text:p>
          </table:table-cell>
          <table:table-cell office:value-type="string">
            <text:p>voc. </text:p>
          </table:table-cell>
          <table:table-cell/>
          <table:table-cell office:value-type="string">
            <text:p>hermano o hermana mayor (hermanos menores a su hermano o hermana meyor) </text:p>
          </table:table-cell>
          <table:table-cell office:value-type="string">
            <text:p>older brother</text:p>
          </table:table-cell>
          <table:table-cell table:number-columns-repeated="61"/>
        </table:table-row>
        <table:table-row table:style-name="ro1">
          <table:table-cell office:value-type="string">
            <text:p>tĩ́rã </text:p>
          </table:table-cell>
          <table:table-cell office:value-type="string">
            <text:p>tĩ́rã-rã </text:p>
          </table:table-cell>
          <table:table-cell office:value-type="string">
            <text:p>s. </text:p>
          </table:table-cell>
          <table:table-cell/>
          <table:table-cell office:value-type="string">
            <text:p>hermanos mayores, primos hermanos </text:p>
          </table:table-cell>
          <table:table-cell office:value-type="string">
            <text:p>older brothers</text:p>
          </table:table-cell>
          <table:table-cell table:number-columns-repeated="61"/>
        </table:table-row>
        <table:table-row table:style-name="ro1">
          <table:table-cell office:value-type="string">
            <text:p>diió </text:p>
          </table:table-cell>
          <table:table-cell office:value-type="string">
            <text:p>diió </text:p>
          </table:table-cell>
          <table:table-cell office:value-type="string">
            <text:p>voc. </text:p>
          </table:table-cell>
          <table:table-cell/>
          <table:table-cell office:value-type="string">
            <text:p>hermana mayor </text:p>
          </table:table-cell>
          <table:table-cell office:value-type="string">
            <text:p>older sister</text:p>
          </table:table-cell>
          <table:table-cell table:number-columns-repeated="61"/>
        </table:table-row>
        <table:table-row table:style-name="ro1">
          <table:table-cell office:value-type="string">
            <text:p>tĩ́gõ </text:p>
          </table:table-cell>
          <table:table-cell office:value-type="string">
            <text:p>tĩ́gõ-rẽ </text:p>
          </table:table-cell>
          <table:table-cell office:value-type="string">
            <text:p>s. </text:p>
          </table:table-cell>
          <table:table-cell/>
          <table:table-cell office:value-type="string">
            <text:p>hermana mayor </text:p>
          </table:table-cell>
          <table:table-cell office:value-type="string">
            <text:p>older sister</text:p>
          </table:table-cell>
          <table:table-cell table:number-columns-repeated="61"/>
        </table:table-row>
        <table:table-row table:style-name="ro1">
          <table:table-cell office:value-type="string">
            <text:p>sõõ gapʉ </text:p>
          </table:table-cell>
          <table:table-cell office:value-type="string">
            <text:p>sõṍ gapʉ-re </text:p>
          </table:table-cell>
          <table:table-cell office:value-type="string">
            <text:p>frase adv. </text:p>
          </table:table-cell>
          <table:table-cell/>
          <table:table-cell office:value-type="string">
            <text:p>ese lado de </text:p>
          </table:table-cell>
          <table:table-cell office:value-type="string">
            <text:p>on that si</text:p>
          </table:table-cell>
          <table:table-cell table:number-columns-repeated="61"/>
        </table:table-row>
        <table:table-row table:style-name="ro1">
          <table:table-cell office:value-type="string">
            <text:p>dupaturi </text:p>
          </table:table-cell>
          <table:table-cell office:value-type="string">
            <text:p>dupáturi </text:p>
          </table:table-cell>
          <table:table-cell office:value-type="string">
            <text:p>adv. </text:p>
          </table:table-cell>
          <table:table-cell/>
          <table:table-cell office:value-type="string">
            <text:p>otra vez </text:p>
          </table:table-cell>
          <table:table-cell office:value-type="string">
            <text:p>once again, another time</text:p>
          </table:table-cell>
          <table:table-cell table:number-columns-repeated="61"/>
        </table:table-row>
        <table:table-row table:style-name="ro1">
          <table:table-cell office:value-type="string">
            <text:p>neõ </text:p>
          </table:table-cell>
          <table:table-cell/>
          <table:table-cell office:value-type="string">
            <text:p>adv. </text:p>
          </table:table-cell>
          <table:table-cell/>
          <table:table-cell office:value-type="string">
            <text:p>primeramente, por primera vez, hasta ahora </text:p>
          </table:table-cell>
          <table:table-cell office:value-type="string">
            <text:p>once, for the first time, until now </text:p>
          </table:table-cell>
          <table:table-cell office:value-type="string">
            <text:p>On a single occasion with overtones of beithe first occasion. </text:p>
          </table:table-cell>
          <table:table-cell table:number-columns-repeated="60"/>
        </table:table-row>
        <table:table-row table:style-name="ro1">
          <table:table-cell office:value-type="string">
            <text:p>suñarõ </text:p>
          </table:table-cell>
          <table:table-cell office:value-type="string">
            <text:p>suñárõ </text:p>
          </table:table-cell>
          <table:table-cell office:value-type="string">
            <text:p>adv. </text:p>
          </table:table-cell>
          <table:table-cell/>
          <table:table-cell office:value-type="string">
            <text:p>una vez </text:p>
          </table:table-cell>
          <table:table-cell office:value-type="string">
            <text:p>once, one time</text:p>
          </table:table-cell>
          <table:table-cell table:number-columns-repeated="61"/>
        </table:table-row>
        <table:table-row table:style-name="ro1">
          <table:table-cell office:value-type="string">
            <text:p>su- </text:p>
          </table:table-cell>
          <table:table-cell/>
          <table:table-cell office:value-type="string">
            <text:p>adj. </text:p>
          </table:table-cell>
          <table:table-cell/>
          <table:table-cell office:value-type="string">
            <text:p>uno </text:p>
          </table:table-cell>
          <table:table-cell office:value-type="string">
            <text:p>one </text:p>
          </table:table-cell>
          <table:table-cell table:number-columns-repeated="61"/>
        </table:table-row>
        <table:table-row table:style-name="ro1">
          <table:table-cell office:value-type="string">
            <text:p>mañu </text:p>
          </table:table-cell>
          <table:table-cell office:value-type="string">
            <text:p>mañu-rẽ </text:p>
          </table:table-cell>
          <table:table-cell office:value-type="string">
            <text:p>adj. </text:p>
          </table:table-cell>
          <table:table-cell/>
          <table:table-cell office:value-type="string">
            <text:p>como otro </text:p>
          </table:table-cell>
          <table:table-cell office:value-type="string">
            <text:p>one being like, being merely like</text:p>
          </table:table-cell>
          <table:table-cell table:number-columns-repeated="61"/>
        </table:table-row>
        <table:table-row table:style-name="ro1">
          <table:table-cell office:value-type="string">
            <text:p>-beo </text:p>
          </table:table-cell>
          <table:table-cell office:value-type="string">
            <text:p>-bego </text:p>
          </table:table-cell>
          <table:table-cell office:value-type="string">
            <text:p>suf. v. </text:p>
          </table:table-cell>
          <table:table-cell/>
          <table:table-cell office:value-type="string">
            <text:p>indica una que no está haciendo algo en el presente </text:p>
          </table:table-cell>
          <table:table-cell office:value-type="string">
            <text:p>one not doing </text:p>
          </table:table-cell>
          <table:table-cell office:value-type="string">
            <text:p>fem. sing.</text:p>
          </table:table-cell>
          <table:table-cell table:number-columns-repeated="60"/>
        </table:table-row>
        <table:table-row table:style-name="ro1">
          <table:table-cell office:value-type="string">
            <text:p>-bi </text:p>
          </table:table-cell>
          <table:table-cell office:value-type="string">
            <text:p>-bigʉ </text:p>
          </table:table-cell>
          <table:table-cell office:value-type="string">
            <text:p>suf. v. </text:p>
          </table:table-cell>
          <table:table-cell/>
          <table:table-cell office:value-type="string">
            <text:p>indica uno que no está haciendo algo en el presente </text:p>
          </table:table-cell>
          <table:table-cell office:value-type="string">
            <text:p>one not doing (masc. sing. present tense) </text:p>
          </table:table-cell>
          <table:table-cell office:value-type="string">
            <text:p>masc. sing.</text:p>
          </table:table-cell>
          <table:table-cell table:number-columns-repeated="60"/>
        </table:table-row>
        <table:table-row table:style-name="ro1">
          <table:table-cell office:value-type="string">
            <text:p>-mo </text:p>
          </table:table-cell>
          <table:table-cell/>
          <table:table-cell office:value-type="string">
            <text:p>suf. s. </text:p>
          </table:table-cell>
          <table:table-cell/>
          <table:table-cell office:value-type="string">
            <text:p>una mujer de </text:p>
          </table:table-cell>
          <table:table-cell office:value-type="string">
            <text:p>one of / one from</text:p>
          </table:table-cell>
          <table:table-cell table:number-columns-repeated="61"/>
        </table:table-row>
        <table:table-row table:style-name="ro1">
          <table:table-cell office:value-type="string">
            <text:p>-mʉ </text:p>
          </table:table-cell>
          <table:table-cell/>
          <table:table-cell office:value-type="string">
            <text:p>suf. s. </text:p>
          </table:table-cell>
          <table:table-cell/>
          <table:table-cell office:value-type="string">
            <text:p>un hombre de </text:p>
          </table:table-cell>
          <table:table-cell office:value-type="string">
            <text:p>one of/one from</text:p>
          </table:table-cell>
          <table:table-cell table:number-columns-repeated="61"/>
        </table:table-row>
        <table:table-row table:style-name="ro1">
          <table:table-cell office:value-type="string">
            <text:p>dapagãno </text:p>
          </table:table-cell>
          <table:table-cell office:value-type="string">
            <text:p>daapágãno </text:p>
          </table:table-cell>
          <table:table-cell office:value-type="string">
            <text:p>adv. </text:p>
          </table:table-cell>
          <table:table-cell/>
          <table:table-cell office:value-type="string">
            <text:p>de hoy en ocho días </text:p>
          </table:table-cell>
          <table:table-cell office:value-type="string">
            <text:p>one week from today</text:p>
          </table:table-cell>
          <table:table-cell table:number-columns-repeated="61"/>
        </table:table-row>
        <table:table-row table:style-name="ro1">
          <table:table-cell office:value-type="string">
            <text:p>-deo </text:p>
          </table:table-cell>
          <table:table-cell office:value-type="string">
            <text:p>-dego </text:p>
          </table:table-cell>
          <table:table-cell office:value-type="string">
            <text:p>suf. v. </text:p>
          </table:table-cell>
          <table:table-cell/>
          <table:table-cell office:value-type="string">
            <text:p>indica una que hizo algo </text:p>
          </table:table-cell>
          <table:table-cell office:value-type="string">
            <text:p>one who did </text:p>
          </table:table-cell>
          <table:table-cell table:number-columns-repeated="61"/>
        </table:table-row>
        <table:table-row table:style-name="ro1">
          <table:table-cell office:value-type="string">
            <text:p>-di </text:p>
          </table:table-cell>
          <table:table-cell office:value-type="string">
            <text:p>-digʉ </text:p>
          </table:table-cell>
          <table:table-cell office:value-type="string">
            <text:p>suf. v. </text:p>
          </table:table-cell>
          <table:table-cell/>
          <table:table-cell office:value-type="string">
            <text:p>indica una que hizo algo </text:p>
          </table:table-cell>
          <table:table-cell office:value-type="string">
            <text:p>one who did </text:p>
          </table:table-cell>
          <table:table-cell table:number-columns-repeated="61"/>
        </table:table-row>
        <table:table-row table:style-name="ro1">
          <table:table-cell office:value-type="string">
            <text:p>-bo </text:p>
          </table:table-cell>
          <table:table-cell office:value-type="string">
            <text:p>-bugo </text:p>
          </table:table-cell>
          <table:table-cell office:value-type="string">
            <text:p>suf. v. </text:p>
          </table:table-cell>
          <table:table-cell/>
          <table:table-cell office:value-type="string">
            <text:p>anticipación de hacer algo con un propósito </text:p>
          </table:table-cell>
          <table:table-cell office:value-type="string">
            <text:p>one who is/was about to do, indicates future purpose or ‘in order to’ (fem. sing.) </text:p>
          </table:table-cell>
          <table:table-cell table:number-columns-repeated="61"/>
        </table:table-row>
        <table:table-row table:style-name="ro1">
          <table:table-cell office:value-type="string">
            <text:p>-bu </text:p>
          </table:table-cell>
          <table:table-cell office:value-type="string">
            <text:p>-bugʉ </text:p>
          </table:table-cell>
          <table:table-cell office:value-type="string">
            <text:p>suf. v. </text:p>
          </table:table-cell>
          <table:table-cell/>
          <table:table-cell office:value-type="string">
            <text:p>anticipación de hacer algo con un propósito </text:p>
          </table:table-cell>
          <table:table-cell office:value-type="string">
            <text:p>one who is/was about to do, indicates future purpose or ‘in order to’ (masc. sing.) </text:p>
          </table:table-cell>
          <table:table-cell table:number-columns-repeated="61"/>
        </table:table-row>
        <table:table-row table:style-name="ro1">
          <table:table-cell office:value-type="string">
            <text:p>-go ããrĩ- </text:p>
          </table:table-cell>
          <table:table-cell/>
          <table:table-cell office:value-type="string">
            <text:p>suf. v. </text:p>
          </table:table-cell>
          <table:table-cell/>
          <table:table-cell office:value-type="string">
            <text:p>indica quien que está/estaba haciendo una acción </text:p>
          </table:table-cell>
          <table:table-cell office:value-type="string">
            <text:p>one who is/was doing </text:p>
          </table:table-cell>
          <table:table-cell office:value-type="string">
            <text:p>estado progresivo y cumplido. </text:p>
          </table:table-cell>
          <table:table-cell table:number-columns-repeated="60"/>
        </table:table-row>
        <table:table-row table:style-name="ro1">
          <table:table-cell office:value-type="string">
            <text:p>-go iri- </text:p>
          </table:table-cell>
          <table:table-cell/>
          <table:table-cell office:value-type="string">
            <text:p>suf. v. </text:p>
          </table:table-cell>
          <table:table-cell/>
          <table:table-cell office:value-type="string">
            <text:p>indica quien que está/estaba haciendo una acción </text:p>
          </table:table-cell>
          <table:table-cell office:value-type="string">
            <text:p>one who is/was doing </text:p>
          </table:table-cell>
          <table:table-cell office:value-type="string">
            <text:p>acción progresiva. Los límites del evento o estado no están enfocado. El que habla no presenció el evento.; ge Non-realized progressive state; boundries of the event or state are not in focus; non-witnessed. </text:p>
          </table:table-cell>
          <table:table-cell table:number-columns-repeated="60"/>
        </table:table-row>
        <table:table-row table:style-name="ro1">
          <table:table-cell office:value-type="string">
            <text:p>-gʉ ããrĩ- </text:p>
          </table:table-cell>
          <table:table-cell/>
          <table:table-cell office:value-type="string">
            <text:p>suf. v. </text:p>
          </table:table-cell>
          <table:table-cell/>
          <table:table-cell office:value-type="string">
            <text:p>indica quien que está/estaba haciendo una acción </text:p>
          </table:table-cell>
          <table:table-cell office:value-type="string">
            <text:p>one who is/was doing </text:p>
          </table:table-cell>
          <table:table-cell office:value-type="string">
            <text:p>estado progresivo y cumplido. </text:p>
          </table:table-cell>
          <table:table-cell table:number-columns-repeated="60"/>
        </table:table-row>
        <table:table-row table:style-name="ro1">
          <table:table-cell office:value-type="string">
            <text:p>-gʉ iri- </text:p>
          </table:table-cell>
          <table:table-cell/>
          <table:table-cell office:value-type="string">
            <text:p>suf. v. </text:p>
          </table:table-cell>
          <table:table-cell/>
          <table:table-cell office:value-type="string">
            <text:p>indica quien que está/estaba haciendo una acción </text:p>
          </table:table-cell>
          <table:table-cell office:value-type="string">
            <text:p>one who is/was doing out of sight </text:p>
          </table:table-cell>
          <table:table-cell office:value-type="string">
            <text:p>acción progresiva. Los límites del evento o estado no están enfocado. El que habla no presenció el evento.; Non-realized progressive state; boundries of the event or state are not in focus; non-witnessed. </text:p>
          </table:table-cell>
          <table:table-cell table:number-columns-repeated="60"/>
        </table:table-row>
        <table:table-row table:style-name="ro1">
          <table:table-cell office:value-type="string">
            <text:p>-merã </text:p>
          </table:table-cell>
          <table:table-cell/>
          <table:table-cell office:value-type="string">
            <text:p>suf. v. </text:p>
          </table:table-cell>
          <table:table-cell/>
          <table:table-cell office:value-type="string">
            <text:p>indica algunas que no están haciendo algo </text:p>
          </table:table-cell>
          <table:table-cell office:value-type="string">
            <text:p>ones not doing </text:p>
          </table:table-cell>
          <table:table-cell office:value-type="string">
            <text:p>presente, pl. , Stative. </text:p>
          </table:table-cell>
          <table:table-cell table:number-columns-repeated="60"/>
        </table:table-row>
        <table:table-row table:style-name="ro1">
          <table:table-cell office:value-type="string">
            <text:p>-murã </text:p>
          </table:table-cell>
          <table:table-cell/>
          <table:table-cell office:value-type="string">
            <text:p>suf. v. </text:p>
          </table:table-cell>
          <table:table-cell/>
          <table:table-cell office:value-type="string">
            <text:p>anticipación de hacer algo con un propósito </text:p>
          </table:table-cell>
          <table:table-cell office:value-type="string">
            <text:p>ones who are/were about to do, indicates future purpose or ‘in order to’ </text:p>
          </table:table-cell>
          <table:table-cell office:value-type="string">
            <text:p>pl. </text:p>
          </table:table-cell>
          <table:table-cell table:number-columns-repeated="60"/>
        </table:table-row>
        <table:table-row table:style-name="ro1">
          <table:table-cell office:value-type="string">
            <text:p>-nerã </text:p>
          </table:table-cell>
          <table:table-cell/>
          <table:table-cell office:value-type="string">
            <text:p>suf. v. </text:p>
          </table:table-cell>
          <table:table-cell/>
          <table:table-cell office:value-type="string">
            <text:p>indica unos que hicieron algo </text:p>
          </table:table-cell>
          <table:table-cell office:value-type="string">
            <text:p>ones who did </text:p>
          </table:table-cell>
          <table:table-cell office:value-type="string">
            <text:p>pl. </text:p>
          </table:table-cell>
          <table:table-cell table:number-columns-repeated="60"/>
        </table:table-row>
        <table:table-row table:style-name="ro1">
          <table:table-cell office:value-type="string">
            <text:p>dita </text:p>
          </table:table-cell>
          <table:table-cell office:value-type="string">
            <text:p>diíta </text:p>
          </table:table-cell>
          <table:table-cell office:value-type="string">
            <text:p>adj. </text:p>
          </table:table-cell>
          <table:table-cell office:value-type="string">
            <text:p>direta, diiréta </text:p>
          </table:table-cell>
          <table:table-cell office:value-type="string">
            <text:p>solamente, el único que </text:p>
          </table:table-cell>
          <table:table-cell office:value-type="string">
            <text:p>only, the only one</text:p>
          </table:table-cell>
          <table:table-cell table:number-columns-repeated="61"/>
        </table:table-row>
        <table:table-row table:style-name="ro1">
          <table:table-cell office:value-type="string">
            <text:p>tũpã- </text:p>
          </table:table-cell>
          <table:table-cell office:value-type="string">
            <text:p>tũpã́-rã </text:p>
          </table:table-cell>
          <table:table-cell office:value-type="string">
            <text:p>v.2a </text:p>
          </table:table-cell>
          <table:table-cell/>
          <table:table-cell office:value-type="string">
            <text:p>abrir </text:p>
          </table:table-cell>
          <table:table-cell office:value-type="string">
            <text:p>open as a door</text:p>
          </table:table-cell>
          <table:table-cell table:number-columns-repeated="61"/>
        </table:table-row>
        <table:table-row table:style-name="ro1">
          <table:table-cell office:value-type="string">
            <text:p>ĩãpã- </text:p>
          </table:table-cell>
          <table:table-cell office:value-type="string">
            <text:p>ĩĩã́pã-rã </text:p>
          </table:table-cell>
          <table:table-cell office:value-type="string">
            <text:p>v. </text:p>
          </table:table-cell>
          <table:table-cell/>
          <table:table-cell office:value-type="string">
            <text:p>abrir los ojos </text:p>
          </table:table-cell>
          <table:table-cell office:value-type="string">
            <text:p>open one’s eyes</text:p>
          </table:table-cell>
          <table:table-cell table:number-columns-repeated="61"/>
        </table:table-row>
        <table:table-row table:style-name="ro1">
          <table:table-cell office:value-type="string">
            <text:p>gobe </text:p>
          </table:table-cell>
          <table:table-cell/>
          <table:table-cell office:value-type="string">
            <text:p>suf. s. </text:p>
          </table:table-cell>
          <table:table-cell/>
          <table:table-cell office:value-type="string">
            <text:p>(forma de) hueco </text:p>
          </table:table-cell>
          <table:table-cell office:value-type="string">
            <text:p>opening; (shape marker) for an opening or a hole</text:p>
          </table:table-cell>
          <table:table-cell table:number-columns-repeated="61"/>
        </table:table-row>
        <table:table-row table:style-name="ro1">
          <table:table-cell office:value-type="string">
            <text:p>naraña </text:p>
          </table:table-cell>
          <table:table-cell office:value-type="string">
            <text:p>naráña-rẽ </text:p>
          </table:table-cell>
          <table:table-cell office:value-type="string">
            <text:p>s. </text:p>
          </table:table-cell>
          <table:table-cell/>
          <table:table-cell office:value-type="string">
            <text:p>naranja </text:p>
          </table:table-cell>
          <table:table-cell office:value-type="string">
            <text:p>orange tree or fruit</text:p>
          </table:table-cell>
          <table:table-cell table:number-columns-repeated="61"/>
        </table:table-row>
        <table:table-row table:style-name="ro1">
          <table:table-cell office:value-type="string">
            <text:p>-dore- </text:p>
          </table:table-cell>
          <table:table-cell/>
          <table:table-cell office:value-type="string">
            <text:p>suf. v. no final </text:p>
          </table:table-cell>
          <table:table-cell/>
          <table:table-cell office:value-type="string">
            <text:p>mandar a hacer algo </text:p>
          </table:table-cell>
          <table:table-cell office:value-type="string">
            <text:p>order to do, send </text:p>
          </table:table-cell>
          <table:table-cell office:value-type="string">
            <text:p>3 persona.</text:p>
          </table:table-cell>
          <table:table-cell table:number-columns-repeated="60"/>
        </table:table-row>
        <table:table-row table:style-name="ro1">
          <table:table-cell office:value-type="string">
            <text:p>dore- </text:p>
          </table:table-cell>
          <table:table-cell office:value-type="string">
            <text:p>doré-rã́ </text:p>
          </table:table-cell>
          <table:table-cell office:value-type="string">
            <text:p>v.1a </text:p>
          </table:table-cell>
          <table:table-cell/>
          <table:table-cell office:value-type="string">
            <text:p>ordenar, encargar, mandar </text:p>
          </table:table-cell>
          <table:table-cell office:value-type="string">
            <text:p>order, command</text:p>
          </table:table-cell>
          <table:table-cell table:number-columns-repeated="61"/>
        </table:table-row>
        <table:table-row table:style-name="ro1">
          <table:table-cell office:value-type="string">
            <text:p>doreri </text:p>
          </table:table-cell>
          <table:table-cell office:value-type="string">
            <text:p>dorérí-ré </text:p>
          </table:table-cell>
          <table:table-cell office:value-type="string">
            <text:p>s. </text:p>
          </table:table-cell>
          <table:table-cell/>
          <table:table-cell office:value-type="string">
            <text:p>mandamientos, reglas </text:p>
          </table:table-cell>
          <table:table-cell office:value-type="string">
            <text:p>orders, laws</text:p>
          </table:table-cell>
          <table:table-cell table:number-columns-repeated="61"/>
        </table:table-row>
        <table:table-row table:style-name="ro1">
          <table:table-cell office:value-type="string">
            <text:p>gajerã </text:p>
          </table:table-cell>
          <table:table-cell office:value-type="string">
            <text:p>gajérã́-rẽ </text:p>
          </table:table-cell>
          <table:table-cell office:value-type="string">
            <text:p>adj. dem. </text:p>
          </table:table-cell>
          <table:table-cell office:value-type="string">
            <text:p>gajirã </text:p>
          </table:table-cell>
          <table:table-cell office:value-type="string">
            <text:p>otras personas </text:p>
          </table:table-cell>
          <table:table-cell office:value-type="string">
            <text:p>other persons or animate beings</text:p>
          </table:table-cell>
          <table:table-cell table:number-columns-repeated="61"/>
        </table:table-row>
        <table:table-row table:style-name="ro1">
          <table:table-cell office:value-type="string">
            <text:p>síkoepʉ </text:p>
          </table:table-cell>
          <table:table-cell office:value-type="string">
            <text:p>síkoepʉ-gue </text:p>
          </table:table-cell>
          <table:table-cell office:value-type="string">
            <text:p>adv. </text:p>
          </table:table-cell>
          <table:table-cell/>
          <table:table-cell office:value-type="string">
            <text:p>otro lado de </text:p>
          </table:table-cell>
          <table:table-cell office:value-type="string">
            <text:p>other side of</text:p>
          </table:table-cell>
          <table:table-cell table:number-columns-repeated="61"/>
        </table:table-row>
        <table:table-row table:style-name="ro1">
          <table:table-cell office:value-type="string">
            <text:p>gaji </text:p>
          </table:table-cell>
          <table:table-cell/>
          <table:table-cell office:value-type="string">
            <text:p>pron. </text:p>
          </table:table-cell>
          <table:table-cell/>
          <table:table-cell office:value-type="string">
            <text:p>otro </text:p>
          </table:table-cell>
          <table:table-cell office:value-type="string">
            <text:p>other, another </text:p>
          </table:table-cell>
          <table:table-cell office:value-type="string">
            <text:p>inan.</text:p>
          </table:table-cell>
          <table:table-cell table:number-columns-repeated="60"/>
        </table:table-row>
        <table:table-row table:style-name="ro1">
          <table:table-cell office:value-type="string">
            <text:p>diañarã </text:p>
          </table:table-cell>
          <table:table-cell office:value-type="string">
            <text:p>diáñárã-rẽ </text:p>
          </table:table-cell>
          <table:table-cell office:value-type="string">
            <text:p>s. </text:p>
          </table:table-cell>
          <table:table-cell/>
          <table:table-cell office:value-type="string">
            <text:p>nutria </text:p>
          </table:table-cell>
          <table:table-cell office:value-type="string">
            <text:p>otter</text:p>
          </table:table-cell>
          <table:table-cell table:number-columns-repeated="61"/>
        </table:table-row>
        <table:table-row table:style-name="ro1">
          <table:table-cell office:value-type="string">
            <text:p>-dore- </text:p>
          </table:table-cell>
          <table:table-cell/>
          <table:table-cell office:value-type="string">
            <text:p>suf. v. no final </text:p>
          </table:table-cell>
          <table:table-cell/>
          <table:table-cell office:value-type="string">
            <text:p>deber hacer </text:p>
          </table:table-cell>
          <table:table-cell office:value-type="string">
            <text:p>ought to do, must do, should do </text:p>
          </table:table-cell>
          <table:table-cell office:value-type="string">
            <text:p>1, 2 persona y inan.</text:p>
          </table:table-cell>
          <table:table-cell table:number-columns-repeated="60"/>
        </table:table-row>
        <table:table-row table:style-name="ro1">
          <table:table-cell office:value-type="string">
            <text:p>marĩpʉ </text:p>
          </table:table-cell>
          <table:table-cell office:value-type="string">
            <text:p>marĩ́pʉ-re </text:p>
          </table:table-cell>
          <table:table-cell office:value-type="string">
            <text:p>s. </text:p>
          </table:table-cell>
          <table:table-cell/>
          <table:table-cell office:value-type="string">
            <text:p>nuestro padre </text:p>
          </table:table-cell>
          <table:table-cell office:value-type="string">
            <text:p>our father </text:p>
          </table:table-cell>
          <table:table-cell office:value-type="string">
            <text:p>inclusivo.</text:p>
          </table:table-cell>
          <table:table-cell table:number-columns-repeated="60"/>
        </table:table-row>
        <table:table-row table:style-name="ro1">
          <table:table-cell office:value-type="string">
            <text:p>gʉayarã </text:p>
          </table:table-cell>
          <table:table-cell office:value-type="string">
            <text:p>gʉáyárã́-rẽ </text:p>
          </table:table-cell>
          <table:table-cell office:value-type="string">
            <text:p>pron. </text:p>
          </table:table-cell>
          <table:table-cell/>
          <table:table-cell office:value-type="string">
            <text:p>nuestro familia </text:p>
          </table:table-cell>
          <table:table-cell office:value-type="string">
            <text:p>our-ones, our family </text:p>
          </table:table-cell>
          <table:table-cell office:value-type="string">
            <text:p>exclusivo.</text:p>
          </table:table-cell>
          <table:table-cell table:number-columns-repeated="60"/>
        </table:table-row>
        <table:table-row table:style-name="ro1">
          <table:table-cell office:value-type="string">
            <text:p>sõõ </text:p>
          </table:table-cell>
          <table:table-cell office:value-type="string">
            <text:p>sõṍ-gue </text:p>
          </table:table-cell>
          <table:table-cell office:value-type="string">
            <text:p>adv. </text:p>
          </table:table-cell>
          <table:table-cell/>
          <table:table-cell office:value-type="string">
            <text:p>allá </text:p>
          </table:table-cell>
          <table:table-cell office:value-type="string">
            <text:p>over there</text:p>
          </table:table-cell>
          <table:table-cell table:number-columns-repeated="61"/>
        </table:table-row>
        <table:table-row table:style-name="ro1">
          <table:table-cell office:value-type="string">
            <text:p>wajamo- </text:p>
          </table:table-cell>
          <table:table-cell office:value-type="string">
            <text:p>wajámó-rõ </text:p>
          </table:table-cell>
          <table:table-cell office:value-type="string">
            <text:p>v. </text:p>
          </table:table-cell>
          <table:table-cell/>
          <table:table-cell office:value-type="string">
            <text:p>deber </text:p>
          </table:table-cell>
          <table:table-cell office:value-type="string">
            <text:p>owe</text:p>
          </table:table-cell>
          <table:table-cell table:number-columns-repeated="61"/>
        </table:table-row>
        <table:table-row table:style-name="ro1">
          <table:table-cell office:value-type="string">
            <text:p>bʉpʉpogabu </text:p>
          </table:table-cell>
          <table:table-cell office:value-type="string">
            <text:p>bʉpʉ́pógábú-re </text:p>
          </table:table-cell>
          <table:table-cell office:value-type="string">
            <text:p>s. </text:p>
          </table:table-cell>
          <table:table-cell/>
          <table:table-cell office:value-type="string">
            <text:p>lechuza </text:p>
          </table:table-cell>
          <table:table-cell office:value-type="string">
            <text:p>owl</text:p>
          </table:table-cell>
          <table:table-cell table:number-columns-repeated="61"/>
        </table:table-row>
        <table:table-row table:style-name="ro1">
          <table:table-cell office:value-type="string">
            <text:p>opʉ </text:p>
          </table:table-cell>
          <table:table-cell office:value-type="string">
            <text:p>opʉ́-ré </text:p>
          </table:table-cell>
          <table:table-cell office:value-type="string">
            <text:p>s. </text:p>
          </table:table-cell>
          <table:table-cell/>
          <table:table-cell office:value-type="string">
            <text:p>dueño, jefe, capitán </text:p>
          </table:table-cell>
          <table:table-cell office:value-type="string">
            <text:p>owner, leader, captain </text:p>
          </table:table-cell>
          <table:table-cell table:number-columns-repeated="61"/>
        </table:table-row>
        <table:table-row table:style-name="ro1">
          <table:table-cell office:value-type="string">
            <text:p>diri- </text:p>
          </table:table-cell>
          <table:table-cell office:value-type="string">
            <text:p>diirí-rã </text:p>
          </table:table-cell>
          <table:table-cell office:value-type="string">
            <text:p>v.2b </text:p>
          </table:table-cell>
          <table:table-cell/>
          <table:table-cell office:value-type="string">
            <text:p>empacar </text:p>
          </table:table-cell>
          <table:table-cell office:value-type="string">
            <text:p>pack up </text:p>
          </table:table-cell>
          <table:table-cell table:number-columns-repeated="61"/>
        </table:table-row>
        <table:table-row table:style-name="ro1">
          <table:table-cell office:value-type="string">
            <text:p>-pore </text:p>
          </table:table-cell>
          <table:table-cell/>
          <table:table-cell office:value-type="string">
            <text:p>suf. s. </text:p>
          </table:table-cell>
          <table:table-cell/>
          <table:table-cell office:value-type="string">
            <text:p>(forma de) paquete o caja </text:p>
          </table:table-cell>
          <table:table-cell office:value-type="string">
            <text:p>package or small box (shape marker)</text:p>
          </table:table-cell>
          <table:table-cell table:number-columns-repeated="61"/>
        </table:table-row>
        <table:table-row table:style-name="ro1">
          <table:table-cell office:value-type="string">
            <text:p>pũrĩ- </text:p>
          </table:table-cell>
          <table:table-cell office:value-type="string">
            <text:p>pũrĩ́-rĩ́ </text:p>
          </table:table-cell>
          <table:table-cell office:value-type="string">
            <text:p>adj. </text:p>
          </table:table-cell>
          <table:table-cell/>
          <table:table-cell office:value-type="string">
            <text:p>dolor, doloroso </text:p>
          </table:table-cell>
          <table:table-cell office:value-type="string">
            <text:p>pain, painful </text:p>
          </table:table-cell>
          <table:table-cell table:number-columns-repeated="61"/>
        </table:table-row>
        <table:table-row table:style-name="ro1">
          <table:table-cell office:value-type="string">
            <text:p>nú- </text:p>
          </table:table-cell>
          <table:table-cell office:value-type="string">
            <text:p>nú-rã́ </text:p>
          </table:table-cell>
          <table:table-cell office:value-type="string">
            <text:p>v.1c </text:p>
          </table:table-cell>
          <table:table-cell/>
          <table:table-cell office:value-type="string">
            <text:p>pintar, ennegrecer (la cara) </text:p>
          </table:table-cell>
          <table:table-cell office:value-type="string">
            <text:p>paint or cause (the face) to be blackened</text:p>
          </table:table-cell>
          <table:table-cell table:number-columns-repeated="61"/>
        </table:table-row>
        <table:table-row table:style-name="ro1">
          <table:table-cell office:value-type="string">
            <text:p>dooro- </text:p>
          </table:table-cell>
          <table:table-cell office:value-type="string">
            <text:p>dooró, dooro-rí </text:p>
          </table:table-cell>
          <table:table-cell office:value-type="string">
            <text:p>adj. </text:p>
          </table:table-cell>
          <table:table-cell/>
          <table:table-cell office:value-type="string">
            <text:p>pintado, rayado </text:p>
          </table:table-cell>
          <table:table-cell office:value-type="string">
            <text:p>painted, patterned</text:p>
          </table:table-cell>
          <table:table-cell table:number-columns-repeated="61"/>
        </table:table-row>
        <table:table-row table:style-name="ro1">
          <table:table-cell office:value-type="string">
            <text:p>baaba </text:p>
          </table:table-cell>
          <table:table-cell office:value-type="string">
            <text:p>baabá-re </text:p>
          </table:table-cell>
          <table:table-cell office:value-type="string">
            <text:p>suf. s. </text:p>
          </table:table-cell>
          <table:table-cell/>
          <table:table-cell office:value-type="string">
            <text:p>par, pareja </text:p>
          </table:table-cell>
          <table:table-cell office:value-type="string">
            <text:p>pair</text:p>
          </table:table-cell>
          <table:table-cell table:number-columns-repeated="61"/>
        </table:table-row>
        <table:table-row table:style-name="ro1">
          <table:table-cell office:value-type="string">
            <text:p>-ñu </text:p>
          </table:table-cell>
          <table:table-cell/>
          <table:table-cell office:value-type="string">
            <text:p>suf. s. </text:p>
          </table:table-cell>
          <table:table-cell/>
          <table:table-cell office:value-type="string">
            <text:p>(forma de) palmera o caña </text:p>
          </table:table-cell>
          <table:table-cell office:value-type="string">
            <text:p>palm tree (shape marker)</text:p>
          </table:table-cell>
          <table:table-cell table:number-columns-repeated="61"/>
        </table:table-row>
        <table:table-row table:style-name="ro1">
          <table:table-cell office:value-type="string">
            <text:p>besuñu </text:p>
          </table:table-cell>
          <table:table-cell office:value-type="string">
            <text:p>besúñú-rẽ </text:p>
          </table:table-cell>
          <table:table-cell office:value-type="string">
            <text:p>s. </text:p>
          </table:table-cell>
          <table:table-cell office:value-type="string">
            <text:p>besoñu </text:p>
          </table:table-cell>
          <table:table-cell office:value-type="string">
            <text:p>clase de palma </text:p>
          </table:table-cell>
          <table:table-cell office:value-type="string">
            <text:p>palm used to make the strips of wood to put the row of leaves on for the roof of a house </text:p>
          </table:table-cell>
          <table:table-cell table:number-columns-repeated="61"/>
        </table:table-row>
        <table:table-row table:style-name="ro1">
          <table:table-cell office:value-type="string">
            <text:p>tarisibu </text:p>
          </table:table-cell>
          <table:table-cell office:value-type="string">
            <text:p>taarisíbu-re </text:p>
          </table:table-cell>
          <table:table-cell office:value-type="string">
            <text:p>s. </text:p>
          </table:table-cell>
          <table:table-cell/>
          <table:table-cell office:value-type="string">
            <text:p>flauta de carrizo </text:p>
          </table:table-cell>
          <table:table-cell office:value-type="string">
            <text:p>pan flute</text:p>
          </table:table-cell>
          <table:table-cell table:number-columns-repeated="61"/>
        </table:table-row>
        <table:table-row table:style-name="ro1">
          <table:table-cell office:value-type="string">
            <text:p>sirura </text:p>
          </table:table-cell>
          <table:table-cell office:value-type="string">
            <text:p>sirúra-re </text:p>
          </table:table-cell>
          <table:table-cell office:value-type="string">
            <text:p>s. </text:p>
          </table:table-cell>
          <table:table-cell/>
          <table:table-cell office:value-type="string">
            <text:p>pantalones </text:p>
          </table:table-cell>
          <table:table-cell office:value-type="string">
            <text:p>pants, slacks</text:p>
          </table:table-cell>
          <table:table-cell table:number-columns-repeated="61"/>
        </table:table-row>
        <table:table-row table:style-name="ro1">
          <table:table-cell office:value-type="string">
            <text:p>papera </text:p>
          </table:table-cell>
          <table:table-cell office:value-type="string">
            <text:p>papéra-re </text:p>
          </table:table-cell>
          <table:table-cell office:value-type="string">
            <text:p>s. </text:p>
          </table:table-cell>
          <table:table-cell/>
          <table:table-cell office:value-type="string">
            <text:p>papel </text:p>
          </table:table-cell>
          <table:table-cell office:value-type="string">
            <text:p>paper</text:p>
          </table:table-cell>
          <table:table-cell table:number-columns-repeated="61"/>
        </table:table-row>
        <table:table-row table:style-name="ro1">
          <table:table-cell office:value-type="string">
            <text:p>burugãĩ </text:p>
          </table:table-cell>
          <table:table-cell office:value-type="string">
            <text:p>burúgã́ĩ́-rẽ </text:p>
          </table:table-cell>
          <table:table-cell office:value-type="string">
            <text:p>s. </text:p>
          </table:table-cell>
          <table:table-cell/>
          <table:table-cell office:value-type="string">
            <text:p>perico </text:p>
          </table:table-cell>
          <table:table-cell office:value-type="string">
            <text:p>parakeet</text:p>
          </table:table-cell>
          <table:table-cell table:number-columns-repeated="61"/>
        </table:table-row>
        <table:table-row table:style-name="ro1">
          <table:table-cell office:value-type="string">
            <text:p>doe </text:p>
          </table:table-cell>
          <table:table-cell office:value-type="string">
            <text:p>doé-ré </text:p>
          </table:table-cell>
          <table:table-cell office:value-type="string">
            <text:p>s. </text:p>
          </table:table-cell>
          <table:table-cell/>
          <table:table-cell office:value-type="string">
            <text:p>perico </text:p>
          </table:table-cell>
          <table:table-cell office:value-type="string">
            <text:p>parakeet or small parrot </text:p>
          </table:table-cell>
          <table:table-cell table:number-columns-repeated="61"/>
        </table:table-row>
        <table:table-row table:style-name="ro1">
          <table:table-cell office:value-type="string">
            <text:p>pagʉsãmarã </text:p>
          </table:table-cell>
          <table:table-cell office:value-type="string">
            <text:p>pagʉ́sãmarã-rẽ </text:p>
          </table:table-cell>
          <table:table-cell office:value-type="string">
            <text:p>s. </text:p>
          </table:table-cell>
          <table:table-cell/>
          <table:table-cell office:value-type="string">
            <text:p>padres </text:p>
          </table:table-cell>
          <table:table-cell office:value-type="string">
            <text:p>parents</text:p>
          </table:table-cell>
          <table:table-cell table:number-columns-repeated="61"/>
        </table:table-row>
        <table:table-row table:style-name="ro1">
          <table:table-cell office:value-type="string">
            <text:p>tariwere- </text:p>
          </table:table-cell>
          <table:table-cell office:value-type="string">
            <text:p>taríwere-rã </text:p>
          </table:table-cell>
          <table:table-cell office:value-type="string">
            <text:p>v. </text:p>
          </table:table-cell>
          <table:table-cell/>
          <table:table-cell office:value-type="string">
            <text:p>pasar en medio, escapar </text:p>
          </table:table-cell>
          <table:table-cell office:value-type="string">
            <text:p>pass between, escape</text:p>
          </table:table-cell>
          <table:table-cell table:number-columns-repeated="61"/>
        </table:table-row>
        <table:table-row table:style-name="ro1">
          <table:table-cell office:value-type="string">
            <text:p>tari- </text:p>
          </table:table-cell>
          <table:table-cell office:value-type="string">
            <text:p>tarí-ro </text:p>
          </table:table-cell>
          <table:table-cell office:value-type="string">
            <text:p>v.2a </text:p>
          </table:table-cell>
          <table:table-cell/>
          <table:table-cell office:value-type="string">
            <text:p>pasar </text:p>
          </table:table-cell>
          <table:table-cell office:value-type="string">
            <text:p>pass through </text:p>
          </table:table-cell>
          <table:table-cell table:number-columns-repeated="61"/>
        </table:table-row>
        <table:table-row table:style-name="ro1">
          <table:table-cell office:value-type="string">
            <text:p>-mu- </text:p>
          </table:table-cell>
          <table:table-cell/>
          <table:table-cell office:value-type="string">
            <text:p>suf. v. no final </text:p>
          </table:table-cell>
          <table:table-cell/>
          <table:table-cell office:value-type="string">
            <text:p>causativo </text:p>
          </table:table-cell>
          <table:table-cell office:value-type="string">
            <text:p>passive causative</text:p>
          </table:table-cell>
          <table:table-cell table:number-columns-repeated="61"/>
        </table:table-row>
        <table:table-row table:style-name="ro1">
          <table:table-cell office:value-type="string">
            <text:p>-o- </text:p>
          </table:table-cell>
          <table:table-cell/>
          <table:table-cell office:value-type="string">
            <text:p>suf. v. no final </text:p>
          </table:table-cell>
          <table:table-cell office:value-type="string">
            <text:p>-õ- </text:p>
          </table:table-cell>
          <table:table-cell office:value-type="string">
            <text:p>causativo pasivo </text:p>
          </table:table-cell>
          <table:table-cell office:value-type="string">
            <text:p>passive causative</text:p>
          </table:table-cell>
          <table:table-cell table:number-columns-repeated="61"/>
        </table:table-row>
        <table:table-row table:style-name="ro1">
          <table:table-cell office:value-type="string">
            <text:p>-yupo </text:p>
          </table:table-cell>
          <table:table-cell/>
          <table:table-cell office:value-type="string">
            <text:p>suf. v. </text:p>
          </table:table-cell>
          <table:table-cell/>
          <table:table-cell office:value-type="string">
            <text:p>pasado reportativo </text:p>
          </table:table-cell>
          <table:table-cell office:value-type="string">
            <text:p>past reportative </text:p>
          </table:table-cell>
          <table:table-cell office:value-type="string">
            <text:p>3 persona, fem. sing.</text:p>
          </table:table-cell>
          <table:table-cell table:number-columns-repeated="60"/>
        </table:table-row>
        <table:table-row table:style-name="ro1">
          <table:table-cell office:value-type="string">
            <text:p>-yupʉ </text:p>
          </table:table-cell>
          <table:table-cell/>
          <table:table-cell office:value-type="string">
            <text:p>suf. v. </text:p>
          </table:table-cell>
          <table:table-cell/>
          <table:table-cell office:value-type="string">
            <text:p>pasado reportativo </text:p>
          </table:table-cell>
          <table:table-cell office:value-type="string">
            <text:p>past reportative </text:p>
          </table:table-cell>
          <table:table-cell office:value-type="string">
            <text:p>3 persona, masc. sing.</text:p>
          </table:table-cell>
          <table:table-cell table:number-columns-repeated="60"/>
        </table:table-row>
        <table:table-row table:style-name="ro1">
          <table:table-cell office:value-type="string">
            <text:p>-yuro </text:p>
          </table:table-cell>
          <table:table-cell/>
          <table:table-cell office:value-type="string">
            <text:p>suf. v. </text:p>
          </table:table-cell>
          <table:table-cell/>
          <table:table-cell office:value-type="string">
            <text:p>pasado reportativo </text:p>
          </table:table-cell>
          <table:table-cell office:value-type="string">
            <text:p>past reportative </text:p>
          </table:table-cell>
          <table:table-cell office:value-type="string">
            <text:p>2 persona o inan.</text:p>
          </table:table-cell>
          <table:table-cell table:number-columns-repeated="60"/>
        </table:table-row>
        <table:table-row table:style-name="ro1">
          <table:table-cell office:value-type="string">
            <text:p>-yuri </text:p>
          </table:table-cell>
          <table:table-cell/>
          <table:table-cell office:value-type="string">
            <text:p>suf. v. </text:p>
          </table:table-cell>
          <table:table-cell/>
          <table:table-cell office:value-type="string">
            <text:p>interrogativo en el pasado reportativo o en el pasado supositivo </text:p>
          </table:table-cell>
          <table:table-cell office:value-type="string">
            <text:p>past reportative interrogative</text:p>
          </table:table-cell>
          <table:table-cell table:number-columns-repeated="61"/>
        </table:table-row>
        <table:table-row table:style-name="ro1">
          <table:table-cell office:value-type="string">
            <text:p>wĩtã- </text:p>
          </table:table-cell>
          <table:table-cell office:value-type="string">
            <text:p>wĩtã́-rã </text:p>
          </table:table-cell>
          <table:table-cell office:value-type="string">
            <text:p>v.2a </text:p>
          </table:table-cell>
          <table:table-cell/>
          <table:table-cell office:value-type="string">
            <text:p>pegar con algo pegante </text:p>
          </table:table-cell>
          <table:table-cell office:value-type="string">
            <text:p>paste or stick on</text:p>
          </table:table-cell>
          <table:table-cell table:number-columns-repeated="61"/>
        </table:table-row>
        <table:table-row table:style-name="ro1">
          <table:table-cell office:value-type="string">
            <text:p>maa </text:p>
          </table:table-cell>
          <table:table-cell office:value-type="string">
            <text:p>maá, maa-gué </text:p>
          </table:table-cell>
          <table:table-cell office:value-type="string">
            <text:p>s. </text:p>
          </table:table-cell>
          <table:table-cell/>
          <table:table-cell office:value-type="string">
            <text:p>camino </text:p>
          </table:table-cell>
          <table:table-cell office:value-type="string">
            <text:p>path, road </text:p>
          </table:table-cell>
          <table:table-cell table:number-columns-repeated="61"/>
        </table:table-row>
        <table:table-row table:style-name="ro1">
          <table:table-cell office:value-type="string">
            <text:p>gãmi- </text:p>
          </table:table-cell>
          <table:table-cell office:value-type="string">
            <text:p>gãmí-rã </text:p>
          </table:table-cell>
          <table:table-cell office:value-type="string">
            <text:p>v.2a </text:p>
          </table:table-cell>
          <table:table-cell/>
          <table:table-cell office:value-type="string">
            <text:p>desquitarse </text:p>
          </table:table-cell>
          <table:table-cell office:value-type="string">
            <text:p>pay back, retaliate</text:p>
          </table:table-cell>
          <table:table-cell table:number-columns-repeated="61"/>
        </table:table-row>
        <table:table-row table:style-name="ro1">
          <table:table-cell office:value-type="string">
            <text:p>waja </text:p>
          </table:table-cell>
          <table:table-cell office:value-type="string">
            <text:p>wajá-re </text:p>
          </table:table-cell>
          <table:table-cell office:value-type="string">
            <text:p>s. </text:p>
          </table:table-cell>
          <table:table-cell/>
          <table:table-cell office:value-type="string">
            <text:p>sueldo, valor </text:p>
          </table:table-cell>
          <table:table-cell office:value-type="string">
            <text:p>payment, price </text:p>
          </table:table-cell>
          <table:table-cell table:number-columns-repeated="61"/>
        </table:table-row>
        <table:table-row table:style-name="ro1">
          <table:table-cell office:value-type="string">
            <text:p>wʉja- </text:p>
          </table:table-cell>
          <table:table-cell office:value-type="string">
            <text:p>wʉjá-rã </text:p>
          </table:table-cell>
          <table:table-cell office:value-type="string">
            <text:p>v.2a </text:p>
          </table:table-cell>
          <table:table-cell/>
          <table:table-cell office:value-type="string">
            <text:p>pelar yuca </text:p>
          </table:table-cell>
          <table:table-cell office:value-type="string">
            <text:p>peal yucca</text:p>
          </table:table-cell>
          <table:table-cell table:number-columns-repeated="61"/>
        </table:table-row>
        <table:table-row table:style-name="ro1">
          <table:table-cell office:value-type="string">
            <text:p>koro- </text:p>
          </table:table-cell>
          <table:table-cell office:value-type="string">
            <text:p>kooró, kooro-rã́ </text:p>
          </table:table-cell>
          <table:table-cell office:value-type="string">
            <text:p>v.1b </text:p>
          </table:table-cell>
          <table:table-cell/>
          <table:table-cell office:value-type="string">
            <text:p>pelar, descortezar </text:p>
          </table:table-cell>
          <table:table-cell office:value-type="string">
            <text:p>peel off</text:p>
          </table:table-cell>
          <table:table-cell table:number-columns-repeated="61"/>
        </table:table-row>
        <table:table-row table:style-name="ro1">
          <table:table-cell office:value-type="string">
            <text:p>wʉʉa- </text:p>
          </table:table-cell>
          <table:table-cell office:value-type="string">
            <text:p>wʉʉá, wʉʉa-rã́ </text:p>
          </table:table-cell>
          <table:table-cell office:value-type="string">
            <text:p>v.1b </text:p>
          </table:table-cell>
          <table:table-cell/>
          <table:table-cell office:value-type="string">
            <text:p>pelar(se), raspar </text:p>
          </table:table-cell>
          <table:table-cell office:value-type="string">
            <text:p>peel off, scape off</text:p>
          </table:table-cell>
          <table:table-cell table:number-columns-repeated="61"/>
        </table:table-row>
        <table:table-row table:style-name="ro1">
          <table:table-cell office:value-type="string">
            <text:p>bura- </text:p>
          </table:table-cell>
          <table:table-cell office:value-type="string">
            <text:p>burá-rã </text:p>
          </table:table-cell>
          <table:table-cell office:value-type="string">
            <text:p>v.2a </text:p>
          </table:table-cell>
          <table:table-cell/>
          <table:table-cell office:value-type="string">
            <text:p>pelar, cascar, desgranar </text:p>
          </table:table-cell>
          <table:table-cell office:value-type="string">
            <text:p>peel off, shuck (corn), shell (grain)</text:p>
          </table:table-cell>
          <table:table-cell table:number-columns-repeated="61"/>
        </table:table-row>
        <table:table-row table:style-name="ro1">
          <table:table-cell office:value-type="string">
            <text:p>gojadi </text:p>
          </table:table-cell>
          <table:table-cell office:value-type="string">
            <text:p>gojádígʉ-re </text:p>
          </table:table-cell>
          <table:table-cell office:value-type="string">
            <text:p>s. </text:p>
          </table:table-cell>
          <table:table-cell/>
          <table:table-cell office:value-type="string">
            <text:p>lápiz </text:p>
          </table:table-cell>
          <table:table-cell office:value-type="string">
            <text:p>pencil</text:p>
          </table:table-cell>
          <table:table-cell table:number-columns-repeated="61"/>
        </table:table-row>
        <table:table-row table:style-name="ro1">
          <table:table-cell office:value-type="string">
            <text:p>gõrẽdi </text:p>
          </table:table-cell>
          <table:table-cell office:value-type="string">
            <text:p>gõõrẽ́digʉ-re </text:p>
          </table:table-cell>
          <table:table-cell office:value-type="string">
            <text:p>s. </text:p>
          </table:table-cell>
          <table:table-cell/>
          <table:table-cell office:value-type="string">
            <text:p>pene </text:p>
          </table:table-cell>
          <table:table-cell office:value-type="string">
            <text:p>penis</text:p>
          </table:table-cell>
          <table:table-cell table:number-columns-repeated="61"/>
        </table:table-row>
        <table:table-row table:style-name="ro1">
          <table:table-cell office:value-type="string">
            <text:p>masaka </text:p>
          </table:table-cell>
          <table:table-cell office:value-type="string">
            <text:p>masáká-re </text:p>
          </table:table-cell>
          <table:table-cell office:value-type="string">
            <text:p>s. </text:p>
          </table:table-cell>
          <table:table-cell/>
          <table:table-cell office:value-type="string">
            <text:p>gente </text:p>
          </table:table-cell>
          <table:table-cell office:value-type="string">
            <text:p>people</text:p>
          </table:table-cell>
          <table:table-cell table:number-columns-repeated="61"/>
        </table:table-row>
        <table:table-row table:style-name="ro1">
          <table:table-cell office:value-type="string">
            <text:p>marã </text:p>
          </table:table-cell>
          <table:table-cell office:value-type="string">
            <text:p>marã-rẽ </text:p>
          </table:table-cell>
          <table:table-cell office:value-type="string">
            <text:p>suf. s. </text:p>
          </table:table-cell>
          <table:table-cell/>
          <table:table-cell office:value-type="string">
            <text:p>personas de, aquellos de </text:p>
          </table:table-cell>
          <table:table-cell office:value-type="string">
            <text:p>people of or from; ones of or from</text:p>
          </table:table-cell>
          <table:table-cell table:number-columns-repeated="61"/>
        </table:table-row>
        <table:table-row table:style-name="ro1">
          <table:table-cell office:value-type="string">
            <text:p>inʉrĩ marã </text:p>
          </table:table-cell>
          <table:table-cell office:value-type="string">
            <text:p>ínʉrĩ marã-rẽ </text:p>
          </table:table-cell>
          <table:table-cell office:value-type="string">
            <text:p>s. </text:p>
          </table:table-cell>
          <table:table-cell/>
          <table:table-cell office:value-type="string">
            <text:p>gente de estos días </text:p>
          </table:table-cell>
          <table:table-cell office:value-type="string">
            <text:p>people of these days </text:p>
          </table:table-cell>
          <table:table-cell table:number-columns-repeated="61"/>
        </table:table-row>
        <table:table-row table:style-name="ro1">
          <table:table-cell office:value-type="string">
            <text:p>ñajãsʉri- </text:p>
          </table:table-cell>
          <table:table-cell office:value-type="string">
            <text:p>ñajã́sʉ́rí-gʉ́ </text:p>
          </table:table-cell>
          <table:table-cell office:value-type="string">
            <text:p>v. </text:p>
          </table:table-cell>
          <table:table-cell/>
          <table:table-cell office:value-type="string">
            <text:p>sudar </text:p>
          </table:table-cell>
          <table:table-cell office:value-type="string">
            <text:p>perspire</text:p>
          </table:table-cell>
          <table:table-cell table:number-columns-repeated="61"/>
        </table:table-row>
        <table:table-row table:style-name="ro1">
          <table:table-cell office:value-type="string">
            <text:p>-ma </text:p>
          </table:table-cell>
          <table:table-cell/>
          <table:table-cell office:value-type="string">
            <text:p>suf. s. </text:p>
          </table:table-cell>
          <table:table-cell/>
          <table:table-cell office:value-type="string">
            <text:p>acerca de </text:p>
          </table:table-cell>
          <table:table-cell office:value-type="string">
            <text:p>pertaining to, having to do with, about, source of </text:p>
          </table:table-cell>
          <table:table-cell table:number-columns-repeated="61"/>
        </table:table-row>
        <table:table-row table:style-name="ro1">
          <table:table-cell office:value-type="string">
            <text:p>tea- </text:p>
          </table:table-cell>
          <table:table-cell office:value-type="string">
            <text:p>teá-rã́ </text:p>
          </table:table-cell>
          <table:table-cell office:value-type="string">
            <text:p>v.1a </text:p>
          </table:table-cell>
          <table:table-cell/>
          <table:table-cell office:value-type="string">
            <text:p>coger </text:p>
          </table:table-cell>
          <table:table-cell office:value-type="string">
            <text:p>pick</text:p>
          </table:table-cell>
          <table:table-cell table:number-columns-repeated="61"/>
        </table:table-row>
        <table:table-row table:style-name="ro1">
          <table:table-cell office:value-type="string">
            <text:p>sua- </text:p>
          </table:table-cell>
          <table:table-cell office:value-type="string">
            <text:p>suá-rã́ </text:p>
          </table:table-cell>
          <table:table-cell office:value-type="string">
            <text:p>v. 1a </text:p>
          </table:table-cell>
          <table:table-cell/>
          <table:table-cell office:value-type="string">
            <text:p>coger con la mano </text:p>
          </table:table-cell>
          <table:table-cell office:value-type="string">
            <text:p>pick, as berries</text:p>
          </table:table-cell>
          <table:table-cell table:number-columns-repeated="61"/>
        </table:table-row>
        <table:table-row table:style-name="ro1">
          <table:table-cell office:value-type="string">
            <text:p>yese </text:p>
          </table:table-cell>
          <table:table-cell office:value-type="string">
            <text:p>yesé-ré </text:p>
          </table:table-cell>
          <table:table-cell office:value-type="string">
            <text:p>s. </text:p>
          </table:table-cell>
          <table:table-cell/>
          <table:table-cell office:value-type="string">
            <text:p>cerdo </text:p>
          </table:table-cell>
          <table:table-cell office:value-type="string">
            <text:p>pig</text:p>
          </table:table-cell>
          <table:table-cell table:number-columns-repeated="61"/>
        </table:table-row>
        <table:table-row table:style-name="ro1">
          <table:table-cell office:value-type="string">
            <text:p>sẽrã </text:p>
          </table:table-cell>
          <table:table-cell office:value-type="string">
            <text:p>sẽrã́-rẽ </text:p>
          </table:table-cell>
          <table:table-cell office:value-type="string">
            <text:p>s. </text:p>
          </table:table-cell>
          <table:table-cell/>
          <table:table-cell office:value-type="string">
            <text:p>piña </text:p>
          </table:table-cell>
          <table:table-cell office:value-type="string">
            <text:p>pineapple</text:p>
          </table:table-cell>
          <table:table-cell table:number-columns-repeated="61"/>
        </table:table-row>
        <table:table-row table:style-name="ro1">
          <table:table-cell office:value-type="string">
            <text:p>ikiamʉ </text:p>
          </table:table-cell>
          <table:table-cell office:value-type="string">
            <text:p>ikíámʉ́-rẽ </text:p>
          </table:table-cell>
          <table:table-cell office:value-type="string">
            <text:p>s. </text:p>
          </table:table-cell>
          <table:table-cell/>
          <table:table-cell office:value-type="string">
            <text:p>piraña </text:p>
          </table:table-cell>
          <table:table-cell office:value-type="string">
            <text:p>piranha</text:p>
          </table:table-cell>
          <table:table-cell table:number-columns-repeated="61"/>
        </table:table-row>
        <table:table-row table:style-name="ro1">
          <table:table-cell office:value-type="string">
            <text:p>-dobo- </text:p>
          </table:table-cell>
          <table:table-cell/>
          <table:table-cell office:value-type="string">
            <text:p>suf. v. no final </text:p>
          </table:table-cell>
          <table:table-cell/>
          <table:table-cell office:value-type="string">
            <text:p>poner encima de </text:p>
          </table:table-cell>
          <table:table-cell office:value-type="string">
            <text:p>place as on the ground</text:p>
          </table:table-cell>
          <table:table-cell table:number-columns-repeated="61"/>
        </table:table-row>
        <table:table-row table:style-name="ro1">
          <table:table-cell office:value-type="string">
            <text:p>-pí- </text:p>
          </table:table-cell>
          <table:table-cell/>
          <table:table-cell office:value-type="string">
            <text:p>suf. v. no final </text:p>
          </table:table-cell>
          <table:table-cell/>
          <table:table-cell office:value-type="string">
            <text:p>dejar, poner </text:p>
          </table:table-cell>
          <table:table-cell office:value-type="string">
            <text:p>place or put into position</text:p>
          </table:table-cell>
          <table:table-cell table:number-columns-repeated="61"/>
        </table:table-row>
        <table:table-row table:style-name="ro1">
          <table:table-cell office:value-type="string">
            <text:p>pí- </text:p>
          </table:table-cell>
          <table:table-cell office:value-type="string">
            <text:p>pí-rã́ </text:p>
          </table:table-cell>
          <table:table-cell office:value-type="string">
            <text:p>v.1c </text:p>
          </table:table-cell>
          <table:table-cell/>
          <table:table-cell office:value-type="string">
            <text:p>poner, colocar </text:p>
          </table:table-cell>
          <table:table-cell office:value-type="string">
            <text:p>place or put into position</text:p>
          </table:table-cell>
          <table:table-cell table:number-columns-repeated="61"/>
        </table:table-row>
        <table:table-row table:style-name="ro1">
          <table:table-cell office:value-type="string">
            <text:p>-kʉro </text:p>
          </table:table-cell>
          <table:table-cell/>
          <table:table-cell office:value-type="string">
            <text:p>suf. s. </text:p>
          </table:table-cell>
          <table:table-cell/>
          <table:table-cell office:value-type="string">
            <text:p>lugar cerca de </text:p>
          </table:table-cell>
          <table:table-cell office:value-type="string">
            <text:p>place where </text:p>
          </table:table-cell>
          <table:table-cell table:number-columns-repeated="61"/>
        </table:table-row>
        <table:table-row table:style-name="ro1">
          <table:table-cell office:value-type="string">
            <text:p>diti </text:p>
          </table:table-cell>
          <table:table-cell office:value-type="string">
            <text:p>dití-re </text:p>
          </table:table-cell>
          <table:table-cell office:value-type="string">
            <text:p>s. </text:p>
          </table:table-cell>
          <table:table-cell/>
          <table:table-cell office:value-type="string">
            <text:p>carurú/carayurú </text:p>
          </table:table-cell>
          <table:table-cell office:value-type="string">
            <text:p>plant with large leaves whose fruit produces a red powder used to paint the face</text:p>
          </table:table-cell>
          <table:table-cell table:number-columns-repeated="61"/>
        </table:table-row>
        <table:table-row table:style-name="ro1">
          <table:table-cell office:value-type="string">
            <text:p>puu- </text:p>
          </table:table-cell>
          <table:table-cell office:value-type="string">
            <text:p>puú, puu-rã́ </text:p>
          </table:table-cell>
          <table:table-cell office:value-type="string">
            <text:p>v.1b </text:p>
          </table:table-cell>
          <table:table-cell/>
          <table:table-cell office:value-type="string">
            <text:p>sembrar, empujar </text:p>
          </table:table-cell>
          <table:table-cell office:value-type="string">
            <text:p>plant, push into, give an injection</text:p>
          </table:table-cell>
          <table:table-cell table:number-columns-repeated="61"/>
        </table:table-row>
        <table:table-row table:style-name="ro1">
          <table:table-cell office:value-type="string">
            <text:p>bira- </text:p>
          </table:table-cell>
          <table:table-cell office:value-type="string">
            <text:p>birá-rã </text:p>
          </table:table-cell>
          <table:table-cell office:value-type="string">
            <text:p>v. </text:p>
          </table:table-cell>
          <table:table-cell/>
          <table:table-cell office:value-type="string">
            <text:p>jugar </text:p>
          </table:table-cell>
          <table:table-cell office:value-type="string">
            <text:p>play</text:p>
          </table:table-cell>
          <table:table-cell table:number-columns-repeated="61"/>
        </table:table-row>
        <table:table-row table:style-name="ro1">
          <table:table-cell office:value-type="string">
            <text:p>-wapa- </text:p>
          </table:table-cell>
          <table:table-cell/>
          <table:table-cell office:value-type="string">
            <text:p>suf. v. no final </text:p>
          </table:table-cell>
          <table:table-cell/>
          <table:table-cell office:value-type="string">
            <text:p>conspirar </text:p>
          </table:table-cell>
          <table:table-cell office:value-type="string">
            <text:p>plot or plan against</text:p>
          </table:table-cell>
          <table:table-cell table:number-columns-repeated="61"/>
        </table:table-row>
        <table:table-row table:style-name="ro1">
          <table:table-cell office:value-type="string">
            <text:p>-ri </text:p>
          </table:table-cell>
          <table:table-cell/>
          <table:table-cell office:value-type="string">
            <text:p>suf. s. </text:p>
          </table:table-cell>
          <table:table-cell/>
          <table:table-cell office:value-type="string">
            <text:p>pluralizar </text:p>
          </table:table-cell>
          <table:table-cell office:value-type="string">
            <text:p>pluralizer </text:p>
          </table:table-cell>
          <table:table-cell office:value-type="string">
            <text:p>inan.</text:p>
          </table:table-cell>
          <table:table-cell table:number-columns-repeated="60"/>
        </table:table-row>
        <table:table-row table:style-name="ro1">
          <table:table-cell office:value-type="string">
            <text:p>-a </text:p>
          </table:table-cell>
          <table:table-cell/>
          <table:table-cell office:value-type="string">
            <text:p>suf. s. </text:p>
          </table:table-cell>
          <table:table-cell/>
          <table:table-cell office:value-type="string">
            <text:p>pluralizar, an. </text:p>
          </table:table-cell>
          <table:table-cell office:value-type="string">
            <text:p>pluralizer, an.</text:p>
          </table:table-cell>
          <table:table-cell table:number-columns-repeated="61"/>
        </table:table-row>
        <table:table-row table:style-name="ro1">
          <table:table-cell office:value-type="string">
            <text:p>soepuu- </text:p>
          </table:table-cell>
          <table:table-cell office:value-type="string">
            <text:p>soépuu-rã </text:p>
          </table:table-cell>
          <table:table-cell office:value-type="string">
            <text:p>v. </text:p>
          </table:table-cell>
          <table:table-cell/>
          <table:table-cell office:value-type="string">
            <text:p>señalar con el dedo </text:p>
          </table:table-cell>
          <table:table-cell office:value-type="string">
            <text:p>point one’s finger</text:p>
          </table:table-cell>
          <table:table-cell table:number-columns-repeated="61"/>
        </table:table-row>
        <table:table-row table:style-name="ro1">
          <table:table-cell office:value-type="string">
            <text:p>nima </text:p>
          </table:table-cell>
          <table:table-cell office:value-type="string">
            <text:p>nimá-rẽ </text:p>
          </table:table-cell>
          <table:table-cell office:value-type="string">
            <text:p>s. </text:p>
          </table:table-cell>
          <table:table-cell/>
          <table:table-cell office:value-type="string">
            <text:p>veneno </text:p>
          </table:table-cell>
          <table:table-cell office:value-type="string">
            <text:p>poison </text:p>
          </table:table-cell>
          <table:table-cell table:number-columns-repeated="61"/>
        </table:table-row>
        <table:table-row table:style-name="ro1">
          <table:table-cell office:value-type="string">
            <text:p>kʉra-bojo-ri </text:p>
          </table:table-cell>
          <table:table-cell/>
          <table:table-cell office:value-type="string">
            <text:p>s. </text:p>
          </table:table-cell>
          <table:table-cell/>
          <table:table-cell office:value-type="string">
            <text:p>líquido venenoso que está exprimido de la masa de yuca brava </text:p>
          </table:table-cell>
          <table:table-cell office:value-type="string">
            <text:p>poisonous liquid squeezed out from the yucca mash </text:p>
          </table:table-cell>
          <table:table-cell table:number-columns-repeated="61"/>
        </table:table-row>
        <table:table-row table:style-name="ro1">
          <table:table-cell office:value-type="string">
            <text:p>tĩmu- </text:p>
          </table:table-cell>
          <table:table-cell office:value-type="string">
            <text:p>tĩmú-rã </text:p>
          </table:table-cell>
          <table:table-cell office:value-type="string">
            <text:p>v.2a </text:p>
          </table:table-cell>
          <table:table-cell/>
          <table:table-cell office:value-type="string">
            <text:p>pulir </text:p>
          </table:table-cell>
          <table:table-cell office:value-type="string">
            <text:p>polish</text:p>
          </table:table-cell>
          <table:table-cell table:number-columns-repeated="61"/>
        </table:table-row>
        <table:table-row table:style-name="ro1">
          <table:table-cell office:value-type="string">
            <text:p>-gokoa </text:p>
          </table:table-cell>
          <table:table-cell/>
          <table:table-cell office:value-type="string">
            <text:p>suf. v. </text:p>
          </table:table-cell>
          <table:table-cell/>
          <table:table-cell office:value-type="string">
            <text:p>imperativo de cortesía o sugestión </text:p>
          </table:table-cell>
          <table:table-cell office:value-type="string">
            <text:p>polite command or suggestion </text:p>
          </table:table-cell>
          <table:table-cell office:value-type="string">
            <text:p>2 persona, fem. sing.</text:p>
          </table:table-cell>
          <table:table-cell table:number-columns-repeated="60"/>
        </table:table-row>
        <table:table-row table:style-name="ro1">
          <table:table-cell office:value-type="string">
            <text:p>-aso </text:p>
          </table:table-cell>
          <table:table-cell/>
          <table:table-cell office:value-type="string">
            <text:p>suf. v. </text:p>
          </table:table-cell>
          <table:table-cell/>
          <table:table-cell office:value-type="string">
            <text:p>imperativo de cortesía </text:p>
          </table:table-cell>
          <table:table-cell office:value-type="string">
            <text:p>polite imperative </text:p>
          </table:table-cell>
          <table:table-cell office:value-type="string">
            <text:p>2 persona, futuro.</text:p>
          </table:table-cell>
          <table:table-cell table:number-columns-repeated="60"/>
        </table:table-row>
        <table:table-row table:style-name="ro1">
          <table:table-cell office:value-type="string">
            <text:p>dia dekope </text:p>
          </table:table-cell>
          <table:table-cell office:value-type="string">
            <text:p>diá dékope-gue </text:p>
          </table:table-cell>
          <table:table-cell office:value-type="string">
            <text:p>s. </text:p>
          </table:table-cell>
          <table:table-cell/>
          <table:table-cell office:value-type="string">
            <text:p>rebalsa </text:p>
          </table:table-cell>
          <table:table-cell office:value-type="string">
            <text:p>pool in a river</text:p>
          </table:table-cell>
          <table:table-cell table:number-columns-repeated="61"/>
        </table:table-row>
        <table:table-row table:style-name="ro1">
          <table:table-cell office:value-type="string">
            <text:p>waaru </text:p>
          </table:table-cell>
          <table:table-cell office:value-type="string">
            <text:p>waarú, waaru-ré </text:p>
          </table:table-cell>
          <table:table-cell office:value-type="string">
            <text:p>s. </text:p>
          </table:table-cell>
          <table:table-cell/>
          <table:table-cell office:value-type="string">
            <text:p>puerco espín </text:p>
          </table:table-cell>
          <table:table-cell office:value-type="string">
            <text:p>porcupine</text:p>
          </table:table-cell>
          <table:table-cell table:number-columns-repeated="61"/>
        </table:table-row>
        <table:table-row table:style-name="ro1">
          <table:table-cell office:value-type="string">
            <text:p>pera </text:p>
          </table:table-cell>
          <table:table-cell office:value-type="string">
            <text:p>perá-gué </text:p>
          </table:table-cell>
          <table:table-cell office:value-type="string">
            <text:p>s. </text:p>
          </table:table-cell>
          <table:table-cell/>
          <table:table-cell office:value-type="string">
            <text:p>puerto </text:p>
          </table:table-cell>
          <table:table-cell office:value-type="string">
            <text:p>port</text:p>
          </table:table-cell>
          <table:table-cell table:number-columns-repeated="61"/>
        </table:table-row>
        <table:table-row table:style-name="ro1">
          <table:table-cell office:value-type="string">
            <text:p>-ya </text:p>
          </table:table-cell>
          <table:table-cell/>
          <table:table-cell office:value-type="string">
            <text:p>suf. s. y pron. pos. </text:p>
          </table:table-cell>
          <table:table-cell/>
          <table:table-cell office:value-type="string">
            <text:p>tuyo, tuyos, suyo, suyos </text:p>
          </table:table-cell>
          <table:table-cell office:value-type="string">
            <text:p>possessive pronoun; yours, theirs </text:p>
          </table:table-cell>
          <table:table-cell office:value-type="string">
            <text:p>2, 3 persona, sing. o pl. </text:p>
          </table:table-cell>
          <table:table-cell table:number-columns-repeated="60"/>
        </table:table-row>
        <table:table-row table:style-name="ro1">
          <table:table-cell office:value-type="string">
            <text:p>wásã- </text:p>
          </table:table-cell>
          <table:table-cell office:value-type="string">
            <text:p>wásã-rã </text:p>
          </table:table-cell>
          <table:table-cell office:value-type="string">
            <text:p>v.3b </text:p>
          </table:table-cell>
          <table:table-cell/>
          <table:table-cell office:value-type="string">
            <text:p>echar de una a otra </text:p>
          </table:table-cell>
          <table:table-cell office:value-type="string">
            <text:p>pour back and forth</text:p>
          </table:table-cell>
          <table:table-cell table:number-columns-repeated="61"/>
        </table:table-row>
        <table:table-row table:style-name="ro1">
          <table:table-cell office:value-type="string">
            <text:p>piu- </text:p>
          </table:table-cell>
          <table:table-cell office:value-type="string">
            <text:p>piú-rã́ </text:p>
          </table:table-cell>
          <table:table-cell office:value-type="string">
            <text:p>v.1a </text:p>
          </table:table-cell>
          <table:table-cell/>
          <table:table-cell office:value-type="string">
            <text:p>echar líquidos </text:p>
          </table:table-cell>
          <table:table-cell office:value-type="string">
            <text:p>pour liquids </text:p>
          </table:table-cell>
          <table:table-cell table:number-columns-repeated="61"/>
        </table:table-row>
        <table:table-row table:style-name="ro1">
          <table:table-cell office:value-type="string">
            <text:p>iriña- </text:p>
          </table:table-cell>
          <table:table-cell office:value-type="string">
            <text:p>iríña-rã </text:p>
          </table:table-cell>
          <table:table-cell office:value-type="string">
            <text:p>v. </text:p>
          </table:table-cell>
          <table:table-cell/>
          <table:table-cell office:value-type="string">
            <text:p>practicar hacer </text:p>
          </table:table-cell>
          <table:table-cell office:value-type="string">
            <text:p>practice doing</text:p>
          </table:table-cell>
          <table:table-cell table:number-columns-repeated="61"/>
        </table:table-row>
        <table:table-row table:style-name="ro1">
          <table:table-cell office:value-type="string">
            <text:p>eaña- </text:p>
          </table:table-cell>
          <table:table-cell office:value-type="string">
            <text:p>eáña-rã </text:p>
          </table:table-cell>
          <table:table-cell office:value-type="string">
            <text:p>v. </text:p>
          </table:table-cell>
          <table:table-cell/>
          <table:table-cell office:value-type="string">
            <text:p>practicar coser </text:p>
          </table:table-cell>
          <table:table-cell office:value-type="string">
            <text:p>practice sewing, try to sew</text:p>
          </table:table-cell>
          <table:table-cell table:number-columns-repeated="61"/>
        </table:table-row>
        <table:table-row table:style-name="ro1">
          <table:table-cell office:value-type="string">
            <text:p>-ta </text:p>
          </table:table-cell>
          <table:table-cell/>
          <table:table-cell office:value-type="string">
            <text:p>suf. s. </text:p>
          </table:table-cell>
          <table:table-cell/>
          <table:table-cell office:value-type="string">
            <text:p>precisamente </text:p>
          </table:table-cell>
          <table:table-cell office:value-type="string">
            <text:p>precisely, only so much no more or no less </text:p>
          </table:table-cell>
          <table:table-cell table:number-columns-repeated="61"/>
        </table:table-row>
        <table:table-row table:style-name="ro1">
          <table:table-cell office:value-type="string">
            <text:p>suyu- </text:p>
          </table:table-cell>
          <table:table-cell office:value-type="string">
            <text:p>suuyú, suuyu-rã́ </text:p>
          </table:table-cell>
          <table:table-cell office:value-type="string">
            <text:p>v.1b </text:p>
          </table:table-cell>
          <table:table-cell/>
          <table:table-cell office:value-type="string">
            <text:p>preferir </text:p>
          </table:table-cell>
          <table:table-cell office:value-type="string">
            <text:p>prefer</text:p>
          </table:table-cell>
          <table:table-cell table:number-columns-repeated="61"/>
        </table:table-row>
        <table:table-row table:style-name="ro1">
          <table:table-cell office:value-type="string">
            <text:p>nijĩpo </text:p>
          </table:table-cell>
          <table:table-cell office:value-type="string">
            <text:p>nijĩ́pó </text:p>
          </table:table-cell>
          <table:table-cell office:value-type="string">
            <text:p>adj. </text:p>
          </table:table-cell>
          <table:table-cell/>
          <table:table-cell office:value-type="string">
            <text:p>embarazada </text:p>
          </table:table-cell>
          <table:table-cell office:value-type="string">
            <text:p>pregnant</text:p>
          </table:table-cell>
          <table:table-cell table:number-columns-repeated="61"/>
        </table:table-row>
        <table:table-row table:style-name="ro1">
          <table:table-cell office:value-type="string">
            <text:p>moã- </text:p>
          </table:table-cell>
          <table:table-cell office:value-type="string">
            <text:p>mooã́, mooã-rã́ </text:p>
          </table:table-cell>
          <table:table-cell office:value-type="string">
            <text:p>v.1b </text:p>
          </table:table-cell>
          <table:table-cell/>
          <table:table-cell office:value-type="string">
            <text:p>preparar, construir </text:p>
          </table:table-cell>
          <table:table-cell office:value-type="string">
            <text:p>prepare, construct</text:p>
          </table:table-cell>
          <table:table-cell table:number-columns-repeated="61"/>
        </table:table-row>
        <table:table-row table:style-name="ro1">
          <table:table-cell office:value-type="string">
            <text:p>-ma </text:p>
          </table:table-cell>
          <table:table-cell/>
          <table:table-cell office:value-type="string">
            <text:p>suf. v. </text:p>
          </table:table-cell>
          <table:table-cell/>
          <table:table-cell office:value-type="string">
            <text:p>para verbos de estado o acción: en el presente </text:p>
          </table:table-cell>
          <table:table-cell office:value-type="string">
            <text:p>present tense </text:p>
          </table:table-cell>
          <table:table-cell office:value-type="string">
            <text:p>nge Witnessed, non completed event or state. </text:p>
          </table:table-cell>
          <table:table-cell table:number-columns-repeated="60"/>
        </table:table-row>
        <table:table-row table:style-name="ro1">
          <table:table-cell office:value-type="string">
            <text:p>-mo </text:p>
          </table:table-cell>
          <table:table-cell/>
          <table:table-cell office:value-type="string">
            <text:p>suf. v. </text:p>
          </table:table-cell>
          <table:table-cell/>
          <table:table-cell office:value-type="string">
            <text:p>para verbos de estado o acción: en el presente </text:p>
          </table:table-cell>
          <table:table-cell office:value-type="string">
            <text:p>present tense </text:p>
          </table:table-cell>
          <table:table-cell office:value-type="string">
            <text:p>nge Witnessed, non-completed event or state. </text:p>
          </table:table-cell>
          <table:table-cell table:number-columns-repeated="60"/>
        </table:table-row>
        <table:table-row table:style-name="ro1">
          <table:table-cell office:value-type="string">
            <text:p>-a </text:p>
          </table:table-cell>
          <table:table-cell/>
          <table:table-cell office:value-type="string">
            <text:p>suf. v. </text:p>
          </table:table-cell>
          <table:table-cell/>
          <table:table-cell office:value-type="string">
            <text:p>tiempo presente </text:p>
          </table:table-cell>
          <table:table-cell office:value-type="string">
            <text:p>present tense </text:p>
          </table:table-cell>
          <table:table-cell office:value-type="string">
            <text:p>1, 2 persona, sing. y pl. o inan.; indicativo.</text:p>
          </table:table-cell>
          <table:table-cell table:number-columns-repeated="60"/>
        </table:table-row>
        <table:table-row table:style-name="ro1">
          <table:table-cell office:value-type="string">
            <text:p>miũmerẽ biuro </text:p>
          </table:table-cell>
          <table:table-cell office:value-type="string">
            <text:p>miṹmérẽ biiuró-re </text:p>
          </table:table-cell>
          <table:table-cell office:value-type="string">
            <text:p>s. </text:p>
          </table:table-cell>
          <table:table-cell/>
          <table:table-cell office:value-type="string">
            <text:p>trapiche para caña </text:p>
          </table:table-cell>
          <table:table-cell office:value-type="string">
            <text:p>press for sugar cane</text:p>
          </table:table-cell>
          <table:table-cell table:number-columns-repeated="61"/>
        </table:table-row>
        <table:table-row table:style-name="ro1">
          <table:table-cell office:value-type="string">
            <text:p>õã- </text:p>
          </table:table-cell>
          <table:table-cell office:value-type="string">
            <text:p>õõã-rĩ́ </text:p>
          </table:table-cell>
          <table:table-cell office:value-type="string">
            <text:p>adj. </text:p>
          </table:table-cell>
          <table:table-cell/>
          <table:table-cell office:value-type="string">
            <text:p>bonito </text:p>
          </table:table-cell>
          <table:table-cell office:value-type="string">
            <text:p>pretty</text:p>
          </table:table-cell>
          <table:table-cell table:number-columns-repeated="61"/>
        </table:table-row>
        <table:table-row table:style-name="ro1">
          <table:table-cell office:value-type="string">
            <text:p>paí </text:p>
          </table:table-cell>
          <table:table-cell office:value-type="string">
            <text:p>paaí-re </text:p>
          </table:table-cell>
          <table:table-cell office:value-type="string">
            <text:p>s. </text:p>
          </table:table-cell>
          <table:table-cell/>
          <table:table-cell office:value-type="string">
            <text:p>sacerdote </text:p>
          </table:table-cell>
          <table:table-cell office:value-type="string">
            <text:p>priest</text:p>
          </table:table-cell>
          <table:table-cell table:number-columns-repeated="61"/>
        </table:table-row>
        <table:table-row table:style-name="ro1">
          <table:table-cell office:value-type="string">
            <text:p>-kuñuma </text:p>
          </table:table-cell>
          <table:table-cell/>
          <table:table-cell office:value-type="string">
            <text:p>suf. v. </text:p>
          </table:table-cell>
          <table:table-cell/>
          <table:table-cell office:value-type="string">
            <text:p>pasado involucrado </text:p>
          </table:table-cell>
          <table:table-cell office:value-type="string">
            <text:p>probably did </text:p>
          </table:table-cell>
          <table:table-cell office:value-type="string">
            <text:p>3 persona, pl. , Non-witnessed, assumed, completed event or state.</text:p>
          </table:table-cell>
          <table:table-cell table:number-columns-repeated="60"/>
        </table:table-row>
        <table:table-row table:style-name="ro1">
          <table:table-cell office:value-type="string">
            <text:p>-kuñumi </text:p>
          </table:table-cell>
          <table:table-cell/>
          <table:table-cell office:value-type="string">
            <text:p>suf. v. </text:p>
          </table:table-cell>
          <table:table-cell/>
          <table:table-cell office:value-type="string">
            <text:p>pasado involucrado </text:p>
          </table:table-cell>
          <table:table-cell office:value-type="string">
            <text:p>probably did </text:p>
          </table:table-cell>
          <table:table-cell office:value-type="string">
            <text:p>3 persona, masc. sing. , Non-witnessed, assumed, completed event or state.</text:p>
          </table:table-cell>
          <table:table-cell table:number-columns-repeated="60"/>
        </table:table-row>
        <table:table-row table:style-name="ro1">
          <table:table-cell office:value-type="string">
            <text:p>-kuñumo </text:p>
          </table:table-cell>
          <table:table-cell/>
          <table:table-cell office:value-type="string">
            <text:p>suf. v. </text:p>
          </table:table-cell>
          <table:table-cell/>
          <table:table-cell office:value-type="string">
            <text:p>pasado involucrado </text:p>
          </table:table-cell>
          <table:table-cell office:value-type="string">
            <text:p>probably did </text:p>
          </table:table-cell>
          <table:table-cell office:value-type="string">
            <text:p>3 persona, fem. sing. , Non-witnessed, assumed, completed event or state.</text:p>
          </table:table-cell>
          <table:table-cell table:number-columns-repeated="60"/>
        </table:table-row>
        <table:table-row table:style-name="ro1">
          <table:table-cell office:value-type="string">
            <text:p>-koa </text:p>
          </table:table-cell>
          <table:table-cell/>
          <table:table-cell office:value-type="string">
            <text:p>suf. v. </text:p>
          </table:table-cell>
          <table:table-cell/>
          <table:table-cell office:value-type="string">
            <text:p>probablemente, aparentemente, al parecer, sentir como </text:p>
          </table:table-cell>
          <table:table-cell office:value-type="string">
            <text:p>probably, apparently, seemingly, feels like </text:p>
          </table:table-cell>
          <table:table-cell office:value-type="string">
            <text:p>1, 2 persona y inan.; 1, 2 person, inan.; non-involved.</text:p>
          </table:table-cell>
          <table:table-cell table:number-columns-repeated="60"/>
        </table:table-row>
        <table:table-row table:style-name="ro1">
          <table:table-cell office:value-type="string">
            <text:p>buerimasʉ̃ </text:p>
          </table:table-cell>
          <table:table-cell office:value-type="string">
            <text:p>buuerímásʉ̃́-rẽ </text:p>
          </table:table-cell>
          <table:table-cell office:value-type="string">
            <text:p>s. </text:p>
          </table:table-cell>
          <table:table-cell/>
          <table:table-cell office:value-type="string">
            <text:p>profesor </text:p>
          </table:table-cell>
          <table:table-cell office:value-type="string">
            <text:p>professor </text:p>
          </table:table-cell>
          <table:table-cell table:number-columns-repeated="61"/>
        </table:table-row>
        <table:table-row table:style-name="ro1">
          <table:table-cell office:value-type="string">
            <text:p>-ro (iri- / yá-) </text:p>
          </table:table-cell>
          <table:table-cell/>
          <table:table-cell office:value-type="string">
            <text:p>suf. v. </text:p>
          </table:table-cell>
          <table:table-cell/>
          <table:table-cell office:value-type="string">
            <text:p>estado o acción continuativa </text:p>
          </table:table-cell>
          <table:table-cell office:value-type="string">
            <text:p>progressive state or action </text:p>
          </table:table-cell>
          <table:table-cell table:number-columns-repeated="61"/>
        </table:table-row>
        <table:table-row table:style-name="ro1">
          <table:table-cell office:value-type="string">
            <text:p>kãmuta- </text:p>
          </table:table-cell>
          <table:table-cell office:value-type="string">
            <text:p>kãmúta-rã </text:p>
          </table:table-cell>
          <table:table-cell office:value-type="string">
            <text:p>v. </text:p>
          </table:table-cell>
          <table:table-cell/>
          <table:table-cell office:value-type="string">
            <text:p>prohibir </text:p>
          </table:table-cell>
          <table:table-cell office:value-type="string">
            <text:p>prohibit </text:p>
          </table:table-cell>
          <table:table-cell table:number-columns-repeated="61"/>
        </table:table-row>
        <table:table-row table:style-name="ro1">
          <table:table-cell office:value-type="string">
            <text:p>tuawea- </text:p>
          </table:table-cell>
          <table:table-cell office:value-type="string">
            <text:p>tuawea-rã </text:p>
          </table:table-cell>
          <table:table-cell office:value-type="string">
            <text:p>v. </text:p>
          </table:table-cell>
          <table:table-cell/>
          <table:table-cell office:value-type="string">
            <text:p>arreglar plumas como un pájaro </text:p>
          </table:table-cell>
          <table:table-cell office:value-type="string">
            <text:p>prune feathers</text:p>
          </table:table-cell>
          <table:table-cell table:number-columns-repeated="61"/>
        </table:table-row>
        <table:table-row table:style-name="ro1">
          <table:table-cell office:value-type="string">
            <text:p>duua- </text:p>
          </table:table-cell>
          <table:table-cell office:value-type="string">
            <text:p>duuá, duua-rã́ </text:p>
          </table:table-cell>
          <table:table-cell office:value-type="string">
            <text:p>v.1b </text:p>
          </table:table-cell>
          <table:table-cell/>
          <table:table-cell office:value-type="string">
            <text:p>arrancar </text:p>
          </table:table-cell>
          <table:table-cell office:value-type="string">
            <text:p>pull up</text:p>
          </table:table-cell>
          <table:table-cell table:number-columns-repeated="61"/>
        </table:table-row>
        <table:table-row table:style-name="ro1">
          <table:table-cell office:value-type="string">
            <text:p>tʉ̃ã- </text:p>
          </table:table-cell>
          <table:table-cell office:value-type="string">
            <text:p>tʉ̃ã́-rã́ </text:p>
          </table:table-cell>
          <table:table-cell office:value-type="string">
            <text:p>v.1a </text:p>
          </table:table-cell>
          <table:table-cell/>
          <table:table-cell office:value-type="string">
            <text:p>halar, arrastrar </text:p>
          </table:table-cell>
          <table:table-cell office:value-type="string">
            <text:p>pull, haul, drag </text:p>
          </table:table-cell>
          <table:table-cell table:number-columns-repeated="61"/>
        </table:table-row>
        <table:table-row table:style-name="ro1">
          <table:table-cell office:value-type="string">
            <text:p>wajamoã- </text:p>
          </table:table-cell>
          <table:table-cell office:value-type="string">
            <text:p>wajámóã-rã </text:p>
          </table:table-cell>
          <table:table-cell office:value-type="string">
            <text:p>v. </text:p>
          </table:table-cell>
          <table:table-cell/>
          <table:table-cell office:value-type="string">
            <text:p>castigar </text:p>
          </table:table-cell>
          <table:table-cell office:value-type="string">
            <text:p>punish</text:p>
          </table:table-cell>
          <table:table-cell table:number-columns-repeated="61"/>
        </table:table-row>
        <table:table-row table:style-name="ro1">
          <table:table-cell office:value-type="string">
            <text:p>diiañiweya- </text:p>
          </table:table-cell>
          <table:table-cell office:value-type="string">
            <text:p>diiañíweya-ri </text:p>
          </table:table-cell>
          <table:table-cell office:value-type="string">
            <text:p>adj. </text:p>
          </table:table-cell>
          <table:table-cell/>
          <table:table-cell office:value-type="string">
            <text:p>púrpura </text:p>
          </table:table-cell>
          <table:table-cell office:value-type="string">
            <text:p>purple</text:p>
          </table:table-cell>
          <table:table-cell table:number-columns-repeated="61"/>
        </table:table-row>
        <table:table-row table:style-name="ro1">
          <table:table-cell office:value-type="string">
            <text:p>muusũ </text:p>
          </table:table-cell>
          <table:table-cell office:value-type="string">
            <text:p>muusṹ-rẽ </text:p>
          </table:table-cell>
          <table:table-cell office:value-type="string">
            <text:p>s. </text:p>
          </table:table-cell>
          <table:table-cell/>
          <table:table-cell table:number-columns-repeated="2" office:value-type="string">
            <text:p>pus </text:p>
          </table:table-cell>
          <table:table-cell table:number-columns-repeated="61"/>
        </table:table-row>
        <table:table-row table:style-name="ro1">
          <table:table-cell office:value-type="string">
            <text:p>soedoo- </text:p>
          </table:table-cell>
          <table:table-cell office:value-type="string">
            <text:p>soédoo-ro </text:p>
          </table:table-cell>
          <table:table-cell office:value-type="string">
            <text:p>v. </text:p>
          </table:table-cell>
          <table:table-cell/>
          <table:table-cell office:value-type="string">
            <text:p>empujar o poner punta con punta </text:p>
          </table:table-cell>
          <table:table-cell office:value-type="string">
            <text:p>push or put end to end</text:p>
          </table:table-cell>
          <table:table-cell table:number-columns-repeated="61"/>
        </table:table-row>
        <table:table-row table:style-name="ro1">
          <table:table-cell office:value-type="string">
            <text:p>túbéo- </text:p>
          </table:table-cell>
          <table:table-cell office:value-type="string">
            <text:p>túbéo-rã </text:p>
          </table:table-cell>
          <table:table-cell office:value-type="string">
            <text:p>v. </text:p>
          </table:table-cell>
          <table:table-cell/>
          <table:table-cell office:value-type="string">
            <text:p>empujar afuera </text:p>
          </table:table-cell>
          <table:table-cell office:value-type="string">
            <text:p>push out</text:p>
          </table:table-cell>
          <table:table-cell table:number-columns-repeated="61"/>
        </table:table-row>
        <table:table-row table:style-name="ro1">
          <table:table-cell office:value-type="string">
            <text:p>soebu- </text:p>
          </table:table-cell>
          <table:table-cell office:value-type="string">
            <text:p>soébu-rã </text:p>
          </table:table-cell>
          <table:table-cell office:value-type="string">
            <text:p>v. </text:p>
          </table:table-cell>
          <table:table-cell/>
          <table:table-cell office:value-type="string">
            <text:p>echar la canoa al agua </text:p>
          </table:table-cell>
          <table:table-cell office:value-type="string">
            <text:p>push out into the water</text:p>
          </table:table-cell>
          <table:table-cell table:number-columns-repeated="61"/>
        </table:table-row>
        <table:table-row table:style-name="ro1">
          <table:table-cell office:value-type="string">
            <text:p>túmeédiju- </text:p>
          </table:table-cell>
          <table:table-cell office:value-type="string">
            <text:p>túmeédiju-rã </text:p>
          </table:table-cell>
          <table:table-cell office:value-type="string">
            <text:p>v. </text:p>
          </table:table-cell>
          <table:table-cell/>
          <table:table-cell office:value-type="string">
            <text:p>empujar al suelo </text:p>
          </table:table-cell>
          <table:table-cell office:value-type="string">
            <text:p>push to the ground</text:p>
          </table:table-cell>
          <table:table-cell table:number-columns-repeated="61"/>
        </table:table-row>
        <table:table-row table:style-name="ro1">
          <table:table-cell office:value-type="string">
            <text:p>soewijupau- </text:p>
          </table:table-cell>
          <table:table-cell office:value-type="string">
            <text:p>soéwijípaau-rã </text:p>
          </table:table-cell>
          <table:table-cell office:value-type="string">
            <text:p>v. </text:p>
          </table:table-cell>
          <table:table-cell/>
          <table:table-cell office:value-type="string">
            <text:p>empujar (la canoa entre el agua) </text:p>
          </table:table-cell>
          <table:table-cell office:value-type="string">
            <text:p>push-off a canoe from shore and situate it in the water</text:p>
          </table:table-cell>
          <table:table-cell table:number-columns-repeated="61"/>
        </table:table-row>
        <table:table-row table:style-name="ro1">
          <table:table-cell office:value-type="string">
            <text:p>bʉʉa- </text:p>
          </table:table-cell>
          <table:table-cell office:value-type="string">
            <text:p>bʉʉá-rã </text:p>
          </table:table-cell>
          <table:table-cell office:value-type="string">
            <text:p>v.2b </text:p>
          </table:table-cell>
          <table:table-cell/>
          <table:table-cell office:value-type="string">
            <text:p>tapar, techar </text:p>
          </table:table-cell>
          <table:table-cell office:value-type="string">
            <text:p>put a top on, cover</text:p>
          </table:table-cell>
          <table:table-cell table:number-columns-repeated="61"/>
        </table:table-row>
        <table:table-row table:style-name="ro1">
          <table:table-cell office:value-type="string">
            <text:p>duripí- </text:p>
          </table:table-cell>
          <table:table-cell office:value-type="string">
            <text:p>durípí-rã </text:p>
          </table:table-cell>
          <table:table-cell office:value-type="string">
            <text:p>v. </text:p>
          </table:table-cell>
          <table:table-cell/>
          <table:table-cell office:value-type="string">
            <text:p>guardar adentro o fuera de la vista </text:p>
          </table:table-cell>
          <table:table-cell office:value-type="string">
            <text:p>put away, keep</text:p>
          </table:table-cell>
          <table:table-cell table:number-columns-repeated="61"/>
        </table:table-row>
        <table:table-row table:style-name="ro1">
          <table:table-cell office:value-type="string">
            <text:p>-sã </text:p>
          </table:table-cell>
          <table:table-cell/>
          <table:table-cell office:value-type="string">
            <text:p>suf. v. </text:p>
          </table:table-cell>
          <table:table-cell/>
          <table:table-cell office:value-type="string">
            <text:p>echar en </text:p>
          </table:table-cell>
          <table:table-cell office:value-type="string">
            <text:p>put into, cause to go into</text:p>
          </table:table-cell>
          <table:table-cell table:number-columns-repeated="61"/>
        </table:table-row>
        <table:table-row table:style-name="ro1">
          <table:table-cell office:value-type="string">
            <text:p>bʉya- </text:p>
          </table:table-cell>
          <table:table-cell office:value-type="string">
            <text:p>bʉyá-rã </text:p>
          </table:table-cell>
          <table:table-cell office:value-type="string">
            <text:p>v.2a </text:p>
          </table:table-cell>
          <table:table-cell/>
          <table:table-cell office:value-type="string">
            <text:p>ponerse (como ponerse en collar o cadena) </text:p>
          </table:table-cell>
          <table:table-cell office:value-type="string">
            <text:p>put on a necklace</text:p>
          </table:table-cell>
          <table:table-cell table:number-columns-repeated="61"/>
        </table:table-row>
        <table:table-row table:style-name="ro1">
          <table:table-cell office:value-type="string">
            <text:p>sãña- </text:p>
          </table:table-cell>
          <table:table-cell office:value-type="string">
            <text:p>sãñá-rã́ </text:p>
          </table:table-cell>
          <table:table-cell office:value-type="string">
            <text:p>v.1a </text:p>
          </table:table-cell>
          <table:table-cell/>
          <table:table-cell office:value-type="string">
            <text:p>vestirse, probarse ropa, entrar, meterse </text:p>
          </table:table-cell>
          <table:table-cell office:value-type="string">
            <text:p>put on, put into, be in a canoe</text:p>
          </table:table-cell>
          <table:table-cell table:number-columns-repeated="61"/>
        </table:table-row>
        <table:table-row table:style-name="ro1">
          <table:table-cell office:value-type="string">
            <text:p>sã- </text:p>
          </table:table-cell>
          <table:table-cell office:value-type="string">
            <text:p>sã́-rã́ </text:p>
          </table:table-cell>
          <table:table-cell office:value-type="string">
            <text:p>v.1c </text:p>
          </table:table-cell>
          <table:table-cell/>
          <table:table-cell office:value-type="string">
            <text:p>echar en </text:p>
          </table:table-cell>
          <table:table-cell office:value-type="string">
            <text:p>put or pour into</text:p>
          </table:table-cell>
          <table:table-cell table:number-columns-repeated="61"/>
        </table:table-row>
        <table:table-row table:style-name="ro1">
          <table:table-cell office:value-type="string">
            <text:p>wẽrẽ- </text:p>
          </table:table-cell>
          <table:table-cell office:value-type="string">
            <text:p>wẽrẽ́-gʉ̃ </text:p>
          </table:table-cell>
          <table:table-cell office:value-type="string">
            <text:p>v.2a </text:p>
          </table:table-cell>
          <table:table-cell/>
          <table:table-cell office:value-type="string">
            <text:p>aplicar, cubrir con </text:p>
          </table:table-cell>
          <table:table-cell office:value-type="string">
            <text:p>put or rub on, coat with</text:p>
          </table:table-cell>
          <table:table-cell table:number-columns-repeated="61"/>
        </table:table-row>
        <table:table-row table:style-name="ro1">
          <table:table-cell office:value-type="string">
            <text:p>yau- </text:p>
          </table:table-cell>
          <table:table-cell office:value-type="string">
            <text:p>yaaú-rã </text:p>
          </table:table-cell>
          <table:table-cell office:value-type="string">
            <text:p>v.2b </text:p>
          </table:table-cell>
          <table:table-cell/>
          <table:table-cell office:value-type="string">
            <text:p>apagar </text:p>
          </table:table-cell>
          <table:table-cell office:value-type="string">
            <text:p>put out </text:p>
          </table:table-cell>
          <table:table-cell table:number-columns-repeated="61"/>
        </table:table-row>
        <table:table-row table:style-name="ro1">
          <table:table-cell office:value-type="string">
            <text:p>ñome- </text:p>
          </table:table-cell>
          <table:table-cell office:value-type="string">
            <text:p>ñomé-rõ </text:p>
          </table:table-cell>
          <table:table-cell office:value-type="string">
            <text:p>v. 2a </text:p>
          </table:table-cell>
          <table:table-cell/>
          <table:table-cell office:value-type="string">
            <text:p>temblar </text:p>
          </table:table-cell>
          <table:table-cell office:value-type="string">
            <text:p>quake, as the earth; tremble or shutter </text:p>
          </table:table-cell>
          <table:table-cell table:number-columns-repeated="61"/>
        </table:table-row>
        <table:table-row table:style-name="ro1">
          <table:table-cell office:value-type="string">
            <text:p>diiarã </text:p>
          </table:table-cell>
          <table:table-cell office:value-type="string">
            <text:p>diiarã́-rẽ́ </text:p>
          </table:table-cell>
          <table:table-cell office:value-type="string">
            <text:p>s. </text:p>
          </table:table-cell>
          <table:table-cell/>
          <table:table-cell office:value-type="string">
            <text:p>reinas de las hormigas </text:p>
          </table:table-cell>
          <table:table-cell office:value-type="string">
            <text:p>queen ants</text:p>
          </table:table-cell>
          <table:table-cell table:number-columns-repeated="61"/>
        </table:table-row>
        <table:table-row table:style-name="ro1">
          <table:table-cell office:value-type="string">
            <text:p>pũtĩrã diiarã </text:p>
          </table:table-cell>
          <table:table-cell office:value-type="string">
            <text:p>pṹtĩ́rã́ diiarã-rẽ </text:p>
          </table:table-cell>
          <table:table-cell office:value-type="string">
            <text:p>s. </text:p>
          </table:table-cell>
          <table:table-cell/>
          <table:table-cell office:value-type="string">
            <text:p>reinas de los bachacos </text:p>
          </table:table-cell>
          <table:table-cell office:value-type="string">
            <text:p>queen ants</text:p>
          </table:table-cell>
          <table:table-cell table:number-columns-repeated="61"/>
        </table:table-row>
        <table:table-row table:style-name="ro1">
          <table:table-cell office:value-type="string">
            <text:p>toea- </text:p>
          </table:table-cell>
          <table:table-cell office:value-type="string">
            <text:p>toéa-ro </text:p>
          </table:table-cell>
          <table:table-cell office:value-type="string">
            <text:p>v. </text:p>
          </table:table-cell>
          <table:table-cell/>
          <table:table-cell office:value-type="string">
            <text:p>calmar </text:p>
          </table:table-cell>
          <table:table-cell office:value-type="string">
            <text:p>quiet down, calm down </text:p>
          </table:table-cell>
          <table:table-cell table:number-columns-repeated="61"/>
        </table:table-row>
        <table:table-row table:style-name="ro1">
          <table:table-cell office:value-type="string">
            <text:p>sĩtĩ- </text:p>
          </table:table-cell>
          <table:table-cell office:value-type="string">
            <text:p>sĩtĩ́-rã </text:p>
          </table:table-cell>
          <table:table-cell office:value-type="string">
            <text:p>v.2a </text:p>
          </table:table-cell>
          <table:table-cell/>
          <table:table-cell office:value-type="string">
            <text:p>regañar </text:p>
          </table:table-cell>
          <table:table-cell office:value-type="string">
            <text:p>rail upon, rant and rave at</text:p>
          </table:table-cell>
          <table:table-cell table:number-columns-repeated="61"/>
        </table:table-row>
        <table:table-row table:style-name="ro1">
          <table:table-cell office:value-type="string">
            <text:p>merẽ- </text:p>
          </table:table-cell>
          <table:table-cell office:value-type="string">
            <text:p>merẽ́-rṍ </text:p>
          </table:table-cell>
          <table:table-cell office:value-type="string">
            <text:p>v.1a </text:p>
          </table:table-cell>
          <table:table-cell/>
          <table:table-cell office:value-type="string">
            <text:p>llover </text:p>
          </table:table-cell>
          <table:table-cell office:value-type="string">
            <text:p>rain</text:p>
          </table:table-cell>
          <table:table-cell table:number-columns-repeated="61"/>
        </table:table-row>
        <table:table-row table:style-name="ro1">
          <table:table-cell office:value-type="string">
            <text:p>buida </text:p>
          </table:table-cell>
          <table:table-cell office:value-type="string">
            <text:p>buuidá-re </text:p>
          </table:table-cell>
          <table:table-cell office:value-type="string">
            <text:p>s. </text:p>
          </table:table-cell>
          <table:table-cell/>
          <table:table-cell office:value-type="string">
            <text:p>arco iris </text:p>
          </table:table-cell>
          <table:table-cell office:value-type="string">
            <text:p>rainbow</text:p>
          </table:table-cell>
          <table:table-cell table:number-columns-repeated="61"/>
        </table:table-row>
        <table:table-row table:style-name="ro1">
          <table:table-cell office:value-type="string">
            <text:p>puibʉ </text:p>
          </table:table-cell>
          <table:table-cell office:value-type="string">
            <text:p>puíbʉ </text:p>
          </table:table-cell>
          <table:table-cell office:value-type="string">
            <text:p>s. </text:p>
          </table:table-cell>
          <table:table-cell/>
          <table:table-cell office:value-type="string">
            <text:p>invierno </text:p>
          </table:table-cell>
          <table:table-cell office:value-type="string">
            <text:p>rainy season</text:p>
          </table:table-cell>
          <table:table-cell table:number-columns-repeated="61"/>
        </table:table-row>
        <table:table-row table:style-name="ro1">
          <table:table-cell office:value-type="string">
            <text:p>soemú- </text:p>
          </table:table-cell>
          <table:table-cell office:value-type="string">
            <text:p>soémú-rã </text:p>
          </table:table-cell>
          <table:table-cell office:value-type="string">
            <text:p>v. </text:p>
          </table:table-cell>
          <table:table-cell/>
          <table:table-cell office:value-type="string">
            <text:p>levantar las manos </text:p>
          </table:table-cell>
          <table:table-cell office:value-type="string">
            <text:p>raise one’s hand</text:p>
          </table:table-cell>
          <table:table-cell table:number-columns-repeated="61"/>
        </table:table-row>
        <table:table-row table:style-name="ro1">
          <table:table-cell office:value-type="string">
            <text:p>muú- </text:p>
          </table:table-cell>
          <table:table-cell office:value-type="string">
            <text:p>muú-rõ </text:p>
          </table:table-cell>
          <table:table-cell office:value-type="string">
            <text:p>v.2a </text:p>
          </table:table-cell>
          <table:table-cell/>
          <table:table-cell office:value-type="string">
            <text:p>subir algo </text:p>
          </table:table-cell>
          <table:table-cell office:value-type="string">
            <text:p>raise up, cause to go up</text:p>
          </table:table-cell>
          <table:table-cell table:number-columns-repeated="61"/>
        </table:table-row>
        <table:table-row table:style-name="ro1">
          <table:table-cell office:value-type="string">
            <text:p>mumurõ </text:p>
          </table:table-cell>
          <table:table-cell office:value-type="string">
            <text:p>mumúrṍ </text:p>
          </table:table-cell>
          <table:table-cell office:value-type="string">
            <text:p>adv. </text:p>
          </table:table-cell>
          <table:table-cell/>
          <table:table-cell office:value-type="string">
            <text:p>rápidamente </text:p>
          </table:table-cell>
          <table:table-cell office:value-type="string">
            <text:p>rapidly</text:p>
          </table:table-cell>
          <table:table-cell table:number-columns-repeated="61"/>
        </table:table-row>
        <table:table-row table:style-name="ro1">
          <table:table-cell office:value-type="string">
            <text:p>opasʉri- </text:p>
          </table:table-cell>
          <table:table-cell office:value-type="string">
            <text:p>opásʉ́ri-ro </text:p>
          </table:table-cell>
          <table:table-cell office:value-type="string">
            <text:p>adv. </text:p>
          </table:table-cell>
          <table:table-cell/>
          <table:table-cell office:value-type="string">
            <text:p>rápidamente, demasiado </text:p>
          </table:table-cell>
          <table:table-cell office:value-type="string">
            <text:p>rapidly</text:p>
          </table:table-cell>
          <table:table-cell table:number-columns-repeated="61"/>
        </table:table-row>
        <table:table-row table:style-name="ro1">
          <table:table-cell office:value-type="string">
            <text:p>ʉ̃tãmu </text:p>
          </table:table-cell>
          <table:table-cell office:value-type="string">
            <text:p>ʉ̃tã́mu-rẽ </text:p>
          </table:table-cell>
          <table:table-cell office:value-type="string">
            <text:p>s. </text:p>
          </table:table-cell>
          <table:table-cell/>
          <table:table-cell office:value-type="string">
            <text:p>raudal, cachivera </text:p>
          </table:table-cell>
          <table:table-cell office:value-type="string">
            <text:p>rapids </text:p>
          </table:table-cell>
          <table:table-cell table:number-columns-repeated="61"/>
        </table:table-row>
        <table:table-row table:style-name="ro1">
          <table:table-cell office:value-type="string">
            <text:p>-bu </text:p>
          </table:table-cell>
          <table:table-cell/>
          <table:table-cell office:value-type="string">
            <text:p>suf. s. </text:p>
          </table:table-cell>
          <table:table-cell office:value-type="string">
            <text:p>-mu </text:p>
          </table:table-cell>
          <table:table-cell office:value-type="string">
            <text:p>(forma de) rápido de un río </text:p>
          </table:table-cell>
          <table:table-cell office:value-type="string">
            <text:p>rapids (shape marker) </text:p>
          </table:table-cell>
          <table:table-cell office:value-type="string">
            <text:p>El sufijo [-bu] se cambia a [-mu] con raices nasalizadas.</text:p>
          </table:table-cell>
          <table:table-cell table:number-columns-repeated="60"/>
        </table:table-row>
        <table:table-row table:style-name="ro1">
          <table:table-cell office:value-type="string">
            <text:p>diiporabu </text:p>
          </table:table-cell>
          <table:table-cell office:value-type="string">
            <text:p>diipórabu-re </text:p>
          </table:table-cell>
          <table:table-cell office:value-type="string">
            <text:p>s. </text:p>
          </table:table-cell>
          <table:table-cell/>
          <table:table-cell office:value-type="string">
            <text:p>rata </text:p>
          </table:table-cell>
          <table:table-cell office:value-type="string">
            <text:p>rat</text:p>
          </table:table-cell>
          <table:table-cell table:number-columns-repeated="61"/>
        </table:table-row>
        <table:table-row table:style-name="ro1">
          <table:table-cell office:value-type="string">
            <text:p>besugʉ </text:p>
          </table:table-cell>
          <table:table-cell office:value-type="string">
            <text:p>besúgʉ́-re </text:p>
          </table:table-cell>
          <table:table-cell office:value-type="string">
            <text:p>s. </text:p>
          </table:table-cell>
          <table:table-cell office:value-type="string">
            <text:p>besogʉ </text:p>
          </table:table-cell>
          <table:table-cell office:value-type="string">
            <text:p>palo con figuras para la danza </text:p>
          </table:table-cell>
          <table:table-cell office:value-type="string">
            <text:p>rattle lanze </text:p>
          </table:table-cell>
          <table:table-cell table:number-columns-repeated="61"/>
        </table:table-row>
        <table:table-row table:style-name="ro1">
          <table:table-cell office:value-type="string">
            <text:p>-gora </text:p>
          </table:table-cell>
          <table:table-cell/>
          <table:table-cell office:value-type="string">
            <text:p>suf. s. </text:p>
          </table:table-cell>
          <table:table-cell/>
          <table:table-cell office:value-type="string">
            <text:p>mucho </text:p>
          </table:table-cell>
          <table:table-cell office:value-type="string">
            <text:p>really, very </text:p>
          </table:table-cell>
          <table:table-cell office:value-type="string">
            <text:p>nge Occurs as a suffix on nouns and nominalized verbs.</text:p>
          </table:table-cell>
          <table:table-cell table:number-columns-repeated="60"/>
        </table:table-row>
        <table:table-row table:style-name="ro1">
          <table:table-cell office:value-type="string">
            <text:p>ĩãmasĩ- </text:p>
          </table:table-cell>
          <table:table-cell office:value-type="string">
            <text:p>ĩĩã́masĩ́-rã </text:p>
          </table:table-cell>
          <table:table-cell office:value-type="string">
            <text:p>v. </text:p>
          </table:table-cell>
          <table:table-cell/>
          <table:table-cell office:value-type="string">
            <text:p>reconocer </text:p>
          </table:table-cell>
          <table:table-cell office:value-type="string">
            <text:p>recognize</text:p>
          </table:table-cell>
          <table:table-cell table:number-columns-repeated="61"/>
        </table:table-row>
        <table:table-row table:style-name="ro1">
          <table:table-cell office:value-type="string">
            <text:p>waja </text:p>
          </table:table-cell>
          <table:table-cell/>
          <table:table-cell office:value-type="string">
            <text:p>adv. </text:p>
          </table:table-cell>
          <table:table-cell/>
          <table:table-cell office:value-type="string">
            <text:p>recompensa, premio por, razón </text:p>
          </table:table-cell>
          <table:table-cell office:value-type="string">
            <text:p>recompence, reward, reason for</text:p>
          </table:table-cell>
          <table:table-cell table:number-columns-repeated="61"/>
        </table:table-row>
        <table:table-row table:style-name="ro1">
          <table:table-cell office:value-type="string">
            <text:p>masã- </text:p>
          </table:table-cell>
          <table:table-cell office:value-type="string">
            <text:p>masã́-rã </text:p>
          </table:table-cell>
          <table:table-cell office:value-type="string">
            <text:p>v.2a </text:p>
          </table:table-cell>
          <table:table-cell/>
          <table:table-cell office:value-type="string">
            <text:p>recobrar la salud, ser resucitado </text:p>
          </table:table-cell>
          <table:table-cell office:value-type="string">
            <text:p>recover, rise from the dead </text:p>
          </table:table-cell>
          <table:table-cell table:number-columns-repeated="61"/>
        </table:table-row>
        <table:table-row table:style-name="ro1">
          <table:table-cell office:value-type="string">
            <text:p>diia- </text:p>
          </table:table-cell>
          <table:table-cell office:value-type="string">
            <text:p>diiá, diia-rí </text:p>
          </table:table-cell>
          <table:table-cell office:value-type="string">
            <text:p>adj. </text:p>
          </table:table-cell>
          <table:table-cell/>
          <table:table-cell office:value-type="string">
            <text:p>rojo </text:p>
          </table:table-cell>
          <table:table-cell office:value-type="string">
            <text:p>red</text:p>
          </table:table-cell>
          <table:table-cell table:number-columns-repeated="61"/>
        </table:table-row>
        <table:table-row table:style-name="ro1">
          <table:table-cell office:value-type="string">
            <text:p>basi </text:p>
          </table:table-cell>
          <table:table-cell office:value-type="string">
            <text:p>basí </text:p>
          </table:table-cell>
          <table:table-cell office:value-type="string">
            <text:p>adj. </text:p>
          </table:table-cell>
          <table:table-cell/>
          <table:table-cell office:value-type="string">
            <text:p>reflexivo (yo, Ud., él, ella, ellos mismos), o sin otros </text:p>
          </table:table-cell>
          <table:table-cell office:value-type="string">
            <text:p>reflexive (I, you, he, she, they themselves), or without others </text:p>
          </table:table-cell>
          <table:table-cell office:value-type="string">
            <text:p>sing. y pl.; aposición enfático al sujeto.</text:p>
          </table:table-cell>
          <table:table-cell table:number-columns-repeated="60"/>
        </table:table-row>
        <table:table-row table:style-name="ro1">
          <table:table-cell office:value-type="string">
            <text:p>wiu- </text:p>
          </table:table-cell>
          <table:table-cell office:value-type="string">
            <text:p>wiú-rã </text:p>
          </table:table-cell>
          <table:table-cell office:value-type="string">
            <text:p>v.2a </text:p>
          </table:table-cell>
          <table:table-cell/>
          <table:table-cell office:value-type="string">
            <text:p>librar a </text:p>
          </table:table-cell>
          <table:table-cell office:value-type="string">
            <text:p>release to, turn over to </text:p>
          </table:table-cell>
          <table:table-cell table:number-columns-repeated="61"/>
        </table:table-row>
        <table:table-row table:style-name="ro1">
          <table:table-cell office:value-type="string">
            <text:p>piri- </text:p>
          </table:table-cell>
          <table:table-cell office:value-type="string">
            <text:p>pirí-rã </text:p>
          </table:table-cell>
          <table:table-cell office:value-type="string">
            <text:p>v. 2a </text:p>
          </table:table-cell>
          <table:table-cell/>
          <table:table-cell office:value-type="string">
            <text:p>librar </text:p>
          </table:table-cell>
          <table:table-cell office:value-type="string">
            <text:p>release, let go of, turn loose of </text:p>
          </table:table-cell>
          <table:table-cell table:number-columns-repeated="61"/>
        </table:table-row>
        <table:table-row table:style-name="ro1">
          <table:table-cell office:value-type="string">
            <text:p>-ma </text:p>
          </table:table-cell>
          <table:table-cell/>
          <table:table-cell office:value-type="string">
            <text:p>suf. v. </text:p>
          </table:table-cell>
          <table:table-cell/>
          <table:table-cell office:value-type="string">
            <text:p>en el pasado remoto </text:p>
          </table:table-cell>
          <table:table-cell office:value-type="string">
            <text:p>remote past </text:p>
          </table:table-cell>
          <table:table-cell office:value-type="string">
            <text:p>nge Witnessed, completed event or state. </text:p>
          </table:table-cell>
          <table:table-cell table:number-columns-repeated="60"/>
        </table:table-row>
        <table:table-row table:style-name="ro1">
          <table:table-cell office:value-type="string">
            <text:p>-mo </text:p>
          </table:table-cell>
          <table:table-cell/>
          <table:table-cell office:value-type="string">
            <text:p>suf. v. </text:p>
          </table:table-cell>
          <table:table-cell/>
          <table:table-cell office:value-type="string">
            <text:p>en el pasado remoto </text:p>
          </table:table-cell>
          <table:table-cell office:value-type="string">
            <text:p>remote past </text:p>
          </table:table-cell>
          <table:table-cell office:value-type="string">
            <text:p>nge Witnessed, completed event or state. </text:p>
          </table:table-cell>
          <table:table-cell table:number-columns-repeated="60"/>
        </table:table-row>
        <table:table-row table:style-name="ro1">
          <table:table-cell office:value-type="string">
            <text:p>-bʉ </text:p>
          </table:table-cell>
          <table:table-cell/>
          <table:table-cell office:value-type="string">
            <text:p>suf. v. </text:p>
          </table:table-cell>
          <table:table-cell/>
          <table:table-cell office:value-type="string">
            <text:p>pasado remoto presenciado </text:p>
          </table:table-cell>
          <table:table-cell office:value-type="string">
            <text:p>remote past (1, 2 person or inan. sing. and pl.; witnessed, completed event or state) </text:p>
          </table:table-cell>
          <table:table-cell office:value-type="string">
            <text:p>1, 2 persona o inan. sing. y pl. </text:p>
          </table:table-cell>
          <table:table-cell table:number-columns-repeated="60"/>
        </table:table-row>
        <table:table-row table:style-name="ro1">
          <table:table-cell office:value-type="string">
            <text:p>wea- </text:p>
          </table:table-cell>
          <table:table-cell office:value-type="string">
            <text:p>weeá, weea-rã́ </text:p>
          </table:table-cell>
          <table:table-cell office:value-type="string">
            <text:p>v.1b </text:p>
          </table:table-cell>
          <table:table-cell/>
          <table:table-cell office:value-type="string">
            <text:p>hacer o arreglar algo de barro </text:p>
          </table:table-cell>
          <table:table-cell office:value-type="string">
            <text:p>repair or form with clay</text:p>
          </table:table-cell>
          <table:table-cell table:number-columns-repeated="61"/>
        </table:table-row>
        <table:table-row table:style-name="ro1">
          <table:table-cell office:value-type="string">
            <text:p>gorawayu- </text:p>
          </table:table-cell>
          <table:table-cell office:value-type="string">
            <text:p>goráwayu-rã </text:p>
          </table:table-cell>
          <table:table-cell office:value-type="string">
            <text:p>v. </text:p>
          </table:table-cell>
          <table:table-cell/>
          <table:table-cell office:value-type="string">
            <text:p>cambiar </text:p>
          </table:table-cell>
          <table:table-cell office:value-type="string">
            <text:p>replace, change, exchange</text:p>
          </table:table-cell>
          <table:table-cell table:number-columns-repeated="61"/>
        </table:table-row>
        <table:table-row table:style-name="ro1">
          <table:table-cell office:value-type="string">
            <text:p>-ñurã </text:p>
          </table:table-cell>
          <table:table-cell/>
          <table:table-cell office:value-type="string">
            <text:p>suf. v. </text:p>
          </table:table-cell>
          <table:table-cell/>
          <table:table-cell office:value-type="string">
            <text:p>pasado reportativo </text:p>
          </table:table-cell>
          <table:table-cell office:value-type="string">
            <text:p>reportedly do </text:p>
          </table:table-cell>
          <table:table-cell office:value-type="string">
            <text:p>3 persona, pl. </text:p>
          </table:table-cell>
          <table:table-cell table:number-columns-repeated="60"/>
        </table:table-row>
        <table:table-row table:style-name="ro1">
          <table:table-cell office:value-type="string">
            <text:p>oya- </text:p>
          </table:table-cell>
          <table:table-cell office:value-type="string">
            <text:p>oyá-rã́ </text:p>
          </table:table-cell>
          <table:table-cell office:value-type="string">
            <text:p>v.1a </text:p>
          </table:table-cell>
          <table:table-cell/>
          <table:table-cell office:value-type="string">
            <text:p>reposar, acostarse </text:p>
          </table:table-cell>
          <table:table-cell office:value-type="string">
            <text:p>repose, lie down </text:p>
          </table:table-cell>
          <table:table-cell table:number-columns-repeated="61"/>
        </table:table-row>
        <table:table-row table:style-name="ro1">
          <table:table-cell office:value-type="string">
            <text:p>masãpore- </text:p>
          </table:table-cell>
          <table:table-cell office:value-type="string">
            <text:p>masã́pore-rã </text:p>
          </table:table-cell>
          <table:table-cell office:value-type="string">
            <text:p>v. </text:p>
          </table:table-cell>
          <table:table-cell/>
          <table:table-cell office:value-type="string">
            <text:p>reproducir </text:p>
          </table:table-cell>
          <table:table-cell office:value-type="string">
            <text:p>reproduce, have children</text:p>
          </table:table-cell>
          <table:table-cell table:number-columns-repeated="61"/>
        </table:table-row>
        <table:table-row table:style-name="ro1">
          <table:table-cell office:value-type="string">
            <text:p>-si </text:p>
          </table:table-cell>
          <table:table-cell/>
          <table:table-cell office:value-type="string">
            <text:p>suf. v. </text:p>
          </table:table-cell>
          <table:table-cell/>
          <table:table-cell office:value-type="string">
            <text:p>permiso, imperativo de primera persona </text:p>
          </table:table-cell>
          <table:table-cell office:value-type="string">
            <text:p>request for permision, shall I do or should I do </text:p>
          </table:table-cell>
          <table:table-cell office:value-type="string">
            <text:p>1 persona, imperativo.</text:p>
          </table:table-cell>
          <table:table-cell table:number-columns-repeated="60"/>
        </table:table-row>
        <table:table-row table:style-name="ro1">
          <table:table-cell office:value-type="string">
            <text:p>sẽrẽ- </text:p>
          </table:table-cell>
          <table:table-cell office:value-type="string">
            <text:p>sẽrẽ́-rã </text:p>
          </table:table-cell>
          <table:table-cell office:value-type="string">
            <text:p>v.2a </text:p>
          </table:table-cell>
          <table:table-cell/>
          <table:table-cell office:value-type="string">
            <text:p>pedir </text:p>
          </table:table-cell>
          <table:table-cell office:value-type="string">
            <text:p>request, beg</text:p>
          </table:table-cell>
          <table:table-cell table:number-columns-repeated="61"/>
        </table:table-row>
        <table:table-row table:style-name="ro1">
          <table:table-cell office:value-type="string">
            <text:p>bʉremu- </text:p>
          </table:table-cell>
          <table:table-cell office:value-type="string">
            <text:p>bʉrému-rã </text:p>
          </table:table-cell>
          <table:table-cell office:value-type="string">
            <text:p>v. </text:p>
          </table:table-cell>
          <table:table-cell/>
          <table:table-cell office:value-type="string">
            <text:p>respetar </text:p>
          </table:table-cell>
          <table:table-cell office:value-type="string">
            <text:p>respect </text:p>
          </table:table-cell>
          <table:table-cell table:number-columns-repeated="61"/>
        </table:table-row>
        <table:table-row table:style-name="ro1">
          <table:table-cell office:value-type="string">
            <text:p>siuñajã- </text:p>
          </table:table-cell>
          <table:table-cell office:value-type="string">
            <text:p>siúñajã-rã </text:p>
          </table:table-cell>
          <table:table-cell office:value-type="string">
            <text:p>v. </text:p>
          </table:table-cell>
          <table:table-cell office:value-type="string">
            <text:p>siñajã- </text:p>
          </table:table-cell>
          <table:table-cell office:value-type="string">
            <text:p>descansar </text:p>
          </table:table-cell>
          <table:table-cell office:value-type="string">
            <text:p>rest </text:p>
          </table:table-cell>
          <table:table-cell table:number-columns-repeated="61"/>
        </table:table-row>
        <table:table-row table:style-name="ro1">
          <table:table-cell office:value-type="string">
            <text:p>peya- </text:p>
          </table:table-cell>
          <table:table-cell office:value-type="string">
            <text:p>peyá-rã </text:p>
          </table:table-cell>
          <table:table-cell office:value-type="string">
            <text:p>v.2a </text:p>
          </table:table-cell>
          <table:table-cell/>
          <table:table-cell office:value-type="string">
            <text:p>reposar, montar </text:p>
          </table:table-cell>
          <table:table-cell office:value-type="string">
            <text:p>rest upon, mount or be mounted as on a horse</text:p>
          </table:table-cell>
          <table:table-cell table:number-columns-repeated="61"/>
        </table:table-row>
        <table:table-row table:style-name="ro1">
          <table:table-cell office:value-type="string">
            <text:p>sóo- </text:p>
          </table:table-cell>
          <table:table-cell office:value-type="string">
            <text:p>sóo-rã </text:p>
          </table:table-cell>
          <table:table-cell office:value-type="string">
            <text:p>v.3b </text:p>
          </table:table-cell>
          <table:table-cell/>
          <table:table-cell office:value-type="string">
            <text:p>restaurar </text:p>
          </table:table-cell>
          <table:table-cell office:value-type="string">
            <text:p>restore, put in place again</text:p>
          </table:table-cell>
          <table:table-cell table:number-columns-repeated="61"/>
        </table:table-row>
        <table:table-row table:style-name="ro1">
          <table:table-cell office:value-type="string">
            <text:p>dujáa- </text:p>
          </table:table-cell>
          <table:table-cell office:value-type="string">
            <text:p>dujáa-rã </text:p>
          </table:table-cell>
          <table:table-cell office:value-type="string">
            <text:p>v. </text:p>
          </table:table-cell>
          <table:table-cell/>
          <table:table-cell office:value-type="string">
            <text:p>ir volviendo sobre sus pasos </text:p>
          </table:table-cell>
          <table:table-cell office:value-type="string">
            <text:p>retrace steps away </text:p>
          </table:table-cell>
          <table:table-cell table:number-columns-repeated="61"/>
        </table:table-row>
        <table:table-row table:style-name="ro1">
          <table:table-cell office:value-type="string">
            <text:p>gooe- </text:p>
          </table:table-cell>
          <table:table-cell office:value-type="string">
            <text:p>gooé, gooe-rã́ </text:p>
          </table:table-cell>
          <table:table-cell office:value-type="string">
            <text:p>v.1b </text:p>
          </table:table-cell>
          <table:table-cell/>
          <table:table-cell office:value-type="string">
            <text:p>regresar a su propio lugar </text:p>
          </table:table-cell>
          <table:table-cell office:value-type="string">
            <text:p>return to one’s usual place</text:p>
          </table:table-cell>
          <table:table-cell table:number-columns-repeated="61"/>
        </table:table-row>
        <table:table-row table:style-name="ro1">
          <table:table-cell office:value-type="string">
            <text:p>poó- </text:p>
          </table:table-cell>
          <table:table-cell office:value-type="string">
            <text:p>poó-rã </text:p>
          </table:table-cell>
          <table:table-cell office:value-type="string">
            <text:p>v. </text:p>
          </table:table-cell>
          <table:table-cell/>
          <table:table-cell office:value-type="string">
            <text:p>volver algo o alguien en su sitio </text:p>
          </table:table-cell>
          <table:table-cell office:value-type="string">
            <text:p>return to the appropriate situation </text:p>
          </table:table-cell>
          <table:table-cell table:number-columns-repeated="61"/>
        </table:table-row>
        <table:table-row table:style-name="ro1">
          <table:table-cell office:value-type="string">
            <text:p>gooedujáa- </text:p>
          </table:table-cell>
          <table:table-cell office:value-type="string">
            <text:p>gooedujáa-rã </text:p>
          </table:table-cell>
          <table:table-cell office:value-type="string">
            <text:p>v. </text:p>
          </table:table-cell>
          <table:table-cell/>
          <table:table-cell office:value-type="string">
            <text:p>ir volviendo sobre sus pasos </text:p>
          </table:table-cell>
          <table:table-cell office:value-type="string">
            <text:p>return, going back to one’s usual place</text:p>
          </table:table-cell>
          <table:table-cell table:number-columns-repeated="61"/>
        </table:table-row>
        <table:table-row table:style-name="ro1">
          <table:table-cell office:value-type="string">
            <text:p>arusu </text:p>
          </table:table-cell>
          <table:table-cell office:value-type="string">
            <text:p>arúsu-re </text:p>
          </table:table-cell>
          <table:table-cell office:value-type="string">
            <text:p>s. </text:p>
          </table:table-cell>
          <table:table-cell/>
          <table:table-cell office:value-type="string">
            <text:p>arroz </text:p>
          </table:table-cell>
          <table:table-cell office:value-type="string">
            <text:p>rice</text:p>
          </table:table-cell>
          <table:table-cell table:number-columns-repeated="61"/>
        </table:table-row>
        <table:table-row table:style-name="ro1">
          <table:table-cell office:value-type="string">
            <text:p>bʉrida- </text:p>
          </table:table-cell>
          <table:table-cell office:value-type="string">
            <text:p>bʉrída-rã </text:p>
          </table:table-cell>
          <table:table-cell office:value-type="string">
            <text:p>v. </text:p>
          </table:table-cell>
          <table:table-cell/>
          <table:table-cell office:value-type="string">
            <text:p>ridículizar </text:p>
          </table:table-cell>
          <table:table-cell office:value-type="string">
            <text:p>ridicule </text:p>
          </table:table-cell>
          <table:table-cell table:number-columns-repeated="61"/>
        </table:table-row>
        <table:table-row table:style-name="ro1">
          <table:table-cell office:value-type="string">
            <text:p>daporagã </text:p>
          </table:table-cell>
          <table:table-cell office:value-type="string">
            <text:p>daapóragã </text:p>
          </table:table-cell>
          <table:table-cell office:value-type="string">
            <text:p>adv. </text:p>
          </table:table-cell>
          <table:table-cell office:value-type="string">
            <text:p>dapagoragã </text:p>
          </table:table-cell>
          <table:table-cell office:value-type="string">
            <text:p>ahorita </text:p>
          </table:table-cell>
          <table:table-cell office:value-type="string">
            <text:p>right now, at this time</text:p>
          </table:table-cell>
          <table:table-cell table:number-columns-repeated="61"/>
        </table:table-row>
        <table:table-row table:style-name="ro1">
          <table:table-cell office:value-type="string">
            <text:p>-gora </text:p>
          </table:table-cell>
          <table:table-cell/>
          <table:table-cell office:value-type="string">
            <text:p>suf. adv. </text:p>
          </table:table-cell>
          <table:table-cell/>
          <table:table-cell office:value-type="string">
            <text:p>en este lugar específicamente </text:p>
          </table:table-cell>
          <table:table-cell office:value-type="string">
            <text:p>right there, just at</text:p>
          </table:table-cell>
          <table:table-cell table:number-columns-repeated="61"/>
        </table:table-row>
        <table:table-row table:style-name="ro1">
          <table:table-cell office:value-type="string">
            <text:p>ñí- </text:p>
          </table:table-cell>
          <table:table-cell office:value-type="string">
            <text:p>ñí-rĩ </text:p>
          </table:table-cell>
          <table:table-cell office:value-type="string">
            <text:p>adj. </text:p>
          </table:table-cell>
          <table:table-cell/>
          <table:table-cell office:value-type="string">
            <text:p>madurar </text:p>
          </table:table-cell>
          <table:table-cell office:value-type="string">
            <text:p>ripe </text:p>
          </table:table-cell>
          <table:table-cell table:number-columns-repeated="61"/>
        </table:table-row>
        <table:table-row table:style-name="ro1">
          <table:table-cell office:value-type="string">
            <text:p>bore- </text:p>
          </table:table-cell>
          <table:table-cell office:value-type="string">
            <text:p>boré-ro </text:p>
          </table:table-cell>
          <table:table-cell office:value-type="string">
            <text:p>v. </text:p>
          </table:table-cell>
          <table:table-cell/>
          <table:table-cell office:value-type="string">
            <text:p>madurarse </text:p>
          </table:table-cell>
          <table:table-cell office:value-type="string">
            <text:p>ripen</text:p>
          </table:table-cell>
          <table:table-cell table:number-columns-repeated="61"/>
        </table:table-row>
        <table:table-row table:style-name="ro1">
          <table:table-cell office:value-type="string">
            <text:p>wémasã- </text:p>
          </table:table-cell>
          <table:table-cell office:value-type="string">
            <text:p>wémasã́-rĩ </text:p>
          </table:table-cell>
          <table:table-cell office:value-type="string">
            <text:p>v. </text:p>
          </table:table-cell>
          <table:table-cell/>
          <table:table-cell office:value-type="string">
            <text:p>fermentar la masa </text:p>
          </table:table-cell>
          <table:table-cell office:value-type="string">
            <text:p>rise as bread</text:p>
          </table:table-cell>
          <table:table-cell table:number-columns-repeated="61"/>
        </table:table-row>
        <table:table-row table:style-name="ro1">
          <table:table-cell office:value-type="string">
            <text:p>dia </text:p>
          </table:table-cell>
          <table:table-cell office:value-type="string">
            <text:p>diá-ré </text:p>
          </table:table-cell>
          <table:table-cell office:value-type="string">
            <text:p>s. </text:p>
          </table:table-cell>
          <table:table-cell/>
          <table:table-cell office:value-type="string">
            <text:p>río </text:p>
          </table:table-cell>
          <table:table-cell office:value-type="string">
            <text:p>river</text:p>
          </table:table-cell>
          <table:table-cell table:number-columns-repeated="61"/>
        </table:table-row>
        <table:table-row table:style-name="ro1">
          <table:table-cell office:value-type="string">
            <text:p>yaja- </text:p>
          </table:table-cell>
          <table:table-cell office:value-type="string">
            <text:p>yajá-rã </text:p>
          </table:table-cell>
          <table:table-cell office:value-type="string">
            <text:p>v.2a </text:p>
          </table:table-cell>
          <table:table-cell/>
          <table:table-cell office:value-type="string">
            <text:p>robar </text:p>
          </table:table-cell>
          <table:table-cell office:value-type="string">
            <text:p>rob</text:p>
          </table:table-cell>
          <table:table-cell table:number-columns-repeated="61"/>
        </table:table-row>
        <table:table-row table:style-name="ro1">
          <table:table-cell office:value-type="string">
            <text:p>ʉ̃tãye </text:p>
          </table:table-cell>
          <table:table-cell office:value-type="string">
            <text:p>ʉ̃tã́ye-re </text:p>
          </table:table-cell>
          <table:table-cell office:value-type="string">
            <text:p>s. </text:p>
          </table:table-cell>
          <table:table-cell/>
          <table:table-cell office:value-type="string">
            <text:p>piedra </text:p>
          </table:table-cell>
          <table:table-cell office:value-type="string">
            <text:p>rock</text:p>
          </table:table-cell>
          <table:table-cell table:number-columns-repeated="61"/>
        </table:table-row>
        <table:table-row table:style-name="ro1">
          <table:table-cell office:value-type="string">
            <text:p>-bero </text:p>
          </table:table-cell>
          <table:table-cell office:value-type="string">
            <text:p>-beeró-re </text:p>
          </table:table-cell>
          <table:table-cell office:value-type="string">
            <text:p>suf. s. </text:p>
          </table:table-cell>
          <table:table-cell/>
          <table:table-cell office:value-type="string">
            <text:p>rollo de, (forma de) algo redondo </text:p>
          </table:table-cell>
          <table:table-cell office:value-type="string">
            <text:p>roll of, round in shape</text:p>
          </table:table-cell>
          <table:table-cell table:number-columns-repeated="61"/>
        </table:table-row>
        <table:table-row table:style-name="ro1">
          <table:table-cell office:value-type="string">
            <text:p>nojã- </text:p>
          </table:table-cell>
          <table:table-cell office:value-type="string">
            <text:p>nojã́-rã </text:p>
          </table:table-cell>
          <table:table-cell office:value-type="string">
            <text:p>v.2a </text:p>
          </table:table-cell>
          <table:table-cell/>
          <table:table-cell office:value-type="string">
            <text:p>enrollar </text:p>
          </table:table-cell>
          <table:table-cell office:value-type="string">
            <text:p>roll up</text:p>
          </table:table-cell>
          <table:table-cell table:number-columns-repeated="61"/>
        </table:table-row>
        <table:table-row table:style-name="ro1">
          <table:table-cell office:value-type="string">
            <text:p>taribu </text:p>
          </table:table-cell>
          <table:table-cell office:value-type="string">
            <text:p>taaribú-re </text:p>
          </table:table-cell>
          <table:table-cell office:value-type="string">
            <text:p>s. </text:p>
          </table:table-cell>
          <table:table-cell/>
          <table:table-cell office:value-type="string">
            <text:p>cuarto </text:p>
          </table:table-cell>
          <table:table-cell office:value-type="string">
            <text:p>room</text:p>
          </table:table-cell>
          <table:table-cell table:number-columns-repeated="61"/>
        </table:table-row>
        <table:table-row table:style-name="ro1">
          <table:table-cell office:value-type="string">
            <text:p>nugũ </text:p>
          </table:table-cell>
          <table:table-cell office:value-type="string">
            <text:p>nuugṹ, nuugũ-rẽ́ </text:p>
          </table:table-cell>
          <table:table-cell office:value-type="string">
            <text:p>s. </text:p>
          </table:table-cell>
          <table:table-cell/>
          <table:table-cell office:value-type="string">
            <text:p>raíz </text:p>
          </table:table-cell>
          <table:table-cell office:value-type="string">
            <text:p>root</text:p>
          </table:table-cell>
          <table:table-cell table:number-columns-repeated="61"/>
        </table:table-row>
        <table:table-row table:style-name="ro1">
          <table:table-cell office:value-type="string">
            <text:p>pũgubuda </text:p>
          </table:table-cell>
          <table:table-cell office:value-type="string">
            <text:p>pṹguubuda-re </text:p>
          </table:table-cell>
          <table:table-cell office:value-type="string">
            <text:p>s. </text:p>
          </table:table-cell>
          <table:table-cell/>
          <table:table-cell office:value-type="string">
            <text:p>guindo </text:p>
          </table:table-cell>
          <table:table-cell office:value-type="string">
            <text:p>rope</text:p>
          </table:table-cell>
          <table:table-cell table:number-columns-repeated="61"/>
        </table:table-row>
        <table:table-row table:style-name="ro1">
          <table:table-cell office:value-type="string">
            <text:p>-ru </text:p>
          </table:table-cell>
          <table:table-cell/>
          <table:table-cell office:value-type="string">
            <text:p>suf. s. </text:p>
          </table:table-cell>
          <table:table-cell/>
          <table:table-cell office:value-type="string">
            <text:p>(forma de) un objeto redondo </text:p>
          </table:table-cell>
          <table:table-cell office:value-type="string">
            <text:p>round or sphere (shape marker)</text:p>
          </table:table-cell>
          <table:table-cell table:number-columns-repeated="61"/>
        </table:table-row>
        <table:table-row table:style-name="ro1">
          <table:table-cell office:value-type="string">
            <text:p>weja- </text:p>
          </table:table-cell>
          <table:table-cell office:value-type="string">
            <text:p>wejá-rã </text:p>
          </table:table-cell>
          <table:table-cell office:value-type="string">
            <text:p>v.2a </text:p>
          </table:table-cell>
          <table:table-cell/>
          <table:table-cell office:value-type="string">
            <text:p>remar </text:p>
          </table:table-cell>
          <table:table-cell office:value-type="string">
            <text:p>row </text:p>
          </table:table-cell>
          <table:table-cell table:number-columns-repeated="61"/>
        </table:table-row>
        <table:table-row table:style-name="ro1">
          <table:table-cell office:value-type="string">
            <text:p>wʉ̃kã- </text:p>
          </table:table-cell>
          <table:table-cell office:value-type="string">
            <text:p>wʉ̃kã́-rã </text:p>
          </table:table-cell>
          <table:table-cell office:value-type="string">
            <text:p>v.2a </text:p>
          </table:table-cell>
          <table:table-cell/>
          <table:table-cell office:value-type="string">
            <text:p>untar </text:p>
          </table:table-cell>
          <table:table-cell office:value-type="string">
            <text:p>rub on</text:p>
          </table:table-cell>
          <table:table-cell table:number-columns-repeated="61"/>
        </table:table-row>
        <table:table-row table:style-name="ro1">
          <table:table-cell office:value-type="string">
            <text:p>túwʉ̃kã- </text:p>
          </table:table-cell>
          <table:table-cell office:value-type="string">
            <text:p>túwʉ̃kã́-rã </text:p>
          </table:table-cell>
          <table:table-cell office:value-type="string">
            <text:p>v. </text:p>
          </table:table-cell>
          <table:table-cell/>
          <table:table-cell office:value-type="string">
            <text:p>untar en </text:p>
          </table:table-cell>
          <table:table-cell office:value-type="string">
            <text:p>rub on</text:p>
          </table:table-cell>
          <table:table-cell table:number-columns-repeated="61"/>
        </table:table-row>
        <table:table-row table:style-name="ro1">
          <table:table-cell office:value-type="string">
            <text:p>goje- </text:p>
          </table:table-cell>
          <table:table-cell office:value-type="string">
            <text:p>gojé-rã́ </text:p>
          </table:table-cell>
          <table:table-cell office:value-type="string">
            <text:p>v.1a </text:p>
          </table:table-cell>
          <table:table-cell/>
          <table:table-cell office:value-type="string">
            <text:p>aplicar </text:p>
          </table:table-cell>
          <table:table-cell office:value-type="string">
            <text:p>rub on or tap so as to apply</text:p>
          </table:table-cell>
          <table:table-cell table:number-columns-repeated="61"/>
        </table:table-row>
        <table:table-row table:style-name="ro1">
          <table:table-cell office:value-type="string">
            <text:p>-boa- </text:p>
          </table:table-cell>
          <table:table-cell/>
          <table:table-cell office:value-type="string">
            <text:p>suf. v. no final </text:p>
          </table:table-cell>
          <table:table-cell/>
          <table:table-cell office:value-type="string">
            <text:p>indica un acción que no está realizada </text:p>
          </table:table-cell>
          <table:table-cell office:value-type="string">
            <text:p>ruin an intended action; be ruined with; not realized </text:p>
          </table:table-cell>
          <table:table-cell table:number-columns-repeated="61"/>
        </table:table-row>
        <table:table-row table:style-name="ro1">
          <table:table-cell office:value-type="string">
            <text:p>ũma- </text:p>
          </table:table-cell>
          <table:table-cell office:value-type="string">
            <text:p>ũmá-rã́ </text:p>
          </table:table-cell>
          <table:table-cell office:value-type="string">
            <text:p>v.1a </text:p>
          </table:table-cell>
          <table:table-cell/>
          <table:table-cell office:value-type="string">
            <text:p>correr </text:p>
          </table:table-cell>
          <table:table-cell office:value-type="string">
            <text:p>run </text:p>
          </table:table-cell>
          <table:table-cell table:number-columns-repeated="61"/>
        </table:table-row>
        <table:table-row table:style-name="ro1">
          <table:table-cell office:value-type="string">
            <text:p>siku </text:p>
          </table:table-cell>
          <table:table-cell office:value-type="string">
            <text:p>síkú-re </text:p>
          </table:table-cell>
          <table:table-cell office:value-type="string">
            <text:p>s. </text:p>
          </table:table-cell>
          <table:table-cell/>
          <table:table-cell office:value-type="string">
            <text:p>saliva </text:p>
          </table:table-cell>
          <table:table-cell office:value-type="string">
            <text:p>saliva</text:p>
          </table:table-cell>
          <table:table-cell table:number-columns-repeated="61"/>
        </table:table-row>
        <table:table-row table:style-name="ro1">
          <table:table-cell office:value-type="string">
            <text:p>moã </text:p>
          </table:table-cell>
          <table:table-cell office:value-type="string">
            <text:p>moã́-rẽ́ </text:p>
          </table:table-cell>
          <table:table-cell office:value-type="string">
            <text:p>s. </text:p>
          </table:table-cell>
          <table:table-cell/>
          <table:table-cell office:value-type="string">
            <text:p>sal </text:p>
          </table:table-cell>
          <table:table-cell office:value-type="string">
            <text:p>salt</text:p>
          </table:table-cell>
          <table:table-cell table:number-columns-repeated="61"/>
        </table:table-row>
        <table:table-row table:style-name="ro1">
          <table:table-cell office:value-type="string">
            <text:p>ĩmipa </text:p>
          </table:table-cell>
          <table:table-cell office:value-type="string">
            <text:p>ĩĩmipá-re </text:p>
          </table:table-cell>
          <table:table-cell office:value-type="string">
            <text:p>s. </text:p>
          </table:table-cell>
          <table:table-cell/>
          <table:table-cell office:value-type="string">
            <text:p>arena </text:p>
          </table:table-cell>
          <table:table-cell office:value-type="string">
            <text:p>sand</text:p>
          </table:table-cell>
          <table:table-cell table:number-columns-repeated="61"/>
        </table:table-row>
        <table:table-row table:style-name="ro1">
          <table:table-cell office:value-type="string">
            <text:p>gó </text:p>
          </table:table-cell>
          <table:table-cell office:value-type="string">
            <text:p>gó-ré </text:p>
          </table:table-cell>
          <table:table-cell office:value-type="string">
            <text:p>s. </text:p>
          </table:table-cell>
          <table:table-cell/>
          <table:table-cell office:value-type="string">
            <text:p>savia, caucho </text:p>
          </table:table-cell>
          <table:table-cell office:value-type="string">
            <text:p>sap, rubber</text:p>
          </table:table-cell>
          <table:table-cell table:number-columns-repeated="61"/>
        </table:table-row>
        <table:table-row table:style-name="ro1">
          <table:table-cell office:value-type="string">
            <text:p>majĩdi </text:p>
          </table:table-cell>
          <table:table-cell office:value-type="string">
            <text:p>majĩ́digʉ-re </text:p>
          </table:table-cell>
          <table:table-cell office:value-type="string">
            <text:p>s. </text:p>
          </table:table-cell>
          <table:table-cell/>
          <table:table-cell office:value-type="string">
            <text:p>arbolito </text:p>
          </table:table-cell>
          <table:table-cell office:value-type="string">
            <text:p>sapling</text:p>
          </table:table-cell>
          <table:table-cell table:number-columns-repeated="61"/>
        </table:table-row>
        <table:table-row table:style-name="ro1">
          <table:table-cell office:value-type="string">
            <text:p>ĩmikãmʉ </text:p>
          </table:table-cell>
          <table:table-cell office:value-type="string">
            <text:p>ĩmíkã́mʉ́-rẽ </text:p>
          </table:table-cell>
          <table:table-cell office:value-type="string">
            <text:p>s. </text:p>
          </table:table-cell>
          <table:table-cell/>
          <table:table-cell office:value-type="string">
            <text:p>sardina </text:p>
          </table:table-cell>
          <table:table-cell office:value-type="string">
            <text:p>sardine</text:p>
          </table:table-cell>
          <table:table-cell table:number-columns-repeated="61"/>
        </table:table-row>
        <table:table-row table:style-name="ro1">
          <table:table-cell office:value-type="string">
            <text:p>sauru </text:p>
          </table:table-cell>
          <table:table-cell office:value-type="string">
            <text:p>sáuru </text:p>
          </table:table-cell>
          <table:table-cell office:value-type="string">
            <text:p>s. </text:p>
          </table:table-cell>
          <table:table-cell/>
          <table:table-cell office:value-type="string">
            <text:p>sábado </text:p>
          </table:table-cell>
          <table:table-cell office:value-type="string">
            <text:p>Saturday or the Sabbath</text:p>
          </table:table-cell>
          <table:table-cell table:number-columns-repeated="61"/>
        </table:table-row>
        <table:table-row table:style-name="ro1">
          <table:table-cell office:value-type="string">
            <text:p>ãrĩ- </text:p>
          </table:table-cell>
          <table:table-cell office:value-type="string">
            <text:p>ãrĩ́, ãrĩ́-rã́ </text:p>
          </table:table-cell>
          <table:table-cell office:value-type="string">
            <text:p>v.1a </text:p>
          </table:table-cell>
          <table:table-cell/>
          <table:table-cell office:value-type="string">
            <text:p>decir </text:p>
          </table:table-cell>
          <table:table-cell office:value-type="string">
            <text:p>say </text:p>
          </table:table-cell>
          <table:table-cell office:value-type="string">
            <text:p>presente con 1, 2, 3 persona; pasado inmediato [ãrã-rĩ]. </text:p>
          </table:table-cell>
          <table:table-cell table:number-columns-repeated="60"/>
        </table:table-row>
        <table:table-row table:style-name="ro1">
          <table:table-cell office:value-type="string">
            <text:p>nʉtʉ̃rĩ </text:p>
          </table:table-cell>
          <table:table-cell office:value-type="string">
            <text:p>nʉtʉ̃́rĩ́-rẽ </text:p>
          </table:table-cell>
          <table:table-cell office:value-type="string">
            <text:p>s. </text:p>
          </table:table-cell>
          <table:table-cell/>
          <table:table-cell office:value-type="string">
            <text:p>escamas </text:p>
          </table:table-cell>
          <table:table-cell office:value-type="string">
            <text:p>scales</text:p>
          </table:table-cell>
          <table:table-cell table:number-columns-repeated="61"/>
        </table:table-row>
        <table:table-row table:style-name="ro1">
          <table:table-cell office:value-type="string">
            <text:p>goko- </text:p>
          </table:table-cell>
          <table:table-cell office:value-type="string">
            <text:p>gokó-rã́ </text:p>
          </table:table-cell>
          <table:table-cell office:value-type="string">
            <text:p>v.1a </text:p>
          </table:table-cell>
          <table:table-cell/>
          <table:table-cell office:value-type="string">
            <text:p>asustar, espantar </text:p>
          </table:table-cell>
          <table:table-cell office:value-type="string">
            <text:p>scare or surprise someone </text:p>
          </table:table-cell>
          <table:table-cell table:number-columns-repeated="61"/>
        </table:table-row>
        <table:table-row table:style-name="ro1">
          <table:table-cell office:value-type="string">
            <text:p>boraro </text:p>
          </table:table-cell>
          <table:table-cell office:value-type="string">
            <text:p>boráro-re </text:p>
          </table:table-cell>
          <table:table-cell office:value-type="string">
            <text:p>s. </text:p>
          </table:table-cell>
          <table:table-cell/>
          <table:table-cell office:value-type="string">
            <text:p>madre monte </text:p>
          </table:table-cell>
          <table:table-cell office:value-type="string">
            <text:p>scary being</text:p>
          </table:table-cell>
          <table:table-cell table:number-columns-repeated="61"/>
        </table:table-row>
        <table:table-row table:style-name="ro1">
          <table:table-cell office:value-type="string">
            <text:p>-siri- </text:p>
          </table:table-cell>
          <table:table-cell/>
          <table:table-cell office:value-type="string">
            <text:p>suf. v. no final </text:p>
          </table:table-cell>
          <table:table-cell/>
          <table:table-cell office:value-type="string">
            <text:p>esparcir </text:p>
          </table:table-cell>
          <table:table-cell office:value-type="string">
            <text:p>scatter, spread out all over </text:p>
          </table:table-cell>
          <table:table-cell table:number-columns-repeated="61"/>
        </table:table-row>
        <table:table-row table:style-name="ro1">
          <table:table-cell office:value-type="string">
            <text:p>-wasiri- </text:p>
          </table:table-cell>
          <table:table-cell/>
          <table:table-cell office:value-type="string">
            <text:p>suf. v. no final </text:p>
          </table:table-cell>
          <table:table-cell/>
          <table:table-cell office:value-type="string">
            <text:p>esparcir </text:p>
          </table:table-cell>
          <table:table-cell office:value-type="string">
            <text:p>scatter, spread out all over </text:p>
          </table:table-cell>
          <table:table-cell table:number-columns-repeated="61"/>
        </table:table-row>
        <table:table-row table:style-name="ro1">
          <table:table-cell office:value-type="string">
            <text:p>bueri wii </text:p>
          </table:table-cell>
          <table:table-cell office:value-type="string">
            <text:p>buuerí wií-gue </text:p>
          </table:table-cell>
          <table:table-cell office:value-type="string">
            <text:p>s. </text:p>
          </table:table-cell>
          <table:table-cell/>
          <table:table-cell office:value-type="string">
            <text:p>escuela </text:p>
          </table:table-cell>
          <table:table-cell office:value-type="string">
            <text:p>school</text:p>
          </table:table-cell>
          <table:table-cell table:number-columns-repeated="61"/>
        </table:table-row>
        <table:table-row table:style-name="ro1">
          <table:table-cell office:value-type="string">
            <text:p>dubutarimajĩ </text:p>
          </table:table-cell>
          <table:table-cell office:value-type="string">
            <text:p>dubútarimajĩ-rẽ </text:p>
          </table:table-cell>
          <table:table-cell office:value-type="string">
            <text:p>s. </text:p>
          </table:table-cell>
          <table:table-cell/>
          <table:table-cell office:value-type="string">
            <text:p>tijeras </text:p>
          </table:table-cell>
          <table:table-cell office:value-type="string">
            <text:p>scissors</text:p>
          </table:table-cell>
          <table:table-cell table:number-columns-repeated="61"/>
        </table:table-row>
        <table:table-row table:style-name="ro1">
          <table:table-cell office:value-type="string">
            <text:p>turi- </text:p>
          </table:table-cell>
          <table:table-cell office:value-type="string">
            <text:p>tuurí, tuuri-rã́ </text:p>
          </table:table-cell>
          <table:table-cell office:value-type="string">
            <text:p>v.1b </text:p>
          </table:table-cell>
          <table:table-cell/>
          <table:table-cell office:value-type="string">
            <text:p>regañar, ladrar </text:p>
          </table:table-cell>
          <table:table-cell office:value-type="string">
            <text:p>scold, bark</text:p>
          </table:table-cell>
          <table:table-cell table:number-columns-repeated="61"/>
        </table:table-row>
        <table:table-row table:style-name="ro1">
          <table:table-cell office:value-type="string">
            <text:p>korebaba </text:p>
          </table:table-cell>
          <table:table-cell office:value-type="string">
            <text:p>korébaabá-re </text:p>
          </table:table-cell>
          <table:table-cell office:value-type="string">
            <text:p>s. </text:p>
          </table:table-cell>
          <table:table-cell/>
          <table:table-cell office:value-type="string">
            <text:p>alacrán </text:p>
          </table:table-cell>
          <table:table-cell office:value-type="string">
            <text:p>scorpion</text:p>
          </table:table-cell>
          <table:table-cell table:number-columns-repeated="61"/>
        </table:table-row>
        <table:table-row table:style-name="ro1">
          <table:table-cell office:value-type="string">
            <text:p>pʉa- </text:p>
          </table:table-cell>
          <table:table-cell office:value-type="string">
            <text:p>pʉá-rã </text:p>
          </table:table-cell>
          <table:table-cell office:value-type="string">
            <text:p>v. </text:p>
          </table:table-cell>
          <table:table-cell/>
          <table:table-cell office:value-type="string">
            <text:p>rascar </text:p>
          </table:table-cell>
          <table:table-cell office:value-type="string">
            <text:p>scratch as a cat would scratch</text:p>
          </table:table-cell>
          <table:table-cell table:number-columns-repeated="61"/>
        </table:table-row>
        <table:table-row table:style-name="ro1">
          <table:table-cell office:value-type="string">
            <text:p>ñaaguĩ- </text:p>
          </table:table-cell>
          <table:table-cell office:value-type="string">
            <text:p>ñaaguĩ́, ñaaguĩ-rã́ </text:p>
          </table:table-cell>
          <table:table-cell office:value-type="string">
            <text:p>v.1b </text:p>
          </table:table-cell>
          <table:table-cell/>
          <table:table-cell office:value-type="string">
            <text:p>rascar </text:p>
          </table:table-cell>
          <table:table-cell office:value-type="string">
            <text:p>scratch oneself, scratched or marred</text:p>
          </table:table-cell>
          <table:table-cell table:number-columns-repeated="61"/>
        </table:table-row>
        <table:table-row table:style-name="ro1">
          <table:table-cell office:value-type="string">
            <text:p>túkoe- </text:p>
          </table:table-cell>
          <table:table-cell office:value-type="string">
            <text:p>túkoé-rã </text:p>
          </table:table-cell>
          <table:table-cell office:value-type="string">
            <text:p>v. </text:p>
          </table:table-cell>
          <table:table-cell/>
          <table:table-cell office:value-type="string">
            <text:p>frotar </text:p>
          </table:table-cell>
          <table:table-cell office:value-type="string">
            <text:p>scrubba-dub-dub</text:p>
          </table:table-cell>
          <table:table-cell table:number-columns-repeated="61"/>
        </table:table-row>
        <table:table-row table:style-name="ro1">
          <table:table-cell office:value-type="string">
            <text:p>ĩã- </text:p>
          </table:table-cell>
          <table:table-cell office:value-type="string">
            <text:p>ĩĩã́, ĩĩã-rã́ </text:p>
          </table:table-cell>
          <table:table-cell office:value-type="string">
            <text:p>v.1b </text:p>
          </table:table-cell>
          <table:table-cell/>
          <table:table-cell office:value-type="string">
            <text:p>ver </text:p>
          </table:table-cell>
          <table:table-cell office:value-type="string">
            <text:p>see</text:p>
          </table:table-cell>
          <table:table-cell table:number-columns-repeated="61"/>
        </table:table-row>
        <table:table-row table:style-name="ro1">
          <table:table-cell office:value-type="string">
            <text:p>oteri koye </text:p>
          </table:table-cell>
          <table:table-cell office:value-type="string">
            <text:p>otérí kóyé-re </text:p>
          </table:table-cell>
          <table:table-cell office:value-type="string">
            <text:p>s. </text:p>
          </table:table-cell>
          <table:table-cell/>
          <table:table-cell office:value-type="string">
            <text:p>semilla </text:p>
          </table:table-cell>
          <table:table-cell office:value-type="string">
            <text:p>seed</text:p>
          </table:table-cell>
          <table:table-cell table:number-columns-repeated="61"/>
        </table:table-row>
        <table:table-row table:style-name="ro1">
          <table:table-cell office:value-type="string">
            <text:p>kárina- </text:p>
          </table:table-cell>
          <table:table-cell/>
          <table:table-cell office:value-type="string">
            <text:p>v. aux. </text:p>
          </table:table-cell>
          <table:table-cell/>
          <table:table-cell office:value-type="string">
            <text:p>parece </text:p>
          </table:table-cell>
          <table:table-cell office:value-type="string">
            <text:p>seemingly so, sounds like, seems like </text:p>
          </table:table-cell>
          <table:table-cell table:number-columns-repeated="61"/>
        </table:table-row>
        <table:table-row table:style-name="ro1">
          <table:table-cell office:value-type="string">
            <text:p>beyepí- </text:p>
          </table:table-cell>
          <table:table-cell office:value-type="string">
            <text:p>beyépí-rã </text:p>
          </table:table-cell>
          <table:table-cell office:value-type="string">
            <text:p>v. </text:p>
          </table:table-cell>
          <table:table-cell/>
          <table:table-cell office:value-type="string">
            <text:p>escoger y encargar </text:p>
          </table:table-cell>
          <table:table-cell office:value-type="string">
            <text:p>select and place into position, elect</text:p>
          </table:table-cell>
          <table:table-cell table:number-columns-repeated="61"/>
        </table:table-row>
        <table:table-row table:style-name="ro1">
          <table:table-cell office:value-type="string">
            <text:p>dua- </text:p>
          </table:table-cell>
          <table:table-cell office:value-type="string">
            <text:p>duá-rã́ </text:p>
          </table:table-cell>
          <table:table-cell office:value-type="string">
            <text:p>v.1a </text:p>
          </table:table-cell>
          <table:table-cell/>
          <table:table-cell office:value-type="string">
            <text:p>vender </text:p>
          </table:table-cell>
          <table:table-cell office:value-type="string">
            <text:p>sell</text:p>
          </table:table-cell>
          <table:table-cell table:number-columns-repeated="61"/>
        </table:table-row>
        <table:table-row table:style-name="ro1">
          <table:table-cell office:value-type="string">
            <text:p>dʉkawari- </text:p>
          </table:table-cell>
          <table:table-cell office:value-type="string">
            <text:p>dʉkáwari-rã </text:p>
          </table:table-cell>
          <table:table-cell office:value-type="string">
            <text:p>v. </text:p>
          </table:table-cell>
          <table:table-cell office:value-type="string">
            <text:p>dʉkawa- </text:p>
          </table:table-cell>
          <table:table-cell office:value-type="string">
            <text:p>separar, dividir </text:p>
          </table:table-cell>
          <table:table-cell office:value-type="string">
            <text:p>separate, divide</text:p>
          </table:table-cell>
          <table:table-cell table:number-columns-repeated="61"/>
        </table:table-row>
        <table:table-row table:style-name="ro1">
          <table:table-cell office:value-type="string">
            <text:p>tĩã- </text:p>
          </table:table-cell>
          <table:table-cell office:value-type="string">
            <text:p>tĩã́-rã </text:p>
          </table:table-cell>
          <table:table-cell office:value-type="string">
            <text:p>v.2a </text:p>
          </table:table-cell>
          <table:table-cell/>
          <table:table-cell office:value-type="string">
            <text:p>ofrecer </text:p>
          </table:table-cell>
          <table:table-cell office:value-type="string">
            <text:p>serve or offer a drink</text:p>
          </table:table-cell>
          <table:table-cell table:number-columns-repeated="61"/>
        </table:table-row>
        <table:table-row table:style-name="ro1">
          <table:table-cell office:value-type="string">
            <text:p>seyaro </text:p>
          </table:table-cell>
          <table:table-cell office:value-type="string">
            <text:p>seeyáro </text:p>
          </table:table-cell>
          <table:table-cell office:value-type="string">
            <text:p>adv. </text:p>
          </table:table-cell>
          <table:table-cell/>
          <table:table-cell office:value-type="string">
            <text:p>juego de, grupo de </text:p>
          </table:table-cell>
          <table:table-cell office:value-type="string">
            <text:p>set of or group of</text:p>
          </table:table-cell>
          <table:table-cell table:number-columns-repeated="61"/>
        </table:table-row>
        <table:table-row table:style-name="ro1">
          <table:table-cell office:value-type="string">
            <text:p>diti- </text:p>
          </table:table-cell>
          <table:table-cell office:value-type="string">
            <text:p>dití-rã́ </text:p>
          </table:table-cell>
          <table:table-cell office:value-type="string">
            <text:p>v.1a </text:p>
          </table:table-cell>
          <table:table-cell/>
          <table:table-cell office:value-type="string">
            <text:p>cortar, severar </text:p>
          </table:table-cell>
          <table:table-cell office:value-type="string">
            <text:p>sever </text:p>
          </table:table-cell>
          <table:table-cell table:number-columns-repeated="61"/>
        </table:table-row>
        <table:table-row table:style-name="ro1">
          <table:table-cell office:value-type="string">
            <text:p>ea- </text:p>
          </table:table-cell>
          <table:table-cell office:value-type="string">
            <text:p>eá-rã </text:p>
          </table:table-cell>
          <table:table-cell office:value-type="string">
            <text:p>v.2a </text:p>
          </table:table-cell>
          <table:table-cell/>
          <table:table-cell office:value-type="string">
            <text:p>coser </text:p>
          </table:table-cell>
          <table:table-cell office:value-type="string">
            <text:p>sew</text:p>
          </table:table-cell>
          <table:table-cell table:number-columns-repeated="61"/>
        </table:table-row>
        <table:table-row table:style-name="ro1">
          <table:table-cell office:value-type="string">
            <text:p>eañeã- </text:p>
          </table:table-cell>
          <table:table-cell office:value-type="string">
            <text:p>eáñeeã-rã </text:p>
          </table:table-cell>
          <table:table-cell office:value-type="string">
            <text:p>v. </text:p>
          </table:table-cell>
          <table:table-cell/>
          <table:table-cell office:value-type="string">
            <text:p>coser o amarrar dos lados juntos </text:p>
          </table:table-cell>
          <table:table-cell office:value-type="string">
            <text:p>sew together</text:p>
          </table:table-cell>
          <table:table-cell table:number-columns-repeated="61"/>
        </table:table-row>
        <table:table-row table:style-name="ro1">
          <table:table-cell office:value-type="string">
            <text:p>meésã- </text:p>
          </table:table-cell>
          <table:table-cell office:value-type="string">
            <text:p>meésã-rã </text:p>
          </table:table-cell>
          <table:table-cell office:value-type="string">
            <text:p>v. </text:p>
          </table:table-cell>
          <table:table-cell/>
          <table:table-cell office:value-type="string">
            <text:p>menear para mesclar </text:p>
          </table:table-cell>
          <table:table-cell office:value-type="string">
            <text:p>shake in order to mix as one would shake up medicine</text:p>
          </table:table-cell>
          <table:table-cell table:number-columns-repeated="61"/>
        </table:table-row>
        <table:table-row table:style-name="ro1">
          <table:table-cell office:value-type="string">
            <text:p>wẽjẽpuri- </text:p>
          </table:table-cell>
          <table:table-cell office:value-type="string">
            <text:p>wẽjẽ́púri-rã </text:p>
          </table:table-cell>
          <table:table-cell office:value-type="string">
            <text:p>v. </text:p>
          </table:table-cell>
          <table:table-cell/>
          <table:table-cell office:value-type="string">
            <text:p>sacudir agua </text:p>
          </table:table-cell>
          <table:table-cell office:value-type="string">
            <text:p>shake off as a dog shakes off water</text:p>
          </table:table-cell>
          <table:table-cell table:number-columns-repeated="61"/>
        </table:table-row>
        <table:table-row table:style-name="ro1">
          <table:table-cell office:value-type="string">
            <text:p>túkare- </text:p>
          </table:table-cell>
          <table:table-cell office:value-type="string">
            <text:p>túkare-rã </text:p>
          </table:table-cell>
          <table:table-cell office:value-type="string">
            <text:p>v. </text:p>
          </table:table-cell>
          <table:table-cell/>
          <table:table-cell office:value-type="string">
            <text:p>menear para despertarse </text:p>
          </table:table-cell>
          <table:table-cell office:value-type="string">
            <text:p>shake someone to wake them up</text:p>
          </table:table-cell>
          <table:table-cell table:number-columns-repeated="61"/>
        </table:table-row>
        <table:table-row table:style-name="ro1">
          <table:table-cell office:value-type="string">
            <text:p>-turi </text:p>
          </table:table-cell>
          <table:table-cell/>
          <table:table-cell office:value-type="string">
            <text:p>suf. s. </text:p>
          </table:table-cell>
          <table:table-cell/>
          <table:table-cell office:value-type="string">
            <text:p>(forma de) montón de papeles </text:p>
          </table:table-cell>
          <table:table-cell office:value-type="string">
            <text:p>shape marker for a stack of objects such as paper</text:p>
          </table:table-cell>
          <table:table-cell table:number-columns-repeated="61"/>
        </table:table-row>
        <table:table-row table:style-name="ro1">
          <table:table-cell office:value-type="string">
            <text:p>igo </text:p>
          </table:table-cell>
          <table:table-cell office:value-type="string">
            <text:p>igó-re </text:p>
          </table:table-cell>
          <table:table-cell office:value-type="string">
            <text:p>pron. </text:p>
          </table:table-cell>
          <table:table-cell/>
          <table:table-cell office:value-type="string">
            <text:p>ella </text:p>
          </table:table-cell>
          <table:table-cell office:value-type="string">
            <text:p>she</text:p>
          </table:table-cell>
          <table:table-cell table:number-columns-repeated="61"/>
        </table:table-row>
        <table:table-row table:style-name="ro1">
          <table:table-cell office:value-type="string">
            <text:p>kaya </text:p>
          </table:table-cell>
          <table:table-cell office:value-type="string">
            <text:p>kayá-ré </text:p>
          </table:table-cell>
          <table:table-cell office:value-type="string">
            <text:p>s. </text:p>
          </table:table-cell>
          <table:table-cell/>
          <table:table-cell office:value-type="string">
            <text:p>repisa, piso de arriba </text:p>
          </table:table-cell>
          <table:table-cell office:value-type="string">
            <text:p>shelf, floor</text:p>
          </table:table-cell>
          <table:table-cell table:number-columns-repeated="61"/>
        </table:table-row>
        <table:table-row table:style-name="ro1">
          <table:table-cell office:value-type="string">
            <text:p>peaye </text:p>
          </table:table-cell>
          <table:table-cell office:value-type="string">
            <text:p>peáyé-re </text:p>
          </table:table-cell>
          <table:table-cell office:value-type="string">
            <text:p>s. </text:p>
          </table:table-cell>
          <table:table-cell/>
          <table:table-cell office:value-type="string">
            <text:p>cartucho </text:p>
          </table:table-cell>
          <table:table-cell office:value-type="string">
            <text:p>shell for a gun</text:p>
          </table:table-cell>
          <table:table-cell table:number-columns-repeated="61"/>
        </table:table-row>
        <table:table-row table:style-name="ro1">
          <table:table-cell office:value-type="string">
            <text:p>gosewasiri- </text:p>
          </table:table-cell>
          <table:table-cell office:value-type="string">
            <text:p>goséwasiri-ro </text:p>
          </table:table-cell>
          <table:table-cell office:value-type="string">
            <text:p>v. </text:p>
          </table:table-cell>
          <table:table-cell office:value-type="string">
            <text:p>gosesiri- </text:p>
          </table:table-cell>
          <table:table-cell office:value-type="string">
            <text:p>ser radiante, resplandeciente, brillante </text:p>
          </table:table-cell>
          <table:table-cell office:value-type="string">
            <text:p>shine out all around, glow or be radiant</text:p>
          </table:table-cell>
          <table:table-cell table:number-columns-repeated="61"/>
        </table:table-row>
        <table:table-row table:style-name="ro1">
          <table:table-cell office:value-type="string">
            <text:p>wã́- </text:p>
          </table:table-cell>
          <table:table-cell office:value-type="string">
            <text:p>wã́-rã </text:p>
          </table:table-cell>
          <table:table-cell office:value-type="string">
            <text:p>v.3a </text:p>
          </table:table-cell>
          <table:table-cell/>
          <table:table-cell office:value-type="string">
            <text:p>iluminar </text:p>
          </table:table-cell>
          <table:table-cell office:value-type="string">
            <text:p>shine upon</text:p>
          </table:table-cell>
          <table:table-cell table:number-columns-repeated="61"/>
        </table:table-row>
        <table:table-row table:style-name="ro1">
          <table:table-cell office:value-type="string">
            <text:p>sapatu </text:p>
          </table:table-cell>
          <table:table-cell office:value-type="string">
            <text:p>sapátu-re </text:p>
          </table:table-cell>
          <table:table-cell office:value-type="string">
            <text:p>s. </text:p>
          </table:table-cell>
          <table:table-cell/>
          <table:table-cell office:value-type="string">
            <text:p>zapato </text:p>
          </table:table-cell>
          <table:table-cell office:value-type="string">
            <text:p>shoe</text:p>
          </table:table-cell>
          <table:table-cell table:number-columns-repeated="61"/>
        </table:table-row>
        <table:table-row table:style-name="ro1">
          <table:table-cell office:value-type="string">
            <text:p>peaye- </text:p>
          </table:table-cell>
          <table:table-cell office:value-type="string">
            <text:p>peáyé-rã́ </text:p>
          </table:table-cell>
          <table:table-cell office:value-type="string">
            <text:p>v. </text:p>
          </table:table-cell>
          <table:table-cell/>
          <table:table-cell office:value-type="string">
            <text:p>disparar </text:p>
          </table:table-cell>
          <table:table-cell office:value-type="string">
            <text:p>shoot</text:p>
          </table:table-cell>
          <table:table-cell table:number-columns-repeated="61"/>
        </table:table-row>
        <table:table-row table:style-name="ro1">
          <table:table-cell office:value-type="string">
            <text:p>kõmepara </text:p>
          </table:table-cell>
          <table:table-cell office:value-type="string">
            <text:p>kõmépárá-re </text:p>
          </table:table-cell>
          <table:table-cell office:value-type="string">
            <text:p>s. </text:p>
          </table:table-cell>
          <table:table-cell/>
          <table:table-cell office:value-type="string">
            <text:p>espaldilla, paletilla </text:p>
          </table:table-cell>
          <table:table-cell office:value-type="string">
            <text:p>shoulder blade</text:p>
          </table:table-cell>
          <table:table-cell table:number-columns-repeated="61"/>
        </table:table-row>
        <table:table-row table:style-name="ro1">
          <table:table-cell office:value-type="string">
            <text:p>pára </text:p>
          </table:table-cell>
          <table:table-cell office:value-type="string">
            <text:p>pára-re </text:p>
          </table:table-cell>
          <table:table-cell office:value-type="string">
            <text:p>s. </text:p>
          </table:table-cell>
          <table:table-cell/>
          <table:table-cell office:value-type="string">
            <text:p>pala </text:p>
          </table:table-cell>
          <table:table-cell office:value-type="string">
            <text:p>shovel</text:p>
          </table:table-cell>
          <table:table-cell table:number-columns-repeated="61"/>
        </table:table-row>
        <table:table-row table:style-name="ro1">
          <table:table-cell office:value-type="string">
            <text:p>ĩmu- </text:p>
          </table:table-cell>
          <table:table-cell office:value-type="string">
            <text:p>ĩĩmú-rã </text:p>
          </table:table-cell>
          <table:table-cell office:value-type="string">
            <text:p>v.2b </text:p>
          </table:table-cell>
          <table:table-cell/>
          <table:table-cell office:value-type="string">
            <text:p>mostrar </text:p>
          </table:table-cell>
          <table:table-cell office:value-type="string">
            <text:p>show, cause to look </text:p>
          </table:table-cell>
          <table:table-cell office:value-type="string">
            <text:p>activo y causitivo. </text:p>
          </table:table-cell>
          <table:table-cell table:number-columns-repeated="60"/>
        </table:table-row>
        <table:table-row table:style-name="ro1">
          <table:table-cell office:value-type="string">
            <text:p>nasĩkãmʉ̃ </text:p>
          </table:table-cell>
          <table:table-cell office:value-type="string">
            <text:p>nasĩ́kã́mʉ-rẽ </text:p>
          </table:table-cell>
          <table:table-cell office:value-type="string">
            <text:p>s. </text:p>
          </table:table-cell>
          <table:table-cell/>
          <table:table-cell office:value-type="string">
            <text:p>camarón </text:p>
          </table:table-cell>
          <table:table-cell office:value-type="string">
            <text:p>shrimp</text:p>
          </table:table-cell>
          <table:table-cell table:number-columns-repeated="61"/>
        </table:table-row>
        <table:table-row table:style-name="ro1">
          <table:table-cell office:value-type="string">
            <text:p>wagui- </text:p>
          </table:table-cell>
          <table:table-cell office:value-type="string">
            <text:p>waguí-rã </text:p>
          </table:table-cell>
          <table:table-cell office:value-type="string">
            <text:p>v.2a </text:p>
          </table:table-cell>
          <table:table-cell/>
          <table:table-cell office:value-type="string">
            <text:p>cerner, colar </text:p>
          </table:table-cell>
          <table:table-cell office:value-type="string">
            <text:p>sift, strain</text:p>
          </table:table-cell>
          <table:table-cell table:number-columns-repeated="61"/>
        </table:table-row>
        <table:table-row table:style-name="ro1">
          <table:table-cell office:value-type="string">
            <text:p>bʉadea- </text:p>
          </table:table-cell>
          <table:table-cell office:value-type="string">
            <text:p>bʉádea-rã </text:p>
          </table:table-cell>
          <table:table-cell office:value-type="string">
            <text:p>v. </text:p>
          </table:table-cell>
          <table:table-cell/>
          <table:table-cell office:value-type="string">
            <text:p>llamar a señas </text:p>
          </table:table-cell>
          <table:table-cell office:value-type="string">
            <text:p>signal, motion for someone to come</text:p>
          </table:table-cell>
          <table:table-cell table:number-columns-repeated="61"/>
        </table:table-row>
        <table:table-row table:style-name="ro1">
          <table:table-cell office:value-type="string">
            <text:p>irirosũ </text:p>
          </table:table-cell>
          <table:table-cell office:value-type="string">
            <text:p>irírosũ </text:p>
          </table:table-cell>
          <table:table-cell office:value-type="string">
            <text:p>adv. </text:p>
          </table:table-cell>
          <table:table-cell/>
          <table:table-cell office:value-type="string">
            <text:p>como, lo mismo </text:p>
          </table:table-cell>
          <table:table-cell office:value-type="string">
            <text:p>similar but not exactually the same. </text:p>
          </table:table-cell>
          <table:table-cell office:value-type="string">
            <text:p>comparativo.</text:p>
          </table:table-cell>
          <table:table-cell table:number-columns-repeated="60"/>
        </table:table-row>
        <table:table-row table:style-name="ro1">
          <table:table-cell office:value-type="string">
            <text:p>baya- </text:p>
          </table:table-cell>
          <table:table-cell office:value-type="string">
            <text:p>bayá-rã́ </text:p>
          </table:table-cell>
          <table:table-cell office:value-type="string">
            <text:p>v. </text:p>
          </table:table-cell>
          <table:table-cell/>
          <table:table-cell office:value-type="string">
            <text:p>cantar y bailar </text:p>
          </table:table-cell>
          <table:table-cell office:value-type="string">
            <text:p>sing and/or dance</text:p>
          </table:table-cell>
          <table:table-cell table:number-columns-repeated="61"/>
        </table:table-row>
        <table:table-row table:style-name="ro1">
          <table:table-cell office:value-type="string">
            <text:p>miũ- </text:p>
          </table:table-cell>
          <table:table-cell office:value-type="string">
            <text:p>miṹ-rã́ </text:p>
          </table:table-cell>
          <table:table-cell office:value-type="string">
            <text:p>v.1a </text:p>
          </table:table-cell>
          <table:table-cell/>
          <table:table-cell office:value-type="string">
            <text:p>hundir </text:p>
          </table:table-cell>
          <table:table-cell office:value-type="string">
            <text:p>sink or be submerged </text:p>
          </table:table-cell>
          <table:table-cell table:number-columns-repeated="61"/>
        </table:table-row>
        <table:table-row table:style-name="ro1">
          <table:table-cell office:value-type="string">
            <text:p>gapʉ </text:p>
          </table:table-cell>
          <table:table-cell office:value-type="string">
            <text:p>gapʉ́-re </text:p>
          </table:table-cell>
          <table:table-cell office:value-type="string">
            <text:p>adv. </text:p>
          </table:table-cell>
          <table:table-cell/>
          <table:table-cell office:value-type="string">
            <text:p>lado de </text:p>
          </table:table-cell>
          <table:table-cell office:value-type="string">
            <text:p>siof </text:p>
          </table:table-cell>
          <table:table-cell table:number-columns-repeated="61"/>
        </table:table-row>
        <table:table-row table:style-name="ro1">
          <table:table-cell office:value-type="string">
            <text:p>põã </text:p>
          </table:table-cell>
          <table:table-cell office:value-type="string">
            <text:p>põã́-rẽ </text:p>
          </table:table-cell>
          <table:table-cell office:value-type="string">
            <text:p>s. </text:p>
          </table:table-cell>
          <table:table-cell/>
          <table:table-cell office:value-type="string">
            <text:p>cuñada </text:p>
          </table:table-cell>
          <table:table-cell office:value-type="string">
            <text:p>sister-in-law</text:p>
          </table:table-cell>
          <table:table-cell table:number-columns-repeated="61"/>
        </table:table-row>
        <table:table-row table:style-name="ro1">
          <table:table-cell office:value-type="string">
            <text:p>doa- </text:p>
          </table:table-cell>
          <table:table-cell office:value-type="string">
            <text:p>doá-rã́ </text:p>
          </table:table-cell>
          <table:table-cell office:value-type="string">
            <text:p>v.1a </text:p>
          </table:table-cell>
          <table:table-cell/>
          <table:table-cell office:value-type="string">
            <text:p>sentar </text:p>
          </table:table-cell>
          <table:table-cell office:value-type="string">
            <text:p>sit</text:p>
          </table:table-cell>
          <table:table-cell table:number-columns-repeated="61"/>
        </table:table-row>
        <table:table-row table:style-name="ro1">
          <table:table-cell office:value-type="string">
            <text:p>beja- </text:p>
          </table:table-cell>
          <table:table-cell office:value-type="string">
            <text:p>bejá-rã́ </text:p>
          </table:table-cell>
          <table:table-cell office:value-type="string">
            <text:p>v.1a </text:p>
          </table:table-cell>
          <table:table-cell/>
          <table:table-cell office:value-type="string">
            <text:p>situarse </text:p>
          </table:table-cell>
          <table:table-cell office:value-type="string">
            <text:p>situate</text:p>
          </table:table-cell>
          <table:table-cell table:number-columns-repeated="61"/>
        </table:table-row>
        <table:table-row table:style-name="ro1">
          <table:table-cell office:value-type="string">
            <text:p>-pã- </text:p>
          </table:table-cell>
          <table:table-cell/>
          <table:table-cell office:value-type="string">
            <text:p>suf. s. no final </text:p>
          </table:table-cell>
          <table:table-cell office:value-type="string">
            <text:p>-pa- </text:p>
          </table:table-cell>
          <table:table-cell office:value-type="string">
            <text:p>ese tamaño o cantidad </text:p>
          </table:table-cell>
          <table:table-cell office:value-type="string">
            <text:p>size, amount </text:p>
          </table:table-cell>
          <table:table-cell table:number-columns-repeated="61"/>
        </table:table-row>
        <table:table-row table:style-name="ro1">
          <table:table-cell office:value-type="string">
            <text:p>ʉ̃mʉgasi </text:p>
          </table:table-cell>
          <table:table-cell office:value-type="string">
            <text:p>ʉ̃mʉ́gasi-gue </text:p>
          </table:table-cell>
          <table:table-cell office:value-type="string">
            <text:p>s. </text:p>
          </table:table-cell>
          <table:table-cell/>
          <table:table-cell office:value-type="string">
            <text:p>cielo </text:p>
          </table:table-cell>
          <table:table-cell office:value-type="string">
            <text:p>sky, heaven</text:p>
          </table:table-cell>
          <table:table-cell table:number-columns-repeated="61"/>
        </table:table-row>
        <table:table-row table:style-name="ro1">
          <table:table-cell office:value-type="string">
            <text:p>poyarã </text:p>
          </table:table-cell>
          <table:table-cell office:value-type="string">
            <text:p>poyárã-rẽ </text:p>
          </table:table-cell>
          <table:table-cell office:value-type="string">
            <text:p>s. </text:p>
          </table:table-cell>
          <table:table-cell/>
          <table:table-cell office:value-type="string">
            <text:p>esclavos, inválidos </text:p>
          </table:table-cell>
          <table:table-cell office:value-type="string">
            <text:p>slaves, invalids </text:p>
          </table:table-cell>
          <table:table-cell table:number-columns-repeated="61"/>
        </table:table-row>
        <table:table-row table:style-name="ro1">
          <table:table-cell office:value-type="string">
            <text:p>kãrĩ- </text:p>
          </table:table-cell>
          <table:table-cell office:value-type="string">
            <text:p>kãrĩ́-rã </text:p>
          </table:table-cell>
          <table:table-cell office:value-type="string">
            <text:p>v.2a </text:p>
          </table:table-cell>
          <table:table-cell/>
          <table:table-cell office:value-type="string">
            <text:p>dormir </text:p>
          </table:table-cell>
          <table:table-cell office:value-type="string">
            <text:p>sleep</text:p>
          </table:table-cell>
          <table:table-cell table:number-columns-repeated="61"/>
        </table:table-row>
        <table:table-row table:style-name="ro1">
          <table:table-cell office:value-type="string">
            <text:p>wʉja- </text:p>
          </table:table-cell>
          <table:table-cell office:value-type="string">
            <text:p>wʉjá-ro </text:p>
          </table:table-cell>
          <table:table-cell office:value-type="string">
            <text:p>adv. </text:p>
          </table:table-cell>
          <table:table-cell/>
          <table:table-cell office:value-type="string">
            <text:p>con sueño </text:p>
          </table:table-cell>
          <table:table-cell office:value-type="string">
            <text:p>sleepily </text:p>
          </table:table-cell>
          <table:table-cell table:number-columns-repeated="61"/>
        </table:table-row>
        <table:table-row table:style-name="ro1">
          <table:table-cell office:value-type="string">
            <text:p>-weya- </text:p>
          </table:table-cell>
          <table:table-cell/>
          <table:table-cell office:value-type="string">
            <text:p>suf. adv. no final </text:p>
          </table:table-cell>
          <table:table-cell/>
          <table:table-cell office:value-type="string">
            <text:p>poquito, casi </text:p>
          </table:table-cell>
          <table:table-cell office:value-type="string">
            <text:p>slightly, a little bit, almost </text:p>
          </table:table-cell>
          <table:table-cell table:number-columns-repeated="61"/>
        </table:table-row>
        <table:table-row table:style-name="ro1">
          <table:table-cell office:value-type="string">
            <text:p>weya </text:p>
          </table:table-cell>
          <table:table-cell/>
          <table:table-cell office:value-type="string">
            <text:p>adv. </text:p>
          </table:table-cell>
          <table:table-cell/>
          <table:table-cell office:value-type="string">
            <text:p>poquito, casi </text:p>
          </table:table-cell>
          <table:table-cell office:value-type="string">
            <text:p>slightly, a little bit, almost </text:p>
          </table:table-cell>
          <table:table-cell table:number-columns-repeated="61"/>
        </table:table-row>
        <table:table-row table:style-name="ro1">
          <table:table-cell office:value-type="string">
            <text:p>koré- </text:p>
          </table:table-cell>
          <table:table-cell office:value-type="string">
            <text:p>kooré-rã </text:p>
          </table:table-cell>
          <table:table-cell office:value-type="string">
            <text:p>v.2b </text:p>
          </table:table-cell>
          <table:table-cell/>
          <table:table-cell office:value-type="string">
            <text:p>deslizar </text:p>
          </table:table-cell>
          <table:table-cell office:value-type="string">
            <text:p>slip</text:p>
          </table:table-cell>
          <table:table-cell table:number-columns-repeated="61"/>
        </table:table-row>
        <table:table-row table:style-name="ro1">
          <table:table-cell office:value-type="string">
            <text:p>kéra </text:p>
          </table:table-cell>
          <table:table-cell office:value-type="string">
            <text:p>kéra-re </text:p>
          </table:table-cell>
          <table:table-cell office:value-type="string">
            <text:p>s. </text:p>
          </table:table-cell>
          <table:table-cell/>
          <table:table-cell office:value-type="string">
            <text:p>perezoso </text:p>
          </table:table-cell>
          <table:table-cell office:value-type="string">
            <text:p>sloth</text:p>
          </table:table-cell>
          <table:table-cell table:number-columns-repeated="61"/>
        </table:table-row>
        <table:table-row table:style-name="ro1">
          <table:table-cell office:value-type="string">
            <text:p>sĩrũ </text:p>
          </table:table-cell>
          <table:table-cell office:value-type="string">
            <text:p>sĩ́rũ </text:p>
          </table:table-cell>
          <table:table-cell office:value-type="string">
            <text:p>adv. </text:p>
          </table:table-cell>
          <table:table-cell/>
          <table:table-cell office:value-type="string">
            <text:p>despacio, lentamente, un poco </text:p>
          </table:table-cell>
          <table:table-cell office:value-type="string">
            <text:p>slowly, a little bit </text:p>
          </table:table-cell>
          <table:table-cell table:number-columns-repeated="61"/>
        </table:table-row>
        <table:table-row table:style-name="ro1">
          <table:table-cell office:value-type="string">
            <text:p>ajʉkamʉ </text:p>
          </table:table-cell>
          <table:table-cell office:value-type="string">
            <text:p>ajʉ́kámʉ́-rẽ </text:p>
          </table:table-cell>
          <table:table-cell office:value-type="string">
            <text:p>s. </text:p>
          </table:table-cell>
          <table:table-cell/>
          <table:table-cell office:value-type="string">
            <text:p>osito hormiguero </text:p>
          </table:table-cell>
          <table:table-cell office:value-type="string">
            <text:p>small anteater</text:p>
          </table:table-cell>
          <table:table-cell table:number-columns-repeated="61"/>
        </table:table-row>
        <table:table-row table:style-name="ro1">
          <table:table-cell office:value-type="string">
            <text:p>médibugã </text:p>
          </table:table-cell>
          <table:table-cell office:value-type="string">
            <text:p>médibugã-rẽ </text:p>
          </table:table-cell>
          <table:table-cell office:value-type="string">
            <text:p>s. </text:p>
          </table:table-cell>
          <table:table-cell/>
          <table:table-cell office:value-type="string">
            <text:p>canasta pequeña para cargar </text:p>
          </table:table-cell>
          <table:table-cell office:value-type="string">
            <text:p>small basket </text:p>
          </table:table-cell>
          <table:table-cell office:value-type="string">
            <text:p>nt It’s a small basket for carryithat is made out of strips from the ‘wʉjʉ’ cane.</text:p>
          </table:table-cell>
          <table:table-cell table:number-columns-repeated="60"/>
        </table:table-row>
        <table:table-row table:style-name="ro1">
          <table:table-cell office:value-type="string">
            <text:p>kũbiariñe </text:p>
          </table:table-cell>
          <table:table-cell office:value-type="string">
            <text:p>kṹbiiariñee-rẽ </text:p>
          </table:table-cell>
          <table:table-cell office:value-type="string">
            <text:p>s. </text:p>
          </table:table-cell>
          <table:table-cell/>
          <table:table-cell office:value-type="string">
            <text:p>espátula de madera para desparramar el casabe </text:p>
          </table:table-cell>
          <table:table-cell office:value-type="string">
            <text:p>small board for speading out the ‘casabe’ bread on the griddle</text:p>
          </table:table-cell>
          <table:table-cell table:number-columns-repeated="61"/>
        </table:table-row>
        <table:table-row table:style-name="ro1">
          <table:table-cell office:value-type="string">
            <text:p>gasiru </text:p>
          </table:table-cell>
          <table:table-cell office:value-type="string">
            <text:p>gasíru-re </text:p>
          </table:table-cell>
          <table:table-cell office:value-type="string">
            <text:p>s. </text:p>
          </table:table-cell>
          <table:table-cell/>
          <table:table-cell office:value-type="string">
            <text:p>potrillo, canoa pequeña </text:p>
          </table:table-cell>
          <table:table-cell office:value-type="string">
            <text:p>small canoe</text:p>
          </table:table-cell>
          <table:table-cell table:number-columns-repeated="61"/>
        </table:table-row>
        <table:table-row table:style-name="ro1">
          <table:table-cell office:value-type="string">
            <text:p>diakõma </text:p>
          </table:table-cell>
          <table:table-cell office:value-type="string">
            <text:p>diákṍma-rẽ </text:p>
          </table:table-cell>
          <table:table-cell office:value-type="string">
            <text:p>s. </text:p>
          </table:table-cell>
          <table:table-cell/>
          <table:table-cell office:value-type="string">
            <text:p>pato pequeño </text:p>
          </table:table-cell>
          <table:table-cell office:value-type="string">
            <text:p>small duck</text:p>
          </table:table-cell>
          <table:table-cell table:number-columns-repeated="61"/>
        </table:table-row>
        <table:table-row table:style-name="ro1">
          <table:table-cell office:value-type="string">
            <text:p>gá </text:p>
          </table:table-cell>
          <table:table-cell office:value-type="string">
            <text:p>gá-ré </text:p>
          </table:table-cell>
          <table:table-cell office:value-type="string">
            <text:p>s. </text:p>
          </table:table-cell>
          <table:table-cell/>
          <table:table-cell office:value-type="string">
            <text:p>gavilán pequeño </text:p>
          </table:table-cell>
          <table:table-cell office:value-type="string">
            <text:p>small hawk</text:p>
          </table:table-cell>
          <table:table-cell table:number-columns-repeated="61"/>
        </table:table-row>
        <table:table-row table:style-name="ro1">
          <table:table-cell office:value-type="string">
            <text:p>ãgã </text:p>
          </table:table-cell>
          <table:table-cell office:value-type="string">
            <text:p>ãgã́-rẽ </text:p>
          </table:table-cell>
          <table:table-cell office:value-type="string">
            <text:p>s. </text:p>
          </table:table-cell>
          <table:table-cell/>
          <table:table-cell office:value-type="string">
            <text:p>gallineta </text:p>
          </table:table-cell>
          <table:table-cell office:value-type="string">
            <text:p>small species of turkey</text:p>
          </table:table-cell>
          <table:table-cell table:number-columns-repeated="61"/>
        </table:table-row>
        <table:table-row table:style-name="ro1">
          <table:table-cell office:value-type="string">
            <text:p>suyu- </text:p>
          </table:table-cell>
          <table:table-cell office:value-type="string">
            <text:p>suyú-rã </text:p>
          </table:table-cell>
          <table:table-cell office:value-type="string">
            <text:p>v.2a </text:p>
          </table:table-cell>
          <table:table-cell/>
          <table:table-cell office:value-type="string">
            <text:p>chamuscar </text:p>
          </table:table-cell>
          <table:table-cell office:value-type="string">
            <text:p>smoke, as a fish</text:p>
          </table:table-cell>
          <table:table-cell table:number-columns-repeated="61"/>
        </table:table-row>
        <table:table-row table:style-name="ro1">
          <table:table-cell office:value-type="string">
            <text:p>ĩmikã </text:p>
          </table:table-cell>
          <table:table-cell office:value-type="string">
            <text:p>ĩĩmikã́-rẽ </text:p>
          </table:table-cell>
          <table:table-cell office:value-type="string">
            <text:p>s. </text:p>
          </table:table-cell>
          <table:table-cell/>
          <table:table-cell office:value-type="string">
            <text:p>humo </text:p>
          </table:table-cell>
          <table:table-cell office:value-type="string">
            <text:p>smoke, mist, fog </text:p>
          </table:table-cell>
          <table:table-cell table:number-columns-repeated="61"/>
        </table:table-row>
        <table:table-row table:style-name="ro1">
          <table:table-cell office:value-type="string">
            <text:p>mikã </text:p>
          </table:table-cell>
          <table:table-cell office:value-type="string">
            <text:p>miikã́-rẽ </text:p>
          </table:table-cell>
          <table:table-cell office:value-type="string">
            <text:p>s. </text:p>
          </table:table-cell>
          <table:table-cell/>
          <table:table-cell office:value-type="string">
            <text:p>humo </text:p>
          </table:table-cell>
          <table:table-cell office:value-type="string">
            <text:p>smoke, mist, fog </text:p>
          </table:table-cell>
          <table:table-cell table:number-columns-repeated="61"/>
        </table:table-row>
        <table:table-row table:style-name="ro1">
          <table:table-cell office:value-type="string">
            <text:p>sʉ̃ʉ̃ĩ </text:p>
          </table:table-cell>
          <table:table-cell office:value-type="string">
            <text:p>sʉ̃ʉ̃ĩ́, sʉ̃ʉ̃ĩ-rẽ́ </text:p>
          </table:table-cell>
          <table:table-cell office:value-type="string">
            <text:p>s. </text:p>
          </table:table-cell>
          <table:table-cell/>
          <table:table-cell office:value-type="string">
            <text:p>caracol </text:p>
          </table:table-cell>
          <table:table-cell office:value-type="string">
            <text:p>snail</text:p>
          </table:table-cell>
          <table:table-cell table:number-columns-repeated="61"/>
        </table:table-row>
        <table:table-row table:style-name="ro1">
          <table:table-cell office:value-type="string">
            <text:p>ãña </text:p>
          </table:table-cell>
          <table:table-cell office:value-type="string">
            <text:p>ãñá-rẽ́ </text:p>
          </table:table-cell>
          <table:table-cell office:value-type="string">
            <text:p>s. </text:p>
          </table:table-cell>
          <table:table-cell/>
          <table:table-cell office:value-type="string">
            <text:p>culebra </text:p>
          </table:table-cell>
          <table:table-cell office:value-type="string">
            <text:p>snake</text:p>
          </table:table-cell>
          <table:table-cell table:number-columns-repeated="61"/>
        </table:table-row>
        <table:table-row table:style-name="ro1">
          <table:table-cell office:value-type="string">
            <text:p>ãĩsĩã- </text:p>
          </table:table-cell>
          <table:table-cell office:value-type="string">
            <text:p>ãĩsĩ́ã-rã </text:p>
          </table:table-cell>
          <table:table-cell office:value-type="string">
            <text:p>v. </text:p>
          </table:table-cell>
          <table:table-cell/>
          <table:table-cell office:value-type="string">
            <text:p>estornudar </text:p>
          </table:table-cell>
          <table:table-cell office:value-type="string">
            <text:p>sneeze</text:p>
          </table:table-cell>
          <table:table-cell table:number-columns-repeated="61"/>
        </table:table-row>
        <table:table-row table:style-name="ro1">
          <table:table-cell office:value-type="string">
            <text:p>õõrẽ- </text:p>
          </table:table-cell>
          <table:table-cell office:value-type="string">
            <text:p>õõrẽ́-rã </text:p>
          </table:table-cell>
          <table:table-cell office:value-type="string">
            <text:p>v.2b </text:p>
          </table:table-cell>
          <table:table-cell/>
          <table:table-cell office:value-type="string">
            <text:p>roncar </text:p>
          </table:table-cell>
          <table:table-cell office:value-type="string">
            <text:p>snore</text:p>
          </table:table-cell>
          <table:table-cell table:number-columns-repeated="61"/>
        </table:table-row>
        <table:table-row table:style-name="ro1">
          <table:table-cell office:value-type="string">
            <text:p>yosa- </text:p>
          </table:table-cell>
          <table:table-cell office:value-type="string">
            <text:p>yosá-ro </text:p>
          </table:table-cell>
          <table:table-cell office:value-type="string">
            <text:p>v.2a </text:p>
          </table:table-cell>
          <table:table-cell/>
          <table:table-cell office:value-type="string">
            <text:p>mojar, remojar(se) </text:p>
          </table:table-cell>
          <table:table-cell office:value-type="string">
            <text:p>soak, moisten, cause to be wet, be soaked with</text:p>
          </table:table-cell>
          <table:table-cell table:number-columns-repeated="61"/>
        </table:table-row>
        <table:table-row table:style-name="ro1">
          <table:table-cell office:value-type="string">
            <text:p>sabõ </text:p>
          </table:table-cell>
          <table:table-cell/>
          <table:table-cell office:value-type="string">
            <text:p>s. </text:p>
          </table:table-cell>
          <table:table-cell office:value-type="string">
            <text:p>sabao </text:p>
          </table:table-cell>
          <table:table-cell office:value-type="string">
            <text:p>jabón </text:p>
          </table:table-cell>
          <table:table-cell office:value-type="string">
            <text:p>soap</text:p>
          </table:table-cell>
          <table:table-cell table:number-columns-repeated="61"/>
        </table:table-row>
        <table:table-row table:style-name="ro1">
          <table:table-cell office:value-type="string">
            <text:p>piiri- </text:p>
          </table:table-cell>
          <table:table-cell office:value-type="string">
            <text:p>piirí, piiri-rí </text:p>
          </table:table-cell>
          <table:table-cell office:value-type="string">
            <text:p>v. 1b </text:p>
          </table:table-cell>
          <table:table-cell/>
          <table:table-cell office:value-type="string">
            <text:p>blando, flojo </text:p>
          </table:table-cell>
          <table:table-cell office:value-type="string">
            <text:p>soft, loose</text:p>
          </table:table-cell>
          <table:table-cell table:number-columns-repeated="61"/>
        </table:table-row>
        <table:table-row table:style-name="ro1">
          <table:table-cell office:value-type="string">
            <text:p>surara </text:p>
          </table:table-cell>
          <table:table-cell office:value-type="string">
            <text:p>surárá-ré </text:p>
          </table:table-cell>
          <table:table-cell office:value-type="string">
            <text:p>s. </text:p>
          </table:table-cell>
          <table:table-cell/>
          <table:table-cell office:value-type="string">
            <text:p>soldado(s) </text:p>
          </table:table-cell>
          <table:table-cell office:value-type="string">
            <text:p>soldier(s)</text:p>
          </table:table-cell>
          <table:table-cell table:number-columns-repeated="61"/>
        </table:table-row>
        <table:table-row table:style-name="ro1">
          <table:table-cell office:value-type="string">
            <text:p>gubukó </text:p>
          </table:table-cell>
          <table:table-cell office:value-type="string">
            <text:p>guubukó-re </text:p>
          </table:table-cell>
          <table:table-cell office:value-type="string">
            <text:p>s. </text:p>
          </table:table-cell>
          <table:table-cell/>
          <table:table-cell office:value-type="string">
            <text:p>planta </text:p>
          </table:table-cell>
          <table:table-cell office:value-type="string">
            <text:p>sole or bottom of the foot</text:p>
          </table:table-cell>
          <table:table-cell table:number-columns-repeated="61"/>
        </table:table-row>
        <table:table-row table:style-name="ro1">
          <table:table-cell office:value-type="string">
            <text:p>magʉ̃ </text:p>
          </table:table-cell>
          <table:table-cell office:value-type="string">
            <text:p>magʉ̃́-rẽ́ </text:p>
          </table:table-cell>
          <table:table-cell office:value-type="string">
            <text:p>s. </text:p>
          </table:table-cell>
          <table:table-cell/>
          <table:table-cell office:value-type="string">
            <text:p>hijo </text:p>
          </table:table-cell>
          <table:table-cell office:value-type="string">
            <text:p>son</text:p>
          </table:table-cell>
          <table:table-cell table:number-columns-repeated="61"/>
        </table:table-row>
        <table:table-row table:style-name="ro1">
          <table:table-cell office:value-type="string">
            <text:p>buji </text:p>
          </table:table-cell>
          <table:table-cell office:value-type="string">
            <text:p>bují-re </text:p>
          </table:table-cell>
          <table:table-cell office:value-type="string">
            <text:p>s. </text:p>
          </table:table-cell>
          <table:table-cell/>
          <table:table-cell office:value-type="string">
            <text:p>yerno </text:p>
          </table:table-cell>
          <table:table-cell office:value-type="string">
            <text:p>son-in-law</text:p>
          </table:table-cell>
          <table:table-cell table:number-columns-repeated="61"/>
        </table:table-row>
        <table:table-row table:style-name="ro1">
          <table:table-cell office:value-type="string">
            <text:p>bayari </text:p>
          </table:table-cell>
          <table:table-cell office:value-type="string">
            <text:p>bayárí-re </text:p>
          </table:table-cell>
          <table:table-cell office:value-type="string">
            <text:p>s. </text:p>
          </table:table-cell>
          <table:table-cell/>
          <table:table-cell office:value-type="string">
            <text:p>canto </text:p>
          </table:table-cell>
          <table:table-cell office:value-type="string">
            <text:p>song and/or dance</text:p>
          </table:table-cell>
          <table:table-cell table:number-columns-repeated="61"/>
        </table:table-row>
        <table:table-row table:style-name="ro1">
          <table:table-cell office:value-type="string">
            <text:p>piia- </text:p>
          </table:table-cell>
          <table:table-cell office:value-type="string">
            <text:p>piiá-ri </text:p>
          </table:table-cell>
          <table:table-cell office:value-type="string">
            <text:p>adj. </text:p>
          </table:table-cell>
          <table:table-cell/>
          <table:table-cell office:value-type="string">
            <text:p>agrio, ácido </text:p>
          </table:table-cell>
          <table:table-cell office:value-type="string">
            <text:p>sour</text:p>
          </table:table-cell>
          <table:table-cell table:number-columns-repeated="61"/>
        </table:table-row>
        <table:table-row table:style-name="ro1">
          <table:table-cell office:value-type="string">
            <text:p>were- </text:p>
          </table:table-cell>
          <table:table-cell office:value-type="string">
            <text:p>weré-rã́ </text:p>
          </table:table-cell>
          <table:table-cell office:value-type="string">
            <text:p>v.1a </text:p>
          </table:table-cell>
          <table:table-cell/>
          <table:table-cell office:value-type="string">
            <text:p>hablar, avisar, contar </text:p>
          </table:table-cell>
          <table:table-cell office:value-type="string">
            <text:p>speak, advise, recount</text:p>
          </table:table-cell>
          <table:table-cell table:number-columns-repeated="61"/>
        </table:table-row>
        <table:table-row table:style-name="ro1">
          <table:table-cell office:value-type="string">
            <text:p>dea- </text:p>
          </table:table-cell>
          <table:table-cell office:value-type="string">
            <text:p>deá-rã́ </text:p>
          </table:table-cell>
          <table:table-cell office:value-type="string">
            <text:p>v.1a </text:p>
          </table:table-cell>
          <table:table-cell/>
          <table:table-cell office:value-type="string">
            <text:p>lancear, apuñalar </text:p>
          </table:table-cell>
          <table:table-cell office:value-type="string">
            <text:p>spear, strike, stone </text:p>
          </table:table-cell>
          <table:table-cell table:number-columns-repeated="61"/>
        </table:table-row>
        <table:table-row table:style-name="ro1">
          <table:table-cell office:value-type="string">
            <text:p>dooberikʉ- </text:p>
          </table:table-cell>
          <table:table-cell office:value-type="string">
            <text:p>doobéríkʉ́-ri </text:p>
          </table:table-cell>
          <table:table-cell office:value-type="string">
            <text:p>adj. </text:p>
          </table:table-cell>
          <table:table-cell/>
          <table:table-cell office:value-type="string">
            <text:p>moteado </text:p>
          </table:table-cell>
          <table:table-cell office:value-type="string">
            <text:p>speckled</text:p>
          </table:table-cell>
          <table:table-cell table:number-columns-repeated="61"/>
        </table:table-row>
        <table:table-row table:style-name="ro1">
          <table:table-cell office:value-type="string">
            <text:p>bʉpʉ </text:p>
          </table:table-cell>
          <table:table-cell office:value-type="string">
            <text:p>bʉpʉ́-ré </text:p>
          </table:table-cell>
          <table:table-cell office:value-type="string">
            <text:p>s. </text:p>
          </table:table-cell>
          <table:table-cell/>
          <table:table-cell office:value-type="string">
            <text:p>araña </text:p>
          </table:table-cell>
          <table:table-cell office:value-type="string">
            <text:p>spider</text:p>
          </table:table-cell>
          <table:table-cell table:number-columns-repeated="61"/>
        </table:table-row>
        <table:table-row table:style-name="ro1">
          <table:table-cell office:value-type="string">
            <text:p>gakiñigʉ̃ </text:p>
          </table:table-cell>
          <table:table-cell office:value-type="string">
            <text:p>gakíñígʉ̃-rẽ </text:p>
          </table:table-cell>
          <table:table-cell office:value-type="string">
            <text:p>s. </text:p>
          </table:table-cell>
          <table:table-cell/>
          <table:table-cell office:value-type="string">
            <text:p>mono araña </text:p>
          </table:table-cell>
          <table:table-cell office:value-type="string">
            <text:p>spider monkey</text:p>
          </table:table-cell>
          <table:table-cell table:number-columns-repeated="61"/>
        </table:table-row>
        <table:table-row table:style-name="ro1">
          <table:table-cell office:value-type="string">
            <text:p>mirũamʉ </text:p>
          </table:table-cell>
          <table:table-cell office:value-type="string">
            <text:p>miirṹamʉ-rẽ </text:p>
          </table:table-cell>
          <table:table-cell office:value-type="string">
            <text:p>s. </text:p>
          </table:table-cell>
          <table:table-cell/>
          <table:table-cell office:value-type="string">
            <text:p>espíritu del viento </text:p>
          </table:table-cell>
          <table:table-cell office:value-type="string">
            <text:p>spirit of the wind</text:p>
          </table:table-cell>
          <table:table-cell table:number-columns-repeated="61"/>
        </table:table-row>
        <table:table-row table:style-name="ro1">
          <table:table-cell office:value-type="string">
            <text:p>eopeo- </text:p>
          </table:table-cell>
          <table:table-cell office:value-type="string">
            <text:p>eópeo-rã </text:p>
          </table:table-cell>
          <table:table-cell office:value-type="string">
            <text:p>v. </text:p>
          </table:table-cell>
          <table:table-cell/>
          <table:table-cell office:value-type="string">
            <text:p>escupir </text:p>
          </table:table-cell>
          <table:table-cell office:value-type="string">
            <text:p>spit</text:p>
          </table:table-cell>
          <table:table-cell table:number-columns-repeated="61"/>
        </table:table-row>
        <table:table-row table:style-name="ro1">
          <table:table-cell office:value-type="string">
            <text:p>eotú- </text:p>
          </table:table-cell>
          <table:table-cell office:value-type="string">
            <text:p>eótú-rã </text:p>
          </table:table-cell>
          <table:table-cell office:value-type="string">
            <text:p>v. </text:p>
          </table:table-cell>
          <table:table-cell/>
          <table:table-cell office:value-type="string">
            <text:p>a escupir </text:p>
          </table:table-cell>
          <table:table-cell office:value-type="string">
            <text:p>spit upon</text:p>
          </table:table-cell>
          <table:table-cell table:number-columns-repeated="61"/>
        </table:table-row>
        <table:table-row table:style-name="ro1">
          <table:table-cell office:value-type="string">
            <text:p>ẽõdobo- </text:p>
          </table:table-cell>
          <table:table-cell office:value-type="string">
            <text:p>ẽṍdobo-rã </text:p>
          </table:table-cell>
          <table:table-cell office:value-type="string">
            <text:p>v. </text:p>
          </table:table-cell>
          <table:table-cell/>
          <table:table-cell office:value-type="string">
            <text:p>regar </text:p>
          </table:table-cell>
          <table:table-cell office:value-type="string">
            <text:p>splash water on the ground</text:p>
          </table:table-cell>
          <table:table-cell table:number-columns-repeated="61"/>
        </table:table-row>
        <table:table-row table:style-name="ro1">
          <table:table-cell office:value-type="string">
            <text:p>bai- </text:p>
          </table:table-cell>
          <table:table-cell office:value-type="string">
            <text:p>baí-rã́ </text:p>
          </table:table-cell>
          <table:table-cell office:value-type="string">
            <text:p>v.1a </text:p>
          </table:table-cell>
          <table:table-cell/>
          <table:table-cell office:value-type="string">
            <text:p>rajar </text:p>
          </table:table-cell>
          <table:table-cell office:value-type="string">
            <text:p>split</text:p>
          </table:table-cell>
          <table:table-cell table:number-columns-repeated="61"/>
        </table:table-row>
        <table:table-row table:style-name="ro1">
          <table:table-cell office:value-type="string">
            <text:p>ditimutũ- </text:p>
          </table:table-cell>
          <table:table-cell office:value-type="string">
            <text:p>ditímutṹ-rã </text:p>
          </table:table-cell>
          <table:table-cell office:value-type="string">
            <text:p>v. </text:p>
          </table:table-cell>
          <table:table-cell/>
          <table:table-cell office:value-type="string">
            <text:p>partir, rajar </text:p>
          </table:table-cell>
          <table:table-cell office:value-type="string">
            <text:p>split apart lengthwise </text:p>
          </table:table-cell>
          <table:table-cell table:number-columns-repeated="61"/>
        </table:table-row>
        <table:table-row table:style-name="ro1">
          <table:table-cell office:value-type="string">
            <text:p>mutũ- </text:p>
          </table:table-cell>
          <table:table-cell office:value-type="string">
            <text:p>mutṹ-rã </text:p>
          </table:table-cell>
          <table:table-cell office:value-type="string">
            <text:p>v.2a </text:p>
          </table:table-cell>
          <table:table-cell/>
          <table:table-cell office:value-type="string">
            <text:p>rajar por la mitad </text:p>
          </table:table-cell>
          <table:table-cell office:value-type="string">
            <text:p>split apart, break or take apart into pieces</text:p>
          </table:table-cell>
          <table:table-cell table:number-columns-repeated="61"/>
        </table:table-row>
        <table:table-row table:style-name="ro1">
          <table:table-cell office:value-type="string">
            <text:p>wẽã- </text:p>
          </table:table-cell>
          <table:table-cell office:value-type="string">
            <text:p>wẽã́-rã </text:p>
          </table:table-cell>
          <table:table-cell office:value-type="string">
            <text:p>v.2a </text:p>
          </table:table-cell>
          <table:table-cell/>
          <table:table-cell office:value-type="string">
            <text:p>desparramar </text:p>
          </table:table-cell>
          <table:table-cell office:value-type="string">
            <text:p>spread around to cover</text:p>
          </table:table-cell>
          <table:table-cell table:number-columns-repeated="61"/>
        </table:table-row>
        <table:table-row table:style-name="ro1">
          <table:table-cell office:value-type="string">
            <text:p>-seya- </text:p>
          </table:table-cell>
          <table:table-cell/>
          <table:table-cell office:value-type="string">
            <text:p>suf. v. no final </text:p>
          </table:table-cell>
          <table:table-cell/>
          <table:table-cell office:value-type="string">
            <text:p>difundir(se), hacer algo en todas las partes </text:p>
          </table:table-cell>
          <table:table-cell office:value-type="string">
            <text:p>spread everywhere all over</text:p>
          </table:table-cell>
          <table:table-cell table:number-columns-repeated="61"/>
        </table:table-row>
        <table:table-row table:style-name="ro1">
          <table:table-cell office:value-type="string">
            <text:p>sẽẽ- </text:p>
          </table:table-cell>
          <table:table-cell office:value-type="string">
            <text:p>sẽẽ́, sẽẽ-rã́ </text:p>
          </table:table-cell>
          <table:table-cell office:value-type="string">
            <text:p>v.1b </text:p>
          </table:table-cell>
          <table:table-cell/>
          <table:table-cell office:value-type="string">
            <text:p>extender como alas </text:p>
          </table:table-cell>
          <table:table-cell office:value-type="string">
            <text:p>spread out as wings</text:p>
          </table:table-cell>
          <table:table-cell table:number-columns-repeated="61"/>
        </table:table-row>
        <table:table-row table:style-name="ro1">
          <table:table-cell office:value-type="string">
            <text:p>kũbia- </text:p>
          </table:table-cell>
          <table:table-cell office:value-type="string">
            <text:p>kũbiia-rã </text:p>
          </table:table-cell>
          <table:table-cell office:value-type="string">
            <text:p>v. </text:p>
          </table:table-cell>
          <table:table-cell/>
          <table:table-cell office:value-type="string">
            <text:p>desparramar algo en una forma o en lugar deseado, cubrir de </text:p>
          </table:table-cell>
          <table:table-cell office:value-type="string">
            <text:p>spread out upon so as to cover or conform to the shape of</text:p>
          </table:table-cell>
          <table:table-cell table:number-columns-repeated="61"/>
        </table:table-row>
        <table:table-row table:style-name="ro1">
          <table:table-cell office:value-type="string">
            <text:p>deko wiriri gobe </text:p>
          </table:table-cell>
          <table:table-cell office:value-type="string">
            <text:p>dekó wiríri gobe-re </text:p>
          </table:table-cell>
          <table:table-cell office:value-type="string">
            <text:p>s. </text:p>
          </table:table-cell>
          <table:table-cell/>
          <table:table-cell office:value-type="string">
            <text:p>el ojo de agua </text:p>
          </table:table-cell>
          <table:table-cell office:value-type="string">
            <text:p>spring</text:p>
          </table:table-cell>
          <table:table-cell table:number-columns-repeated="61"/>
        </table:table-row>
        <table:table-row table:style-name="ro1">
          <table:table-cell office:value-type="string">
            <text:p>ẽõ- </text:p>
          </table:table-cell>
          <table:table-cell office:value-type="string">
            <text:p>ẽṍ-rã </text:p>
          </table:table-cell>
          <table:table-cell office:value-type="string">
            <text:p>v.2a </text:p>
          </table:table-cell>
          <table:table-cell/>
          <table:table-cell office:value-type="string">
            <text:p>rociar </text:p>
          </table:table-cell>
          <table:table-cell office:value-type="string">
            <text:p>sprinkle upon, splash</text:p>
          </table:table-cell>
          <table:table-cell table:number-columns-repeated="61"/>
        </table:table-row>
        <table:table-row table:style-name="ro1">
          <table:table-cell office:value-type="string">
            <text:p>puurí- </text:p>
          </table:table-cell>
          <table:table-cell office:value-type="string">
            <text:p>puurí-ro </text:p>
          </table:table-cell>
          <table:table-cell office:value-type="string">
            <text:p>v.2b </text:p>
          </table:table-cell>
          <table:table-cell/>
          <table:table-cell office:value-type="string">
            <text:p>brotar, retoñar </text:p>
          </table:table-cell>
          <table:table-cell office:value-type="string">
            <text:p>sprout, grow</text:p>
          </table:table-cell>
          <table:table-cell table:number-columns-repeated="61"/>
        </table:table-row>
        <table:table-row table:style-name="ro1">
          <table:table-cell office:value-type="string">
            <text:p>bipi- </text:p>
          </table:table-cell>
          <table:table-cell office:value-type="string">
            <text:p>bipí-rã́ </text:p>
          </table:table-cell>
          <table:table-cell office:value-type="string">
            <text:p>v.1a </text:p>
          </table:table-cell>
          <table:table-cell/>
          <table:table-cell office:value-type="string">
            <text:p>exprimir </text:p>
          </table:table-cell>
          <table:table-cell office:value-type="string">
            <text:p>squeeze </text:p>
          </table:table-cell>
          <table:table-cell table:number-columns-repeated="61"/>
        </table:table-row>
        <table:table-row table:style-name="ro1">
          <table:table-cell office:value-type="string">
            <text:p>kʉrabojo- </text:p>
          </table:table-cell>
          <table:table-cell office:value-type="string">
            <text:p>kʉrábojo-rã </text:p>
          </table:table-cell>
          <table:table-cell office:value-type="string">
            <text:p>v. </text:p>
          </table:table-cell>
          <table:table-cell/>
          <table:table-cell office:value-type="string">
            <text:p>exprimir para secar </text:p>
          </table:table-cell>
          <table:table-cell office:value-type="string">
            <text:p>squeeze out</text:p>
          </table:table-cell>
          <table:table-cell table:number-columns-repeated="61"/>
        </table:table-row>
        <table:table-row table:style-name="ro1">
          <table:table-cell office:value-type="string">
            <text:p>misõkã </text:p>
          </table:table-cell>
          <table:table-cell office:value-type="string">
            <text:p>misṍkã́-rẽ </text:p>
          </table:table-cell>
          <table:table-cell office:value-type="string">
            <text:p>s. </text:p>
          </table:table-cell>
          <table:table-cell/>
          <table:table-cell office:value-type="string">
            <text:p>ardilla </text:p>
          </table:table-cell>
          <table:table-cell office:value-type="string">
            <text:p>squirrel</text:p>
          </table:table-cell>
          <table:table-cell table:number-columns-repeated="61"/>
        </table:table-row>
        <table:table-row table:style-name="ro1">
          <table:table-cell office:value-type="string">
            <text:p>misĩ </text:p>
          </table:table-cell>
          <table:table-cell office:value-type="string">
            <text:p>misĩ́-rẽ </text:p>
          </table:table-cell>
          <table:table-cell office:value-type="string">
            <text:p>s. </text:p>
          </table:table-cell>
          <table:table-cell/>
          <table:table-cell office:value-type="string">
            <text:p>mono ardilla </text:p>
          </table:table-cell>
          <table:table-cell office:value-type="string">
            <text:p>squirrel monkey</text:p>
          </table:table-cell>
          <table:table-cell table:number-columns-repeated="61"/>
        </table:table-row>
        <table:table-row table:style-name="ro1">
          <table:table-cell office:value-type="string">
            <text:p>sare- </text:p>
          </table:table-cell>
          <table:table-cell office:value-type="string">
            <text:p>saaré-rã </text:p>
          </table:table-cell>
          <table:table-cell office:value-type="string">
            <text:p>v.2b </text:p>
          </table:table-cell>
          <table:table-cell/>
          <table:table-cell office:value-type="string">
            <text:p>apuñalar </text:p>
          </table:table-cell>
          <table:table-cell office:value-type="string">
            <text:p>stab </text:p>
          </table:table-cell>
          <table:table-cell table:number-columns-repeated="61"/>
        </table:table-row>
        <table:table-row table:style-name="ro1">
          <table:table-cell office:value-type="string">
            <text:p>ní- </text:p>
          </table:table-cell>
          <table:table-cell office:value-type="string">
            <text:p>ní-rã </text:p>
          </table:table-cell>
          <table:table-cell office:value-type="string">
            <text:p>v.3a </text:p>
          </table:table-cell>
          <table:table-cell/>
          <table:table-cell office:value-type="string">
            <text:p>parar </text:p>
          </table:table-cell>
          <table:table-cell office:value-type="string">
            <text:p>stand </text:p>
          </table:table-cell>
          <table:table-cell table:number-columns-repeated="61"/>
        </table:table-row>
        <table:table-row table:style-name="ro1">
          <table:table-cell office:value-type="string">
            <text:p>wãgãnʉgã- </text:p>
          </table:table-cell>
          <table:table-cell office:value-type="string">
            <text:p>wããgã́nʉgã́-rã </text:p>
          </table:table-cell>
          <table:table-cell office:value-type="string">
            <text:p>v. </text:p>
          </table:table-cell>
          <table:table-cell/>
          <table:table-cell office:value-type="string">
            <text:p>ponerse de pie </text:p>
          </table:table-cell>
          <table:table-cell office:value-type="string">
            <text:p>stand up</text:p>
          </table:table-cell>
          <table:table-cell table:number-columns-repeated="61"/>
        </table:table-row>
        <table:table-row table:style-name="ro1">
          <table:table-cell office:value-type="string">
            <text:p>neñukãmʉ </text:p>
          </table:table-cell>
          <table:table-cell office:value-type="string">
            <text:p>neeñúkã́mʉ-rẽ </text:p>
          </table:table-cell>
          <table:table-cell office:value-type="string">
            <text:p>s. </text:p>
          </table:table-cell>
          <table:table-cell/>
          <table:table-cell office:value-type="string">
            <text:p>estrella </text:p>
          </table:table-cell>
          <table:table-cell office:value-type="string">
            <text:p>star</text:p>
          </table:table-cell>
          <table:table-cell table:number-columns-repeated="61"/>
        </table:table-row>
        <table:table-row table:style-name="ro1">
          <table:table-cell office:value-type="string">
            <text:p>wãgã- </text:p>
          </table:table-cell>
          <table:table-cell office:value-type="string">
            <text:p>wããgã́-rã </text:p>
          </table:table-cell>
          <table:table-cell office:value-type="string">
            <text:p>v.2b </text:p>
          </table:table-cell>
          <table:table-cell/>
          <table:table-cell office:value-type="string">
            <text:p>empezar hacer </text:p>
          </table:table-cell>
          <table:table-cell office:value-type="string">
            <text:p>start to do </text:p>
          </table:table-cell>
          <table:table-cell table:number-columns-repeated="61"/>
        </table:table-row>
        <table:table-row table:style-name="ro1">
          <table:table-cell office:value-type="string">
            <text:p>duja- </text:p>
          </table:table-cell>
          <table:table-cell office:value-type="string">
            <text:p>dujá-rã </text:p>
          </table:table-cell>
          <table:table-cell office:value-type="string">
            <text:p>v.2a </text:p>
          </table:table-cell>
          <table:table-cell/>
          <table:table-cell office:value-type="string">
            <text:p>quedar </text:p>
          </table:table-cell>
          <table:table-cell office:value-type="string">
            <text:p>stay</text:p>
          </table:table-cell>
          <table:table-cell table:number-columns-repeated="61"/>
        </table:table-row>
        <table:table-row table:style-name="ro1">
          <table:table-cell office:value-type="string">
            <text:p>wejatu- </text:p>
          </table:table-cell>
          <table:table-cell office:value-type="string">
            <text:p>wejátu-rã </text:p>
          </table:table-cell>
          <table:table-cell office:value-type="string">
            <text:p>v. </text:p>
          </table:table-cell>
          <table:table-cell/>
          <table:table-cell office:value-type="string">
            <text:p>manejar </text:p>
          </table:table-cell>
          <table:table-cell office:value-type="string">
            <text:p>steer or drive as a canoe etc.</text:p>
          </table:table-cell>
          <table:table-cell table:number-columns-repeated="61"/>
        </table:table-row>
        <table:table-row table:style-name="ro1">
          <table:table-cell office:value-type="string">
            <text:p>tãpí- </text:p>
          </table:table-cell>
          <table:table-cell office:value-type="string">
            <text:p>tã́pí-rã </text:p>
          </table:table-cell>
          <table:table-cell office:value-type="string">
            <text:p>v. </text:p>
          </table:table-cell>
          <table:table-cell/>
          <table:table-cell office:value-type="string">
            <text:p>pisar </text:p>
          </table:table-cell>
          <table:table-cell office:value-type="string">
            <text:p>step on</text:p>
          </table:table-cell>
          <table:table-cell table:number-columns-repeated="61"/>
        </table:table-row>
        <table:table-row table:style-name="ro1">
          <table:table-cell office:value-type="string">
            <text:p>bʉamʉ </text:p>
          </table:table-cell>
          <table:table-cell office:value-type="string">
            <text:p>bʉámʉ́-rẽ </text:p>
          </table:table-cell>
          <table:table-cell office:value-type="string">
            <text:p>s. </text:p>
          </table:table-cell>
          <table:table-cell/>
          <table:table-cell office:value-type="string">
            <text:p>padrastro </text:p>
          </table:table-cell>
          <table:table-cell office:value-type="string">
            <text:p>step-father</text:p>
          </table:table-cell>
          <table:table-cell table:number-columns-repeated="61"/>
        </table:table-row>
        <table:table-row table:style-name="ro1">
          <table:table-cell office:value-type="string">
            <text:p>bʉamo </text:p>
          </table:table-cell>
          <table:table-cell office:value-type="string">
            <text:p>bʉámó-rẽ </text:p>
          </table:table-cell>
          <table:table-cell office:value-type="string">
            <text:p>s. </text:p>
          </table:table-cell>
          <table:table-cell/>
          <table:table-cell office:value-type="string">
            <text:p>madrastra </text:p>
          </table:table-cell>
          <table:table-cell office:value-type="string">
            <text:p>step-mother</text:p>
          </table:table-cell>
          <table:table-cell table:number-columns-repeated="61"/>
        </table:table-row>
        <table:table-row table:style-name="ro1">
          <table:table-cell office:value-type="string">
            <text:p>doja </text:p>
          </table:table-cell>
          <table:table-cell office:value-type="string">
            <text:p>dojá </text:p>
          </table:table-cell>
          <table:table-cell office:value-type="string">
            <text:p>adv. </text:p>
          </table:table-cell>
          <table:table-cell/>
          <table:table-cell office:value-type="string">
            <text:p>todavía, otra vez </text:p>
          </table:table-cell>
          <table:table-cell office:value-type="string">
            <text:p>still, yet, again </text:p>
          </table:table-cell>
          <table:table-cell office:value-type="string">
            <text:p>nge Restores original condition; next/second similar action, repetition of same action, occurs in connection with Event 1 after Event 2 has been mentioned.</text:p>
          </table:table-cell>
          <table:table-cell table:number-columns-repeated="60"/>
        </table:table-row>
        <table:table-row table:style-name="ro1">
          <table:table-cell office:value-type="string">
            <text:p>toa- </text:p>
          </table:table-cell>
          <table:table-cell office:value-type="string">
            <text:p>toá-rã́ </text:p>
          </table:table-cell>
          <table:table-cell office:value-type="string">
            <text:p>v.1a </text:p>
          </table:table-cell>
          <table:table-cell/>
          <table:table-cell office:value-type="string">
            <text:p>picar </text:p>
          </table:table-cell>
          <table:table-cell office:value-type="string">
            <text:p>sting</text:p>
          </table:table-cell>
          <table:table-cell table:number-columns-repeated="61"/>
        </table:table-row>
        <table:table-row table:style-name="ro1">
          <table:table-cell office:value-type="string">
            <text:p>ʉ̃rĩ- </text:p>
          </table:table-cell>
          <table:table-cell office:value-type="string">
            <text:p>ʉ̃rĩ́-rõ </text:p>
          </table:table-cell>
          <table:table-cell office:value-type="string">
            <text:p>v.2a </text:p>
          </table:table-cell>
          <table:table-cell/>
          <table:table-cell office:value-type="string">
            <text:p>oler mal </text:p>
          </table:table-cell>
          <table:table-cell office:value-type="string">
            <text:p>stink</text:p>
          </table:table-cell>
          <table:table-cell table:number-columns-repeated="61"/>
        </table:table-row>
        <table:table-row table:style-name="ro1">
          <table:table-cell office:value-type="string">
            <text:p>baju- </text:p>
          </table:table-cell>
          <table:table-cell office:value-type="string">
            <text:p>bajú-rã </text:p>
          </table:table-cell>
          <table:table-cell office:value-type="string">
            <text:p>v.2a </text:p>
          </table:table-cell>
          <table:table-cell/>
          <table:table-cell office:value-type="string">
            <text:p>remover </text:p>
          </table:table-cell>
          <table:table-cell office:value-type="string">
            <text:p>stir</text:p>
          </table:table-cell>
          <table:table-cell table:number-columns-repeated="61"/>
        </table:table-row>
        <table:table-row table:style-name="ro1">
          <table:table-cell office:value-type="string">
            <text:p>goramutũ- </text:p>
          </table:table-cell>
          <table:table-cell office:value-type="string">
            <text:p>gorámutũ-rã </text:p>
          </table:table-cell>
          <table:table-cell office:value-type="string">
            <text:p>v. </text:p>
          </table:table-cell>
          <table:table-cell/>
          <table:table-cell office:value-type="string">
            <text:p>batir para mezclar </text:p>
          </table:table-cell>
          <table:table-cell office:value-type="string">
            <text:p>stir in order to break up or blend</text:p>
          </table:table-cell>
          <table:table-cell table:number-columns-repeated="61"/>
        </table:table-row>
        <table:table-row table:style-name="ro1">
          <table:table-cell office:value-type="string">
            <text:p>goramorẽ- </text:p>
          </table:table-cell>
          <table:table-cell office:value-type="string">
            <text:p>gorámorẽ-rã </text:p>
          </table:table-cell>
          <table:table-cell office:value-type="string">
            <text:p>v. </text:p>
          </table:table-cell>
          <table:table-cell/>
          <table:table-cell office:value-type="string">
            <text:p>remover </text:p>
          </table:table-cell>
          <table:table-cell office:value-type="string">
            <text:p>stir or mix together</text:p>
          </table:table-cell>
          <table:table-cell table:number-columns-repeated="61"/>
        </table:table-row>
        <table:table-row table:style-name="ro1">
          <table:table-cell office:value-type="string">
            <text:p>bajuri sẽẽrẽ </text:p>
          </table:table-cell>
          <table:table-cell office:value-type="string">
            <text:p>bajúri sẽẽrẽ-rẽ </text:p>
          </table:table-cell>
          <table:table-cell office:value-type="string">
            <text:p>s. </text:p>
          </table:table-cell>
          <table:table-cell/>
          <table:table-cell office:value-type="string">
            <text:p>batidor </text:p>
          </table:table-cell>
          <table:table-cell office:value-type="string">
            <text:p>stirring implement</text:p>
          </table:table-cell>
          <table:table-cell table:number-columns-repeated="61"/>
        </table:table-row>
        <table:table-row table:style-name="ro1">
          <table:table-cell office:value-type="string">
            <text:p>paru </text:p>
          </table:table-cell>
          <table:table-cell office:value-type="string">
            <text:p>párú-re </text:p>
          </table:table-cell>
          <table:table-cell office:value-type="string">
            <text:p>s. </text:p>
          </table:table-cell>
          <table:table-cell/>
          <table:table-cell office:value-type="string">
            <text:p>estómago </text:p>
          </table:table-cell>
          <table:table-cell office:value-type="string">
            <text:p>stomach</text:p>
          </table:table-cell>
          <table:table-cell table:number-columns-repeated="61"/>
        </table:table-row>
        <table:table-row table:style-name="ro1">
          <table:table-cell office:value-type="string">
            <text:p>kʉradiu- </text:p>
          </table:table-cell>
          <table:table-cell office:value-type="string">
            <text:p>kʉrádiu-rã </text:p>
          </table:table-cell>
          <table:table-cell office:value-type="string">
            <text:p>v. </text:p>
          </table:table-cell>
          <table:table-cell/>
          <table:table-cell office:value-type="string">
            <text:p>machacar con el pie </text:p>
          </table:table-cell>
          <table:table-cell office:value-type="string">
            <text:p>stomp on</text:p>
          </table:table-cell>
          <table:table-cell table:number-columns-repeated="61"/>
        </table:table-row>
        <table:table-row table:style-name="ro1">
          <table:table-cell office:value-type="string">
            <text:p>-duú- </text:p>
          </table:table-cell>
          <table:table-cell/>
          <table:table-cell office:value-type="string">
            <text:p>suf. v. no final </text:p>
          </table:table-cell>
          <table:table-cell office:value-type="string">
            <text:p>-doó- </text:p>
          </table:table-cell>
          <table:table-cell office:value-type="string">
            <text:p>cesar haciendo, dejar </text:p>
          </table:table-cell>
          <table:table-cell office:value-type="string">
            <text:p>stop doing, quit </text:p>
          </table:table-cell>
          <table:table-cell office:value-type="string">
            <text:p>forma pasivo de [odo]; Passive form of [odo].</text:p>
          </table:table-cell>
          <table:table-cell table:number-columns-repeated="60"/>
        </table:table-row>
        <table:table-row table:style-name="ro1">
          <table:table-cell office:value-type="string">
            <text:p>dujanʉgã- </text:p>
          </table:table-cell>
          <table:table-cell office:value-type="string">
            <text:p>dujánʉgã́-rã </text:p>
          </table:table-cell>
          <table:table-cell office:value-type="string">
            <text:p>v. </text:p>
          </table:table-cell>
          <table:table-cell/>
          <table:table-cell office:value-type="string">
            <text:p>parar </text:p>
          </table:table-cell>
          <table:table-cell office:value-type="string">
            <text:p>stop, bring to a stop </text:p>
          </table:table-cell>
          <table:table-cell table:number-columns-repeated="61"/>
        </table:table-row>
        <table:table-row table:style-name="ro1">
          <table:table-cell office:value-type="string">
            <text:p>sibi- </text:p>
          </table:table-cell>
          <table:table-cell office:value-type="string">
            <text:p>sibí-rí </text:p>
          </table:table-cell>
          <table:table-cell office:value-type="string">
            <text:p>adj. </text:p>
          </table:table-cell>
          <table:table-cell/>
          <table:table-cell office:value-type="string">
            <text:p>liso </text:p>
          </table:table-cell>
          <table:table-cell office:value-type="string">
            <text:p>straight, as hair</text:p>
          </table:table-cell>
          <table:table-cell table:number-columns-repeated="61"/>
        </table:table-row>
        <table:table-row table:style-name="ro1">
          <table:table-cell office:value-type="string">
            <text:p>biji- </text:p>
          </table:table-cell>
          <table:table-cell office:value-type="string">
            <text:p>bijí-rã́ </text:p>
          </table:table-cell>
          <table:table-cell office:value-type="string">
            <text:p>v.1a </text:p>
          </table:table-cell>
          <table:table-cell/>
          <table:table-cell office:value-type="string">
            <text:p>colar </text:p>
          </table:table-cell>
          <table:table-cell office:value-type="string">
            <text:p>strain, filter, rinse</text:p>
          </table:table-cell>
          <table:table-cell table:number-columns-repeated="61"/>
        </table:table-row>
        <table:table-row table:style-name="ro1">
          <table:table-cell office:value-type="string">
            <text:p>ñorõ </text:p>
          </table:table-cell>
          <table:table-cell office:value-type="string">
            <text:p>ñorṍ-rẽ </text:p>
          </table:table-cell>
          <table:table-cell office:value-type="string">
            <text:p>s. </text:p>
          </table:table-cell>
          <table:table-cell/>
          <table:table-cell office:value-type="string">
            <text:p>estrecho, canal </text:p>
          </table:table-cell>
          <table:table-cell office:value-type="string">
            <text:p>strait or channel of water between two islands</text:p>
          </table:table-cell>
          <table:table-cell table:number-columns-repeated="61"/>
        </table:table-row>
        <table:table-row table:style-name="ro2">
          <table:table-cell office:value-type="string">
            <text:p>má </text:p>
          </table:table-cell>
          <table:table-cell office:value-type="string">
            <text:p>má-gue </text:p>
          </table:table-cell>
          <table:table-cell office:value-type="string">
            <text:p>s. </text:p>
          </table:table-cell>
          <table:table-cell/>
          <table:table-cell office:value-type="string">
            <text:p>caño </text:p>
          </table:table-cell>
          <table:table-cell office:value-type="string">
            <text:p>stream</text:p>
          </table:table-cell>
          <table:table-cell table:number-columns-repeated="61"/>
        </table:table-row>
        <table:table-row table:style-name="ro1">
          <table:table-cell office:value-type="string">
            <text:p>soeu- </text:p>
          </table:table-cell>
          <table:table-cell office:value-type="string">
            <text:p>soéu-rã </text:p>
          </table:table-cell>
          <table:table-cell office:value-type="string">
            <text:p>v. </text:p>
          </table:table-cell>
          <table:table-cell office:value-type="string">
            <text:p>soeo- </text:p>
          </table:table-cell>
          <table:table-cell office:value-type="string">
            <text:p>extender la mano </text:p>
          </table:table-cell>
          <table:table-cell office:value-type="string">
            <text:p>stretch-out or extend one’s hand</text:p>
          </table:table-cell>
          <table:table-cell table:number-columns-repeated="61"/>
        </table:table-row>
        <table:table-row table:style-name="ro1">
          <table:table-cell office:value-type="string">
            <text:p>dikiparu </text:p>
          </table:table-cell>
          <table:table-cell office:value-type="string">
            <text:p>dikíparu-re </text:p>
          </table:table-cell>
          <table:table-cell office:value-type="string">
            <text:p>s. </text:p>
          </table:table-cell>
          <table:table-cell/>
          <table:table-cell office:value-type="string">
            <text:p>pez pintado como una águila </text:p>
          </table:table-cell>
          <table:table-cell office:value-type="string">
            <text:p>striped fish</text:p>
          </table:table-cell>
          <table:table-cell table:number-columns-repeated="61"/>
        </table:table-row>
        <table:table-row table:style-name="ro1">
          <table:table-cell office:value-type="string">
            <text:p>buegʉ </text:p>
          </table:table-cell>
          <table:table-cell office:value-type="string">
            <text:p>buuegʉ́-re </text:p>
          </table:table-cell>
          <table:table-cell office:value-type="string">
            <text:p>s. </text:p>
          </table:table-cell>
          <table:table-cell/>
          <table:table-cell office:value-type="string">
            <text:p>estudiante o profesor </text:p>
          </table:table-cell>
          <table:table-cell office:value-type="string">
            <text:p>student or teacher </text:p>
          </table:table-cell>
          <table:table-cell table:number-columns-repeated="61"/>
        </table:table-row>
        <table:table-row table:style-name="ro1">
          <table:table-cell office:value-type="string">
            <text:p>bueri </text:p>
          </table:table-cell>
          <table:table-cell office:value-type="string">
            <text:p>buueríré </text:p>
          </table:table-cell>
          <table:table-cell office:value-type="string">
            <text:p>s. </text:p>
          </table:table-cell>
          <table:table-cell/>
          <table:table-cell office:value-type="string">
            <text:p>estudio </text:p>
          </table:table-cell>
          <table:table-cell office:value-type="string">
            <text:p>studies</text:p>
          </table:table-cell>
          <table:table-cell table:number-columns-repeated="61"/>
        </table:table-row>
        <table:table-row table:style-name="ro1">
          <table:table-cell office:value-type="string">
            <text:p>bue- </text:p>
          </table:table-cell>
          <table:table-cell office:value-type="string">
            <text:p>buué, buue-rã́ </text:p>
          </table:table-cell>
          <table:table-cell office:value-type="string">
            <text:p>v.1b </text:p>
          </table:table-cell>
          <table:table-cell/>
          <table:table-cell office:value-type="string">
            <text:p>estudiar </text:p>
          </table:table-cell>
          <table:table-cell office:value-type="string">
            <text:p>study </text:p>
          </table:table-cell>
          <table:table-cell table:number-columns-repeated="61"/>
        </table:table-row>
        <table:table-row table:style-name="ro1">
          <table:table-cell office:value-type="string">
            <text:p>-bo- </text:p>
          </table:table-cell>
          <table:table-cell/>
          <table:table-cell office:value-type="string">
            <text:p>suf. v. no final </text:p>
          </table:table-cell>
          <table:table-cell office:value-type="string">
            <text:p>-bu- </text:p>
          </table:table-cell>
          <table:table-cell office:value-type="string">
            <text:p>condicional </text:p>
          </table:table-cell>
          <table:table-cell office:value-type="string">
            <text:p>subjunctive, might, probably not </text:p>
          </table:table-cell>
          <table:table-cell office:value-type="string">
            <text:p>Se comunica especulación sobre el futuro, el interrogativo o un resultado hipotético. Se supone el negativo o un hecho opuesto a la realidad.; Communicates speculation about the future, interrogative speculation, supposithe negative, supposia contrary to fact condition or speculation about a hypothetical result.</text:p>
          </table:table-cell>
          <table:table-cell table:number-columns-repeated="60"/>
        </table:table-row>
        <table:table-row table:style-name="ro1">
          <table:table-cell office:value-type="string">
            <text:p>yaamirĩ- </text:p>
          </table:table-cell>
          <table:table-cell office:value-type="string">
            <text:p>yaamírĩ-rã </text:p>
          </table:table-cell>
          <table:table-cell office:value-type="string">
            <text:p>v. </text:p>
          </table:table-cell>
          <table:table-cell/>
          <table:table-cell office:value-type="string">
            <text:p>sumergir </text:p>
          </table:table-cell>
          <table:table-cell office:value-type="string">
            <text:p>submerge </text:p>
          </table:table-cell>
          <table:table-cell table:number-columns-repeated="61"/>
        </table:table-row>
        <table:table-row table:style-name="ro1">
          <table:table-cell office:value-type="string">
            <text:p>mirĩ- </text:p>
          </table:table-cell>
          <table:table-cell office:value-type="string">
            <text:p>miirĩ́-rã </text:p>
          </table:table-cell>
          <table:table-cell office:value-type="string">
            <text:p>v.2b </text:p>
          </table:table-cell>
          <table:table-cell/>
          <table:table-cell office:value-type="string">
            <text:p>chupar, mamar </text:p>
          </table:table-cell>
          <table:table-cell office:value-type="string">
            <text:p>suck, nurse </text:p>
          </table:table-cell>
          <table:table-cell table:number-columns-repeated="61"/>
        </table:table-row>
        <table:table-row table:style-name="ro1">
          <table:table-cell office:value-type="string">
            <text:p>gũñaña marĩrõ </text:p>
          </table:table-cell>
          <table:table-cell office:value-type="string">
            <text:p>gũñáñá marĩ́rõ </text:p>
          </table:table-cell>
          <table:table-cell office:value-type="string">
            <text:p>adv. </text:p>
          </table:table-cell>
          <table:table-cell/>
          <table:table-cell office:value-type="string">
            <text:p>sin avisar, repentinamente </text:p>
          </table:table-cell>
          <table:table-cell office:value-type="string">
            <text:p>suddenly, without warning or thinking</text:p>
          </table:table-cell>
          <table:table-cell table:number-columns-repeated="61"/>
        </table:table-row>
        <table:table-row table:style-name="ro1">
          <table:table-cell office:value-type="string">
            <text:p>-poya- </text:p>
          </table:table-cell>
          <table:table-cell/>
          <table:table-cell office:value-type="string">
            <text:p>suf. v. no final </text:p>
          </table:table-cell>
          <table:table-cell/>
          <table:table-cell office:value-type="string">
            <text:p>sufrir, ser dañado </text:p>
          </table:table-cell>
          <table:table-cell office:value-type="string">
            <text:p>suffer, be broken, be ruined with</text:p>
          </table:table-cell>
          <table:table-cell table:number-columns-repeated="61"/>
        </table:table-row>
        <table:table-row table:style-name="ro1">
          <table:table-cell office:value-type="string">
            <text:p>poya- </text:p>
          </table:table-cell>
          <table:table-cell office:value-type="string">
            <text:p>poyá-ri </text:p>
          </table:table-cell>
          <table:table-cell office:value-type="string">
            <text:p>adj. </text:p>
          </table:table-cell>
          <table:table-cell/>
          <table:table-cell office:value-type="string">
            <text:p>sufrimiento </text:p>
          </table:table-cell>
          <table:table-cell office:value-type="string">
            <text:p>suffering</text:p>
          </table:table-cell>
          <table:table-cell table:number-columns-repeated="61"/>
        </table:table-row>
        <table:table-row table:style-name="ro1">
          <table:table-cell office:value-type="string">
            <text:p>ejatuaro </text:p>
          </table:table-cell>
          <table:table-cell office:value-type="string">
            <text:p>ejátuaro </text:p>
          </table:table-cell>
          <table:table-cell office:value-type="string">
            <text:p>adv. </text:p>
          </table:table-cell>
          <table:table-cell/>
          <table:table-cell office:value-type="string">
            <text:p>suficiente </text:p>
          </table:table-cell>
          <table:table-cell office:value-type="string">
            <text:p>sufficient, arriving up to a certain amount</text:p>
          </table:table-cell>
          <table:table-cell table:number-columns-repeated="61"/>
        </table:table-row>
        <table:table-row table:style-name="ro1">
          <table:table-cell office:value-type="string">
            <text:p>-bʉ </text:p>
          </table:table-cell>
          <table:table-cell/>
          <table:table-cell office:value-type="string">
            <text:p>suf. s. </text:p>
          </table:table-cell>
          <table:table-cell/>
          <table:table-cell office:value-type="string">
            <text:p>indica una persona alto, grande o importante </text:p>
          </table:table-cell>
          <table:table-cell office:value-type="string">
            <text:p>suffix marking someone tall, large or important</text:p>
          </table:table-cell>
          <table:table-cell table:number-columns-repeated="61"/>
        </table:table-row>
        <table:table-row table:style-name="ro1">
          <table:table-cell office:value-type="string">
            <text:p>-nʉ </text:p>
          </table:table-cell>
          <table:table-cell/>
          <table:table-cell office:value-type="string">
            <text:p>suf. s. </text:p>
          </table:table-cell>
          <table:table-cell/>
          <table:table-cell office:value-type="string">
            <text:p>sufijo que indica ‘un día’ </text:p>
          </table:table-cell>
          <table:table-cell office:value-type="string">
            <text:p>suffix meaning ‘day’</text:p>
          </table:table-cell>
          <table:table-cell table:number-columns-repeated="61"/>
        </table:table-row>
        <table:table-row table:style-name="ro1">
          <table:table-cell office:value-type="string">
            <text:p>miũmerẽ </text:p>
          </table:table-cell>
          <table:table-cell office:value-type="string">
            <text:p>miṹmérẽ-rẽ </text:p>
          </table:table-cell>
          <table:table-cell office:value-type="string">
            <text:p>s. </text:p>
          </table:table-cell>
          <table:table-cell/>
          <table:table-cell office:value-type="string">
            <text:p>caña de azucar </text:p>
          </table:table-cell>
          <table:table-cell office:value-type="string">
            <text:p>sugar cane</text:p>
          </table:table-cell>
          <table:table-cell table:number-columns-repeated="61"/>
        </table:table-row>
        <table:table-row table:style-name="ro1">
          <table:table-cell office:value-type="string">
            <text:p>abe </text:p>
          </table:table-cell>
          <table:table-cell office:value-type="string">
            <text:p>abé-ré </text:p>
          </table:table-cell>
          <table:table-cell office:value-type="string">
            <text:p>s. </text:p>
          </table:table-cell>
          <table:table-cell/>
          <table:table-cell office:value-type="string">
            <text:p>sol </text:p>
          </table:table-cell>
          <table:table-cell office:value-type="string">
            <text:p>sun </text:p>
          </table:table-cell>
          <table:table-cell table:number-columns-repeated="61"/>
        </table:table-row>
        <table:table-row table:style-name="ro1">
          <table:table-cell office:value-type="string">
            <text:p>boyowãgãrĩrõ </text:p>
          </table:table-cell>
          <table:table-cell office:value-type="string">
            <text:p>boyówããgãrĩ́rõ-rẽ </text:p>
          </table:table-cell>
          <table:table-cell office:value-type="string">
            <text:p>adv. </text:p>
          </table:table-cell>
          <table:table-cell/>
          <table:table-cell office:value-type="string">
            <text:p>amanecida </text:p>
          </table:table-cell>
          <table:table-cell office:value-type="string">
            <text:p>sunrise</text:p>
          </table:table-cell>
          <table:table-cell table:number-columns-repeated="61"/>
        </table:table-row>
        <table:table-row table:style-name="ro1">
          <table:table-cell office:value-type="string">
            <text:p>peameye </text:p>
          </table:table-cell>
          <table:table-cell office:value-type="string">
            <text:p>peáméeye-re </text:p>
          </table:table-cell>
          <table:table-cell office:value-type="string">
            <text:p>s. </text:p>
          </table:table-cell>
          <table:table-cell/>
          <table:table-cell office:value-type="string">
            <text:p>soporte </text:p>
          </table:table-cell>
          <table:table-cell office:value-type="string">
            <text:p>support</text:p>
          </table:table-cell>
          <table:table-cell table:number-columns-repeated="61"/>
        </table:table-row>
        <table:table-row table:style-name="ro1">
          <table:table-cell office:value-type="string">
            <text:p>-tari- </text:p>
          </table:table-cell>
          <table:table-cell/>
          <table:table-cell office:value-type="string">
            <text:p>suf. v. no final </text:p>
          </table:table-cell>
          <table:table-cell/>
          <table:table-cell office:value-type="string">
            <text:p>sobresaliente, sobrepujar </text:p>
          </table:table-cell>
          <table:table-cell office:value-type="string">
            <text:p>surpassingly so</text:p>
          </table:table-cell>
          <table:table-cell table:number-columns-repeated="61"/>
        </table:table-row>
        <table:table-row table:style-name="ro1">
          <table:table-cell office:value-type="string">
            <text:p>akuyo- </text:p>
          </table:table-cell>
          <table:table-cell office:value-type="string">
            <text:p>akúyo-rã </text:p>
          </table:table-cell>
          <table:table-cell office:value-type="string">
            <text:p>v. </text:p>
          </table:table-cell>
          <table:table-cell/>
          <table:table-cell office:value-type="string">
            <text:p>tragar </text:p>
          </table:table-cell>
          <table:table-cell office:value-type="string">
            <text:p>swallow</text:p>
          </table:table-cell>
          <table:table-cell table:number-columns-repeated="61"/>
        </table:table-row>
        <table:table-row table:style-name="ro1">
          <table:table-cell office:value-type="string">
            <text:p>ooa- </text:p>
          </table:table-cell>
          <table:table-cell office:value-type="string">
            <text:p>ooá-rã </text:p>
          </table:table-cell>
          <table:table-cell office:value-type="string">
            <text:p>v.2b </text:p>
          </table:table-cell>
          <table:table-cell/>
          <table:table-cell office:value-type="string">
            <text:p>barrer </text:p>
          </table:table-cell>
          <table:table-cell office:value-type="string">
            <text:p>sweep </text:p>
          </table:table-cell>
          <table:table-cell table:number-columns-repeated="61"/>
        </table:table-row>
        <table:table-row table:style-name="ro1">
          <table:table-cell office:value-type="string">
            <text:p>misõ- </text:p>
          </table:table-cell>
          <table:table-cell office:value-type="string">
            <text:p>miisṍ-rĩ </text:p>
          </table:table-cell>
          <table:table-cell office:value-type="string">
            <text:p>adj. </text:p>
          </table:table-cell>
          <table:table-cell/>
          <table:table-cell office:value-type="string">
            <text:p>dulce </text:p>
          </table:table-cell>
          <table:table-cell office:value-type="string">
            <text:p>sweet</text:p>
          </table:table-cell>
          <table:table-cell table:number-columns-repeated="61"/>
        </table:table-row>
        <table:table-row table:style-name="ro1">
          <table:table-cell office:value-type="string">
            <text:p>biji- </text:p>
          </table:table-cell>
          <table:table-cell office:value-type="string">
            <text:p>bijí-ro </text:p>
          </table:table-cell>
          <table:table-cell office:value-type="string">
            <text:p>v.2a </text:p>
          </table:table-cell>
          <table:table-cell/>
          <table:table-cell office:value-type="string">
            <text:p>hincharse </text:p>
          </table:table-cell>
          <table:table-cell office:value-type="string">
            <text:p>swell</text:p>
          </table:table-cell>
          <table:table-cell table:number-columns-repeated="61"/>
        </table:table-row>
        <table:table-row table:style-name="ro1">
          <table:table-cell office:value-type="string">
            <text:p>bá- </text:p>
          </table:table-cell>
          <table:table-cell office:value-type="string">
            <text:p>bá-rã́ </text:p>
          </table:table-cell>
          <table:table-cell office:value-type="string">
            <text:p>v.1c </text:p>
          </table:table-cell>
          <table:table-cell/>
          <table:table-cell office:value-type="string">
            <text:p>nadar </text:p>
          </table:table-cell>
          <table:table-cell office:value-type="string">
            <text:p>swim</text:p>
          </table:table-cell>
          <table:table-cell table:number-columns-repeated="61"/>
        </table:table-row>
        <table:table-row table:style-name="ro1">
          <table:table-cell office:value-type="string">
            <text:p>paaya- </text:p>
          </table:table-cell>
          <table:table-cell office:value-type="string">
            <text:p>paayá, paaya-rã́ </text:p>
          </table:table-cell>
          <table:table-cell office:value-type="string">
            <text:p>v.1b </text:p>
          </table:table-cell>
          <table:table-cell/>
          <table:table-cell office:value-type="string">
            <text:p>nadar, flotar </text:p>
          </table:table-cell>
          <table:table-cell office:value-type="string">
            <text:p>swim, float</text:p>
          </table:table-cell>
          <table:table-cell table:number-columns-repeated="61"/>
        </table:table-row>
        <table:table-row table:style-name="ro1">
          <table:table-cell office:value-type="string">
            <text:p>pĩ́gũ </text:p>
          </table:table-cell>
          <table:table-cell office:value-type="string">
            <text:p>pĩ́gũ-rẽ </text:p>
          </table:table-cell>
          <table:table-cell office:value-type="string">
            <text:p>s. </text:p>
          </table:table-cell>
          <table:table-cell/>
          <table:table-cell office:value-type="string">
            <text:p>cola </text:p>
          </table:table-cell>
          <table:table-cell office:value-type="string">
            <text:p>tail</text:p>
          </table:table-cell>
          <table:table-cell table:number-columns-repeated="61"/>
        </table:table-row>
        <table:table-row table:style-name="ro1">
          <table:table-cell office:value-type="string">
            <text:p>ãĩ- </text:p>
          </table:table-cell>
          <table:table-cell office:value-type="string">
            <text:p>ãĩ́-rã </text:p>
          </table:table-cell>
          <table:table-cell office:value-type="string">
            <text:p>v.2a </text:p>
          </table:table-cell>
          <table:table-cell/>
          <table:table-cell office:value-type="string">
            <text:p>coger, tomar </text:p>
          </table:table-cell>
          <table:table-cell office:value-type="string">
            <text:p>take </text:p>
          </table:table-cell>
          <table:table-cell table:number-columns-repeated="61"/>
        </table:table-row>
        <table:table-row table:style-name="ro1">
          <table:table-cell office:value-type="string">
            <text:p>gãmeñajã- </text:p>
          </table:table-cell>
          <table:table-cell office:value-type="string">
            <text:p>gãméñajã-rã </text:p>
          </table:table-cell>
          <table:table-cell office:value-type="string">
            <text:p>v. </text:p>
          </table:table-cell>
          <table:table-cell/>
          <table:table-cell office:value-type="string">
            <text:p>viajar para visitar </text:p>
          </table:table-cell>
          <table:table-cell office:value-type="string">
            <text:p>take a trip to visit </text:p>
          </table:table-cell>
          <table:table-cell table:number-columns-repeated="61"/>
        </table:table-row>
        <table:table-row table:style-name="ro1">
          <table:table-cell office:value-type="string">
            <text:p>naa- </text:p>
          </table:table-cell>
          <table:table-cell office:value-type="string">
            <text:p>naá, naa-rã́ </text:p>
          </table:table-cell>
          <table:table-cell office:value-type="string">
            <text:p>v. </text:p>
          </table:table-cell>
          <table:table-cell/>
          <table:table-cell office:value-type="string">
            <text:p>viajar para visitar </text:p>
          </table:table-cell>
          <table:table-cell office:value-type="string">
            <text:p>take a trip to visit </text:p>
          </table:table-cell>
          <table:table-cell table:number-columns-repeated="61"/>
        </table:table-row>
        <table:table-row table:style-name="ro1">
          <table:table-cell office:value-type="string">
            <text:p>kore- </text:p>
          </table:table-cell>
          <table:table-cell office:value-type="string">
            <text:p>kooré, koore-rã́ </text:p>
          </table:table-cell>
          <table:table-cell office:value-type="string">
            <text:p>v.1b </text:p>
          </table:table-cell>
          <table:table-cell/>
          <table:table-cell office:value-type="string">
            <text:p>cuidar, guardar </text:p>
          </table:table-cell>
          <table:table-cell office:value-type="string">
            <text:p>take care of, guard </text:p>
          </table:table-cell>
          <table:table-cell table:number-columns-repeated="61"/>
        </table:table-row>
        <table:table-row table:style-name="ro1">
          <table:table-cell office:value-type="string">
            <text:p>moãña- </text:p>
          </table:table-cell>
          <table:table-cell office:value-type="string">
            <text:p>mooã́ña-rã </text:p>
          </table:table-cell>
          <table:table-cell office:value-type="string">
            <text:p>v. </text:p>
          </table:table-cell>
          <table:table-cell/>
          <table:table-cell office:value-type="string">
            <text:p>coger, agarrar </text:p>
          </table:table-cell>
          <table:table-cell office:value-type="string">
            <text:p>take hold of </text:p>
          </table:table-cell>
          <table:table-cell table:number-columns-repeated="61"/>
        </table:table-row>
        <table:table-row table:style-name="ro1">
          <table:table-cell office:value-type="string">
            <text:p>ñeã- </text:p>
          </table:table-cell>
          <table:table-cell office:value-type="string">
            <text:p>ñeeã́, ñeeã-rã́ </text:p>
          </table:table-cell>
          <table:table-cell office:value-type="string">
            <text:p>v.1b </text:p>
          </table:table-cell>
          <table:table-cell/>
          <table:table-cell office:value-type="string">
            <text:p>coger, recibir </text:p>
          </table:table-cell>
          <table:table-cell office:value-type="string">
            <text:p>take hold of, receive </text:p>
          </table:table-cell>
          <table:table-cell table:number-columns-repeated="61"/>
        </table:table-row>
        <table:table-row table:style-name="ro1">
          <table:table-cell office:value-type="string">
            <text:p>túwea- </text:p>
          </table:table-cell>
          <table:table-cell office:value-type="string">
            <text:p>túweá-rã </text:p>
          </table:table-cell>
          <table:table-cell office:value-type="string">
            <text:p>v. </text:p>
          </table:table-cell>
          <table:table-cell/>
          <table:table-cell office:value-type="string">
            <text:p>desvestir </text:p>
          </table:table-cell>
          <table:table-cell office:value-type="string">
            <text:p>take off as one’s clothes</text:p>
          </table:table-cell>
          <table:table-cell table:number-columns-repeated="61"/>
        </table:table-row>
        <table:table-row table:style-name="ro1">
          <table:table-cell office:value-type="string">
            <text:p>pĩã- </text:p>
          </table:table-cell>
          <table:table-cell office:value-type="string">
            <text:p>pĩã́-rã </text:p>
          </table:table-cell>
          <table:table-cell office:value-type="string">
            <text:p>v.2a </text:p>
          </table:table-cell>
          <table:table-cell/>
          <table:table-cell office:value-type="string">
            <text:p>sacar de la tierra </text:p>
          </table:table-cell>
          <table:table-cell office:value-type="string">
            <text:p>take out of the ground</text:p>
          </table:table-cell>
          <table:table-cell table:number-columns-repeated="61"/>
        </table:table-row>
        <table:table-row table:style-name="ro1">
          <table:table-cell office:value-type="string">
            <text:p>ĩãĩ- </text:p>
          </table:table-cell>
          <table:table-cell office:value-type="string">
            <text:p>ĩĩã-+ãĩ-, ĩĩã́ĩ-rã </text:p>
          </table:table-cell>
          <table:table-cell office:value-type="string">
            <text:p>v. </text:p>
          </table:table-cell>
          <table:table-cell/>
          <table:table-cell office:value-type="string">
            <text:p>sacar fotos </text:p>
          </table:table-cell>
          <table:table-cell office:value-type="string">
            <text:p>take pictures; a compound of ‘see’ (ĩĩã-) and ‘take’ (ãĩ-)</text:p>
          </table:table-cell>
          <table:table-cell table:number-columns-repeated="61"/>
        </table:table-row>
        <table:table-row table:style-name="ro1">
          <table:table-cell office:value-type="string">
            <text:p>werení- </text:p>
          </table:table-cell>
          <table:table-cell office:value-type="string">
            <text:p>weréní-rã </text:p>
          </table:table-cell>
          <table:table-cell office:value-type="string">
            <text:p>v. </text:p>
          </table:table-cell>
          <table:table-cell/>
          <table:table-cell office:value-type="string">
            <text:p>hablar, conversar </text:p>
          </table:table-cell>
          <table:table-cell office:value-type="string">
            <text:p>talk, converse </text:p>
          </table:table-cell>
          <table:table-cell table:number-columns-repeated="61"/>
        </table:table-row>
        <table:table-row table:style-name="ro1">
          <table:table-cell office:value-type="string">
            <text:p>wera </text:p>
          </table:table-cell>
          <table:table-cell office:value-type="string">
            <text:p>werá-re </text:p>
          </table:table-cell>
          <table:table-cell office:value-type="string">
            <text:p>s. </text:p>
          </table:table-cell>
          <table:table-cell/>
          <table:table-cell office:value-type="string">
            <text:p>almidón </text:p>
          </table:table-cell>
          <table:table-cell office:value-type="string">
            <text:p>tapioca</text:p>
          </table:table-cell>
          <table:table-cell table:number-columns-repeated="61"/>
        </table:table-row>
        <table:table-row table:style-name="ro1">
          <table:table-cell office:value-type="string">
            <text:p>yuuíro </text:p>
          </table:table-cell>
          <table:table-cell office:value-type="string">
            <text:p>yuuíro-re </text:p>
          </table:table-cell>
          <table:table-cell office:value-type="string">
            <text:p>s. </text:p>
          </table:table-cell>
          <table:table-cell/>
          <table:table-cell office:value-type="string">
            <text:p>tarántula </text:p>
          </table:table-cell>
          <table:table-cell office:value-type="string">
            <text:p>tarantula</text:p>
          </table:table-cell>
          <table:table-cell table:number-columns-repeated="61"/>
        </table:table-row>
        <table:table-row table:style-name="ro1">
          <table:table-cell office:value-type="string">
            <text:p>yegue- </text:p>
          </table:table-cell>
          <table:table-cell office:value-type="string">
            <text:p>yegué-rã́ </text:p>
          </table:table-cell>
          <table:table-cell office:value-type="string">
            <text:p>v.1a </text:p>
          </table:table-cell>
          <table:table-cell/>
          <table:table-cell office:value-type="string">
            <text:p>rasgar, desgarrar </text:p>
          </table:table-cell>
          <table:table-cell office:value-type="string">
            <text:p>tear, tear apart</text:p>
          </table:table-cell>
          <table:table-cell table:number-columns-repeated="61"/>
        </table:table-row>
        <table:table-row table:style-name="ro1">
          <table:table-cell office:value-type="string">
            <text:p>kódeko </text:p>
          </table:table-cell>
          <table:table-cell office:value-type="string">
            <text:p>kódeko-re </text:p>
          </table:table-cell>
          <table:table-cell office:value-type="string">
            <text:p>s. </text:p>
          </table:table-cell>
          <table:table-cell/>
          <table:table-cell office:value-type="string">
            <text:p>lágrimas </text:p>
          </table:table-cell>
          <table:table-cell office:value-type="string">
            <text:p>tears</text:p>
          </table:table-cell>
          <table:table-cell table:number-columns-repeated="61"/>
        </table:table-row>
        <table:table-row table:style-name="ro1">
          <table:table-cell office:value-type="string">
            <text:p>goja- </text:p>
          </table:table-cell>
          <table:table-cell office:value-type="string">
            <text:p>gojá-rã </text:p>
          </table:table-cell>
          <table:table-cell office:value-type="string">
            <text:p>v.2a </text:p>
          </table:table-cell>
          <table:table-cell/>
          <table:table-cell office:value-type="string">
            <text:p>tomar el pelo, burlarse </text:p>
          </table:table-cell>
          <table:table-cell office:value-type="string">
            <text:p>tease or ‘‘kid’’ someone by not telling the truth</text:p>
          </table:table-cell>
          <table:table-cell table:number-columns-repeated="61"/>
        </table:table-row>
        <table:table-row table:style-name="ro1">
          <table:table-cell office:value-type="string">
            <text:p>buruamʉ </text:p>
          </table:table-cell>
          <table:table-cell office:value-type="string">
            <text:p>burúámʉ́-rẽ </text:p>
          </table:table-cell>
          <table:table-cell office:value-type="string">
            <text:p>s. </text:p>
          </table:table-cell>
          <table:table-cell/>
          <table:table-cell office:value-type="string">
            <text:p>comején </text:p>
          </table:table-cell>
          <table:table-cell office:value-type="string">
            <text:p>termite</text:p>
          </table:table-cell>
          <table:table-cell table:number-columns-repeated="61"/>
        </table:table-row>
        <table:table-row table:style-name="ro1">
          <table:table-cell office:value-type="string">
            <text:p>apiyoro </text:p>
          </table:table-cell>
          <table:table-cell office:value-type="string">
            <text:p>apíyoro-re </text:p>
          </table:table-cell>
          <table:table-cell office:value-type="string">
            <text:p>s. </text:p>
          </table:table-cell>
          <table:table-cell/>
          <table:table-cell office:value-type="string">
            <text:p>testículo </text:p>
          </table:table-cell>
          <table:table-cell office:value-type="string">
            <text:p>testicle</text:p>
          </table:table-cell>
          <table:table-cell table:number-columns-repeated="61"/>
        </table:table-row>
        <table:table-row table:style-name="ro1">
          <table:table-cell office:value-type="string">
            <text:p>iri </text:p>
          </table:table-cell>
          <table:table-cell office:value-type="string">
            <text:p>irí-re </text:p>
          </table:table-cell>
          <table:table-cell office:value-type="string">
            <text:p>adj. dem. </text:p>
          </table:table-cell>
          <table:table-cell/>
          <table:table-cell office:value-type="string">
            <text:p>esto </text:p>
          </table:table-cell>
          <table:table-cell office:value-type="string">
            <text:p>that </text:p>
          </table:table-cell>
          <table:table-cell office:value-type="string">
            <text:p>inan.</text:p>
          </table:table-cell>
          <table:table-cell table:number-columns-repeated="60"/>
        </table:table-row>
        <table:table-row table:style-name="ro1">
          <table:table-cell office:value-type="string">
            <text:p>irota </text:p>
          </table:table-cell>
          <table:table-cell office:value-type="string">
            <text:p>iróta </text:p>
          </table:table-cell>
          <table:table-cell office:value-type="string">
            <text:p>adv. </text:p>
          </table:table-cell>
          <table:table-cell/>
          <table:table-cell office:value-type="string">
            <text:p>allá no más, es así no más </text:p>
          </table:table-cell>
          <table:table-cell office:value-type="string">
            <text:p>that exactly, it's exactly that</text:p>
          </table:table-cell>
          <table:table-cell table:number-columns-repeated="61"/>
        </table:table-row>
        <table:table-row table:style-name="ro1">
          <table:table-cell office:value-type="string">
            <text:p>si </text:p>
          </table:table-cell>
          <table:table-cell/>
          <table:table-cell office:value-type="string">
            <text:p>adj. dem. </text:p>
          </table:table-cell>
          <table:table-cell/>
          <table:table-cell office:value-type="string">
            <text:p>aquella, aquel </text:p>
          </table:table-cell>
          <table:table-cell office:value-type="string">
            <text:p>that one over there </text:p>
          </table:table-cell>
          <table:table-cell office:value-type="string">
            <text:p>fem. o inan.</text:p>
          </table:table-cell>
          <table:table-cell table:number-columns-repeated="60"/>
        </table:table-row>
        <table:table-row table:style-name="ro1">
          <table:table-cell office:value-type="string">
            <text:p>sĩĩ </text:p>
          </table:table-cell>
          <table:table-cell/>
          <table:table-cell office:value-type="string">
            <text:p>adj. dem. </text:p>
          </table:table-cell>
          <table:table-cell/>
          <table:table-cell office:value-type="string">
            <text:p>aquello </text:p>
          </table:table-cell>
          <table:table-cell office:value-type="string">
            <text:p>that one over there </text:p>
          </table:table-cell>
          <table:table-cell office:value-type="string">
            <text:p>masc. sing.</text:p>
          </table:table-cell>
          <table:table-cell table:number-columns-repeated="60"/>
        </table:table-row>
        <table:table-row table:style-name="ro1">
          <table:table-cell office:value-type="string">
            <text:p>iropãta </text:p>
          </table:table-cell>
          <table:table-cell office:value-type="string">
            <text:p>irópãta </text:p>
          </table:table-cell>
          <table:table-cell office:value-type="string">
            <text:p>adv. </text:p>
          </table:table-cell>
          <table:table-cell/>
          <table:table-cell office:value-type="string">
            <text:p>hasta allá, es todo </text:p>
          </table:table-cell>
          <table:table-cell office:value-type="string">
            <text:p>that’s all specifically</text:p>
          </table:table-cell>
          <table:table-cell table:number-columns-repeated="61"/>
        </table:table-row>
        <table:table-row table:style-name="ro1">
          <table:table-cell office:value-type="string">
            <text:p>iropã </text:p>
          </table:table-cell>
          <table:table-cell office:value-type="string">
            <text:p>irópã </text:p>
          </table:table-cell>
          <table:table-cell office:value-type="string">
            <text:p>adv. </text:p>
          </table:table-cell>
          <table:table-cell/>
          <table:table-cell office:value-type="string">
            <text:p>tanto, no más </text:p>
          </table:table-cell>
          <table:table-cell office:value-type="string">
            <text:p>that’s all, up to that measure of</text:p>
          </table:table-cell>
          <table:table-cell table:number-columns-repeated="61"/>
        </table:table-row>
        <table:table-row table:style-name="ro1">
          <table:table-cell office:value-type="string">
            <text:p>pʉrʉ </text:p>
          </table:table-cell>
          <table:table-cell office:value-type="string">
            <text:p>pʉʉrʉ́-gue </text:p>
          </table:table-cell>
          <table:table-cell office:value-type="string">
            <text:p>adv. </text:p>
          </table:table-cell>
          <table:table-cell/>
          <table:table-cell office:value-type="string">
            <text:p>después, atrás </text:p>
          </table:table-cell>
          <table:table-cell office:value-type="string">
            <text:p>then, next, after </text:p>
          </table:table-cell>
          <table:table-cell office:value-type="string">
            <text:p>1. Once there is resumption it marks return to the main line. 2. It marks the beginniof the final stage of the journey. 3. It occurs after extended conversation, markithe next and/or final stage.</text:p>
          </table:table-cell>
          <table:table-cell table:number-columns-repeated="60"/>
        </table:table-row>
        <table:table-row table:style-name="ro1">
          <table:table-cell office:value-type="string">
            <text:p>irasiri- </text:p>
          </table:table-cell>
          <table:table-cell office:value-type="string">
            <text:p>irasũ+iri-, irásíri-rã </text:p>
          </table:table-cell>
          <table:table-cell office:value-type="string">
            <text:p>adv. </text:p>
          </table:table-cell>
          <table:table-cell/>
          <table:table-cell office:value-type="string">
            <text:p>por eso </text:p>
          </table:table-cell>
          <table:table-cell office:value-type="string">
            <text:p>therefore, thus doing</text:p>
          </table:table-cell>
          <table:table-cell table:number-columns-repeated="61"/>
        </table:table-row>
        <table:table-row table:style-name="ro1">
          <table:table-cell office:value-type="string">
            <text:p>ĩĩsã </text:p>
          </table:table-cell>
          <table:table-cell office:value-type="string">
            <text:p>ĩĩ́sã-rẽ </text:p>
          </table:table-cell>
          <table:table-cell office:value-type="string">
            <text:p>adj. dem. </text:p>
          </table:table-cell>
          <table:table-cell/>
          <table:table-cell office:value-type="string">
            <text:p>estos </text:p>
          </table:table-cell>
          <table:table-cell office:value-type="string">
            <text:p>these, those </text:p>
          </table:table-cell>
          <table:table-cell office:value-type="string">
            <text:p>3 persona, masc. pl.</text:p>
          </table:table-cell>
          <table:table-cell table:number-columns-repeated="60"/>
        </table:table-row>
        <table:table-row table:style-name="ro1">
          <table:table-cell office:value-type="string">
            <text:p>ĩgʉ̃sã </text:p>
          </table:table-cell>
          <table:table-cell office:value-type="string">
            <text:p>ĩgʉ̃́sã-rẽ </text:p>
          </table:table-cell>
          <table:table-cell office:value-type="string">
            <text:p>pron. </text:p>
          </table:table-cell>
          <table:table-cell/>
          <table:table-cell office:value-type="string">
            <text:p>ellos </text:p>
          </table:table-cell>
          <table:table-cell office:value-type="string">
            <text:p>they</text:p>
          </table:table-cell>
          <table:table-cell table:number-columns-repeated="61"/>
        </table:table-row>
        <table:table-row table:style-name="ro1">
          <table:table-cell office:value-type="string">
            <text:p>ĩgʉ̃sã nome </text:p>
          </table:table-cell>
          <table:table-cell office:value-type="string">
            <text:p>ĩgʉ̃́sã nome-rẽ </text:p>
          </table:table-cell>
          <table:table-cell office:value-type="string">
            <text:p>pron. </text:p>
          </table:table-cell>
          <table:table-cell/>
          <table:table-cell office:value-type="string">
            <text:p>ellas </text:p>
          </table:table-cell>
          <table:table-cell office:value-type="string">
            <text:p>they, the women</text:p>
          </table:table-cell>
          <table:table-cell table:number-columns-repeated="61"/>
        </table:table-row>
        <table:table-row table:style-name="ro1">
          <table:table-cell office:value-type="string">
            <text:p>goya- </text:p>
          </table:table-cell>
          <table:table-cell office:value-type="string">
            <text:p>goyá-ri </text:p>
          </table:table-cell>
          <table:table-cell office:value-type="string">
            <text:p>adj. </text:p>
          </table:table-cell>
          <table:table-cell/>
          <table:table-cell office:value-type="string">
            <text:p>espeso </text:p>
          </table:table-cell>
          <table:table-cell office:value-type="string">
            <text:p>thick or pasty</text:p>
          </table:table-cell>
          <table:table-cell table:number-columns-repeated="61"/>
        </table:table-row>
        <table:table-row table:style-name="ro1">
          <table:table-cell office:value-type="string">
            <text:p>gosopʉro </text:p>
          </table:table-cell>
          <table:table-cell office:value-type="string">
            <text:p>gosópʉ́rore </text:p>
          </table:table-cell>
          <table:table-cell office:value-type="string">
            <text:p>s. </text:p>
          </table:table-cell>
          <table:table-cell/>
          <table:table-cell office:value-type="string">
            <text:p>músculo </text:p>
          </table:table-cell>
          <table:table-cell office:value-type="string">
            <text:p>thigh or upper part of the leg, lap</text:p>
          </table:table-cell>
          <table:table-cell table:number-columns-repeated="61"/>
        </table:table-row>
        <table:table-row table:style-name="ro1">
          <table:table-cell office:value-type="string">
            <text:p>péña- </text:p>
          </table:table-cell>
          <table:table-cell office:value-type="string">
            <text:p>péña-rã </text:p>
          </table:table-cell>
          <table:table-cell office:value-type="string">
            <text:p>v.3b </text:p>
          </table:table-cell>
          <table:table-cell/>
          <table:table-cell office:value-type="string">
            <text:p>meditar, pensar </text:p>
          </table:table-cell>
          <table:table-cell office:value-type="string">
            <text:p>think over, meditate upon</text:p>
          </table:table-cell>
          <table:table-cell table:number-columns-repeated="61"/>
        </table:table-row>
        <table:table-row table:style-name="ro1">
          <table:table-cell office:value-type="string">
            <text:p>gũñatura- </text:p>
          </table:table-cell>
          <table:table-cell office:value-type="string">
            <text:p>gũñáturá-rã </text:p>
          </table:table-cell>
          <table:table-cell office:value-type="string">
            <text:p>v. </text:p>
          </table:table-cell>
          <table:table-cell/>
          <table:table-cell office:value-type="string">
            <text:p>animarse, tener confianza en </text:p>
          </table:table-cell>
          <table:table-cell office:value-type="string">
            <text:p>think strongly about, take courage, have faith, have confidence in</text:p>
          </table:table-cell>
          <table:table-cell table:number-columns-repeated="61"/>
        </table:table-row>
        <table:table-row table:style-name="ro1">
          <table:table-cell office:value-type="string">
            <text:p>gũña- </text:p>
          </table:table-cell>
          <table:table-cell office:value-type="string">
            <text:p>gũñá-rã́ </text:p>
          </table:table-cell>
          <table:table-cell office:value-type="string">
            <text:p>v.1a </text:p>
          </table:table-cell>
          <table:table-cell/>
          <table:table-cell office:value-type="string">
            <text:p>pensar, recordar </text:p>
          </table:table-cell>
          <table:table-cell office:value-type="string">
            <text:p>think, remember</text:p>
          </table:table-cell>
          <table:table-cell table:number-columns-repeated="61"/>
        </table:table-row>
        <table:table-row table:style-name="ro1">
          <table:table-cell office:value-type="string">
            <text:p>ñemesibu- </text:p>
          </table:table-cell>
          <table:table-cell office:value-type="string">
            <text:p>ñeemesíbú-rã </text:p>
          </table:table-cell>
          <table:table-cell office:value-type="string">
            <text:p>v. </text:p>
          </table:table-cell>
          <table:table-cell/>
          <table:table-cell office:value-type="string">
            <text:p>tener sed </text:p>
          </table:table-cell>
          <table:table-cell office:value-type="string">
            <text:p>thirsty</text:p>
          </table:table-cell>
          <table:table-cell table:number-columns-repeated="61"/>
        </table:table-row>
        <table:table-row table:style-name="ro1">
          <table:table-cell office:value-type="string">
            <text:p>ĩĩ </text:p>
          </table:table-cell>
          <table:table-cell office:value-type="string">
            <text:p>ĩĩ́ </text:p>
          </table:table-cell>
          <table:table-cell office:value-type="string">
            <text:p>adj. dem. </text:p>
          </table:table-cell>
          <table:table-cell/>
          <table:table-cell office:value-type="string">
            <text:p>este </text:p>
          </table:table-cell>
          <table:table-cell office:value-type="string">
            <text:p>this one </text:p>
          </table:table-cell>
          <table:table-cell office:value-type="string">
            <text:p>3 persona, masc. sing.</text:p>
          </table:table-cell>
          <table:table-cell table:number-columns-repeated="60"/>
        </table:table-row>
        <table:table-row table:style-name="ro1">
          <table:table-cell office:value-type="string">
            <text:p>i </text:p>
          </table:table-cell>
          <table:table-cell/>
          <table:table-cell office:value-type="string">
            <text:p>pron. dem. </text:p>
          </table:table-cell>
          <table:table-cell/>
          <table:table-cell office:value-type="string">
            <text:p>ésto, aquéllo </text:p>
          </table:table-cell>
          <table:table-cell office:value-type="string">
            <text:p>this one </text:p>
          </table:table-cell>
          <table:table-cell office:value-type="string">
            <text:p>3 persona, fem. o inan.</text:p>
          </table:table-cell>
          <table:table-cell table:number-columns-repeated="60"/>
        </table:table-row>
        <table:table-row table:style-name="ro1">
          <table:table-cell office:value-type="string">
            <text:p>dapora marã </text:p>
          </table:table-cell>
          <table:table-cell office:value-type="string">
            <text:p>daapóra marã-rẽ </text:p>
          </table:table-cell>
          <table:table-cell office:value-type="string">
            <text:p>s. </text:p>
          </table:table-cell>
          <table:table-cell office:value-type="string">
            <text:p>dapagora marã </text:p>
          </table:table-cell>
          <table:table-cell office:value-type="string">
            <text:p>gente de esta tiempo </text:p>
          </table:table-cell>
          <table:table-cell office:value-type="string">
            <text:p>those of this time </text:p>
          </table:table-cell>
          <table:table-cell table:number-columns-repeated="61"/>
        </table:table-row>
        <table:table-row table:style-name="ro1">
          <table:table-cell office:value-type="string">
            <text:p>sĩĩsã </text:p>
          </table:table-cell>
          <table:table-cell office:value-type="string">
            <text:p>sĩĩ́sã-rẽ </text:p>
          </table:table-cell>
          <table:table-cell office:value-type="string">
            <text:p>adj. dem. </text:p>
          </table:table-cell>
          <table:table-cell/>
          <table:table-cell office:value-type="string">
            <text:p>aquellos </text:p>
          </table:table-cell>
          <table:table-cell office:value-type="string">
            <text:p>those over there </text:p>
          </table:table-cell>
          <table:table-cell office:value-type="string">
            <text:p>masc. pl. </text:p>
          </table:table-cell>
          <table:table-cell table:number-columns-repeated="60"/>
        </table:table-row>
        <table:table-row table:style-name="ro1">
          <table:table-cell office:value-type="string">
            <text:p>yurada </text:p>
          </table:table-cell>
          <table:table-cell office:value-type="string">
            <text:p>yuráda-re </text:p>
          </table:table-cell>
          <table:table-cell office:value-type="string">
            <text:p>s. </text:p>
          </table:table-cell>
          <table:table-cell/>
          <table:table-cell office:value-type="string">
            <text:p>hilo </text:p>
          </table:table-cell>
          <table:table-cell office:value-type="string">
            <text:p>thread</text:p>
          </table:table-cell>
          <table:table-cell table:number-columns-repeated="61"/>
        </table:table-row>
        <table:table-row table:style-name="ro1">
          <table:table-cell office:value-type="string">
            <text:p>ʉre- </text:p>
          </table:table-cell>
          <table:table-cell office:value-type="string">
            <text:p>ʉʉre- </text:p>
          </table:table-cell>
          <table:table-cell office:value-type="string">
            <text:p>adj. </text:p>
          </table:table-cell>
          <table:table-cell/>
          <table:table-cell office:value-type="string">
            <text:p>tres </text:p>
          </table:table-cell>
          <table:table-cell office:value-type="string">
            <text:p>three </text:p>
          </table:table-cell>
          <table:table-cell table:number-columns-repeated="61"/>
        </table:table-row>
        <table:table-row table:style-name="ro1">
          <table:table-cell office:value-type="string">
            <text:p>wʉ̃́gobe </text:p>
          </table:table-cell>
          <table:table-cell office:value-type="string">
            <text:p>wʉ̃́gobe-re </text:p>
          </table:table-cell>
          <table:table-cell office:value-type="string">
            <text:p>s. </text:p>
          </table:table-cell>
          <table:table-cell/>
          <table:table-cell office:value-type="string">
            <text:p>garganta </text:p>
          </table:table-cell>
          <table:table-cell office:value-type="string">
            <text:p>throat</text:p>
          </table:table-cell>
          <table:table-cell table:number-columns-repeated="61"/>
        </table:table-row>
        <table:table-row table:style-name="ro1">
          <table:table-cell office:value-type="string">
            <text:p>bupu </text:p>
          </table:table-cell>
          <table:table-cell office:value-type="string">
            <text:p>bupú-ré </text:p>
          </table:table-cell>
          <table:table-cell office:value-type="string">
            <text:p>s. </text:p>
          </table:table-cell>
          <table:table-cell/>
          <table:table-cell office:value-type="string">
            <text:p>trueno </text:p>
          </table:table-cell>
          <table:table-cell office:value-type="string">
            <text:p>thunder </text:p>
          </table:table-cell>
          <table:table-cell table:number-columns-repeated="61"/>
        </table:table-row>
        <table:table-row table:style-name="ro1">
          <table:table-cell office:value-type="string">
            <text:p>irasũta </text:p>
          </table:table-cell>
          <table:table-cell office:value-type="string">
            <text:p>irásũta </text:p>
          </table:table-cell>
          <table:table-cell office:value-type="string">
            <text:p>adv. </text:p>
          </table:table-cell>
          <table:table-cell/>
          <table:table-cell office:value-type="string">
            <text:p>precisamente así </text:p>
          </table:table-cell>
          <table:table-cell office:value-type="string">
            <text:p>thus specifically</text:p>
          </table:table-cell>
          <table:table-cell table:number-columns-repeated="61"/>
        </table:table-row>
        <table:table-row table:style-name="ro1">
          <table:table-cell office:value-type="string">
            <text:p>irasũ </text:p>
          </table:table-cell>
          <table:table-cell office:value-type="string">
            <text:p>irásũ </text:p>
          </table:table-cell>
          <table:table-cell office:value-type="string">
            <text:p>adv. </text:p>
          </table:table-cell>
          <table:table-cell/>
          <table:table-cell office:value-type="string">
            <text:p>así, como eso </text:p>
          </table:table-cell>
          <table:table-cell office:value-type="string">
            <text:p>thusly </text:p>
          </table:table-cell>
          <table:table-cell office:value-type="string">
            <text:p>nge Points back to a previous action or event.</text:p>
          </table:table-cell>
          <table:table-cell table:number-columns-repeated="60"/>
        </table:table-row>
        <table:table-row table:style-name="ro1">
          <table:table-cell office:value-type="string">
            <text:p>tẽjẽ </text:p>
          </table:table-cell>
          <table:table-cell office:value-type="string">
            <text:p>tẽjẽ́-rẽ </text:p>
          </table:table-cell>
          <table:table-cell office:value-type="string">
            <text:p>s. </text:p>
          </table:table-cell>
          <table:table-cell/>
          <table:table-cell office:value-type="string">
            <text:p>garrapata </text:p>
          </table:table-cell>
          <table:table-cell office:value-type="string">
            <text:p>tick</text:p>
          </table:table-cell>
          <table:table-cell table:number-columns-repeated="61"/>
        </table:table-row>
        <table:table-row table:style-name="ro1">
          <table:table-cell office:value-type="string">
            <text:p>kiri- </text:p>
          </table:table-cell>
          <table:table-cell office:value-type="string">
            <text:p>kirí-rã </text:p>
          </table:table-cell>
          <table:table-cell office:value-type="string">
            <text:p>v.2a </text:p>
          </table:table-cell>
          <table:table-cell/>
          <table:table-cell office:value-type="string">
            <text:p>hacer cosquillas </text:p>
          </table:table-cell>
          <table:table-cell office:value-type="string">
            <text:p>tickle</text:p>
          </table:table-cell>
          <table:table-cell table:number-columns-repeated="61"/>
        </table:table-row>
        <table:table-row table:style-name="ro1">
          <table:table-cell office:value-type="string">
            <text:p>dʉra- </text:p>
          </table:table-cell>
          <table:table-cell office:value-type="string">
            <text:p>dʉrá-rã </text:p>
          </table:table-cell>
          <table:table-cell office:value-type="string">
            <text:p>v.2a </text:p>
          </table:table-cell>
          <table:table-cell/>
          <table:table-cell office:value-type="string">
            <text:p>amarrar, quinchar </text:p>
          </table:table-cell>
          <table:table-cell office:value-type="string">
            <text:p>tie on by wrapping around</text:p>
          </table:table-cell>
          <table:table-cell table:number-columns-repeated="61"/>
        </table:table-row>
        <table:table-row table:style-name="ro1">
          <table:table-cell office:value-type="string">
            <text:p>sia- </text:p>
          </table:table-cell>
          <table:table-cell office:value-type="string">
            <text:p>siiá-rã </text:p>
          </table:table-cell>
          <table:table-cell office:value-type="string">
            <text:p>v.2b </text:p>
          </table:table-cell>
          <table:table-cell office:value-type="string">
            <text:p>sʉa- </text:p>
          </table:table-cell>
          <table:table-cell office:value-type="string">
            <text:p>amarrar, atar </text:p>
          </table:table-cell>
          <table:table-cell office:value-type="string">
            <text:p>tie up, tie around</text:p>
          </table:table-cell>
          <table:table-cell table:number-columns-repeated="61"/>
        </table:table-row>
        <table:table-row table:style-name="ro1">
          <table:table-cell office:value-type="string">
            <text:p>yé </text:p>
          </table:table-cell>
          <table:table-cell office:value-type="string">
            <text:p>yé-ré </text:p>
          </table:table-cell>
          <table:table-cell office:value-type="string">
            <text:p>s. </text:p>
          </table:table-cell>
          <table:table-cell/>
          <table:table-cell office:value-type="string">
            <text:p>tigre </text:p>
          </table:table-cell>
          <table:table-cell office:value-type="string">
            <text:p>tiger </text:p>
          </table:table-cell>
          <table:table-cell table:number-columns-repeated="61"/>
        </table:table-row>
        <table:table-row table:style-name="ro1">
          <table:table-cell office:value-type="string">
            <text:p>mʉtãrĩgã </text:p>
          </table:table-cell>
          <table:table-cell office:value-type="string">
            <text:p>mʉtã́rĩgã-rẽ </text:p>
          </table:table-cell>
          <table:table-cell office:value-type="string">
            <text:p>adj. </text:p>
          </table:table-cell>
          <table:table-cell/>
          <table:table-cell office:value-type="string">
            <text:p>muy poco </text:p>
          </table:table-cell>
          <table:table-cell office:value-type="string">
            <text:p>tiny, tiny amount</text:p>
          </table:table-cell>
          <table:table-cell table:number-columns-repeated="61"/>
        </table:table-row>
        <table:table-row table:style-name="ro1">
          <table:table-cell office:value-type="string">
            <text:p>diaye gapʉ </text:p>
          </table:table-cell>
          <table:table-cell office:value-type="string">
            <text:p>diáyé gapʉ-gue </text:p>
          </table:table-cell>
          <table:table-cell office:value-type="string">
            <text:p>adv. </text:p>
          </table:table-cell>
          <table:table-cell/>
          <table:table-cell office:value-type="string">
            <text:p>derecha </text:p>
          </table:table-cell>
          <table:table-cell office:value-type="string">
            <text:p>to the right of, on the right siof</text:p>
          </table:table-cell>
          <table:table-cell table:number-columns-repeated="61"/>
        </table:table-row>
        <table:table-row table:style-name="ro1">
          <table:table-cell office:value-type="string">
            <text:p>kʉra- </text:p>
          </table:table-cell>
          <table:table-cell office:value-type="string">
            <text:p>kʉʉrá-rã </text:p>
          </table:table-cell>
          <table:table-cell office:value-type="string">
            <text:p>v.2b </text:p>
          </table:table-cell>
          <table:table-cell/>
          <table:table-cell office:value-type="string">
            <text:p>tostar </text:p>
          </table:table-cell>
          <table:table-cell office:value-type="string">
            <text:p>toast</text:p>
          </table:table-cell>
          <table:table-cell table:number-columns-repeated="61"/>
        </table:table-row>
        <table:table-row table:style-name="ro1">
          <table:table-cell office:value-type="string">
            <text:p>gari- </text:p>
          </table:table-cell>
          <table:table-cell office:value-type="string">
            <text:p>garí-rã́ </text:p>
          </table:table-cell>
          <table:table-cell office:value-type="string">
            <text:p>v.1a </text:p>
          </table:table-cell>
          <table:table-cell/>
          <table:table-cell office:value-type="string">
            <text:p>tostar </text:p>
          </table:table-cell>
          <table:table-cell office:value-type="string">
            <text:p>toast, fry, roast</text:p>
          </table:table-cell>
          <table:table-cell table:number-columns-repeated="61"/>
        </table:table-row>
        <table:table-row table:style-name="ro1">
          <table:table-cell office:value-type="string">
            <text:p>poga </text:p>
          </table:table-cell>
          <table:table-cell office:value-type="string">
            <text:p>poogá, pooga-ré </text:p>
          </table:table-cell>
          <table:table-cell office:value-type="string">
            <text:p>s. </text:p>
          </table:table-cell>
          <table:table-cell/>
          <table:table-cell office:value-type="string">
            <text:p>fariña </text:p>
          </table:table-cell>
          <table:table-cell office:value-type="string">
            <text:p>toasted granules of the yucca mash </text:p>
          </table:table-cell>
          <table:table-cell table:number-columns-repeated="61"/>
        </table:table-row>
        <table:table-row table:style-name="ro1">
          <table:table-cell office:value-type="string">
            <text:p>muurũ </text:p>
          </table:table-cell>
          <table:table-cell office:value-type="string">
            <text:p>muurṹ, muurũ-rẽ́ </text:p>
          </table:table-cell>
          <table:table-cell office:value-type="string">
            <text:p>s. </text:p>
          </table:table-cell>
          <table:table-cell/>
          <table:table-cell office:value-type="string">
            <text:p>tabaco </text:p>
          </table:table-cell>
          <table:table-cell office:value-type="string">
            <text:p>tobacco</text:p>
          </table:table-cell>
          <table:table-cell table:number-columns-repeated="61"/>
        </table:table-row>
        <table:table-row table:style-name="ro1">
          <table:table-cell office:value-type="string">
            <text:p>dapagã </text:p>
          </table:table-cell>
          <table:table-cell office:value-type="string">
            <text:p>daapágã-rẽ </text:p>
          </table:table-cell>
          <table:table-cell office:value-type="string">
            <text:p>adv. </text:p>
          </table:table-cell>
          <table:table-cell/>
          <table:table-cell office:value-type="string">
            <text:p>hoy </text:p>
          </table:table-cell>
          <table:table-cell office:value-type="string">
            <text:p>today</text:p>
          </table:table-cell>
          <table:table-cell table:number-columns-repeated="61"/>
        </table:table-row>
        <table:table-row table:style-name="ro1">
          <table:table-cell office:value-type="string">
            <text:p>dapagã ñami </text:p>
          </table:table-cell>
          <table:table-cell office:value-type="string">
            <text:p>daapágã ñami </text:p>
          </table:table-cell>
          <table:table-cell office:value-type="string">
            <text:p>adv. </text:p>
          </table:table-cell>
          <table:table-cell/>
          <table:table-cell office:value-type="string">
            <text:p>este noche </text:p>
          </table:table-cell>
          <table:table-cell office:value-type="string">
            <text:p>today at night</text:p>
          </table:table-cell>
          <table:table-cell table:number-columns-repeated="61"/>
        </table:table-row>
        <table:table-row table:style-name="ro1">
          <table:table-cell office:value-type="string">
            <text:p>gubusũru </text:p>
          </table:table-cell>
          <table:table-cell office:value-type="string">
            <text:p>guubusṹru-re </text:p>
          </table:table-cell>
          <table:table-cell office:value-type="string">
            <text:p>s. </text:p>
          </table:table-cell>
          <table:table-cell/>
          <table:table-cell office:value-type="string">
            <text:p>dedo del pie </text:p>
          </table:table-cell>
          <table:table-cell office:value-type="string">
            <text:p>toe</text:p>
          </table:table-cell>
          <table:table-cell table:number-columns-repeated="61"/>
        </table:table-row>
        <table:table-row table:style-name="ro1">
          <table:table-cell office:value-type="string">
            <text:p>sʉro merã </text:p>
          </table:table-cell>
          <table:table-cell office:value-type="string">
            <text:p>sʉ́ro meerã </text:p>
          </table:table-cell>
          <table:table-cell office:value-type="string">
            <text:p>frase adv. </text:p>
          </table:table-cell>
          <table:table-cell office:value-type="string">
            <text:p>suro merã </text:p>
          </table:table-cell>
          <table:table-cell office:value-type="string">
            <text:p>junto, parecido, iguales </text:p>
          </table:table-cell>
          <table:table-cell office:value-type="string">
            <text:p>together, similar, equal</text:p>
          </table:table-cell>
          <table:table-cell table:number-columns-repeated="61"/>
        </table:table-row>
        <table:table-row table:style-name="ro1">
          <table:table-cell office:value-type="string">
            <text:p>nediru </text:p>
          </table:table-cell>
          <table:table-cell office:value-type="string">
            <text:p>needíru-re </text:p>
          </table:table-cell>
          <table:table-cell office:value-type="string">
            <text:p>s. </text:p>
          </table:table-cell>
          <table:table-cell/>
          <table:table-cell office:value-type="string">
            <text:p>lengua </text:p>
          </table:table-cell>
          <table:table-cell office:value-type="string">
            <text:p>tongue </text:p>
          </table:table-cell>
          <table:table-cell table:number-columns-repeated="61"/>
        </table:table-row>
        <table:table-row table:style-name="ro1">
          <table:table-cell office:value-type="string">
            <text:p>guikaru </text:p>
          </table:table-cell>
          <table:table-cell office:value-type="string">
            <text:p>guíkáru-re </text:p>
          </table:table-cell>
          <table:table-cell office:value-type="string">
            <text:p>s. </text:p>
          </table:table-cell>
          <table:table-cell/>
          <table:table-cell office:value-type="string">
            <text:p>diente </text:p>
          </table:table-cell>
          <table:table-cell office:value-type="string">
            <text:p>tooth</text:p>
          </table:table-cell>
          <table:table-cell table:number-columns-repeated="61"/>
        </table:table-row>
        <table:table-row table:style-name="ro1">
          <table:table-cell office:value-type="string">
            <text:p>gapi turu </text:p>
          </table:table-cell>
          <table:table-cell office:value-type="string">
            <text:p>gapí turu-re </text:p>
          </table:table-cell>
          <table:table-cell office:value-type="string">
            <text:p>s. </text:p>
          </table:table-cell>
          <table:table-cell/>
          <table:table-cell office:value-type="string">
            <text:p>antorcha </text:p>
          </table:table-cell>
          <table:table-cell office:value-type="string">
            <text:p>torch mawith pitch</text:p>
          </table:table-cell>
          <table:table-cell table:number-columns-repeated="61"/>
        </table:table-row>
        <table:table-row table:style-name="ro1">
          <table:table-cell office:value-type="string">
            <text:p>deau- </text:p>
          </table:table-cell>
          <table:table-cell office:value-type="string">
            <text:p>deáu-rã </text:p>
          </table:table-cell>
          <table:table-cell office:value-type="string">
            <text:p>v. </text:p>
          </table:table-cell>
          <table:table-cell/>
          <table:table-cell office:value-type="string">
            <text:p>tirar </text:p>
          </table:table-cell>
          <table:table-cell office:value-type="string">
            <text:p>toss, throw</text:p>
          </table:table-cell>
          <table:table-cell table:number-columns-repeated="61"/>
        </table:table-row>
        <table:table-row table:style-name="ro1">
          <table:table-cell office:value-type="string">
            <text:p>nasĩ </text:p>
          </table:table-cell>
          <table:table-cell office:value-type="string">
            <text:p>nasĩ́-rẽ́ </text:p>
          </table:table-cell>
          <table:table-cell office:value-type="string">
            <text:p>s. </text:p>
          </table:table-cell>
          <table:table-cell/>
          <table:table-cell office:value-type="string">
            <text:p>tucán </text:p>
          </table:table-cell>
          <table:table-cell office:value-type="string">
            <text:p>toucan bird</text:p>
          </table:table-cell>
          <table:table-cell table:number-columns-repeated="61"/>
        </table:table-row>
        <table:table-row table:style-name="ro1">
          <table:table-cell office:value-type="string">
            <text:p>makã </text:p>
          </table:table-cell>
          <table:table-cell office:value-type="string">
            <text:p>makã́-gue </text:p>
          </table:table-cell>
          <table:table-cell office:value-type="string">
            <text:p>s. </text:p>
          </table:table-cell>
          <table:table-cell/>
          <table:table-cell office:value-type="string">
            <text:p>pueblo </text:p>
          </table:table-cell>
          <table:table-cell office:value-type="string">
            <text:p>town</text:p>
          </table:table-cell>
          <table:table-cell table:number-columns-repeated="61"/>
        </table:table-row>
        <table:table-row table:style-name="ro1">
          <table:table-cell office:value-type="string">
            <text:p>aarubu </text:p>
          </table:table-cell>
          <table:table-cell office:value-type="string">
            <text:p>aarubú-ré </text:p>
          </table:table-cell>
          <table:table-cell office:value-type="string">
            <text:p>s. </text:p>
          </table:table-cell>
          <table:table-cell/>
          <table:table-cell office:value-type="string">
            <text:p>trampa para pescar </text:p>
          </table:table-cell>
          <table:table-cell office:value-type="string">
            <text:p>trap used for fishing</text:p>
          </table:table-cell>
          <table:table-cell table:number-columns-repeated="61"/>
        </table:table-row>
        <table:table-row table:style-name="ro1">
          <table:table-cell office:value-type="string">
            <text:p>meéwiu- </text:p>
          </table:table-cell>
          <table:table-cell office:value-type="string">
            <text:p>meéwiu-rã </text:p>
          </table:table-cell>
          <table:table-cell office:value-type="string">
            <text:p>v. </text:p>
          </table:table-cell>
          <table:table-cell/>
          <table:table-cell office:value-type="string">
            <text:p>entrampar con un bejuco </text:p>
          </table:table-cell>
          <table:table-cell office:value-type="string">
            <text:p>trap, as toucan birds with a vine</text:p>
          </table:table-cell>
          <table:table-cell table:number-columns-repeated="61"/>
        </table:table-row>
        <table:table-row table:style-name="ro1">
          <table:table-cell office:value-type="string">
            <text:p>yukʉ </text:p>
          </table:table-cell>
          <table:table-cell/>
          <table:table-cell office:value-type="string">
            <text:p>s. </text:p>
          </table:table-cell>
          <table:table-cell office:value-type="string">
            <text:p>yukʉgʉ, yukʉ́gʉ́-ré </text:p>
          </table:table-cell>
          <table:table-cell office:value-type="string">
            <text:p>árbol </text:p>
          </table:table-cell>
          <table:table-cell office:value-type="string">
            <text:p>tree</text:p>
          </table:table-cell>
          <table:table-cell table:number-columns-repeated="61"/>
        </table:table-row>
        <table:table-row table:style-name="ro1">
          <table:table-cell office:value-type="string">
            <text:p>moomʉ </text:p>
          </table:table-cell>
          <table:table-cell office:value-type="string">
            <text:p>moomʉ́-rẽ </text:p>
          </table:table-cell>
          <table:table-cell office:value-type="string">
            <text:p>s. </text:p>
          </table:table-cell>
          <table:table-cell/>
          <table:table-cell office:value-type="string">
            <text:p>clase de sapo </text:p>
          </table:table-cell>
          <table:table-cell office:value-type="string">
            <text:p>tree frog</text:p>
          </table:table-cell>
          <table:table-cell table:number-columns-repeated="61"/>
        </table:table-row>
        <table:table-row table:style-name="ro1">
          <table:table-cell office:value-type="string">
            <text:p>-di </text:p>
          </table:table-cell>
          <table:table-cell/>
          <table:table-cell office:value-type="string">
            <text:p>suf. s. </text:p>
          </table:table-cell>
          <table:table-cell office:value-type="string">
            <text:p>-digʉ </text:p>
          </table:table-cell>
          <table:table-cell office:value-type="string">
            <text:p>(forma de) algo largo y recto </text:p>
          </table:table-cell>
          <table:table-cell office:value-type="string">
            <text:p>tree or pole (shape marker)</text:p>
          </table:table-cell>
          <table:table-cell table:number-columns-repeated="61"/>
        </table:table-row>
        <table:table-row table:style-name="ro1">
          <table:table-cell office:value-type="string">
            <text:p>kããrẽgʉ̃ </text:p>
          </table:table-cell>
          <table:table-cell office:value-type="string">
            <text:p>kããrẽ́, kããrẽgʉ̃́-rẽ </text:p>
          </table:table-cell>
          <table:table-cell office:value-type="string">
            <text:p>s. </text:p>
          </table:table-cell>
          <table:table-cell/>
          <table:table-cell office:value-type="string">
            <text:p>árbol de caimo, caimo </text:p>
          </table:table-cell>
          <table:table-cell office:value-type="string">
            <text:p>tree with yellow fruit that has a very sticky peeling</text:p>
          </table:table-cell>
          <table:table-cell table:number-columns-repeated="61"/>
        </table:table-row>
        <table:table-row table:style-name="ro1">
          <table:table-cell office:value-type="string">
            <text:p>narada- </text:p>
          </table:table-cell>
          <table:table-cell office:value-type="string">
            <text:p>naráda-rã </text:p>
          </table:table-cell>
          <table:table-cell office:value-type="string">
            <text:p>v. </text:p>
          </table:table-cell>
          <table:table-cell/>
          <table:table-cell office:value-type="string">
            <text:p>temblar </text:p>
          </table:table-cell>
          <table:table-cell office:value-type="string">
            <text:p>tremble</text:p>
          </table:table-cell>
          <table:table-cell table:number-columns-repeated="61"/>
        </table:table-row>
        <table:table-row table:style-name="ro1">
          <table:table-cell office:value-type="string">
            <text:p>wãjĩ- </text:p>
          </table:table-cell>
          <table:table-cell office:value-type="string">
            <text:p>wãjĩ́-rã </text:p>
          </table:table-cell>
          <table:table-cell office:value-type="string">
            <text:p>v.2a </text:p>
          </table:table-cell>
          <table:table-cell/>
          <table:table-cell office:value-type="string">
            <text:p>rozar </text:p>
          </table:table-cell>
          <table:table-cell office:value-type="string">
            <text:p>trim or cut (grass)</text:p>
          </table:table-cell>
          <table:table-cell table:number-columns-repeated="61"/>
        </table:table-row>
        <table:table-row table:style-name="ro1">
          <table:table-cell office:value-type="string">
            <text:p>gubutʉa- </text:p>
          </table:table-cell>
          <table:table-cell office:value-type="string">
            <text:p>guubutʉá-rã </text:p>
          </table:table-cell>
          <table:table-cell office:value-type="string">
            <text:p>v. </text:p>
          </table:table-cell>
          <table:table-cell/>
          <table:table-cell office:value-type="string">
            <text:p>tropezar </text:p>
          </table:table-cell>
          <table:table-cell office:value-type="string">
            <text:p>trip, stumble</text:p>
          </table:table-cell>
          <table:table-cell table:number-columns-repeated="61"/>
        </table:table-row>
        <table:table-row table:style-name="ro1">
          <table:table-cell office:value-type="string">
            <text:p>ñama </text:p>
          </table:table-cell>
          <table:table-cell office:value-type="string">
            <text:p>ñamá-rẽ </text:p>
          </table:table-cell>
          <table:table-cell office:value-type="string">
            <text:p>s. </text:p>
          </table:table-cell>
          <table:table-cell/>
          <table:table-cell office:value-type="string">
            <text:p>trípode para colar la yuca </text:p>
          </table:table-cell>
          <table:table-cell office:value-type="string">
            <text:p>tripod stand used for rinsing the yucca mash</text:p>
          </table:table-cell>
          <table:table-cell table:number-columns-repeated="61"/>
        </table:table-row>
        <table:table-row table:style-name="ro1">
          <table:table-cell office:value-type="string">
            <text:p>turu </text:p>
          </table:table-cell>
          <table:table-cell office:value-type="string">
            <text:p>turú-ré </text:p>
          </table:table-cell>
          <table:table-cell office:value-type="string">
            <text:p>s. </text:p>
          </table:table-cell>
          <table:table-cell/>
          <table:table-cell office:value-type="string">
            <text:p>tronco </text:p>
          </table:table-cell>
          <table:table-cell office:value-type="string">
            <text:p>trunk</text:p>
          </table:table-cell>
          <table:table-cell table:number-columns-repeated="61"/>
        </table:table-row>
        <table:table-row table:style-name="ro1">
          <table:table-cell office:value-type="string">
            <text:p>-ña- </text:p>
          </table:table-cell>
          <table:table-cell/>
          <table:table-cell office:value-type="string">
            <text:p>suf. v. no final </text:p>
          </table:table-cell>
          <table:table-cell/>
          <table:table-cell office:value-type="string">
            <text:p>tratar, practicar, ensayar </text:p>
          </table:table-cell>
          <table:table-cell office:value-type="string">
            <text:p>try to do, practice doing </text:p>
          </table:table-cell>
          <table:table-cell table:number-columns-repeated="61"/>
        </table:table-row>
        <table:table-row table:style-name="ro1">
          <table:table-cell office:value-type="string">
            <text:p>gãme duja-ri- </text:p>
          </table:table-cell>
          <table:table-cell office:value-type="string">
            <text:p>gãmé dujari-rã </text:p>
          </table:table-cell>
          <table:table-cell office:value-type="string">
            <text:p>v. </text:p>
          </table:table-cell>
          <table:table-cell/>
          <table:table-cell office:value-type="string">
            <text:p>devolver y regresar </text:p>
          </table:table-cell>
          <table:table-cell office:value-type="string">
            <text:p>turn around and come back</text:p>
          </table:table-cell>
          <table:table-cell table:number-columns-repeated="61"/>
        </table:table-row>
        <table:table-row table:style-name="ro1">
          <table:table-cell office:value-type="string">
            <text:p>ĩãgãmeu- </text:p>
          </table:table-cell>
          <table:table-cell office:value-type="string">
            <text:p>ĩĩã́gãméu-rã </text:p>
          </table:table-cell>
          <table:table-cell office:value-type="string">
            <text:p>v. </text:p>
          </table:table-cell>
          <table:table-cell/>
          <table:table-cell office:value-type="string">
            <text:p>dar un vistazo </text:p>
          </table:table-cell>
          <table:table-cell office:value-type="string">
            <text:p>turn one’s head to the siand look</text:p>
          </table:table-cell>
          <table:table-cell table:number-columns-repeated="61"/>
        </table:table-row>
        <table:table-row table:style-name="ro1">
          <table:table-cell office:value-type="string">
            <text:p>muúpeo- </text:p>
          </table:table-cell>
          <table:table-cell office:value-type="string">
            <text:p>muúpeo-rã </text:p>
          </table:table-cell>
          <table:table-cell office:value-type="string">
            <text:p>v. </text:p>
          </table:table-cell>
          <table:table-cell/>
          <table:table-cell office:value-type="string">
            <text:p>voltear </text:p>
          </table:table-cell>
          <table:table-cell office:value-type="string">
            <text:p>turn over</text:p>
          </table:table-cell>
          <table:table-cell table:number-columns-repeated="61"/>
        </table:table-row>
        <table:table-row table:style-name="ro1">
          <table:table-cell office:value-type="string">
            <text:p>muúpí- </text:p>
          </table:table-cell>
          <table:table-cell office:value-type="string">
            <text:p>muúpí-rã </text:p>
          </table:table-cell>
          <table:table-cell office:value-type="string">
            <text:p>v. </text:p>
          </table:table-cell>
          <table:table-cell/>
          <table:table-cell office:value-type="string">
            <text:p>dejar boca abajo la olla </text:p>
          </table:table-cell>
          <table:table-cell office:value-type="string">
            <text:p>turn upsidown as a pot</text:p>
          </table:table-cell>
          <table:table-cell table:number-columns-repeated="61"/>
        </table:table-row>
        <table:table-row table:style-name="ro1">
          <table:table-cell office:value-type="string">
            <text:p>peyu </text:p>
          </table:table-cell>
          <table:table-cell office:value-type="string">
            <text:p>peyú-ré </text:p>
          </table:table-cell>
          <table:table-cell office:value-type="string">
            <text:p>s. </text:p>
          </table:table-cell>
          <table:table-cell office:value-type="string">
            <text:p>peyo </text:p>
          </table:table-cell>
          <table:table-cell office:value-type="string">
            <text:p>tortuga </text:p>
          </table:table-cell>
          <table:table-cell office:value-type="string">
            <text:p>turtle</text:p>
          </table:table-cell>
          <table:table-cell table:number-columns-repeated="61"/>
        </table:table-row>
        <table:table-row table:style-name="ro1">
          <table:table-cell office:value-type="string">
            <text:p>sʉdʉadi </text:p>
          </table:table-cell>
          <table:table-cell office:value-type="string">
            <text:p>sʉdʉ́adi-re </text:p>
          </table:table-cell>
          <table:table-cell office:value-type="string">
            <text:p>s. </text:p>
          </table:table-cell>
          <table:table-cell/>
          <table:table-cell office:value-type="string">
            <text:p>gemelo </text:p>
          </table:table-cell>
          <table:table-cell office:value-type="string">
            <text:p>twin</text:p>
          </table:table-cell>
          <table:table-cell table:number-columns-repeated="61"/>
        </table:table-row>
        <table:table-row table:style-name="ro1">
          <table:table-cell office:value-type="string">
            <text:p>biutá- </text:p>
          </table:table-cell>
          <table:table-cell office:value-type="string">
            <text:p>biiutá-rã </text:p>
          </table:table-cell>
          <table:table-cell office:value-type="string">
            <text:p>v. </text:p>
          </table:table-cell>
          <table:table-cell/>
          <table:table-cell office:value-type="string">
            <text:p>torcer y romper (como hojas) </text:p>
          </table:table-cell>
          <table:table-cell office:value-type="string">
            <text:p>twist and tear (e.g. leaves)</text:p>
          </table:table-cell>
          <table:table-cell table:number-columns-repeated="61"/>
        </table:table-row>
        <table:table-row table:style-name="ro1">
          <table:table-cell office:value-type="string">
            <text:p>õõẽ- </text:p>
          </table:table-cell>
          <table:table-cell office:value-type="string">
            <text:p>õõẽ́, õõẽ-gʉ̃́ </text:p>
          </table:table-cell>
          <table:table-cell office:value-type="string">
            <text:p>v.1b </text:p>
          </table:table-cell>
          <table:table-cell/>
          <table:table-cell office:value-type="string">
            <text:p>torcer para hacer cuerda de varias hebras </text:p>
          </table:table-cell>
          <table:table-cell office:value-type="string">
            <text:p>twist fibers into string on your knee</text:p>
          </table:table-cell>
          <table:table-cell table:number-columns-repeated="61"/>
        </table:table-row>
        <table:table-row table:style-name="ro1">
          <table:table-cell office:value-type="string">
            <text:p>biu- </text:p>
          </table:table-cell>
          <table:table-cell office:value-type="string">
            <text:p>biiú, biiu-rã́ </text:p>
          </table:table-cell>
          <table:table-cell office:value-type="string">
            <text:p>v.1b </text:p>
          </table:table-cell>
          <table:table-cell/>
          <table:table-cell office:value-type="string">
            <text:p>torcer, exprimir, escurrir </text:p>
          </table:table-cell>
          <table:table-cell office:value-type="string">
            <text:p>twist, extract, squeeze </text:p>
          </table:table-cell>
          <table:table-cell table:number-columns-repeated="61"/>
        </table:table-row>
        <table:table-row table:style-name="ro1">
          <table:table-cell office:value-type="string">
            <text:p>pe- </text:p>
          </table:table-cell>
          <table:table-cell/>
          <table:table-cell office:value-type="string">
            <text:p>adj. </text:p>
          </table:table-cell>
          <table:table-cell/>
          <table:table-cell office:value-type="string">
            <text:p>dos </text:p>
          </table:table-cell>
          <table:table-cell office:value-type="string">
            <text:p>two </text:p>
          </table:table-cell>
          <table:table-cell table:number-columns-repeated="61"/>
        </table:table-row>
        <table:table-row table:style-name="ro1">
          <table:table-cell office:value-type="string">
            <text:p>dupa- </text:p>
          </table:table-cell>
          <table:table-cell/>
          <table:table-cell office:value-type="string">
            <text:p>adj. </text:p>
          </table:table-cell>
          <table:table-cell/>
          <table:table-cell office:value-type="string">
            <text:p>dos, más de uno </text:p>
          </table:table-cell>
          <table:table-cell office:value-type="string">
            <text:p>two, more than one</text:p>
          </table:table-cell>
          <table:table-cell table:number-columns-repeated="61"/>
        </table:table-row>
        <table:table-row table:style-name="ro1">
          <table:table-cell office:value-type="string">
            <text:p>bóru </text:p>
          </table:table-cell>
          <table:table-cell office:value-type="string">
            <text:p>bórú-ré </text:p>
          </table:table-cell>
          <table:table-cell office:value-type="string">
            <text:p>s. </text:p>
          </table:table-cell>
          <table:table-cell/>
          <table:table-cell office:value-type="string">
            <text:p>clase de pájaro muy pequeño </text:p>
          </table:table-cell>
          <table:table-cell office:value-type="string">
            <text:p>type of a very small bird</text:p>
          </table:table-cell>
          <table:table-cell table:number-columns-repeated="61"/>
        </table:table-row>
        <table:table-row table:style-name="ro1">
          <table:table-cell office:value-type="string">
            <text:p>biapũrãmʉ </text:p>
          </table:table-cell>
          <table:table-cell office:value-type="string">
            <text:p>biápṹṹrã́mʉ́-rẽ </text:p>
          </table:table-cell>
          <table:table-cell office:value-type="string">
            <text:p>s. </text:p>
          </table:table-cell>
          <table:table-cell/>
          <table:table-cell office:value-type="string">
            <text:p>clase de hormiga </text:p>
          </table:table-cell>
          <table:table-cell office:value-type="string">
            <text:p>type of ant</text:p>
          </table:table-cell>
          <table:table-cell table:number-columns-repeated="61"/>
        </table:table-row>
        <table:table-row table:style-name="ro1">
          <table:table-cell office:value-type="string">
            <text:p>gakarãmʉ </text:p>
          </table:table-cell>
          <table:table-cell office:value-type="string">
            <text:p>gakárãmʉ-rẽ </text:p>
          </table:table-cell>
          <table:table-cell office:value-type="string">
            <text:p>s. </text:p>
          </table:table-cell>
          <table:table-cell/>
          <table:table-cell office:value-type="string">
            <text:p>clase de hormiga </text:p>
          </table:table-cell>
          <table:table-cell office:value-type="string">
            <text:p>type of ant</text:p>
          </table:table-cell>
          <table:table-cell table:number-columns-repeated="61"/>
        </table:table-row>
        <table:table-row table:style-name="ro1">
          <table:table-cell office:value-type="string">
            <text:p>megã </text:p>
          </table:table-cell>
          <table:table-cell office:value-type="string">
            <text:p>megã́-rẽ́ </text:p>
          </table:table-cell>
          <table:table-cell office:value-type="string">
            <text:p>s. </text:p>
          </table:table-cell>
          <table:table-cell/>
          <table:table-cell office:value-type="string">
            <text:p>manivara, hormigas devastudores </text:p>
          </table:table-cell>
          <table:table-cell office:value-type="string">
            <text:p>type of ant</text:p>
          </table:table-cell>
          <table:table-cell table:number-columns-repeated="61"/>
        </table:table-row>
        <table:table-row table:style-name="ro1">
          <table:table-cell office:value-type="string">
            <text:p>ʉkaʉ </text:p>
          </table:table-cell>
          <table:table-cell office:value-type="string">
            <text:p>ʉkáʉ-ré </text:p>
          </table:table-cell>
          <table:table-cell office:value-type="string">
            <text:p>s. </text:p>
          </table:table-cell>
          <table:table-cell office:value-type="string">
            <text:p>ʉkagʉ </text:p>
          </table:table-cell>
          <table:table-cell office:value-type="string">
            <text:p>clase de ave </text:p>
          </table:table-cell>
          <table:table-cell office:value-type="string">
            <text:p>type of bird</text:p>
          </table:table-cell>
          <table:table-cell table:number-columns-repeated="61"/>
        </table:table-row>
        <table:table-row table:style-name="ro1">
          <table:table-cell office:value-type="string">
            <text:p>megãũgaru </text:p>
          </table:table-cell>
          <table:table-cell office:value-type="string">
            <text:p>megã́ũgáru-re </text:p>
          </table:table-cell>
          <table:table-cell office:value-type="string">
            <text:p>s. </text:p>
          </table:table-cell>
          <table:table-cell/>
          <table:table-cell office:value-type="string">
            <text:p>clase de pájaro </text:p>
          </table:table-cell>
          <table:table-cell office:value-type="string">
            <text:p>type of bird</text:p>
          </table:table-cell>
          <table:table-cell table:number-columns-repeated="61"/>
        </table:table-row>
        <table:table-row table:style-name="ro1">
          <table:table-cell office:value-type="string">
            <text:p>ñamakasẽẽrõ </text:p>
          </table:table-cell>
          <table:table-cell office:value-type="string">
            <text:p>ñamákásẽẽrõ-rẽ </text:p>
          </table:table-cell>
          <table:table-cell office:value-type="string">
            <text:p>s. </text:p>
          </table:table-cell>
          <table:table-cell/>
          <table:table-cell office:value-type="string">
            <text:p>clase de pájaro </text:p>
          </table:table-cell>
          <table:table-cell office:value-type="string">
            <text:p>type of bird</text:p>
          </table:table-cell>
          <table:table-cell table:number-columns-repeated="61"/>
        </table:table-row>
        <table:table-row table:style-name="ro1">
          <table:table-cell office:value-type="string">
            <text:p>utu </text:p>
          </table:table-cell>
          <table:table-cell office:value-type="string">
            <text:p>utú-re </text:p>
          </table:table-cell>
          <table:table-cell office:value-type="string">
            <text:p>s. </text:p>
          </table:table-cell>
          <table:table-cell/>
          <table:table-cell office:value-type="string">
            <text:p>clase de pájaro </text:p>
          </table:table-cell>
          <table:table-cell office:value-type="string">
            <text:p>type of bird</text:p>
          </table:table-cell>
          <table:table-cell table:number-columns-repeated="61"/>
        </table:table-row>
        <table:table-row table:style-name="ro1">
          <table:table-cell office:value-type="string">
            <text:p>ʉ̃rĩsũĩ- </text:p>
          </table:table-cell>
          <table:table-cell office:value-type="string">
            <text:p>ʉ̃rĩ́sṹĩ-rẽ </text:p>
          </table:table-cell>
          <table:table-cell office:value-type="string">
            <text:p>s. </text:p>
          </table:table-cell>
          <table:table-cell/>
          <table:table-cell office:value-type="string">
            <text:p>clase de pájaro </text:p>
          </table:table-cell>
          <table:table-cell office:value-type="string">
            <text:p>type of bird</text:p>
          </table:table-cell>
          <table:table-cell table:number-columns-repeated="61"/>
        </table:table-row>
        <table:table-row table:style-name="ro1">
          <table:table-cell office:value-type="string">
            <text:p>ũmu </text:p>
          </table:table-cell>
          <table:table-cell office:value-type="string">
            <text:p>ũmá-rẽ </text:p>
          </table:table-cell>
          <table:table-cell office:value-type="string">
            <text:p>s. </text:p>
          </table:table-cell>
          <table:table-cell/>
          <table:table-cell office:value-type="string">
            <text:p>oropéndola </text:p>
          </table:table-cell>
          <table:table-cell office:value-type="string">
            <text:p>type of bird</text:p>
          </table:table-cell>
          <table:table-cell table:number-columns-repeated="61"/>
        </table:table-row>
        <table:table-row table:style-name="ro1">
          <table:table-cell office:value-type="string">
            <text:p>poó </text:p>
          </table:table-cell>
          <table:table-cell office:value-type="string">
            <text:p>poó-re </text:p>
          </table:table-cell>
          <table:table-cell office:value-type="string">
            <text:p>s. </text:p>
          </table:table-cell>
          <table:table-cell/>
          <table:table-cell office:value-type="string">
            <text:p>clase de pájaro </text:p>
          </table:table-cell>
          <table:table-cell office:value-type="string">
            <text:p>type of bird </text:p>
          </table:table-cell>
          <table:table-cell office:value-type="string">
            <text:p>nt A type of bird with a yellow breast and a bluish head, wings and tail. His sosounds like his name.</text:p>
          </table:table-cell>
          <table:table-cell table:number-columns-repeated="60"/>
        </table:table-row>
        <table:table-row table:style-name="ro1">
          <table:table-cell office:value-type="string">
            <text:p>wagaro </text:p>
          </table:table-cell>
          <table:table-cell office:value-type="string">
            <text:p>wagáro-re </text:p>
          </table:table-cell>
          <table:table-cell office:value-type="string">
            <text:p>s. </text:p>
          </table:table-cell>
          <table:table-cell/>
          <table:table-cell office:value-type="string">
            <text:p>clase de pájaro </text:p>
          </table:table-cell>
          <table:table-cell office:value-type="string">
            <text:p>type of bird </text:p>
          </table:table-cell>
          <table:table-cell office:value-type="string">
            <text:p>nt A type of bird with tuffs of feathers on its head.</text:p>
          </table:table-cell>
          <table:table-cell table:number-columns-repeated="60"/>
        </table:table-row>
        <table:table-row table:style-name="ro1">
          <table:table-cell office:value-type="string">
            <text:p>yaku </text:p>
          </table:table-cell>
          <table:table-cell office:value-type="string">
            <text:p>yakú-re </text:p>
          </table:table-cell>
          <table:table-cell office:value-type="string">
            <text:p>s. </text:p>
          </table:table-cell>
          <table:table-cell/>
          <table:table-cell office:value-type="string">
            <text:p>clase de pájaro </text:p>
          </table:table-cell>
          <table:table-cell office:value-type="string">
            <text:p>type of bird </text:p>
          </table:table-cell>
          <table:table-cell office:value-type="string">
            <text:p>nt A type of bird with a brown and black body, red eyes and a green beck and chest.</text:p>
          </table:table-cell>
          <table:table-cell table:number-columns-repeated="60"/>
        </table:table-row>
        <table:table-row table:style-name="ro1">
          <table:table-cell office:value-type="string">
            <text:p>sãna </text:p>
          </table:table-cell>
          <table:table-cell office:value-type="string">
            <text:p>sãná-rẽ </text:p>
          </table:table-cell>
          <table:table-cell office:value-type="string">
            <text:p>s. </text:p>
          </table:table-cell>
          <table:table-cell/>
          <table:table-cell office:value-type="string">
            <text:p>clase de pájaro que pesca </text:p>
          </table:table-cell>
          <table:table-cell office:value-type="string">
            <text:p>type of bird that fishes</text:p>
          </table:table-cell>
          <table:table-cell table:number-columns-repeated="61"/>
        </table:table-row>
        <table:table-row table:style-name="ro1">
          <table:table-cell office:value-type="string">
            <text:p>dobo </text:p>
          </table:table-cell>
          <table:table-cell office:value-type="string">
            <text:p>dobó-re </text:p>
          </table:table-cell>
          <table:table-cell office:value-type="string">
            <text:p>s. </text:p>
          </table:table-cell>
          <table:table-cell/>
          <table:table-cell office:value-type="string">
            <text:p>clase de pájaro </text:p>
          </table:table-cell>
          <table:table-cell office:value-type="string">
            <text:p>type of bird with a dark brown body, russet wings and blue feet</text:p>
          </table:table-cell>
          <table:table-cell table:number-columns-repeated="61"/>
        </table:table-row>
        <table:table-row table:style-name="ro1">
          <table:table-cell office:value-type="string">
            <text:p>pĩgũsẽẽ </text:p>
          </table:table-cell>
          <table:table-cell office:value-type="string">
            <text:p>pĩgṹsẽẽ́-rẽ </text:p>
          </table:table-cell>
          <table:table-cell office:value-type="string">
            <text:p>s. </text:p>
          </table:table-cell>
          <table:table-cell/>
          <table:table-cell office:value-type="string">
            <text:p>tijereta </text:p>
          </table:table-cell>
          <table:table-cell office:value-type="string">
            <text:p>type of bird with a long, scissor tail</text:p>
          </table:table-cell>
          <table:table-cell table:number-columns-repeated="61"/>
        </table:table-row>
        <table:table-row table:style-name="ro1">
          <table:table-cell office:value-type="string">
            <text:p>ere </text:p>
          </table:table-cell>
          <table:table-cell office:value-type="string">
            <text:p>eré-re </text:p>
          </table:table-cell>
          <table:table-cell office:value-type="string">
            <text:p>s. </text:p>
          </table:table-cell>
          <table:table-cell/>
          <table:table-cell office:value-type="string">
            <text:p>clase de pájaro </text:p>
          </table:table-cell>
          <table:table-cell office:value-type="string">
            <text:p>type of bird with a red head, green breast and wings and a long brownish colored tail</text:p>
          </table:table-cell>
          <table:table-cell table:number-columns-repeated="61"/>
        </table:table-row>
        <table:table-row table:style-name="ro1">
          <table:table-cell office:value-type="string">
            <text:p>majãpoo </text:p>
          </table:table-cell>
          <table:table-cell office:value-type="string">
            <text:p>majã́poo-re </text:p>
          </table:table-cell>
          <table:table-cell office:value-type="string">
            <text:p>s. </text:p>
          </table:table-cell>
          <table:table-cell/>
          <table:table-cell office:value-type="string">
            <text:p>clase de pájaro </text:p>
          </table:table-cell>
          <table:table-cell office:value-type="string">
            <text:p>type of bird with blue wings and a red belly</text:p>
          </table:table-cell>
          <table:table-cell table:number-columns-repeated="61"/>
        </table:table-row>
        <table:table-row table:style-name="ro1">
          <table:table-cell office:value-type="string">
            <text:p>pera </text:p>
          </table:table-cell>
          <table:table-cell office:value-type="string">
            <text:p>perá-ré </text:p>
          </table:table-cell>
          <table:table-cell office:value-type="string">
            <text:p>s. </text:p>
          </table:table-cell>
          <table:table-cell/>
          <table:table-cell office:value-type="string">
            <text:p>clase de hormiga negro que pica duro </text:p>
          </table:table-cell>
          <table:table-cell office:value-type="string">
            <text:p>type of black ant that has a very painful sting</text:p>
          </table:table-cell>
          <table:table-cell table:number-columns-repeated="61"/>
        </table:table-row>
        <table:table-row table:style-name="ro1">
          <table:table-cell office:value-type="string">
            <text:p>ñosõ </text:p>
          </table:table-cell>
          <table:table-cell office:value-type="string">
            <text:p>ñosṍ-rẽ </text:p>
          </table:table-cell>
          <table:table-cell office:value-type="string">
            <text:p>s. </text:p>
          </table:table-cell>
          <table:table-cell/>
          <table:table-cell office:value-type="string">
            <text:p>arrendajo </text:p>
          </table:table-cell>
          <table:table-cell office:value-type="string">
            <text:p>type of black bird </text:p>
          </table:table-cell>
          <table:table-cell office:value-type="string">
            <text:p>nt A type of black bird with yellow on its wings and the underside of its tail.</text:p>
          </table:table-cell>
          <table:table-cell table:number-columns-repeated="60"/>
        </table:table-row>
        <table:table-row table:style-name="ro1">
          <table:table-cell office:value-type="string">
            <text:p>koro </text:p>
          </table:table-cell>
          <table:table-cell office:value-type="string">
            <text:p>koró-ré </text:p>
          </table:table-cell>
          <table:table-cell office:value-type="string">
            <text:p>s. </text:p>
          </table:table-cell>
          <table:table-cell/>
          <table:table-cell office:value-type="string">
            <text:p>clase de ave negro como un tente </text:p>
          </table:table-cell>
          <table:table-cell office:value-type="string">
            <text:p>type of black bird </text:p>
          </table:table-cell>
          <table:table-cell office:value-type="string">
            <text:p>nt His sosounds like his name repeated over and over.</text:p>
          </table:table-cell>
          <table:table-cell table:number-columns-repeated="60"/>
        </table:table-row>
        <table:table-row table:style-name="ro1">
          <table:table-cell office:value-type="string">
            <text:p>ñoẽ </text:p>
          </table:table-cell>
          <table:table-cell office:value-type="string">
            <text:p>ñoẽ́-rẽ </text:p>
          </table:table-cell>
          <table:table-cell office:value-type="string">
            <text:p>s. </text:p>
          </table:table-cell>
          <table:table-cell/>
          <table:table-cell office:value-type="string">
            <text:p>clase de pájaro negro </text:p>
          </table:table-cell>
          <table:table-cell office:value-type="string">
            <text:p>type of black bird </text:p>
          </table:table-cell>
          <table:table-cell office:value-type="string">
            <text:p>nt He is about the size of a crow, but with a large rounded beak.</text:p>
          </table:table-cell>
          <table:table-cell table:number-columns-repeated="60"/>
        </table:table-row>
        <table:table-row table:style-name="ro1">
          <table:table-cell office:value-type="string">
            <text:p>saaí </text:p>
          </table:table-cell>
          <table:table-cell office:value-type="string">
            <text:p>saaí-re </text:p>
          </table:table-cell>
          <table:table-cell office:value-type="string">
            <text:p>s. </text:p>
          </table:table-cell>
          <table:table-cell/>
          <table:table-cell office:value-type="string">
            <text:p>clase de bagre </text:p>
          </table:table-cell>
          <table:table-cell office:value-type="string">
            <text:p>type of catfish</text:p>
          </table:table-cell>
          <table:table-cell table:number-columns-repeated="61"/>
        </table:table-row>
        <table:table-row table:style-name="ro1">
          <table:table-cell office:value-type="string">
            <text:p>uuabu </text:p>
          </table:table-cell>
          <table:table-cell office:value-type="string">
            <text:p>uuábu-re </text:p>
          </table:table-cell>
          <table:table-cell office:value-type="string">
            <text:p>s. </text:p>
          </table:table-cell>
          <table:table-cell/>
          <table:table-cell office:value-type="string">
            <text:p>clase de gallineta con cabeza roja </text:p>
          </table:table-cell>
          <table:table-cell office:value-type="string">
            <text:p>type of chicken with a red head</text:p>
          </table:table-cell>
          <table:table-cell table:number-columns-repeated="61"/>
        </table:table-row>
        <table:table-row table:style-name="ro1">
          <table:table-cell office:value-type="string">
            <text:p>gãmikeru </text:p>
          </table:table-cell>
          <table:table-cell office:value-type="string">
            <text:p>gãmíkéru-re </text:p>
          </table:table-cell>
          <table:table-cell office:value-type="string">
            <text:p>s. </text:p>
          </table:table-cell>
          <table:table-cell/>
          <table:table-cell office:value-type="string">
            <text:p>clase de cangrejo </text:p>
          </table:table-cell>
          <table:table-cell office:value-type="string">
            <text:p>type of crab</text:p>
          </table:table-cell>
          <table:table-cell table:number-columns-repeated="61"/>
        </table:table-row>
        <table:table-row table:style-name="ro1">
          <table:table-cell office:value-type="string">
            <text:p>areamʉ </text:p>
          </table:table-cell>
          <table:table-cell office:value-type="string">
            <text:p>aréamʉ-rẽ </text:p>
          </table:table-cell>
          <table:table-cell office:value-type="string">
            <text:p>s. </text:p>
          </table:table-cell>
          <table:table-cell/>
          <table:table-cell office:value-type="string">
            <text:p>clase de ave </text:p>
          </table:table-cell>
          <table:table-cell office:value-type="string">
            <text:p>type of edible bird</text:p>
          </table:table-cell>
          <table:table-cell table:number-columns-repeated="61"/>
        </table:table-row>
        <table:table-row table:style-name="ro1">
          <table:table-cell office:value-type="string">
            <text:p>gakʉ </text:p>
          </table:table-cell>
          <table:table-cell office:value-type="string">
            <text:p>gakʉ́-re </text:p>
          </table:table-cell>
          <table:table-cell office:value-type="string">
            <text:p>s. </text:p>
          </table:table-cell>
          <table:table-cell office:value-type="string">
            <text:p>gakaʉ </text:p>
          </table:table-cell>
          <table:table-cell office:value-type="string">
            <text:p>clase de ave </text:p>
          </table:table-cell>
          <table:table-cell office:value-type="string">
            <text:p>type of edible bird</text:p>
          </table:table-cell>
          <table:table-cell table:number-columns-repeated="61"/>
        </table:table-row>
        <table:table-row table:style-name="ro1">
          <table:table-cell office:value-type="string">
            <text:p>nupĩ </text:p>
          </table:table-cell>
          <table:table-cell office:value-type="string">
            <text:p>nupĩ́-rẽ́ </text:p>
          </table:table-cell>
          <table:table-cell office:value-type="string">
            <text:p>s. </text:p>
          </table:table-cell>
          <table:table-cell/>
          <table:table-cell office:value-type="string">
            <text:p>pawil/pajuil </text:p>
          </table:table-cell>
          <table:table-cell office:value-type="string">
            <text:p>type of edible bird</text:p>
          </table:table-cell>
          <table:table-cell table:number-columns-repeated="61"/>
        </table:table-row>
        <table:table-row table:style-name="ro1">
          <table:table-cell office:value-type="string">
            <text:p>sẽme </text:p>
          </table:table-cell>
          <table:table-cell office:value-type="string">
            <text:p>sẽmé-rẽ́ </text:p>
          </table:table-cell>
          <table:table-cell office:value-type="string">
            <text:p>s. </text:p>
          </table:table-cell>
          <table:table-cell/>
          <table:table-cell office:value-type="string">
            <text:p>paca </text:p>
          </table:table-cell>
          <table:table-cell office:value-type="string">
            <text:p>type of edible rodent</text:p>
          </table:table-cell>
          <table:table-cell table:number-columns-repeated="61"/>
        </table:table-row>
        <table:table-row table:style-name="ro1">
          <table:table-cell office:value-type="string">
            <text:p>ĩmipa yaji </text:p>
          </table:table-cell>
          <table:table-cell office:value-type="string">
            <text:p>ĩĩmipá yaji-re </text:p>
          </table:table-cell>
          <table:table-cell office:value-type="string">
            <text:p>s. </text:p>
          </table:table-cell>
          <table:table-cell/>
          <table:table-cell office:value-type="string">
            <text:p>clase de ave </text:p>
          </table:table-cell>
          <table:table-cell office:value-type="string">
            <text:p>type of edible water bird</text:p>
          </table:table-cell>
          <table:table-cell table:number-columns-repeated="61"/>
        </table:table-row>
        <table:table-row table:style-name="ro1">
          <table:table-cell office:value-type="string">
            <text:p>sãã́ </text:p>
          </table:table-cell>
          <table:table-cell office:value-type="string">
            <text:p>sãã́, sãã-rẽ́ </text:p>
          </table:table-cell>
          <table:table-cell office:value-type="string">
            <text:p>s. </text:p>
          </table:table-cell>
          <table:table-cell/>
          <table:table-cell office:value-type="string">
            <text:p>clase de anguila </text:p>
          </table:table-cell>
          <table:table-cell office:value-type="string">
            <text:p>type of eel</text:p>
          </table:table-cell>
          <table:table-cell table:number-columns-repeated="61"/>
        </table:table-row>
        <table:table-row table:style-name="ro1">
          <table:table-cell office:value-type="string">
            <text:p>gʉrañirãmʉ </text:p>
          </table:table-cell>
          <table:table-cell office:value-type="string">
            <text:p>gʉʉrañírãmʉ-rẽ </text:p>
          </table:table-cell>
          <table:table-cell office:value-type="string">
            <text:p>s. </text:p>
          </table:table-cell>
          <table:table-cell/>
          <table:table-cell office:value-type="string">
            <text:p>clase de hormiga </text:p>
          </table:table-cell>
          <table:table-cell office:value-type="string">
            <text:p>type of fat, brown ant</text:p>
          </table:table-cell>
          <table:table-cell table:number-columns-repeated="61"/>
        </table:table-row>
        <table:table-row table:style-name="ro1">
          <table:table-cell office:value-type="string">
            <text:p>nasĩ waaí </text:p>
          </table:table-cell>
          <table:table-cell office:value-type="string">
            <text:p>nasĩ́ waaí-re </text:p>
          </table:table-cell>
          <table:table-cell office:value-type="string">
            <text:p>s. </text:p>
          </table:table-cell>
          <table:table-cell/>
          <table:table-cell office:value-type="string">
            <text:p>agujón </text:p>
          </table:table-cell>
          <table:table-cell office:value-type="string">
            <text:p>type of fish</text:p>
          </table:table-cell>
          <table:table-cell table:number-columns-repeated="61"/>
        </table:table-row>
        <table:table-row table:style-name="ro1">
          <table:table-cell office:value-type="string">
            <text:p>mʉ́bóreka </text:p>
          </table:table-cell>
          <table:table-cell office:value-type="string">
            <text:p>mʉ́bóreka-re </text:p>
          </table:table-cell>
          <table:table-cell office:value-type="string">
            <text:p>s. </text:p>
          </table:table-cell>
          <table:table-cell/>
          <table:table-cell office:value-type="string">
            <text:p>baracú, guaracú </text:p>
          </table:table-cell>
          <table:table-cell office:value-type="string">
            <text:p>type of fish</text:p>
          </table:table-cell>
          <table:table-cell table:number-columns-repeated="61"/>
        </table:table-row>
        <table:table-row table:style-name="ro1">
          <table:table-cell office:value-type="string">
            <text:p>uru </text:p>
          </table:table-cell>
          <table:table-cell office:value-type="string">
            <text:p>urú-re </text:p>
          </table:table-cell>
          <table:table-cell office:value-type="string">
            <text:p>s. </text:p>
          </table:table-cell>
          <table:table-cell/>
          <table:table-cell office:value-type="string">
            <text:p>barbudo </text:p>
          </table:table-cell>
          <table:table-cell office:value-type="string">
            <text:p>type of fish</text:p>
          </table:table-cell>
          <table:table-cell table:number-columns-repeated="61"/>
        </table:table-row>
        <table:table-row table:style-name="ro1">
          <table:table-cell office:value-type="string">
            <text:p>pogasigamʉ </text:p>
          </table:table-cell>
          <table:table-cell office:value-type="string">
            <text:p>pogásigamʉ-rẽ </text:p>
          </table:table-cell>
          <table:table-cell office:value-type="string">
            <text:p>s. </text:p>
          </table:table-cell>
          <table:table-cell/>
          <table:table-cell office:value-type="string">
            <text:p>calochi </text:p>
          </table:table-cell>
          <table:table-cell office:value-type="string">
            <text:p>type of fish</text:p>
          </table:table-cell>
          <table:table-cell table:number-columns-repeated="61"/>
        </table:table-row>
        <table:table-row table:style-name="ro1">
          <table:table-cell office:value-type="string">
            <text:p>buu </text:p>
          </table:table-cell>
          <table:table-cell office:value-type="string">
            <text:p>buú-re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diamʉgãmʉ </text:p>
          </table:table-cell>
          <table:table-cell office:value-type="string">
            <text:p>diámʉ́gãmʉ-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dupariamʉ </text:p>
          </table:table-cell>
          <table:table-cell office:value-type="string">
            <text:p>dupáríámʉ-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gogoamʉ </text:p>
          </table:table-cell>
          <table:table-cell office:value-type="string">
            <text:p>gogóamʉ-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gubudipuru </text:p>
          </table:table-cell>
          <table:table-cell office:value-type="string">
            <text:p>guubudípúrú-re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kĩ́waai </text:p>
          </table:table-cell>
          <table:table-cell office:value-type="string">
            <text:p>kĩ́waai-re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kuurubisa </text:p>
          </table:table-cell>
          <table:table-cell office:value-type="string">
            <text:p>kuurubísa-re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miũ waaí </text:p>
          </table:table-cell>
          <table:table-cell office:value-type="string">
            <text:p>miṹ waaí-re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muñu </text:p>
          </table:table-cell>
          <table:table-cell office:value-type="string">
            <text:p>muñú-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poamarãmʉ </text:p>
          </table:table-cell>
          <table:table-cell office:value-type="string">
            <text:p>poámárãmʉ-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síkãmʉ </text:p>
          </table:table-cell>
          <table:table-cell office:value-type="string">
            <text:p>síkãmʉ-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ũñu </text:p>
          </table:table-cell>
          <table:table-cell office:value-type="string">
            <text:p>ũñú-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wapa </text:p>
          </table:table-cell>
          <table:table-cell office:value-type="string">
            <text:p>wapá-re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wẽrõãmʉ </text:p>
          </table:table-cell>
          <table:table-cell office:value-type="string">
            <text:p>wẽrṍãmʉ-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yojamʉ </text:p>
          </table:table-cell>
          <table:table-cell office:value-type="string">
            <text:p>yojámʉ-rẽ </text:p>
          </table:table-cell>
          <table:table-cell office:value-type="string">
            <text:p>s. </text:p>
          </table:table-cell>
          <table:table-cell/>
          <table:table-cell office:value-type="string">
            <text:p>clase de pez </text:p>
          </table:table-cell>
          <table:table-cell office:value-type="string">
            <text:p>type of fish</text:p>
          </table:table-cell>
          <table:table-cell table:number-columns-repeated="61"/>
        </table:table-row>
        <table:table-row table:style-name="ro1">
          <table:table-cell office:value-type="string">
            <text:p>ʉ̃tãyeri waaí </text:p>
          </table:table-cell>
          <table:table-cell office:value-type="string">
            <text:p>ʉ̃tã́yeri waai-re </text:p>
          </table:table-cell>
          <table:table-cell office:value-type="string">
            <text:p>s. </text:p>
          </table:table-cell>
          <table:table-cell/>
          <table:table-cell office:value-type="string">
            <text:p>curbinata </text:p>
          </table:table-cell>
          <table:table-cell office:value-type="string">
            <text:p>type of fish</text:p>
          </table:table-cell>
          <table:table-cell table:number-columns-repeated="61"/>
        </table:table-row>
        <table:table-row table:style-name="ro1">
          <table:table-cell office:value-type="string">
            <text:p>pawa </text:p>
          </table:table-cell>
          <table:table-cell office:value-type="string">
            <text:p>pawá-re </text:p>
          </table:table-cell>
          <table:table-cell office:value-type="string">
            <text:p>s. </text:p>
          </table:table-cell>
          <table:table-cell/>
          <table:table-cell office:value-type="string">
            <text:p>guabina </text:p>
          </table:table-cell>
          <table:table-cell office:value-type="string">
            <text:p>type of fish</text:p>
          </table:table-cell>
          <table:table-cell table:number-columns-repeated="61"/>
        </table:table-row>
        <table:table-row table:style-name="ro1">
          <table:table-cell office:value-type="string">
            <text:p>booreká </text:p>
          </table:table-cell>
          <table:table-cell office:value-type="string">
            <text:p>booreká-ré </text:p>
          </table:table-cell>
          <table:table-cell office:value-type="string">
            <text:p>s. </text:p>
          </table:table-cell>
          <table:table-cell/>
          <table:table-cell office:value-type="string">
            <text:p>guaracú </text:p>
          </table:table-cell>
          <table:table-cell office:value-type="string">
            <text:p>type of fish</text:p>
          </table:table-cell>
          <table:table-cell table:number-columns-repeated="61"/>
        </table:table-row>
        <table:table-row table:style-name="ro1">
          <table:table-cell office:value-type="string">
            <text:p>uju </text:p>
          </table:table-cell>
          <table:table-cell office:value-type="string">
            <text:p>ujú-re </text:p>
          </table:table-cell>
          <table:table-cell office:value-type="string">
            <text:p>s. </text:p>
          </table:table-cell>
          <table:table-cell/>
          <table:table-cell office:value-type="string">
            <text:p>jacu, clase de pez </text:p>
          </table:table-cell>
          <table:table-cell office:value-type="string">
            <text:p>type of fish</text:p>
          </table:table-cell>
          <table:table-cell table:number-columns-repeated="61"/>
        </table:table-row>
        <table:table-row table:style-name="ro1">
          <table:table-cell office:value-type="string">
            <text:p>mʉjã </text:p>
          </table:table-cell>
          <table:table-cell office:value-type="string">
            <text:p>mʉjã́-rẽ́ </text:p>
          </table:table-cell>
          <table:table-cell office:value-type="string">
            <text:p>s. </text:p>
          </table:table-cell>
          <table:table-cell/>
          <table:table-cell office:value-type="string">
            <text:p>ñacundá </text:p>
          </table:table-cell>
          <table:table-cell office:value-type="string">
            <text:p>type of fish</text:p>
          </table:table-cell>
          <table:table-cell table:number-columns-repeated="61"/>
        </table:table-row>
        <table:table-row table:style-name="ro1">
          <table:table-cell office:value-type="string">
            <text:p>soó </text:p>
          </table:table-cell>
          <table:table-cell office:value-type="string">
            <text:p>soó-re </text:p>
          </table:table-cell>
          <table:table-cell office:value-type="string">
            <text:p>s. </text:p>
          </table:table-cell>
          <table:table-cell/>
          <table:table-cell office:value-type="string">
            <text:p>nuritaco </text:p>
          </table:table-cell>
          <table:table-cell office:value-type="string">
            <text:p>type of fish</text:p>
          </table:table-cell>
          <table:table-cell table:number-columns-repeated="61"/>
        </table:table-row>
        <table:table-row table:style-name="ro1">
          <table:table-cell office:value-type="string">
            <text:p>makõme </text:p>
          </table:table-cell>
          <table:table-cell office:value-type="string">
            <text:p>makṍmé-rẽ </text:p>
          </table:table-cell>
          <table:table-cell office:value-type="string">
            <text:p>s. </text:p>
          </table:table-cell>
          <table:table-cell/>
          <table:table-cell office:value-type="string">
            <text:p>pacú (pez) </text:p>
          </table:table-cell>
          <table:table-cell office:value-type="string">
            <text:p>type of fish</text:p>
          </table:table-cell>
          <table:table-cell table:number-columns-repeated="61"/>
        </table:table-row>
        <table:table-row table:style-name="ro1">
          <table:table-cell office:value-type="string">
            <text:p>wejoamʉ </text:p>
          </table:table-cell>
          <table:table-cell office:value-type="string">
            <text:p>wejóamʉ-rẽ </text:p>
          </table:table-cell>
          <table:table-cell office:value-type="string">
            <text:p>s. </text:p>
          </table:table-cell>
          <table:table-cell/>
          <table:table-cell office:value-type="string">
            <text:p>payara </text:p>
          </table:table-cell>
          <table:table-cell office:value-type="string">
            <text:p>type of fish</text:p>
          </table:table-cell>
          <table:table-cell table:number-columns-repeated="61"/>
        </table:table-row>
        <table:table-row table:style-name="ro1">
          <table:table-cell office:value-type="string">
            <text:p>áporo </text:p>
          </table:table-cell>
          <table:table-cell office:value-type="string">
            <text:p>áporo-re </text:p>
          </table:table-cell>
          <table:table-cell office:value-type="string">
            <text:p>s. </text:p>
          </table:table-cell>
          <table:table-cell/>
          <table:table-cell office:value-type="string">
            <text:p>tarira (pez) </text:p>
          </table:table-cell>
          <table:table-cell office:value-type="string">
            <text:p>type of fish</text:p>
          </table:table-cell>
          <table:table-cell table:number-columns-repeated="61"/>
        </table:table-row>
        <table:table-row table:style-name="ro1">
          <table:table-cell office:value-type="string">
            <text:p>diki </text:p>
          </table:table-cell>
          <table:table-cell office:value-type="string">
            <text:p>dikí-re </text:p>
          </table:table-cell>
          <table:table-cell office:value-type="string">
            <text:p>s. </text:p>
          </table:table-cell>
          <table:table-cell/>
          <table:table-cell office:value-type="string">
            <text:p>clase de pez parecido a una anguila </text:p>
          </table:table-cell>
          <table:table-cell office:value-type="string">
            <text:p>type of fish that looks like an eel</text:p>
          </table:table-cell>
          <table:table-cell table:number-columns-repeated="61"/>
        </table:table-row>
        <table:table-row table:style-name="ro1">
          <table:table-cell office:value-type="string">
            <text:p>tʉri </text:p>
          </table:table-cell>
          <table:table-cell office:value-type="string">
            <text:p>tʉrí-re </text:p>
          </table:table-cell>
          <table:table-cell office:value-type="string">
            <text:p>s. </text:p>
          </table:table-cell>
          <table:table-cell/>
          <table:table-cell office:value-type="string">
            <text:p>matapí </text:p>
          </table:table-cell>
          <table:table-cell office:value-type="string">
            <text:p>type of fish trap</text:p>
          </table:table-cell>
          <table:table-cell table:number-columns-repeated="61"/>
        </table:table-row>
        <table:table-row table:style-name="ro1">
          <table:table-cell office:value-type="string">
            <text:p>borebu </text:p>
          </table:table-cell>
          <table:table-cell office:value-type="string">
            <text:p>borébu-re </text:p>
          </table:table-cell>
          <table:table-cell office:value-type="string">
            <text:p>s. </text:p>
          </table:table-cell>
          <table:table-cell/>
          <table:table-cell office:value-type="string">
            <text:p>clase de mosca </text:p>
          </table:table-cell>
          <table:table-cell office:value-type="string">
            <text:p>type of fly or gnat</text:p>
          </table:table-cell>
          <table:table-cell table:number-columns-repeated="61"/>
        </table:table-row>
        <table:table-row table:style-name="ro1">
          <table:table-cell office:value-type="string">
            <text:p>ũmamʉ </text:p>
          </table:table-cell>
          <table:table-cell office:value-type="string">
            <text:p>ũmámʉ-rẽ </text:p>
          </table:table-cell>
          <table:table-cell office:value-type="string">
            <text:p>s. </text:p>
          </table:table-cell>
          <table:table-cell/>
          <table:table-cell office:value-type="string">
            <text:p>clase de rama </text:p>
          </table:table-cell>
          <table:table-cell office:value-type="string">
            <text:p>type of frog</text:p>
          </table:table-cell>
          <table:table-cell table:number-columns-repeated="61"/>
        </table:table-row>
        <table:table-row table:style-name="ro1">
          <table:table-cell office:value-type="string">
            <text:p>nujã </text:p>
          </table:table-cell>
          <table:table-cell office:value-type="string">
            <text:p>nujã́-rẽ </text:p>
          </table:table-cell>
          <table:table-cell office:value-type="string">
            <text:p>s. </text:p>
          </table:table-cell>
          <table:table-cell/>
          <table:table-cell office:value-type="string">
            <text:p>clase de sapo </text:p>
          </table:table-cell>
          <table:table-cell office:value-type="string">
            <text:p>type of frog</text:p>
          </table:table-cell>
          <table:table-cell table:number-columns-repeated="61"/>
        </table:table-row>
        <table:table-row table:style-name="ro1">
          <table:table-cell office:value-type="string">
            <text:p>poe </text:p>
          </table:table-cell>
          <table:table-cell office:value-type="string">
            <text:p>poé-ré </text:p>
          </table:table-cell>
          <table:table-cell office:value-type="string">
            <text:p>s. </text:p>
          </table:table-cell>
          <table:table-cell/>
          <table:table-cell office:value-type="string">
            <text:p>clase de fruta </text:p>
          </table:table-cell>
          <table:table-cell office:value-type="string">
            <text:p>type of fruit</text:p>
          </table:table-cell>
          <table:table-cell table:number-columns-repeated="61"/>
        </table:table-row>
        <table:table-row table:style-name="ro1">
          <table:table-cell office:value-type="string">
            <text:p>ãñadipuru </text:p>
          </table:table-cell>
          <table:table-cell office:value-type="string">
            <text:p>ãñádípuru-re </text:p>
          </table:table-cell>
          <table:table-cell office:value-type="string">
            <text:p>s. </text:p>
          </table:table-cell>
          <table:table-cell/>
          <table:table-cell office:value-type="string">
            <text:p>oruga peluda y verde que pica </text:p>
          </table:table-cell>
          <table:table-cell office:value-type="string">
            <text:p>type of fuzzy green caterpillar</text:p>
          </table:table-cell>
          <table:table-cell table:number-columns-repeated="61"/>
        </table:table-row>
        <table:table-row table:style-name="ro1">
          <table:table-cell office:value-type="string">
            <text:p>bui </text:p>
          </table:table-cell>
          <table:table-cell office:value-type="string">
            <text:p>buí-ré </text:p>
          </table:table-cell>
          <table:table-cell office:value-type="string">
            <text:p>s. </text:p>
          </table:table-cell>
          <table:table-cell/>
          <table:table-cell office:value-type="string">
            <text:p>guara </text:p>
          </table:table-cell>
          <table:table-cell office:value-type="string">
            <text:p>type of guinea pig</text:p>
          </table:table-cell>
          <table:table-cell table:number-columns-repeated="61"/>
        </table:table-row>
        <table:table-row table:style-name="ro1">
          <table:table-cell office:value-type="string">
            <text:p>boso </text:p>
          </table:table-cell>
          <table:table-cell office:value-type="string">
            <text:p>bosó-ré </text:p>
          </table:table-cell>
          <table:table-cell office:value-type="string">
            <text:p>s. </text:p>
          </table:table-cell>
          <table:table-cell/>
          <table:table-cell office:value-type="string">
            <text:p>tintín </text:p>
          </table:table-cell>
          <table:table-cell office:value-type="string">
            <text:p>type of guinea pig</text:p>
          </table:table-cell>
          <table:table-cell table:number-columns-repeated="61"/>
        </table:table-row>
        <table:table-row table:style-name="ro1">
          <table:table-cell office:value-type="string">
            <text:p>ñabo </text:p>
          </table:table-cell>
          <table:table-cell office:value-type="string">
            <text:p>ñabo-re </text:p>
          </table:table-cell>
          <table:table-cell office:value-type="string">
            <text:p>s. </text:p>
          </table:table-cell>
          <table:table-cell/>
          <table:table-cell office:value-type="string">
            <text:p>espíritu sin cuerpo pero que tiene pelo </text:p>
          </table:table-cell>
          <table:table-cell office:value-type="string">
            <text:p>type of hairy, bodiless ‘‘spirit’’</text:p>
          </table:table-cell>
          <table:table-cell table:number-columns-repeated="61"/>
        </table:table-row>
        <table:table-row table:style-name="ro1">
          <table:table-cell office:value-type="string">
            <text:p>seepero </text:p>
          </table:table-cell>
          <table:table-cell office:value-type="string">
            <text:p>seepéró-ré </text:p>
          </table:table-cell>
          <table:table-cell office:value-type="string">
            <text:p>s. </text:p>
          </table:table-cell>
          <table:table-cell/>
          <table:table-cell office:value-type="string">
            <text:p>clase de iguana </text:p>
          </table:table-cell>
          <table:table-cell office:value-type="string">
            <text:p>type of iguana</text:p>
          </table:table-cell>
          <table:table-cell table:number-columns-repeated="61"/>
        </table:table-row>
        <table:table-row table:style-name="ro1">
          <table:table-cell office:value-type="string">
            <text:p>makãnʉ́ʉ buuru </text:p>
          </table:table-cell>
          <table:table-cell office:value-type="string">
            <text:p>makã́nʉ́ʉ buuru-re </text:p>
          </table:table-cell>
          <table:table-cell office:value-type="string">
            <text:p>s. </text:p>
          </table:table-cell>
          <table:table-cell/>
          <table:table-cell office:value-type="string">
            <text:p>tortuga del monte </text:p>
          </table:table-cell>
          <table:table-cell office:value-type="string">
            <text:p>type of land turtle</text:p>
          </table:table-cell>
          <table:table-cell table:number-columns-repeated="61"/>
        </table:table-row>
        <table:table-row table:style-name="ro1">
          <table:table-cell office:value-type="string">
            <text:p>pũtĩrãmʉ </text:p>
          </table:table-cell>
          <table:table-cell office:value-type="string">
            <text:p>pṹtĩ́rã́mʉ́-rẽ </text:p>
          </table:table-cell>
          <table:table-cell office:value-type="string">
            <text:p>s. </text:p>
          </table:table-cell>
          <table:table-cell/>
          <table:table-cell office:value-type="string">
            <text:p>bachaco </text:p>
          </table:table-cell>
          <table:table-cell office:value-type="string">
            <text:p>type of large, edible ant</text:p>
          </table:table-cell>
          <table:table-cell table:number-columns-repeated="61"/>
        </table:table-row>
        <table:table-row table:style-name="ro1">
          <table:table-cell office:value-type="string">
            <text:p>kero </text:p>
          </table:table-cell>
          <table:table-cell office:value-type="string">
            <text:p>keró-re </text:p>
          </table:table-cell>
          <table:table-cell office:value-type="string">
            <text:p>s. </text:p>
          </table:table-cell>
          <table:table-cell/>
          <table:table-cell office:value-type="string">
            <text:p>luciérnaga </text:p>
          </table:table-cell>
          <table:table-cell office:value-type="string">
            <text:p>type of lightning bug</text:p>
          </table:table-cell>
          <table:table-cell table:number-columns-repeated="61"/>
        </table:table-row>
        <table:table-row table:style-name="ro1">
          <table:table-cell office:value-type="string">
            <text:p>gubusũmarã </text:p>
          </table:table-cell>
          <table:table-cell office:value-type="string">
            <text:p>guubusṹmarã-re </text:p>
          </table:table-cell>
          <table:table-cell office:value-type="string">
            <text:p>s. </text:p>
          </table:table-cell>
          <table:table-cell/>
          <table:table-cell office:value-type="string">
            <text:p>clase de papa pequeño </text:p>
          </table:table-cell>
          <table:table-cell office:value-type="string">
            <text:p>type of little potatoes that look like toes</text:p>
          </table:table-cell>
          <table:table-cell table:number-columns-repeated="61"/>
        </table:table-row>
        <table:table-row table:style-name="ro1">
          <table:table-cell office:value-type="string">
            <text:p>mipĩ </text:p>
          </table:table-cell>
          <table:table-cell office:value-type="string">
            <text:p>mipĩ́-rẽ </text:p>
          </table:table-cell>
          <table:table-cell office:value-type="string">
            <text:p>s. </text:p>
          </table:table-cell>
          <table:table-cell/>
          <table:table-cell office:value-type="string">
            <text:p>clase de lagarto </text:p>
          </table:table-cell>
          <table:table-cell office:value-type="string">
            <text:p>type of lizard</text:p>
          </table:table-cell>
          <table:table-cell table:number-columns-repeated="61"/>
        </table:table-row>
        <table:table-row table:style-name="ro1">
          <table:table-cell office:value-type="string">
            <text:p>segʉ </text:p>
          </table:table-cell>
          <table:table-cell office:value-type="string">
            <text:p>ségʉ́-re </text:p>
          </table:table-cell>
          <table:table-cell office:value-type="string">
            <text:p>s. </text:p>
          </table:table-cell>
          <table:table-cell/>
          <table:table-cell office:value-type="string">
            <text:p>churuco </text:p>
          </table:table-cell>
          <table:table-cell office:value-type="string">
            <text:p>type of monkey</text:p>
          </table:table-cell>
          <table:table-cell table:number-columns-repeated="61"/>
        </table:table-row>
        <table:table-row table:style-name="ro1">
          <table:table-cell office:value-type="string">
            <text:p>gakeapoyʉ </text:p>
          </table:table-cell>
          <table:table-cell office:value-type="string">
            <text:p>gakéapóyʉ́-re </text:p>
          </table:table-cell>
          <table:table-cell office:value-type="string">
            <text:p>s. </text:p>
          </table:table-cell>
          <table:table-cell/>
          <table:table-cell office:value-type="string">
            <text:p>mono capuchino </text:p>
          </table:table-cell>
          <table:table-cell office:value-type="string">
            <text:p>type of monkey</text:p>
          </table:table-cell>
          <table:table-cell table:number-columns-repeated="61"/>
        </table:table-row>
        <table:table-row table:style-name="ro1">
          <table:table-cell office:value-type="string">
            <text:p>waau </text:p>
          </table:table-cell>
          <table:table-cell office:value-type="string">
            <text:p>waaú, waau-ré </text:p>
          </table:table-cell>
          <table:table-cell office:value-type="string">
            <text:p>s. </text:p>
          </table:table-cell>
          <table:table-cell/>
          <table:table-cell office:value-type="string">
            <text:p>mono capuchino </text:p>
          </table:table-cell>
          <table:table-cell office:value-type="string">
            <text:p>type of monkey</text:p>
          </table:table-cell>
          <table:table-cell table:number-columns-repeated="61"/>
        </table:table-row>
        <table:table-row table:style-name="ro1">
          <table:table-cell office:value-type="string">
            <text:p>isioro </text:p>
          </table:table-cell>
          <table:table-cell office:value-type="string">
            <text:p>isíoro-re </text:p>
          </table:table-cell>
          <table:table-cell office:value-type="string">
            <text:p>s. </text:p>
          </table:table-cell>
          <table:table-cell/>
          <table:table-cell office:value-type="string">
            <text:p>tití, marmoset </text:p>
          </table:table-cell>
          <table:table-cell office:value-type="string">
            <text:p>type of monkey</text:p>
          </table:table-cell>
          <table:table-cell table:number-columns-repeated="61"/>
        </table:table-row>
        <table:table-row table:style-name="ro1">
          <table:table-cell office:value-type="string">
            <text:p>bipi </text:p>
          </table:table-cell>
          <table:table-cell office:value-type="string">
            <text:p>bipí-ré </text:p>
          </table:table-cell>
          <table:table-cell office:value-type="string">
            <text:p>s. </text:p>
          </table:table-cell>
          <table:table-cell/>
          <table:table-cell office:value-type="string">
            <text:p>clase de pájaro </text:p>
          </table:table-cell>
          <table:table-cell office:value-type="string">
            <text:p>type of non-edible bird</text:p>
          </table:table-cell>
          <table:table-cell table:number-columns-repeated="61"/>
        </table:table-row>
        <table:table-row table:style-name="ro1">
          <table:table-cell office:value-type="string">
            <text:p>dasu </text:p>
          </table:table-cell>
          <table:table-cell office:value-type="string">
            <text:p>dasú-ré </text:p>
          </table:table-cell>
          <table:table-cell office:value-type="string">
            <text:p>s. </text:p>
          </table:table-cell>
          <table:table-cell/>
          <table:table-cell office:value-type="string">
            <text:p>clase de pájaro </text:p>
          </table:table-cell>
          <table:table-cell office:value-type="string">
            <text:p>type of non-edible bird with a red throat and blue body</text:p>
          </table:table-cell>
          <table:table-cell table:number-columns-repeated="61"/>
        </table:table-row>
        <table:table-row table:style-name="ro1">
          <table:table-cell office:value-type="string">
            <text:p>ñumu </text:p>
          </table:table-cell>
          <table:table-cell office:value-type="string">
            <text:p>ñumú-rẽ́ </text:p>
          </table:table-cell>
          <table:table-cell office:value-type="string">
            <text:p>s. </text:p>
          </table:table-cell>
          <table:table-cell/>
          <table:table-cell office:value-type="string">
            <text:p>patabá </text:p>
          </table:table-cell>
          <table:table-cell office:value-type="string">
            <text:p>type of palm fruit</text:p>
          </table:table-cell>
          <table:table-cell table:number-columns-repeated="61"/>
        </table:table-row>
        <table:table-row table:style-name="ro1">
          <table:table-cell office:value-type="string">
            <text:p>beje </text:p>
          </table:table-cell>
          <table:table-cell office:value-type="string">
            <text:p>bejé-re </text:p>
          </table:table-cell>
          <table:table-cell office:value-type="string">
            <text:p>s. </text:p>
          </table:table-cell>
          <table:table-cell/>
          <table:table-cell office:value-type="string">
            <text:p>clase de palma </text:p>
          </table:table-cell>
          <table:table-cell office:value-type="string">
            <text:p>type of palm tree</text:p>
          </table:table-cell>
          <table:table-cell table:number-columns-repeated="61"/>
        </table:table-row>
        <table:table-row table:style-name="ro1">
          <table:table-cell office:value-type="string">
            <text:p>miũmerẽñu </text:p>
          </table:table-cell>
          <table:table-cell office:value-type="string">
            <text:p>miṹmérẽñu-rẽ </text:p>
          </table:table-cell>
          <table:table-cell office:value-type="string">
            <text:p>s. </text:p>
          </table:table-cell>
          <table:table-cell/>
          <table:table-cell office:value-type="string">
            <text:p>clase de palmera </text:p>
          </table:table-cell>
          <table:table-cell office:value-type="string">
            <text:p>type of palm tree</text:p>
          </table:table-cell>
          <table:table-cell table:number-columns-repeated="61"/>
        </table:table-row>
        <table:table-row table:style-name="ro1">
          <table:table-cell office:value-type="string">
            <text:p>ʉ̃ʉ̃gã́ñu </text:p>
          </table:table-cell>
          <table:table-cell office:value-type="string">
            <text:p>ʉ̃ʉ̃gã́ñu-rẽ </text:p>
          </table:table-cell>
          <table:table-cell office:value-type="string">
            <text:p>s. </text:p>
          </table:table-cell>
          <table:table-cell/>
          <table:table-cell office:value-type="string">
            <text:p>clase de palmera </text:p>
          </table:table-cell>
          <table:table-cell office:value-type="string">
            <text:p>type of palm tree </text:p>
          </table:table-cell>
          <table:table-cell office:value-type="string">
            <text:p>nt A type of palm tree with strings of small flowers that fall to the ground when ripe and which are collected for food.</text:p>
          </table:table-cell>
          <table:table-cell table:number-columns-repeated="60"/>
        </table:table-row>
        <table:table-row table:style-name="ro1">
          <table:table-cell office:value-type="string">
            <text:p>pũũrĩgasiru koye </text:p>
          </table:table-cell>
          <table:table-cell office:value-type="string">
            <text:p>pũũrĩgásírú koye-re </text:p>
          </table:table-cell>
          <table:table-cell office:value-type="string">
            <text:p>s. </text:p>
          </table:table-cell>
          <table:table-cell/>
          <table:table-cell office:value-type="string">
            <text:p>clase de planta </text:p>
          </table:table-cell>
          <table:table-cell office:value-type="string">
            <text:p>type of plant</text:p>
          </table:table-cell>
          <table:table-cell table:number-columns-repeated="61"/>
        </table:table-row>
        <table:table-row table:style-name="ro1">
          <table:table-cell office:value-type="string">
            <text:p>siiruwera </text:p>
          </table:table-cell>
          <table:table-cell office:value-type="string">
            <text:p>siiruwéra-re </text:p>
          </table:table-cell>
          <table:table-cell office:value-type="string">
            <text:p>s. </text:p>
          </table:table-cell>
          <table:table-cell/>
          <table:table-cell office:value-type="string">
            <text:p>clase de planta </text:p>
          </table:table-cell>
          <table:table-cell office:value-type="string">
            <text:p>type of plant</text:p>
          </table:table-cell>
          <table:table-cell table:number-columns-repeated="61"/>
        </table:table-row>
        <table:table-row table:style-name="ro1">
          <table:table-cell office:value-type="string">
            <text:p>ñukã </text:p>
          </table:table-cell>
          <table:table-cell office:value-type="string">
            <text:p>ñukã́-rẽ́ </text:p>
          </table:table-cell>
          <table:table-cell office:value-type="string">
            <text:p>s. </text:p>
          </table:table-cell>
          <table:table-cell/>
          <table:table-cell office:value-type="string">
            <text:p>cumare </text:p>
          </table:table-cell>
          <table:table-cell office:value-type="string">
            <text:p>type of plant</text:p>
          </table:table-cell>
          <table:table-cell table:number-columns-repeated="61"/>
        </table:table-row>
        <table:table-row table:style-name="ro1">
          <table:table-cell office:value-type="string">
            <text:p>sʉriri </text:p>
          </table:table-cell>
          <table:table-cell office:value-type="string">
            <text:p>sʉrírí-ré </text:p>
          </table:table-cell>
          <table:table-cell office:value-type="string">
            <text:p>s. </text:p>
          </table:table-cell>
          <table:table-cell/>
          <table:table-cell office:value-type="string">
            <text:p>clase de planta </text:p>
          </table:table-cell>
          <table:table-cell office:value-type="string">
            <text:p>type of plant </text:p>
          </table:table-cell>
          <table:table-cell office:value-type="string">
            <text:p>nt A type of plant havileaves that smell good and are used for a stomach ache.</text:p>
          </table:table-cell>
          <table:table-cell table:number-columns-repeated="60"/>
        </table:table-row>
        <table:table-row table:style-name="ro1">
          <table:table-cell office:value-type="string">
            <text:p>waainímagʉ̃ </text:p>
          </table:table-cell>
          <table:table-cell office:value-type="string">
            <text:p>waainímagʉ̃-rẽ </text:p>
          </table:table-cell>
          <table:table-cell office:value-type="string">
            <text:p>s. </text:p>
          </table:table-cell>
          <table:table-cell/>
          <table:table-cell office:value-type="string">
            <text:p>clase de planta </text:p>
          </table:table-cell>
          <table:table-cell office:value-type="string">
            <text:p>type of plant </text:p>
          </table:table-cell>
          <table:table-cell office:value-type="string">
            <text:p>nt A type of plant with little dark berries used to poison fish.</text:p>
          </table:table-cell>
          <table:table-cell table:number-columns-repeated="60"/>
        </table:table-row>
        <table:table-row table:style-name="ro1">
          <table:table-cell office:value-type="string">
            <text:p>ñaamu </text:p>
          </table:table-cell>
          <table:table-cell office:value-type="string">
            <text:p>ñaamú, ñaamu-rẽ́ </text:p>
          </table:table-cell>
          <table:table-cell office:value-type="string">
            <text:p>s. </text:p>
          </table:table-cell>
          <table:table-cell/>
          <table:table-cell office:value-type="string">
            <text:p>ñame </text:p>
          </table:table-cell>
          <table:table-cell office:value-type="string">
            <text:p>type of plant that has edible tubers</text:p>
          </table:table-cell>
          <table:table-cell table:number-columns-repeated="61"/>
        </table:table-row>
        <table:table-row table:style-name="ro1">
          <table:table-cell office:value-type="string">
            <text:p>dutu </text:p>
          </table:table-cell>
          <table:table-cell office:value-type="string">
            <text:p>dutú-re </text:p>
          </table:table-cell>
          <table:table-cell office:value-type="string">
            <text:p>s. </text:p>
          </table:table-cell>
          <table:table-cell/>
          <table:table-cell office:value-type="string">
            <text:p>clase de papa </text:p>
          </table:table-cell>
          <table:table-cell office:value-type="string">
            <text:p>type of potatoe</text:p>
          </table:table-cell>
          <table:table-cell table:number-columns-repeated="61"/>
        </table:table-row>
        <table:table-row table:style-name="ro1">
          <table:table-cell office:value-type="string">
            <text:p>soyo </text:p>
          </table:table-cell>
          <table:table-cell office:value-type="string">
            <text:p>soyó-re </text:p>
          </table:table-cell>
          <table:table-cell office:value-type="string">
            <text:p>s. </text:p>
          </table:table-cell>
          <table:table-cell/>
          <table:table-cell office:value-type="string">
            <text:p>clase de pájaro pequeño </text:p>
          </table:table-cell>
          <table:table-cell office:value-type="string">
            <text:p>type of small bird </text:p>
          </table:table-cell>
          <table:table-cell office:value-type="string">
            <text:p>nt A type of small bird with a light brown head and back and light russet colored belly.</text:p>
          </table:table-cell>
          <table:table-cell table:number-columns-repeated="60"/>
        </table:table-row>
        <table:table-row table:style-name="ro1">
          <table:table-cell office:value-type="string">
            <text:p>sʉ̃rĩ </text:p>
          </table:table-cell>
          <table:table-cell office:value-type="string">
            <text:p>sʉ̃rĩ́-rẽ </text:p>
          </table:table-cell>
          <table:table-cell office:value-type="string">
            <text:p>s. </text:p>
          </table:table-cell>
          <table:table-cell/>
          <table:table-cell office:value-type="string">
            <text:p>clase de gallineta pequeña </text:p>
          </table:table-cell>
          <table:table-cell office:value-type="string">
            <text:p>type of small chicken</text:p>
          </table:table-cell>
          <table:table-cell table:number-columns-repeated="61"/>
        </table:table-row>
        <table:table-row table:style-name="ro1">
          <table:table-cell office:value-type="string">
            <text:p>potoro </text:p>
          </table:table-cell>
          <table:table-cell office:value-type="string">
            <text:p>pótóró-re </text:p>
          </table:table-cell>
          <table:table-cell office:value-type="string">
            <text:p>s. </text:p>
          </table:table-cell>
          <table:table-cell/>
          <table:table-cell office:value-type="string">
            <text:p>clase de pato pequeño </text:p>
          </table:table-cell>
          <table:table-cell office:value-type="string">
            <text:p>type of small duck</text:p>
          </table:table-cell>
          <table:table-cell table:number-columns-repeated="61"/>
        </table:table-row>
        <table:table-row table:style-name="ro1">
          <table:table-cell office:value-type="string">
            <text:p>taaru </text:p>
          </table:table-cell>
          <table:table-cell office:value-type="string">
            <text:p>taarú, taaru-ré </text:p>
          </table:table-cell>
          <table:table-cell office:value-type="string">
            <text:p>s. </text:p>
          </table:table-cell>
          <table:table-cell/>
          <table:table-cell office:value-type="string">
            <text:p>sapo pequeño </text:p>
          </table:table-cell>
          <table:table-cell office:value-type="string">
            <text:p>type of small frog</text:p>
          </table:table-cell>
          <table:table-cell table:number-columns-repeated="61"/>
        </table:table-row>
        <table:table-row table:style-name="ro1">
          <table:table-cell office:value-type="string">
            <text:p>guekeru </text:p>
          </table:table-cell>
          <table:table-cell office:value-type="string">
            <text:p>guekéru-re </text:p>
          </table:table-cell>
          <table:table-cell office:value-type="string">
            <text:p>s. </text:p>
          </table:table-cell>
          <table:table-cell/>
          <table:table-cell office:value-type="string">
            <text:p>loro </text:p>
          </table:table-cell>
          <table:table-cell office:value-type="string">
            <text:p>type of small parrot</text:p>
          </table:table-cell>
          <table:table-cell table:number-columns-repeated="61"/>
        </table:table-row>
        <table:table-row table:style-name="ro1">
          <table:table-cell office:value-type="string">
            <text:p>diamekã </text:p>
          </table:table-cell>
          <table:table-cell office:value-type="string">
            <text:p>diámékã-rẽ </text:p>
          </table:table-cell>
          <table:table-cell office:value-type="string">
            <text:p>s. </text:p>
          </table:table-cell>
          <table:table-cell/>
          <table:table-cell office:value-type="string">
            <text:p>clase de culebra </text:p>
          </table:table-cell>
          <table:table-cell office:value-type="string">
            <text:p>type of snake</text:p>
          </table:table-cell>
          <table:table-cell table:number-columns-repeated="61"/>
        </table:table-row>
        <table:table-row table:style-name="ro1">
          <table:table-cell office:value-type="string">
            <text:p>gʉrabéoreru </text:p>
          </table:table-cell>
          <table:table-cell office:value-type="string">
            <text:p>gʉʉrabéoreru-re </text:p>
          </table:table-cell>
          <table:table-cell office:value-type="string">
            <text:p>s. </text:p>
          </table:table-cell>
          <table:table-cell/>
          <table:table-cell office:value-type="string">
            <text:p>clase de culebra </text:p>
          </table:table-cell>
          <table:table-cell office:value-type="string">
            <text:p>type of snake</text:p>
          </table:table-cell>
          <table:table-cell table:number-columns-repeated="61"/>
        </table:table-row>
        <table:table-row table:style-name="ro1">
          <table:table-cell office:value-type="string">
            <text:p>makã pĩrũ </text:p>
          </table:table-cell>
          <table:table-cell office:value-type="string">
            <text:p>makã́ pĩ́rṹ-rẽ </text:p>
          </table:table-cell>
          <table:table-cell office:value-type="string">
            <text:p>s. </text:p>
          </table:table-cell>
          <table:table-cell/>
          <table:table-cell office:value-type="string">
            <text:p>clase de culebra </text:p>
          </table:table-cell>
          <table:table-cell office:value-type="string">
            <text:p>type of snake</text:p>
          </table:table-cell>
          <table:table-cell table:number-columns-repeated="61"/>
        </table:table-row>
        <table:table-row table:style-name="ro1">
          <table:table-cell office:value-type="string">
            <text:p>dotogʉ </text:p>
          </table:table-cell>
          <table:table-cell office:value-type="string">
            <text:p>dotógʉ-re </text:p>
          </table:table-cell>
          <table:table-cell office:value-type="string">
            <text:p>s. </text:p>
          </table:table-cell>
          <table:table-cell/>
          <table:table-cell office:value-type="string">
            <text:p>clase de árbol </text:p>
          </table:table-cell>
          <table:table-cell office:value-type="string">
            <text:p>type of tree</text:p>
          </table:table-cell>
          <table:table-cell table:number-columns-repeated="61"/>
        </table:table-row>
        <table:table-row table:style-name="ro1">
          <table:table-cell office:value-type="string">
            <text:p>ñaá </text:p>
          </table:table-cell>
          <table:table-cell office:value-type="string">
            <text:p>ñaa-rẽ </text:p>
          </table:table-cell>
          <table:table-cell office:value-type="string">
            <text:p>s. </text:p>
          </table:table-cell>
          <table:table-cell/>
          <table:table-cell office:value-type="string">
            <text:p>clase de árbol </text:p>
          </table:table-cell>
          <table:table-cell office:value-type="string">
            <text:p>type of tree </text:p>
          </table:table-cell>
          <table:table-cell office:value-type="string">
            <text:p>nt A tree with prickly flowers that are tapped on the skin where there is pain.</text:p>
          </table:table-cell>
          <table:table-cell table:number-columns-repeated="60"/>
        </table:table-row>
        <table:table-row table:style-name="ro1">
          <table:table-cell office:value-type="string">
            <text:p>mikã </text:p>
          </table:table-cell>
          <table:table-cell office:value-type="string">
            <text:p>mikã́-rẽ́ </text:p>
          </table:table-cell>
          <table:table-cell office:value-type="string">
            <text:p>s. </text:p>
          </table:table-cell>
          <table:table-cell/>
          <table:table-cell office:value-type="string">
            <text:p>vaituto </text:p>
          </table:table-cell>
          <table:table-cell office:value-type="string">
            <text:p>type of tree </text:p>
          </table:table-cell>
          <table:table-cell table:number-columns-repeated="61"/>
        </table:table-row>
        <table:table-row table:style-name="ro1">
          <table:table-cell office:value-type="string">
            <text:p>ẽmapugʉ </text:p>
          </table:table-cell>
          <table:table-cell office:value-type="string">
            <text:p>ẽmápugʉ-re </text:p>
          </table:table-cell>
          <table:table-cell office:value-type="string">
            <text:p>s. </text:p>
          </table:table-cell>
          <table:table-cell/>
          <table:table-cell office:value-type="string">
            <text:p>árbol que crece en agua </text:p>
          </table:table-cell>
          <table:table-cell office:value-type="string">
            <text:p>type of tree that grows in the water</text:p>
          </table:table-cell>
          <table:table-cell table:number-columns-repeated="61"/>
        </table:table-row>
        <table:table-row table:style-name="ro1">
          <table:table-cell office:value-type="string">
            <text:p>yupiuru </text:p>
          </table:table-cell>
          <table:table-cell office:value-type="string">
            <text:p>yúpiúrú-re </text:p>
          </table:table-cell>
          <table:table-cell office:value-type="string">
            <text:p>s. </text:p>
          </table:table-cell>
          <table:table-cell/>
          <table:table-cell office:value-type="string">
            <text:p>clase de árbol </text:p>
          </table:table-cell>
          <table:table-cell office:value-type="string">
            <text:p>type of tree with whitish bark</text:p>
          </table:table-cell>
          <table:table-cell table:number-columns-repeated="61"/>
        </table:table-row>
        <table:table-row table:style-name="ro1">
          <table:table-cell office:value-type="string">
            <text:p>piru </text:p>
          </table:table-cell>
          <table:table-cell office:value-type="string">
            <text:p>pirú-ré </text:p>
          </table:table-cell>
          <table:table-cell office:value-type="string">
            <text:p>s. </text:p>
          </table:table-cell>
          <table:table-cell/>
          <table:table-cell office:value-type="string">
            <text:p>clase de pavo </text:p>
          </table:table-cell>
          <table:table-cell office:value-type="string">
            <text:p>type of turkey</text:p>
          </table:table-cell>
          <table:table-cell table:number-columns-repeated="61"/>
        </table:table-row>
        <table:table-row table:style-name="ro1">
          <table:table-cell office:value-type="string">
            <text:p>ñapĩ </text:p>
          </table:table-cell>
          <table:table-cell office:value-type="string">
            <text:p>ñapĩ́-rẽ́ </text:p>
          </table:table-cell>
          <table:table-cell office:value-type="string">
            <text:p>s. </text:p>
          </table:table-cell>
          <table:table-cell/>
          <table:table-cell office:value-type="string">
            <text:p>clase de bejuco </text:p>
          </table:table-cell>
          <table:table-cell office:value-type="string">
            <text:p>type of vine</text:p>
          </table:table-cell>
          <table:table-cell table:number-columns-repeated="61"/>
        </table:table-row>
        <table:table-row table:style-name="ro1">
          <table:table-cell office:value-type="string">
            <text:p>majãpĩgũ wáda </text:p>
          </table:table-cell>
          <table:table-cell office:value-type="string">
            <text:p>majã́pĩ́gũ wáda-re </text:p>
          </table:table-cell>
          <table:table-cell office:value-type="string">
            <text:p>s. </text:p>
          </table:table-cell>
          <table:table-cell/>
          <table:table-cell office:value-type="string">
            <text:p>clase de bejuco </text:p>
          </table:table-cell>
          <table:table-cell office:value-type="string">
            <text:p>type of vine used in making a ‘wʉjʉ wecoro’ baskets</text:p>
          </table:table-cell>
          <table:table-cell table:number-columns-repeated="61"/>
        </table:table-row>
        <table:table-row table:style-name="ro1">
          <table:table-cell office:value-type="string">
            <text:p>masãweje </text:p>
          </table:table-cell>
          <table:table-cell office:value-type="string">
            <text:p>masã́wéjé-re </text:p>
          </table:table-cell>
          <table:table-cell office:value-type="string">
            <text:p>s. </text:p>
          </table:table-cell>
          <table:table-cell/>
          <table:table-cell office:value-type="string">
            <text:p>taira </text:p>
          </table:table-cell>
          <table:table-cell office:value-type="string">
            <text:p>type of water animal</text:p>
          </table:table-cell>
          <table:table-cell table:number-columns-repeated="61"/>
        </table:table-row>
        <table:table-row table:style-name="ro1">
          <table:table-cell office:value-type="string">
            <text:p>sʉ̃me </text:p>
          </table:table-cell>
          <table:table-cell office:value-type="string">
            <text:p>sʉ̃mé-rẽ́ </text:p>
          </table:table-cell>
          <table:table-cell office:value-type="string">
            <text:p>s. </text:p>
          </table:table-cell>
          <table:table-cell/>
          <table:table-cell office:value-type="string">
            <text:p>pepa silvestre </text:p>
          </table:table-cell>
          <table:table-cell office:value-type="string">
            <text:p>type of wild berry</text:p>
          </table:table-cell>
          <table:table-cell table:number-columns-repeated="61"/>
        </table:table-row>
        <table:table-row table:style-name="ro1">
          <table:table-cell office:value-type="string">
            <text:p>mʉpʉ̃rĩ </text:p>
          </table:table-cell>
          <table:table-cell office:value-type="string">
            <text:p>mʉpʉ̃́rĩ-rẽ </text:p>
          </table:table-cell>
          <table:table-cell office:value-type="string">
            <text:p>s. </text:p>
          </table:table-cell>
          <table:table-cell/>
          <table:table-cell office:value-type="string">
            <text:p>clase de madera que se raja facilmente </text:p>
          </table:table-cell>
          <table:table-cell office:value-type="string">
            <text:p>type of wood that is easily split </text:p>
          </table:table-cell>
          <table:table-cell table:number-columns-repeated="61"/>
        </table:table-row>
        <table:table-row table:style-name="ro1">
          <table:table-cell office:value-type="string">
            <text:p>kõrẽ </text:p>
          </table:table-cell>
          <table:table-cell office:value-type="string">
            <text:p>kõrẽ́-rẽ </text:p>
          </table:table-cell>
          <table:table-cell office:value-type="string">
            <text:p>s. </text:p>
          </table:table-cell>
          <table:table-cell/>
          <table:table-cell office:value-type="string">
            <text:p>clase de pájaro carpintero </text:p>
          </table:table-cell>
          <table:table-cell office:value-type="string">
            <text:p>type of woodpecker</text:p>
          </table:table-cell>
          <table:table-cell table:number-columns-repeated="61"/>
        </table:table-row>
        <table:table-row table:style-name="ro1">
          <table:table-cell office:value-type="string">
            <text:p>ʉsʉ </text:p>
          </table:table-cell>
          <table:table-cell office:value-type="string">
            <text:p>ʉsʉ́-re </text:p>
          </table:table-cell>
          <table:table-cell office:value-type="string">
            <text:p>s. </text:p>
          </table:table-cell>
          <table:table-cell/>
          <table:table-cell office:value-type="string">
            <text:p>clase de lombriz </text:p>
          </table:table-cell>
          <table:table-cell office:value-type="string">
            <text:p>type of worm</text:p>
          </table:table-cell>
          <table:table-cell table:number-columns-repeated="61"/>
        </table:table-row>
        <table:table-row table:style-name="ro1">
          <table:table-cell office:value-type="string">
            <text:p>wãkĩnimarãmʉ </text:p>
          </table:table-cell>
          <table:table-cell office:value-type="string">
            <text:p>wãkĩ́nimarãmʉ-rẽ </text:p>
          </table:table-cell>
          <table:table-cell office:value-type="string">
            <text:p>s. </text:p>
          </table:table-cell>
          <table:table-cell/>
          <table:table-cell office:value-type="string">
            <text:p>clase de gusano que pica y tiene veneno </text:p>
          </table:table-cell>
          <table:table-cell office:value-type="string">
            <text:p>type of worm that bites and has venom</text:p>
          </table:table-cell>
          <table:table-cell table:number-columns-repeated="61"/>
        </table:table-row>
        <table:table-row table:style-name="ro1">
          <table:table-cell office:value-type="string">
            <text:p>ñumudukʉ </text:p>
          </table:table-cell>
          <table:table-cell office:value-type="string">
            <text:p>ñumúdukʉ-re </text:p>
          </table:table-cell>
          <table:table-cell office:value-type="string">
            <text:p>s. </text:p>
          </table:table-cell>
          <table:table-cell/>
          <table:table-cell office:value-type="string">
            <text:p>clase de yuca </text:p>
          </table:table-cell>
          <table:table-cell office:value-type="string">
            <text:p>type of yucca</text:p>
          </table:table-cell>
          <table:table-cell table:number-columns-repeated="61"/>
        </table:table-row>
        <table:table-row table:style-name="ro1">
          <table:table-cell office:value-type="string">
            <text:p>pémasĩ- </text:p>
          </table:table-cell>
          <table:table-cell office:value-type="string">
            <text:p>pémasĩ-rã </text:p>
          </table:table-cell>
          <table:table-cell office:value-type="string">
            <text:p>v. </text:p>
          </table:table-cell>
          <table:table-cell/>
          <table:table-cell office:value-type="string">
            <text:p>entender </text:p>
          </table:table-cell>
          <table:table-cell office:value-type="string">
            <text:p>understand</text:p>
          </table:table-cell>
          <table:table-cell table:number-columns-repeated="61"/>
        </table:table-row>
        <table:table-row table:style-name="ro1">
          <table:table-cell office:value-type="string">
            <text:p>kura- </text:p>
          </table:table-cell>
          <table:table-cell office:value-type="string">
            <text:p>kuurá-rã </text:p>
          </table:table-cell>
          <table:table-cell office:value-type="string">
            <text:p>v.2b </text:p>
          </table:table-cell>
          <table:table-cell/>
          <table:table-cell office:value-type="string">
            <text:p>desamarrar </text:p>
          </table:table-cell>
          <table:table-cell office:value-type="string">
            <text:p>undo, untie as a knot </text:p>
          </table:table-cell>
          <table:table-cell table:number-columns-repeated="61"/>
        </table:table-row>
        <table:table-row table:style-name="ro1">
          <table:table-cell office:value-type="string">
            <text:p>-akubʉ </text:p>
          </table:table-cell>
          <table:table-cell/>
          <table:table-cell office:value-type="string">
            <text:p>suf. v. </text:p>
          </table:table-cell>
          <table:table-cell/>
          <table:table-cell office:value-type="string">
            <text:p>pasado inmediato, sin intención </text:p>
          </table:table-cell>
          <table:table-cell office:value-type="string">
            <text:p>unintentional immediate past event or state </text:p>
          </table:table-cell>
          <table:table-cell office:value-type="string">
            <text:p>1 persona o inan.</text:p>
          </table:table-cell>
          <table:table-cell table:number-columns-repeated="60"/>
        </table:table-row>
        <table:table-row table:style-name="ro1">
          <table:table-cell office:value-type="string">
            <text:p>-kubʉ </text:p>
          </table:table-cell>
          <table:table-cell/>
          <table:table-cell office:value-type="string">
            <text:p>suf. v. </text:p>
          </table:table-cell>
          <table:table-cell/>
          <table:table-cell office:value-type="string">
            <text:p>pasado reciente y implica una actitud mental de preocupación </text:p>
          </table:table-cell>
          <table:table-cell office:value-type="string">
            <text:p>unintentional involvement </text:p>
          </table:table-cell>
          <table:table-cell office:value-type="string">
            <text:p>1 persona y inan. , Witnessed, completed event or state; focus is on the inception of the action.</text:p>
          </table:table-cell>
          <table:table-cell table:number-columns-repeated="60"/>
        </table:table-row>
        <table:table-row table:style-name="ro1">
          <table:table-cell office:value-type="string">
            <text:p>-kuyo </text:p>
          </table:table-cell>
          <table:table-cell/>
          <table:table-cell office:value-type="string">
            <text:p>suf. v. </text:p>
          </table:table-cell>
          <table:table-cell/>
          <table:table-cell office:value-type="string">
            <text:p>pasado involucrado </text:p>
          </table:table-cell>
          <table:table-cell office:value-type="string">
            <text:p>unintentional involvement; probably </text:p>
          </table:table-cell>
          <table:table-cell office:value-type="string">
            <text:p>1, 2 persona y inan.; Non-witnessed, assumed, completed event or state.</text:p>
          </table:table-cell>
          <table:table-cell table:number-columns-repeated="60"/>
        </table:table-row>
        <table:table-row table:style-name="ro1">
          <table:table-cell office:value-type="string">
            <text:p>i ʉ̃mʉ </text:p>
          </table:table-cell>
          <table:table-cell office:value-type="string">
            <text:p>i ʉ̃mʉ́-rẽ́ </text:p>
          </table:table-cell>
          <table:table-cell office:value-type="string">
            <text:p>s. </text:p>
          </table:table-cell>
          <table:table-cell/>
          <table:table-cell office:value-type="string">
            <text:p>universo </text:p>
          </table:table-cell>
          <table:table-cell office:value-type="string">
            <text:p>universe </text:p>
          </table:table-cell>
          <table:table-cell table:number-columns-repeated="61"/>
        </table:table-row>
        <table:table-row table:style-name="ro1">
          <table:table-cell office:value-type="string">
            <text:p>majũ- </text:p>
          </table:table-cell>
          <table:table-cell office:value-type="string">
            <text:p>majṹ-rã </text:p>
          </table:table-cell>
          <table:table-cell office:value-type="string">
            <text:p>v.2a </text:p>
          </table:table-cell>
          <table:table-cell/>
          <table:table-cell office:value-type="string">
            <text:p>sacar de la canoa </text:p>
          </table:table-cell>
          <table:table-cell office:value-type="string">
            <text:p>unload as from a canoe</text:p>
          </table:table-cell>
          <table:table-cell table:number-columns-repeated="61"/>
        </table:table-row>
        <table:table-row table:style-name="ro1">
          <table:table-cell office:value-type="string">
            <text:p>gõrẽ- </text:p>
          </table:table-cell>
          <table:table-cell office:value-type="string">
            <text:p>gõõrẽ́, gõõrẽ-rã́ </text:p>
          </table:table-cell>
          <table:table-cell office:value-type="string">
            <text:p>v.1b </text:p>
          </table:table-cell>
          <table:table-cell/>
          <table:table-cell office:value-type="string">
            <text:p>orinar </text:p>
          </table:table-cell>
          <table:table-cell office:value-type="string">
            <text:p>urinate</text:p>
          </table:table-cell>
          <table:table-cell table:number-columns-repeated="61"/>
        </table:table-row>
        <table:table-row table:style-name="ro1">
          <table:table-cell office:value-type="string">
            <text:p>gõrẽrõ </text:p>
          </table:table-cell>
          <table:table-cell office:value-type="string">
            <text:p>gõõrẽ́rõ-rẽ </text:p>
          </table:table-cell>
          <table:table-cell office:value-type="string">
            <text:p>s. </text:p>
          </table:table-cell>
          <table:table-cell/>
          <table:table-cell office:value-type="string">
            <text:p>vagina </text:p>
          </table:table-cell>
          <table:table-cell office:value-type="string">
            <text:p>vagina</text:p>
          </table:table-cell>
          <table:table-cell table:number-columns-repeated="61"/>
        </table:table-row>
        <table:table-row table:style-name="ro1">
          <table:table-cell office:value-type="string">
            <text:p>gajerosũperi </text:p>
          </table:table-cell>
          <table:table-cell office:value-type="string">
            <text:p>gajérosũperi-re </text:p>
          </table:table-cell>
          <table:table-cell office:value-type="string">
            <text:p>adj. </text:p>
          </table:table-cell>
          <table:table-cell office:value-type="string">
            <text:p>gajirosũperi </text:p>
          </table:table-cell>
          <table:table-cell office:value-type="string">
            <text:p>varias clases de algo </text:p>
          </table:table-cell>
          <table:table-cell office:value-type="string">
            <text:p>various types of something</text:p>
          </table:table-cell>
          <table:table-cell table:number-columns-repeated="61"/>
        </table:table-row>
        <table:table-row table:style-name="ro1">
          <table:table-cell office:value-type="string">
            <text:p>diapaya </text:p>
          </table:table-cell>
          <table:table-cell office:value-type="string">
            <text:p>diápáyá-gué </text:p>
          </table:table-cell>
          <table:table-cell office:value-type="string">
            <text:p>s. </text:p>
          </table:table-cell>
          <table:table-cell/>
          <table:table-cell office:value-type="string">
            <text:p>Río Vaupés </text:p>
          </table:table-cell>
          <table:table-cell office:value-type="string">
            <text:p>Vaupés River</text:p>
          </table:table-cell>
          <table:table-cell table:number-columns-repeated="61"/>
        </table:table-row>
        <table:table-row table:style-name="ro1">
          <table:table-cell office:value-type="string">
            <text:p>-gora </text:p>
          </table:table-cell>
          <table:table-cell/>
          <table:table-cell office:value-type="string">
            <text:p>suf. v. </text:p>
          </table:table-cell>
          <table:table-cell/>
          <table:table-cell office:value-type="string">
            <text:p>muy, tan pronto </text:p>
          </table:table-cell>
          <table:table-cell office:value-type="string">
            <text:p>very or right at a certain time</text:p>
          </table:table-cell>
          <table:table-cell table:number-columns-repeated="61"/>
        </table:table-row>
        <table:table-row table:style-name="ro1">
          <table:table-cell office:value-type="string">
            <text:p>diapotorobu </text:p>
          </table:table-cell>
          <table:table-cell office:value-type="string">
            <text:p>diápótóróbú-re </text:p>
          </table:table-cell>
          <table:table-cell office:value-type="string">
            <text:p>s. </text:p>
          </table:table-cell>
          <table:table-cell/>
          <table:table-cell office:value-type="string">
            <text:p>pato pequeñito </text:p>
          </table:table-cell>
          <table:table-cell office:value-type="string">
            <text:p>very small duck</text:p>
          </table:table-cell>
          <table:table-cell table:number-columns-repeated="61"/>
        </table:table-row>
        <table:table-row table:style-name="ro1">
          <table:table-cell office:value-type="string">
            <text:p>bʉro </text:p>
          </table:table-cell>
          <table:table-cell office:value-type="string">
            <text:p>bʉ́ró </text:p>
          </table:table-cell>
          <table:table-cell office:value-type="string">
            <text:p>adj. </text:p>
          </table:table-cell>
          <table:table-cell/>
          <table:table-cell office:value-type="string">
            <text:p>muy, mucho, realmente </text:p>
          </table:table-cell>
          <table:table-cell office:value-type="string">
            <text:p>very, much, really</text:p>
          </table:table-cell>
          <table:table-cell table:number-columns-repeated="61"/>
        </table:table-row>
        <table:table-row table:style-name="ro1">
          <table:table-cell office:value-type="string">
            <text:p>sʉ̃gãda </text:p>
          </table:table-cell>
          <table:table-cell office:value-type="string">
            <text:p>sʉ̃gã́da-re </text:p>
          </table:table-cell>
          <table:table-cell office:value-type="string">
            <text:p>s. </text:p>
          </table:table-cell>
          <table:table-cell/>
          <table:table-cell office:value-type="string">
            <text:p>bejuco </text:p>
          </table:table-cell>
          <table:table-cell office:value-type="string">
            <text:p>vine </text:p>
          </table:table-cell>
          <table:table-cell table:number-columns-repeated="61"/>
        </table:table-row>
        <table:table-row table:style-name="ro1">
          <table:table-cell office:value-type="string">
            <text:p>kooada </text:p>
          </table:table-cell>
          <table:table-cell office:value-type="string">
            <text:p>kooádá-re </text:p>
          </table:table-cell>
          <table:table-cell office:value-type="string">
            <text:p>s. </text:p>
          </table:table-cell>
          <table:table-cell/>
          <table:table-cell office:value-type="string">
            <text:p>bejuco de la calabaza </text:p>
          </table:table-cell>
          <table:table-cell office:value-type="string">
            <text:p>vine of a gourd plant</text:p>
          </table:table-cell>
          <table:table-cell table:number-columns-repeated="61"/>
        </table:table-row>
        <table:table-row table:style-name="ro1">
          <table:table-cell office:value-type="string">
            <text:p>gapida </text:p>
          </table:table-cell>
          <table:table-cell office:value-type="string">
            <text:p>gapída-re </text:p>
          </table:table-cell>
          <table:table-cell office:value-type="string">
            <text:p>s. </text:p>
          </table:table-cell>
          <table:table-cell/>
          <table:table-cell office:value-type="string">
            <text:p>bejuco de la ayahuasca </text:p>
          </table:table-cell>
          <table:table-cell office:value-type="string">
            <text:p>vine of the ‘ayahuasca’ plant</text:p>
          </table:table-cell>
          <table:table-cell table:number-columns-repeated="61"/>
        </table:table-row>
        <table:table-row table:style-name="ro1">
          <table:table-cell office:value-type="string">
            <text:p>doka- </text:p>
          </table:table-cell>
          <table:table-cell office:value-type="string">
            <text:p>doká-rã </text:p>
          </table:table-cell>
          <table:table-cell office:value-type="string">
            <text:p>v.2a </text:p>
          </table:table-cell>
          <table:table-cell/>
          <table:table-cell office:value-type="string">
            <text:p>vomitar </text:p>
          </table:table-cell>
          <table:table-cell office:value-type="string">
            <text:p>vomit</text:p>
          </table:table-cell>
          <table:table-cell table:number-columns-repeated="61"/>
        </table:table-row>
        <table:table-row table:style-name="ro1">
          <table:table-cell office:value-type="string">
            <text:p>béobu- </text:p>
          </table:table-cell>
          <table:table-cell office:value-type="string">
            <text:p>béobu-rã </text:p>
          </table:table-cell>
          <table:table-cell office:value-type="string">
            <text:p>v. </text:p>
          </table:table-cell>
          <table:table-cell/>
          <table:table-cell office:value-type="string">
            <text:p>votar </text:p>
          </table:table-cell>
          <table:table-cell office:value-type="string">
            <text:p>vote</text:p>
          </table:table-cell>
          <table:table-cell table:number-columns-repeated="61"/>
        </table:table-row>
        <table:table-row table:style-name="ro1">
          <table:table-cell office:value-type="string">
            <text:p>yú- </text:p>
          </table:table-cell>
          <table:table-cell office:value-type="string">
            <text:p>yú-rã́ </text:p>
          </table:table-cell>
          <table:table-cell office:value-type="string">
            <text:p>v.1c </text:p>
          </table:table-cell>
          <table:table-cell/>
          <table:table-cell office:value-type="string">
            <text:p>esperar </text:p>
          </table:table-cell>
          <table:table-cell office:value-type="string">
            <text:p>wait</text:p>
          </table:table-cell>
          <table:table-cell table:number-columns-repeated="61"/>
        </table:table-row>
        <table:table-row table:style-name="ro1">
          <table:table-cell office:value-type="string">
            <text:p>tiiari </text:p>
          </table:table-cell>
          <table:table-cell office:value-type="string">
            <text:p>tiiarí-ré </text:p>
          </table:table-cell>
          <table:table-cell office:value-type="string">
            <text:p>s. </text:p>
          </table:table-cell>
          <table:table-cell/>
          <table:table-cell office:value-type="string">
            <text:p>pared de corteza o tablas </text:p>
          </table:table-cell>
          <table:table-cell office:value-type="string">
            <text:p>wall maof bark or boards</text:p>
          </table:table-cell>
          <table:table-cell table:number-columns-repeated="61"/>
        </table:table-row>
        <table:table-row table:style-name="ro1">
          <table:table-cell office:value-type="string">
            <text:p>-dʉa- </text:p>
          </table:table-cell>
          <table:table-cell/>
          <table:table-cell office:value-type="string">
            <text:p>suf. v. no final </text:p>
          </table:table-cell>
          <table:table-cell/>
          <table:table-cell office:value-type="string">
            <text:p>querer </text:p>
          </table:table-cell>
          <table:table-cell office:value-type="string">
            <text:p>want</text:p>
          </table:table-cell>
          <table:table-cell table:number-columns-repeated="61"/>
        </table:table-row>
        <table:table-row table:style-name="ro1">
          <table:table-cell office:value-type="string">
            <text:p>gããme- </text:p>
          </table:table-cell>
          <table:table-cell office:value-type="string">
            <text:p>gããmé, gããme-rã́ </text:p>
          </table:table-cell>
          <table:table-cell office:value-type="string">
            <text:p>v.1b </text:p>
          </table:table-cell>
          <table:table-cell/>
          <table:table-cell office:value-type="string">
            <text:p>querer </text:p>
          </table:table-cell>
          <table:table-cell office:value-type="string">
            <text:p>want </text:p>
          </table:table-cell>
          <table:table-cell table:number-columns-repeated="61"/>
        </table:table-row>
        <table:table-row table:style-name="ro1">
          <table:table-cell office:value-type="string">
            <text:p>gopebu </text:p>
          </table:table-cell>
          <table:table-cell office:value-type="string">
            <text:p>gopébú-ré </text:p>
          </table:table-cell>
          <table:table-cell office:value-type="string">
            <text:p>s. </text:p>
          </table:table-cell>
          <table:table-cell/>
          <table:table-cell office:value-type="string">
            <text:p>palo para pelear </text:p>
          </table:table-cell>
          <table:table-cell office:value-type="string">
            <text:p>war club </text:p>
          </table:table-cell>
          <table:table-cell table:number-columns-repeated="61"/>
        </table:table-row>
        <table:table-row table:style-name="ro1">
          <table:table-cell office:value-type="string">
            <text:p>sũma- </text:p>
          </table:table-cell>
          <table:table-cell office:value-type="string">
            <text:p>sũmá-rã </text:p>
          </table:table-cell>
          <table:table-cell office:value-type="string">
            <text:p>v.2a </text:p>
          </table:table-cell>
          <table:table-cell/>
          <table:table-cell office:value-type="string">
            <text:p>calentarse </text:p>
          </table:table-cell>
          <table:table-cell office:value-type="string">
            <text:p>warm oneself up</text:p>
          </table:table-cell>
          <table:table-cell table:number-columns-repeated="61"/>
        </table:table-row>
        <table:table-row table:style-name="ro1">
          <table:table-cell office:value-type="string">
            <text:p>kṹ- </text:p>
          </table:table-cell>
          <table:table-cell office:value-type="string">
            <text:p>kṹ-rã </text:p>
          </table:table-cell>
          <table:table-cell office:value-type="string">
            <text:p>v. </text:p>
          </table:table-cell>
          <table:table-cell/>
          <table:table-cell office:value-type="string">
            <text:p>calentar </text:p>
          </table:table-cell>
          <table:table-cell office:value-type="string">
            <text:p>warm up as food</text:p>
          </table:table-cell>
          <table:table-cell table:number-columns-repeated="61"/>
        </table:table-row>
        <table:table-row table:style-name="ro1">
          <table:table-cell office:value-type="string">
            <text:p>yua- </text:p>
          </table:table-cell>
          <table:table-cell office:value-type="string">
            <text:p>yuá-rã </text:p>
          </table:table-cell>
          <table:table-cell office:value-type="string">
            <text:p>v.2a </text:p>
          </table:table-cell>
          <table:table-cell/>
          <table:table-cell office:value-type="string">
            <text:p>lavar para bendecir </text:p>
          </table:table-cell>
          <table:table-cell office:value-type="string">
            <text:p>wash or irrigate with water in order to bless </text:p>
          </table:table-cell>
          <table:table-cell office:value-type="string">
            <text:p>nt To wash or irrigate with water, as with the washiwith water for ‘healing’ or for the ‘giving’ of power by a shaman.</text:p>
          </table:table-cell>
          <table:table-cell table:number-columns-repeated="60"/>
        </table:table-row>
        <table:table-row table:style-name="ro1">
          <table:table-cell office:value-type="string">
            <text:p>koe- </text:p>
          </table:table-cell>
          <table:table-cell office:value-type="string">
            <text:p>koé-rã́ </text:p>
          </table:table-cell>
          <table:table-cell office:value-type="string">
            <text:p>v.1a </text:p>
          </table:table-cell>
          <table:table-cell/>
          <table:table-cell office:value-type="string">
            <text:p>lavar, limpiar </text:p>
          </table:table-cell>
          <table:table-cell office:value-type="string">
            <text:p>wash, clean </text:p>
          </table:table-cell>
          <table:table-cell table:number-columns-repeated="61"/>
        </table:table-row>
        <table:table-row table:style-name="ro1">
          <table:table-cell office:value-type="string">
            <text:p>utimʉ </text:p>
          </table:table-cell>
          <table:table-cell office:value-type="string">
            <text:p>utímʉ-rẽ </text:p>
          </table:table-cell>
          <table:table-cell office:value-type="string">
            <text:p>s. </text:p>
          </table:table-cell>
          <table:table-cell/>
          <table:table-cell office:value-type="string">
            <text:p>avispa </text:p>
          </table:table-cell>
          <table:table-cell office:value-type="string">
            <text:p>wasp </text:p>
          </table:table-cell>
          <table:table-cell table:number-columns-repeated="61"/>
        </table:table-row>
        <table:table-row table:style-name="ro1">
          <table:table-cell office:value-type="string">
            <text:p>ĩũ- </text:p>
          </table:table-cell>
          <table:table-cell office:value-type="string">
            <text:p>ĩĩṹ-rã </text:p>
          </table:table-cell>
          <table:table-cell office:value-type="string">
            <text:p>v.2b </text:p>
          </table:table-cell>
          <table:table-cell/>
          <table:table-cell office:value-type="string">
            <text:p>hacer mirar </text:p>
          </table:table-cell>
          <table:table-cell office:value-type="string">
            <text:p>watch, be caused to look </text:p>
          </table:table-cell>
          <table:table-cell office:value-type="string">
            <text:p>pasivo y causativo. </text:p>
          </table:table-cell>
          <table:table-cell table:number-columns-repeated="60"/>
        </table:table-row>
        <table:table-row table:style-name="ro1">
          <table:table-cell office:value-type="string">
            <text:p>deko </text:p>
          </table:table-cell>
          <table:table-cell office:value-type="string">
            <text:p>dekó-ré </text:p>
          </table:table-cell>
          <table:table-cell office:value-type="string">
            <text:p>s. </text:p>
          </table:table-cell>
          <table:table-cell/>
          <table:table-cell office:value-type="string">
            <text:p>agua, lluvia </text:p>
          </table:table-cell>
          <table:table-cell office:value-type="string">
            <text:p>water, rain</text:p>
          </table:table-cell>
          <table:table-cell table:number-columns-repeated="61"/>
        </table:table-row>
        <table:table-row table:style-name="ro1">
          <table:table-cell office:value-type="string">
            <text:p>marĩ </text:p>
          </table:table-cell>
          <table:table-cell office:value-type="string">
            <text:p>marĩ́-rẽ </text:p>
          </table:table-cell>
          <table:table-cell office:value-type="string">
            <text:p>pron. </text:p>
          </table:table-cell>
          <table:table-cell/>
          <table:table-cell office:value-type="string">
            <text:p>nosotros </text:p>
          </table:table-cell>
          <table:table-cell office:value-type="string">
            <text:p>we </text:p>
          </table:table-cell>
          <table:table-cell office:value-type="string">
            <text:p>inclusivo.</text:p>
          </table:table-cell>
          <table:table-cell table:number-columns-repeated="60"/>
        </table:table-row>
        <table:table-row table:style-name="ro1">
          <table:table-cell office:value-type="string">
            <text:p>gʉa </text:p>
          </table:table-cell>
          <table:table-cell office:value-type="string">
            <text:p>gʉá-ré </text:p>
          </table:table-cell>
          <table:table-cell office:value-type="string">
            <text:p>pron. </text:p>
          </table:table-cell>
          <table:table-cell/>
          <table:table-cell office:value-type="string">
            <text:p>nosotros </text:p>
          </table:table-cell>
          <table:table-cell office:value-type="string">
            <text:p>we (exclusive) </text:p>
          </table:table-cell>
          <table:table-cell office:value-type="string">
            <text:p>exclusivo.</text:p>
          </table:table-cell>
          <table:table-cell table:number-columns-repeated="60"/>
        </table:table-row>
        <table:table-row table:style-name="ro1">
          <table:table-cell office:value-type="string">
            <text:p>sua- </text:p>
          </table:table-cell>
          <table:table-cell office:value-type="string">
            <text:p>suuá, suua-rã́ </text:p>
          </table:table-cell>
          <table:table-cell office:value-type="string">
            <text:p>v.1b </text:p>
          </table:table-cell>
          <table:table-cell/>
          <table:table-cell office:value-type="string">
            <text:p>tejer </text:p>
          </table:table-cell>
          <table:table-cell office:value-type="string">
            <text:p>weave</text:p>
          </table:table-cell>
          <table:table-cell table:number-columns-repeated="61"/>
        </table:table-row>
        <table:table-row table:style-name="ro1">
          <table:table-cell office:value-type="string">
            <text:p>-dea </text:p>
          </table:table-cell>
          <table:table-cell/>
          <table:table-cell office:value-type="string">
            <text:p>suf. v. </text:p>
          </table:table-cell>
          <table:table-cell/>
          <table:table-cell office:value-type="string">
            <text:p>lo que fue utilizado o hecho en el pasado </text:p>
          </table:table-cell>
          <table:table-cell office:value-type="string">
            <text:p>what was used or done in the past (nominalizer inan.) </text:p>
          </table:table-cell>
          <table:table-cell office:value-type="string">
            <text:p>nominilizador inan. </text:p>
          </table:table-cell>
          <table:table-cell table:number-columns-repeated="60"/>
        </table:table-row>
        <table:table-row table:style-name="ro1">
          <table:table-cell office:value-type="string">
            <text:p>-buri </text:p>
          </table:table-cell>
          <table:table-cell/>
          <table:table-cell office:value-type="string">
            <text:p>suf. v. </text:p>
          </table:table-cell>
          <table:table-cell/>
          <table:table-cell office:value-type="string">
            <text:p>lo que será utilizado o hecho en el futuro </text:p>
          </table:table-cell>
          <table:table-cell office:value-type="string">
            <text:p>what will be used or done in the future (nominalizer inan.) </text:p>
          </table:table-cell>
          <table:table-cell table:number-columns-repeated="61"/>
        </table:table-row>
        <table:table-row table:style-name="ro1">
          <table:table-cell office:value-type="string">
            <text:p>naasũ </text:p>
          </table:table-cell>
          <table:table-cell office:value-type="string">
            <text:p>naásũ </text:p>
          </table:table-cell>
          <table:table-cell office:value-type="string">
            <text:p>adv. </text:p>
          </table:table-cell>
          <table:table-cell/>
          <table:table-cell office:value-type="string">
            <text:p>¿cómo? </text:p>
          </table:table-cell>
          <table:table-cell office:value-type="string">
            <text:p>what? </text:p>
          </table:table-cell>
          <table:table-cell table:number-columns-repeated="61"/>
        </table:table-row>
        <table:table-row table:style-name="ro1">
          <table:table-cell office:value-type="string">
            <text:p>ñeé- </text:p>
          </table:table-cell>
          <table:table-cell office:value-type="string">
            <text:p>ñeé- </text:p>
          </table:table-cell>
          <table:table-cell office:value-type="string">
            <text:p>pron. interr. </text:p>
          </table:table-cell>
          <table:table-cell/>
          <table:table-cell office:value-type="string">
            <text:p>¿qué? </text:p>
          </table:table-cell>
          <table:table-cell office:value-type="string">
            <text:p>what?, which? </text:p>
          </table:table-cell>
          <table:table-cell table:number-columns-repeated="61"/>
        </table:table-row>
        <table:table-row table:style-name="ro1">
          <table:table-cell office:value-type="string">
            <text:p>nasiri- </text:p>
          </table:table-cell>
          <table:table-cell office:value-type="string">
            <text:p>naasũ+iri-, nasíri-rã </text:p>
          </table:table-cell>
          <table:table-cell office:value-type="string">
            <text:p>adv. </text:p>
          </table:table-cell>
          <table:table-cell/>
          <table:table-cell office:value-type="string">
            <text:p>¿qué?, ¿por qué? </text:p>
          </table:table-cell>
          <table:table-cell office:value-type="string">
            <text:p>what?, why?</text:p>
          </table:table-cell>
          <table:table-cell table:number-columns-repeated="61"/>
        </table:table-row>
        <table:table-row table:style-name="ro1">
          <table:table-cell office:value-type="string">
            <text:p>gajino </text:p>
          </table:table-cell>
          <table:table-cell office:value-type="string">
            <text:p>gajíno-rẽ </text:p>
          </table:table-cell>
          <table:table-cell office:value-type="string">
            <text:p>pron. </text:p>
          </table:table-cell>
          <table:table-cell/>
          <table:table-cell office:value-type="string">
            <text:p>cualquiera cosa, otra cosa </text:p>
          </table:table-cell>
          <table:table-cell office:value-type="string">
            <text:p>whatever else, something else</text:p>
          </table:table-cell>
          <table:table-cell table:number-columns-repeated="61"/>
        </table:table-row>
        <table:table-row table:style-name="ro1">
          <table:table-cell office:value-type="string">
            <text:p>-makʉ̃ </text:p>
          </table:table-cell>
          <table:table-cell/>
          <table:table-cell office:value-type="string">
            <text:p>suf. v. </text:p>
          </table:table-cell>
          <table:table-cell/>
          <table:table-cell office:value-type="string">
            <text:p>cuando </text:p>
          </table:table-cell>
          <table:table-cell office:value-type="string">
            <text:p>when </text:p>
          </table:table-cell>
          <table:table-cell table:number-columns-repeated="61"/>
        </table:table-row>
        <table:table-row table:style-name="ro1">
          <table:table-cell office:value-type="string">
            <text:p>-rã </text:p>
          </table:table-cell>
          <table:table-cell/>
          <table:table-cell office:value-type="string">
            <text:p>suf. v. </text:p>
          </table:table-cell>
          <table:table-cell/>
          <table:table-cell office:value-type="string">
            <text:p>cuando (ellos) están haciendo una acción </text:p>
          </table:table-cell>
          <table:table-cell office:value-type="string">
            <text:p>when </text:p>
          </table:table-cell>
          <table:table-cell table:number-columns-repeated="61"/>
        </table:table-row>
        <table:table-row table:style-name="ro1">
          <table:table-cell office:value-type="string">
            <text:p>-gʉ </text:p>
          </table:table-cell>
          <table:table-cell/>
          <table:table-cell office:value-type="string">
            <text:p>suf. v. </text:p>
          </table:table-cell>
          <table:table-cell office:value-type="string">
            <text:p>-gʉ̃ </text:p>
          </table:table-cell>
          <table:table-cell office:value-type="string">
            <text:p>cuando (el) está haciendo una acción; si (el) está haciendo una acción; indica quien que está/estaba haciendo una acción </text:p>
          </table:table-cell>
          <table:table-cell office:value-type="string">
            <text:p>when one who is doing; if one who is doing; one who is doing </text:p>
          </table:table-cell>
          <table:table-cell table:number-columns-repeated="61"/>
        </table:table-row>
        <table:table-row table:style-name="ro1">
          <table:table-cell office:value-type="string">
            <text:p>-go </text:p>
          </table:table-cell>
          <table:table-cell/>
          <table:table-cell office:value-type="string">
            <text:p>suf. v. </text:p>
          </table:table-cell>
          <table:table-cell office:value-type="string">
            <text:p>-gõ </text:p>
          </table:table-cell>
          <table:table-cell office:value-type="string">
            <text:p>cuando (ella) está haciendo una acción; si (ella) está haciendo una acción; indica quien que está/estaba haciendo una acción </text:p>
          </table:table-cell>
          <table:table-cell office:value-type="string">
            <text:p>when one who is doing; if one who is doing; one who is doing </text:p>
          </table:table-cell>
          <table:table-cell table:number-columns-repeated="61"/>
        </table:table-row>
        <table:table-row table:style-name="ro1">
          <table:table-cell office:value-type="string">
            <text:p>diípoe </text:p>
          </table:table-cell>
          <table:table-cell office:value-type="string">
            <text:p>diípoe </text:p>
          </table:table-cell>
          <table:table-cell office:value-type="string">
            <text:p>pron. interr. </text:p>
          </table:table-cell>
          <table:table-cell/>
          <table:table-cell office:value-type="string">
            <text:p>¿cuándo? </text:p>
          </table:table-cell>
          <table:table-cell office:value-type="string">
            <text:p>when?</text:p>
          </table:table-cell>
          <table:table-cell table:number-columns-repeated="61"/>
        </table:table-row>
        <table:table-row table:style-name="ro1">
          <table:table-cell office:value-type="string">
            <text:p>diípapoe </text:p>
          </table:table-cell>
          <table:table-cell office:value-type="string">
            <text:p>diípapoe </text:p>
          </table:table-cell>
          <table:table-cell office:value-type="string">
            <text:p>pron. interr. </text:p>
          </table:table-cell>
          <table:table-cell/>
          <table:table-cell office:value-type="string">
            <text:p>¿cúando? </text:p>
          </table:table-cell>
          <table:table-cell office:value-type="string">
            <text:p>when? </text:p>
          </table:table-cell>
          <table:table-cell table:number-columns-repeated="61"/>
        </table:table-row>
        <table:table-row table:style-name="ro1">
          <table:table-cell office:value-type="string">
            <text:p>noó </text:p>
          </table:table-cell>
          <table:table-cell office:value-type="string">
            <text:p>noó-gue </text:p>
          </table:table-cell>
          <table:table-cell office:value-type="string">
            <text:p>adv./interr. </text:p>
          </table:table-cell>
          <table:table-cell/>
          <table:table-cell office:value-type="string">
            <text:p>nq pj del dash spaces </text:p>
          </table:table-cell>
          <table:table-cell office:value-type="string">
            <text:p>where?, wherever? </text:p>
          </table:table-cell>
          <table:table-cell table:number-columns-repeated="61"/>
        </table:table-row>
        <table:table-row table:style-name="ro1">
          <table:table-cell office:value-type="string">
            <text:p>nií </text:p>
          </table:table-cell>
          <table:table-cell/>
          <table:table-cell office:value-type="string">
            <text:p>pron. interr. </text:p>
          </table:table-cell>
          <table:table-cell/>
          <table:table-cell office:value-type="string">
            <text:p>¿cuál? </text:p>
          </table:table-cell>
          <table:table-cell office:value-type="string">
            <text:p>which?, whichever </text:p>
          </table:table-cell>
          <table:table-cell office:value-type="string">
            <text:p>an. </text:p>
          </table:table-cell>
          <table:table-cell table:number-columns-repeated="60"/>
        </table:table-row>
        <table:table-row table:style-name="ro1">
          <table:table-cell office:value-type="string">
            <text:p>-gorena </text:p>
          </table:table-cell>
          <table:table-cell/>
          <table:table-cell office:value-type="string">
            <text:p>suf. v. </text:p>
          </table:table-cell>
          <table:table-cell/>
          <table:table-cell office:value-type="string">
            <text:p>mientras que está haciendo algo </text:p>
          </table:table-cell>
          <table:table-cell office:value-type="string">
            <text:p>while doing</text:p>
          </table:table-cell>
          <table:table-cell table:number-columns-repeated="61"/>
        </table:table-row>
        <table:table-row table:style-name="ro1">
          <table:table-cell office:value-type="string">
            <text:p>kẽẽ- </text:p>
          </table:table-cell>
          <table:table-cell office:value-type="string">
            <text:p>kẽẽ́, kẽẽ-rã́ </text:p>
          </table:table-cell>
          <table:table-cell office:value-type="string">
            <text:p>v.1b </text:p>
          </table:table-cell>
          <table:table-cell/>
          <table:table-cell office:value-type="string">
            <text:p>lloriquear </text:p>
          </table:table-cell>
          <table:table-cell office:value-type="string">
            <text:p>whimper, whine</text:p>
          </table:table-cell>
          <table:table-cell table:number-columns-repeated="61"/>
        </table:table-row>
        <table:table-row table:style-name="ro1">
          <table:table-cell office:value-type="string">
            <text:p>tãrã- </text:p>
          </table:table-cell>
          <table:table-cell office:value-type="string">
            <text:p>tãrã́-rã </text:p>
          </table:table-cell>
          <table:table-cell office:value-type="string">
            <text:p>v.2a </text:p>
          </table:table-cell>
          <table:table-cell/>
          <table:table-cell office:value-type="string">
            <text:p>azotar </text:p>
          </table:table-cell>
          <table:table-cell office:value-type="string">
            <text:p>whip</text:p>
          </table:table-cell>
          <table:table-cell table:number-columns-repeated="61"/>
        </table:table-row>
        <table:table-row table:style-name="ro1">
          <table:table-cell office:value-type="string">
            <text:p>wí- </text:p>
          </table:table-cell>
          <table:table-cell office:value-type="string">
            <text:p>wí-rã </text:p>
          </table:table-cell>
          <table:table-cell office:value-type="string">
            <text:p>v.3a </text:p>
          </table:table-cell>
          <table:table-cell/>
          <table:table-cell office:value-type="string">
            <text:p>silbar </text:p>
          </table:table-cell>
          <table:table-cell office:value-type="string">
            <text:p>whistle</text:p>
          </table:table-cell>
          <table:table-cell table:number-columns-repeated="61"/>
        </table:table-row>
        <table:table-row table:style-name="ro1">
          <table:table-cell office:value-type="string">
            <text:p>ebobojo </text:p>
          </table:table-cell>
          <table:table-cell office:value-type="string">
            <text:p>ebóbojo-re </text:p>
          </table:table-cell>
          <table:table-cell office:value-type="string">
            <text:p>s. </text:p>
          </table:table-cell>
          <table:table-cell/>
          <table:table-cell office:value-type="string">
            <text:p>barro blanco </text:p>
          </table:table-cell>
          <table:table-cell office:value-type="string">
            <text:p>white clay</text:p>
          </table:table-cell>
          <table:table-cell table:number-columns-repeated="61"/>
        </table:table-row>
        <table:table-row table:style-name="ro1">
          <table:table-cell office:value-type="string">
            <text:p>bore- </text:p>
          </table:table-cell>
          <table:table-cell office:value-type="string">
            <text:p>boré-rí </text:p>
          </table:table-cell>
          <table:table-cell office:value-type="string">
            <text:p>adj. </text:p>
          </table:table-cell>
          <table:table-cell/>
          <table:table-cell office:value-type="string">
            <text:p>blanco, amarillo </text:p>
          </table:table-cell>
          <table:table-cell office:value-type="string">
            <text:p>white, yellow </text:p>
          </table:table-cell>
          <table:table-cell table:number-columns-repeated="61"/>
        </table:table-row>
        <table:table-row table:style-name="ro1">
          <table:table-cell office:value-type="string">
            <text:p>ṹba </text:p>
          </table:table-cell>
          <table:table-cell/>
          <table:table-cell office:value-type="string">
            <text:p>adv. </text:p>
          </table:table-cell>
          <table:table-cell/>
          <table:table-cell office:value-type="string">
            <text:p>¿quién sabe? </text:p>
          </table:table-cell>
          <table:table-cell office:value-type="string">
            <text:p>who knows?</text:p>
          </table:table-cell>
          <table:table-cell table:number-columns-repeated="61"/>
        </table:table-row>
        <table:table-row table:style-name="ro1">
          <table:table-cell office:value-type="string">
            <text:p>noã </text:p>
          </table:table-cell>
          <table:table-cell/>
          <table:table-cell office:value-type="string">
            <text:p>pron. interr. </text:p>
          </table:table-cell>
          <table:table-cell/>
          <table:table-cell office:value-type="string">
            <text:p>¿quién? </text:p>
          </table:table-cell>
          <table:table-cell office:value-type="string">
            <text:p>who?</text:p>
          </table:table-cell>
          <table:table-cell table:number-columns-repeated="61"/>
        </table:table-row>
        <table:table-row table:style-name="ro1">
          <table:table-cell office:value-type="string">
            <text:p>dií- </text:p>
          </table:table-cell>
          <table:table-cell/>
          <table:table-cell office:value-type="string">
            <text:p>pron. interr. </text:p>
          </table:table-cell>
          <table:table-cell/>
          <table:table-cell office:value-type="string">
            <text:p>¿quién? </text:p>
          </table:table-cell>
          <table:table-cell office:value-type="string">
            <text:p>who? </text:p>
          </table:table-cell>
          <table:table-cell table:number-columns-repeated="61"/>
        </table:table-row>
        <table:table-row table:style-name="ro1">
          <table:table-cell office:value-type="string">
            <text:p>eya- </text:p>
          </table:table-cell>
          <table:table-cell office:value-type="string">
            <text:p>eeyá-ri </text:p>
          </table:table-cell>
          <table:table-cell office:value-type="string">
            <text:p>adj. </text:p>
          </table:table-cell>
          <table:table-cell/>
          <table:table-cell office:value-type="string">
            <text:p>ancho </text:p>
          </table:table-cell>
          <table:table-cell office:value-type="string">
            <text:p>wide</text:p>
          </table:table-cell>
          <table:table-cell table:number-columns-repeated="61"/>
        </table:table-row>
        <table:table-row table:style-name="ro1">
          <table:table-cell office:value-type="string">
            <text:p>wapiweyo </text:p>
          </table:table-cell>
          <table:table-cell office:value-type="string">
            <text:p>wapíweyo-re </text:p>
          </table:table-cell>
          <table:table-cell office:value-type="string">
            <text:p>s. </text:p>
          </table:table-cell>
          <table:table-cell/>
          <table:table-cell office:value-type="string">
            <text:p>viuda </text:p>
          </table:table-cell>
          <table:table-cell office:value-type="string">
            <text:p>widow</text:p>
          </table:table-cell>
          <table:table-cell table:number-columns-repeated="61"/>
        </table:table-row>
        <table:table-row table:style-name="ro1">
          <table:table-cell office:value-type="string">
            <text:p>marãpo </text:p>
          </table:table-cell>
          <table:table-cell office:value-type="string">
            <text:p>marã́pó-re </text:p>
          </table:table-cell>
          <table:table-cell office:value-type="string">
            <text:p>s. </text:p>
          </table:table-cell>
          <table:table-cell/>
          <table:table-cell office:value-type="string">
            <text:p>esposa </text:p>
          </table:table-cell>
          <table:table-cell office:value-type="string">
            <text:p>wife</text:p>
          </table:table-cell>
          <table:table-cell table:number-columns-repeated="61"/>
        </table:table-row>
        <table:table-row table:style-name="ro1">
          <table:table-cell office:value-type="string">
            <text:p>masaka marĩrõ </text:p>
          </table:table-cell>
          <table:table-cell office:value-type="string">
            <text:p>masáká marĩ́rõ-gue </text:p>
          </table:table-cell>
          <table:table-cell office:value-type="string">
            <text:p>s. </text:p>
          </table:table-cell>
          <table:table-cell/>
          <table:table-cell office:value-type="string">
            <text:p>selva, monte </text:p>
          </table:table-cell>
          <table:table-cell office:value-type="string">
            <text:p>wilderness, desert </text:p>
          </table:table-cell>
          <table:table-cell table:number-columns-repeated="61"/>
        </table:table-row>
        <table:table-row table:style-name="ro1">
          <table:table-cell office:value-type="string">
            <text:p>mirũ </text:p>
          </table:table-cell>
          <table:table-cell office:value-type="string">
            <text:p>miirṹ, miirũ-rẽ́ </text:p>
          </table:table-cell>
          <table:table-cell office:value-type="string">
            <text:p>s. </text:p>
          </table:table-cell>
          <table:table-cell/>
          <table:table-cell office:value-type="string">
            <text:p>viento </text:p>
          </table:table-cell>
          <table:table-cell office:value-type="string">
            <text:p>wind</text:p>
          </table:table-cell>
          <table:table-cell table:number-columns-repeated="61"/>
        </table:table-row>
        <table:table-row table:style-name="ro1">
          <table:table-cell office:value-type="string">
            <text:p>ĩmikayamajĩrĩ </text:p>
          </table:table-cell>
          <table:table-cell office:value-type="string">
            <text:p>ĩmíkáyamajĩrĩ-rẽ </text:p>
          </table:table-cell>
          <table:table-cell office:value-type="string">
            <text:p>s. </text:p>
          </table:table-cell>
          <table:table-cell/>
          <table:table-cell office:value-type="string">
            <text:p>cubierta para la ventana </text:p>
          </table:table-cell>
          <table:table-cell office:value-type="string">
            <text:p>window covering mafrom horizontal slats tied together which resembles a venetian-blind</text:p>
          </table:table-cell>
          <table:table-cell table:number-columns-repeated="61"/>
        </table:table-row>
        <table:table-row table:style-name="ro1">
          <table:table-cell office:value-type="string">
            <text:p>kẽdupʉ </text:p>
          </table:table-cell>
          <table:table-cell office:value-type="string">
            <text:p>kẽ́dupʉ-re </text:p>
          </table:table-cell>
          <table:table-cell office:value-type="string">
            <text:p>s. </text:p>
          </table:table-cell>
          <table:table-cell/>
          <table:table-cell office:value-type="string">
            <text:p>ala </text:p>
          </table:table-cell>
          <table:table-cell office:value-type="string">
            <text:p>wing</text:p>
          </table:table-cell>
          <table:table-cell table:number-columns-repeated="61"/>
        </table:table-row>
        <table:table-row table:style-name="ro1">
          <table:table-cell office:value-type="string">
            <text:p>kõmeda </text:p>
          </table:table-cell>
          <table:table-cell office:value-type="string">
            <text:p>kõméda-re </text:p>
          </table:table-cell>
          <table:table-cell office:value-type="string">
            <text:p>s. </text:p>
          </table:table-cell>
          <table:table-cell/>
          <table:table-cell office:value-type="string">
            <text:p>alambre </text:p>
          </table:table-cell>
          <table:table-cell office:value-type="string">
            <text:p>wire</text:p>
          </table:table-cell>
          <table:table-cell table:number-columns-repeated="61"/>
        </table:table-row>
        <table:table-row table:style-name="ro1">
          <table:table-cell office:value-type="string">
            <text:p>merã </text:p>
          </table:table-cell>
          <table:table-cell office:value-type="string">
            <text:p>meerã́ </text:p>
          </table:table-cell>
          <table:table-cell office:value-type="string">
            <text:p>adv. </text:p>
          </table:table-cell>
          <table:table-cell/>
          <table:table-cell office:value-type="string">
            <text:p>con, durante, de, comparativo </text:p>
          </table:table-cell>
          <table:table-cell office:value-type="string">
            <text:p>with, during, from, like as </text:p>
          </table:table-cell>
          <table:table-cell table:number-columns-repeated="61"/>
        </table:table-row>
        <table:table-row table:style-name="ro1">
          <table:table-cell office:value-type="string">
            <text:p>watope </text:p>
          </table:table-cell>
          <table:table-cell office:value-type="string">
            <text:p>wátope-gue </text:p>
          </table:table-cell>
          <table:table-cell office:value-type="string">
            <text:p>adv. </text:p>
          </table:table-cell>
          <table:table-cell/>
          <table:table-cell office:value-type="string">
            <text:p>entre un grupo de </text:p>
          </table:table-cell>
          <table:table-cell office:value-type="string">
            <text:p>within a group of people, fields etc.</text:p>
          </table:table-cell>
          <table:table-cell table:number-columns-repeated="61"/>
        </table:table-row>
        <table:table-row table:style-name="ro1">
          <table:table-cell office:value-type="string">
            <text:p>-ña ma- </text:p>
          </table:table-cell>
          <table:table-cell/>
          <table:table-cell office:value-type="string">
            <text:p>suf. v. no final </text:p>
          </table:table-cell>
          <table:table-cell/>
          <table:table-cell office:value-type="string">
            <text:p>sin </text:p>
          </table:table-cell>
          <table:table-cell office:value-type="string">
            <text:p>without </text:p>
          </table:table-cell>
          <table:table-cell table:number-columns-repeated="61"/>
        </table:table-row>
        <table:table-row table:style-name="ro1">
          <table:table-cell office:value-type="string">
            <text:p>-ri- </text:p>
          </table:table-cell>
          <table:table-cell/>
          <table:table-cell office:value-type="string">
            <text:p>suf. v. no final </text:p>
          </table:table-cell>
          <table:table-cell/>
          <table:table-cell office:value-type="string">
            <text:p>sin demora </text:p>
          </table:table-cell>
          <table:table-cell office:value-type="string">
            <text:p>without delay </text:p>
          </table:table-cell>
          <table:table-cell office:value-type="string">
            <text:p>nge Immediately; no significant action occurs inbetween the events.</text:p>
          </table:table-cell>
          <table:table-cell table:number-columns-repeated="60"/>
        </table:table-row>
        <table:table-row table:style-name="ro1">
          <table:table-cell office:value-type="string">
            <text:p>marĩrõ </text:p>
          </table:table-cell>
          <table:table-cell office:value-type="string">
            <text:p>marĩ́rõ-gue </text:p>
          </table:table-cell>
          <table:table-cell office:value-type="string">
            <text:p>adv. </text:p>
          </table:table-cell>
          <table:table-cell/>
          <table:table-cell office:value-type="string">
            <text:p>sin algo o sin alguien </text:p>
          </table:table-cell>
          <table:table-cell office:value-type="string">
            <text:p>without, non-existent</text:p>
          </table:table-cell>
          <table:table-cell table:number-columns-repeated="61"/>
        </table:table-row>
        <table:table-row table:style-name="ro1">
          <table:table-cell office:value-type="string">
            <text:p>sagui- </text:p>
          </table:table-cell>
          <table:table-cell office:value-type="string">
            <text:p>saaguí-ri </text:p>
          </table:table-cell>
          <table:table-cell office:value-type="string">
            <text:p>adv. </text:p>
          </table:table-cell>
          <table:table-cell/>
          <table:table-cell office:value-type="string">
            <text:p>ser/estar enestable </text:p>
          </table:table-cell>
          <table:table-cell office:value-type="string">
            <text:p>wobbly, tippy</text:p>
          </table:table-cell>
          <table:table-cell table:number-columns-repeated="61"/>
        </table:table-row>
        <table:table-row table:style-name="ro1">
          <table:table-cell office:value-type="string">
            <text:p>nomeõ </text:p>
          </table:table-cell>
          <table:table-cell office:value-type="string">
            <text:p>noméṍ-rẽ́ </text:p>
          </table:table-cell>
          <table:table-cell office:value-type="string">
            <text:p>s. </text:p>
          </table:table-cell>
          <table:table-cell/>
          <table:table-cell office:value-type="string">
            <text:p>mujer </text:p>
          </table:table-cell>
          <table:table-cell office:value-type="string">
            <text:p>woman</text:p>
          </table:table-cell>
          <table:table-cell table:number-columns-repeated="61"/>
        </table:table-row>
        <table:table-row table:style-name="ro1">
          <table:table-cell office:value-type="string">
            <text:p>patore </text:p>
          </table:table-cell>
          <table:table-cell office:value-type="string">
            <text:p>patóré-re </text:p>
          </table:table-cell>
          <table:table-cell office:value-type="string">
            <text:p>s. </text:p>
          </table:table-cell>
          <table:table-cell/>
          <table:table-cell office:value-type="string">
            <text:p>vientre </text:p>
          </table:table-cell>
          <table:table-cell office:value-type="string">
            <text:p>womb</text:p>
          </table:table-cell>
          <table:table-cell table:number-columns-repeated="61"/>
        </table:table-row>
        <table:table-row table:style-name="ro1">
          <table:table-cell office:value-type="string">
            <text:p>moã́- </text:p>
          </table:table-cell>
          <table:table-cell office:value-type="string">
            <text:p>mooã́-rã </text:p>
          </table:table-cell>
          <table:table-cell office:value-type="string">
            <text:p>v.2b </text:p>
          </table:table-cell>
          <table:table-cell/>
          <table:table-cell office:value-type="string">
            <text:p>trabajar </text:p>
          </table:table-cell>
          <table:table-cell office:value-type="string">
            <text:p>work </text:p>
          </table:table-cell>
          <table:table-cell table:number-columns-repeated="61"/>
        </table:table-row>
        <table:table-row table:style-name="ro1">
          <table:table-cell office:value-type="string">
            <text:p>diakõãmʉ </text:p>
          </table:table-cell>
          <table:table-cell office:value-type="string">
            <text:p>diákṍãmʉ-rẽ </text:p>
          </table:table-cell>
          <table:table-cell office:value-type="string">
            <text:p>s. </text:p>
          </table:table-cell>
          <table:table-cell/>
          <table:table-cell office:value-type="string">
            <text:p>gusano </text:p>
          </table:table-cell>
          <table:table-cell office:value-type="string">
            <text:p>worm</text:p>
          </table:table-cell>
          <table:table-cell table:number-columns-repeated="61"/>
        </table:table-row>
        <table:table-row table:style-name="ro1">
          <table:table-cell office:value-type="string">
            <text:p>baparu </text:p>
          </table:table-cell>
          <table:table-cell office:value-type="string">
            <text:p>bapárú-ré </text:p>
          </table:table-cell>
          <table:table-cell office:value-type="string">
            <text:p>s. </text:p>
          </table:table-cell>
          <table:table-cell/>
          <table:table-cell office:value-type="string">
            <text:p>lombriz para pescar </text:p>
          </table:table-cell>
          <table:table-cell office:value-type="string">
            <text:p>worm for fishing</text:p>
          </table:table-cell>
          <table:table-cell table:number-columns-repeated="61"/>
        </table:table-row>
        <table:table-row table:style-name="ro1">
          <table:table-cell office:value-type="string">
            <text:p>gũñawʉa- </text:p>
          </table:table-cell>
          <table:table-cell office:value-type="string">
            <text:p>gũñáwʉʉa-rã </text:p>
          </table:table-cell>
          <table:table-cell office:value-type="string">
            <text:p>v. </text:p>
          </table:table-cell>
          <table:table-cell/>
          <table:table-cell office:value-type="string">
            <text:p>inquietarse </text:p>
          </table:table-cell>
          <table:table-cell office:value-type="string">
            <text:p>worry</text:p>
          </table:table-cell>
          <table:table-cell table:number-columns-repeated="61"/>
        </table:table-row>
        <table:table-row table:style-name="ro1">
          <table:table-cell office:value-type="string">
            <text:p>kãmirõ </text:p>
          </table:table-cell>
          <table:table-cell office:value-type="string">
            <text:p>kãmírṍ-rẽ́ </text:p>
          </table:table-cell>
          <table:table-cell office:value-type="string">
            <text:p>s. </text:p>
          </table:table-cell>
          <table:table-cell/>
          <table:table-cell office:value-type="string">
            <text:p>herida, llaga </text:p>
          </table:table-cell>
          <table:table-cell office:value-type="string">
            <text:p>wound, sore</text:p>
          </table:table-cell>
          <table:table-cell table:number-columns-repeated="61"/>
        </table:table-row>
        <table:table-row table:style-name="ro1">
          <table:table-cell office:value-type="string">
            <text:p>goja- </text:p>
          </table:table-cell>
          <table:table-cell office:value-type="string">
            <text:p>gojá-rã́ </text:p>
          </table:table-cell>
          <table:table-cell office:value-type="string">
            <text:p>v.1a </text:p>
          </table:table-cell>
          <table:table-cell/>
          <table:table-cell office:value-type="string">
            <text:p>escribir </text:p>
          </table:table-cell>
          <table:table-cell office:value-type="string">
            <text:p>write</text:p>
          </table:table-cell>
          <table:table-cell table:number-columns-repeated="61"/>
        </table:table-row>
        <table:table-row table:style-name="ro1">
          <table:table-cell office:value-type="string">
            <text:p>gojatú- </text:p>
          </table:table-cell>
          <table:table-cell office:value-type="string">
            <text:p>gojátú-rã </text:p>
          </table:table-cell>
          <table:table-cell office:value-type="string">
            <text:p>v. </text:p>
          </table:table-cell>
          <table:table-cell/>
          <table:table-cell office:value-type="string">
            <text:p>poner por escrito </text:p>
          </table:table-cell>
          <table:table-cell office:value-type="string">
            <text:p>write down</text:p>
          </table:table-cell>
          <table:table-cell table:number-columns-repeated="61"/>
        </table:table-row>
        <table:table-row table:style-name="ro1">
          <table:table-cell office:value-type="string">
            <text:p>yawaripu- </text:p>
          </table:table-cell>
          <table:table-cell office:value-type="string">
            <text:p>yawaripu-ro </text:p>
          </table:table-cell>
          <table:table-cell office:value-type="string">
            <text:p>v. </text:p>
          </table:table-cell>
          <table:table-cell/>
          <table:table-cell office:value-type="string">
            <text:p>bostezar </text:p>
          </table:table-cell>
          <table:table-cell office:value-type="string">
            <text:p>yawn</text:p>
          </table:table-cell>
          <table:table-cell table:number-columns-repeated="61"/>
        </table:table-row>
        <table:table-row table:style-name="ro1">
          <table:table-cell office:value-type="string">
            <text:p>bojori </text:p>
          </table:table-cell>
          <table:table-cell office:value-type="string">
            <text:p>bojórí-re </text:p>
          </table:table-cell>
          <table:table-cell office:value-type="string">
            <text:p>s. </text:p>
          </table:table-cell>
          <table:table-cell/>
          <table:table-cell office:value-type="string">
            <text:p>año </text:p>
          </table:table-cell>
          <table:table-cell office:value-type="string">
            <text:p>year </text:p>
          </table:table-cell>
          <table:table-cell table:number-columns-repeated="61"/>
        </table:table-row>
        <table:table-row table:style-name="ro1">
          <table:table-cell office:value-type="string">
            <text:p>ñamika </text:p>
          </table:table-cell>
          <table:table-cell office:value-type="string">
            <text:p>ñamíkáa-re </text:p>
          </table:table-cell>
          <table:table-cell office:value-type="string">
            <text:p>adv. </text:p>
          </table:table-cell>
          <table:table-cell/>
          <table:table-cell office:value-type="string">
            <text:p>ayer, la tarde </text:p>
          </table:table-cell>
          <table:table-cell office:value-type="string">
            <text:p>yesterday, afternoon </text:p>
          </table:table-cell>
          <table:table-cell table:number-columns-repeated="61"/>
        </table:table-row>
        <table:table-row table:style-name="ro1">
          <table:table-cell office:value-type="string">
            <text:p>dapa </text:p>
          </table:table-cell>
          <table:table-cell office:value-type="string">
            <text:p>daapá </text:p>
          </table:table-cell>
          <table:table-cell office:value-type="string">
            <text:p>adv. </text:p>
          </table:table-cell>
          <table:table-cell/>
          <table:table-cell office:value-type="string">
            <text:p>sin embargo, por fin, todavía </text:p>
          </table:table-cell>
          <table:table-cell office:value-type="string">
            <text:p>yet, still </text:p>
          </table:table-cell>
          <table:table-cell office:value-type="string">
            <text:p>nge Marks a further stage of the action.</text:p>
          </table:table-cell>
          <table:table-cell table:number-columns-repeated="60"/>
        </table:table-row>
        <table:table-row table:style-name="ro1">
          <table:table-cell office:value-type="string">
            <text:p>mʉsã </text:p>
          </table:table-cell>
          <table:table-cell office:value-type="string">
            <text:p>mʉʉsã́-rẽ </text:p>
          </table:table-cell>
          <table:table-cell office:value-type="string">
            <text:p>pron. </text:p>
          </table:table-cell>
          <table:table-cell/>
          <table:table-cell office:value-type="string">
            <text:p>ustedes </text:p>
          </table:table-cell>
          <table:table-cell office:value-type="string">
            <text:p>you</text:p>
          </table:table-cell>
          <table:table-cell table:number-columns-repeated="61"/>
        </table:table-row>
        <table:table-row table:style-name="ro1">
          <table:table-cell office:value-type="string">
            <text:p>mʉ </text:p>
          </table:table-cell>
          <table:table-cell office:value-type="string">
            <text:p>mʉʉ́, mʉʉ-rẽ́ </text:p>
          </table:table-cell>
          <table:table-cell office:value-type="string">
            <text:p>pron. </text:p>
          </table:table-cell>
          <table:table-cell/>
          <table:table-cell office:value-type="string">
            <text:p>usted </text:p>
          </table:table-cell>
          <table:table-cell office:value-type="string">
            <text:p>you </text:p>
          </table:table-cell>
          <table:table-cell office:value-type="string">
            <text:p>2 persona, sing.</text:p>
          </table:table-cell>
          <table:table-cell table:number-columns-repeated="60"/>
        </table:table-row>
        <table:table-row table:style-name="ro1">
          <table:table-cell office:value-type="string">
            <text:p>-ñekẽãkẽ </text:p>
          </table:table-cell>
          <table:table-cell/>
          <table:table-cell office:value-type="string">
            <text:p>suf. v. </text:p>
          </table:table-cell>
          <table:table-cell/>
          <table:table-cell office:value-type="string">
            <text:p>tener que hacer </text:p>
          </table:table-cell>
          <table:table-cell office:value-type="string">
            <text:p>you should go ahead and do it; hadn’t you better do it! </text:p>
          </table:table-cell>
          <table:table-cell table:number-columns-repeated="61"/>
        </table:table-row>
        <table:table-row table:style-name="ro1">
          <table:table-cell office:value-type="string">
            <text:p>maamʉ </text:p>
          </table:table-cell>
          <table:table-cell office:value-type="string">
            <text:p>maamʉ́-rẽ </text:p>
          </table:table-cell>
          <table:table-cell office:value-type="string">
            <text:p>s. </text:p>
          </table:table-cell>
          <table:table-cell/>
          <table:table-cell office:value-type="string">
            <text:p>joven </text:p>
          </table:table-cell>
          <table:table-cell office:value-type="string">
            <text:p>young man </text:p>
          </table:table-cell>
          <table:table-cell office:value-type="string">
            <text:p>masc.</text:p>
          </table:table-cell>
          <table:table-cell table:number-columns-repeated="60"/>
        </table:table-row>
        <table:table-row table:style-name="ro1">
          <table:table-cell office:value-type="string">
            <text:p>maamarã </text:p>
          </table:table-cell>
          <table:table-cell office:value-type="string">
            <text:p>maamárã-rẽ </text:p>
          </table:table-cell>
          <table:table-cell office:value-type="string">
            <text:p>s. </text:p>
          </table:table-cell>
          <table:table-cell/>
          <table:table-cell office:value-type="string">
            <text:p>jóvenes </text:p>
          </table:table-cell>
          <table:table-cell office:value-type="string">
            <text:p>young men</text:p>
          </table:table-cell>
          <table:table-cell table:number-columns-repeated="61"/>
        </table:table-row>
        <table:table-row table:style-name="ro1">
          <table:table-cell office:value-type="string">
            <text:p>maamo </text:p>
          </table:table-cell>
          <table:table-cell office:value-type="string">
            <text:p>maamó-rẽ́ </text:p>
          </table:table-cell>
          <table:table-cell office:value-type="string">
            <text:p>s. </text:p>
          </table:table-cell>
          <table:table-cell/>
          <table:table-cell office:value-type="string">
            <text:p>joven </text:p>
          </table:table-cell>
          <table:table-cell office:value-type="string">
            <text:p>young woman </text:p>
          </table:table-cell>
          <table:table-cell office:value-type="string">
            <text:p>fem.</text:p>
          </table:table-cell>
          <table:table-cell table:number-columns-repeated="60"/>
        </table:table-row>
        <table:table-row table:style-name="ro1">
          <table:table-cell office:value-type="string">
            <text:p>nóomeõ </text:p>
          </table:table-cell>
          <table:table-cell office:value-type="string">
            <text:p>nóomeṍ-rẽ́ </text:p>
          </table:table-cell>
          <table:table-cell office:value-type="string">
            <text:p>s. </text:p>
          </table:table-cell>
          <table:table-cell/>
          <table:table-cell office:value-type="string">
            <text:p>señorita </text:p>
          </table:table-cell>
          <table:table-cell office:value-type="string">
            <text:p>young, unmarried girl</text:p>
          </table:table-cell>
          <table:table-cell table:number-columns-repeated="61"/>
        </table:table-row>
        <table:table-row table:style-name="ro1">
          <table:table-cell office:value-type="string">
            <text:p>pagʉmagʉ̃ </text:p>
          </table:table-cell>
          <table:table-cell office:value-type="string">
            <text:p>págʉmágʉ̃rẽ </text:p>
          </table:table-cell>
          <table:table-cell office:value-type="string">
            <text:p>s. </text:p>
          </table:table-cell>
          <table:table-cell office:value-type="string">
            <text:p>pagʉmaʉ̃, pagʉmʉ </text:p>
          </table:table-cell>
          <table:table-cell office:value-type="string">
            <text:p>hermano menor </text:p>
          </table:table-cell>
          <table:table-cell office:value-type="string">
            <text:p>younger brother</text:p>
          </table:table-cell>
          <table:table-cell table:number-columns-repeated="61"/>
        </table:table-row>
        <table:table-row table:style-name="ro1">
          <table:table-cell office:value-type="string">
            <text:p>pagʉ pʉrʉmʉ </text:p>
          </table:table-cell>
          <table:table-cell office:value-type="string">
            <text:p>pagʉ́ pʉrʉ́mʉ-rẽ </text:p>
          </table:table-cell>
          <table:table-cell office:value-type="string">
            <text:p>s. </text:p>
          </table:table-cell>
          <table:table-cell/>
          <table:table-cell office:value-type="string">
            <text:p>hermano menor del padre, tío </text:p>
          </table:table-cell>
          <table:table-cell office:value-type="string">
            <text:p>younger brother of the father, uncle </text:p>
          </table:table-cell>
          <table:table-cell table:number-columns-repeated="61"/>
        </table:table-row>
        <table:table-row table:style-name="ro1">
          <table:table-cell office:value-type="string">
            <text:p>kãmi </text:p>
          </table:table-cell>
          <table:table-cell office:value-type="string">
            <text:p>kãmí </text:p>
          </table:table-cell>
          <table:table-cell office:value-type="string">
            <text:p>voc. </text:p>
          </table:table-cell>
          <table:table-cell/>
          <table:table-cell office:value-type="string">
            <text:p>hermano o hermana menor (hermanos meyores a su hermano o hermana menor) </text:p>
          </table:table-cell>
          <table:table-cell office:value-type="string">
            <text:p>younger brother or sister</text:p>
          </table:table-cell>
          <table:table-cell table:number-columns-repeated="61"/>
        </table:table-row>
        <table:table-row table:style-name="ro1">
          <table:table-cell office:value-type="string">
            <text:p>pagʉmagõ </text:p>
          </table:table-cell>
          <table:table-cell office:value-type="string">
            <text:p>págʉmágõ-rẽ </text:p>
          </table:table-cell>
          <table:table-cell office:value-type="string">
            <text:p>s. </text:p>
          </table:table-cell>
          <table:table-cell office:value-type="string">
            <text:p>pagʉmaõ, pagʉmo </text:p>
          </table:table-cell>
          <table:table-cell office:value-type="string">
            <text:p>hermana menor </text:p>
          </table:table-cell>
          <table:table-cell office:value-type="string">
            <text:p>younger sister</text:p>
          </table:table-cell>
          <table:table-cell table:number-columns-repeated="61"/>
        </table:table-row>
        <table:table-row table:style-name="ro1">
          <table:table-cell office:value-type="string">
            <text:p>õsʉ̃ </text:p>
          </table:table-cell>
          <table:table-cell office:value-type="string">
            <text:p>õsʉ̃́-rẽ </text:p>
          </table:table-cell>
          <table:table-cell office:value-type="string">
            <text:p>s. </text:p>
          </table:table-cell>
          <table:table-cell/>
          <table:table-cell office:value-type="string">
            <text:p>yuca molida </text:p>
          </table:table-cell>
          <table:table-cell office:value-type="string">
            <text:p>yucca mash</text:p>
          </table:table-cell>
          <table:table-cell table:number-columns-repeated="61"/>
        </table:table-row>
        <table:table-row table:style-name="ro1">
          <table:table-cell office:value-type="string">
            <text:p>dʉkʉ </text:p>
          </table:table-cell>
          <table:table-cell office:value-type="string">
            <text:p>dʉkʉ́-re </text:p>
          </table:table-cell>
          <table:table-cell office:value-type="string">
            <text:p>s. </text:p>
          </table:table-cell>
          <table:table-cell office:value-type="string">
            <text:p>dʉkʉgʉ </text:p>
          </table:table-cell>
          <table:table-cell office:value-type="string">
            <text:p>palo de yuca brava </text:p>
          </table:table-cell>
          <table:table-cell office:value-type="string">
            <text:p>yucca plant or stalk</text:p>
          </table:table-cell>
          <table:table-cell table:number-columns-repeated="61"/>
        </table:table-row>
        <table:table-row table:style-name="ro1">
          <table:table-cell office:value-type="string">
            <text:p>kʉrabojodi </text:p>
          </table:table-cell>
          <table:table-cell office:value-type="string">
            <text:p>kʉrábojodi-re </text:p>
          </table:table-cell>
          <table:table-cell office:value-type="string">
            <text:p>s. </text:p>
          </table:table-cell>
          <table:table-cell/>
          <table:table-cell office:value-type="string">
            <text:p>matafrío </text:p>
          </table:table-cell>
          <table:table-cell office:value-type="string">
            <text:p>yucca squeezer</text:p>
          </table:table-cell>
          <table:table-cell table:number-columns-repeated="61"/>
        </table:table-row>
        <table:table-row table:style-name="ro1">
          <table:table-cell office:value-type="string">
            <text:p>wãtĩkãñírõ </text:p>
          </table:table-cell>
          <table:table-cell office:value-type="string">
            <text:p>wãtĩ́kãñírõ-rẽ </text:p>
          </table:table-cell>
          <table:table-cell office:value-type="string">
            <text:p>s. </text:p>
          </table:table-cell>
          <table:table-cell/>
          <table:table-cell office:value-type="string">
            <text:p>matafrío, exprimador </text:p>
          </table:table-cell>
          <table:table-cell office:value-type="string">
            <text:p>yucca squeezer</text:p>
          </table:table-cell>
          <table:table-cell table:number-columns-repeated="61"/>
        </table:table-row>
        <table:table-row table:style-name="ro1">
          <table:table-cell office:value-type="string">
            <text:p>iro </text:p>
          </table:table-cell>
          <table:table-cell office:value-type="string">
            <text:p>iró-gue </text:p>
          </table:table-cell>
          <table:table-cell office:value-type="string">
            <text:p>adv. </text:p>
          </table:table-cell>
          <table:table-cell/>
          <table:table-cell office:value-type="string">
            <text:p>allá (fuera de vista)</text:p>
          </table:table-cell>
          <table:table-cell table:number-columns-repeated="62"/>
        </table:table-row>
        <table:table-row table:style-name="ro1">
          <table:table-cell office:value-type="string">
            <text:p>boaya </text:p>
          </table:table-cell>
          <table:table-cell office:value-type="string">
            <text:p>boáya-gue </text:p>
          </table:table-cell>
          <table:table-cell office:value-type="string">
            <text:p>s. </text:p>
          </table:table-cell>
          <table:table-cell/>
          <table:table-cell office:value-type="string">
            <text:p>Caño Inambú</text:p>
          </table:table-cell>
          <table:table-cell table:number-columns-repeated="62"/>
        </table:table-row>
        <table:table-row table:style-name="ro1">
          <table:table-cell office:value-type="string">
            <text:p>borebuya </text:p>
          </table:table-cell>
          <table:table-cell office:value-type="string">
            <text:p>borébuya-gue </text:p>
          </table:table-cell>
          <table:table-cell office:value-type="string">
            <text:p>s. </text:p>
          </table:table-cell>
          <table:table-cell/>
          <table:table-cell office:value-type="string">
            <text:p>Caño Mosca</text:p>
          </table:table-cell>
          <table:table-cell table:number-columns-repeated="62"/>
        </table:table-row>
        <table:table-row table:style-name="ro1">
          <table:table-cell office:value-type="string">
            <text:p>-rãkoa </text:p>
          </table:table-cell>
          <table:table-cell/>
          <table:table-cell office:value-type="string">
            <text:p>suf. v. </text:p>
          </table:table-cell>
          <table:table-cell/>
          <table:table-cell office:value-type="string">
            <text:p>imperativo de cortesía o sugestión </text:p>
          </table:table-cell>
          <table:table-cell/>
          <table:table-cell office:value-type="string">
            <text:p>2 persona, pl.</text:p>
          </table:table-cell>
          <table:table-cell table:number-columns-repeated="60"/>
        </table:table-row>
        <table:table-row table:style-name="ro1">
          <table:table-cell office:value-type="string">
            <text:p>-goku-ri </text:p>
          </table:table-cell>
          <table:table-cell/>
          <table:table-cell office:value-type="string">
            <text:p>ps suf. interr. </text:p>
          </table:table-cell>
          <table:table-cell/>
          <table:table-cell office:value-type="string">
            <text:p>interrogativo para saber el futuro </text:p>
          </table:table-cell>
          <table:table-cell/>
          <table:table-cell office:value-type="string">
            <text:p>2, 3 persona, fem. sing.</text:p>
          </table:table-cell>
          <table:table-cell table:number-columns-repeated="60"/>
        </table:table-row>
        <table:table-row table:style-name="ro1">
          <table:table-cell office:value-type="string">
            <text:p>-gʉku-ri </text:p>
          </table:table-cell>
          <table:table-cell/>
          <table:table-cell office:value-type="string">
            <text:p>ps suf. interr. </text:p>
          </table:table-cell>
          <table:table-cell/>
          <table:table-cell office:value-type="string">
            <text:p>interrogativo para saber el futuro </text:p>
          </table:table-cell>
          <table:table-cell/>
          <table:table-cell office:value-type="string">
            <text:p>2, 3 persona, masc. sing.</text:p>
          </table:table-cell>
          <table:table-cell table:number-columns-repeated="60"/>
        </table:table-row>
        <table:table-row table:style-name="ro1">
          <table:table-cell office:value-type="string">
            <text:p>-pãñeta </text:p>
          </table:table-cell>
          <table:table-cell/>
          <table:table-cell office:value-type="string">
            <text:p>suf. s. </text:p>
          </table:table-cell>
          <table:table-cell/>
          <table:table-cell office:value-type="string">
            <text:p>lo mismo en tamaño o cantidad </text:p>
          </table:table-cell>
          <table:table-cell table:number-columns-repeated="62"/>
        </table:table-row>
        <table:table-row table:style-name="ro1">
          <table:table-cell office:value-type="string">
            <text:p>mamaũ </text:p>
          </table:table-cell>
          <table:table-cell office:value-type="string">
            <text:p>mamáũ-rẽ </text:p>
          </table:table-cell>
          <table:table-cell office:value-type="string">
            <text:p>s. </text:p>
          </table:table-cell>
          <table:table-cell/>
          <table:table-cell office:value-type="string">
            <text:p>papaya </text:p>
          </table:table-cell>
          <table:table-cell table:number-columns-repeated="62"/>
        </table:table-row>
        <table:table-row table:style-name="ro1">
          <table:table-cell office:value-type="string">
            <text:p>-guere </text:p>
          </table:table-cell>
          <table:table-cell/>
          <table:table-cell office:value-type="string">
            <text:p>suf. v. </text:p>
          </table:table-cell>
          <table:table-cell/>
          <table:table-cell office:value-type="string">
            <text:p>para contrastar </text:p>
          </table:table-cell>
          <table:table-cell table:number-columns-repeated="62"/>
        </table:table-row>
        <table:table-row table:style-name="ro1">
          <table:table-cell office:value-type="string">
            <text:p>sʉra </text:p>
          </table:table-cell>
          <table:table-cell office:value-type="string">
            <text:p>sʉrá-re </text:p>
          </table:table-cell>
          <table:table-cell office:value-type="string">
            <text:p>s. </text:p>
          </table:table-cell>
          <table:table-cell/>
          <table:table-cell office:value-type="string">
            <text:p>sirianos </text:p>
          </table:table-cell>
          <table:table-cell table:number-columns-repeated="62"/>
        </table:table-row>
        <table:table-row table:style-name="ro1">
          <table:table-cell office:value-type="string">
            <text:p>soya- </text:p>
          </table:table-cell>
          <table:table-cell office:value-type="string">
            <text:p>soyá-ro </text:p>
          </table:table-cell>
          <table:table-cell office:value-type="string">
            <text:p>adv. </text:p>
          </table:table-cell>
          <table:table-cell/>
          <table:table-cell office:value-type="string">
            <text:p>tener náusea, nauseado, estar mareado</text:p>
          </table:table-cell>
          <table:table-cell table:number-columns-repeated="62"/>
        </table:table-row>
        <table:table-row table:style-name="ro1">
          <table:table-cell office:value-type="string">
            <text:p>mʉrẽãgʉ̃ </text:p>
          </table:table-cell>
          <table:table-cell office:value-type="string">
            <text:p>mʉrẽ́ã́gʉ̃́-rẽ </text:p>
          </table:table-cell>
          <table:table-cell office:value-type="string">
            <text:p>s. </text:p>
          </table:table-cell>
          <table:table-cell/>
          <table:table-cell office:value-type="string">
            <text:p>un carapana</text:p>
          </table:table-cell>
          <table:table-cell table:number-columns-repeated="62"/>
        </table:table-row>
        <table:table-row table:style-name="ro1">
          <table:table-cell office:value-type="string">
            <text:p>kobewʉagʉ </text:p>
          </table:table-cell>
          <table:table-cell office:value-type="string">
            <text:p>kobéwʉ́agʉ-re </text:p>
          </table:table-cell>
          <table:table-cell office:value-type="string">
            <text:p>s. </text:p>
          </table:table-cell>
          <table:table-cell/>
          <table:table-cell office:value-type="string">
            <text:p>un cubeo </text:p>
          </table:table-cell>
          <table:table-cell/>
          <table:table-cell office:value-type="string">
            <text:p>masc. sing.</text:p>
          </table:table-cell>
          <table:table-cell table:number-columns-repeated="60"/>
        </table:table-row>
        <table:table-row table:style-name="ro1">
          <table:table-cell office:value-type="string">
            <text:p>matãmʉ </text:p>
          </table:table-cell>
          <table:table-cell office:value-type="string">
            <text:p>matã́mʉ-rẽ </text:p>
          </table:table-cell>
          <table:table-cell office:value-type="string">
            <text:p>s. </text:p>
          </table:table-cell>
          <table:table-cell/>
          <table:table-cell office:value-type="string">
            <text:p>un tuyuca</text:p>
          </table:table-cell>
          <table:table-cell table:number-columns-repeated="62"/>
        </table:table-row>
      </table:table>
      <table:database-ranges>
        <table:database-range table:target-range-address="Sheet1.A1:Sheet1.AMJ1048576">
          <table:sort table:bind-styles-to-content="false">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5">09/05/2014</text:date>, <text:time>11:08: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9-05T11:08:45</dc:date>
    <dc:creator>Amalia Skilton</dc:creator>
    <meta:generator>OpenOffice.org/3.3$Unix OpenOffice.org_project/330m20$Build-9567</meta:generator>
    <meta:editing-duration>PT1H25M39S</meta:editing-duration>
    <meta:editing-cycles>3</meta:editing-cycles>
    <meta:document-statistic meta:table-count="1" meta:cell-count="7588" meta:object-count="0"/>
  </office:meta>
</office:document-meta>
</file>